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_pose_20210625_11343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<text:s/>Linear Velocity</text:p>
          </table:table-cell>
          <table:table-cell office:value-type="string" calcext:value-type="string">
            <text:p><text:s/>Angular Velociti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hild.X</text:p>
          </table:table-cell>
          <table:table-cell office:value-type="string" calcext:value-type="string">
            <text:p>Child.Y</text:p>
          </table:table-cell>
          <table:table-cell office:value-type="string" calcext:value-type="string">
            <text:p>Child.Angle</text:p>
          </table:table-cell>
          <table:table-cell/>
          <table:table-cell table:formula="of:=MAX([.D2:.D1149])" office:value-type="float" office:value="0.50614548" calcext:value-type="float">
            <text:p>0,50614548</text:p>
          </table:table-cell>
        </table:table-row>
        <table:table-row table:style-name="ro1">
          <table:table-cell office:value-type="float" office:value="1624631680.69531" calcext:value-type="float">
            <text:p>1624631680,69531</text:p>
          </table:table-cell>
          <table:table-cell table:formula="of:=ROUND([.A2]-[$menor.$A$1]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0.79542" calcext:value-type="float">
            <text:p>1624631680,79542</text:p>
          </table:table-cell>
          <table:table-cell table:formula="of:=ROUND([.A3]-[$menor.$A$1];1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0.89544" calcext:value-type="float">
            <text:p>1624631680,89544</text:p>
          </table:table-cell>
          <table:table-cell table:formula="of:=ROUND([.A4]-[$menor.$A$1];1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0.99499" calcext:value-type="float">
            <text:p>1624631680,99499</text:p>
          </table:table-cell>
          <table:table-cell table:formula="of:=ROUND([.A5]-[$menor.$A$1];1)"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1.09513" calcext:value-type="float">
            <text:p>1624631681,09513</text:p>
          </table:table-cell>
          <table:table-cell table:formula="of:=ROUND([.A6]-[$menor.$A$1];1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1.19486" calcext:value-type="float">
            <text:p>1624631681,19486</text:p>
          </table:table-cell>
          <table:table-cell table:formula="of:=ROUND([.A7]-[$menor.$A$1];1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1.29556" calcext:value-type="float">
            <text:p>1624631681,29556</text:p>
          </table:table-cell>
          <table:table-cell table:formula="of:=ROUND([.A8]-[$menor.$A$1];1)"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1.39628" calcext:value-type="float">
            <text:p>1624631681,39628</text:p>
          </table:table-cell>
          <table:table-cell table:formula="of:=ROUND([.A9]-[$menor.$A$1];1)"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1.49608" calcext:value-type="float">
            <text:p>1624631681,49608</text:p>
          </table:table-cell>
          <table:table-cell table:formula="of:=ROUND([.A10]-[$menor.$A$1];1)"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1.59586" calcext:value-type="float">
            <text:p>1624631681,59586</text:p>
          </table:table-cell>
          <table:table-cell table:formula="of:=ROUND([.A11]-[$menor.$A$1];1)"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1.69655" calcext:value-type="float">
            <text:p>1624631681,69655</text:p>
          </table:table-cell>
          <table:table-cell table:formula="of:=ROUND([.A12]-[$menor.$A$1];1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1.79731" calcext:value-type="float">
            <text:p>1624631681,79731</text:p>
          </table:table-cell>
          <table:table-cell table:formula="of:=ROUND([.A13]-[$menor.$A$1];1)"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1.89702" calcext:value-type="float">
            <text:p>1624631681,89702</text:p>
          </table:table-cell>
          <table:table-cell table:formula="of:=ROUND([.A14]-[$menor.$A$1];1)"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1.99685" calcext:value-type="float">
            <text:p>1624631681,99685</text:p>
          </table:table-cell>
          <table:table-cell table:formula="of:=ROUND([.A15]-[$menor.$A$1];1)"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2.09758" calcext:value-type="float">
            <text:p>1624631682,09758</text:p>
          </table:table-cell>
          <table:table-cell table:formula="of:=ROUND([.A16]-[$menor.$A$1];1)"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2.19814" calcext:value-type="float">
            <text:p>1624631682,19814</text:p>
          </table:table-cell>
          <table:table-cell table:formula="of:=ROUND([.A17]-[$menor.$A$1];1)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2.29793" calcext:value-type="float">
            <text:p>1624631682,29793</text:p>
          </table:table-cell>
          <table:table-cell table:formula="of:=ROUND([.A18]-[$menor.$A$1];1)" office:value-type="float" office:value="1.6" calcext:value-type="float">
            <text:p>1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2.39745" calcext:value-type="float">
            <text:p>1624631682,39745</text:p>
          </table:table-cell>
          <table:table-cell table:formula="of:=ROUND([.A19]-[$menor.$A$1];1)"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2.498" calcext:value-type="float">
            <text:p>1624631682,498</text:p>
          </table:table-cell>
          <table:table-cell table:formula="of:=ROUND([.A20]-[$menor.$A$1];1)"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2.5978" calcext:value-type="float">
            <text:p>1624631682,5978</text:p>
          </table:table-cell>
          <table:table-cell table:formula="of:=ROUND([.A21]-[$menor.$A$1];1)" office:value-type="float" office:value="1.9" calcext:value-type="float">
            <text:p>1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2.69834" calcext:value-type="float">
            <text:p>1624631682,69834</text:p>
          </table:table-cell>
          <table:table-cell table:formula="of:=ROUND([.A22]-[$menor.$A$1];1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2.79785" calcext:value-type="float">
            <text:p>1624631682,79785</text:p>
          </table:table-cell>
          <table:table-cell table:formula="of:=ROUND([.A23]-[$menor.$A$1];1)"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2.8977" calcext:value-type="float">
            <text:p>1624631682,8977</text:p>
          </table:table-cell>
          <table:table-cell table:formula="of:=ROUND([.A24]-[$menor.$A$1];1)" office:value-type="float" office:value="2.2" calcext:value-type="float">
            <text:p>2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2.99832" calcext:value-type="float">
            <text:p>1624631682,99832</text:p>
          </table:table-cell>
          <table:table-cell table:formula="of:=ROUND([.A25]-[$menor.$A$1];1)"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3.09892" calcext:value-type="float">
            <text:p>1624631683,09892</text:p>
          </table:table-cell>
          <table:table-cell table:formula="of:=ROUND([.A26]-[$menor.$A$1];1)" office:value-type="float" office:value="2.4" calcext:value-type="float">
            <text:p>2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3.19842" calcext:value-type="float">
            <text:p>1624631683,19842</text:p>
          </table:table-cell>
          <table:table-cell table:formula="of:=ROUND([.A27]-[$menor.$A$1];1)"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3.2992" calcext:value-type="float">
            <text:p>1624631683,2992</text:p>
          </table:table-cell>
          <table:table-cell table:formula="of:=ROUND([.A28]-[$menor.$A$1];1)" office:value-type="float" office:value="2.6" calcext:value-type="float">
            <text:p>2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3.39885" calcext:value-type="float">
            <text:p>1624631683,39885</text:p>
          </table:table-cell>
          <table:table-cell table:formula="of:=ROUND([.A29]-[$menor.$A$1];1)" office:value-type="float" office:value="2.7" calcext:value-type="float">
            <text:p>2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3.49948" calcext:value-type="float">
            <text:p>1624631683,49948</text:p>
          </table:table-cell>
          <table:table-cell table:formula="of:=ROUND([.A30]-[$menor.$A$1];1)" office:value-type="float" office:value="2.8" calcext:value-type="float">
            <text:p>2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3.59908" calcext:value-type="float">
            <text:p>1624631683,59908</text:p>
          </table:table-cell>
          <table:table-cell table:formula="of:=ROUND([.A31]-[$menor.$A$1];1)" office:value-type="float" office:value="2.9" calcext:value-type="float">
            <text:p>2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3.69877" calcext:value-type="float">
            <text:p>1624631683,69877</text:p>
          </table:table-cell>
          <table:table-cell table:formula="of:=ROUND([.A32]-[$menor.$A$1];1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3.7995" calcext:value-type="float">
            <text:p>1624631683,7995</text:p>
          </table:table-cell>
          <table:table-cell table:formula="of:=ROUND([.A33]-[$menor.$A$1];1)" office:value-type="float" office:value="3.1" calcext:value-type="float">
            <text:p>3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3.90014" calcext:value-type="float">
            <text:p>1624631683,90014</text:p>
          </table:table-cell>
          <table:table-cell table:formula="of:=ROUND([.A34]-[$menor.$A$1];1)" office:value-type="float" office:value="3.2" calcext:value-type="float">
            <text:p>3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3.99954" calcext:value-type="float">
            <text:p>1624631683,99954</text:p>
          </table:table-cell>
          <table:table-cell table:formula="of:=ROUND([.A35]-[$menor.$A$1];1)" office:value-type="float" office:value="3.3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4.10001" calcext:value-type="float">
            <text:p>1624631684,10001</text:p>
          </table:table-cell>
          <table:table-cell table:formula="of:=ROUND([.A36]-[$menor.$A$1];1)" office:value-type="float" office:value="3.4" calcext:value-type="float">
            <text:p>3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4.19953" calcext:value-type="float">
            <text:p>1624631684,19953</text:p>
          </table:table-cell>
          <table:table-cell table:formula="of:=ROUND([.A37]-[$menor.$A$1];1)" office:value-type="float" office:value="3.5" calcext:value-type="float">
            <text:p>3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4.30013" calcext:value-type="float">
            <text:p>1624631684,30013</text:p>
          </table:table-cell>
          <table:table-cell table:formula="of:=ROUND([.A38]-[$menor.$A$1];1)" office:value-type="float" office:value="3.6" calcext:value-type="float">
            <text:p>3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4.39973" calcext:value-type="float">
            <text:p>1624631684,39973</text:p>
          </table:table-cell>
          <table:table-cell table:formula="of:=ROUND([.A39]-[$menor.$A$1];1)" office:value-type="float" office:value="3.7" calcext:value-type="float">
            <text:p>3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4.5006" calcext:value-type="float">
            <text:p>1624631684,5006</text:p>
          </table:table-cell>
          <table:table-cell table:formula="of:=ROUND([.A40]-[$menor.$A$1];1)" office:value-type="float" office:value="3.8" calcext:value-type="float">
            <text:p>3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4.60129" calcext:value-type="float">
            <text:p>1624631684,60129</text:p>
          </table:table-cell>
          <table:table-cell table:formula="of:=ROUND([.A41]-[$menor.$A$1];1)" office:value-type="float" office:value="3.9" calcext:value-type="float">
            <text:p>3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4.70095" calcext:value-type="float">
            <text:p>1624631684,70095</text:p>
          </table:table-cell>
          <table:table-cell table:formula="of:=ROUND([.A42]-[$menor.$A$1];1)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4.80158" calcext:value-type="float">
            <text:p>1624631684,80158</text:p>
          </table:table-cell>
          <table:table-cell table:formula="of:=ROUND([.A43]-[$menor.$A$1];1)" office:value-type="float" office:value="4.1" calcext:value-type="float">
            <text:p>4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4.90226" calcext:value-type="float">
            <text:p>1624631684,90226</text:p>
          </table:table-cell>
          <table:table-cell table:formula="of:=ROUND([.A44]-[$menor.$A$1];1)" office:value-type="float" office:value="4.2" calcext:value-type="float">
            <text:p>4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5.00185" calcext:value-type="float">
            <text:p>1624631685,00185</text:p>
          </table:table-cell>
          <table:table-cell table:formula="of:=ROUND([.A45]-[$menor.$A$1];1)" office:value-type="float" office:value="4.3" calcext:value-type="float">
            <text:p>4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5.10253" calcext:value-type="float">
            <text:p>1624631685,10253</text:p>
          </table:table-cell>
          <table:table-cell table:formula="of:=ROUND([.A46]-[$menor.$A$1];1)" office:value-type="float" office:value="4.4" calcext:value-type="float">
            <text:p>4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5.20289" calcext:value-type="float">
            <text:p>1624631685,20289</text:p>
          </table:table-cell>
          <table:table-cell table:formula="of:=ROUND([.A47]-[$menor.$A$1];1)"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5.3024" calcext:value-type="float">
            <text:p>1624631685,3024</text:p>
          </table:table-cell>
          <table:table-cell table:formula="of:=ROUND([.A48]-[$menor.$A$1];1)" office:value-type="float" office:value="4.6" calcext:value-type="float">
            <text:p>4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5.403" calcext:value-type="float">
            <text:p>1624631685,403</text:p>
          </table:table-cell>
          <table:table-cell table:formula="of:=ROUND([.A49]-[$menor.$A$1];1)"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5.50255" calcext:value-type="float">
            <text:p>1624631685,50255</text:p>
          </table:table-cell>
          <table:table-cell table:formula="of:=ROUND([.A50]-[$menor.$A$1];1)" office:value-type="float" office:value="4.8" calcext:value-type="float">
            <text:p>4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5.60334" calcext:value-type="float">
            <text:p>1624631685,60334</text:p>
          </table:table-cell>
          <table:table-cell table:formula="of:=ROUND([.A51]-[$menor.$A$1];1)"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5.70297" calcext:value-type="float">
            <text:p>1624631685,70297</text:p>
          </table:table-cell>
          <table:table-cell table:formula="of:=ROUND([.A52]-[$menor.$A$1];1)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5.80357" calcext:value-type="float">
            <text:p>1624631685,80357</text:p>
          </table:table-cell>
          <table:table-cell table:formula="of:=ROUND([.A53]-[$menor.$A$1];1)"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5.90418" calcext:value-type="float">
            <text:p>1624631685,90418</text:p>
          </table:table-cell>
          <table:table-cell table:formula="of:=ROUND([.A54]-[$menor.$A$1];1)" office:value-type="float" office:value="5.2" calcext:value-type="float">
            <text:p>5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6.00384" calcext:value-type="float">
            <text:p>1624631686,00384</text:p>
          </table:table-cell>
          <table:table-cell table:formula="of:=ROUND([.A55]-[$menor.$A$1];1)" office:value-type="float" office:value="5.3" calcext:value-type="float">
            <text:p>5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6.10448" calcext:value-type="float">
            <text:p>1624631686,10448</text:p>
          </table:table-cell>
          <table:table-cell table:formula="of:=ROUND([.A56]-[$menor.$A$1];1)" office:value-type="float" office:value="5.4" calcext:value-type="float">
            <text:p>5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6.20516" calcext:value-type="float">
            <text:p>1624631686,20516</text:p>
          </table:table-cell>
          <table:table-cell table:formula="of:=ROUND([.A57]-[$menor.$A$1];1)" office:value-type="float" office:value="5.5" calcext:value-type="float">
            <text:p>5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6.30485" calcext:value-type="float">
            <text:p>1624631686,30485</text:p>
          </table:table-cell>
          <table:table-cell table:formula="of:=ROUND([.A58]-[$menor.$A$1];1)"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6.40438" calcext:value-type="float">
            <text:p>1624631686,40438</text:p>
          </table:table-cell>
          <table:table-cell table:formula="of:=ROUND([.A59]-[$menor.$A$1];1)" office:value-type="float" office:value="5.7" calcext:value-type="float">
            <text:p>5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6.50495" calcext:value-type="float">
            <text:p>1624631686,50495</text:p>
          </table:table-cell>
          <table:table-cell table:formula="of:=ROUND([.A60]-[$menor.$A$1];1)" office:value-type="float" office:value="5.8" calcext:value-type="float">
            <text:p>5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6.60449" calcext:value-type="float">
            <text:p>1624631686,60449</text:p>
          </table:table-cell>
          <table:table-cell table:formula="of:=ROUND([.A61]-[$menor.$A$1];1)"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6.70512" calcext:value-type="float">
            <text:p>1624631686,70512</text:p>
          </table:table-cell>
          <table:table-cell table:formula="of:=ROUND([.A62]-[$menor.$A$1];1)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6.80473" calcext:value-type="float">
            <text:p>1624631686,80473</text:p>
          </table:table-cell>
          <table:table-cell table:formula="of:=ROUND([.A63]-[$menor.$A$1];1)" office:value-type="float" office:value="6.1" calcext:value-type="float">
            <text:p>6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6.9047" calcext:value-type="float">
            <text:p>1624631686,9047</text:p>
          </table:table-cell>
          <table:table-cell table:formula="of:=ROUND([.A64]-[$menor.$A$1];1)"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7.00534" calcext:value-type="float">
            <text:p>1624631687,00534</text:p>
          </table:table-cell>
          <table:table-cell table:formula="of:=ROUND([.A65]-[$menor.$A$1];1)" office:value-type="float" office:value="6.3" calcext:value-type="float">
            <text:p>6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7.10504" calcext:value-type="float">
            <text:p>1624631687,10504</text:p>
          </table:table-cell>
          <table:table-cell table:formula="of:=ROUND([.A66]-[$menor.$A$1];1)"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7.20474" calcext:value-type="float">
            <text:p>1624631687,20474</text:p>
          </table:table-cell>
          <table:table-cell table:formula="of:=ROUND([.A67]-[$menor.$A$1];1)" office:value-type="float" office:value="6.5" calcext:value-type="float">
            <text:p>6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7.30547" calcext:value-type="float">
            <text:p>1624631687,30547</text:p>
          </table:table-cell>
          <table:table-cell table:formula="of:=ROUND([.A68]-[$menor.$A$1];1)" office:value-type="float" office:value="6.6" calcext:value-type="float">
            <text:p>6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7.40508" calcext:value-type="float">
            <text:p>1624631687,40508</text:p>
          </table:table-cell>
          <table:table-cell table:formula="of:=ROUND([.A69]-[$menor.$A$1];1)" office:value-type="float" office:value="6.7" calcext:value-type="float">
            <text:p>6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7.50475" calcext:value-type="float">
            <text:p>1624631687,50475</text:p>
          </table:table-cell>
          <table:table-cell table:formula="of:=ROUND([.A70]-[$menor.$A$1];1)"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7.60554" calcext:value-type="float">
            <text:p>1624631687,60554</text:p>
          </table:table-cell>
          <table:table-cell table:formula="of:=ROUND([.A71]-[$menor.$A$1];1)" office:value-type="float" office:value="6.9" calcext:value-type="float">
            <text:p>6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7.70516" calcext:value-type="float">
            <text:p>1624631687,70516</text:p>
          </table:table-cell>
          <table:table-cell table:formula="of:=ROUND([.A72]-[$menor.$A$1];1)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7.80487" calcext:value-type="float">
            <text:p>1624631687,80487</text:p>
          </table:table-cell>
          <table:table-cell table:formula="of:=ROUND([.A73]-[$menor.$A$1];1)" office:value-type="float" office:value="7.1" calcext:value-type="float">
            <text:p>7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7.90463" calcext:value-type="float">
            <text:p>1624631687,90463</text:p>
          </table:table-cell>
          <table:table-cell table:formula="of:=ROUND([.A74]-[$menor.$A$1];1)" office:value-type="float" office:value="7.2" calcext:value-type="float">
            <text:p>7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8.00531" calcext:value-type="float">
            <text:p>1624631688,00531</text:p>
          </table:table-cell>
          <table:table-cell table:formula="of:=ROUND([.A75]-[$menor.$A$1];1)" office:value-type="float" office:value="7.3" calcext:value-type="float">
            <text:p>7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8.10502" calcext:value-type="float">
            <text:p>1624631688,10502</text:p>
          </table:table-cell>
          <table:table-cell table:formula="of:=ROUND([.A76]-[$menor.$A$1];1)" office:value-type="float" office:value="7.4" calcext:value-type="float">
            <text:p>7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8.20476" calcext:value-type="float">
            <text:p>1624631688,20476</text:p>
          </table:table-cell>
          <table:table-cell table:formula="of:=ROUND([.A77]-[$menor.$A$1];1)" office:value-type="float" office:value="7.5" calcext:value-type="float">
            <text:p>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8.30543" calcext:value-type="float">
            <text:p>1624631688,30543</text:p>
          </table:table-cell>
          <table:table-cell table:formula="of:=ROUND([.A78]-[$menor.$A$1];1)" office:value-type="float" office:value="7.6" calcext:value-type="float">
            <text:p>7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8.40509" calcext:value-type="float">
            <text:p>1624631688,40509</text:p>
          </table:table-cell>
          <table:table-cell table:formula="of:=ROUND([.A79]-[$menor.$A$1];1)" office:value-type="float" office:value="7.7" calcext:value-type="float">
            <text:p>7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8.50488" calcext:value-type="float">
            <text:p>1624631688,50488</text:p>
          </table:table-cell>
          <table:table-cell table:formula="of:=ROUND([.A80]-[$menor.$A$1];1)" office:value-type="float" office:value="7.8" calcext:value-type="float">
            <text:p>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8.60536" calcext:value-type="float">
            <text:p>1624631688,60536</text:p>
          </table:table-cell>
          <table:table-cell table:formula="of:=ROUND([.A81]-[$menor.$A$1];1)" office:value-type="float" office:value="7.9" calcext:value-type="float">
            <text:p>7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8.70595" calcext:value-type="float">
            <text:p>1624631688,70595</text:p>
          </table:table-cell>
          <table:table-cell table:formula="of:=ROUND([.A82]-[$menor.$A$1];1)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8.8055" calcext:value-type="float">
            <text:p>1624631688,8055</text:p>
          </table:table-cell>
          <table:table-cell table:formula="of:=ROUND([.A83]-[$menor.$A$1];1)" office:value-type="float" office:value="8.1" calcext:value-type="float">
            <text:p>8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8.9061" calcext:value-type="float">
            <text:p>1624631688,9061</text:p>
          </table:table-cell>
          <table:table-cell table:formula="of:=ROUND([.A84]-[$menor.$A$1];1)" office:value-type="float" office:value="8.2" calcext:value-type="float">
            <text:p>8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9.00578" calcext:value-type="float">
            <text:p>1624631689,00578</text:p>
          </table:table-cell>
          <table:table-cell table:formula="of:=ROUND([.A85]-[$menor.$A$1];1)" office:value-type="float" office:value="8.3" calcext:value-type="float">
            <text:p>8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9.10572" calcext:value-type="float">
            <text:p>1624631689,10572</text:p>
          </table:table-cell>
          <table:table-cell table:formula="of:=ROUND([.A86]-[$menor.$A$1];1)" office:value-type="float" office:value="8.4" calcext:value-type="float">
            <text:p>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9.20648" calcext:value-type="float">
            <text:p>1624631689,20648</text:p>
          </table:table-cell>
          <table:table-cell table:formula="of:=ROUND([.A87]-[$menor.$A$1];1)"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9.30576" calcext:value-type="float">
            <text:p>1624631689,30576</text:p>
          </table:table-cell>
          <table:table-cell table:formula="of:=ROUND([.A88]-[$menor.$A$1];1)" office:value-type="float" office:value="8.6" calcext:value-type="float">
            <text:p>8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9.40649" calcext:value-type="float">
            <text:p>1624631689,40649</text:p>
          </table:table-cell>
          <table:table-cell table:formula="of:=ROUND([.A89]-[$menor.$A$1];1)" office:value-type="float" office:value="8.7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9.50602" calcext:value-type="float">
            <text:p>1624631689,50602</text:p>
          </table:table-cell>
          <table:table-cell table:formula="of:=ROUND([.A90]-[$menor.$A$1];1)" office:value-type="float" office:value="8.8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9.60628" calcext:value-type="float">
            <text:p>1624631689,60628</text:p>
          </table:table-cell>
          <table:table-cell table:formula="of:=ROUND([.A91]-[$menor.$A$1];1)"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9.70649" calcext:value-type="float">
            <text:p>1624631689,70649</text:p>
          </table:table-cell>
          <table:table-cell table:formula="of:=ROUND([.A92]-[$menor.$A$1];1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7453293" calcext:value-type="float">
            <text:p>0,17453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4631689.80612" calcext:value-type="float">
            <text:p>1624631689,80612</text:p>
          </table:table-cell>
          <table:table-cell table:formula="of:=ROUND([.A93]-[$menor.$A$1];1)" office:value-type="float" office:value="9.1" calcext:value-type="float">
            <text:p>9,1</text:p>
          </table:table-cell>
          <table:table-cell office:value-type="float" office:value="-0.03" calcext:value-type="float">
            <text:p>-0,03</text:p>
          </table:table-cell>
          <table:table-cell office:value-type="float" office:value="0.34906585" calcext:value-type="float">
            <text:p>0,34906585</text:p>
          </table:table-cell>
          <table:table-cell office:value-type="float" office:value="-0.00291" calcext:value-type="float">
            <text:p>-0,002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1.99971676" calcext:value-type="float">
            <text:p>-1,99971676</text:p>
          </table:table-cell>
          <table:table-cell office:value-type="float" office:value="-0.03365841" calcext:value-type="float">
            <text:p>-0,03365841</text:p>
          </table:table-cell>
          <table:table-cell office:value-type="float" office:value="180.96428797" calcext:value-type="float">
            <text:p>180,96428797</text:p>
          </table:table-cell>
          <table:table-cell table:number-columns-repeated="2"/>
        </table:table-row>
        <table:table-row table:style-name="ro1">
          <table:table-cell office:value-type="float" office:value="1624631689.90642" calcext:value-type="float">
            <text:p>1624631689,90642</text:p>
          </table:table-cell>
          <table:table-cell table:formula="of:=ROUND([.A94]-[$menor.$A$1];1)" office:value-type="float" office:value="9.2" calcext:value-type="float">
            <text:p>9,2</text:p>
          </table:table-cell>
          <table:table-cell office:value-type="float" office:value="-0.06" calcext:value-type="float">
            <text:p>-0,06</text:p>
          </table:table-cell>
          <table:table-cell office:value-type="float" office:value="0.50614548" calcext:value-type="float">
            <text:p>0,50614548</text:p>
          </table:table-cell>
          <table:table-cell office:value-type="float" office:value="-0.00873" calcext:value-type="float">
            <text:p>-0,008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-2.00171526" calcext:value-type="float">
            <text:p>-2,00171526</text:p>
          </table:table-cell>
          <table:table-cell office:value-type="float" office:value="-0.06911965" calcext:value-type="float">
            <text:p>-0,06911965</text:p>
          </table:table-cell>
          <table:table-cell office:value-type="float" office:value="181.98052645" calcext:value-type="float">
            <text:p>181,98052645</text:p>
          </table:table-cell>
          <table:table-cell table:number-columns-repeated="2"/>
        </table:table-row>
        <table:table-row table:style-name="ro1">
          <table:table-cell office:value-type="float" office:value="1624631690.00575" calcext:value-type="float">
            <text:p>1624631690,00575</text:p>
          </table:table-cell>
          <table:table-cell table:formula="of:=ROUND([.A95]-[$menor.$A$1];1)" office:value-type="float" office:value="9.3" calcext:value-type="float">
            <text:p>9,3</text:p>
          </table:table-cell>
          <table:table-cell office:value-type="float" office:value="-0.09" calcext:value-type="float">
            <text:p>-0,09</text:p>
          </table:table-cell>
          <table:table-cell office:value-type="float" office:value="0.50614548" calcext:value-type="float">
            <text:p>0,50614548</text:p>
          </table:table-cell>
          <table:table-cell office:value-type="float" office:value="-0.017945" calcext:value-type="float">
            <text:p>-0,017945</text:p>
          </table:table-cell>
          <table:table-cell office:value-type="float" office:value="-0.00097" calcext:value-type="float">
            <text:p>-0,00097</text:p>
          </table:table-cell>
          <table:table-cell office:value-type="float" office:value="1.99708998" calcext:value-type="float">
            <text:p>1,99708998</text:p>
          </table:table-cell>
          <table:table-cell office:value-type="float" office:value="177" calcext:value-type="float">
            <text:p>177</text:p>
          </table:table-cell>
          <table:table-cell office:value-type="float" office:value="-2.00315363" calcext:value-type="float">
            <text:p>-2,00315363</text:p>
          </table:table-cell>
          <table:table-cell office:value-type="float" office:value="-0.10316392" calcext:value-type="float">
            <text:p>-0,10316392</text:p>
          </table:table-cell>
          <table:table-cell office:value-type="float" office:value="182.9610529" calcext:value-type="float">
            <text:p>182,9610529</text:p>
          </table:table-cell>
          <table:table-cell table:number-columns-repeated="2"/>
        </table:table-row>
        <table:table-row table:style-name="ro1">
          <table:table-cell office:value-type="float" office:value="1624631690.10611" calcext:value-type="float">
            <text:p>1624631690,10611</text:p>
          </table:table-cell>
          <table:table-cell table:formula="of:=ROUND([.A96]-[$menor.$A$1];1)" office:value-type="float" office:value="9.4" calcext:value-type="float">
            <text:p>9,4</text:p>
          </table:table-cell>
          <table:table-cell office:value-type="float" office:value="-0.1195" calcext:value-type="float">
            <text:p>-0,1195</text:p>
          </table:table-cell>
          <table:table-cell office:value-type="float" office:value="0.50614548" calcext:value-type="float">
            <text:p>0,50614548</text:p>
          </table:table-cell>
          <table:table-cell office:value-type="float" office:value="-0.029585" calcext:value-type="float">
            <text:p>-0,029585</text:p>
          </table:table-cell>
          <table:table-cell office:value-type="float" office:value="-0.00291" calcext:value-type="float">
            <text:p>-0,00291</text:p>
          </table:table-cell>
          <table:table-cell office:value-type="float" office:value="1.99126995" calcext:value-type="float">
            <text:p>1,99126995</text:p>
          </table:table-cell>
          <table:table-cell office:value-type="float" office:value="174" calcext:value-type="float">
            <text:p>174</text:p>
          </table:table-cell>
          <table:table-cell office:value-type="float" office:value="-2.00659121" calcext:value-type="float">
            <text:p>-2,00659121</text:p>
          </table:table-cell>
          <table:table-cell office:value-type="float" office:value="-0.10315738" calcext:value-type="float">
            <text:p>-0,10315738</text:p>
          </table:table-cell>
          <table:table-cell office:value-type="float" office:value="182.94157935" calcext:value-type="float">
            <text:p>182,94157935</text:p>
          </table:table-cell>
          <table:table-cell table:number-columns-repeated="2"/>
        </table:table-row>
        <table:table-row table:style-name="ro1">
          <table:table-cell office:value-type="float" office:value="1624631690.20634" calcext:value-type="float">
            <text:p>1624631690,20634</text:p>
          </table:table-cell>
          <table:table-cell table:formula="of:=ROUND([.A97]-[$menor.$A$1];1)" office:value-type="float" office:value="9.5" calcext:value-type="float">
            <text:p>9,5</text:p>
          </table:table-cell>
          <table:table-cell office:value-type="float" office:value="-0.1495" calcext:value-type="float">
            <text:p>-0,1495</text:p>
          </table:table-cell>
          <table:table-cell office:value-type="float" office:value="0.50614548" calcext:value-type="float">
            <text:p>0,50614548</text:p>
          </table:table-cell>
          <table:table-cell office:value-type="float" office:value="-0.04462" calcext:value-type="float">
            <text:p>-0,04462</text:p>
          </table:table-cell>
          <table:table-cell office:value-type="float" office:value="-0.00582" calcext:value-type="float">
            <text:p>-0,00582</text:p>
          </table:table-cell>
          <table:table-cell office:value-type="float" office:value="1.98205519" calcext:value-type="float">
            <text:p>1,98205519</text:p>
          </table:table-cell>
          <table:table-cell office:value-type="float" office:value="171" calcext:value-type="float">
            <text:p>171</text:p>
          </table:table-cell>
          <table:table-cell office:value-type="float" office:value="-2.00906305" calcext:value-type="float">
            <text:p>-2,00906305</text:p>
          </table:table-cell>
          <table:table-cell office:value-type="float" office:value="-0.10395173" calcext:value-type="float">
            <text:p>-0,10395173</text:p>
          </table:table-cell>
          <table:table-cell office:value-type="float" office:value="182.9221058" calcext:value-type="float">
            <text:p>182,9221058</text:p>
          </table:table-cell>
          <table:table-cell table:number-columns-repeated="2"/>
        </table:table-row>
        <table:table-row table:style-name="ro1">
          <table:table-cell office:value-type="float" office:value="1624631690.30658" calcext:value-type="float">
            <text:p>1624631690,30658</text:p>
          </table:table-cell>
          <table:table-cell table:formula="of:=ROUND([.A98]-[$menor.$A$1];1)" office:value-type="float" office:value="9.6" calcext:value-type="float">
            <text:p>9,6</text:p>
          </table:table-cell>
          <table:table-cell office:value-type="float" office:value="-0.1795" calcext:value-type="float">
            <text:p>-0,1795</text:p>
          </table:table-cell>
          <table:table-cell office:value-type="float" office:value="0.48869219" calcext:value-type="float">
            <text:p>0,48869219</text:p>
          </table:table-cell>
          <table:table-cell office:value-type="float" office:value="-0.061595" calcext:value-type="float">
            <text:p>-0,061595</text:p>
          </table:table-cell>
          <table:table-cell office:value-type="float" office:value="-0.01067" calcext:value-type="float">
            <text:p>-0,01067</text:p>
          </table:table-cell>
          <table:table-cell office:value-type="float" office:value="1.97041714" calcext:value-type="float">
            <text:p>1,97041714</text:p>
          </table:table-cell>
          <table:table-cell office:value-type="float" office:value="168" calcext:value-type="float">
            <text:p>168</text:p>
          </table:table-cell>
          <table:table-cell office:value-type="float" office:value="-2.01250916" calcext:value-type="float">
            <text:p>-2,01250916</text:p>
          </table:table-cell>
          <table:table-cell office:value-type="float" office:value="-0.1055996" calcext:value-type="float">
            <text:p>-0,1055996</text:p>
          </table:table-cell>
          <table:table-cell office:value-type="float" office:value="182.90263225" calcext:value-type="float">
            <text:p>182,90263225</text:p>
          </table:table-cell>
          <table:table-cell table:number-columns-repeated="2"/>
        </table:table-row>
        <table:table-row table:style-name="ro1">
          <table:table-cell office:value-type="float" office:value="1624631690.4076" calcext:value-type="float">
            <text:p>1624631690,4076</text:p>
          </table:table-cell>
          <table:table-cell table:formula="of:=ROUND([.A99]-[$menor.$A$1];1)" office:value-type="float" office:value="9.7" calcext:value-type="float">
            <text:p>9,7</text:p>
          </table:table-cell>
          <table:table-cell office:value-type="float" office:value="-0.1985" calcext:value-type="float">
            <text:p>-0,1985</text:p>
          </table:table-cell>
          <table:table-cell office:value-type="float" office:value="0.48869219" calcext:value-type="float">
            <text:p>0,48869219</text:p>
          </table:table-cell>
          <table:table-cell office:value-type="float" office:value="-0.080995" calcext:value-type="float">
            <text:p>-0,080995</text:p>
          </table:table-cell>
          <table:table-cell office:value-type="float" office:value="-0.016975" calcext:value-type="float">
            <text:p>-0,016975</text:p>
          </table:table-cell>
          <table:table-cell office:value-type="float" office:value="1.95538867" calcext:value-type="float">
            <text:p>1,95538867</text:p>
          </table:table-cell>
          <table:table-cell office:value-type="float" office:value="165" calcext:value-type="float">
            <text:p>165</text:p>
          </table:table-cell>
          <table:table-cell office:value-type="float" office:value="-2.01588717" calcext:value-type="float">
            <text:p>-2,01588717</text:p>
          </table:table-cell>
          <table:table-cell office:value-type="float" office:value="-0.07614492" calcext:value-type="float">
            <text:p>-0,07614492</text:p>
          </table:table-cell>
          <table:table-cell office:value-type="float" office:value="181.91887073" calcext:value-type="float">
            <text:p>181,91887073</text:p>
          </table:table-cell>
          <table:table-cell table:number-columns-repeated="2"/>
        </table:table-row>
        <table:table-row table:style-name="ro1">
          <table:table-cell office:value-type="float" office:value="1624631690.50823" calcext:value-type="float">
            <text:p>1624631690,50823</text:p>
          </table:table-cell>
          <table:table-cell table:formula="of:=ROUND([.A100]-[$menor.$A$1];1)" office:value-type="float" office:value="9.8" calcext:value-type="float">
            <text:p>9,8</text:p>
          </table:table-cell>
          <table:table-cell office:value-type="float" office:value="-0.1975" calcext:value-type="float">
            <text:p>-0,1975</text:p>
          </table:table-cell>
          <table:table-cell office:value-type="float" office:value="0.48869219" calcext:value-type="float">
            <text:p>0,48869219</text:p>
          </table:table-cell>
          <table:table-cell office:value-type="float" office:value="-0.09991" calcext:value-type="float">
            <text:p>-0,09991</text:p>
          </table:table-cell>
          <table:table-cell office:value-type="float" office:value="-0.022795" calcext:value-type="float">
            <text:p>-0,022795</text:p>
          </table:table-cell>
          <table:table-cell office:value-type="float" office:value="1.93843436" calcext:value-type="float">
            <text:p>1,93843436</text:p>
          </table:table-cell>
          <table:table-cell office:value-type="float" office:value="163" calcext:value-type="float">
            <text:p>163</text:p>
          </table:table-cell>
          <table:table-cell office:value-type="float" office:value="-2.01694795" calcext:value-type="float">
            <text:p>-2,01694795</text:p>
          </table:table-cell>
          <table:table-cell office:value-type="float" office:value="-0.11502573" calcext:value-type="float">
            <text:p>-0,11502573</text:p>
          </table:table-cell>
          <table:table-cell office:value-type="float" office:value="182.89939718" calcext:value-type="float">
            <text:p>182,89939718</text:p>
          </table:table-cell>
          <table:table-cell table:number-columns-repeated="2"/>
        </table:table-row>
        <table:table-row table:style-name="ro1">
          <table:table-cell office:value-type="float" office:value="1624631690.60753" calcext:value-type="float">
            <text:p>1624631690,60753</text:p>
          </table:table-cell>
          <table:table-cell table:formula="of:=ROUND([.A101]-[$menor.$A$1];1)" office:value-type="float" office:value="9.9" calcext:value-type="float">
            <text:p>9,9</text:p>
          </table:table-cell>
          <table:table-cell office:value-type="float" office:value="-0.1955" calcext:value-type="float">
            <text:p>-0,1955</text:p>
          </table:table-cell>
          <table:table-cell office:value-type="float" office:value="0.48869219" calcext:value-type="float">
            <text:p>0,48869219</text:p>
          </table:table-cell>
          <table:table-cell office:value-type="float" office:value="-0.117855" calcext:value-type="float">
            <text:p>-0,117855</text:p>
          </table:table-cell>
          <table:table-cell office:value-type="float" office:value="-0.030555" calcext:value-type="float">
            <text:p>-0,030555</text:p>
          </table:table-cell>
          <table:table-cell office:value-type="float" office:value="1.91908002" calcext:value-type="float">
            <text:p>1,91908002</text:p>
          </table:table-cell>
          <table:table-cell office:value-type="float" office:value="160" calcext:value-type="float">
            <text:p>160</text:p>
          </table:table-cell>
          <table:table-cell office:value-type="float" office:value="-2.01656627" calcext:value-type="float">
            <text:p>-2,01656627</text:p>
          </table:table-cell>
          <table:table-cell office:value-type="float" office:value="-0.11921531" calcext:value-type="float">
            <text:p>-0,11921531</text:p>
          </table:table-cell>
          <table:table-cell office:value-type="float" office:value="182.87992363" calcext:value-type="float">
            <text:p>182,87992363</text:p>
          </table:table-cell>
          <table:table-cell table:number-columns-repeated="2"/>
        </table:table-row>
        <table:table-row table:style-name="ro1">
          <table:table-cell office:value-type="float" office:value="1624631690.70831" calcext:value-type="float">
            <text:p>1624631690,70831</text:p>
          </table:table-cell>
          <table:table-cell table:formula="of:=ROUND([.A102]-[$menor.$A$1];1)" office:value-type="float" office:value="10" calcext:value-type="float">
            <text:p>10</text:p>
          </table:table-cell>
          <table:table-cell office:value-type="float" office:value="-0.1925" calcext:value-type="float">
            <text:p>-0,1925</text:p>
          </table:table-cell>
          <table:table-cell office:value-type="float" office:value="0.4712389" calcext:value-type="float">
            <text:p>0,4712389</text:p>
          </table:table-cell>
          <table:table-cell office:value-type="float" office:value="-0.13483" calcext:value-type="float">
            <text:p>-0,13483</text:p>
          </table:table-cell>
          <table:table-cell office:value-type="float" office:value="-0.03977" calcext:value-type="float">
            <text:p>-0,03977</text:p>
          </table:table-cell>
          <table:table-cell office:value-type="float" office:value="1.90022671" calcext:value-type="float">
            <text:p>1,90022671</text:p>
          </table:table-cell>
          <table:table-cell office:value-type="float" office:value="156" calcext:value-type="float">
            <text:p>156</text:p>
          </table:table-cell>
          <table:table-cell office:value-type="float" office:value="-2.01708003" calcext:value-type="float">
            <text:p>-2,01708003</text:p>
          </table:table-cell>
          <table:table-cell office:value-type="float" office:value="-0.09224638" calcext:value-type="float">
            <text:p>-0,09224638</text:p>
          </table:table-cell>
          <table:table-cell office:value-type="float" office:value="181.86045008" calcext:value-type="float">
            <text:p>181,86045008</text:p>
          </table:table-cell>
          <table:table-cell table:number-columns-repeated="2"/>
        </table:table-row>
        <table:table-row table:style-name="ro1">
          <table:table-cell office:value-type="float" office:value="1624631690.80748" calcext:value-type="float">
            <text:p>1624631690,80748</text:p>
          </table:table-cell>
          <table:table-cell table:formula="of:=ROUND([.A103]-[$menor.$A$1];1)" office:value-type="float" office:value="10.1" calcext:value-type="float">
            <text:p>10,1</text:p>
          </table:table-cell>
          <table:table-cell office:value-type="float" office:value="-0.1885" calcext:value-type="float">
            <text:p>-0,1885</text:p>
          </table:table-cell>
          <table:table-cell office:value-type="float" office:value="0.4712389" calcext:value-type="float">
            <text:p>0,4712389</text:p>
          </table:table-cell>
          <table:table-cell office:value-type="float" office:value="-0.151805" calcext:value-type="float">
            <text:p>-0,151805</text:p>
          </table:table-cell>
          <table:table-cell office:value-type="float" office:value="-0.048985" calcext:value-type="float">
            <text:p>-0,048985</text:p>
          </table:table-cell>
          <table:table-cell office:value-type="float" office:value="1.882393" calcext:value-type="float">
            <text:p>1,882393</text:p>
          </table:table-cell>
          <table:table-cell office:value-type="float" office:value="153" calcext:value-type="float">
            <text:p>153</text:p>
          </table:table-cell>
          <table:table-cell office:value-type="float" office:value="-2.01700265" calcext:value-type="float">
            <text:p>-2,01700265</text:p>
          </table:table-cell>
          <table:table-cell office:value-type="float" office:value="-0.06857156" calcext:value-type="float">
            <text:p>-0,06857156</text:p>
          </table:table-cell>
          <table:table-cell office:value-type="float" office:value="180.87668856" calcext:value-type="float">
            <text:p>180,87668856</text:p>
          </table:table-cell>
          <table:table-cell table:number-columns-repeated="2"/>
        </table:table-row>
        <table:table-row table:style-name="ro1">
          <table:table-cell office:value-type="float" office:value="1624631690.90827" calcext:value-type="float">
            <text:p>1624631690,90827</text:p>
          </table:table-cell>
          <table:table-cell table:formula="of:=ROUND([.A104]-[$menor.$A$1];1)" office:value-type="float" office:value="10.2" calcext:value-type="float">
            <text:p>10,2</text:p>
          </table:table-cell>
          <table:table-cell office:value-type="float" office:value="-0.1845" calcext:value-type="float">
            <text:p>-0,1845</text:p>
          </table:table-cell>
          <table:table-cell office:value-type="float" office:value="0.4712389" calcext:value-type="float">
            <text:p>0,4712389</text:p>
          </table:table-cell>
          <table:table-cell office:value-type="float" office:value="-0.16781" calcext:value-type="float">
            <text:p>-0,16781</text:p>
          </table:table-cell>
          <table:table-cell office:value-type="float" office:value="-0.057715" calcext:value-type="float">
            <text:p>-0,057715</text:p>
          </table:table-cell>
          <table:table-cell office:value-type="float" office:value="1.86559391" calcext:value-type="float">
            <text:p>1,86559391</text:p>
          </table:table-cell>
          <table:table-cell office:value-type="float" office:value="151" calcext:value-type="float">
            <text:p>151</text:p>
          </table:table-cell>
          <table:table-cell office:value-type="float" office:value="-2.01641891" calcext:value-type="float">
            <text:p>-2,01641891</text:p>
          </table:table-cell>
          <table:table-cell office:value-type="float" office:value="-0.10944674" calcext:value-type="float">
            <text:p>-0,10944674</text:p>
          </table:table-cell>
          <table:table-cell office:value-type="float" office:value="181.85721501" calcext:value-type="float">
            <text:p>181,85721501</text:p>
          </table:table-cell>
          <table:table-cell table:number-columns-repeated="2"/>
        </table:table-row>
        <table:table-row table:style-name="ro1">
          <table:table-cell office:value-type="float" office:value="1624631691.00903" calcext:value-type="float">
            <text:p>1624631691,00903</text:p>
          </table:table-cell>
          <table:table-cell table:formula="of:=ROUND([.A105]-[$menor.$A$1];1)" office:value-type="float" office:value="10.3" calcext:value-type="float">
            <text:p>10,3</text:p>
          </table:table-cell>
          <table:table-cell office:value-type="float" office:value="-0.1795" calcext:value-type="float">
            <text:p>-0,1795</text:p>
          </table:table-cell>
          <table:table-cell office:value-type="float" office:value="0.4712389" calcext:value-type="float">
            <text:p>0,4712389</text:p>
          </table:table-cell>
          <table:table-cell office:value-type="float" office:value="-0.182845" calcext:value-type="float">
            <text:p>-0,182845</text:p>
          </table:table-cell>
          <table:table-cell office:value-type="float" office:value="-0.0679" calcext:value-type="float">
            <text:p>-0,0679</text:p>
          </table:table-cell>
          <table:table-cell office:value-type="float" office:value="1.84884405" calcext:value-type="float">
            <text:p>1,84884405</text:p>
          </table:table-cell>
          <table:table-cell office:value-type="float" office:value="148" calcext:value-type="float">
            <text:p>148</text:p>
          </table:table-cell>
          <table:table-cell office:value-type="float" office:value="-2.0157031" calcext:value-type="float">
            <text:p>-2,0157031</text:p>
          </table:table-cell>
          <table:table-cell office:value-type="float" office:value="-0.11700584" calcext:value-type="float">
            <text:p>-0,11700584</text:p>
          </table:table-cell>
          <table:table-cell office:value-type="float" office:value="181.83774146" calcext:value-type="float">
            <text:p>181,83774146</text:p>
          </table:table-cell>
          <table:table-cell table:number-columns-repeated="2"/>
        </table:table-row>
        <table:table-row table:style-name="ro1">
          <table:table-cell office:value-type="float" office:value="1624631691.10905" calcext:value-type="float">
            <text:p>1624631691,10905</text:p>
          </table:table-cell>
          <table:table-cell table:formula="of:=ROUND([.A106]-[$menor.$A$1];1)" office:value-type="float" office:value="10.4" calcext:value-type="float">
            <text:p>10,4</text:p>
          </table:table-cell>
          <table:table-cell office:value-type="float" office:value="-0.1735" calcext:value-type="float">
            <text:p>-0,1735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19691" calcext:value-type="float">
            <text:p>-0,19691</text:p>
          </table:table-cell>
          <table:table-cell office:value-type="float" office:value="-0.07857" calcext:value-type="float">
            <text:p>-0,07857</text:p>
          </table:table-cell>
          <table:table-cell office:value-type="float" office:value="1.83309877" calcext:value-type="float">
            <text:p>1,83309877</text:p>
          </table:table-cell>
          <table:table-cell office:value-type="float" office:value="144" calcext:value-type="float">
            <text:p>144</text:p>
          </table:table-cell>
          <table:table-cell office:value-type="float" office:value="-2.01575683" calcext:value-type="float">
            <text:p>-2,01575683</text:p>
          </table:table-cell>
          <table:table-cell office:value-type="float" office:value="-0.09407845" calcext:value-type="float">
            <text:p>-0,09407845</text:p>
          </table:table-cell>
          <table:table-cell office:value-type="float" office:value="180.81826792" calcext:value-type="float">
            <text:p>180,81826792</text:p>
          </table:table-cell>
          <table:table-cell table:number-columns-repeated="2"/>
        </table:table-row>
        <table:table-row table:style-name="ro1">
          <table:table-cell office:value-type="float" office:value="1624631691.20901" calcext:value-type="float">
            <text:p>1624631691,20901</text:p>
          </table:table-cell>
          <table:table-cell table:formula="of:=ROUND([.A107]-[$menor.$A$1];1)" office:value-type="float" office:value="10.5" calcext:value-type="float">
            <text:p>10,5</text:p>
          </table:table-cell>
          <table:table-cell office:value-type="float" office:value="-0.1675" calcext:value-type="float">
            <text:p>-0,1675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20952" calcext:value-type="float">
            <text:p>-0,20952</text:p>
          </table:table-cell>
          <table:table-cell office:value-type="float" office:value="-0.088755" calcext:value-type="float">
            <text:p>-0,088755</text:p>
          </table:table-cell>
          <table:table-cell office:value-type="float" office:value="1.81842315" calcext:value-type="float">
            <text:p>1,81842315</text:p>
          </table:table-cell>
          <table:table-cell office:value-type="float" office:value="141" calcext:value-type="float">
            <text:p>141</text:p>
          </table:table-cell>
          <table:table-cell office:value-type="float" office:value="-2.01532557" calcext:value-type="float">
            <text:p>-2,01532557</text:p>
          </table:table-cell>
          <table:table-cell office:value-type="float" office:value="-0.07331766" calcext:value-type="float">
            <text:p>-0,07331766</text:p>
          </table:table-cell>
          <table:table-cell office:value-type="float" office:value="179.8345064" calcext:value-type="float">
            <text:p>179,8345064</text:p>
          </table:table-cell>
          <table:table-cell table:number-columns-repeated="2"/>
        </table:table-row>
        <table:table-row table:style-name="ro1">
          <table:table-cell office:value-type="float" office:value="1624631691.30944" calcext:value-type="float">
            <text:p>1624631691,30944</text:p>
          </table:table-cell>
          <table:table-cell table:formula="of:=ROUND([.A108]-[$menor.$A$1];1)" office:value-type="float" office:value="10.6" calcext:value-type="float">
            <text:p>10,6</text:p>
          </table:table-cell>
          <table:table-cell office:value-type="float" office:value="-0.1625" calcext:value-type="float">
            <text:p>-0,1625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221645" calcext:value-type="float">
            <text:p>-0,221645</text:p>
          </table:table-cell>
          <table:table-cell office:value-type="float" office:value="-0.09991" calcext:value-type="float">
            <text:p>-0,09991</text:p>
          </table:table-cell>
          <table:table-cell office:value-type="float" office:value="1.80480099" calcext:value-type="float">
            <text:p>1,80480099</text:p>
          </table:table-cell>
          <table:table-cell office:value-type="float" office:value="139" calcext:value-type="float">
            <text:p>139</text:p>
          </table:table-cell>
          <table:table-cell office:value-type="float" office:value="-2.01413839" calcext:value-type="float">
            <text:p>-2,01413839</text:p>
          </table:table-cell>
          <table:table-cell office:value-type="float" office:value="-0.11442744" calcext:value-type="float">
            <text:p>-0,11442744</text:p>
          </table:table-cell>
          <table:table-cell office:value-type="float" office:value="180.81503285" calcext:value-type="float">
            <text:p>180,81503285</text:p>
          </table:table-cell>
          <table:table-cell table:number-columns-repeated="2"/>
        </table:table-row>
        <table:table-row table:style-name="ro1">
          <table:table-cell office:value-type="float" office:value="1624631691.40861" calcext:value-type="float">
            <text:p>1624631691,40861</text:p>
          </table:table-cell>
          <table:table-cell table:formula="of:=ROUND([.A109]-[$menor.$A$1];1)" office:value-type="float" office:value="10.7" calcext:value-type="float">
            <text:p>10,7</text:p>
          </table:table-cell>
          <table:table-cell office:value-type="float" office:value="-0.1565" calcext:value-type="float">
            <text:p>-0,1565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2328" calcext:value-type="float">
            <text:p>-0,2328</text:p>
          </table:table-cell>
          <table:table-cell office:value-type="float" office:value="-0.11058" calcext:value-type="float">
            <text:p>-0,11058</text:p>
          </table:table-cell>
          <table:table-cell office:value-type="float" office:value="1.79267848" calcext:value-type="float">
            <text:p>1,79267848</text:p>
          </table:table-cell>
          <table:table-cell office:value-type="float" office:value="135" calcext:value-type="float">
            <text:p>135</text:p>
          </table:table-cell>
          <table:table-cell office:value-type="float" office:value="-2.01395053" calcext:value-type="float">
            <text:p>-2,01395053</text:p>
          </table:table-cell>
          <table:table-cell office:value-type="float" office:value="-0.06334519" calcext:value-type="float">
            <text:p>-0,06334519</text:p>
          </table:table-cell>
          <table:table-cell office:value-type="float" office:value="178.83127133" calcext:value-type="float">
            <text:p>178,83127133</text:p>
          </table:table-cell>
          <table:table-cell table:number-columns-repeated="2"/>
        </table:table-row>
        <table:table-row table:style-name="ro1">
          <table:table-cell office:value-type="float" office:value="1624631691.50896" calcext:value-type="float">
            <text:p>1624631691,50896</text:p>
          </table:table-cell>
          <table:table-cell table:formula="of:=ROUND([.A110]-[$menor.$A$1];1)" office:value-type="float" office:value="10.8" calcext:value-type="float">
            <text:p>10,8</text:p>
          </table:table-cell>
          <table:table-cell office:value-type="float" office:value="-0.1475" calcext:value-type="float">
            <text:p>-0,1475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242985" calcext:value-type="float">
            <text:p>-0,242985</text:p>
          </table:table-cell>
          <table:table-cell office:value-type="float" office:value="-0.121735" calcext:value-type="float">
            <text:p>-0,121735</text:p>
          </table:table-cell>
          <table:table-cell office:value-type="float" office:value="1.78115928" calcext:value-type="float">
            <text:p>1,78115928</text:p>
          </table:table-cell>
          <table:table-cell office:value-type="float" office:value="133" calcext:value-type="float">
            <text:p>133</text:p>
          </table:table-cell>
          <table:table-cell office:value-type="float" office:value="-2.01394967" calcext:value-type="float">
            <text:p>-2,01394967</text:p>
          </table:table-cell>
          <table:table-cell office:value-type="float" office:value="-0.10472935" calcext:value-type="float">
            <text:p>-0,10472935</text:p>
          </table:table-cell>
          <table:table-cell office:value-type="float" office:value="179.81179778" calcext:value-type="float">
            <text:p>179,81179778</text:p>
          </table:table-cell>
          <table:table-cell table:number-columns-repeated="2"/>
        </table:table-row>
        <table:table-row table:style-name="ro1">
          <table:table-cell office:value-type="float" office:value="1624631691.60901" calcext:value-type="float">
            <text:p>1624631691,60901</text:p>
          </table:table-cell>
          <table:table-cell table:formula="of:=ROUND([.A111]-[$menor.$A$1];1)" office:value-type="float" office:value="10.9" calcext:value-type="float">
            <text:p>10,9</text:p>
          </table:table-cell>
          <table:table-cell office:value-type="float" office:value="-0.1405" calcext:value-type="float">
            <text:p>-0,140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251715" calcext:value-type="float">
            <text:p>-0,251715</text:p>
          </table:table-cell>
          <table:table-cell office:value-type="float" office:value="-0.13289" calcext:value-type="float">
            <text:p>-0,13289</text:p>
          </table:table-cell>
          <table:table-cell office:value-type="float" office:value="1.77065635" calcext:value-type="float">
            <text:p>1,77065635</text:p>
          </table:table-cell>
          <table:table-cell office:value-type="float" office:value="130" calcext:value-type="float">
            <text:p>130</text:p>
          </table:table-cell>
          <table:table-cell office:value-type="float" office:value="-2.01362972" calcext:value-type="float">
            <text:p>-2,01362972</text:p>
          </table:table-cell>
          <table:table-cell office:value-type="float" office:value="-0.11531705" calcext:value-type="float">
            <text:p>-0,11531705</text:p>
          </table:table-cell>
          <table:table-cell office:value-type="float" office:value="179.79232423" calcext:value-type="float">
            <text:p>179,79232423</text:p>
          </table:table-cell>
          <table:table-cell table:number-columns-repeated="2"/>
        </table:table-row>
        <table:table-row table:style-name="ro1">
          <table:table-cell office:value-type="float" office:value="1624631691.70944" calcext:value-type="float">
            <text:p>1624631691,70944</text:p>
          </table:table-cell>
          <table:table-cell table:formula="of:=ROUND([.A112]-[$menor.$A$1];1)" office:value-type="float" office:value="11" calcext:value-type="float">
            <text:p>11</text:p>
          </table:table-cell>
          <table:table-cell office:value-type="float" office:value="-0.1355" calcext:value-type="float">
            <text:p>-0,135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25996" calcext:value-type="float">
            <text:p>-0,25996</text:p>
          </table:table-cell>
          <table:table-cell office:value-type="float" office:value="-0.14259" calcext:value-type="float">
            <text:p>-0,14259</text:p>
          </table:table-cell>
          <table:table-cell office:value-type="float" office:value="1.76122713" calcext:value-type="float">
            <text:p>1,76122713</text:p>
          </table:table-cell>
          <table:table-cell office:value-type="float" office:value="126" calcext:value-type="float">
            <text:p>126</text:p>
          </table:table-cell>
          <table:table-cell office:value-type="float" office:value="-2.01165404" calcext:value-type="float">
            <text:p>-2,01165404</text:p>
          </table:table-cell>
          <table:table-cell office:value-type="float" office:value="-0.06554337" calcext:value-type="float">
            <text:p>-0,06554337</text:p>
          </table:table-cell>
          <table:table-cell office:value-type="float" office:value="177.80856271" calcext:value-type="float">
            <text:p>177,80856271</text:p>
          </table:table-cell>
          <table:table-cell table:number-columns-repeated="2"/>
        </table:table-row>
        <table:table-row table:style-name="ro1">
          <table:table-cell office:value-type="float" office:value="1624631691.8088" calcext:value-type="float">
            <text:p>1624631691,8088</text:p>
          </table:table-cell>
          <table:table-cell table:formula="of:=ROUND([.A113]-[$menor.$A$1];1)" office:value-type="float" office:value="11.1" calcext:value-type="float">
            <text:p>11,1</text:p>
          </table:table-cell>
          <table:table-cell office:value-type="float" office:value="-0.1265" calcext:value-type="float">
            <text:p>-0,126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26772" calcext:value-type="float">
            <text:p>-0,26772</text:p>
          </table:table-cell>
          <table:table-cell office:value-type="float" office:value="-0.153745" calcext:value-type="float">
            <text:p>-0,153745</text:p>
          </table:table-cell>
          <table:table-cell office:value-type="float" office:value="1.75332832" calcext:value-type="float">
            <text:p>1,75332832</text:p>
          </table:table-cell>
          <table:table-cell office:value-type="float" office:value="124" calcext:value-type="float">
            <text:p>124</text:p>
          </table:table-cell>
          <table:table-cell office:value-type="float" office:value="-2.01289677" calcext:value-type="float">
            <text:p>-2,01289677</text:p>
          </table:table-cell>
          <table:table-cell office:value-type="float" office:value="-0.10553725" calcext:value-type="float">
            <text:p>-0,10553725</text:p>
          </table:table-cell>
          <table:table-cell office:value-type="float" office:value="178.78908916" calcext:value-type="float">
            <text:p>178,78908916</text:p>
          </table:table-cell>
          <table:table-cell table:number-columns-repeated="2"/>
        </table:table-row>
        <table:table-row table:style-name="ro1">
          <table:table-cell office:value-type="float" office:value="1624631691.90937" calcext:value-type="float">
            <text:p>1624631691,90937</text:p>
          </table:table-cell>
          <table:table-cell table:formula="of:=ROUND([.A114]-[$menor.$A$1];1)" office:value-type="float" office:value="11.2" calcext:value-type="float">
            <text:p>11,2</text:p>
          </table:table-cell>
          <table:table-cell office:value-type="float" office:value="-0.1205" calcext:value-type="float">
            <text:p>-0,120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27354" calcext:value-type="float">
            <text:p>-0,27354</text:p>
          </table:table-cell>
          <table:table-cell office:value-type="float" office:value="-0.16393" calcext:value-type="float">
            <text:p>-0,16393</text:p>
          </table:table-cell>
          <table:table-cell office:value-type="float" office:value="1.74587262" calcext:value-type="float">
            <text:p>1,74587262</text:p>
          </table:table-cell>
          <table:table-cell office:value-type="float" office:value="121" calcext:value-type="float">
            <text:p>121</text:p>
          </table:table-cell>
          <table:table-cell office:value-type="float" office:value="-2.01231199" calcext:value-type="float">
            <text:p>-2,01231199</text:p>
          </table:table-cell>
          <table:table-cell office:value-type="float" office:value="-0.086887" calcext:value-type="float">
            <text:p>-0,086887</text:p>
          </table:table-cell>
          <table:table-cell office:value-type="float" office:value="177.80532764" calcext:value-type="float">
            <text:p>177,80532764</text:p>
          </table:table-cell>
          <table:table-cell table:number-columns-repeated="2"/>
        </table:table-row>
        <table:table-row table:style-name="ro1">
          <table:table-cell office:value-type="float" office:value="1624631692.00925" calcext:value-type="float">
            <text:p>1624631692,00925</text:p>
          </table:table-cell>
          <table:table-cell table:formula="of:=ROUND([.A115]-[$menor.$A$1];1)" office:value-type="float" office:value="11.3" calcext:value-type="float">
            <text:p>11,3</text:p>
          </table:table-cell>
          <table:table-cell office:value-type="float" office:value="-0.1135" calcext:value-type="float">
            <text:p>-0,113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279845" calcext:value-type="float">
            <text:p>-0,279845</text:p>
          </table:table-cell>
          <table:table-cell office:value-type="float" office:value="-0.17363" calcext:value-type="float">
            <text:p>-0,17363</text:p>
          </table:table-cell>
          <table:table-cell office:value-type="float" office:value="1.73908925" calcext:value-type="float">
            <text:p>1,73908925</text:p>
          </table:table-cell>
          <table:table-cell office:value-type="float" office:value="118" calcext:value-type="float">
            <text:p>118</text:p>
          </table:table-cell>
          <table:table-cell office:value-type="float" office:value="-2.01133086" calcext:value-type="float">
            <text:p>-2,01133086</text:p>
          </table:table-cell>
          <table:table-cell office:value-type="float" office:value="-0.09674112" calcext:value-type="float">
            <text:p>-0,09674112</text:p>
          </table:table-cell>
          <table:table-cell office:value-type="float" office:value="177.78585409" calcext:value-type="float">
            <text:p>177,78585409</text:p>
          </table:table-cell>
          <table:table-cell table:number-columns-repeated="2"/>
        </table:table-row>
        <table:table-row table:style-name="ro1">
          <table:table-cell office:value-type="float" office:value="1624631692.10942" calcext:value-type="float">
            <text:p>1624631692,10942</text:p>
          </table:table-cell>
          <table:table-cell table:formula="of:=ROUND([.A116]-[$menor.$A$1];1)" office:value-type="float" office:value="11.4" calcext:value-type="float">
            <text:p>11,4</text:p>
          </table:table-cell>
          <table:table-cell office:value-type="float" office:value="-0.1035" calcext:value-type="float">
            <text:p>-0,103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284695" calcext:value-type="float">
            <text:p>-0,284695</text:p>
          </table:table-cell>
          <table:table-cell office:value-type="float" office:value="-0.182845" calcext:value-type="float">
            <text:p>-0,182845</text:p>
          </table:table-cell>
          <table:table-cell office:value-type="float" office:value="1.73422527" calcext:value-type="float">
            <text:p>1,73422527</text:p>
          </table:table-cell>
          <table:table-cell office:value-type="float" office:value="115" calcext:value-type="float">
            <text:p>115</text:p>
          </table:table-cell>
          <table:table-cell office:value-type="float" office:value="-2.01136974" calcext:value-type="float">
            <text:p>-2,01136974</text:p>
          </table:table-cell>
          <table:table-cell office:value-type="float" office:value="-0.07688617" calcext:value-type="float">
            <text:p>-0,07688617</text:p>
          </table:table-cell>
          <table:table-cell office:value-type="float" office:value="176.80209257" calcext:value-type="float">
            <text:p>176,80209257</text:p>
          </table:table-cell>
          <table:table-cell table:number-columns-repeated="2"/>
        </table:table-row>
        <table:table-row table:style-name="ro1">
          <table:table-cell office:value-type="float" office:value="1624631692.20876" calcext:value-type="float">
            <text:p>1624631692,20876</text:p>
          </table:table-cell>
          <table:table-cell table:formula="of:=ROUND([.A117]-[$menor.$A$1];1)" office:value-type="float" office:value="11.5" calcext:value-type="float">
            <text:p>11,5</text:p>
          </table:table-cell>
          <table:table-cell office:value-type="float" office:value="-0.0975" calcext:value-type="float">
            <text:p>-0,097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288575" calcext:value-type="float">
            <text:p>-0,288575</text:p>
          </table:table-cell>
          <table:table-cell office:value-type="float" office:value="-0.191575" calcext:value-type="float">
            <text:p>-0,191575</text:p>
          </table:table-cell>
          <table:table-cell office:value-type="float" office:value="1.72889578" calcext:value-type="float">
            <text:p>1,72889578</text:p>
          </table:table-cell>
          <table:table-cell office:value-type="float" office:value="112" calcext:value-type="float">
            <text:p>112</text:p>
          </table:table-cell>
          <table:table-cell office:value-type="float" office:value="-2.01086567" calcext:value-type="float">
            <text:p>-2,01086567</text:p>
          </table:table-cell>
          <table:table-cell office:value-type="float" office:value="-0.08581179" calcext:value-type="float">
            <text:p>-0,08581179</text:p>
          </table:table-cell>
          <table:table-cell office:value-type="float" office:value="176.78261902" calcext:value-type="float">
            <text:p>176,78261902</text:p>
          </table:table-cell>
          <table:table-cell table:number-columns-repeated="2"/>
        </table:table-row>
        <table:table-row table:style-name="ro1">
          <table:table-cell office:value-type="float" office:value="1624631692.30915" calcext:value-type="float">
            <text:p>1624631692,30915</text:p>
          </table:table-cell>
          <table:table-cell table:formula="of:=ROUND([.A118]-[$menor.$A$1];1)" office:value-type="float" office:value="11.6" calcext:value-type="float">
            <text:p>11,6</text:p>
          </table:table-cell>
          <table:table-cell office:value-type="float" office:value="-0.0895" calcext:value-type="float">
            <text:p>-0,089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29294" calcext:value-type="float">
            <text:p>-0,29294</text:p>
          </table:table-cell>
          <table:table-cell office:value-type="float" office:value="-0.19982" calcext:value-type="float">
            <text:p>-0,19982</text:p>
          </table:table-cell>
          <table:table-cell office:value-type="float" office:value="1.72502279" calcext:value-type="float">
            <text:p>1,72502279</text:p>
          </table:table-cell>
          <table:table-cell office:value-type="float" office:value="109" calcext:value-type="float">
            <text:p>109</text:p>
          </table:table-cell>
          <table:table-cell office:value-type="float" office:value="-2.00896269" calcext:value-type="float">
            <text:p>-2,00896269</text:p>
          </table:table-cell>
          <table:table-cell office:value-type="float" office:value="-0.06520314" calcext:value-type="float">
            <text:p>-0,06520314</text:p>
          </table:table-cell>
          <table:table-cell office:value-type="float" office:value="175.7988575" calcext:value-type="float">
            <text:p>175,7988575</text:p>
          </table:table-cell>
          <table:table-cell table:number-columns-repeated="2"/>
        </table:table-row>
        <table:table-row table:style-name="ro1">
          <table:table-cell office:value-type="float" office:value="1624631692.40949" calcext:value-type="float">
            <text:p>1624631692,40949</text:p>
          </table:table-cell>
          <table:table-cell table:formula="of:=ROUND([.A119]-[$menor.$A$1];1)" office:value-type="float" office:value="11.7" calcext:value-type="float">
            <text:p>11,7</text:p>
          </table:table-cell>
          <table:table-cell office:value-type="float" office:value="-0.0815" calcext:value-type="float">
            <text:p>-0,081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29585" calcext:value-type="float">
            <text:p>-0,29585</text:p>
          </table:table-cell>
          <table:table-cell office:value-type="float" office:value="-0.20758" calcext:value-type="float">
            <text:p>-0,20758</text:p>
          </table:table-cell>
          <table:table-cell office:value-type="float" office:value="1.72211397" calcext:value-type="float">
            <text:p>1,72211397</text:p>
          </table:table-cell>
          <table:table-cell office:value-type="float" office:value="107" calcext:value-type="float">
            <text:p>107</text:p>
          </table:table-cell>
          <table:table-cell office:value-type="float" office:value="-2.01233408" calcext:value-type="float">
            <text:p>-2,01233408</text:p>
          </table:table-cell>
          <table:table-cell office:value-type="float" office:value="-0.10307033" calcext:value-type="float">
            <text:p>-0,10307033</text:p>
          </table:table-cell>
          <table:table-cell office:value-type="float" office:value="176.77938395" calcext:value-type="float">
            <text:p>176,77938395</text:p>
          </table:table-cell>
          <table:table-cell table:number-columns-repeated="2"/>
        </table:table-row>
        <table:table-row table:style-name="ro1">
          <table:table-cell office:value-type="float" office:value="1624631692.50884" calcext:value-type="float">
            <text:p>1624631692,50884</text:p>
          </table:table-cell>
          <table:table-cell table:formula="of:=ROUND([.A120]-[$menor.$A$1];1)" office:value-type="float" office:value="11.8" calcext:value-type="float">
            <text:p>11,8</text:p>
          </table:table-cell>
          <table:table-cell office:value-type="float" office:value="-0.073" calcext:value-type="float">
            <text:p>-0,073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29779" calcext:value-type="float">
            <text:p>-0,29779</text:p>
          </table:table-cell>
          <table:table-cell office:value-type="float" office:value="-0.214855" calcext:value-type="float">
            <text:p>-0,214855</text:p>
          </table:table-cell>
          <table:table-cell office:value-type="float" office:value="1.71871519" calcext:value-type="float">
            <text:p>1,71871519</text:p>
          </table:table-cell>
          <table:table-cell office:value-type="float" office:value="104" calcext:value-type="float">
            <text:p>104</text:p>
          </table:table-cell>
          <table:table-cell office:value-type="float" office:value="-2.00993992" calcext:value-type="float">
            <text:p>-2,00993992</text:p>
          </table:table-cell>
          <table:table-cell office:value-type="float" office:value="-0.08157344" calcext:value-type="float">
            <text:p>-0,08157344</text:p>
          </table:table-cell>
          <table:table-cell office:value-type="float" office:value="175.79562243" calcext:value-type="float">
            <text:p>175,79562243</text:p>
          </table:table-cell>
          <table:table-cell table:number-columns-repeated="2"/>
        </table:table-row>
        <table:table-row table:style-name="ro1">
          <table:table-cell office:value-type="float" office:value="1624631692.6088" calcext:value-type="float">
            <text:p>1624631692,6088</text:p>
          </table:table-cell>
          <table:table-cell table:formula="of:=ROUND([.A121]-[$menor.$A$1];1)" office:value-type="float" office:value="11.9" calcext:value-type="float">
            <text:p>11,9</text:p>
          </table:table-cell>
          <table:table-cell office:value-type="float" office:value="-0.065" calcext:value-type="float">
            <text:p>-0,065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29973" calcext:value-type="float">
            <text:p>-0,29973</text:p>
          </table:table-cell>
          <table:table-cell office:value-type="float" office:value="-0.220675" calcext:value-type="float">
            <text:p>-0,220675</text:p>
          </table:table-cell>
          <table:table-cell office:value-type="float" office:value="1.71674597" calcext:value-type="float">
            <text:p>1,71674597</text:p>
          </table:table-cell>
          <table:table-cell office:value-type="float" office:value="101" calcext:value-type="float">
            <text:p>101</text:p>
          </table:table-cell>
          <table:table-cell office:value-type="float" office:value="-2.00987312" calcext:value-type="float">
            <text:p>-2,00987312</text:p>
          </table:table-cell>
          <table:table-cell office:value-type="float" office:value="-0.0884109" calcext:value-type="float">
            <text:p>-0,0884109</text:p>
          </table:table-cell>
          <table:table-cell office:value-type="float" office:value="175.77614888" calcext:value-type="float">
            <text:p>175,77614888</text:p>
          </table:table-cell>
          <table:table-cell table:number-columns-repeated="2"/>
        </table:table-row>
        <table:table-row table:style-name="ro1">
          <table:table-cell office:value-type="float" office:value="1624631692.70885" calcext:value-type="float">
            <text:p>1624631692,70885</text:p>
          </table:table-cell>
          <table:table-cell table:formula="of:=ROUND([.A122]-[$menor.$A$1];1)" office:value-type="float" office:value="12" calcext:value-type="float">
            <text:p>12</text:p>
          </table:table-cell>
          <table:table-cell office:value-type="float" office:value="-0.056" calcext:value-type="float">
            <text:p>-0,056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07" calcext:value-type="float">
            <text:p>-0,3007</text:p>
          </table:table-cell>
          <table:table-cell office:value-type="float" office:value="-0.225525" calcext:value-type="float">
            <text:p>-0,225525</text:p>
          </table:table-cell>
          <table:table-cell office:value-type="float" office:value="1.715716" calcext:value-type="float">
            <text:p>1,715716</text:p>
          </table:table-cell>
          <table:table-cell office:value-type="float" office:value="98" calcext:value-type="float">
            <text:p>98</text:p>
          </table:table-cell>
          <table:table-cell office:value-type="float" office:value="-2.00836413" calcext:value-type="float">
            <text:p>-2,00836413</text:p>
          </table:table-cell>
          <table:table-cell office:value-type="float" office:value="-0.06494821" calcext:value-type="float">
            <text:p>-0,06494821</text:p>
          </table:table-cell>
          <table:table-cell office:value-type="float" office:value="174.79238737" calcext:value-type="float">
            <text:p>174,79238737</text:p>
          </table:table-cell>
          <table:table-cell table:number-columns-repeated="2"/>
        </table:table-row>
        <table:table-row table:style-name="ro1">
          <table:table-cell office:value-type="float" office:value="1624631692.80915" calcext:value-type="float">
            <text:p>1624631692,80915</text:p>
          </table:table-cell>
          <table:table-cell table:formula="of:=ROUND([.A123]-[$menor.$A$1];1)" office:value-type="float" office:value="12.1" calcext:value-type="float">
            <text:p>12,1</text:p>
          </table:table-cell>
          <table:table-cell office:value-type="float" office:value="-0.05" calcext:value-type="float">
            <text:p>-0,05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167" calcext:value-type="float">
            <text:p>-0,30167</text:p>
          </table:table-cell>
          <table:table-cell office:value-type="float" office:value="-0.23086" calcext:value-type="float">
            <text:p>-0,23086</text:p>
          </table:table-cell>
          <table:table-cell office:value-type="float" office:value="1.71453071" calcext:value-type="float">
            <text:p>1,71453071</text:p>
          </table:table-cell>
          <table:table-cell office:value-type="float" office:value="96" calcext:value-type="float">
            <text:p>96</text:p>
          </table:table-cell>
          <table:table-cell office:value-type="float" office:value="-2.01056674" calcext:value-type="float">
            <text:p>-2,01056674</text:p>
          </table:table-cell>
          <table:table-cell office:value-type="float" office:value="-0.09914752" calcext:value-type="float">
            <text:p>-0,09914752</text:p>
          </table:table-cell>
          <table:table-cell office:value-type="float" office:value="175.77291382" calcext:value-type="float">
            <text:p>175,77291382</text:p>
          </table:table-cell>
          <table:table-cell table:number-columns-repeated="2"/>
        </table:table-row>
        <table:table-row table:style-name="ro1">
          <table:table-cell office:value-type="float" office:value="1624631692.9095" calcext:value-type="float">
            <text:p>1624631692,9095</text:p>
          </table:table-cell>
          <table:table-cell table:formula="of:=ROUND([.A124]-[$menor.$A$1];1)" office:value-type="float" office:value="12.2" calcext:value-type="float">
            <text:p>12,2</text:p>
          </table:table-cell>
          <table:table-cell office:value-type="float" office:value="-0.042" calcext:value-type="float">
            <text:p>-0,042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167" calcext:value-type="float">
            <text:p>-0,30167</text:p>
          </table:table-cell>
          <table:table-cell office:value-type="float" office:value="-0.23474" calcext:value-type="float">
            <text:p>-0,23474</text:p>
          </table:table-cell>
          <table:table-cell office:value-type="float" office:value="1.71420014" calcext:value-type="float">
            <text:p>1,71420014</text:p>
          </table:table-cell>
          <table:table-cell office:value-type="float" office:value="93" calcext:value-type="float">
            <text:p>93</text:p>
          </table:table-cell>
          <table:table-cell office:value-type="float" office:value="-2.00854553" calcext:value-type="float">
            <text:p>-2,00854553</text:p>
          </table:table-cell>
          <table:table-cell office:value-type="float" office:value="-0.07256271" calcext:value-type="float">
            <text:p>-0,07256271</text:p>
          </table:table-cell>
          <table:table-cell office:value-type="float" office:value="174.70148975" calcext:value-type="float">
            <text:p>174,70148975</text:p>
          </table:table-cell>
          <table:table-cell table:number-columns-repeated="2"/>
        </table:table-row>
        <table:table-row table:style-name="ro1">
          <table:table-cell office:value-type="float" office:value="1624631693.0086" calcext:value-type="float">
            <text:p>1624631693,0086</text:p>
          </table:table-cell>
          <table:table-cell table:formula="of:=ROUND([.A125]-[$menor.$A$1];1)" office:value-type="float" office:value="12.3" calcext:value-type="float">
            <text:p>12,3</text:p>
          </table:table-cell>
          <table:table-cell office:value-type="float" office:value="-0.033" calcext:value-type="float">
            <text:p>-0,033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167" calcext:value-type="float">
            <text:p>-0,30167</text:p>
          </table:table-cell>
          <table:table-cell office:value-type="float" office:value="-0.23862" calcext:value-type="float">
            <text:p>-0,23862</text:p>
          </table:table-cell>
          <table:table-cell office:value-type="float" office:value="1.71394897" calcext:value-type="float">
            <text:p>1,71394897</text:p>
          </table:table-cell>
          <table:table-cell office:value-type="float" office:value="91" calcext:value-type="float">
            <text:p>91</text:p>
          </table:table-cell>
          <table:table-cell office:value-type="float" office:value="-2.01094945" calcext:value-type="float">
            <text:p>-2,01094945</text:p>
          </table:table-cell>
          <table:table-cell office:value-type="float" office:value="-0.10830889" calcext:value-type="float">
            <text:p>-0,10830889</text:p>
          </table:table-cell>
          <table:table-cell office:value-type="float" office:value="175.76967875" calcext:value-type="float">
            <text:p>175,76967875</text:p>
          </table:table-cell>
          <table:table-cell table:number-columns-repeated="2"/>
        </table:table-row>
        <table:table-row table:style-name="ro1">
          <table:table-cell office:value-type="float" office:value="1624631693.10925" calcext:value-type="float">
            <text:p>1624631693,10925</text:p>
          </table:table-cell>
          <table:table-cell table:formula="of:=ROUND([.A126]-[$menor.$A$1];1)" office:value-type="float" office:value="12.4" calcext:value-type="float">
            <text:p>12,4</text:p>
          </table:table-cell>
          <table:table-cell office:value-type="float" office:value="-0.024" calcext:value-type="float">
            <text:p>-0,024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264" calcext:value-type="float">
            <text:p>-0,30264</text:p>
          </table:table-cell>
          <table:table-cell office:value-type="float" office:value="-0.24056" calcext:value-type="float">
            <text:p>-0,24056</text:p>
          </table:table-cell>
          <table:table-cell office:value-type="float" office:value="1.71447587" calcext:value-type="float">
            <text:p>1,71447587</text:p>
          </table:table-cell>
          <table:table-cell office:value-type="float" office:value="87" calcext:value-type="float">
            <text:p>87</text:p>
          </table:table-cell>
          <table:table-cell office:value-type="float" office:value="-2.00895408" calcext:value-type="float">
            <text:p>-2,00895408</text:p>
          </table:table-cell>
          <table:table-cell office:value-type="float" office:value="-0.0817488" calcext:value-type="float">
            <text:p>-0,0817488</text:p>
          </table:table-cell>
          <table:table-cell office:value-type="float" office:value="174.7502052" calcext:value-type="float">
            <text:p>174,7502052</text:p>
          </table:table-cell>
          <table:table-cell table:number-columns-repeated="2"/>
        </table:table-row>
        <table:table-row table:style-name="ro1">
          <table:table-cell office:value-type="float" office:value="1624631693.20925" calcext:value-type="float">
            <text:p>1624631693,20925</text:p>
          </table:table-cell>
          <table:table-cell table:formula="of:=ROUND([.A127]-[$menor.$A$1];1)" office:value-type="float" office:value="12.5" calcext:value-type="float">
            <text:p>12,5</text:p>
          </table:table-cell>
          <table:table-cell office:value-type="float" office:value="-0.018" calcext:value-type="float">
            <text:p>-0,018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264" calcext:value-type="float">
            <text:p>-0,30264</text:p>
          </table:table-cell>
          <table:table-cell office:value-type="float" office:value="-0.242985" calcext:value-type="float">
            <text:p>-0,242985</text:p>
          </table:table-cell>
          <table:table-cell office:value-type="float" office:value="1.71501148" calcext:value-type="float">
            <text:p>1,71501148</text:p>
          </table:table-cell>
          <table:table-cell office:value-type="float" office:value="84" calcext:value-type="float">
            <text:p>84</text:p>
          </table:table-cell>
          <table:table-cell office:value-type="float" office:value="-2.00722463" calcext:value-type="float">
            <text:p>-2,00722463</text:p>
          </table:table-cell>
          <table:table-cell office:value-type="float" office:value="-0.05173311" calcext:value-type="float">
            <text:p>-0,05173311</text:p>
          </table:table-cell>
          <table:table-cell office:value-type="float" office:value="173.67878114" calcext:value-type="float">
            <text:p>173,67878114</text:p>
          </table:table-cell>
          <table:table-cell table:number-columns-repeated="2"/>
        </table:table-row>
        <table:table-row table:style-name="ro1">
          <table:table-cell office:value-type="float" office:value="1624631693.30959" calcext:value-type="float">
            <text:p>1624631693,30959</text:p>
          </table:table-cell>
          <table:table-cell table:formula="of:=ROUND([.A128]-[$menor.$A$1];1)" office:value-type="float" office:value="12.6" calcext:value-type="float">
            <text:p>12,6</text:p>
          </table:table-cell>
          <table:table-cell office:value-type="float" office:value="-0.009" calcext:value-type="float">
            <text:p>-0,009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264" calcext:value-type="float">
            <text:p>-0,30264</text:p>
          </table:table-cell>
          <table:table-cell office:value-type="float" office:value="-0.243955" calcext:value-type="float">
            <text:p>-0,243955</text:p>
          </table:table-cell>
          <table:table-cell office:value-type="float" office:value="1.71432209" calcext:value-type="float">
            <text:p>1,71432209</text:p>
          </table:table-cell>
          <table:table-cell office:value-type="float" office:value="82" calcext:value-type="float">
            <text:p>82</text:p>
          </table:table-cell>
          <table:table-cell office:value-type="float" office:value="-2.00976209" calcext:value-type="float">
            <text:p>-2,00976209</text:p>
          </table:table-cell>
          <table:table-cell office:value-type="float" office:value="-0.08603148" calcext:value-type="float">
            <text:p>-0,08603148</text:p>
          </table:table-cell>
          <table:table-cell office:value-type="float" office:value="174.74697013" calcext:value-type="float">
            <text:p>174,74697013</text:p>
          </table:table-cell>
          <table:table-cell table:number-columns-repeated="2"/>
        </table:table-row>
        <table:table-row table:style-name="ro1">
          <table:table-cell office:value-type="float" office:value="1624631693.40998" calcext:value-type="float">
            <text:p>1624631693,40998</text:p>
          </table:table-cell>
          <table:table-cell table:formula="of:=ROUND([.A129]-[$menor.$A$1];1)" office:value-type="float" office:value="12.7" calcext:value-type="float">
            <text:p>12,7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2155" calcext:value-type="float">
            <text:p>-0,302155</text:p>
          </table:table-cell>
          <table:table-cell office:value-type="float" office:value="-0.243955" calcext:value-type="float">
            <text:p>-0,243955</text:p>
          </table:table-cell>
          <table:table-cell office:value-type="float" office:value="1.71466398" calcext:value-type="float">
            <text:p>1,71466398</text:p>
          </table:table-cell>
          <table:table-cell office:value-type="float" office:value="79" calcext:value-type="float">
            <text:p>79</text:p>
          </table:table-cell>
          <table:table-cell office:value-type="float" office:value="-2.00686859" calcext:value-type="float">
            <text:p>-2,00686859</text:p>
          </table:table-cell>
          <table:table-cell office:value-type="float" office:value="-0.05507014" calcext:value-type="float">
            <text:p>-0,05507014</text:p>
          </table:table-cell>
          <table:table-cell office:value-type="float" office:value="173.67554607" calcext:value-type="float">
            <text:p>173,67554607</text:p>
          </table:table-cell>
          <table:table-cell table:number-columns-repeated="2"/>
        </table:table-row>
        <table:table-row table:style-name="ro1">
          <table:table-cell office:value-type="float" office:value="1624631693.51039" calcext:value-type="float">
            <text:p>1624631693,51039</text:p>
          </table:table-cell>
          <table:table-cell table:formula="of:=ROUND([.A130]-[$menor.$A$1];1)" office:value-type="float" office:value="12.8" calcext:value-type="float">
            <text:p>12,8</text:p>
          </table:table-cell>
          <table:table-cell office:value-type="float" office:value="0.004" calcext:value-type="float">
            <text:p>0,004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264" calcext:value-type="float">
            <text:p>-0,30264</text:p>
          </table:table-cell>
          <table:table-cell office:value-type="float" office:value="-0.243955" calcext:value-type="float">
            <text:p>-0,243955</text:p>
          </table:table-cell>
          <table:table-cell office:value-type="float" office:value="1.71480179" calcext:value-type="float">
            <text:p>1,71480179</text:p>
          </table:table-cell>
          <table:table-cell office:value-type="float" office:value="77" calcext:value-type="float">
            <text:p>77</text:p>
          </table:table-cell>
          <table:table-cell office:value-type="float" office:value="-2.0097459" calcext:value-type="float">
            <text:p>-2,0097459</text:p>
          </table:table-cell>
          <table:table-cell office:value-type="float" office:value="-0.08686115" calcext:value-type="float">
            <text:p>-0,08686115</text:p>
          </table:table-cell>
          <table:table-cell office:value-type="float" office:value="174.74373506" calcext:value-type="float">
            <text:p>174,74373506</text:p>
          </table:table-cell>
          <table:table-cell table:number-columns-repeated="2"/>
        </table:table-row>
        <table:table-row table:style-name="ro1">
          <table:table-cell office:value-type="float" office:value="1624631693.60995" calcext:value-type="float">
            <text:p>1624631693,60995</text:p>
          </table:table-cell>
          <table:table-cell table:formula="of:=ROUND([.A131]-[$menor.$A$1];1)" office:value-type="float" office:value="12.9" calcext:value-type="float">
            <text:p>12,9</text:p>
          </table:table-cell>
          <table:table-cell office:value-type="float" office:value="0.009" calcext:value-type="float">
            <text:p>0,009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264" calcext:value-type="float">
            <text:p>-0,30264</text:p>
          </table:table-cell>
          <table:table-cell office:value-type="float" office:value="-0.24347" calcext:value-type="float">
            <text:p>-0,24347</text:p>
          </table:table-cell>
          <table:table-cell office:value-type="float" office:value="1.71528184" calcext:value-type="float">
            <text:p>1,71528184</text:p>
          </table:table-cell>
          <table:table-cell office:value-type="float" office:value="74" calcext:value-type="float">
            <text:p>74</text:p>
          </table:table-cell>
          <table:table-cell office:value-type="float" office:value="-2.01065543" calcext:value-type="float">
            <text:p>-2,01065543</text:p>
          </table:table-cell>
          <table:table-cell office:value-type="float" office:value="-0.08623664" calcext:value-type="float">
            <text:p>-0,08623664</text:p>
          </table:table-cell>
          <table:table-cell office:value-type="float" office:value="174.72426151" calcext:value-type="float">
            <text:p>174,72426151</text:p>
          </table:table-cell>
          <table:table-cell table:number-columns-repeated="2"/>
        </table:table-row>
        <table:table-row table:style-name="ro1">
          <table:table-cell office:value-type="float" office:value="1624631693.70967" calcext:value-type="float">
            <text:p>1624631693,70967</text:p>
          </table:table-cell>
          <table:table-cell table:formula="of:=ROUND([.A132]-[$menor.$A$1];1)" office:value-type="float" office:value="13" calcext:value-type="float">
            <text:p>13</text:p>
          </table:table-cell>
          <table:table-cell office:value-type="float" office:value="0.024" calcext:value-type="float">
            <text:p>0,024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264" calcext:value-type="float">
            <text:p>-0,30264</text:p>
          </table:table-cell>
          <table:table-cell office:value-type="float" office:value="-0.240075" calcext:value-type="float">
            <text:p>-0,240075</text:p>
          </table:table-cell>
          <table:table-cell office:value-type="float" office:value="1.71480179" calcext:value-type="float">
            <text:p>1,71480179</text:p>
          </table:table-cell>
          <table:table-cell office:value-type="float" office:value="71" calcext:value-type="float">
            <text:p>71</text:p>
          </table:table-cell>
          <table:table-cell office:value-type="float" office:value="-2.00693055" calcext:value-type="float">
            <text:p>-2,00693055</text:p>
          </table:table-cell>
          <table:table-cell office:value-type="float" office:value="-0.05389447" calcext:value-type="float">
            <text:p>-0,05389447</text:p>
          </table:table-cell>
          <table:table-cell office:value-type="float" office:value="173.65283745" calcext:value-type="float">
            <text:p>173,65283745</text:p>
          </table:table-cell>
          <table:table-cell table:number-columns-repeated="2"/>
        </table:table-row>
        <table:table-row table:style-name="ro1">
          <table:table-cell office:value-type="float" office:value="1624631693.80984" calcext:value-type="float">
            <text:p>1624631693,80984</text:p>
          </table:table-cell>
          <table:table-cell table:formula="of:=ROUND([.A133]-[$menor.$A$1];1)" office:value-type="float" office:value="13.1" calcext:value-type="float">
            <text:p>13,1</text:p>
          </table:table-cell>
          <table:table-cell office:value-type="float" office:value="0.016" calcext:value-type="float">
            <text:p>0,016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361" calcext:value-type="float">
            <text:p>-0,30361</text:p>
          </table:table-cell>
          <table:table-cell office:value-type="float" office:value="-0.239105" calcext:value-type="float">
            <text:p>-0,239105</text:p>
          </table:table-cell>
          <table:table-cell office:value-type="float" office:value="1.71473277" calcext:value-type="float">
            <text:p>1,71473277</text:p>
          </table:table-cell>
          <table:table-cell office:value-type="float" office:value="69" calcext:value-type="float">
            <text:p>69</text:p>
          </table:table-cell>
          <table:table-cell office:value-type="float" office:value="-2.01009978" calcext:value-type="float">
            <text:p>-2,01009978</text:p>
          </table:table-cell>
          <table:table-cell office:value-type="float" office:value="-0.08231072" calcext:value-type="float">
            <text:p>-0,08231072</text:p>
          </table:table-cell>
          <table:table-cell office:value-type="float" office:value="174.72102644" calcext:value-type="float">
            <text:p>174,72102644</text:p>
          </table:table-cell>
          <table:table-cell table:number-columns-repeated="2"/>
        </table:table-row>
        <table:table-row table:style-name="ro1">
          <table:table-cell office:value-type="float" office:value="1624631693.91025" calcext:value-type="float">
            <text:p>1624631693,91025</text:p>
          </table:table-cell>
          <table:table-cell table:formula="of:=ROUND([.A134]-[$menor.$A$1];1)" office:value-type="float" office:value="13.2" calcext:value-type="float">
            <text:p>13,2</text:p>
          </table:table-cell>
          <table:table-cell office:value-type="float" office:value="0.019" calcext:value-type="float">
            <text:p>0,019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361" calcext:value-type="float">
            <text:p>-0,30361</text:p>
          </table:table-cell>
          <table:table-cell office:value-type="float" office:value="-0.237165" calcext:value-type="float">
            <text:p>-0,237165</text:p>
          </table:table-cell>
          <table:table-cell office:value-type="float" office:value="1.71425402" calcext:value-type="float">
            <text:p>1,71425402</text:p>
          </table:table-cell>
          <table:table-cell office:value-type="float" office:value="66" calcext:value-type="float">
            <text:p>66</text:p>
          </table:table-cell>
          <table:table-cell office:value-type="float" office:value="-2.00734544" calcext:value-type="float">
            <text:p>-2,00734544</text:p>
          </table:table-cell>
          <table:table-cell office:value-type="float" office:value="-0.04949383" calcext:value-type="float">
            <text:p>-0,04949383</text:p>
          </table:table-cell>
          <table:table-cell office:value-type="float" office:value="173.64960238" calcext:value-type="float">
            <text:p>173,64960238</text:p>
          </table:table-cell>
          <table:table-cell table:number-columns-repeated="2"/>
        </table:table-row>
        <table:table-row table:style-name="ro1">
          <table:table-cell office:value-type="float" office:value="1624631694.01056" calcext:value-type="float">
            <text:p>1624631694,01056</text:p>
          </table:table-cell>
          <table:table-cell table:formula="of:=ROUND([.A135]-[$menor.$A$1];1)" office:value-type="float" office:value="13.3" calcext:value-type="float">
            <text:p>13,3</text:p>
          </table:table-cell>
          <table:table-cell office:value-type="float" office:value="0.023" calcext:value-type="float">
            <text:p>0,023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30458" calcext:value-type="float">
            <text:p>-0,30458</text:p>
          </table:table-cell>
          <table:table-cell office:value-type="float" office:value="-0.235225" calcext:value-type="float">
            <text:p>-0,235225</text:p>
          </table:table-cell>
          <table:table-cell office:value-type="float" office:value="1.71315801" calcext:value-type="float">
            <text:p>1,71315801</text:p>
          </table:table-cell>
          <table:table-cell office:value-type="float" office:value="64" calcext:value-type="float">
            <text:p>64</text:p>
          </table:table-cell>
          <table:table-cell office:value-type="float" office:value="-2.0092495" calcext:value-type="float">
            <text:p>-2,0092495</text:p>
          </table:table-cell>
          <table:table-cell office:value-type="float" office:value="-0.07683947" calcext:value-type="float">
            <text:p>-0,07683947</text:p>
          </table:table-cell>
          <table:table-cell office:value-type="float" office:value="174.63012883" calcext:value-type="float">
            <text:p>174,63012883</text:p>
          </table:table-cell>
          <table:table-cell table:number-columns-repeated="2"/>
        </table:table-row>
        <table:table-row table:style-name="ro1">
          <table:table-cell office:value-type="float" office:value="1624631694.1109" calcext:value-type="float">
            <text:p>1624631694,1109</text:p>
          </table:table-cell>
          <table:table-cell table:formula="of:=ROUND([.A136]-[$menor.$A$1];1)" office:value-type="float" office:value="13.4" calcext:value-type="float">
            <text:p>13,4</text:p>
          </table:table-cell>
          <table:table-cell office:value-type="float" office:value="0.053" calcext:value-type="float">
            <text:p>0,053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652" calcext:value-type="float">
            <text:p>-0,30652</text:p>
          </table:table-cell>
          <table:table-cell office:value-type="float" office:value="-0.230375" calcext:value-type="float">
            <text:p>-0,230375</text:p>
          </table:table-cell>
          <table:table-cell office:value-type="float" office:value="1.71288824" calcext:value-type="float">
            <text:p>1,71288824</text:p>
          </table:table-cell>
          <table:table-cell office:value-type="float" office:value="61" calcext:value-type="float">
            <text:p>61</text:p>
          </table:table-cell>
          <table:table-cell office:value-type="float" office:value="-2.00694734" calcext:value-type="float">
            <text:p>-2,00694734</text:p>
          </table:table-cell>
          <table:table-cell office:value-type="float" office:value="-0.04566878" calcext:value-type="float">
            <text:p>-0,04566878</text:p>
          </table:table-cell>
          <table:table-cell office:value-type="float" office:value="173.64636731" calcext:value-type="float">
            <text:p>173,64636731</text:p>
          </table:table-cell>
          <table:table-cell table:number-columns-repeated="2"/>
        </table:table-row>
        <table:table-row table:style-name="ro1">
          <table:table-cell office:value-type="float" office:value="1624631694.21124" calcext:value-type="float">
            <text:p>1624631694,21124</text:p>
          </table:table-cell>
          <table:table-cell table:formula="of:=ROUND([.A137]-[$menor.$A$1];1)" office:value-type="float" office:value="13.5" calcext:value-type="float">
            <text:p>13,5</text:p>
          </table:table-cell>
          <table:table-cell office:value-type="float" office:value="0.061" calcext:value-type="float">
            <text:p>0,061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09915" calcext:value-type="float">
            <text:p>-0,309915</text:p>
          </table:table-cell>
          <table:table-cell office:value-type="float" office:value="-0.22504" calcext:value-type="float">
            <text:p>-0,22504</text:p>
          </table:table-cell>
          <table:table-cell office:value-type="float" office:value="1.71165991" calcext:value-type="float">
            <text:p>1,71165991</text:p>
          </table:table-cell>
          <table:table-cell office:value-type="float" office:value="59" calcext:value-type="float">
            <text:p>59</text:p>
          </table:table-cell>
          <table:table-cell office:value-type="float" office:value="-2.01065892" calcext:value-type="float">
            <text:p>-2,01065892</text:p>
          </table:table-cell>
          <table:table-cell office:value-type="float" office:value="-0.07009345" calcext:value-type="float">
            <text:p>-0,07009345</text:p>
          </table:table-cell>
          <table:table-cell office:value-type="float" office:value="174.62689376" calcext:value-type="float">
            <text:p>174,62689376</text:p>
          </table:table-cell>
          <table:table-cell table:number-columns-repeated="2"/>
        </table:table-row>
        <table:table-row table:style-name="ro1">
          <table:table-cell office:value-type="float" office:value="1624631694.31061" calcext:value-type="float">
            <text:p>1624631694,31061</text:p>
          </table:table-cell>
          <table:table-cell table:formula="of:=ROUND([.A138]-[$menor.$A$1];1)" office:value-type="float" office:value="13.6" calcext:value-type="float">
            <text:p>13,6</text:p>
          </table:table-cell>
          <table:table-cell office:value-type="float" office:value="0.07" calcext:value-type="float">
            <text:p>0,07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-0.312825" calcext:value-type="float">
            <text:p>-0,312825</text:p>
          </table:table-cell>
          <table:table-cell office:value-type="float" office:value="-0.21825" calcext:value-type="float">
            <text:p>-0,21825</text:p>
          </table:table-cell>
          <table:table-cell office:value-type="float" office:value="1.70907784" calcext:value-type="float">
            <text:p>1,70907784</text:p>
          </table:table-cell>
          <table:table-cell office:value-type="float" office:value="57" calcext:value-type="float">
            <text:p>57</text:p>
          </table:table-cell>
          <table:table-cell office:value-type="float" office:value="-2.01397273" calcext:value-type="float">
            <text:p>-2,01397273</text:p>
          </table:table-cell>
          <table:table-cell office:value-type="float" office:value="-0.0941419" calcext:value-type="float">
            <text:p>-0,0941419</text:p>
          </table:table-cell>
          <table:table-cell office:value-type="float" office:value="175.60742021" calcext:value-type="float">
            <text:p>175,60742021</text:p>
          </table:table-cell>
          <table:table-cell table:number-columns-repeated="2"/>
        </table:table-row>
        <table:table-row table:style-name="ro1">
          <table:table-cell office:value-type="float" office:value="1624631694.41094" calcext:value-type="float">
            <text:p>1624631694,41094</text:p>
          </table:table-cell>
          <table:table-cell table:formula="of:=ROUND([.A139]-[$menor.$A$1];1)" office:value-type="float" office:value="13.7" calcext:value-type="float">
            <text:p>13,7</text:p>
          </table:table-cell>
          <table:table-cell office:value-type="float" office:value="0.075" calcext:value-type="float">
            <text:p>0,07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316705" calcext:value-type="float">
            <text:p>-0,316705</text:p>
          </table:table-cell>
          <table:table-cell office:value-type="float" office:value="-0.21243" calcext:value-type="float">
            <text:p>-0,21243</text:p>
          </table:table-cell>
          <table:table-cell office:value-type="float" office:value="1.70500159" calcext:value-type="float">
            <text:p>1,70500159</text:p>
          </table:table-cell>
          <table:table-cell office:value-type="float" office:value="54" calcext:value-type="float">
            <text:p>54</text:p>
          </table:table-cell>
          <table:table-cell office:value-type="float" office:value="-2.01032585" calcext:value-type="float">
            <text:p>-2,01032585</text:p>
          </table:table-cell>
          <table:table-cell office:value-type="float" office:value="-0.0584961" calcext:value-type="float">
            <text:p>-0,0584961</text:p>
          </table:table-cell>
          <table:table-cell office:value-type="float" office:value="174.62365869" calcext:value-type="float">
            <text:p>174,62365869</text:p>
          </table:table-cell>
          <table:table-cell table:number-columns-repeated="2"/>
        </table:table-row>
        <table:table-row table:style-name="ro1">
          <table:table-cell office:value-type="float" office:value="1624631694.51128" calcext:value-type="float">
            <text:p>1624631694,51128</text:p>
          </table:table-cell>
          <table:table-cell table:formula="of:=ROUND([.A140]-[$menor.$A$1];1)" office:value-type="float" office:value="13.8" calcext:value-type="float">
            <text:p>13,8</text:p>
          </table:table-cell>
          <table:table-cell office:value-type="float" office:value="0.0825" calcext:value-type="float">
            <text:p>0,082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321555" calcext:value-type="float">
            <text:p>-0,321555</text:p>
          </table:table-cell>
          <table:table-cell office:value-type="float" office:value="-0.205155" calcext:value-type="float">
            <text:p>-0,205155</text:p>
          </table:table-cell>
          <table:table-cell office:value-type="float" office:value="1.70123267" calcext:value-type="float">
            <text:p>1,70123267</text:p>
          </table:table-cell>
          <table:table-cell office:value-type="float" office:value="52" calcext:value-type="float">
            <text:p>52</text:p>
          </table:table-cell>
          <table:table-cell office:value-type="float" office:value="-2.01293325" calcext:value-type="float">
            <text:p>-2,01293325</text:p>
          </table:table-cell>
          <table:table-cell office:value-type="float" office:value="-0.08203698" calcext:value-type="float">
            <text:p>-0,08203698</text:p>
          </table:table-cell>
          <table:table-cell office:value-type="float" office:value="175.60418514" calcext:value-type="float">
            <text:p>175,60418514</text:p>
          </table:table-cell>
          <table:table-cell table:number-columns-repeated="2"/>
        </table:table-row>
        <table:table-row table:style-name="ro1">
          <table:table-cell office:value-type="float" office:value="1624631694.61061" calcext:value-type="float">
            <text:p>1624631694,61061</text:p>
          </table:table-cell>
          <table:table-cell table:formula="of:=ROUND([.A141]-[$menor.$A$1];1)" office:value-type="float" office:value="13.9" calcext:value-type="float">
            <text:p>13,9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-0.32689" calcext:value-type="float">
            <text:p>-0,32689</text:p>
          </table:table-cell>
          <table:table-cell office:value-type="float" office:value="-0.198365" calcext:value-type="float">
            <text:p>-0,198365</text:p>
          </table:table-cell>
          <table:table-cell office:value-type="float" office:value="1.69664621" calcext:value-type="float">
            <text:p>1,69664621</text:p>
          </table:table-cell>
          <table:table-cell office:value-type="float" office:value="49" calcext:value-type="float">
            <text:p>49</text:p>
          </table:table-cell>
          <table:table-cell office:value-type="float" office:value="-2.01072825" calcext:value-type="float">
            <text:p>-2,01072825</text:p>
          </table:table-cell>
          <table:table-cell office:value-type="float" office:value="-0.0460886" calcext:value-type="float">
            <text:p>-0,0460886</text:p>
          </table:table-cell>
          <table:table-cell office:value-type="float" office:value="174.62042362" calcext:value-type="float">
            <text:p>174,62042362</text:p>
          </table:table-cell>
          <table:table-cell table:number-columns-repeated="2"/>
        </table:table-row>
        <table:table-row table:style-name="ro1">
          <table:table-cell office:value-type="float" office:value="1624631694.71097" calcext:value-type="float">
            <text:p>1624631694,71097</text:p>
          </table:table-cell>
          <table:table-cell table:formula="of:=ROUND([.A142]-[$menor.$A$1];1)" office:value-type="float" office:value="14" calcext:value-type="float">
            <text:p>14</text:p>
          </table:table-cell>
          <table:table-cell office:value-type="float" office:value="0.0925" calcext:value-type="float">
            <text:p>0,0925</text:p>
          </table:table-cell>
          <table:table-cell office:value-type="float" office:value="0.41887902" calcext:value-type="float">
            <text:p>0,41887902</text:p>
          </table:table-cell>
          <table:table-cell office:value-type="float" office:value="-0.33271" calcext:value-type="float">
            <text:p>-0,33271</text:p>
          </table:table-cell>
          <table:table-cell office:value-type="float" office:value="-0.19109" calcext:value-type="float">
            <text:p>-0,19109</text:p>
          </table:table-cell>
          <table:table-cell office:value-type="float" office:value="1.69093645" calcext:value-type="float">
            <text:p>1,69093645</text:p>
          </table:table-cell>
          <table:table-cell office:value-type="float" office:value="47" calcext:value-type="float">
            <text:p>47</text:p>
          </table:table-cell>
          <table:table-cell office:value-type="float" office:value="-2.01284499" calcext:value-type="float">
            <text:p>-2,01284499</text:p>
          </table:table-cell>
          <table:table-cell office:value-type="float" office:value="-0.06866596" calcext:value-type="float">
            <text:p>-0,06866596</text:p>
          </table:table-cell>
          <table:table-cell office:value-type="float" office:value="175.60095007" calcext:value-type="float">
            <text:p>175,60095007</text:p>
          </table:table-cell>
          <table:table-cell table:number-columns-repeated="2"/>
        </table:table-row>
        <table:table-row table:style-name="ro1">
          <table:table-cell office:value-type="float" office:value="1624631694.81124" calcext:value-type="float">
            <text:p>1624631694,81124</text:p>
          </table:table-cell>
          <table:table-cell table:formula="of:=ROUND([.A143]-[$menor.$A$1];1)" office:value-type="float" office:value="14.1" calcext:value-type="float">
            <text:p>14,1</text:p>
          </table:table-cell>
          <table:table-cell office:value-type="float" office:value="0.0995" calcext:value-type="float">
            <text:p>0,0995</text:p>
          </table:table-cell>
          <table:table-cell office:value-type="float" office:value="0.41887902" calcext:value-type="float">
            <text:p>0,41887902</text:p>
          </table:table-cell>
          <table:table-cell office:value-type="float" office:value="-0.33853" calcext:value-type="float">
            <text:p>-0,33853</text:p>
          </table:table-cell>
          <table:table-cell office:value-type="float" office:value="-0.18333" calcext:value-type="float">
            <text:p>-0,18333</text:p>
          </table:table-cell>
          <table:table-cell office:value-type="float" office:value="1.68482816" calcext:value-type="float">
            <text:p>1,68482816</text:p>
          </table:table-cell>
          <table:table-cell office:value-type="float" office:value="45" calcext:value-type="float">
            <text:p>45</text:p>
          </table:table-cell>
          <table:table-cell office:value-type="float" office:value="-2.01261126" calcext:value-type="float">
            <text:p>-2,01261126</text:p>
          </table:table-cell>
          <table:table-cell office:value-type="float" office:value="-0.06233558" calcext:value-type="float">
            <text:p>-0,06233558</text:p>
          </table:table-cell>
          <table:table-cell office:value-type="float" office:value="175.61718856" calcext:value-type="float">
            <text:p>175,61718856</text:p>
          </table:table-cell>
          <table:table-cell table:number-columns-repeated="2"/>
        </table:table-row>
        <table:table-row table:style-name="ro1">
          <table:table-cell office:value-type="float" office:value="1624631694.91152" calcext:value-type="float">
            <text:p>1624631694,91152</text:p>
          </table:table-cell>
          <table:table-cell table:formula="of:=ROUND([.A144]-[$menor.$A$1];1)" office:value-type="float" office:value="14.2" calcext:value-type="float">
            <text:p>14,2</text:p>
          </table:table-cell>
          <table:table-cell office:value-type="float" office:value="0.1045" calcext:value-type="float">
            <text:p>0,1045</text:p>
          </table:table-cell>
          <table:table-cell office:value-type="float" office:value="0.40142573" calcext:value-type="float">
            <text:p>0,40142573</text:p>
          </table:table-cell>
          <table:table-cell office:value-type="float" office:value="-0.346775" calcext:value-type="float">
            <text:p>-0,346775</text:p>
          </table:table-cell>
          <table:table-cell office:value-type="float" office:value="-0.176055" calcext:value-type="float">
            <text:p>-0,176055</text:p>
          </table:table-cell>
          <table:table-cell office:value-type="float" office:value="1.67820477" calcext:value-type="float">
            <text:p>1,67820477</text:p>
          </table:table-cell>
          <table:table-cell office:value-type="float" office:value="43" calcext:value-type="float">
            <text:p>43</text:p>
          </table:table-cell>
          <table:table-cell office:value-type="float" office:value="-2.01377688" calcext:value-type="float">
            <text:p>-2,01377688</text:p>
          </table:table-cell>
          <table:table-cell office:value-type="float" office:value="-0.08373495" calcext:value-type="float">
            <text:p>-0,08373495</text:p>
          </table:table-cell>
          <table:table-cell office:value-type="float" office:value="176.59771501" calcext:value-type="float">
            <text:p>176,59771501</text:p>
          </table:table-cell>
          <table:table-cell table:number-columns-repeated="2"/>
        </table:table-row>
        <table:table-row table:style-name="ro1">
          <table:table-cell office:value-type="float" office:value="1624631695.01184" calcext:value-type="float">
            <text:p>1624631695,01184</text:p>
          </table:table-cell>
          <table:table-cell table:formula="of:=ROUND([.A145]-[$menor.$A$1];1)" office:value-type="float" office:value="14.3" calcext:value-type="float">
            <text:p>14,3</text:p>
          </table:table-cell>
          <table:table-cell office:value-type="float" office:value="0.1105" calcext:value-type="float">
            <text:p>0,1105</text:p>
          </table:table-cell>
          <table:table-cell office:value-type="float" office:value="0.40142573" calcext:value-type="float">
            <text:p>0,40142573</text:p>
          </table:table-cell>
          <table:table-cell office:value-type="float" office:value="-0.354535" calcext:value-type="float">
            <text:p>-0,354535</text:p>
          </table:table-cell>
          <table:table-cell office:value-type="float" office:value="-0.168295" calcext:value-type="float">
            <text:p>-0,168295</text:p>
          </table:table-cell>
          <table:table-cell office:value-type="float" office:value="1.67155385" calcext:value-type="float">
            <text:p>1,67155385</text:p>
          </table:table-cell>
          <table:table-cell office:value-type="float" office:value="40" calcext:value-type="float">
            <text:p>40</text:p>
          </table:table-cell>
          <table:table-cell office:value-type="float" office:value="-2.01343355" calcext:value-type="float">
            <text:p>-2,01343355</text:p>
          </table:table-cell>
          <table:table-cell office:value-type="float" office:value="-0.0482209" calcext:value-type="float">
            <text:p>-0,0482209</text:p>
          </table:table-cell>
          <table:table-cell office:value-type="float" office:value="175.61395349" calcext:value-type="float">
            <text:p>175,61395349</text:p>
          </table:table-cell>
          <table:table-cell table:number-columns-repeated="2"/>
        </table:table-row>
        <table:table-row table:style-name="ro1">
          <table:table-cell office:value-type="float" office:value="1624631695.11218" calcext:value-type="float">
            <text:p>1624631695,11218</text:p>
          </table:table-cell>
          <table:table-cell table:formula="of:=ROUND([.A146]-[$menor.$A$1];1)" office:value-type="float" office:value="14.4" calcext:value-type="float">
            <text:p>14,4</text:p>
          </table:table-cell>
          <table:table-cell office:value-type="float" office:value="0.1145" calcext:value-type="float">
            <text:p>0,1145</text:p>
          </table:table-cell>
          <table:table-cell office:value-type="float" office:value="0.38397244" calcext:value-type="float">
            <text:p>0,38397244</text:p>
          </table:table-cell>
          <table:table-cell office:value-type="float" office:value="-0.36278" calcext:value-type="float">
            <text:p>-0,36278</text:p>
          </table:table-cell>
          <table:table-cell office:value-type="float" office:value="-0.16005" calcext:value-type="float">
            <text:p>-0,16005</text:p>
          </table:table-cell>
          <table:table-cell office:value-type="float" office:value="1.66257274" calcext:value-type="float">
            <text:p>1,66257274</text:p>
          </table:table-cell>
          <table:table-cell office:value-type="float" office:value="38" calcext:value-type="float">
            <text:p>38</text:p>
          </table:table-cell>
          <table:table-cell office:value-type="float" office:value="-2.01227471" calcext:value-type="float">
            <text:p>-2,01227471</text:p>
          </table:table-cell>
          <table:table-cell office:value-type="float" office:value="-0.04161756" calcext:value-type="float">
            <text:p>-0,04161756</text:p>
          </table:table-cell>
          <table:table-cell office:value-type="float" office:value="175.63019197" calcext:value-type="float">
            <text:p>175,63019197</text:p>
          </table:table-cell>
          <table:table-cell table:number-columns-repeated="2"/>
        </table:table-row>
        <table:table-row table:style-name="ro1">
          <table:table-cell office:value-type="float" office:value="1624631695.21254" calcext:value-type="float">
            <text:p>1624631695,21254</text:p>
          </table:table-cell>
          <table:table-cell table:formula="of:=ROUND([.A147]-[$menor.$A$1];1)" office:value-type="float" office:value="14.5" calcext:value-type="float">
            <text:p>14,5</text:p>
          </table:table-cell>
          <table:table-cell office:value-type="float" office:value="0.1185" calcext:value-type="float">
            <text:p>0,1185</text:p>
          </table:table-cell>
          <table:table-cell office:value-type="float" office:value="0.38397244" calcext:value-type="float">
            <text:p>0,38397244</text:p>
          </table:table-cell>
          <table:table-cell office:value-type="float" office:value="-0.371995" calcext:value-type="float">
            <text:p>-0,371995</text:p>
          </table:table-cell>
          <table:table-cell office:value-type="float" office:value="-0.15326" calcext:value-type="float">
            <text:p>-0,15326</text:p>
          </table:table-cell>
          <table:table-cell office:value-type="float" office:value="1.65404904" calcext:value-type="float">
            <text:p>1,65404904</text:p>
          </table:table-cell>
          <table:table-cell office:value-type="float" office:value="37" calcext:value-type="float">
            <text:p>37</text:p>
          </table:table-cell>
          <table:table-cell office:value-type="float" office:value="-2.01384661" calcext:value-type="float">
            <text:p>-2,01384661</text:p>
          </table:table-cell>
          <table:table-cell office:value-type="float" office:value="-0.06076616" calcext:value-type="float">
            <text:p>-0,06076616</text:p>
          </table:table-cell>
          <table:table-cell office:value-type="float" office:value="176.55876791" calcext:value-type="float">
            <text:p>176,55876791</text:p>
          </table:table-cell>
          <table:table-cell table:number-columns-repeated="2"/>
        </table:table-row>
        <table:table-row table:style-name="ro1">
          <table:table-cell office:value-type="float" office:value="1624631695.31299" calcext:value-type="float">
            <text:p>1624631695,31299</text:p>
          </table:table-cell>
          <table:table-cell table:formula="of:=ROUND([.A148]-[$menor.$A$1];1)" office:value-type="float" office:value="14.6" calcext:value-type="float">
            <text:p>14,6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36651914" calcext:value-type="float">
            <text:p>0,36651914</text:p>
          </table:table-cell>
          <table:table-cell office:value-type="float" office:value="-0.381695" calcext:value-type="float">
            <text:p>-0,381695</text:p>
          </table:table-cell>
          <table:table-cell office:value-type="float" office:value="-0.145015" calcext:value-type="float">
            <text:p>-0,145015</text:p>
          </table:table-cell>
          <table:table-cell office:value-type="float" office:value="1.64502442" calcext:value-type="float">
            <text:p>1,64502442</text:p>
          </table:table-cell>
          <table:table-cell office:value-type="float" office:value="35" calcext:value-type="float">
            <text:p>35</text:p>
          </table:table-cell>
          <table:table-cell office:value-type="float" office:value="-2.01560868" calcext:value-type="float">
            <text:p>-2,01560868</text:p>
          </table:table-cell>
          <table:table-cell office:value-type="float" office:value="-0.08514682" calcext:value-type="float">
            <text:p>-0,08514682</text:p>
          </table:table-cell>
          <table:table-cell office:value-type="float" office:value="177.6269569" calcext:value-type="float">
            <text:p>177,6269569</text:p>
          </table:table-cell>
          <table:table-cell table:number-columns-repeated="2"/>
        </table:table-row>
        <table:table-row table:style-name="ro1">
          <table:table-cell office:value-type="float" office:value="1624631695.4134" calcext:value-type="float">
            <text:p>1624631695,4134</text:p>
          </table:table-cell>
          <table:table-cell table:formula="of:=ROUND([.A149]-[$menor.$A$1];1)" office:value-type="float" office:value="14.7" calcext:value-type="float">
            <text:p>14,7</text:p>
          </table:table-cell>
          <table:table-cell office:value-type="float" office:value="0.1275" calcext:value-type="float">
            <text:p>0,1275</text:p>
          </table:table-cell>
          <table:table-cell office:value-type="float" office:value="0.34906585" calcext:value-type="float">
            <text:p>0,34906585</text:p>
          </table:table-cell>
          <table:table-cell office:value-type="float" office:value="-0.39285" calcext:value-type="float">
            <text:p>-0,39285</text:p>
          </table:table-cell>
          <table:table-cell office:value-type="float" office:value="-0.138225" calcext:value-type="float">
            <text:p>-0,138225</text:p>
          </table:table-cell>
          <table:table-cell office:value-type="float" office:value="1.635203" calcext:value-type="float">
            <text:p>1,635203</text:p>
          </table:table-cell>
          <table:table-cell office:value-type="float" office:value="32" calcext:value-type="float">
            <text:p>32</text:p>
          </table:table-cell>
          <table:table-cell office:value-type="float" office:value="-2.01394401" calcext:value-type="float">
            <text:p>-2,01394401</text:p>
          </table:table-cell>
          <table:table-cell office:value-type="float" office:value="-0.04677022" calcext:value-type="float">
            <text:p>-0,04677022</text:p>
          </table:table-cell>
          <table:table-cell office:value-type="float" office:value="176.55553284" calcext:value-type="float">
            <text:p>176,55553284</text:p>
          </table:table-cell>
          <table:table-cell table:number-columns-repeated="2"/>
        </table:table-row>
        <table:table-row table:style-name="ro1">
          <table:table-cell office:value-type="float" office:value="1624631695.51278" calcext:value-type="float">
            <text:p>1624631695,51278</text:p>
          </table:table-cell>
          <table:table-cell table:formula="of:=ROUND([.A150]-[$menor.$A$1];1)" office:value-type="float" office:value="14.8" calcext:value-type="float">
            <text:p>14,8</text:p>
          </table:table-cell>
          <table:table-cell office:value-type="float" office:value="0.1305" calcext:value-type="float">
            <text:p>0,1305</text:p>
          </table:table-cell>
          <table:table-cell office:value-type="float" office:value="0.33161256" calcext:value-type="float">
            <text:p>0,33161256</text:p>
          </table:table-cell>
          <table:table-cell office:value-type="float" office:value="-0.40352" calcext:value-type="float">
            <text:p>-0,40352</text:p>
          </table:table-cell>
          <table:table-cell office:value-type="float" office:value="-0.131435" calcext:value-type="float">
            <text:p>-0,131435</text:p>
          </table:table-cell>
          <table:table-cell office:value-type="float" office:value="1.62478936" calcext:value-type="float">
            <text:p>1,62478936</text:p>
          </table:table-cell>
          <table:table-cell office:value-type="float" office:value="30" calcext:value-type="float">
            <text:p>30</text:p>
          </table:table-cell>
          <table:table-cell office:value-type="float" office:value="-2.01473178" calcext:value-type="float">
            <text:p>-2,01473178</text:p>
          </table:table-cell>
          <table:table-cell office:value-type="float" office:value="-0.04106555" calcext:value-type="float">
            <text:p>-0,04106555</text:p>
          </table:table-cell>
          <table:table-cell office:value-type="float" office:value="176.57177132" calcext:value-type="float">
            <text:p>176,57177132</text:p>
          </table:table-cell>
          <table:table-cell table:number-columns-repeated="2"/>
        </table:table-row>
        <table:table-row table:style-name="ro1">
          <table:table-cell office:value-type="float" office:value="1624631695.6131" calcext:value-type="float">
            <text:p>1624631695,6131</text:p>
          </table:table-cell>
          <table:table-cell table:formula="of:=ROUND([.A151]-[$menor.$A$1];1)" office:value-type="float" office:value="14.9" calcext:value-type="float">
            <text:p>14,9</text:p>
          </table:table-cell>
          <table:table-cell office:value-type="float" office:value="0.1315" calcext:value-type="float">
            <text:p>0,1315</text:p>
          </table:table-cell>
          <table:table-cell office:value-type="float" office:value="0.33161256" calcext:value-type="float">
            <text:p>0,33161256</text:p>
          </table:table-cell>
          <table:table-cell office:value-type="float" office:value="-0.414675" calcext:value-type="float">
            <text:p>-0,414675</text:p>
          </table:table-cell>
          <table:table-cell office:value-type="float" office:value="-0.12416" calcext:value-type="float">
            <text:p>-0,12416</text:p>
          </table:table-cell>
          <table:table-cell office:value-type="float" office:value="1.61308312" calcext:value-type="float">
            <text:p>1,61308312</text:p>
          </table:table-cell>
          <table:table-cell office:value-type="float" office:value="29" calcext:value-type="float">
            <text:p>29</text:p>
          </table:table-cell>
          <table:table-cell office:value-type="float" office:value="-2.01517401" calcext:value-type="float">
            <text:p>-2,01517401</text:p>
          </table:table-cell>
          <table:table-cell office:value-type="float" office:value="-0.06354882" calcext:value-type="float">
            <text:p>-0,06354882</text:p>
          </table:table-cell>
          <table:table-cell office:value-type="float" office:value="177.5880098" calcext:value-type="float">
            <text:p>177,5880098</text:p>
          </table:table-cell>
          <table:table-cell table:number-columns-repeated="2"/>
        </table:table-row>
        <table:table-row table:style-name="ro1">
          <table:table-cell office:value-type="float" office:value="1624631695.71325" calcext:value-type="float">
            <text:p>1624631695,71325</text:p>
          </table:table-cell>
          <table:table-cell table:formula="of:=ROUND([.A152]-[$menor.$A$1];1)" office:value-type="float" office:value="15" calcext:value-type="float">
            <text:p>15</text:p>
          </table:table-cell>
          <table:table-cell office:value-type="float" office:value="0.1345" calcext:value-type="float">
            <text:p>0,1345</text:p>
          </table:table-cell>
          <table:table-cell office:value-type="float" office:value="0.31415927" calcext:value-type="float">
            <text:p>0,31415927</text:p>
          </table:table-cell>
          <table:table-cell office:value-type="float" office:value="-0.4268" calcext:value-type="float">
            <text:p>-0,4268</text:p>
          </table:table-cell>
          <table:table-cell office:value-type="float" office:value="-0.11737" calcext:value-type="float">
            <text:p>-0,11737</text:p>
          </table:table-cell>
          <table:table-cell office:value-type="float" office:value="1.60188127" calcext:value-type="float">
            <text:p>1,60188127</text:p>
          </table:table-cell>
          <table:table-cell office:value-type="float" office:value="27" calcext:value-type="float">
            <text:p>27</text:p>
          </table:table-cell>
          <table:table-cell office:value-type="float" office:value="-2.01365703" calcext:value-type="float">
            <text:p>-2,01365703</text:p>
          </table:table-cell>
          <table:table-cell office:value-type="float" office:value="-0.02782695" calcext:value-type="float">
            <text:p>-0,02782695</text:p>
          </table:table-cell>
          <table:table-cell office:value-type="float" office:value="176.55229777" calcext:value-type="float">
            <text:p>176,55229777</text:p>
          </table:table-cell>
          <table:table-cell table:number-columns-repeated="2"/>
        </table:table-row>
        <table:table-row table:style-name="ro1">
          <table:table-cell office:value-type="float" office:value="1624631695.81358" calcext:value-type="float">
            <text:p>1624631695,81358</text:p>
          </table:table-cell>
          <table:table-cell table:formula="of:=ROUND([.A153]-[$menor.$A$1];1)" office:value-type="float" office:value="15.1" calcext:value-type="float">
            <text:p>15,1</text:p>
          </table:table-cell>
          <table:table-cell office:value-type="float" office:value="0.1385" calcext:value-type="float">
            <text:p>0,1385</text:p>
          </table:table-cell>
          <table:table-cell office:value-type="float" office:value="0.29670597" calcext:value-type="float">
            <text:p>0,29670597</text:p>
          </table:table-cell>
          <table:table-cell office:value-type="float" office:value="-0.438925" calcext:value-type="float">
            <text:p>-0,438925</text:p>
          </table:table-cell>
          <table:table-cell office:value-type="float" office:value="-0.111065" calcext:value-type="float">
            <text:p>-0,111065</text:p>
          </table:table-cell>
          <table:table-cell office:value-type="float" office:value="1.59017956" calcext:value-type="float">
            <text:p>1,59017956</text:p>
          </table:table-cell>
          <table:table-cell office:value-type="float" office:value="26" calcext:value-type="float">
            <text:p>26</text:p>
          </table:table-cell>
          <table:table-cell office:value-type="float" office:value="-2.0155479" calcext:value-type="float">
            <text:p>-2,0155479</text:p>
          </table:table-cell>
          <table:table-cell office:value-type="float" office:value="-0.04990773" calcext:value-type="float">
            <text:p>-0,04990773</text:p>
          </table:table-cell>
          <table:table-cell office:value-type="float" office:value="177.56853625" calcext:value-type="float">
            <text:p>177,56853625</text:p>
          </table:table-cell>
          <table:table-cell table:number-columns-repeated="2"/>
        </table:table-row>
        <table:table-row table:style-name="ro1">
          <table:table-cell office:value-type="float" office:value="1624631695.91391" calcext:value-type="float">
            <text:p>1624631695,91391</text:p>
          </table:table-cell>
          <table:table-cell table:formula="of:=ROUND([.A154]-[$menor.$A$1];1)" office:value-type="float" office:value="15.2" calcext:value-type="float">
            <text:p>15,2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27925268" calcext:value-type="float">
            <text:p>0,27925268</text:p>
          </table:table-cell>
          <table:table-cell office:value-type="float" office:value="-0.451535" calcext:value-type="float">
            <text:p>-0,451535</text:p>
          </table:table-cell>
          <table:table-cell office:value-type="float" office:value="-0.104275" calcext:value-type="float">
            <text:p>-0,104275</text:p>
          </table:table-cell>
          <table:table-cell office:value-type="float" office:value="1.57757223" calcext:value-type="float">
            <text:p>1,57757223</text:p>
          </table:table-cell>
          <table:table-cell office:value-type="float" office:value="24" calcext:value-type="float">
            <text:p>24</text:p>
          </table:table-cell>
          <table:table-cell office:value-type="float" office:value="-2.01509582" calcext:value-type="float">
            <text:p>-2,01509582</text:p>
          </table:table-cell>
          <table:table-cell office:value-type="float" office:value="-0.04458429" calcext:value-type="float">
            <text:p>-0,04458429</text:p>
          </table:table-cell>
          <table:table-cell office:value-type="float" office:value="177.58477473" calcext:value-type="float">
            <text:p>177,58477473</text:p>
          </table:table-cell>
          <table:table-cell table:number-columns-repeated="2"/>
        </table:table-row>
        <table:table-row table:style-name="ro1">
          <table:table-cell office:value-type="float" office:value="1624631696.01424" calcext:value-type="float">
            <text:p>1624631696,01424</text:p>
          </table:table-cell>
          <table:table-cell table:formula="of:=ROUND([.A155]-[$menor.$A$1];1)" office:value-type="float" office:value="15.3" calcext:value-type="float">
            <text:p>15,3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27925268" calcext:value-type="float">
            <text:p>0,27925268</text:p>
          </table:table-cell>
          <table:table-cell office:value-type="float" office:value="-0.46366" calcext:value-type="float">
            <text:p>-0,46366</text:p>
          </table:table-cell>
          <table:table-cell office:value-type="float" office:value="-0.099425" calcext:value-type="float">
            <text:p>-0,099425</text:p>
          </table:table-cell>
          <table:table-cell office:value-type="float" office:value="1.56502092" calcext:value-type="float">
            <text:p>1,56502092</text:p>
          </table:table-cell>
          <table:table-cell office:value-type="float" office:value="22" calcext:value-type="float">
            <text:p>22</text:p>
          </table:table-cell>
          <table:table-cell office:value-type="float" office:value="-2.01508223" calcext:value-type="float">
            <text:p>-2,01508223</text:p>
          </table:table-cell>
          <table:table-cell office:value-type="float" office:value="-0.03637407" calcext:value-type="float">
            <text:p>-0,03637407</text:p>
          </table:table-cell>
          <table:table-cell office:value-type="float" office:value="177.51335067" calcext:value-type="float">
            <text:p>177,51335067</text:p>
          </table:table-cell>
          <table:table-cell table:number-columns-repeated="2"/>
        </table:table-row>
        <table:table-row table:style-name="ro1">
          <table:table-cell office:value-type="float" office:value="1624631696.11458" calcext:value-type="float">
            <text:p>1624631696,11458</text:p>
          </table:table-cell>
          <table:table-cell table:formula="of:=ROUND([.A156]-[$menor.$A$1];1)" office:value-type="float" office:value="15.4" calcext:value-type="float">
            <text:p>15,4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26179939" calcext:value-type="float">
            <text:p>0,26179939</text:p>
          </table:table-cell>
          <table:table-cell office:value-type="float" office:value="-0.476755" calcext:value-type="float">
            <text:p>-0,476755</text:p>
          </table:table-cell>
          <table:table-cell office:value-type="float" office:value="-0.09312" calcext:value-type="float">
            <text:p>-0,09312</text:p>
          </table:table-cell>
          <table:table-cell office:value-type="float" office:value="1.55197203" calcext:value-type="float">
            <text:p>1,55197203</text:p>
          </table:table-cell>
          <table:table-cell office:value-type="float" office:value="21" calcext:value-type="float">
            <text:p>21</text:p>
          </table:table-cell>
          <table:table-cell office:value-type="float" office:value="-2.01423105" calcext:value-type="float">
            <text:p>-2,01423105</text:p>
          </table:table-cell>
          <table:table-cell office:value-type="float" office:value="-0.03349611" calcext:value-type="float">
            <text:p>-0,03349611</text:p>
          </table:table-cell>
          <table:table-cell office:value-type="float" office:value="177.56530118" calcext:value-type="float">
            <text:p>177,56530118</text:p>
          </table:table-cell>
          <table:table-cell table:number-columns-repeated="2"/>
        </table:table-row>
        <table:table-row table:style-name="ro1">
          <table:table-cell office:value-type="float" office:value="1624631696.21489" calcext:value-type="float">
            <text:p>1624631696,21489</text:p>
          </table:table-cell>
          <table:table-cell table:formula="of:=ROUND([.A157]-[$menor.$A$1];1)" office:value-type="float" office:value="15.5" calcext:value-type="float">
            <text:p>15,5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2443461" calcext:value-type="float">
            <text:p>0,2443461</text:p>
          </table:table-cell>
          <table:table-cell office:value-type="float" office:value="-0.49082" calcext:value-type="float">
            <text:p>-0,49082</text:p>
          </table:table-cell>
          <table:table-cell office:value-type="float" office:value="-0.08827" calcext:value-type="float">
            <text:p>-0,08827</text:p>
          </table:table-cell>
          <table:table-cell office:value-type="float" office:value="1.53955376" calcext:value-type="float">
            <text:p>1,53955376</text:p>
          </table:table-cell>
          <table:table-cell office:value-type="float" office:value="20" calcext:value-type="float">
            <text:p>20</text:p>
          </table:table-cell>
          <table:table-cell office:value-type="float" office:value="-2.01583699" calcext:value-type="float">
            <text:p>-2,01583699</text:p>
          </table:table-cell>
          <table:table-cell office:value-type="float" office:value="-0.05500946" calcext:value-type="float">
            <text:p>-0,05500946</text:p>
          </table:table-cell>
          <table:table-cell office:value-type="float" office:value="178.58153966" calcext:value-type="float">
            <text:p>178,58153966</text:p>
          </table:table-cell>
          <table:table-cell table:number-columns-repeated="2"/>
        </table:table-row>
        <table:table-row table:style-name="ro1">
          <table:table-cell office:value-type="float" office:value="1624631696.31523" calcext:value-type="float">
            <text:p>1624631696,31523</text:p>
          </table:table-cell>
          <table:table-cell table:formula="of:=ROUND([.A158]-[$menor.$A$1];1)" office:value-type="float" office:value="15.6" calcext:value-type="float">
            <text:p>15,6</text:p>
          </table:table-cell>
          <table:table-cell office:value-type="float" office:value="0.1435" calcext:value-type="float">
            <text:p>0,1435</text:p>
          </table:table-cell>
          <table:table-cell office:value-type="float" office:value="0.2268928" calcext:value-type="float">
            <text:p>0,2268928</text:p>
          </table:table-cell>
          <table:table-cell office:value-type="float" office:value="-0.503915" calcext:value-type="float">
            <text:p>-0,503915</text:p>
          </table:table-cell>
          <table:table-cell office:value-type="float" office:value="-0.08342" calcext:value-type="float">
            <text:p>-0,08342</text:p>
          </table:table-cell>
          <table:table-cell office:value-type="float" office:value="1.52608871" calcext:value-type="float">
            <text:p>1,52608871</text:p>
          </table:table-cell>
          <table:table-cell office:value-type="float" office:value="18" calcext:value-type="float">
            <text:p>18</text:p>
          </table:table-cell>
          <table:table-cell office:value-type="float" office:value="-2.01550897" calcext:value-type="float">
            <text:p>-2,01550897</text:p>
          </table:table-cell>
          <table:table-cell office:value-type="float" office:value="-0.02292244" calcext:value-type="float">
            <text:p>-0,02292244</text:p>
          </table:table-cell>
          <table:table-cell office:value-type="float" office:value="177.54582763" calcext:value-type="float">
            <text:p>177,54582763</text:p>
          </table:table-cell>
          <table:table-cell table:number-columns-repeated="2"/>
        </table:table-row>
        <table:table-row table:style-name="ro1">
          <table:table-cell office:value-type="float" office:value="1624631696.41541" calcext:value-type="float">
            <text:p>1624631696,41541</text:p>
          </table:table-cell>
          <table:table-cell table:formula="of:=ROUND([.A159]-[$menor.$A$1];1)" office:value-type="float" office:value="15.7" calcext:value-type="float">
            <text:p>15,7</text:p>
          </table:table-cell>
          <table:table-cell office:value-type="float" office:value="0.1445" calcext:value-type="float">
            <text:p>0,1445</text:p>
          </table:table-cell>
          <table:table-cell office:value-type="float" office:value="0.20943951" calcext:value-type="float">
            <text:p>0,20943951</text:p>
          </table:table-cell>
          <table:table-cell office:value-type="float" office:value="-0.51798" calcext:value-type="float">
            <text:p>-0,51798</text:p>
          </table:table-cell>
          <table:table-cell office:value-type="float" office:value="-0.078085" calcext:value-type="float">
            <text:p>-0,078085</text:p>
          </table:table-cell>
          <table:table-cell office:value-type="float" office:value="1.51175916" calcext:value-type="float">
            <text:p>1,51175916</text:p>
          </table:table-cell>
          <table:table-cell office:value-type="float" office:value="17" calcext:value-type="float">
            <text:p>17</text:p>
          </table:table-cell>
          <table:table-cell office:value-type="float" office:value="-2.01424692" calcext:value-type="float">
            <text:p>-2,01424692</text:p>
          </table:table-cell>
          <table:table-cell office:value-type="float" office:value="-0.01774464" calcext:value-type="float">
            <text:p>-0,01774464</text:p>
          </table:table-cell>
          <table:table-cell office:value-type="float" office:value="177.5101156" calcext:value-type="float">
            <text:p>177,5101156</text:p>
          </table:table-cell>
          <table:table-cell table:number-columns-repeated="2"/>
        </table:table-row>
        <table:table-row table:style-name="ro1">
          <table:table-cell office:value-type="float" office:value="1624631696.51562" calcext:value-type="float">
            <text:p>1624631696,51562</text:p>
          </table:table-cell>
          <table:table-cell table:formula="of:=ROUND([.A160]-[$menor.$A$1];1)" office:value-type="float" office:value="15.8" calcext:value-type="float">
            <text:p>15,8</text:p>
          </table:table-cell>
          <table:table-cell office:value-type="float" office:value="0.1445" calcext:value-type="float">
            <text:p>0,1445</text:p>
          </table:table-cell>
          <table:table-cell office:value-type="float" office:value="0.20943951" calcext:value-type="float">
            <text:p>0,20943951</text:p>
          </table:table-cell>
          <table:table-cell office:value-type="float" office:value="-0.53156" calcext:value-type="float">
            <text:p>-0,53156</text:p>
          </table:table-cell>
          <table:table-cell office:value-type="float" office:value="-0.074205" calcext:value-type="float">
            <text:p>-0,074205</text:p>
          </table:table-cell>
          <table:table-cell office:value-type="float" office:value="1.49840891" calcext:value-type="float">
            <text:p>1,49840891</text:p>
          </table:table-cell>
          <table:table-cell office:value-type="float" office:value="16" calcext:value-type="float">
            <text:p>16</text:p>
          </table:table-cell>
          <table:table-cell office:value-type="float" office:value="-2.01589333" calcext:value-type="float">
            <text:p>-2,01589333</text:p>
          </table:table-cell>
          <table:table-cell office:value-type="float" office:value="-0.03955021" calcext:value-type="float">
            <text:p>-0,03955021</text:p>
          </table:table-cell>
          <table:table-cell office:value-type="float" office:value="178.52635408" calcext:value-type="float">
            <text:p>178,52635408</text:p>
          </table:table-cell>
          <table:table-cell table:number-columns-repeated="2"/>
        </table:table-row>
        <table:table-row table:style-name="ro1">
          <table:table-cell office:value-type="float" office:value="1624631696.61649" calcext:value-type="float">
            <text:p>1624631696,61649</text:p>
          </table:table-cell>
          <table:table-cell table:formula="of:=ROUND([.A161]-[$menor.$A$1];1)" office:value-type="float" office:value="15.9" calcext:value-type="float">
            <text:p>15,9</text:p>
          </table:table-cell>
          <table:table-cell office:value-type="float" office:value="0.1445" calcext:value-type="float">
            <text:p>0,1445</text:p>
          </table:table-cell>
          <table:table-cell office:value-type="float" office:value="0.19198622" calcext:value-type="float">
            <text:p>0,19198622</text:p>
          </table:table-cell>
          <table:table-cell office:value-type="float" office:value="-0.545625" calcext:value-type="float">
            <text:p>-0,545625</text:p>
          </table:table-cell>
          <table:table-cell office:value-type="float" office:value="-0.070325" calcext:value-type="float">
            <text:p>-0,070325</text:p>
          </table:table-cell>
          <table:table-cell office:value-type="float" office:value="1.48407567" calcext:value-type="float">
            <text:p>1,48407567</text:p>
          </table:table-cell>
          <table:table-cell office:value-type="float" office:value="14" calcext:value-type="float">
            <text:p>14</text:p>
          </table:table-cell>
          <table:table-cell office:value-type="float" office:value="-2.01421256" calcext:value-type="float">
            <text:p>-2,01421256</text:p>
          </table:table-cell>
          <table:table-cell office:value-type="float" office:value="-0.00922837" calcext:value-type="float">
            <text:p>-0,00922837</text:p>
          </table:table-cell>
          <table:table-cell office:value-type="float" office:value="177.49064205" calcext:value-type="float">
            <text:p>177,49064205</text:p>
          </table:table-cell>
          <table:table-cell table:number-columns-repeated="2"/>
        </table:table-row>
        <table:table-row table:style-name="ro1">
          <table:table-cell office:value-type="float" office:value="1624631696.71566" calcext:value-type="float">
            <text:p>1624631696,71566</text:p>
          </table:table-cell>
          <table:table-cell table:formula="of:=ROUND([.A162]-[$menor.$A$1];1)" office:value-type="float" office:value="16" calcext:value-type="float">
            <text:p>16</text:p>
          </table:table-cell>
          <table:table-cell office:value-type="float" office:value="0.1445" calcext:value-type="float">
            <text:p>0,1445</text:p>
          </table:table-cell>
          <table:table-cell office:value-type="float" office:value="0.17453293" calcext:value-type="float">
            <text:p>0,17453293</text:p>
          </table:table-cell>
          <table:table-cell office:value-type="float" office:value="-0.55969" calcext:value-type="float">
            <text:p>-0,55969</text:p>
          </table:table-cell>
          <table:table-cell office:value-type="float" office:value="-0.066445" calcext:value-type="float">
            <text:p>-0,066445</text:p>
          </table:table-cell>
          <table:table-cell office:value-type="float" office:value="1.47031367" calcext:value-type="float">
            <text:p>1,47031367</text:p>
          </table:table-cell>
          <table:table-cell office:value-type="float" office:value="14" calcext:value-type="float">
            <text:p>14</text:p>
          </table:table-cell>
          <table:table-cell office:value-type="float" office:value="-2.01546303" calcext:value-type="float">
            <text:p>-2,01546303</text:p>
          </table:table-cell>
          <table:table-cell office:value-type="float" office:value="-0.03292931" calcext:value-type="float">
            <text:p>-0,03292931</text:p>
          </table:table-cell>
          <table:table-cell office:value-type="float" office:value="178.54259256" calcext:value-type="float">
            <text:p>178,54259256</text:p>
          </table:table-cell>
          <table:table-cell table:number-columns-repeated="2"/>
        </table:table-row>
        <table:table-row table:style-name="ro1">
          <table:table-cell office:value-type="float" office:value="1624631696.81594" calcext:value-type="float">
            <text:p>1624631696,81594</text:p>
          </table:table-cell>
          <table:table-cell table:formula="of:=ROUND([.A163]-[$menor.$A$1];1)" office:value-type="float" office:value="16.1" calcext:value-type="float">
            <text:p>16,1</text:p>
          </table:table-cell>
          <table:table-cell office:value-type="float" office:value="0.1445" calcext:value-type="float">
            <text:p>0,1445</text:p>
          </table:table-cell>
          <table:table-cell office:value-type="float" office:value="0.17453293" calcext:value-type="float">
            <text:p>0,17453293</text:p>
          </table:table-cell>
          <table:table-cell office:value-type="float" office:value="-0.573755" calcext:value-type="float">
            <text:p>-0,573755</text:p>
          </table:table-cell>
          <table:table-cell office:value-type="float" office:value="-0.06305" calcext:value-type="float">
            <text:p>-0,06305</text:p>
          </table:table-cell>
          <table:table-cell office:value-type="float" office:value="1.45607424" calcext:value-type="float">
            <text:p>1,45607424</text:p>
          </table:table-cell>
          <table:table-cell office:value-type="float" office:value="13" calcext:value-type="float">
            <text:p>13</text:p>
          </table:table-cell>
          <table:table-cell office:value-type="float" office:value="-2.01526984" calcext:value-type="float">
            <text:p>-2,01526984</text:p>
          </table:table-cell>
          <table:table-cell office:value-type="float" office:value="-0.02850422" calcext:value-type="float">
            <text:p>-0,02850422</text:p>
          </table:table-cell>
          <table:table-cell office:value-type="float" office:value="178.50688053" calcext:value-type="float">
            <text:p>178,50688053</text:p>
          </table:table-cell>
          <table:table-cell table:number-columns-repeated="2"/>
        </table:table-row>
        <table:table-row table:style-name="ro1">
          <table:table-cell office:value-type="float" office:value="1624631696.91622" calcext:value-type="float">
            <text:p>1624631696,91622</text:p>
          </table:table-cell>
          <table:table-cell table:formula="of:=ROUND([.A164]-[$menor.$A$1];1)" office:value-type="float" office:value="16.2" calcext:value-type="float">
            <text:p>16,2</text:p>
          </table:table-cell>
          <table:table-cell office:value-type="float" office:value="0.1435" calcext:value-type="float">
            <text:p>0,1435</text:p>
          </table:table-cell>
          <table:table-cell office:value-type="float" office:value="0.15707963" calcext:value-type="float">
            <text:p>0,15707963</text:p>
          </table:table-cell>
          <table:table-cell office:value-type="float" office:value="-0.58782" calcext:value-type="float">
            <text:p>-0,58782</text:p>
          </table:table-cell>
          <table:table-cell office:value-type="float" office:value="-0.05917" calcext:value-type="float">
            <text:p>-0,05917</text:p>
          </table:table-cell>
          <table:table-cell office:value-type="float" office:value="1.44184184" calcext:value-type="float">
            <text:p>1,44184184</text:p>
          </table:table-cell>
          <table:table-cell office:value-type="float" office:value="12" calcext:value-type="float">
            <text:p>12</text:p>
          </table:table-cell>
          <table:table-cell office:value-type="float" office:value="-2.01514075" calcext:value-type="float">
            <text:p>-2,01514075</text:p>
          </table:table-cell>
          <table:table-cell office:value-type="float" office:value="-0.02678697" calcext:value-type="float">
            <text:p>-0,02678697</text:p>
          </table:table-cell>
          <table:table-cell office:value-type="float" office:value="178.55883104" calcext:value-type="float">
            <text:p>178,55883104</text:p>
          </table:table-cell>
          <table:table-cell table:number-columns-repeated="2"/>
        </table:table-row>
        <table:table-row table:style-name="ro1">
          <table:table-cell office:value-type="float" office:value="1624631697.01653" calcext:value-type="float">
            <text:p>1624631697,01653</text:p>
          </table:table-cell>
          <table:table-cell table:formula="of:=ROUND([.A165]-[$menor.$A$1];1)" office:value-type="float" office:value="16.3" calcext:value-type="float">
            <text:p>16,3</text:p>
          </table:table-cell>
          <table:table-cell office:value-type="float" office:value="0.1435" calcext:value-type="float">
            <text:p>0,1435</text:p>
          </table:table-cell>
          <table:table-cell office:value-type="float" office:value="0.13962634" calcext:value-type="float">
            <text:p>0,13962634</text:p>
          </table:table-cell>
          <table:table-cell office:value-type="float" office:value="-0.601885" calcext:value-type="float">
            <text:p>-0,601885</text:p>
          </table:table-cell>
          <table:table-cell office:value-type="float" office:value="-0.05626" calcext:value-type="float">
            <text:p>-0,05626</text:p>
          </table:table-cell>
          <table:table-cell office:value-type="float" office:value="1.42763793" calcext:value-type="float">
            <text:p>1,42763793</text:p>
          </table:table-cell>
          <table:table-cell office:value-type="float" office:value="11" calcext:value-type="float">
            <text:p>11</text:p>
          </table:table-cell>
          <table:table-cell office:value-type="float" office:value="-2.01498368" calcext:value-type="float">
            <text:p>-2,01498368</text:p>
          </table:table-cell>
          <table:table-cell office:value-type="float" office:value="-0.02237466" calcext:value-type="float">
            <text:p>-0,02237466</text:p>
          </table:table-cell>
          <table:table-cell office:value-type="float" office:value="178.52311901" calcext:value-type="float">
            <text:p>178,52311901</text:p>
          </table:table-cell>
          <table:table-cell table:number-columns-repeated="2"/>
        </table:table-row>
        <table:table-row table:style-name="ro1">
          <table:table-cell office:value-type="float" office:value="1624631697.11692" calcext:value-type="float">
            <text:p>1624631697,11692</text:p>
          </table:table-cell>
          <table:table-cell table:formula="of:=ROUND([.A166]-[$menor.$A$1];1)" office:value-type="float" office:value="16.4" calcext:value-type="float">
            <text:p>16,4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13962634" calcext:value-type="float">
            <text:p>0,13962634</text:p>
          </table:table-cell>
          <table:table-cell office:value-type="float" office:value="-0.61595" calcext:value-type="float">
            <text:p>-0,61595</text:p>
          </table:table-cell>
          <table:table-cell office:value-type="float" office:value="-0.05432" calcext:value-type="float">
            <text:p>-0,05432</text:p>
          </table:table-cell>
          <table:table-cell office:value-type="float" office:value="1.41341901" calcext:value-type="float">
            <text:p>1,41341901</text:p>
          </table:table-cell>
          <table:table-cell office:value-type="float" office:value="10" calcext:value-type="float">
            <text:p>10</text:p>
          </table:table-cell>
          <table:table-cell office:value-type="float" office:value="-2.0148115" calcext:value-type="float">
            <text:p>-2,0148115</text:p>
          </table:table-cell>
          <table:table-cell office:value-type="float" office:value="-0.01895046" calcext:value-type="float">
            <text:p>-0,01895046</text:p>
          </table:table-cell>
          <table:table-cell office:value-type="float" office:value="178.48740698" calcext:value-type="float">
            <text:p>178,48740698</text:p>
          </table:table-cell>
          <table:table-cell table:number-columns-repeated="2"/>
        </table:table-row>
        <table:table-row table:style-name="ro1">
          <table:table-cell office:value-type="float" office:value="1624631697.21717" calcext:value-type="float">
            <text:p>1624631697,21717</text:p>
          </table:table-cell>
          <table:table-cell table:formula="of:=ROUND([.A167]-[$menor.$A$1];1)" office:value-type="float" office:value="16.5" calcext:value-type="float">
            <text:p>16,5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13962634" calcext:value-type="float">
            <text:p>0,13962634</text:p>
          </table:table-cell>
          <table:table-cell office:value-type="float" office:value="-0.62953" calcext:value-type="float">
            <text:p>-0,62953</text:p>
          </table:table-cell>
          <table:table-cell office:value-type="float" office:value="-0.05141" calcext:value-type="float">
            <text:p>-0,05141</text:p>
          </table:table-cell>
          <table:table-cell office:value-type="float" office:value="1.39924645" calcext:value-type="float">
            <text:p>1,39924645</text:p>
          </table:table-cell>
          <table:table-cell office:value-type="float" office:value="9" calcext:value-type="float">
            <text:p>9</text:p>
          </table:table-cell>
          <table:table-cell office:value-type="float" office:value="-2.01385123" calcext:value-type="float">
            <text:p>-2,01385123</text:p>
          </table:table-cell>
          <table:table-cell office:value-type="float" office:value="0.00702152" calcext:value-type="float">
            <text:p>0,00702152</text:p>
          </table:table-cell>
          <table:table-cell office:value-type="float" office:value="177.48740698" calcext:value-type="float">
            <text:p>177,48740698</text:p>
          </table:table-cell>
          <table:table-cell table:number-columns-repeated="2"/>
        </table:table-row>
        <table:table-row table:style-name="ro1">
          <table:table-cell office:value-type="float" office:value="1624631697.31746" calcext:value-type="float">
            <text:p>1624631697,31746</text:p>
          </table:table-cell>
          <table:table-cell table:formula="of:=ROUND([.A168]-[$menor.$A$1];1)" office:value-type="float" office:value="16.6" calcext:value-type="float">
            <text:p>16,6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12217305" calcext:value-type="float">
            <text:p>0,12217305</text:p>
          </table:table-cell>
          <table:table-cell office:value-type="float" office:value="-0.643595" calcext:value-type="float">
            <text:p>-0,643595</text:p>
          </table:table-cell>
          <table:table-cell office:value-type="float" office:value="-0.04947" calcext:value-type="float">
            <text:p>-0,04947</text:p>
          </table:table-cell>
          <table:table-cell office:value-type="float" office:value="1.3851155" calcext:value-type="float">
            <text:p>1,3851155</text:p>
          </table:table-cell>
          <table:table-cell office:value-type="float" office:value="9" calcext:value-type="float">
            <text:p>9</text:p>
          </table:table-cell>
          <table:table-cell office:value-type="float" office:value="-2.01419544" calcext:value-type="float">
            <text:p>-2,01419544</text:p>
          </table:table-cell>
          <table:table-cell office:value-type="float" office:value="-0.01610305" calcext:value-type="float">
            <text:p>-0,01610305</text:p>
          </table:table-cell>
          <table:table-cell office:value-type="float" office:value="178.53935749" calcext:value-type="float">
            <text:p>178,53935749</text:p>
          </table:table-cell>
          <table:table-cell table:number-columns-repeated="2"/>
        </table:table-row>
        <table:table-row table:style-name="ro1">
          <table:table-cell office:value-type="float" office:value="1624631697.4167" calcext:value-type="float">
            <text:p>1624631697,4167</text:p>
          </table:table-cell>
          <table:table-cell table:formula="of:=ROUND([.A169]-[$menor.$A$1];1)" office:value-type="float" office:value="16.7" calcext:value-type="float">
            <text:p>16,7</text:p>
          </table:table-cell>
          <table:table-cell office:value-type="float" office:value="0.1395" calcext:value-type="float">
            <text:p>0,1395</text:p>
          </table:table-cell>
          <table:table-cell office:value-type="float" office:value="0.10471976" calcext:value-type="float">
            <text:p>0,10471976</text:p>
          </table:table-cell>
          <table:table-cell office:value-type="float" office:value="-0.65766" calcext:value-type="float">
            <text:p>-0,65766</text:p>
          </table:table-cell>
          <table:table-cell office:value-type="float" office:value="-0.046075" calcext:value-type="float">
            <text:p>-0,046075</text:p>
          </table:table-cell>
          <table:table-cell office:value-type="float" office:value="1.37143397" calcext:value-type="float">
            <text:p>1,37143397</text:p>
          </table:table-cell>
          <table:table-cell office:value-type="float" office:value="8" calcext:value-type="float">
            <text:p>8</text:p>
          </table:table-cell>
          <table:table-cell office:value-type="float" office:value="-2.0145613" calcext:value-type="float">
            <text:p>-2,0145613</text:p>
          </table:table-cell>
          <table:table-cell office:value-type="float" office:value="-0.01365727" calcext:value-type="float">
            <text:p>-0,01365727</text:p>
          </table:table-cell>
          <table:table-cell office:value-type="float" office:value="178.50364546" calcext:value-type="float">
            <text:p>178,50364546</text:p>
          </table:table-cell>
          <table:table-cell table:number-columns-repeated="2"/>
        </table:table-row>
        <table:table-row table:style-name="ro1">
          <table:table-cell office:value-type="float" office:value="1624631697.51697" calcext:value-type="float">
            <text:p>1624631697,51697</text:p>
          </table:table-cell>
          <table:table-cell table:formula="of:=ROUND([.A170]-[$menor.$A$1];1)" office:value-type="float" office:value="16.8" calcext:value-type="float">
            <text:p>16,8</text:p>
          </table:table-cell>
          <table:table-cell office:value-type="float" office:value="0.1385" calcext:value-type="float">
            <text:p>0,1385</text:p>
          </table:table-cell>
          <table:table-cell office:value-type="float" office:value="0.10471976" calcext:value-type="float">
            <text:p>0,10471976</text:p>
          </table:table-cell>
          <table:table-cell office:value-type="float" office:value="-0.671725" calcext:value-type="float">
            <text:p>-0,671725</text:p>
          </table:table-cell>
          <table:table-cell office:value-type="float" office:value="-0.044135" calcext:value-type="float">
            <text:p>-0,044135</text:p>
          </table:table-cell>
          <table:table-cell office:value-type="float" office:value="1.35730684" calcext:value-type="float">
            <text:p>1,35730684</text:p>
          </table:table-cell>
          <table:table-cell office:value-type="float" office:value="7" calcext:value-type="float">
            <text:p>7</text:p>
          </table:table-cell>
          <table:table-cell office:value-type="float" office:value="-2.01367875" calcext:value-type="float">
            <text:p>-2,01367875</text:p>
          </table:table-cell>
          <table:table-cell office:value-type="float" office:value="0.01304362" calcext:value-type="float">
            <text:p>0,01304362</text:p>
          </table:table-cell>
          <table:table-cell office:value-type="float" office:value="177.50364546" calcext:value-type="float">
            <text:p>177,50364546</text:p>
          </table:table-cell>
          <table:table-cell table:number-columns-repeated="2"/>
        </table:table-row>
        <table:table-row table:style-name="ro1">
          <table:table-cell office:value-type="float" office:value="1624631697.61724" calcext:value-type="float">
            <text:p>1624631697,61724</text:p>
          </table:table-cell>
          <table:table-cell table:formula="of:=ROUND([.A171]-[$menor.$A$1];1)" office:value-type="float" office:value="16.9" calcext:value-type="float">
            <text:p>16,9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08726646" calcext:value-type="float">
            <text:p>0,08726646</text:p>
          </table:table-cell>
          <table:table-cell office:value-type="float" office:value="-0.68482" calcext:value-type="float">
            <text:p>-0,68482</text:p>
          </table:table-cell>
          <table:table-cell office:value-type="float" office:value="-0.042195" calcext:value-type="float">
            <text:p>-0,042195</text:p>
          </table:table-cell>
          <table:table-cell office:value-type="float" office:value="1.34313047" calcext:value-type="float">
            <text:p>1,34313047</text:p>
          </table:table-cell>
          <table:table-cell office:value-type="float" office:value="8" calcext:value-type="float">
            <text:p>8</text:p>
          </table:table-cell>
          <table:table-cell office:value-type="float" office:value="-2.01479756" calcext:value-type="float">
            <text:p>-2,01479756</text:p>
          </table:table-cell>
          <table:table-cell office:value-type="float" office:value="-0.03166245" calcext:value-type="float">
            <text:p>-0,03166245</text:p>
          </table:table-cell>
          <table:table-cell office:value-type="float" office:value="179.46793343" calcext:value-type="float">
            <text:p>179,46793343</text:p>
          </table:table-cell>
          <table:table-cell table:number-columns-repeated="2"/>
        </table:table-row>
        <table:table-row table:style-name="ro1">
          <table:table-cell office:value-type="float" office:value="1624631697.71758" calcext:value-type="float">
            <text:p>1624631697,71758</text:p>
          </table:table-cell>
          <table:table-cell table:formula="of:=ROUND([.A172]-[$menor.$A$1];1)" office:value-type="float" office:value="17" calcext:value-type="float">
            <text:p>17</text:p>
          </table:table-cell>
          <table:table-cell office:value-type="float" office:value="0.1365" calcext:value-type="float">
            <text:p>0,1365</text:p>
          </table:table-cell>
          <table:table-cell office:value-type="float" office:value="0.08726646" calcext:value-type="float">
            <text:p>0,08726646</text:p>
          </table:table-cell>
          <table:table-cell office:value-type="float" office:value="-0.698885" calcext:value-type="float">
            <text:p>-0,698885</text:p>
          </table:table-cell>
          <table:table-cell office:value-type="float" office:value="-0.041225" calcext:value-type="float">
            <text:p>-0,041225</text:p>
          </table:table-cell>
          <table:table-cell office:value-type="float" office:value="1.32900798" calcext:value-type="float">
            <text:p>1,32900798</text:p>
          </table:table-cell>
          <table:table-cell office:value-type="float" office:value="7" calcext:value-type="float">
            <text:p>7</text:p>
          </table:table-cell>
          <table:table-cell office:value-type="float" office:value="-2.01378132" calcext:value-type="float">
            <text:p>-2,01378132</text:p>
          </table:table-cell>
          <table:table-cell office:value-type="float" office:value="-0.03105857" calcext:value-type="float">
            <text:p>-0,03105857</text:p>
          </table:table-cell>
          <table:table-cell office:value-type="float" office:value="179.51988395" calcext:value-type="float">
            <text:p>179,51988395</text:p>
          </table:table-cell>
          <table:table-cell table:number-columns-repeated="2"/>
        </table:table-row>
        <table:table-row table:style-name="ro1">
          <table:table-cell office:value-type="float" office:value="1624631697.81769" calcext:value-type="float">
            <text:p>1624631697,81769</text:p>
          </table:table-cell>
          <table:table-cell table:formula="of:=ROUND([.A173]-[$menor.$A$1];1)" office:value-type="float" office:value="17.1" calcext:value-type="float">
            <text:p>17,1</text:p>
          </table:table-cell>
          <table:table-cell office:value-type="float" office:value="0.1355" calcext:value-type="float">
            <text:p>0,1355</text:p>
          </table:table-cell>
          <table:table-cell office:value-type="float" office:value="0.08726646" calcext:value-type="float">
            <text:p>0,08726646</text:p>
          </table:table-cell>
          <table:table-cell office:value-type="float" office:value="-0.71198" calcext:value-type="float">
            <text:p>-0,71198</text:p>
          </table:table-cell>
          <table:table-cell office:value-type="float" office:value="-0.039285" calcext:value-type="float">
            <text:p>-0,039285</text:p>
          </table:table-cell>
          <table:table-cell office:value-type="float" office:value="1.3158567" calcext:value-type="float">
            <text:p>1,3158567</text:p>
          </table:table-cell>
          <table:table-cell office:value-type="float" office:value="6" calcext:value-type="float">
            <text:p>6</text:p>
          </table:table-cell>
          <table:table-cell office:value-type="float" office:value="-2.01430266" calcext:value-type="float">
            <text:p>-2,01430266</text:p>
          </table:table-cell>
          <table:table-cell office:value-type="float" office:value="-0.00723639" calcext:value-type="float">
            <text:p>-0,00723639</text:p>
          </table:table-cell>
          <table:table-cell office:value-type="float" office:value="178.51988395" calcext:value-type="float">
            <text:p>178,51988395</text:p>
          </table:table-cell>
          <table:table-cell table:number-columns-repeated="2"/>
        </table:table-row>
        <table:table-row table:style-name="ro1">
          <table:table-cell office:value-type="float" office:value="1624631697.91789" calcext:value-type="float">
            <text:p>1624631697,91789</text:p>
          </table:table-cell>
          <table:table-cell table:formula="of:=ROUND([.A174]-[$menor.$A$1];1)" office:value-type="float" office:value="17.2" calcext:value-type="float">
            <text:p>17,2</text:p>
          </table:table-cell>
          <table:table-cell office:value-type="float" office:value="0.1345" calcext:value-type="float">
            <text:p>0,1345</text:p>
          </table:table-cell>
          <table:table-cell office:value-type="float" office:value="0.06981317" calcext:value-type="float">
            <text:p>0,06981317</text:p>
          </table:table-cell>
          <table:table-cell office:value-type="float" office:value="-0.72556" calcext:value-type="float">
            <text:p>-0,72556</text:p>
          </table:table-cell>
          <table:table-cell office:value-type="float" office:value="-0.038315" calcext:value-type="float">
            <text:p>-0,038315</text:p>
          </table:table-cell>
          <table:table-cell office:value-type="float" office:value="1.30176795" calcext:value-type="float">
            <text:p>1,30176795</text:p>
          </table:table-cell>
          <table:table-cell office:value-type="float" office:value="6" calcext:value-type="float">
            <text:p>6</text:p>
          </table:table-cell>
          <table:table-cell office:value-type="float" office:value="-2.01369519" calcext:value-type="float">
            <text:p>-2,01369519</text:p>
          </table:table-cell>
          <table:table-cell office:value-type="float" office:value="-0.02756547" calcext:value-type="float">
            <text:p>-0,02756547</text:p>
          </table:table-cell>
          <table:table-cell office:value-type="float" office:value="179.48417191" calcext:value-type="float">
            <text:p>179,48417191</text:p>
          </table:table-cell>
          <table:table-cell table:number-columns-repeated="2"/>
        </table:table-row>
        <table:table-row table:style-name="ro1">
          <table:table-cell office:value-type="float" office:value="1624631698.01806" calcext:value-type="float">
            <text:p>1624631698,01806</text:p>
          </table:table-cell>
          <table:table-cell table:formula="of:=ROUND([.A175]-[$menor.$A$1];1)" office:value-type="float" office:value="17.3" calcext:value-type="float">
            <text:p>17,3</text:p>
          </table:table-cell>
          <table:table-cell office:value-type="float" office:value="0.1325" calcext:value-type="float">
            <text:p>0,1325</text:p>
          </table:table-cell>
          <table:table-cell office:value-type="float" office:value="0.08726646" calcext:value-type="float">
            <text:p>0,08726646</text:p>
          </table:table-cell>
          <table:table-cell office:value-type="float" office:value="-0.738655" calcext:value-type="float">
            <text:p>-0,738655</text:p>
          </table:table-cell>
          <table:table-cell office:value-type="float" office:value="-0.036375" calcext:value-type="float">
            <text:p>-0,036375</text:p>
          </table:table-cell>
          <table:table-cell office:value-type="float" office:value="1.28861892" calcext:value-type="float">
            <text:p>1,28861892</text:p>
          </table:table-cell>
          <table:table-cell office:value-type="float" office:value="5" calcext:value-type="float">
            <text:p>5</text:p>
          </table:table-cell>
          <table:table-cell office:value-type="float" office:value="-2.01372798" calcext:value-type="float">
            <text:p>-2,01372798</text:p>
          </table:table-cell>
          <table:table-cell office:value-type="float" office:value="-0.00422703" calcext:value-type="float">
            <text:p>-0,00422703</text:p>
          </table:table-cell>
          <table:table-cell office:value-type="float" office:value="178.48417191" calcext:value-type="float">
            <text:p>178,48417191</text:p>
          </table:table-cell>
          <table:table-cell table:number-columns-repeated="2"/>
        </table:table-row>
        <table:table-row table:style-name="ro1">
          <table:table-cell office:value-type="float" office:value="1624631698.11843" calcext:value-type="float">
            <text:p>1624631698,11843</text:p>
          </table:table-cell>
          <table:table-cell table:formula="of:=ROUND([.A176]-[$menor.$A$1];1)" office:value-type="float" office:value="17.4" calcext:value-type="float">
            <text:p>17,4</text:p>
          </table:table-cell>
          <table:table-cell office:value-type="float" office:value="0.1315" calcext:value-type="float">
            <text:p>0,1315</text:p>
          </table:table-cell>
          <table:table-cell office:value-type="float" office:value="0.06981317" calcext:value-type="float">
            <text:p>0,06981317</text:p>
          </table:table-cell>
          <table:table-cell office:value-type="float" office:value="-0.75175" calcext:value-type="float">
            <text:p>-0,75175</text:p>
          </table:table-cell>
          <table:table-cell office:value-type="float" office:value="-0.035405" calcext:value-type="float">
            <text:p>-0,035405</text:p>
          </table:table-cell>
          <table:table-cell office:value-type="float" office:value="1.27501583" calcext:value-type="float">
            <text:p>1,27501583</text:p>
          </table:table-cell>
          <table:table-cell office:value-type="float" office:value="5" calcext:value-type="float">
            <text:p>5</text:p>
          </table:table-cell>
          <table:table-cell office:value-type="float" office:value="-2.01322465" calcext:value-type="float">
            <text:p>-2,01322465</text:p>
          </table:table-cell>
          <table:table-cell office:value-type="float" office:value="-0.00264687" calcext:value-type="float">
            <text:p>-0,00264687</text:p>
          </table:table-cell>
          <table:table-cell office:value-type="float" office:value="178.48417191" calcext:value-type="float">
            <text:p>178,48417191</text:p>
          </table:table-cell>
          <table:table-cell table:number-columns-repeated="2"/>
        </table:table-row>
        <table:table-row table:style-name="ro1">
          <table:table-cell office:value-type="float" office:value="1624631698.21784" calcext:value-type="float">
            <text:p>1624631698,21784</text:p>
          </table:table-cell>
          <table:table-cell table:formula="of:=ROUND([.A177]-[$menor.$A$1];1)" office:value-type="float" office:value="17.5" calcext:value-type="float">
            <text:p>17,5</text:p>
          </table:table-cell>
          <table:table-cell office:value-type="float" office:value="0.1305" calcext:value-type="float">
            <text:p>0,1305</text:p>
          </table:table-cell>
          <table:table-cell office:value-type="float" office:value="0.06981317" calcext:value-type="float">
            <text:p>0,06981317</text:p>
          </table:table-cell>
          <table:table-cell office:value-type="float" office:value="-0.764845" calcext:value-type="float">
            <text:p>-0,764845</text:p>
          </table:table-cell>
          <table:table-cell office:value-type="float" office:value="-0.034435" calcext:value-type="float">
            <text:p>-0,034435</text:p>
          </table:table-cell>
          <table:table-cell office:value-type="float" office:value="1.26186943" calcext:value-type="float">
            <text:p>1,26186943</text:p>
          </table:table-cell>
          <table:table-cell office:value-type="float" office:value="5" calcext:value-type="float">
            <text:p>5</text:p>
          </table:table-cell>
          <table:table-cell office:value-type="float" office:value="-2.01357807" calcext:value-type="float">
            <text:p>-2,01357807</text:p>
          </table:table-cell>
          <table:table-cell office:value-type="float" office:value="-0.02518878" calcext:value-type="float">
            <text:p>-0,02518878</text:p>
          </table:table-cell>
          <table:table-cell office:value-type="float" office:value="179.53612243" calcext:value-type="float">
            <text:p>179,53612243</text:p>
          </table:table-cell>
          <table:table-cell table:number-columns-repeated="2"/>
        </table:table-row>
        <table:table-row table:style-name="ro1">
          <table:table-cell office:value-type="float" office:value="1624631698.3182" calcext:value-type="float">
            <text:p>1624631698,3182</text:p>
          </table:table-cell>
          <table:table-cell table:formula="of:=ROUND([.A178]-[$menor.$A$1];1)" office:value-type="float" office:value="17.6" calcext:value-type="float">
            <text:p>17,6</text:p>
          </table:table-cell>
          <table:table-cell office:value-type="float" office:value="0.1285" calcext:value-type="float">
            <text:p>0,1285</text:p>
          </table:table-cell>
          <table:table-cell office:value-type="float" office:value="0.06981317" calcext:value-type="float">
            <text:p>0,06981317</text:p>
          </table:table-cell>
          <table:table-cell office:value-type="float" office:value="-0.77794" calcext:value-type="float">
            <text:p>-0,77794</text:p>
          </table:table-cell>
          <table:table-cell office:value-type="float" office:value="-0.033465" calcext:value-type="float">
            <text:p>-0,033465</text:p>
          </table:table-cell>
          <table:table-cell office:value-type="float" office:value="1.248752" calcext:value-type="float">
            <text:p>1,248752</text:p>
          </table:table-cell>
          <table:table-cell office:value-type="float" office:value="4" calcext:value-type="float">
            <text:p>4</text:p>
          </table:table-cell>
          <table:table-cell office:value-type="float" office:value="-2.01318944" calcext:value-type="float">
            <text:p>-2,01318944</text:p>
          </table:table-cell>
          <table:table-cell office:value-type="float" office:value="-0.0025335" calcext:value-type="float">
            <text:p>-0,0025335</text:p>
          </table:table-cell>
          <table:table-cell office:value-type="float" office:value="178.53612243" calcext:value-type="float">
            <text:p>178,53612243</text:p>
          </table:table-cell>
          <table:table-cell table:number-columns-repeated="2"/>
        </table:table-row>
        <table:table-row table:style-name="ro1">
          <table:table-cell office:value-type="float" office:value="1624631698.41838" calcext:value-type="float">
            <text:p>1624631698,41838</text:p>
          </table:table-cell>
          <table:table-cell table:formula="of:=ROUND([.A179]-[$menor.$A$1];1)" office:value-type="float" office:value="17.7" calcext:value-type="float">
            <text:p>17,7</text:p>
          </table:table-cell>
          <table:table-cell office:value-type="float" office:value="0.1275" calcext:value-type="float">
            <text:p>0,1275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-0.79055" calcext:value-type="float">
            <text:p>-0,79055</text:p>
          </table:table-cell>
          <table:table-cell office:value-type="float" office:value="-0.03201" calcext:value-type="float">
            <text:p>-0,03201</text:p>
          </table:table-cell>
          <table:table-cell office:value-type="float" office:value="1.23563492" calcext:value-type="float">
            <text:p>1,23563492</text:p>
          </table:table-cell>
          <table:table-cell office:value-type="float" office:value="4" calcext:value-type="float">
            <text:p>4</text:p>
          </table:table-cell>
          <table:table-cell office:value-type="float" office:value="-2.01352795" calcext:value-type="float">
            <text:p>-2,01352795</text:p>
          </table:table-cell>
          <table:table-cell office:value-type="float" office:value="-0.02269104" calcext:value-type="float">
            <text:p>-0,02269104</text:p>
          </table:table-cell>
          <table:table-cell office:value-type="float" office:value="179.5004104" calcext:value-type="float">
            <text:p>179,5004104</text:p>
          </table:table-cell>
          <table:table-cell table:number-columns-repeated="2"/>
        </table:table-row>
        <table:table-row table:style-name="ro1">
          <table:table-cell office:value-type="float" office:value="1624631698.51857" calcext:value-type="float">
            <text:p>1624631698,51857</text:p>
          </table:table-cell>
          <table:table-cell table:formula="of:=ROUND([.A180]-[$menor.$A$1];1)" office:value-type="float" office:value="17.8" calcext:value-type="float">
            <text:p>17,8</text:p>
          </table:table-cell>
          <table:table-cell office:value-type="float" office:value="0.1265" calcext:value-type="float">
            <text:p>0,1265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-0.803645" calcext:value-type="float">
            <text:p>-0,803645</text:p>
          </table:table-cell>
          <table:table-cell office:value-type="float" office:value="-0.03104" calcext:value-type="float">
            <text:p>-0,03104</text:p>
          </table:table-cell>
          <table:table-cell office:value-type="float" office:value="1.22251809" calcext:value-type="float">
            <text:p>1,22251809</text:p>
          </table:table-cell>
          <table:table-cell office:value-type="float" office:value="3" calcext:value-type="float">
            <text:p>3</text:p>
          </table:table-cell>
          <table:table-cell office:value-type="float" office:value="-2.01264939" calcext:value-type="float">
            <text:p>-2,01264939</text:p>
          </table:table-cell>
          <table:table-cell office:value-type="float" office:value="-0.00001696" calcext:value-type="float">
            <text:p>-1,696E-05</text:p>
          </table:table-cell>
          <table:table-cell office:value-type="float" office:value="178.5004104" calcext:value-type="float">
            <text:p>178,5004104</text:p>
          </table:table-cell>
          <table:table-cell table:number-columns-repeated="2"/>
        </table:table-row>
        <table:table-row table:style-name="ro1">
          <table:table-cell office:value-type="float" office:value="1624631698.61878" calcext:value-type="float">
            <text:p>1624631698,61878</text:p>
          </table:table-cell>
          <table:table-cell table:formula="of:=ROUND([.A181]-[$menor.$A$1];1)" office:value-type="float" office:value="17.9" calcext:value-type="float">
            <text:p>17,9</text:p>
          </table:table-cell>
          <table:table-cell office:value-type="float" office:value="0.1255" calcext:value-type="float">
            <text:p>0,1255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-0.81577" calcext:value-type="float">
            <text:p>-0,81577</text:p>
          </table:table-cell>
          <table:table-cell office:value-type="float" office:value="-0.03007" calcext:value-type="float">
            <text:p>-0,03007</text:p>
          </table:table-cell>
          <table:table-cell office:value-type="float" office:value="1.20987356" calcext:value-type="float">
            <text:p>1,20987356</text:p>
          </table:table-cell>
          <table:table-cell office:value-type="float" office:value="3" calcext:value-type="float">
            <text:p>3</text:p>
          </table:table-cell>
          <table:table-cell office:value-type="float" office:value="-2.01310419" calcext:value-type="float">
            <text:p>-2,01310419</text:p>
          </table:table-cell>
          <table:table-cell office:value-type="float" office:value="0.00062213" calcext:value-type="float">
            <text:p>0,00062213</text:p>
          </table:table-cell>
          <table:table-cell office:value-type="float" office:value="178.5004104" calcext:value-type="float">
            <text:p>178,5004104</text:p>
          </table:table-cell>
          <table:table-cell table:number-columns-repeated="2"/>
        </table:table-row>
        <table:table-row table:style-name="ro1">
          <table:table-cell office:value-type="float" office:value="1624631698.71893" calcext:value-type="float">
            <text:p>1624631698,71893</text:p>
          </table:table-cell>
          <table:table-cell table:formula="of:=ROUND([.A182]-[$menor.$A$1];1)" office:value-type="float" office:value="18" calcext:value-type="float">
            <text:p>18</text:p>
          </table:table-cell>
          <table:table-cell office:value-type="float" office:value="0.1245" calcext:value-type="float">
            <text:p>0,1245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0.828865" calcext:value-type="float">
            <text:p>-0,828865</text:p>
          </table:table-cell>
          <table:table-cell office:value-type="float" office:value="-0.0291" calcext:value-type="float">
            <text:p>-0,0291</text:p>
          </table:table-cell>
          <table:table-cell office:value-type="float" office:value="1.19675756" calcext:value-type="float">
            <text:p>1,19675756</text:p>
          </table:table-cell>
          <table:table-cell office:value-type="float" office:value="3" calcext:value-type="float">
            <text:p>3</text:p>
          </table:table-cell>
          <table:table-cell office:value-type="float" office:value="-2.01247532" calcext:value-type="float">
            <text:p>-2,01247532</text:p>
          </table:table-cell>
          <table:table-cell office:value-type="float" office:value="-0.01888912" calcext:value-type="float">
            <text:p>-0,01888912</text:p>
          </table:table-cell>
          <table:table-cell office:value-type="float" office:value="179.46469836" calcext:value-type="float">
            <text:p>179,46469836</text:p>
          </table:table-cell>
          <table:table-cell table:number-columns-repeated="2"/>
        </table:table-row>
        <table:table-row table:style-name="ro1">
          <table:table-cell office:value-type="float" office:value="1624631698.81911" calcext:value-type="float">
            <text:p>1624631698,81911</text:p>
          </table:table-cell>
          <table:table-cell table:formula="of:=ROUND([.A183]-[$menor.$A$1];1)" office:value-type="float" office:value="18.1" calcext:value-type="float">
            <text:p>18,1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0.84099" calcext:value-type="float">
            <text:p>-0,84099</text:p>
          </table:table-cell>
          <table:table-cell office:value-type="float" office:value="-0.0291" calcext:value-type="float">
            <text:p>-0,0291</text:p>
          </table:table-cell>
          <table:table-cell office:value-type="float" office:value="1.18461168" calcext:value-type="float">
            <text:p>1,18461168</text:p>
          </table:table-cell>
          <table:table-cell office:value-type="float" office:value="2" calcext:value-type="float">
            <text:p>2</text:p>
          </table:table-cell>
          <table:table-cell office:value-type="float" office:value="-2.01305141" calcext:value-type="float">
            <text:p>-2,01305141</text:p>
          </table:table-cell>
          <table:table-cell office:value-type="float" office:value="0.00263914" calcext:value-type="float">
            <text:p>0,00263914</text:p>
          </table:table-cell>
          <table:table-cell office:value-type="float" office:value="178.46469836" calcext:value-type="float">
            <text:p>178,46469836</text:p>
          </table:table-cell>
          <table:table-cell table:number-columns-repeated="2"/>
        </table:table-row>
        <table:table-row table:style-name="ro1">
          <table:table-cell office:value-type="float" office:value="1624631698.91935" calcext:value-type="float">
            <text:p>1624631698,91935</text:p>
          </table:table-cell>
          <table:table-cell table:formula="of:=ROUND([.A184]-[$menor.$A$1];1)" office:value-type="float" office:value="18.2" calcext:value-type="float">
            <text:p>18,2</text:p>
          </table:table-cell>
          <table:table-cell office:value-type="float" office:value="0.1215" calcext:value-type="float">
            <text:p>0,1215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0.85263" calcext:value-type="float">
            <text:p>-0,85263</text:p>
          </table:table-cell>
          <table:table-cell office:value-type="float" office:value="-0.02813" calcext:value-type="float">
            <text:p>-0,02813</text:p>
          </table:table-cell>
          <table:table-cell office:value-type="float" office:value="1.17149651" calcext:value-type="float">
            <text:p>1,17149651</text:p>
          </table:table-cell>
          <table:table-cell office:value-type="float" office:value="2" calcext:value-type="float">
            <text:p>2</text:p>
          </table:table-cell>
          <table:table-cell office:value-type="float" office:value="-2.01206595" calcext:value-type="float">
            <text:p>-2,01206595</text:p>
          </table:table-cell>
          <table:table-cell office:value-type="float" office:value="0.00228774" calcext:value-type="float">
            <text:p>0,00228774</text:p>
          </table:table-cell>
          <table:table-cell office:value-type="float" office:value="178.46469836" calcext:value-type="float">
            <text:p>178,46469836</text:p>
          </table:table-cell>
          <table:table-cell table:number-columns-repeated="2"/>
        </table:table-row>
        <table:table-row table:style-name="ro1">
          <table:table-cell office:value-type="float" office:value="1624631699.01962" calcext:value-type="float">
            <text:p>1624631699,01962</text:p>
          </table:table-cell>
          <table:table-cell table:formula="of:=ROUND([.A185]-[$menor.$A$1];1)" office:value-type="float" office:value="18.3" calcext:value-type="float">
            <text:p>18,3</text:p>
          </table:table-cell>
          <table:table-cell office:value-type="float" office:value="0.1205" calcext:value-type="float">
            <text:p>0,1205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0.864755" calcext:value-type="float">
            <text:p>-0,864755</text:p>
          </table:table-cell>
          <table:table-cell office:value-type="float" office:value="-0.02716" calcext:value-type="float">
            <text:p>-0,02716</text:p>
          </table:table-cell>
          <table:table-cell office:value-type="float" office:value="1.15937531" calcext:value-type="float">
            <text:p>1,15937531</text:p>
          </table:table-cell>
          <table:table-cell office:value-type="float" office:value="2" calcext:value-type="float">
            <text:p>2</text:p>
          </table:table-cell>
          <table:table-cell office:value-type="float" office:value="-2.0115891" calcext:value-type="float">
            <text:p>-2,0115891</text:p>
          </table:table-cell>
          <table:table-cell office:value-type="float" office:value="0.00293298" calcext:value-type="float">
            <text:p>0,00293298</text:p>
          </table:table-cell>
          <table:table-cell office:value-type="float" office:value="178.46469836" calcext:value-type="float">
            <text:p>178,46469836</text:p>
          </table:table-cell>
          <table:table-cell table:number-columns-repeated="2"/>
        </table:table-row>
        <table:table-row table:style-name="ro1">
          <table:table-cell office:value-type="float" office:value="1624631699.1199" calcext:value-type="float">
            <text:p>1624631699,1199</text:p>
          </table:table-cell>
          <table:table-cell table:formula="of:=ROUND([.A186]-[$menor.$A$1];1)" office:value-type="float" office:value="18.4" calcext:value-type="float">
            <text:p>18,4</text:p>
          </table:table-cell>
          <table:table-cell office:value-type="float" office:value="0.1195" calcext:value-type="float">
            <text:p>0,1195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0.87688" calcext:value-type="float">
            <text:p>-0,87688</text:p>
          </table:table-cell>
          <table:table-cell office:value-type="float" office:value="-0.02716" calcext:value-type="float">
            <text:p>-0,02716</text:p>
          </table:table-cell>
          <table:table-cell office:value-type="float" office:value="1.14771473" calcext:value-type="float">
            <text:p>1,14771473</text:p>
          </table:table-cell>
          <table:table-cell office:value-type="float" office:value="2" calcext:value-type="float">
            <text:p>2</text:p>
          </table:table-cell>
          <table:table-cell office:value-type="float" office:value="-2.01205771" calcext:value-type="float">
            <text:p>-2,01205771</text:p>
          </table:table-cell>
          <table:table-cell office:value-type="float" office:value="0.00359056" calcext:value-type="float">
            <text:p>0,00359056</text:p>
          </table:table-cell>
          <table:table-cell office:value-type="float" office:value="178.46469836" calcext:value-type="float">
            <text:p>178,46469836</text:p>
          </table:table-cell>
          <table:table-cell table:number-columns-repeated="2"/>
        </table:table-row>
        <table:table-row table:style-name="ro1">
          <table:table-cell office:value-type="float" office:value="1624631699.22022" calcext:value-type="float">
            <text:p>1624631699,22022</text:p>
          </table:table-cell>
          <table:table-cell table:formula="of:=ROUND([.A187]-[$menor.$A$1];1)" office:value-type="float" office:value="18.5" calcext:value-type="float">
            <text:p>18,5</text:p>
          </table:table-cell>
          <table:table-cell office:value-type="float" office:value="0.1175" calcext:value-type="float">
            <text:p>0,11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0.88852" calcext:value-type="float">
            <text:p>-0,88852</text:p>
          </table:table-cell>
          <table:table-cell office:value-type="float" office:value="-0.02619" calcext:value-type="float">
            <text:p>-0,02619</text:p>
          </table:table-cell>
          <table:table-cell office:value-type="float" office:value="1.13556981" calcext:value-type="float">
            <text:p>1,13556981</text:p>
          </table:table-cell>
          <table:table-cell office:value-type="float" office:value="2" calcext:value-type="float">
            <text:p>2</text:p>
          </table:table-cell>
          <table:table-cell office:value-type="float" office:value="-2.0124094" calcext:value-type="float">
            <text:p>-2,0124094</text:p>
          </table:table-cell>
          <table:table-cell office:value-type="float" office:value="-0.01758037" calcext:value-type="float">
            <text:p>-0,01758037</text:p>
          </table:table-cell>
          <table:table-cell office:value-type="float" office:value="179.51664888" calcext:value-type="float">
            <text:p>179,51664888</text:p>
          </table:table-cell>
          <table:table-cell table:number-columns-repeated="2"/>
        </table:table-row>
        <table:table-row table:style-name="ro1">
          <table:table-cell office:value-type="float" office:value="1624631699.32048" calcext:value-type="float">
            <text:p>1624631699,32048</text:p>
          </table:table-cell>
          <table:table-cell table:formula="of:=ROUND([.A188]-[$menor.$A$1];1)" office:value-type="float" office:value="18.6" calcext:value-type="float">
            <text:p>18,6</text:p>
          </table:table-cell>
          <table:table-cell office:value-type="float" office:value="0.1165" calcext:value-type="float">
            <text:p>0,11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0.900645" calcext:value-type="float">
            <text:p>-0,900645</text:p>
          </table:table-cell>
          <table:table-cell office:value-type="float" office:value="-0.02619" calcext:value-type="float">
            <text:p>-0,02619</text:p>
          </table:table-cell>
          <table:table-cell office:value-type="float" office:value="1.12344837" calcext:value-type="float">
            <text:p>1,12344837</text:p>
          </table:table-cell>
          <table:table-cell office:value-type="float" office:value="1" calcext:value-type="float">
            <text:p>1</text:p>
          </table:table-cell>
          <table:table-cell office:value-type="float" office:value="-2.01159189" calcext:value-type="float">
            <text:p>-2,01159189</text:p>
          </table:table-cell>
          <table:table-cell office:value-type="float" office:value="0.00289211" calcext:value-type="float">
            <text:p>0,00289211</text:p>
          </table:table-cell>
          <table:table-cell office:value-type="float" office:value="178.51664888" calcext:value-type="float">
            <text:p>178,51664888</text:p>
          </table:table-cell>
          <table:table-cell table:number-columns-repeated="2"/>
        </table:table-row>
        <table:table-row table:style-name="ro1">
          <table:table-cell office:value-type="float" office:value="1624631699.41965" calcext:value-type="float">
            <text:p>1624631699,41965</text:p>
          </table:table-cell>
          <table:table-cell table:formula="of:=ROUND([.A189]-[$menor.$A$1];1)" office:value-type="float" office:value="18.7" calcext:value-type="float">
            <text:p>18,7</text:p>
          </table:table-cell>
          <table:table-cell office:value-type="float" office:value="0.1155" calcext:value-type="float">
            <text:p>0,11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0.9118" calcext:value-type="float">
            <text:p>-0,9118</text:p>
          </table:table-cell>
          <table:table-cell office:value-type="float" office:value="-0.02522" calcext:value-type="float">
            <text:p>-0,02522</text:p>
          </table:table-cell>
          <table:table-cell office:value-type="float" office:value="1.11178851" calcext:value-type="float">
            <text:p>1,11178851</text:p>
          </table:table-cell>
          <table:table-cell office:value-type="float" office:value="1" calcext:value-type="float">
            <text:p>1</text:p>
          </table:table-cell>
          <table:table-cell office:value-type="float" office:value="-2.01206094" calcext:value-type="float">
            <text:p>-2,01206094</text:p>
          </table:table-cell>
          <table:table-cell office:value-type="float" office:value="0.00259028" calcext:value-type="float">
            <text:p>0,00259028</text:p>
          </table:table-cell>
          <table:table-cell office:value-type="float" office:value="178.51664888" calcext:value-type="float">
            <text:p>178,51664888</text:p>
          </table:table-cell>
          <table:table-cell table:number-columns-repeated="2"/>
        </table:table-row>
        <table:table-row table:style-name="ro1">
          <table:table-cell office:value-type="float" office:value="1624631699.51994" calcext:value-type="float">
            <text:p>1624631699,51994</text:p>
          </table:table-cell>
          <table:table-cell table:formula="of:=ROUND([.A190]-[$menor.$A$1];1)" office:value-type="float" office:value="18.8" calcext:value-type="float">
            <text:p>18,8</text:p>
          </table:table-cell>
          <table:table-cell office:value-type="float" office:value="0.1145" calcext:value-type="float">
            <text:p>0,11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0.923925" calcext:value-type="float">
            <text:p>-0,923925</text:p>
          </table:table-cell>
          <table:table-cell office:value-type="float" office:value="-0.02522" calcext:value-type="float">
            <text:p>-0,02522</text:p>
          </table:table-cell>
          <table:table-cell office:value-type="float" office:value="1.09966695" calcext:value-type="float">
            <text:p>1,09966695</text:p>
          </table:table-cell>
          <table:table-cell office:value-type="float" office:value="1" calcext:value-type="float">
            <text:p>1</text:p>
          </table:table-cell>
          <table:table-cell office:value-type="float" office:value="-2.01109844" calcext:value-type="float">
            <text:p>-2,01109844</text:p>
          </table:table-cell>
          <table:table-cell office:value-type="float" office:value="0.00324649" calcext:value-type="float">
            <text:p>0,00324649</text:p>
          </table:table-cell>
          <table:table-cell office:value-type="float" office:value="178.51664888" calcext:value-type="float">
            <text:p>178,51664888</text:p>
          </table:table-cell>
          <table:table-cell table:number-columns-repeated="2"/>
        </table:table-row>
        <table:table-row table:style-name="ro1">
          <table:table-cell office:value-type="float" office:value="1624631699.62025" calcext:value-type="float">
            <text:p>1624631699,62025</text:p>
          </table:table-cell>
          <table:table-cell table:formula="of:=ROUND([.A191]-[$menor.$A$1];1)" office:value-type="float" office:value="18.9" calcext:value-type="float">
            <text:p>18,9</text:p>
          </table:table-cell>
          <table:table-cell office:value-type="float" office:value="0.1125" calcext:value-type="float">
            <text:p>0,11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0.934595" calcext:value-type="float">
            <text:p>-0,934595</text:p>
          </table:table-cell>
          <table:table-cell office:value-type="float" office:value="-0.02522" calcext:value-type="float">
            <text:p>-0,02522</text:p>
          </table:table-cell>
          <table:table-cell office:value-type="float" office:value="1.08849216" calcext:value-type="float">
            <text:p>1,08849216</text:p>
          </table:table-cell>
          <table:table-cell office:value-type="float" office:value="1" calcext:value-type="float">
            <text:p>1</text:p>
          </table:table-cell>
          <table:table-cell office:value-type="float" office:value="-2.01205239" calcext:value-type="float">
            <text:p>-2,01205239</text:p>
          </table:table-cell>
          <table:table-cell office:value-type="float" office:value="0.00295722" calcext:value-type="float">
            <text:p>0,00295722</text:p>
          </table:table-cell>
          <table:table-cell office:value-type="float" office:value="178.51664888" calcext:value-type="float">
            <text:p>178,51664888</text:p>
          </table:table-cell>
          <table:table-cell table:number-columns-repeated="2"/>
        </table:table-row>
        <table:table-row table:style-name="ro1">
          <table:table-cell office:value-type="float" office:value="1624631699.7205" calcext:value-type="float">
            <text:p>1624631699,7205</text:p>
          </table:table-cell>
          <table:table-cell table:formula="of:=ROUND([.A192]-[$menor.$A$1];1)" office:value-type="float" office:value="19" calcext:value-type="float">
            <text:p>19</text:p>
          </table:table-cell>
          <table:table-cell office:value-type="float" office:value="0.1115" calcext:value-type="float">
            <text:p>0,111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0.94575" calcext:value-type="float">
            <text:p>-0,94575</text:p>
          </table:table-cell>
          <table:table-cell office:value-type="float" office:value="-0.02425" calcext:value-type="float">
            <text:p>-0,02425</text:p>
          </table:table-cell>
          <table:table-cell office:value-type="float" office:value="1.07637048" calcext:value-type="float">
            <text:p>1,07637048</text:p>
          </table:table-cell>
          <table:table-cell office:value-type="float" office:value="1" calcext:value-type="float">
            <text:p>1</text:p>
          </table:table-cell>
          <table:table-cell office:value-type="float" office:value="-2.01060477" calcext:value-type="float">
            <text:p>-2,01060477</text:p>
          </table:table-cell>
          <table:table-cell office:value-type="float" office:value="0.00264343" calcext:value-type="float">
            <text:p>0,00264343</text:p>
          </table:table-cell>
          <table:table-cell office:value-type="float" office:value="178.51664888" calcext:value-type="float">
            <text:p>178,51664888</text:p>
          </table:table-cell>
          <table:table-cell table:number-columns-repeated="2"/>
        </table:table-row>
        <table:table-row table:style-name="ro1">
          <table:table-cell office:value-type="float" office:value="1624631699.81967" calcext:value-type="float">
            <text:p>1624631699,81967</text:p>
          </table:table-cell>
          <table:table-cell table:formula="of:=ROUND([.A193]-[$menor.$A$1];1)" office:value-type="float" office:value="19.1" calcext:value-type="float">
            <text:p>19,1</text:p>
          </table:table-cell>
          <table:table-cell office:value-type="float" office:value="0.1105" calcext:value-type="float">
            <text:p>0,110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0.956905" calcext:value-type="float">
            <text:p>-0,956905</text:p>
          </table:table-cell>
          <table:table-cell office:value-type="float" office:value="-0.02425" calcext:value-type="float">
            <text:p>-0,02425</text:p>
          </table:table-cell>
          <table:table-cell office:value-type="float" office:value="1.06570351" calcext:value-type="float">
            <text:p>1,06570351</text:p>
          </table:table-cell>
          <table:table-cell office:value-type="float" office:value="1" calcext:value-type="float">
            <text:p>1</text:p>
          </table:table-cell>
          <table:table-cell office:value-type="float" office:value="-2.01109638" calcext:value-type="float">
            <text:p>-2,01109638</text:p>
          </table:table-cell>
          <table:table-cell office:value-type="float" office:value="0.0033373" calcext:value-type="float">
            <text:p>0,0033373</text:p>
          </table:table-cell>
          <table:table-cell office:value-type="float" office:value="178.51664888" calcext:value-type="float">
            <text:p>178,51664888</text:p>
          </table:table-cell>
          <table:table-cell table:number-columns-repeated="2"/>
        </table:table-row>
        <table:table-row table:style-name="ro1">
          <table:table-cell office:value-type="float" office:value="1624631699.91996" calcext:value-type="float">
            <text:p>1624631699,91996</text:p>
          </table:table-cell>
          <table:table-cell table:formula="of:=ROUND([.A194]-[$menor.$A$1];1)" office:value-type="float" office:value="19.2" calcext:value-type="float">
            <text:p>19,2</text:p>
          </table:table-cell>
          <table:table-cell office:value-type="float" office:value="0.1095" calcext:value-type="float">
            <text:p>0,109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0.967575" calcext:value-type="float">
            <text:p>-0,967575</text:p>
          </table:table-cell>
          <table:table-cell office:value-type="float" office:value="-0.02328" calcext:value-type="float">
            <text:p>-0,02328</text:p>
          </table:table-cell>
          <table:table-cell office:value-type="float" office:value="1.05452883" calcext:value-type="float">
            <text:p>1,05452883</text:p>
          </table:table-cell>
          <table:table-cell office:value-type="float" office:value="1" calcext:value-type="float">
            <text:p>1</text:p>
          </table:table-cell>
          <table:table-cell office:value-type="float" office:value="-2.01108045" calcext:value-type="float">
            <text:p>-2,01108045</text:p>
          </table:table-cell>
          <table:table-cell office:value-type="float" office:value="0.00304803" calcext:value-type="float">
            <text:p>0,00304803</text:p>
          </table:table-cell>
          <table:table-cell office:value-type="float" office:value="178.51664888" calcext:value-type="float">
            <text:p>178,51664888</text:p>
          </table:table-cell>
          <table:table-cell table:number-columns-repeated="2"/>
        </table:table-row>
        <table:table-row table:style-name="ro1">
          <table:table-cell office:value-type="float" office:value="1624631700.02031" calcext:value-type="float">
            <text:p>1624631700,02031</text:p>
          </table:table-cell>
          <table:table-cell table:formula="of:=ROUND([.A195]-[$menor.$A$1];1)" office:value-type="float" office:value="19.3" calcext:value-type="float">
            <text:p>19,3</text:p>
          </table:table-cell>
          <table:table-cell office:value-type="float" office:value="0.1085" calcext:value-type="float">
            <text:p>0,10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0.97873" calcext:value-type="float">
            <text:p>-0,97873</text:p>
          </table:table-cell>
          <table:table-cell office:value-type="float" office:value="-0.02328" calcext:value-type="float">
            <text:p>-0,02328</text:p>
          </table:table-cell>
          <table:table-cell office:value-type="float" office:value="1.0433768" calcext:value-type="float">
            <text:p>1,0433768</text:p>
          </table:table-cell>
          <table:table-cell office:value-type="float" office:value="1" calcext:value-type="float">
            <text:p>1</text:p>
          </table:table-cell>
          <table:table-cell office:value-type="float" office:value="-2.01060216" calcext:value-type="float">
            <text:p>-2,01060216</text:p>
          </table:table-cell>
          <table:table-cell office:value-type="float" office:value="0.00372934" calcext:value-type="float">
            <text:p>0,00372934</text:p>
          </table:table-cell>
          <table:table-cell office:value-type="float" office:value="178.51664888" calcext:value-type="float">
            <text:p>178,51664888</text:p>
          </table:table-cell>
          <table:table-cell table:number-columns-repeated="2"/>
        </table:table-row>
        <table:table-row table:style-name="ro1">
          <table:table-cell office:value-type="float" office:value="1624631700.11965" calcext:value-type="float">
            <text:p>1624631700,11965</text:p>
          </table:table-cell>
          <table:table-cell table:formula="of:=ROUND([.A196]-[$menor.$A$1];1)" office:value-type="float" office:value="19.4" calcext:value-type="float">
            <text:p>19,4</text:p>
          </table:table-cell>
          <table:table-cell office:value-type="float" office:value="0.1075" calcext:value-type="float">
            <text:p>0,10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0.989885" calcext:value-type="float">
            <text:p>-0,989885</text:p>
          </table:table-cell>
          <table:table-cell office:value-type="float" office:value="-0.02328" calcext:value-type="float">
            <text:p>-0,02328</text:p>
          </table:table-cell>
          <table:table-cell office:value-type="float" office:value="1.03268743" calcext:value-type="float">
            <text:p>1,03268743</text:p>
          </table:table-cell>
          <table:table-cell office:value-type="float" office:value="1" calcext:value-type="float">
            <text:p>1</text:p>
          </table:table-cell>
          <table:table-cell office:value-type="float" office:value="-2.01107136" calcext:value-type="float">
            <text:p>-2,01107136</text:p>
          </table:table-cell>
          <table:table-cell office:value-type="float" office:value="0.00345263" calcext:value-type="float">
            <text:p>0,00345263</text:p>
          </table:table-cell>
          <table:table-cell office:value-type="float" office:value="178.51664888" calcext:value-type="float">
            <text:p>178,51664888</text:p>
          </table:table-cell>
          <table:table-cell table:number-columns-repeated="2"/>
        </table:table-row>
        <table:table-row table:style-name="ro1">
          <table:table-cell office:value-type="float" office:value="1624631700.21984" calcext:value-type="float">
            <text:p>1624631700,21984</text:p>
          </table:table-cell>
          <table:table-cell table:formula="of:=ROUND([.A197]-[$menor.$A$1];1)" office:value-type="float" office:value="19.5" calcext:value-type="float">
            <text:p>19,5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000555" calcext:value-type="float">
            <text:p>-1,000555</text:p>
          </table:table-cell>
          <table:table-cell office:value-type="float" office:value="-0.02328" calcext:value-type="float">
            <text:p>-0,02328</text:p>
          </table:table-cell>
          <table:table-cell office:value-type="float" office:value="1.02153528" calcext:value-type="float">
            <text:p>1,02153528</text:p>
          </table:table-cell>
          <table:table-cell office:value-type="float" office:value="1" calcext:value-type="float">
            <text:p>1</text:p>
          </table:table-cell>
          <table:table-cell office:value-type="float" office:value="-2.01137836" calcext:value-type="float">
            <text:p>-2,01137836</text:p>
          </table:table-cell>
          <table:table-cell office:value-type="float" office:value="-0.01402567" calcext:value-type="float">
            <text:p>-0,01402567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00.32052" calcext:value-type="float">
            <text:p>1624631700,32052</text:p>
          </table:table-cell>
          <table:table-cell table:formula="of:=ROUND([.A198]-[$menor.$A$1];1)" office:value-type="float" office:value="19.6" calcext:value-type="float">
            <text:p>19,6</text:p>
          </table:table-cell>
          <table:table-cell office:value-type="float" office:value="0.1045" calcext:value-type="float">
            <text:p>0,1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01074" calcext:value-type="float">
            <text:p>-1,01074</text:p>
          </table:table-cell>
          <table:table-cell office:value-type="float" office:value="-0.02231" calcext:value-type="float">
            <text:p>-0,02231</text:p>
          </table:table-cell>
          <table:table-cell office:value-type="float" office:value="1.01038325" calcext:value-type="float">
            <text:p>1,01038325</text:p>
          </table:table-cell>
          <table:table-cell office:value-type="float" office:value="0" calcext:value-type="float">
            <text:p>0</text:p>
          </table:table-cell>
          <table:table-cell office:value-type="float" office:value="-2.01058316" calcext:value-type="float">
            <text:p>-2,01058316</text:p>
          </table:table-cell>
          <table:table-cell office:value-type="float" office:value="0.0035048" calcext:value-type="float">
            <text:p>0,0035048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0.42077" calcext:value-type="float">
            <text:p>1624631700,42077</text:p>
          </table:table-cell>
          <table:table-cell table:formula="of:=ROUND([.A199]-[$menor.$A$1];1)" office:value-type="float" office:value="19.7" calcext:value-type="float">
            <text:p>19,7</text:p>
          </table:table-cell>
          <table:table-cell office:value-type="float" office:value="0.1035" calcext:value-type="float">
            <text:p>0,1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021895" calcext:value-type="float">
            <text:p>-1,021895</text:p>
          </table:table-cell>
          <table:table-cell office:value-type="float" office:value="-0.02231" calcext:value-type="float">
            <text:p>-0,02231</text:p>
          </table:table-cell>
          <table:table-cell office:value-type="float" office:value="0.9997161" calcext:value-type="float">
            <text:p>0,9997161</text:p>
          </table:table-cell>
          <table:table-cell office:value-type="float" office:value="0" calcext:value-type="float">
            <text:p>0</text:p>
          </table:table-cell>
          <table:table-cell office:value-type="float" office:value="-2.01010476" calcext:value-type="float">
            <text:p>-2,01010476</text:p>
          </table:table-cell>
          <table:table-cell office:value-type="float" office:value="0.00419202" calcext:value-type="float">
            <text:p>0,0041920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0.52105" calcext:value-type="float">
            <text:p>1624631700,52105</text:p>
          </table:table-cell>
          <table:table-cell table:formula="of:=ROUND([.A200]-[$menor.$A$1];1)" office:value-type="float" office:value="19.8" calcext:value-type="float">
            <text:p>19,8</text:p>
          </table:table-cell>
          <table:table-cell office:value-type="float" office:value="0.1025" calcext:value-type="float">
            <text:p>0,10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031595" calcext:value-type="float">
            <text:p>-1,031595</text:p>
          </table:table-cell>
          <table:table-cell office:value-type="float" office:value="-0.02231" calcext:value-type="float">
            <text:p>-0,02231</text:p>
          </table:table-cell>
          <table:table-cell office:value-type="float" office:value="0.98951155" calcext:value-type="float">
            <text:p>0,98951155</text:p>
          </table:table-cell>
          <table:table-cell office:value-type="float" office:value="0" calcext:value-type="float">
            <text:p>0</text:p>
          </table:table-cell>
          <table:table-cell office:value-type="float" office:value="-2.0110588" calcext:value-type="float">
            <text:p>-2,0110588</text:p>
          </table:table-cell>
          <table:table-cell office:value-type="float" office:value="0.0039215" calcext:value-type="float">
            <text:p>0,003921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0.62137" calcext:value-type="float">
            <text:p>1624631700,62137</text:p>
          </table:table-cell>
          <table:table-cell table:formula="of:=ROUND([.A201]-[$menor.$A$1];1)" office:value-type="float" office:value="19.9" calcext:value-type="float">
            <text:p>19,9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04178" calcext:value-type="float">
            <text:p>-1,04178</text:p>
          </table:table-cell>
          <table:table-cell office:value-type="float" office:value="-0.02231" calcext:value-type="float">
            <text:p>-0,02231</text:p>
          </table:table-cell>
          <table:table-cell office:value-type="float" office:value="0.9783594" calcext:value-type="float">
            <text:p>0,9783594</text:p>
          </table:table-cell>
          <table:table-cell office:value-type="float" office:value="0" calcext:value-type="float">
            <text:p>0</text:p>
          </table:table-cell>
          <table:table-cell office:value-type="float" office:value="-2.00961057" calcext:value-type="float">
            <text:p>-2,00961057</text:p>
          </table:table-cell>
          <table:table-cell office:value-type="float" office:value="0.00362587" calcext:value-type="float">
            <text:p>0,0036258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0.72058" calcext:value-type="float">
            <text:p>1624631700,72058</text:p>
          </table:table-cell>
          <table:table-cell table:formula="of:=ROUND([.A202]-[$menor.$A$1];1)" office:value-type="float" office:value="20" calcext:value-type="float">
            <text:p>20</text:p>
          </table:table-cell>
          <table:table-cell office:value-type="float" office:value="0.101" calcext:value-type="float">
            <text:p>0,101</text:p>
          </table:table-cell>
          <table:table-cell office:value-type="float" office:value="0" calcext:value-type="float">
            <text:p>0</text:p>
          </table:table-cell>
          <table:table-cell office:value-type="float" office:value="-1.051965" calcext:value-type="float">
            <text:p>-1,051965</text:p>
          </table:table-cell>
          <table:table-cell office:value-type="float" office:value="-0.02231" calcext:value-type="float">
            <text:p>-0,02231</text:p>
          </table:table-cell>
          <table:table-cell office:value-type="float" office:value="0.96866196" calcext:value-type="float">
            <text:p>0,96866196</text:p>
          </table:table-cell>
          <table:table-cell office:value-type="float" office:value="0" calcext:value-type="float">
            <text:p>0</text:p>
          </table:table-cell>
          <table:table-cell office:value-type="float" office:value="-2.01010154" calcext:value-type="float">
            <text:p>-2,01010154</text:p>
          </table:table-cell>
          <table:table-cell office:value-type="float" office:value="0.00336879" calcext:value-type="float">
            <text:p>0,00336879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0.82091" calcext:value-type="float">
            <text:p>1624631700,82091</text:p>
          </table:table-cell>
          <table:table-cell table:formula="of:=ROUND([.A203]-[$menor.$A$1];1)" office:value-type="float" office:value="20.1" calcext:value-type="float">
            <text:p>20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-1.061665" calcext:value-type="float">
            <text:p>-1,061665</text:p>
          </table:table-cell>
          <table:table-cell office:value-type="float" office:value="-0.02134" calcext:value-type="float">
            <text:p>-0,02134</text:p>
          </table:table-cell>
          <table:table-cell office:value-type="float" office:value="0.9584797" calcext:value-type="float">
            <text:p>0,9584797</text:p>
          </table:table-cell>
          <table:table-cell office:value-type="float" office:value="0" calcext:value-type="float">
            <text:p>0</text:p>
          </table:table-cell>
          <table:table-cell office:value-type="float" office:value="-2.01010785" calcext:value-type="float">
            <text:p>-2,01010785</text:p>
          </table:table-cell>
          <table:table-cell office:value-type="float" office:value="0.00309886" calcext:value-type="float">
            <text:p>0,0030988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0.92128" calcext:value-type="float">
            <text:p>1624631700,92128</text:p>
          </table:table-cell>
          <table:table-cell table:formula="of:=ROUND([.A204]-[$menor.$A$1];1)" office:value-type="float" office:value="20.2" calcext:value-type="float">
            <text:p>20,2</text:p>
          </table:table-cell>
          <table:table-cell office:value-type="float" office:value="0.099" calcext:value-type="float">
            <text:p>0,099</text:p>
          </table:table-cell>
          <table:table-cell office:value-type="float" office:value="0" calcext:value-type="float">
            <text:p>0</text:p>
          </table:table-cell>
          <table:table-cell office:value-type="float" office:value="-1.07185" calcext:value-type="float">
            <text:p>-1,07185</text:p>
          </table:table-cell>
          <table:table-cell office:value-type="float" office:value="-0.02134" calcext:value-type="float">
            <text:p>-0,02134</text:p>
          </table:table-cell>
          <table:table-cell office:value-type="float" office:value="0.9482975" calcext:value-type="float">
            <text:p>0,9482975</text:p>
          </table:table-cell>
          <table:table-cell office:value-type="float" office:value="0" calcext:value-type="float">
            <text:p>0</text:p>
          </table:table-cell>
          <table:table-cell office:value-type="float" office:value="-2.00962923" calcext:value-type="float">
            <text:p>-2,00962923</text:p>
          </table:table-cell>
          <table:table-cell office:value-type="float" office:value="0.00379894" calcext:value-type="float">
            <text:p>0,0037989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1.02164" calcext:value-type="float">
            <text:p>1624631701,02164</text:p>
          </table:table-cell>
          <table:table-cell table:formula="of:=ROUND([.A205]-[$menor.$A$1];1)" office:value-type="float" office:value="20.3" calcext:value-type="float">
            <text:p>20,3</text:p>
          </table:table-cell>
          <table:table-cell office:value-type="float" office:value="0.098" calcext:value-type="float">
            <text:p>0,098</text:p>
          </table:table-cell>
          <table:table-cell office:value-type="float" office:value="0" calcext:value-type="float">
            <text:p>0</text:p>
          </table:table-cell>
          <table:table-cell office:value-type="float" office:value="-1.08155" calcext:value-type="float">
            <text:p>-1,08155</text:p>
          </table:table-cell>
          <table:table-cell office:value-type="float" office:value="-0.02134" calcext:value-type="float">
            <text:p>-0,02134</text:p>
          </table:table-cell>
          <table:table-cell office:value-type="float" office:value="0.93857765" calcext:value-type="float">
            <text:p>0,93857765</text:p>
          </table:table-cell>
          <table:table-cell office:value-type="float" office:value="0" calcext:value-type="float">
            <text:p>0</text:p>
          </table:table-cell>
          <table:table-cell office:value-type="float" office:value="-2.0100978" calcext:value-type="float">
            <text:p>-2,0100978</text:p>
          </table:table-cell>
          <table:table-cell office:value-type="float" office:value="0.00354127" calcext:value-type="float">
            <text:p>0,0035412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1.12207" calcext:value-type="float">
            <text:p>1624631701,12207</text:p>
          </table:table-cell>
          <table:table-cell table:formula="of:=ROUND([.A206]-[$menor.$A$1];1)" office:value-type="float" office:value="20.4" calcext:value-type="float">
            <text:p>20,4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-1.091735" calcext:value-type="float">
            <text:p>-1,091735</text:p>
          </table:table-cell>
          <table:table-cell office:value-type="float" office:value="-0.02134" calcext:value-type="float">
            <text:p>-0,02134</text:p>
          </table:table-cell>
          <table:table-cell office:value-type="float" office:value="0.92839527" calcext:value-type="float">
            <text:p>0,92839527</text:p>
          </table:table-cell>
          <table:table-cell office:value-type="float" office:value="0" calcext:value-type="float">
            <text:p>0</text:p>
          </table:table-cell>
          <table:table-cell office:value-type="float" office:value="-2.009619" calcext:value-type="float">
            <text:p>-2,009619</text:p>
          </table:table-cell>
          <table:table-cell office:value-type="float" office:value="0.00327134" calcext:value-type="float">
            <text:p>0,0032713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1.22254" calcext:value-type="float">
            <text:p>1624631701,22254</text:p>
          </table:table-cell>
          <table:table-cell table:formula="of:=ROUND([.A207]-[$menor.$A$1];1)" office:value-type="float" office:value="20.5" calcext:value-type="float">
            <text:p>20,5</text:p>
          </table:table-cell>
          <table:table-cell office:value-type="float" office:value="0.096" calcext:value-type="float">
            <text:p>0,096</text:p>
          </table:table-cell>
          <table:table-cell office:value-type="float" office:value="0" calcext:value-type="float">
            <text:p>0</text:p>
          </table:table-cell>
          <table:table-cell office:value-type="float" office:value="-1.10095" calcext:value-type="float">
            <text:p>-1,10095</text:p>
          </table:table-cell>
          <table:table-cell office:value-type="float" office:value="-0.02134" calcext:value-type="float">
            <text:p>-0,02134</text:p>
          </table:table-cell>
          <table:table-cell office:value-type="float" office:value="0.91869789" calcext:value-type="float">
            <text:p>0,91869789</text:p>
          </table:table-cell>
          <table:table-cell office:value-type="float" office:value="0" calcext:value-type="float">
            <text:p>0</text:p>
          </table:table-cell>
          <table:table-cell office:value-type="float" office:value="-2.01011003" calcext:value-type="float">
            <text:p>-2,01011003</text:p>
          </table:table-cell>
          <table:table-cell office:value-type="float" office:value="0.00301427" calcext:value-type="float">
            <text:p>0,0030142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1.32334" calcext:value-type="float">
            <text:p>1624631701,32334</text:p>
          </table:table-cell>
          <table:table-cell table:formula="of:=ROUND([.A208]-[$menor.$A$1];1)" office:value-type="float" office:value="20.6" calcext:value-type="float">
            <text:p>20,6</text:p>
          </table:table-cell>
          <table:table-cell office:value-type="float" office:value="0.095" calcext:value-type="float">
            <text:p>0,095</text:p>
          </table:table-cell>
          <table:table-cell office:value-type="float" office:value="0" calcext:value-type="float">
            <text:p>0</text:p>
          </table:table-cell>
          <table:table-cell office:value-type="float" office:value="-1.11065" calcext:value-type="float">
            <text:p>-1,11065</text:p>
          </table:table-cell>
          <table:table-cell office:value-type="float" office:value="-0.02134" calcext:value-type="float">
            <text:p>-0,02134</text:p>
          </table:table-cell>
          <table:table-cell office:value-type="float" office:value="0.90851563" calcext:value-type="float">
            <text:p>0,90851563</text:p>
          </table:table-cell>
          <table:table-cell office:value-type="float" office:value="0" calcext:value-type="float">
            <text:p>0</text:p>
          </table:table-cell>
          <table:table-cell office:value-type="float" office:value="-2.00914634" calcext:value-type="float">
            <text:p>-2,00914634</text:p>
          </table:table-cell>
          <table:table-cell office:value-type="float" office:value="0.00274434" calcext:value-type="float">
            <text:p>0,0027443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1.42354" calcext:value-type="float">
            <text:p>1624631701,42354</text:p>
          </table:table-cell>
          <table:table-cell table:formula="of:=ROUND([.A209]-[$menor.$A$1];1)" office:value-type="float" office:value="20.7" calcext:value-type="float">
            <text:p>20,7</text:p>
          </table:table-cell>
          <table:table-cell office:value-type="float" office:value="0.094" calcext:value-type="float">
            <text:p>0,094</text:p>
          </table:table-cell>
          <table:table-cell office:value-type="float" office:value="0" calcext:value-type="float">
            <text:p>0</text:p>
          </table:table-cell>
          <table:table-cell office:value-type="float" office:value="-1.119865" calcext:value-type="float">
            <text:p>-1,119865</text:p>
          </table:table-cell>
          <table:table-cell office:value-type="float" office:value="-0.02134" calcext:value-type="float">
            <text:p>-0,02134</text:p>
          </table:table-cell>
          <table:table-cell office:value-type="float" office:value="0.89930326" calcext:value-type="float">
            <text:p>0,89930326</text:p>
          </table:table-cell>
          <table:table-cell office:value-type="float" office:value="0" calcext:value-type="float">
            <text:p>0</text:p>
          </table:table-cell>
          <table:table-cell office:value-type="float" office:value="-2.00963721" calcext:value-type="float">
            <text:p>-2,00963721</text:p>
          </table:table-cell>
          <table:table-cell office:value-type="float" office:value="0.00250012" calcext:value-type="float">
            <text:p>0,0025001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1.52398" calcext:value-type="float">
            <text:p>1624631701,52398</text:p>
          </table:table-cell>
          <table:table-cell table:formula="of:=ROUND([.A210]-[$menor.$A$1];1)" office:value-type="float" office:value="20.8" calcext:value-type="float">
            <text:p>20,8</text:p>
          </table:table-cell>
          <table:table-cell office:value-type="float" office:value="0.093" calcext:value-type="float">
            <text:p>0,093</text:p>
          </table:table-cell>
          <table:table-cell office:value-type="float" office:value="0" calcext:value-type="float">
            <text:p>0</text:p>
          </table:table-cell>
          <table:table-cell office:value-type="float" office:value="-1.129565" calcext:value-type="float">
            <text:p>-1,129565</text:p>
          </table:table-cell>
          <table:table-cell office:value-type="float" office:value="-0.02037" calcext:value-type="float">
            <text:p>-0,02037</text:p>
          </table:table-cell>
          <table:table-cell office:value-type="float" office:value="0.889606" calcext:value-type="float">
            <text:p>0,889606</text:p>
          </table:table-cell>
          <table:table-cell office:value-type="float" office:value="0" calcext:value-type="float">
            <text:p>0</text:p>
          </table:table-cell>
          <table:table-cell office:value-type="float" office:value="-2.00915836" calcext:value-type="float">
            <text:p>-2,00915836</text:p>
          </table:table-cell>
          <table:table-cell office:value-type="float" office:value="0.00224305" calcext:value-type="float">
            <text:p>0,0022430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1.62424" calcext:value-type="float">
            <text:p>1624631701,62424</text:p>
          </table:table-cell>
          <table:table-cell table:formula="of:=ROUND([.A211]-[$menor.$A$1];1)" office:value-type="float" office:value="20.9" calcext:value-type="float">
            <text:p>20,9</text:p>
          </table:table-cell>
          <table:table-cell office:value-type="float" office:value="0.092" calcext:value-type="float">
            <text:p>0,092</text:p>
          </table:table-cell>
          <table:table-cell office:value-type="float" office:value="0" calcext:value-type="float">
            <text:p>0</text:p>
          </table:table-cell>
          <table:table-cell office:value-type="float" office:value="-1.13878" calcext:value-type="float">
            <text:p>-1,13878</text:p>
          </table:table-cell>
          <table:table-cell office:value-type="float" office:value="-0.02037" calcext:value-type="float">
            <text:p>-0,02037</text:p>
          </table:table-cell>
          <table:table-cell office:value-type="float" office:value="0.88039368" calcext:value-type="float">
            <text:p>0,88039368</text:p>
          </table:table-cell>
          <table:table-cell office:value-type="float" office:value="0" calcext:value-type="float">
            <text:p>0</text:p>
          </table:table-cell>
          <table:table-cell office:value-type="float" office:value="-2.00964928" calcext:value-type="float">
            <text:p>-2,00964928</text:p>
          </table:table-cell>
          <table:table-cell office:value-type="float" office:value="0.00296884" calcext:value-type="float">
            <text:p>0,0029688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1.7245" calcext:value-type="float">
            <text:p>1624631701,7245</text:p>
          </table:table-cell>
          <table:table-cell table:formula="of:=ROUND([.A212]-[$menor.$A$1];1)" office:value-type="float" office:value="21" calcext:value-type="float">
            <text:p>21</text:p>
          </table:table-cell>
          <table:table-cell office:value-type="float" office:value="0.091" calcext:value-type="float">
            <text:p>0,091</text:p>
          </table:table-cell>
          <table:table-cell office:value-type="float" office:value="0" calcext:value-type="float">
            <text:p>0</text:p>
          </table:table-cell>
          <table:table-cell office:value-type="float" office:value="-1.147995" calcext:value-type="float">
            <text:p>-1,147995</text:p>
          </table:table-cell>
          <table:table-cell office:value-type="float" office:value="-0.02037" calcext:value-type="float">
            <text:p>-0,02037</text:p>
          </table:table-cell>
          <table:table-cell office:value-type="float" office:value="0.8706733" calcext:value-type="float">
            <text:p>0,8706733</text:p>
          </table:table-cell>
          <table:table-cell office:value-type="float" office:value="0" calcext:value-type="float">
            <text:p>0</text:p>
          </table:table-cell>
          <table:table-cell office:value-type="float" office:value="-2.00914731" calcext:value-type="float">
            <text:p>-2,00914731</text:p>
          </table:table-cell>
          <table:table-cell office:value-type="float" office:value="0.00271116" calcext:value-type="float">
            <text:p>0,0027111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1.82473" calcext:value-type="float">
            <text:p>1624631701,82473</text:p>
          </table:table-cell>
          <table:table-cell table:formula="of:=ROUND([.A213]-[$menor.$A$1];1)" office:value-type="float" office:value="21.1" calcext:value-type="float">
            <text:p>21,1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-1.156725" calcext:value-type="float">
            <text:p>-1,156725</text:p>
          </table:table-cell>
          <table:table-cell office:value-type="float" office:value="-0.02037" calcext:value-type="float">
            <text:p>-0,02037</text:p>
          </table:table-cell>
          <table:table-cell office:value-type="float" office:value="0.86146086" calcext:value-type="float">
            <text:p>0,86146086</text:p>
          </table:table-cell>
          <table:table-cell office:value-type="float" office:value="0" calcext:value-type="float">
            <text:p>0</text:p>
          </table:table-cell>
          <table:table-cell office:value-type="float" office:value="-2.00915311" calcext:value-type="float">
            <text:p>-2,00915311</text:p>
          </table:table-cell>
          <table:table-cell office:value-type="float" office:value="0.00246694" calcext:value-type="float">
            <text:p>0,0024669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1.92499" calcext:value-type="float">
            <text:p>1624631701,92499</text:p>
          </table:table-cell>
          <table:table-cell table:formula="of:=ROUND([.A214]-[$menor.$A$1];1)" office:value-type="float" office:value="21.2" calcext:value-type="float">
            <text:p>21,2</text:p>
          </table:table-cell>
          <table:table-cell office:value-type="float" office:value="0.089" calcext:value-type="float">
            <text:p>0,089</text:p>
          </table:table-cell>
          <table:table-cell office:value-type="float" office:value="0" calcext:value-type="float">
            <text:p>0</text:p>
          </table:table-cell>
          <table:table-cell office:value-type="float" office:value="-1.16594" calcext:value-type="float">
            <text:p>-1,16594</text:p>
          </table:table-cell>
          <table:table-cell office:value-type="float" office:value="-0.02037" calcext:value-type="float">
            <text:p>-0,02037</text:p>
          </table:table-cell>
          <table:table-cell office:value-type="float" office:value="0.85224849" calcext:value-type="float">
            <text:p>0,85224849</text:p>
          </table:table-cell>
          <table:table-cell office:value-type="float" office:value="0" calcext:value-type="float">
            <text:p>0</text:p>
          </table:table-cell>
          <table:table-cell office:value-type="float" office:value="-2.00867398" calcext:value-type="float">
            <text:p>-2,00867398</text:p>
          </table:table-cell>
          <table:table-cell office:value-type="float" office:value="0.00222272" calcext:value-type="float">
            <text:p>0,0022227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2.02526" calcext:value-type="float">
            <text:p>1624631702,02526</text:p>
          </table:table-cell>
          <table:table-cell table:formula="of:=ROUND([.A215]-[$menor.$A$1];1)" office:value-type="float" office:value="21.3" calcext:value-type="float">
            <text:p>21,3</text:p>
          </table:table-cell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-1.17467" calcext:value-type="float">
            <text:p>-1,17467</text:p>
          </table:table-cell>
          <table:table-cell office:value-type="float" office:value="-0.02037" calcext:value-type="float">
            <text:p>-0,02037</text:p>
          </table:table-cell>
          <table:table-cell office:value-type="float" office:value="0.843521" calcext:value-type="float">
            <text:p>0,843521</text:p>
          </table:table-cell>
          <table:table-cell office:value-type="float" office:value="0" calcext:value-type="float">
            <text:p>0</text:p>
          </table:table-cell>
          <table:table-cell office:value-type="float" office:value="-2.00916455" calcext:value-type="float">
            <text:p>-2,00916455</text:p>
          </table:table-cell>
          <table:table-cell office:value-type="float" office:value="0.00199136" calcext:value-type="float">
            <text:p>0,0019913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2.12501" calcext:value-type="float">
            <text:p>1624631702,12501</text:p>
          </table:table-cell>
          <table:table-cell table:formula="of:=ROUND([.A216]-[$menor.$A$1];1)" office:value-type="float" office:value="21.4" calcext:value-type="float">
            <text:p>21,4</text:p>
          </table:table-cell>
          <table:table-cell office:value-type="float" office:value="0.087" calcext:value-type="float">
            <text:p>0,087</text:p>
          </table:table-cell>
          <table:table-cell office:value-type="float" office:value="0" calcext:value-type="float">
            <text:p>0</text:p>
          </table:table-cell>
          <table:table-cell office:value-type="float" office:value="-1.182915" calcext:value-type="float">
            <text:p>-1,182915</text:p>
          </table:table-cell>
          <table:table-cell office:value-type="float" office:value="-0.02037" calcext:value-type="float">
            <text:p>-0,02037</text:p>
          </table:table-cell>
          <table:table-cell office:value-type="float" office:value="0.83430868" calcext:value-type="float">
            <text:p>0,83430868</text:p>
          </table:table-cell>
          <table:table-cell office:value-type="float" office:value="0" calcext:value-type="float">
            <text:p>0</text:p>
          </table:table-cell>
          <table:table-cell office:value-type="float" office:value="-2.00868547" calcext:value-type="float">
            <text:p>-2,00868547</text:p>
          </table:table-cell>
          <table:table-cell office:value-type="float" office:value="0.00174715" calcext:value-type="float">
            <text:p>0,0017471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2.22528" calcext:value-type="float">
            <text:p>1624631702,22528</text:p>
          </table:table-cell>
          <table:table-cell table:formula="of:=ROUND([.A217]-[$menor.$A$1];1)" office:value-type="float" office:value="21.5" calcext:value-type="float">
            <text:p>21,5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office:value-type="float" office:value="-1.191645" calcext:value-type="float">
            <text:p>-1,191645</text:p>
          </table:table-cell>
          <table:table-cell office:value-type="float" office:value="-0.0194" calcext:value-type="float">
            <text:p>-0,0194</text:p>
          </table:table-cell>
          <table:table-cell office:value-type="float" office:value="0.82558131" calcext:value-type="float">
            <text:p>0,82558131</text:p>
          </table:table-cell>
          <table:table-cell office:value-type="float" office:value="0" calcext:value-type="float">
            <text:p>0</text:p>
          </table:table-cell>
          <table:table-cell office:value-type="float" office:value="-2.00820617" calcext:value-type="float">
            <text:p>-2,00820617</text:p>
          </table:table-cell>
          <table:table-cell office:value-type="float" office:value="0.00151579" calcext:value-type="float">
            <text:p>0,00151579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2.32549" calcext:value-type="float">
            <text:p>1624631702,32549</text:p>
          </table:table-cell>
          <table:table-cell table:formula="of:=ROUND([.A218]-[$menor.$A$1];1)" office:value-type="float" office:value="21.6" calcext:value-type="float">
            <text:p>21,6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office:value-type="float" office:value="-1.19989" calcext:value-type="float">
            <text:p>-1,19989</text:p>
          </table:table-cell>
          <table:table-cell office:value-type="float" office:value="-0.0194" calcext:value-type="float">
            <text:p>-0,0194</text:p>
          </table:table-cell>
          <table:table-cell office:value-type="float" office:value="0.81733888" calcext:value-type="float">
            <text:p>0,81733888</text:p>
          </table:table-cell>
          <table:table-cell office:value-type="float" office:value="0" calcext:value-type="float">
            <text:p>0</text:p>
          </table:table-cell>
          <table:table-cell office:value-type="float" office:value="-2.00869664" calcext:value-type="float">
            <text:p>-2,00869664</text:p>
          </table:table-cell>
          <table:table-cell office:value-type="float" office:value="0.00226728" calcext:value-type="float">
            <text:p>0,00226728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2.42487" calcext:value-type="float">
            <text:p>1624631702,42487</text:p>
          </table:table-cell>
          <table:table-cell table:formula="of:=ROUND([.A219]-[$menor.$A$1];1)" office:value-type="float" office:value="21.7" calcext:value-type="float">
            <text:p>21,7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office:value-type="float" office:value="-1.20862" calcext:value-type="float">
            <text:p>-1,20862</text:p>
          </table:table-cell>
          <table:table-cell office:value-type="float" office:value="-0.0194" calcext:value-type="float">
            <text:p>-0,0194</text:p>
          </table:table-cell>
          <table:table-cell office:value-type="float" office:value="0.80858779" calcext:value-type="float">
            <text:p>0,80858779</text:p>
          </table:table-cell>
          <table:table-cell office:value-type="float" office:value="0" calcext:value-type="float">
            <text:p>0</text:p>
          </table:table-cell>
          <table:table-cell office:value-type="float" office:value="-2.00819362" calcext:value-type="float">
            <text:p>-2,00819362</text:p>
          </table:table-cell>
          <table:table-cell office:value-type="float" office:value="0.0020353" calcext:value-type="float">
            <text:p>0,0020353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2.52514" calcext:value-type="float">
            <text:p>1624631702,52514</text:p>
          </table:table-cell>
          <table:table-cell table:formula="of:=ROUND([.A220]-[$menor.$A$1];1)" office:value-type="float" office:value="21.8" calcext:value-type="float">
            <text:p>21,8</text:p>
          </table:table-cell>
          <table:table-cell office:value-type="float" office:value="0.083" calcext:value-type="float">
            <text:p>0,083</text:p>
          </table:table-cell>
          <table:table-cell office:value-type="float" office:value="0" calcext:value-type="float">
            <text:p>0</text:p>
          </table:table-cell>
          <table:table-cell office:value-type="float" office:value="-1.216865" calcext:value-type="float">
            <text:p>-1,216865</text:p>
          </table:table-cell>
          <table:table-cell office:value-type="float" office:value="-0.0194" calcext:value-type="float">
            <text:p>-0,0194</text:p>
          </table:table-cell>
          <table:table-cell office:value-type="float" office:value="0.80034518" calcext:value-type="float">
            <text:p>0,80034518</text:p>
          </table:table-cell>
          <table:table-cell office:value-type="float" office:value="0" calcext:value-type="float">
            <text:p>0</text:p>
          </table:table-cell>
          <table:table-cell office:value-type="float" office:value="-2.00868391" calcext:value-type="float">
            <text:p>-2,00868391</text:p>
          </table:table-cell>
          <table:table-cell office:value-type="float" office:value="0.00181679" calcext:value-type="float">
            <text:p>0,00181679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2.62464" calcext:value-type="float">
            <text:p>1624631702,62464</text:p>
          </table:table-cell>
          <table:table-cell table:formula="of:=ROUND([.A221]-[$menor.$A$1];1)" office:value-type="float" office:value="21.9" calcext:value-type="float">
            <text:p>21,9</text:p>
          </table:table-cell>
          <table:table-cell office:value-type="float" office:value="0.083" calcext:value-type="float">
            <text:p>0,083</text:p>
          </table:table-cell>
          <table:table-cell office:value-type="float" office:value="0" calcext:value-type="float">
            <text:p>0</text:p>
          </table:table-cell>
          <table:table-cell office:value-type="float" office:value="-1.224625" calcext:value-type="float">
            <text:p>-1,224625</text:p>
          </table:table-cell>
          <table:table-cell office:value-type="float" office:value="-0.0194" calcext:value-type="float">
            <text:p>-0,0194</text:p>
          </table:table-cell>
          <table:table-cell office:value-type="float" office:value="0.79161775" calcext:value-type="float">
            <text:p>0,79161775</text:p>
          </table:table-cell>
          <table:table-cell office:value-type="float" office:value="0" calcext:value-type="float">
            <text:p>0</text:p>
          </table:table-cell>
          <table:table-cell office:value-type="float" office:value="-2.00820455" calcext:value-type="float">
            <text:p>-2,00820455</text:p>
          </table:table-cell>
          <table:table-cell office:value-type="float" office:value="0.00158543" calcext:value-type="float">
            <text:p>0,00158543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2.72508" calcext:value-type="float">
            <text:p>1624631702,72508</text:p>
          </table:table-cell>
          <table:table-cell table:formula="of:=ROUND([.A222]-[$menor.$A$1];1)" office:value-type="float" office:value="22" calcext:value-type="float">
            <text:p>22</text:p>
          </table:table-cell>
          <table:table-cell office:value-type="float" office:value="0.082" calcext:value-type="float">
            <text:p>0,082</text:p>
          </table:table-cell>
          <table:table-cell office:value-type="float" office:value="0" calcext:value-type="float">
            <text:p>0</text:p>
          </table:table-cell>
          <table:table-cell office:value-type="float" office:value="-1.23384" calcext:value-type="float">
            <text:p>-1,23384</text:p>
          </table:table-cell>
          <table:table-cell office:value-type="float" office:value="-0.0194" calcext:value-type="float">
            <text:p>-0,0194</text:p>
          </table:table-cell>
          <table:table-cell office:value-type="float" office:value="0.78337526" calcext:value-type="float">
            <text:p>0,78337526</text:p>
          </table:table-cell>
          <table:table-cell office:value-type="float" office:value="0" calcext:value-type="float">
            <text:p>0</text:p>
          </table:table-cell>
          <table:table-cell office:value-type="float" office:value="-2.00772495" calcext:value-type="float">
            <text:p>-2,00772495</text:p>
          </table:table-cell>
          <table:table-cell office:value-type="float" office:value="0.00136692" calcext:value-type="float">
            <text:p>0,0013669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2.82542" calcext:value-type="float">
            <text:p>1624631702,82542</text:p>
          </table:table-cell>
          <table:table-cell table:formula="of:=ROUND([.A223]-[$menor.$A$1];1)" office:value-type="float" office:value="22.1" calcext:value-type="float">
            <text:p>22,1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-1.2416" calcext:value-type="float">
            <text:p>-1,2416</text:p>
          </table:table-cell>
          <table:table-cell office:value-type="float" office:value="-0.0194" calcext:value-type="float">
            <text:p>-0,0194</text:p>
          </table:table-cell>
          <table:table-cell office:value-type="float" office:value="0.77561766" calcext:value-type="float">
            <text:p>0,77561766</text:p>
          </table:table-cell>
          <table:table-cell office:value-type="float" office:value="0" calcext:value-type="float">
            <text:p>0</text:p>
          </table:table-cell>
          <table:table-cell office:value-type="float" office:value="-2.00918508" calcext:value-type="float">
            <text:p>-2,00918508</text:p>
          </table:table-cell>
          <table:table-cell office:value-type="float" office:value="0.00116127" calcext:value-type="float">
            <text:p>0,0011612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2.92479" calcext:value-type="float">
            <text:p>1624631702,92479</text:p>
          </table:table-cell>
          <table:table-cell table:formula="of:=ROUND([.A224]-[$menor.$A$1];1)" office:value-type="float" office:value="22.2" calcext:value-type="float">
            <text:p>22,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-1.249845" calcext:value-type="float">
            <text:p>-1,249845</text:p>
          </table:table-cell>
          <table:table-cell office:value-type="float" office:value="-0.0194" calcext:value-type="float">
            <text:p>-0,0194</text:p>
          </table:table-cell>
          <table:table-cell office:value-type="float" office:value="0.76640558" calcext:value-type="float">
            <text:p>0,76640558</text:p>
          </table:table-cell>
          <table:table-cell office:value-type="float" office:value="0" calcext:value-type="float">
            <text:p>0</text:p>
          </table:table-cell>
          <table:table-cell office:value-type="float" office:value="-2.00773624" calcext:value-type="float">
            <text:p>-2,00773624</text:p>
          </table:table-cell>
          <table:table-cell office:value-type="float" office:value="0.00091707" calcext:value-type="float">
            <text:p>0,0009170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3.02508" calcext:value-type="float">
            <text:p>1624631703,02508</text:p>
          </table:table-cell>
          <table:table-cell table:formula="of:=ROUND([.A225]-[$menor.$A$1];1)" office:value-type="float" office:value="22.3" calcext:value-type="float">
            <text:p>22,3</text:p>
          </table:table-cell>
          <table:table-cell office:value-type="float" office:value="0.079" calcext:value-type="float">
            <text:p>0,079</text:p>
          </table:table-cell>
          <table:table-cell office:value-type="float" office:value="0" calcext:value-type="float">
            <text:p>0</text:p>
          </table:table-cell>
          <table:table-cell office:value-type="float" office:value="-1.257605" calcext:value-type="float">
            <text:p>-1,257605</text:p>
          </table:table-cell>
          <table:table-cell office:value-type="float" office:value="-0.01843" calcext:value-type="float">
            <text:p>-0,01843</text:p>
          </table:table-cell>
          <table:table-cell office:value-type="float" office:value="0.7586481" calcext:value-type="float">
            <text:p>0,7586481</text:p>
          </table:table-cell>
          <table:table-cell office:value-type="float" office:value="0" calcext:value-type="float">
            <text:p>0</text:p>
          </table:table-cell>
          <table:table-cell office:value-type="float" office:value="-2.00822648" calcext:value-type="float">
            <text:p>-2,00822648</text:p>
          </table:table-cell>
          <table:table-cell office:value-type="float" office:value="0.00071142" calcext:value-type="float">
            <text:p>0,0007114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3.12541" calcext:value-type="float">
            <text:p>1624631703,12541</text:p>
          </table:table-cell>
          <table:table-cell table:formula="of:=ROUND([.A226]-[$menor.$A$1];1)" office:value-type="float" office:value="22.4" calcext:value-type="float">
            <text:p>22,4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-1.26488" calcext:value-type="float">
            <text:p>-1,26488</text:p>
          </table:table-cell>
          <table:table-cell office:value-type="float" office:value="-0.01843" calcext:value-type="float">
            <text:p>-0,01843</text:p>
          </table:table-cell>
          <table:table-cell office:value-type="float" office:value="0.75040579" calcext:value-type="float">
            <text:p>0,75040579</text:p>
          </table:table-cell>
          <table:table-cell office:value-type="float" office:value="0" calcext:value-type="float">
            <text:p>0</text:p>
          </table:table-cell>
          <table:table-cell office:value-type="float" office:value="-2.00774707" calcext:value-type="float">
            <text:p>-2,00774707</text:p>
          </table:table-cell>
          <table:table-cell office:value-type="float" office:value="0.00146292" calcext:value-type="float">
            <text:p>0,0014629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3.22473" calcext:value-type="float">
            <text:p>1624631703,22473</text:p>
          </table:table-cell>
          <table:table-cell table:formula="of:=ROUND([.A227]-[$menor.$A$1];1)" office:value-type="float" office:value="22.5" calcext:value-type="float">
            <text:p>22,5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-1.27264" calcext:value-type="float">
            <text:p>-1,27264</text:p>
          </table:table-cell>
          <table:table-cell office:value-type="float" office:value="-0.01843" calcext:value-type="float">
            <text:p>-0,01843</text:p>
          </table:table-cell>
          <table:table-cell office:value-type="float" office:value="0.74262375" calcext:value-type="float">
            <text:p>0,74262375</text:p>
          </table:table-cell>
          <table:table-cell office:value-type="float" office:value="0" calcext:value-type="float">
            <text:p>0</text:p>
          </table:table-cell>
          <table:table-cell office:value-type="float" office:value="-2.00724276" calcext:value-type="float">
            <text:p>-2,00724276</text:p>
          </table:table-cell>
          <table:table-cell office:value-type="float" office:value="0.00125662" calcext:value-type="float">
            <text:p>0,0012566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3.32506" calcext:value-type="float">
            <text:p>1624631703,32506</text:p>
          </table:table-cell>
          <table:table-cell table:formula="of:=ROUND([.A228]-[$menor.$A$1];1)" office:value-type="float" office:value="22.6" calcext:value-type="float">
            <text:p>22,6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-1.280885" calcext:value-type="float">
            <text:p>-1,280885</text:p>
          </table:table-cell>
          <table:table-cell office:value-type="float" office:value="-0.01843" calcext:value-type="float">
            <text:p>-0,01843</text:p>
          </table:table-cell>
          <table:table-cell office:value-type="float" office:value="0.73535097" calcext:value-type="float">
            <text:p>0,73535097</text:p>
          </table:table-cell>
          <table:table-cell office:value-type="float" office:value="0" calcext:value-type="float">
            <text:p>0</text:p>
          </table:table-cell>
          <table:table-cell office:value-type="float" office:value="-2.00773253" calcext:value-type="float">
            <text:p>-2,00773253</text:p>
          </table:table-cell>
          <table:table-cell office:value-type="float" office:value="0.00106382" calcext:value-type="float">
            <text:p>0,0010638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3.42509" calcext:value-type="float">
            <text:p>1624631703,42509</text:p>
          </table:table-cell>
          <table:table-cell table:formula="of:=ROUND([.A229]-[$menor.$A$1];1)" office:value-type="float" office:value="22.7" calcext:value-type="float">
            <text:p>22,7</text:p>
          </table:table-cell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office:value-type="float" office:value="-1.288645" calcext:value-type="float">
            <text:p>-1,288645</text:p>
          </table:table-cell>
          <table:table-cell office:value-type="float" office:value="-0.01843" calcext:value-type="float">
            <text:p>-0,01843</text:p>
          </table:table-cell>
          <table:table-cell office:value-type="float" office:value="0.72759348" calcext:value-type="float">
            <text:p>0,72759348</text:p>
          </table:table-cell>
          <table:table-cell office:value-type="float" office:value="0" calcext:value-type="float">
            <text:p>0</text:p>
          </table:table-cell>
          <table:table-cell office:value-type="float" office:value="-2.00822278" calcext:value-type="float">
            <text:p>-2,00822278</text:p>
          </table:table-cell>
          <table:table-cell office:value-type="float" office:value="0.00085817" calcext:value-type="float">
            <text:p>0,0008581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3.52542" calcext:value-type="float">
            <text:p>1624631703,52542</text:p>
          </table:table-cell>
          <table:table-cell table:formula="of:=ROUND([.A230]-[$menor.$A$1];1)" office:value-type="float" office:value="22.8" calcext:value-type="float">
            <text:p>22,8</text:p>
          </table:table-cell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office:value-type="float" office:value="-1.29592" calcext:value-type="float">
            <text:p>-1,29592</text:p>
          </table:table-cell>
          <table:table-cell office:value-type="float" office:value="-0.01843" calcext:value-type="float">
            <text:p>-0,01843</text:p>
          </table:table-cell>
          <table:table-cell office:value-type="float" office:value="0.71935111" calcext:value-type="float">
            <text:p>0,71935111</text:p>
          </table:table-cell>
          <table:table-cell office:value-type="float" office:value="0" calcext:value-type="float">
            <text:p>0</text:p>
          </table:table-cell>
          <table:table-cell office:value-type="float" office:value="-2.0077433" calcext:value-type="float">
            <text:p>-2,0077433</text:p>
          </table:table-cell>
          <table:table-cell office:value-type="float" office:value="0.00063967" calcext:value-type="float">
            <text:p>0,0006396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3.62473" calcext:value-type="float">
            <text:p>1624631703,62473</text:p>
          </table:table-cell>
          <table:table-cell table:formula="of:=ROUND([.A231]-[$menor.$A$1];1)" office:value-type="float" office:value="22.9" calcext:value-type="float">
            <text:p>22,9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-1.30271" calcext:value-type="float">
            <text:p>-1,30271</text:p>
          </table:table-cell>
          <table:table-cell office:value-type="float" office:value="-0.01843" calcext:value-type="float">
            <text:p>-0,01843</text:p>
          </table:table-cell>
          <table:table-cell office:value-type="float" office:value="0.71159369" calcext:value-type="float">
            <text:p>0,71159369</text:p>
          </table:table-cell>
          <table:table-cell office:value-type="float" office:value="0" calcext:value-type="float">
            <text:p>0</text:p>
          </table:table-cell>
          <table:table-cell office:value-type="float" office:value="-2.00726361" calcext:value-type="float">
            <text:p>-2,00726361</text:p>
          </table:table-cell>
          <table:table-cell office:value-type="float" office:value="0.00043403" calcext:value-type="float">
            <text:p>0,00043403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3.72504" calcext:value-type="float">
            <text:p>1624631703,72504</text:p>
          </table:table-cell>
          <table:table-cell table:formula="of:=ROUND([.A232]-[$menor.$A$1];1)" office:value-type="float" office:value="23" calcext:value-type="float">
            <text:p>23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-1.310955" calcext:value-type="float">
            <text:p>-1,310955</text:p>
          </table:table-cell>
          <table:table-cell office:value-type="float" office:value="-0.01843" calcext:value-type="float">
            <text:p>-0,01843</text:p>
          </table:table-cell>
          <table:table-cell office:value-type="float" office:value="0.70432115" calcext:value-type="float">
            <text:p>0,70432115</text:p>
          </table:table-cell>
          <table:table-cell office:value-type="float" office:value="0" calcext:value-type="float">
            <text:p>0</text:p>
          </table:table-cell>
          <table:table-cell office:value-type="float" office:value="-2.00678362" calcext:value-type="float">
            <text:p>-2,00678362</text:p>
          </table:table-cell>
          <table:table-cell office:value-type="float" office:value="0.00024123" calcext:value-type="float">
            <text:p>0,00024123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3.8254" calcext:value-type="float">
            <text:p>1624631703,8254</text:p>
          </table:table-cell>
          <table:table-cell table:formula="of:=ROUND([.A233]-[$menor.$A$1];1)" office:value-type="float" office:value="23.1" calcext:value-type="float">
            <text:p>23,1</text:p>
          </table:table-cell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office:value-type="float" office:value="-1.317745" calcext:value-type="float">
            <text:p>-1,317745</text:p>
          </table:table-cell>
          <table:table-cell office:value-type="float" office:value="-0.01746" calcext:value-type="float">
            <text:p>-0,01746</text:p>
          </table:table-cell>
          <table:table-cell office:value-type="float" office:value="0.69753355" calcext:value-type="float">
            <text:p>0,69753355</text:p>
          </table:table-cell>
          <table:table-cell office:value-type="float" office:value="0" calcext:value-type="float">
            <text:p>0</text:p>
          </table:table-cell>
          <table:table-cell office:value-type="float" office:value="-2.00824341" calcext:value-type="float">
            <text:p>-2,00824341</text:p>
          </table:table-cell>
          <table:table-cell office:value-type="float" office:value="0.0000613" calcext:value-type="float">
            <text:p>6,13E-0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3.92476" calcext:value-type="float">
            <text:p>1624631703,92476</text:p>
          </table:table-cell>
          <table:table-cell table:formula="of:=ROUND([.A234]-[$menor.$A$1];1)" office:value-type="float" office:value="23.2" calcext:value-type="float">
            <text:p>23,2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-1.324535" calcext:value-type="float">
            <text:p>-1,324535</text:p>
          </table:table-cell>
          <table:table-cell office:value-type="float" office:value="-0.01746" calcext:value-type="float">
            <text:p>-0,01746</text:p>
          </table:table-cell>
          <table:table-cell office:value-type="float" office:value="0.68929142" calcext:value-type="float">
            <text:p>0,68929142</text:p>
          </table:table-cell>
          <table:table-cell office:value-type="float" office:value="0" calcext:value-type="float">
            <text:p>0</text:p>
          </table:table-cell>
          <table:table-cell office:value-type="float" office:value="-2.00679417" calcext:value-type="float">
            <text:p>-2,00679417</text:p>
          </table:table-cell>
          <table:table-cell office:value-type="float" office:value="0.0008128" calcext:value-type="float">
            <text:p>0,0008128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4.02513" calcext:value-type="float">
            <text:p>1624631704,02513</text:p>
          </table:table-cell>
          <table:table-cell table:formula="of:=ROUND([.A235]-[$menor.$A$1];1)" office:value-type="float" office:value="23.3" calcext:value-type="float">
            <text:p>23,3</text:p>
          </table:table-cell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office:value-type="float" office:value="-1.33278" calcext:value-type="float">
            <text:p>-1,33278</text:p>
          </table:table-cell>
          <table:table-cell office:value-type="float" office:value="-0.01746" calcext:value-type="float">
            <text:p>-0,01746</text:p>
          </table:table-cell>
          <table:table-cell office:value-type="float" office:value="0.68247837" calcext:value-type="float">
            <text:p>0,68247837</text:p>
          </table:table-cell>
          <table:table-cell office:value-type="float" office:value="0" calcext:value-type="float">
            <text:p>0</text:p>
          </table:table-cell>
          <table:table-cell office:value-type="float" office:value="-2.00677352" calcext:value-type="float">
            <text:p>-2,00677352</text:p>
          </table:table-cell>
          <table:table-cell office:value-type="float" office:value="0.00063219" calcext:value-type="float">
            <text:p>0,00063219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4.1255" calcext:value-type="float">
            <text:p>1624631704,1255</text:p>
          </table:table-cell>
          <table:table-cell table:formula="of:=ROUND([.A236]-[$menor.$A$1];1)" office:value-type="float" office:value="23.4" calcext:value-type="float">
            <text:p>23,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-1.33957" calcext:value-type="float">
            <text:p>-1,33957</text:p>
          </table:table-cell>
          <table:table-cell office:value-type="float" office:value="-0.01746" calcext:value-type="float">
            <text:p>-0,01746</text:p>
          </table:table-cell>
          <table:table-cell office:value-type="float" office:value="0.67569065" calcext:value-type="float">
            <text:p>0,67569065</text:p>
          </table:table-cell>
          <table:table-cell office:value-type="float" office:value="0" calcext:value-type="float">
            <text:p>0</text:p>
          </table:table-cell>
          <table:table-cell office:value-type="float" office:value="-2.00823319" calcext:value-type="float">
            <text:p>-2,00823319</text:p>
          </table:table-cell>
          <table:table-cell office:value-type="float" office:value="0.00045225" calcext:value-type="float">
            <text:p>0,0004522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4.2265" calcext:value-type="float">
            <text:p>1624631704,2265</text:p>
          </table:table-cell>
          <table:table-cell table:formula="of:=ROUND([.A237]-[$menor.$A$1];1)" office:value-type="float" office:value="23.5" calcext:value-type="float">
            <text:p>23,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-1.346845" calcext:value-type="float">
            <text:p>-1,346845</text:p>
          </table:table-cell>
          <table:table-cell office:value-type="float" office:value="-0.01746" calcext:value-type="float">
            <text:p>-0,01746</text:p>
          </table:table-cell>
          <table:table-cell office:value-type="float" office:value="0.6674484" calcext:value-type="float">
            <text:p>0,6674484</text:p>
          </table:table-cell>
          <table:table-cell office:value-type="float" office:value="0" calcext:value-type="float">
            <text:p>0</text:p>
          </table:table-cell>
          <table:table-cell office:value-type="float" office:value="-2.00678383" calcext:value-type="float">
            <text:p>-2,00678383</text:p>
          </table:table-cell>
          <table:table-cell office:value-type="float" office:value="0.00023376" calcext:value-type="float">
            <text:p>0,0002337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4.32687" calcext:value-type="float">
            <text:p>1624631704,32687</text:p>
          </table:table-cell>
          <table:table-cell table:formula="of:=ROUND([.A238]-[$menor.$A$1];1)" office:value-type="float" office:value="23.6" calcext:value-type="float">
            <text:p>23,6</text:p>
          </table:table-cell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 office:value-type="float" office:value="-1.352665" calcext:value-type="float">
            <text:p>-1,352665</text:p>
          </table:table-cell>
          <table:table-cell office:value-type="float" office:value="-0.01746" calcext:value-type="float">
            <text:p>-0,01746</text:p>
          </table:table-cell>
          <table:table-cell office:value-type="float" office:value="0.66066074" calcext:value-type="float">
            <text:p>0,66066074</text:p>
          </table:table-cell>
          <table:table-cell office:value-type="float" office:value="0" calcext:value-type="float">
            <text:p>0</text:p>
          </table:table-cell>
          <table:table-cell office:value-type="float" office:value="-2.00727356" calcext:value-type="float">
            <text:p>-2,00727356</text:p>
          </table:table-cell>
          <table:table-cell office:value-type="float" office:value="0.00005382" calcext:value-type="float">
            <text:p>5,382E-0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4.4272" calcext:value-type="float">
            <text:p>1624631704,4272</text:p>
          </table:table-cell>
          <table:table-cell table:formula="of:=ROUND([.A239]-[$menor.$A$1];1)" office:value-type="float" office:value="23.7" calcext:value-type="float">
            <text:p>23,7</text:p>
          </table:table-cell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 office:value-type="float" office:value="-1.35994" calcext:value-type="float">
            <text:p>-1,35994</text:p>
          </table:table-cell>
          <table:table-cell office:value-type="float" office:value="-0.01746" calcext:value-type="float">
            <text:p>-0,01746</text:p>
          </table:table-cell>
          <table:table-cell office:value-type="float" office:value="0.65338832" calcext:value-type="float">
            <text:p>0,65338832</text:p>
          </table:table-cell>
          <table:table-cell office:value-type="float" office:value="0" calcext:value-type="float">
            <text:p>0</text:p>
          </table:table-cell>
          <table:table-cell office:value-type="float" office:value="-2.00582369" calcext:value-type="float">
            <text:p>-2,00582369</text:p>
          </table:table-cell>
          <table:table-cell office:value-type="float" office:value="-0.00013897" calcext:value-type="float">
            <text:p>-0,0001389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4.52754" calcext:value-type="float">
            <text:p>1624631704,52754</text:p>
          </table:table-cell>
          <table:table-cell table:formula="of:=ROUND([.A240]-[$menor.$A$1];1)" office:value-type="float" office:value="23.8" calcext:value-type="float">
            <text:p>23,8</text:p>
          </table:table-cell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 office:value-type="float" office:value="-1.36673" calcext:value-type="float">
            <text:p>-1,36673</text:p>
          </table:table-cell>
          <table:table-cell office:value-type="float" office:value="-0.01746" calcext:value-type="float">
            <text:p>-0,01746</text:p>
          </table:table-cell>
          <table:table-cell office:value-type="float" office:value="0.64757043" calcext:value-type="float">
            <text:p>0,64757043</text:p>
          </table:table-cell>
          <table:table-cell office:value-type="float" office:value="0" calcext:value-type="float">
            <text:p>0</text:p>
          </table:table-cell>
          <table:table-cell office:value-type="float" office:value="-2.00728285" calcext:value-type="float">
            <text:p>-2,00728285</text:p>
          </table:table-cell>
          <table:table-cell office:value-type="float" office:value="-0.0002932" calcext:value-type="float">
            <text:p>-0,000293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4.62793" calcext:value-type="float">
            <text:p>1624631704,62793</text:p>
          </table:table-cell>
          <table:table-cell table:formula="of:=ROUND([.A241]-[$menor.$A$1];1)" office:value-type="float" office:value="23.9" calcext:value-type="float">
            <text:p>23,9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 office:value-type="float" office:value="-1.37352" calcext:value-type="float">
            <text:p>-1,37352</text:p>
          </table:table-cell>
          <table:table-cell office:value-type="float" office:value="-0.01746" calcext:value-type="float">
            <text:p>-0,01746</text:p>
          </table:table-cell>
          <table:table-cell office:value-type="float" office:value="0.64029813" calcext:value-type="float">
            <text:p>0,64029813</text:p>
          </table:table-cell>
          <table:table-cell office:value-type="float" office:value="0" calcext:value-type="float">
            <text:p>0</text:p>
          </table:table-cell>
          <table:table-cell office:value-type="float" office:value="-2.0068031" calcext:value-type="float">
            <text:p>-2,0068031</text:p>
          </table:table-cell>
          <table:table-cell office:value-type="float" office:value="-0.00048599" calcext:value-type="float">
            <text:p>-0,00048599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4.72826" calcext:value-type="float">
            <text:p>1624631704,72826</text:p>
          </table:table-cell>
          <table:table-cell table:formula="of:=ROUND([.A242]-[$menor.$A$1];1)" office:value-type="float" office:value="24" calcext:value-type="float">
            <text:p>24</text:p>
          </table:table-cell>
          <table:table-cell office:value-type="float" office:value="0.066" calcext:value-type="float">
            <text:p>0,066</text:p>
          </table:table-cell>
          <table:table-cell office:value-type="float" office:value="0" calcext:value-type="float">
            <text:p>0</text:p>
          </table:table-cell>
          <table:table-cell office:value-type="float" office:value="-1.379825" calcext:value-type="float">
            <text:p>-1,379825</text:p>
          </table:table-cell>
          <table:table-cell office:value-type="float" office:value="-0.01746" calcext:value-type="float">
            <text:p>-0,01746</text:p>
          </table:table-cell>
          <table:table-cell office:value-type="float" office:value="0.63351065" calcext:value-type="float">
            <text:p>0,63351065</text:p>
          </table:table-cell>
          <table:table-cell office:value-type="float" office:value="0" calcext:value-type="float">
            <text:p>0</text:p>
          </table:table-cell>
          <table:table-cell office:value-type="float" office:value="-2.00680801" calcext:value-type="float">
            <text:p>-2,00680801</text:p>
          </table:table-cell>
          <table:table-cell office:value-type="float" office:value="-0.00066592" calcext:value-type="float">
            <text:p>-0,0006659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4.82781" calcext:value-type="float">
            <text:p>1624631704,82781</text:p>
          </table:table-cell>
          <table:table-cell table:formula="of:=ROUND([.A243]-[$menor.$A$1];1)" office:value-type="float" office:value="24.1" calcext:value-type="float">
            <text:p>24,1</text:p>
          </table:table-cell>
          <table:table-cell office:value-type="float" office:value="0.065" calcext:value-type="float">
            <text:p>0,065</text:p>
          </table:table-cell>
          <table:table-cell office:value-type="float" office:value="0" calcext:value-type="float">
            <text:p>0</text:p>
          </table:table-cell>
          <table:table-cell office:value-type="float" office:value="-1.386615" calcext:value-type="float">
            <text:p>-1,386615</text:p>
          </table:table-cell>
          <table:table-cell office:value-type="float" office:value="-0.016005" calcext:value-type="float">
            <text:p>-0,016005</text:p>
          </table:table-cell>
          <table:table-cell office:value-type="float" office:value="0.62672323" calcext:value-type="float">
            <text:p>0,62672323</text:p>
          </table:table-cell>
          <table:table-cell office:value-type="float" office:value="0" calcext:value-type="float">
            <text:p>0</text:p>
          </table:table-cell>
          <table:table-cell office:value-type="float" office:value="-2.00632797" calcext:value-type="float">
            <text:p>-2,00632797</text:p>
          </table:table-cell>
          <table:table-cell office:value-type="float" office:value="-0.00084585" calcext:value-type="float">
            <text:p>-0,0008458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4.92774" calcext:value-type="float">
            <text:p>1624631704,92774</text:p>
          </table:table-cell>
          <table:table-cell table:formula="of:=ROUND([.A244]-[$menor.$A$1];1)" office:value-type="float" office:value="24.2" calcext:value-type="float">
            <text:p>24,2</text:p>
          </table:table-cell>
          <table:table-cell office:value-type="float" office:value="0.065" calcext:value-type="float">
            <text:p>0,065</text:p>
          </table:table-cell>
          <table:table-cell office:value-type="float" office:value="0" calcext:value-type="float">
            <text:p>0</text:p>
          </table:table-cell>
          <table:table-cell office:value-type="float" office:value="-1.39292" calcext:value-type="float">
            <text:p>-1,39292</text:p>
          </table:table-cell>
          <table:table-cell office:value-type="float" office:value="-0.016005" calcext:value-type="float">
            <text:p>-0,016005</text:p>
          </table:table-cell>
          <table:table-cell office:value-type="float" office:value="0.62042075" calcext:value-type="float">
            <text:p>0,62042075</text:p>
          </table:table-cell>
          <table:table-cell office:value-type="float" office:value="0" calcext:value-type="float">
            <text:p>0</text:p>
          </table:table-cell>
          <table:table-cell office:value-type="float" office:value="-2.00681771" calcext:value-type="float">
            <text:p>-2,00681771</text:p>
          </table:table-cell>
          <table:table-cell office:value-type="float" office:value="0.00044207" calcext:value-type="float">
            <text:p>0,0004420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5.02815" calcext:value-type="float">
            <text:p>1624631705,02815</text:p>
          </table:table-cell>
          <table:table-cell table:formula="of:=ROUND([.A245]-[$menor.$A$1];1)" office:value-type="float" office:value="24.3" calcext:value-type="float">
            <text:p>24,3</text:p>
          </table:table-cell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office:value-type="float" office:value="-1.39971" calcext:value-type="float">
            <text:p>-1,39971</text:p>
          </table:table-cell>
          <table:table-cell office:value-type="float" office:value="-0.016005" calcext:value-type="float">
            <text:p>-0,016005</text:p>
          </table:table-cell>
          <table:table-cell office:value-type="float" office:value="0.61359376" calcext:value-type="float">
            <text:p>0,61359376</text:p>
          </table:table-cell>
          <table:table-cell office:value-type="float" office:value="0" calcext:value-type="float">
            <text:p>0</text:p>
          </table:table-cell>
          <table:table-cell office:value-type="float" office:value="-2.00629812" calcext:value-type="float">
            <text:p>-2,00629812</text:p>
          </table:table-cell>
          <table:table-cell office:value-type="float" office:value="0.00026109" calcext:value-type="float">
            <text:p>0,00026109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5.12764" calcext:value-type="float">
            <text:p>1624631705,12764</text:p>
          </table:table-cell>
          <table:table-cell table:formula="of:=ROUND([.A246]-[$menor.$A$1];1)" office:value-type="float" office:value="24.4" calcext:value-type="float">
            <text:p>24,4</text:p>
          </table:table-cell>
          <table:table-cell office:value-type="float" office:value="0.063" calcext:value-type="float">
            <text:p>0,063</text:p>
          </table:table-cell>
          <table:table-cell office:value-type="float" office:value="0" calcext:value-type="float">
            <text:p>0</text:p>
          </table:table-cell>
          <table:table-cell office:value-type="float" office:value="-1.40553" calcext:value-type="float">
            <text:p>-1,40553</text:p>
          </table:table-cell>
          <table:table-cell office:value-type="float" office:value="-0.016005" calcext:value-type="float">
            <text:p>-0,016005</text:p>
          </table:table-cell>
          <table:table-cell office:value-type="float" office:value="0.60729092" calcext:value-type="float">
            <text:p>0,60729092</text:p>
          </table:table-cell>
          <table:table-cell office:value-type="float" office:value="0" calcext:value-type="float">
            <text:p>0</text:p>
          </table:table-cell>
          <table:table-cell office:value-type="float" office:value="-2.0067875" calcext:value-type="float">
            <text:p>-2,0067875</text:p>
          </table:table-cell>
          <table:table-cell office:value-type="float" office:value="0.00009401" calcext:value-type="float">
            <text:p>9,401E-0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5.22766" calcext:value-type="float">
            <text:p>1624631705,22766</text:p>
          </table:table-cell>
          <table:table-cell table:formula="of:=ROUND([.A247]-[$menor.$A$1];1)" office:value-type="float" office:value="24.5" calcext:value-type="float">
            <text:p>24,5</text:p>
          </table:table-cell>
          <table:table-cell office:value-type="float" office:value="0.063" calcext:value-type="float">
            <text:p>0,063</text:p>
          </table:table-cell>
          <table:table-cell office:value-type="float" office:value="0" calcext:value-type="float">
            <text:p>0</text:p>
          </table:table-cell>
          <table:table-cell office:value-type="float" office:value="-1.411835" calcext:value-type="float">
            <text:p>-1,411835</text:p>
          </table:table-cell>
          <table:table-cell office:value-type="float" office:value="-0.016005" calcext:value-type="float">
            <text:p>-0,016005</text:p>
          </table:table-cell>
          <table:table-cell office:value-type="float" office:value="0.60050333" calcext:value-type="float">
            <text:p>0,60050333</text:p>
          </table:table-cell>
          <table:table-cell office:value-type="float" office:value="0" calcext:value-type="float">
            <text:p>0</text:p>
          </table:table-cell>
          <table:table-cell office:value-type="float" office:value="-2.00582228" calcext:value-type="float">
            <text:p>-2,00582228</text:p>
          </table:table-cell>
          <table:table-cell office:value-type="float" office:value="-0.00008593" calcext:value-type="float">
            <text:p>-8,593E-0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5.32844" calcext:value-type="float">
            <text:p>1624631705,32844</text:p>
          </table:table-cell>
          <table:table-cell table:formula="of:=ROUND([.A248]-[$menor.$A$1];1)" office:value-type="float" office:value="24.6" calcext:value-type="float">
            <text:p>24,6</text:p>
          </table:table-cell>
          <table:table-cell office:value-type="float" office:value="0.062" calcext:value-type="float">
            <text:p>0,062</text:p>
          </table:table-cell>
          <table:table-cell office:value-type="float" office:value="0" calcext:value-type="float">
            <text:p>0</text:p>
          </table:table-cell>
          <table:table-cell office:value-type="float" office:value="-1.417655" calcext:value-type="float">
            <text:p>-1,417655</text:p>
          </table:table-cell>
          <table:table-cell office:value-type="float" office:value="-0.016005" calcext:value-type="float">
            <text:p>-0,016005</text:p>
          </table:table-cell>
          <table:table-cell office:value-type="float" office:value="0.59468544" calcext:value-type="float">
            <text:p>0,59468544</text:p>
          </table:table-cell>
          <table:table-cell office:value-type="float" office:value="0" calcext:value-type="float">
            <text:p>0</text:p>
          </table:table-cell>
          <table:table-cell office:value-type="float" office:value="-2.00631144" calcext:value-type="float">
            <text:p>-2,00631144</text:p>
          </table:table-cell>
          <table:table-cell office:value-type="float" office:value="-0.00024016" calcext:value-type="float">
            <text:p>-0,0002401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5.42764" calcext:value-type="float">
            <text:p>1624631705,42764</text:p>
          </table:table-cell>
          <table:table-cell table:formula="of:=ROUND([.A249]-[$menor.$A$1];1)" office:value-type="float" office:value="24.7" calcext:value-type="float">
            <text:p>24,7</text:p>
          </table:table-cell>
          <table:table-cell office:value-type="float" office:value="0.061" calcext:value-type="float">
            <text:p>0,061</text:p>
          </table:table-cell>
          <table:table-cell office:value-type="float" office:value="0" calcext:value-type="float">
            <text:p>0</text:p>
          </table:table-cell>
          <table:table-cell office:value-type="float" office:value="-1.42493" calcext:value-type="float">
            <text:p>-1,42493</text:p>
          </table:table-cell>
          <table:table-cell office:value-type="float" office:value="-0.016005" calcext:value-type="float">
            <text:p>-0,016005</text:p>
          </table:table-cell>
          <table:table-cell office:value-type="float" office:value="0.58838272" calcext:value-type="float">
            <text:p>0,58838272</text:p>
          </table:table-cell>
          <table:table-cell office:value-type="float" office:value="0" calcext:value-type="float">
            <text:p>0</text:p>
          </table:table-cell>
          <table:table-cell office:value-type="float" office:value="-2.00583094" calcext:value-type="float">
            <text:p>-2,00583094</text:p>
          </table:table-cell>
          <table:table-cell office:value-type="float" office:value="-0.00040724" calcext:value-type="float">
            <text:p>-0,0004072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5.52818" calcext:value-type="float">
            <text:p>1624631705,52818</text:p>
          </table:table-cell>
          <table:table-cell table:formula="of:=ROUND([.A250]-[$menor.$A$1];1)" office:value-type="float" office:value="24.8" calcext:value-type="float">
            <text:p>24,8</text:p>
          </table:table-cell>
          <table:table-cell office:value-type="float" office:value="0.061" calcext:value-type="float">
            <text:p>0,061</text:p>
          </table:table-cell>
          <table:table-cell office:value-type="float" office:value="0" calcext:value-type="float">
            <text:p>0</text:p>
          </table:table-cell>
          <table:table-cell office:value-type="float" office:value="-1.43075" calcext:value-type="float">
            <text:p>-1,43075</text:p>
          </table:table-cell>
          <table:table-cell office:value-type="float" office:value="-0.016005" calcext:value-type="float">
            <text:p>-0,016005</text:p>
          </table:table-cell>
          <table:table-cell office:value-type="float" office:value="0.58256489" calcext:value-type="float">
            <text:p>0,58256489</text:p>
          </table:table-cell>
          <table:table-cell office:value-type="float" office:value="0" calcext:value-type="float">
            <text:p>0</text:p>
          </table:table-cell>
          <table:table-cell office:value-type="float" office:value="-2.00729015" calcext:value-type="float">
            <text:p>-2,00729015</text:p>
          </table:table-cell>
          <table:table-cell office:value-type="float" office:value="-0.00056147" calcext:value-type="float">
            <text:p>-0,0005614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5.62855" calcext:value-type="float">
            <text:p>1624631705,62855</text:p>
          </table:table-cell>
          <table:table-cell table:formula="of:=ROUND([.A251]-[$menor.$A$1];1)" office:value-type="float" office:value="24.9" calcext:value-type="float">
            <text:p>24,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-1.43657" calcext:value-type="float">
            <text:p>-1,43657</text:p>
          </table:table-cell>
          <table:table-cell office:value-type="float" office:value="-0.016005" calcext:value-type="float">
            <text:p>-0,016005</text:p>
          </table:table-cell>
          <table:table-cell office:value-type="float" office:value="0.57529271" calcext:value-type="float">
            <text:p>0,57529271</text:p>
          </table:table-cell>
          <table:table-cell office:value-type="float" office:value="0" calcext:value-type="float">
            <text:p>0</text:p>
          </table:table-cell>
          <table:table-cell office:value-type="float" office:value="-2.00584053" calcext:value-type="float">
            <text:p>-2,00584053</text:p>
          </table:table-cell>
          <table:table-cell office:value-type="float" office:value="-0.00075425" calcext:value-type="float">
            <text:p>-0,0007542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5.72876" calcext:value-type="float">
            <text:p>1624631705,72876</text:p>
          </table:table-cell>
          <table:table-cell table:formula="of:=ROUND([.A252]-[$menor.$A$1];1)" office:value-type="float" office:value="25" calcext:value-type="float">
            <text:p>25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-1.441905" calcext:value-type="float">
            <text:p>-1,441905</text:p>
          </table:table-cell>
          <table:table-cell office:value-type="float" office:value="-0.016005" calcext:value-type="float">
            <text:p>-0,016005</text:p>
          </table:table-cell>
          <table:table-cell office:value-type="float" office:value="0.56947494" calcext:value-type="float">
            <text:p>0,56947494</text:p>
          </table:table-cell>
          <table:table-cell office:value-type="float" office:value="0" calcext:value-type="float">
            <text:p>0</text:p>
          </table:table-cell>
          <table:table-cell office:value-type="float" office:value="-2.0058448" calcext:value-type="float">
            <text:p>-2,0058448</text:p>
          </table:table-cell>
          <table:table-cell office:value-type="float" office:value="-0.00090848" calcext:value-type="float">
            <text:p>-0,00090848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5.82901" calcext:value-type="float">
            <text:p>1624631705,82901</text:p>
          </table:table-cell>
          <table:table-cell table:formula="of:=ROUND([.A253]-[$menor.$A$1];1)" office:value-type="float" office:value="25.1" calcext:value-type="float">
            <text:p>25,1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-1.447725" calcext:value-type="float">
            <text:p>-1,447725</text:p>
          </table:table-cell>
          <table:table-cell office:value-type="float" office:value="-0.015035" calcext:value-type="float">
            <text:p>-0,015035</text:p>
          </table:table-cell>
          <table:table-cell office:value-type="float" office:value="0.56365728" calcext:value-type="float">
            <text:p>0,56365728</text:p>
          </table:table-cell>
          <table:table-cell office:value-type="float" office:value="0" calcext:value-type="float">
            <text:p>0</text:p>
          </table:table-cell>
          <table:table-cell office:value-type="float" office:value="-2.00536419" calcext:value-type="float">
            <text:p>-2,00536419</text:p>
          </table:table-cell>
          <table:table-cell office:value-type="float" office:value="-0.0010627" calcext:value-type="float">
            <text:p>-0,001062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5.92893" calcext:value-type="float">
            <text:p>1624631705,92893</text:p>
          </table:table-cell>
          <table:table-cell table:formula="of:=ROUND([.A254]-[$menor.$A$1];1)" office:value-type="float" office:value="25.2" calcext:value-type="float">
            <text:p>25,2</text:p>
          </table:table-cell>
          <table:table-cell office:value-type="float" office:value="0.058" calcext:value-type="float">
            <text:p>0,058</text:p>
          </table:table-cell>
          <table:table-cell office:value-type="float" office:value="0" calcext:value-type="float">
            <text:p>0</text:p>
          </table:table-cell>
          <table:table-cell office:value-type="float" office:value="-1.453545" calcext:value-type="float">
            <text:p>-1,453545</text:p>
          </table:table-cell>
          <table:table-cell office:value-type="float" office:value="-0.015035" calcext:value-type="float">
            <text:p>-0,015035</text:p>
          </table:table-cell>
          <table:table-cell office:value-type="float" office:value="0.55832446" calcext:value-type="float">
            <text:p>0,55832446</text:p>
          </table:table-cell>
          <table:table-cell office:value-type="float" office:value="0" calcext:value-type="float">
            <text:p>0</text:p>
          </table:table-cell>
          <table:table-cell office:value-type="float" office:value="-2.00585324" calcext:value-type="float">
            <text:p>-2,00585324</text:p>
          </table:table-cell>
          <table:table-cell office:value-type="float" office:value="-0.00023407" calcext:value-type="float">
            <text:p>-0,0002340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6.02906" calcext:value-type="float">
            <text:p>1624631706,02906</text:p>
          </table:table-cell>
          <table:table-cell table:formula="of:=ROUND([.A255]-[$menor.$A$1];1)" office:value-type="float" office:value="25.3" calcext:value-type="float">
            <text:p>25,3</text:p>
          </table:table-cell>
          <table:table-cell office:value-type="float" office:value="0.058" calcext:value-type="float">
            <text:p>0,058</text:p>
          </table:table-cell>
          <table:table-cell office:value-type="float" office:value="0" calcext:value-type="float">
            <text:p>0</text:p>
          </table:table-cell>
          <table:table-cell office:value-type="float" office:value="-1.45985" calcext:value-type="float">
            <text:p>-1,45985</text:p>
          </table:table-cell>
          <table:table-cell office:value-type="float" office:value="-0.015035" calcext:value-type="float">
            <text:p>-0,015035</text:p>
          </table:table-cell>
          <table:table-cell office:value-type="float" office:value="0.55247962" calcext:value-type="float">
            <text:p>0,55247962</text:p>
          </table:table-cell>
          <table:table-cell office:value-type="float" office:value="0" calcext:value-type="float">
            <text:p>0</text:p>
          </table:table-cell>
          <table:table-cell office:value-type="float" office:value="-2.00583046" calcext:value-type="float">
            <text:p>-2,00583046</text:p>
          </table:table-cell>
          <table:table-cell office:value-type="float" office:value="-0.00038902" calcext:value-type="float">
            <text:p>-0,0003890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6.12929" calcext:value-type="float">
            <text:p>1624631706,12929</text:p>
          </table:table-cell>
          <table:table-cell table:formula="of:=ROUND([.A256]-[$menor.$A$1];1)" office:value-type="float" office:value="25.4" calcext:value-type="float">
            <text:p>25,4</text:p>
          </table:table-cell>
          <table:table-cell office:value-type="float" office:value="0.057" calcext:value-type="float">
            <text:p>0,057</text:p>
          </table:table-cell>
          <table:table-cell office:value-type="float" office:value="0" calcext:value-type="float">
            <text:p>0</text:p>
          </table:table-cell>
          <table:table-cell office:value-type="float" office:value="-1.46567" calcext:value-type="float">
            <text:p>-1,46567</text:p>
          </table:table-cell>
          <table:table-cell office:value-type="float" office:value="-0.015035" calcext:value-type="float">
            <text:p>-0,015035</text:p>
          </table:table-cell>
          <table:table-cell office:value-type="float" office:value="0.54666179" calcext:value-type="float">
            <text:p>0,54666179</text:p>
          </table:table-cell>
          <table:table-cell office:value-type="float" office:value="0" calcext:value-type="float">
            <text:p>0</text:p>
          </table:table-cell>
          <table:table-cell office:value-type="float" office:value="-2.00631968" calcext:value-type="float">
            <text:p>-2,00631968</text:p>
          </table:table-cell>
          <table:table-cell office:value-type="float" office:value="-0.00054324" calcext:value-type="float">
            <text:p>-0,0005432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6.22945" calcext:value-type="float">
            <text:p>1624631706,22945</text:p>
          </table:table-cell>
          <table:table-cell table:formula="of:=ROUND([.A257]-[$menor.$A$1];1)" office:value-type="float" office:value="25.5" calcext:value-type="float">
            <text:p>25,5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-1.47052" calcext:value-type="float">
            <text:p>-1,47052</text:p>
          </table:table-cell>
          <table:table-cell office:value-type="float" office:value="-0.015035" calcext:value-type="float">
            <text:p>-0,015035</text:p>
          </table:table-cell>
          <table:table-cell office:value-type="float" office:value="0.5403592" calcext:value-type="float">
            <text:p>0,5403592</text:p>
          </table:table-cell>
          <table:table-cell office:value-type="float" office:value="0" calcext:value-type="float">
            <text:p>0</text:p>
          </table:table-cell>
          <table:table-cell office:value-type="float" office:value="-2.0058393" calcext:value-type="float">
            <text:p>-2,0058393</text:p>
          </table:table-cell>
          <table:table-cell office:value-type="float" office:value="-0.00071032" calcext:value-type="float">
            <text:p>-0,0007103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6.32871" calcext:value-type="float">
            <text:p>1624631706,32871</text:p>
          </table:table-cell>
          <table:table-cell table:formula="of:=ROUND([.A258]-[$menor.$A$1];1)" office:value-type="float" office:value="25.6" calcext:value-type="float">
            <text:p>25,6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-1.476825" calcext:value-type="float">
            <text:p>-1,476825</text:p>
          </table:table-cell>
          <table:table-cell office:value-type="float" office:value="-0.015035" calcext:value-type="float">
            <text:p>-0,015035</text:p>
          </table:table-cell>
          <table:table-cell office:value-type="float" office:value="0.53454149" calcext:value-type="float">
            <text:p>0,53454149</text:p>
          </table:table-cell>
          <table:table-cell office:value-type="float" office:value="0" calcext:value-type="float">
            <text:p>0</text:p>
          </table:table-cell>
          <table:table-cell office:value-type="float" office:value="-2.00487363" calcext:value-type="float">
            <text:p>-2,00487363</text:p>
          </table:table-cell>
          <table:table-cell office:value-type="float" office:value="-0.00086455" calcext:value-type="float">
            <text:p>-0,0008645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6.42912" calcext:value-type="float">
            <text:p>1624631706,42912</text:p>
          </table:table-cell>
          <table:table-cell table:formula="of:=ROUND([.A259]-[$menor.$A$1];1)" office:value-type="float" office:value="25.7" calcext:value-type="float">
            <text:p>25,7</text:p>
          </table:table-cell>
          <table:table-cell office:value-type="float" office:value="0.055" calcext:value-type="float">
            <text:p>0,055</text:p>
          </table:table-cell>
          <table:table-cell office:value-type="float" office:value="0" calcext:value-type="float">
            <text:p>0</text:p>
          </table:table-cell>
          <table:table-cell office:value-type="float" office:value="-1.481675" calcext:value-type="float">
            <text:p>-1,481675</text:p>
          </table:table-cell>
          <table:table-cell office:value-type="float" office:value="-0.015035" calcext:value-type="float">
            <text:p>-0,015035</text:p>
          </table:table-cell>
          <table:table-cell office:value-type="float" office:value="0.52969342" calcext:value-type="float">
            <text:p>0,52969342</text:p>
          </table:table-cell>
          <table:table-cell office:value-type="float" office:value="0" calcext:value-type="float">
            <text:p>0</text:p>
          </table:table-cell>
          <table:table-cell office:value-type="float" office:value="-2.00633227" calcext:value-type="float">
            <text:p>-2,00633227</text:p>
          </table:table-cell>
          <table:table-cell office:value-type="float" office:value="-0.00099307" calcext:value-type="float">
            <text:p>-0,0009930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6.52947" calcext:value-type="float">
            <text:p>1624631706,52947</text:p>
          </table:table-cell>
          <table:table-cell table:formula="of:=ROUND([.A260]-[$menor.$A$1];1)" office:value-type="float" office:value="25.8" calcext:value-type="float">
            <text:p>25,8</text:p>
          </table:table-cell>
          <table:table-cell office:value-type="float" office:value="0.055" calcext:value-type="float">
            <text:p>0,055</text:p>
          </table:table-cell>
          <table:table-cell office:value-type="float" office:value="0" calcext:value-type="float">
            <text:p>0</text:p>
          </table:table-cell>
          <table:table-cell office:value-type="float" office:value="-1.48798" calcext:value-type="float">
            <text:p>-1,48798</text:p>
          </table:table-cell>
          <table:table-cell office:value-type="float" office:value="-0.015035" calcext:value-type="float">
            <text:p>-0,015035</text:p>
          </table:table-cell>
          <table:table-cell office:value-type="float" office:value="0.52339101" calcext:value-type="float">
            <text:p>0,52339101</text:p>
          </table:table-cell>
          <table:table-cell office:value-type="float" office:value="0" calcext:value-type="float">
            <text:p>0</text:p>
          </table:table-cell>
          <table:table-cell office:value-type="float" office:value="-2.00488207" calcext:value-type="float">
            <text:p>-2,00488207</text:p>
          </table:table-cell>
          <table:table-cell office:value-type="float" office:value="-0.00116014" calcext:value-type="float">
            <text:p>-0,0011601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6.62927" calcext:value-type="float">
            <text:p>1624631706,62927</text:p>
          </table:table-cell>
          <table:table-cell table:formula="of:=ROUND([.A261]-[$menor.$A$1];1)" office:value-type="float" office:value="25.9" calcext:value-type="float">
            <text:p>25,9</text:p>
          </table:table-cell>
          <table:table-cell office:value-type="float" office:value="0.054" calcext:value-type="float">
            <text:p>0,054</text:p>
          </table:table-cell>
          <table:table-cell office:value-type="float" office:value="0" calcext:value-type="float">
            <text:p>0</text:p>
          </table:table-cell>
          <table:table-cell office:value-type="float" office:value="-1.49283" calcext:value-type="float">
            <text:p>-1,49283</text:p>
          </table:table-cell>
          <table:table-cell office:value-type="float" office:value="-0.015035" calcext:value-type="float">
            <text:p>-0,015035</text:p>
          </table:table-cell>
          <table:table-cell office:value-type="float" office:value="0.518543" calcext:value-type="float">
            <text:p>0,518543</text:p>
          </table:table-cell>
          <table:table-cell office:value-type="float" office:value="0" calcext:value-type="float">
            <text:p>0</text:p>
          </table:table-cell>
          <table:table-cell office:value-type="float" office:value="-2.00634077" calcext:value-type="float">
            <text:p>-2,00634077</text:p>
          </table:table-cell>
          <table:table-cell office:value-type="float" office:value="-0.00128866" calcext:value-type="float">
            <text:p>-0,0012886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6.72909" calcext:value-type="float">
            <text:p>1624631706,72909</text:p>
          </table:table-cell>
          <table:table-cell table:formula="of:=ROUND([.A262]-[$menor.$A$1];1)" office:value-type="float" office:value="26" calcext:value-type="float">
            <text:p>26</text:p>
          </table:table-cell>
          <table:table-cell office:value-type="float" office:value="0.053" calcext:value-type="float">
            <text:p>0,053</text:p>
          </table:table-cell>
          <table:table-cell office:value-type="float" office:value="0" calcext:value-type="float">
            <text:p>0</text:p>
          </table:table-cell>
          <table:table-cell office:value-type="float" office:value="-1.49865" calcext:value-type="float">
            <text:p>-1,49865</text:p>
          </table:table-cell>
          <table:table-cell office:value-type="float" office:value="-0.015035" calcext:value-type="float">
            <text:p>-0,015035</text:p>
          </table:table-cell>
          <table:table-cell office:value-type="float" office:value="0.51224071" calcext:value-type="float">
            <text:p>0,51224071</text:p>
          </table:table-cell>
          <table:table-cell office:value-type="float" office:value="0" calcext:value-type="float">
            <text:p>0</text:p>
          </table:table-cell>
          <table:table-cell office:value-type="float" office:value="-2.00489069" calcext:value-type="float">
            <text:p>-2,00489069</text:p>
          </table:table-cell>
          <table:table-cell office:value-type="float" office:value="-0.00145573" calcext:value-type="float">
            <text:p>-0,00145573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6.82931" calcext:value-type="float">
            <text:p>1624631706,82931</text:p>
          </table:table-cell>
          <table:table-cell table:formula="of:=ROUND([.A263]-[$menor.$A$1];1)" office:value-type="float" office:value="26.1" calcext:value-type="float">
            <text:p>26,1</text:p>
          </table:table-cell>
          <table:table-cell office:value-type="float" office:value="0.053" calcext:value-type="float">
            <text:p>0,053</text:p>
          </table:table-cell>
          <table:table-cell office:value-type="float" office:value="0" calcext:value-type="float">
            <text:p>0</text:p>
          </table:table-cell>
          <table:table-cell office:value-type="float" office:value="-1.503985" calcext:value-type="float">
            <text:p>-1,503985</text:p>
          </table:table-cell>
          <table:table-cell office:value-type="float" office:value="-0.015035" calcext:value-type="float">
            <text:p>-0,015035</text:p>
          </table:table-cell>
          <table:table-cell office:value-type="float" office:value="0.50739282" calcext:value-type="float">
            <text:p>0,50739282</text:p>
          </table:table-cell>
          <table:table-cell office:value-type="float" office:value="0" calcext:value-type="float">
            <text:p>0</text:p>
          </table:table-cell>
          <table:table-cell office:value-type="float" office:value="-2.00586451" calcext:value-type="float">
            <text:p>-2,00586451</text:p>
          </table:table-cell>
          <table:table-cell office:value-type="float" office:value="-0.00158425" calcext:value-type="float">
            <text:p>-0,0015842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6.92879" calcext:value-type="float">
            <text:p>1624631706,92879</text:p>
          </table:table-cell>
          <table:table-cell table:formula="of:=ROUND([.A264]-[$menor.$A$1];1)" office:value-type="float" office:value="26.2" calcext:value-type="float">
            <text:p>26,2</text:p>
          </table:table-cell>
          <table:table-cell office:value-type="float" office:value="0.052" calcext:value-type="float">
            <text:p>0,052</text:p>
          </table:table-cell>
          <table:table-cell office:value-type="float" office:value="0" calcext:value-type="float">
            <text:p>0</text:p>
          </table:table-cell>
          <table:table-cell office:value-type="float" office:value="-1.508835" calcext:value-type="float">
            <text:p>-1,508835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50157541" calcext:value-type="float">
            <text:p>0,50157541</text:p>
          </table:table-cell>
          <table:table-cell office:value-type="float" office:value="0" calcext:value-type="float">
            <text:p>0</text:p>
          </table:table-cell>
          <table:table-cell office:value-type="float" office:value="-2.00538414" calcext:value-type="float">
            <text:p>-2,00538414</text:p>
          </table:table-cell>
          <table:table-cell office:value-type="float" office:value="-0.00173846" calcext:value-type="float">
            <text:p>-0,0017384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7.02909" calcext:value-type="float">
            <text:p>1624631707,02909</text:p>
          </table:table-cell>
          <table:table-cell table:formula="of:=ROUND([.A265]-[$menor.$A$1];1)" office:value-type="float" office:value="26.3" calcext:value-type="float">
            <text:p>26,3</text:p>
          </table:table-cell>
          <table:table-cell office:value-type="float" office:value="0.052" calcext:value-type="float">
            <text:p>0,052</text:p>
          </table:table-cell>
          <table:table-cell office:value-type="float" office:value="0" calcext:value-type="float">
            <text:p>0</text:p>
          </table:table-cell>
          <table:table-cell office:value-type="float" office:value="-1.513685" calcext:value-type="float">
            <text:p>-1,513685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9624282" calcext:value-type="float">
            <text:p>0,49624282</text:p>
          </table:table-cell>
          <table:table-cell office:value-type="float" office:value="0" calcext:value-type="float">
            <text:p>0</text:p>
          </table:table-cell>
          <table:table-cell office:value-type="float" office:value="-2.00490342" calcext:value-type="float">
            <text:p>-2,00490342</text:p>
          </table:table-cell>
          <table:table-cell office:value-type="float" office:value="-0.00090983" calcext:value-type="float">
            <text:p>-0,00090983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7.12948" calcext:value-type="float">
            <text:p>1624631707,12948</text:p>
          </table:table-cell>
          <table:table-cell table:formula="of:=ROUND([.A266]-[$menor.$A$1];1)" office:value-type="float" office:value="26.4" calcext:value-type="float">
            <text:p>26,4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-1.518535" calcext:value-type="float">
            <text:p>-1,518535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9136633" calcext:value-type="float">
            <text:p>0,49136633</text:p>
          </table:table-cell>
          <table:table-cell office:value-type="float" office:value="0" calcext:value-type="float">
            <text:p>0</text:p>
          </table:table-cell>
          <table:table-cell office:value-type="float" office:value="-2.00487864" calcext:value-type="float">
            <text:p>-2,00487864</text:p>
          </table:table-cell>
          <table:table-cell office:value-type="float" office:value="-0.0010391" calcext:value-type="float">
            <text:p>-0,0010391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7.22874" calcext:value-type="float">
            <text:p>1624631707,22874</text:p>
          </table:table-cell>
          <table:table-cell table:formula="of:=ROUND([.A267]-[$menor.$A$1];1)" office:value-type="float" office:value="26.5" calcext:value-type="float">
            <text:p>26,5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-1.52484" calcext:value-type="float">
            <text:p>-1,52484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8651835" calcext:value-type="float">
            <text:p>0,48651835</text:p>
          </table:table-cell>
          <table:table-cell office:value-type="float" office:value="0" calcext:value-type="float">
            <text:p>0</text:p>
          </table:table-cell>
          <table:table-cell office:value-type="float" office:value="-2.00488237" calcext:value-type="float">
            <text:p>-2,00488237</text:p>
          </table:table-cell>
          <table:table-cell office:value-type="float" office:value="-0.00116762" calcext:value-type="float">
            <text:p>-0,0011676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7.32893" calcext:value-type="float">
            <text:p>1624631707,32893</text:p>
          </table:table-cell>
          <table:table-cell table:formula="of:=ROUND([.A268]-[$menor.$A$1];1)" office:value-type="float" office:value="26.6" calcext:value-type="float">
            <text:p>26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-1.52969" calcext:value-type="float">
            <text:p>-1,52969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8167041" calcext:value-type="float">
            <text:p>0,48167041</text:p>
          </table:table-cell>
          <table:table-cell office:value-type="float" office:value="0" calcext:value-type="float">
            <text:p>0</text:p>
          </table:table-cell>
          <table:table-cell office:value-type="float" office:value="-2.00634113" calcext:value-type="float">
            <text:p>-2,00634113</text:p>
          </table:table-cell>
          <table:table-cell office:value-type="float" office:value="-0.00129614" calcext:value-type="float">
            <text:p>-0,0012961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7.42905" calcext:value-type="float">
            <text:p>1624631707,42905</text:p>
          </table:table-cell>
          <table:table-cell table:formula="of:=ROUND([.A269]-[$menor.$A$1];1)" office:value-type="float" office:value="26.7" calcext:value-type="float">
            <text:p>26,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-1.53454" calcext:value-type="float">
            <text:p>-1,53454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7536811" calcext:value-type="float">
            <text:p>0,47536811</text:p>
          </table:table-cell>
          <table:table-cell office:value-type="float" office:value="0" calcext:value-type="float">
            <text:p>0</text:p>
          </table:table-cell>
          <table:table-cell office:value-type="float" office:value="-2.00489105" calcext:value-type="float">
            <text:p>-2,00489105</text:p>
          </table:table-cell>
          <table:table-cell office:value-type="float" office:value="-0.00146321" calcext:value-type="float">
            <text:p>-0,00146321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7.52908" calcext:value-type="float">
            <text:p>1624631707,52908</text:p>
          </table:table-cell>
          <table:table-cell table:formula="of:=ROUND([.A270]-[$menor.$A$1];1)" office:value-type="float" office:value="26.8" calcext:value-type="float">
            <text:p>26,8</text:p>
          </table:table-cell>
          <table:table-cell office:value-type="float" office:value="0.049" calcext:value-type="float">
            <text:p>0,049</text:p>
          </table:table-cell>
          <table:table-cell office:value-type="float" office:value="0" calcext:value-type="float">
            <text:p>0</text:p>
          </table:table-cell>
          <table:table-cell office:value-type="float" office:value="-1.538905" calcext:value-type="float">
            <text:p>-1,538905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7052026" calcext:value-type="float">
            <text:p>0,47052026</text:p>
          </table:table-cell>
          <table:table-cell office:value-type="float" office:value="0" calcext:value-type="float">
            <text:p>0</text:p>
          </table:table-cell>
          <table:table-cell office:value-type="float" office:value="-2.0048949" calcext:value-type="float">
            <text:p>-2,0048949</text:p>
          </table:table-cell>
          <table:table-cell office:value-type="float" office:value="-0.00159172" calcext:value-type="float">
            <text:p>-0,00159172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7.62947" calcext:value-type="float">
            <text:p>1624631707,62947</text:p>
          </table:table-cell>
          <table:table-cell table:formula="of:=ROUND([.A271]-[$menor.$A$1];1)" office:value-type="float" office:value="26.9" calcext:value-type="float">
            <text:p>26,9</text:p>
          </table:table-cell>
          <table:table-cell office:value-type="float" office:value="0.049" calcext:value-type="float">
            <text:p>0,049</text:p>
          </table:table-cell>
          <table:table-cell office:value-type="float" office:value="0" calcext:value-type="float">
            <text:p>0</text:p>
          </table:table-cell>
          <table:table-cell office:value-type="float" office:value="-1.543755" calcext:value-type="float">
            <text:p>-1,543755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6567246" calcext:value-type="float">
            <text:p>0,46567246</text:p>
          </table:table-cell>
          <table:table-cell office:value-type="float" office:value="0" calcext:value-type="float">
            <text:p>0</text:p>
          </table:table-cell>
          <table:table-cell office:value-type="float" office:value="-2.00441381" calcext:value-type="float">
            <text:p>-2,00441381</text:p>
          </table:table-cell>
          <table:table-cell office:value-type="float" office:value="-0.00172023" calcext:value-type="float">
            <text:p>-0,00172023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7.72867" calcext:value-type="float">
            <text:p>1624631707,72867</text:p>
          </table:table-cell>
          <table:table-cell table:formula="of:=ROUND([.A272]-[$menor.$A$1];1)" office:value-type="float" office:value="27" calcext:value-type="float">
            <text:p>27</text:p>
          </table:table-cell>
          <table:table-cell office:value-type="float" office:value="0.048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-1.548605" calcext:value-type="float">
            <text:p>-1,548605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6130946" calcext:value-type="float">
            <text:p>0,46130946</text:p>
          </table:table-cell>
          <table:table-cell office:value-type="float" office:value="0" calcext:value-type="float">
            <text:p>0</text:p>
          </table:table-cell>
          <table:table-cell office:value-type="float" office:value="-2.00490234" calcext:value-type="float">
            <text:p>-2,00490234</text:p>
          </table:table-cell>
          <table:table-cell office:value-type="float" office:value="-0.00183589" calcext:value-type="float">
            <text:p>-0,00183589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7.829" calcext:value-type="float">
            <text:p>1624631707,829</text:p>
          </table:table-cell>
          <table:table-cell table:formula="of:=ROUND([.A273]-[$menor.$A$1];1)" office:value-type="float" office:value="27.1" calcext:value-type="float">
            <text:p>27,1</text:p>
          </table:table-cell>
          <table:table-cell office:value-type="float" office:value="0.048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-1.55394" calcext:value-type="float">
            <text:p>-1,55394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5646176" calcext:value-type="float">
            <text:p>0,45646176</text:p>
          </table:table-cell>
          <table:table-cell office:value-type="float" office:value="0" calcext:value-type="float">
            <text:p>0</text:p>
          </table:table-cell>
          <table:table-cell office:value-type="float" office:value="-2.00490634" calcext:value-type="float">
            <text:p>-2,00490634</text:p>
          </table:table-cell>
          <table:table-cell office:value-type="float" office:value="-0.00196441" calcext:value-type="float">
            <text:p>-0,00196441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7.92951" calcext:value-type="float">
            <text:p>1624631707,92951</text:p>
          </table:table-cell>
          <table:table-cell table:formula="of:=ROUND([.A274]-[$menor.$A$1];1)" office:value-type="float" office:value="27.2" calcext:value-type="float">
            <text:p>27,2</text:p>
          </table:table-cell>
          <table:table-cell office:value-type="float" office:value="0.047" calcext:value-type="float">
            <text:p>0,047</text:p>
          </table:table-cell>
          <table:table-cell office:value-type="float" office:value="0" calcext:value-type="float">
            <text:p>0</text:p>
          </table:table-cell>
          <table:table-cell office:value-type="float" office:value="-1.55879" calcext:value-type="float">
            <text:p>-1,55879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5161408" calcext:value-type="float">
            <text:p>0,45161408</text:p>
          </table:table-cell>
          <table:table-cell office:value-type="float" office:value="0" calcext:value-type="float">
            <text:p>0</text:p>
          </table:table-cell>
          <table:table-cell office:value-type="float" office:value="-2.00539537" calcext:value-type="float">
            <text:p>-2,00539537</text:p>
          </table:table-cell>
          <table:table-cell office:value-type="float" office:value="-0.00209291" calcext:value-type="float">
            <text:p>-0,00209291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8.02903" calcext:value-type="float">
            <text:p>1624631708,02903</text:p>
          </table:table-cell>
          <table:table-cell table:formula="of:=ROUND([.A275]-[$menor.$A$1];1)" office:value-type="float" office:value="27.3" calcext:value-type="float">
            <text:p>27,3</text:p>
          </table:table-cell>
          <table:table-cell office:value-type="float" office:value="0.047" calcext:value-type="float">
            <text:p>0,047</text:p>
          </table:table-cell>
          <table:table-cell office:value-type="float" office:value="0" calcext:value-type="float">
            <text:p>0</text:p>
          </table:table-cell>
          <table:table-cell office:value-type="float" office:value="-1.56267" calcext:value-type="float">
            <text:p>-1,56267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462817" calcext:value-type="float">
            <text:p>0,4462817</text:p>
          </table:table-cell>
          <table:table-cell office:value-type="float" office:value="0" calcext:value-type="float">
            <text:p>0</text:p>
          </table:table-cell>
          <table:table-cell office:value-type="float" office:value="-2.00491486" calcext:value-type="float">
            <text:p>-2,00491486</text:p>
          </table:table-cell>
          <table:table-cell office:value-type="float" office:value="-0.00223427" calcext:value-type="float">
            <text:p>-0,0022342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8.12957" calcext:value-type="float">
            <text:p>1624631708,12957</text:p>
          </table:table-cell>
          <table:table-cell table:formula="of:=ROUND([.A276]-[$menor.$A$1];1)" office:value-type="float" office:value="27.4" calcext:value-type="float">
            <text:p>27,4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-1.56752" calcext:value-type="float">
            <text:p>-1,56752</text:p>
          </table:table-cell>
          <table:table-cell office:value-type="float" office:value="-0.014065" calcext:value-type="float">
            <text:p>-0,014065</text:p>
          </table:table-cell>
          <table:table-cell office:value-type="float" office:value="0.44143412" calcext:value-type="float">
            <text:p>0,44143412</text:p>
          </table:table-cell>
          <table:table-cell office:value-type="float" office:value="0" calcext:value-type="float">
            <text:p>0</text:p>
          </table:table-cell>
          <table:table-cell office:value-type="float" office:value="-2.00394898" calcext:value-type="float">
            <text:p>-2,00394898</text:p>
          </table:table-cell>
          <table:table-cell office:value-type="float" office:value="-0.00236278" calcext:value-type="float">
            <text:p>-0,00236278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8.23002" calcext:value-type="float">
            <text:p>1624631708,23002</text:p>
          </table:table-cell>
          <table:table-cell table:formula="of:=ROUND([.A277]-[$menor.$A$1];1)" office:value-type="float" office:value="27.5" calcext:value-type="float">
            <text:p>27,5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-1.572855" calcext:value-type="float">
            <text:p>-1,572855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43755612" calcext:value-type="float">
            <text:p>0,43755612</text:p>
          </table:table-cell>
          <table:table-cell office:value-type="float" office:value="0" calcext:value-type="float">
            <text:p>0</text:p>
          </table:table-cell>
          <table:table-cell office:value-type="float" office:value="-2.00492234" calcext:value-type="float">
            <text:p>-2,00492234</text:p>
          </table:table-cell>
          <table:table-cell office:value-type="float" office:value="-0.00246559" calcext:value-type="float">
            <text:p>-0,00246559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8.33032" calcext:value-type="float">
            <text:p>1624631708,33032</text:p>
          </table:table-cell>
          <table:table-cell table:formula="of:=ROUND([.A278]-[$menor.$A$1];1)" office:value-type="float" office:value="27.6" calcext:value-type="float">
            <text:p>27,6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-1.576735" calcext:value-type="float">
            <text:p>-1,576735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43270865" calcext:value-type="float">
            <text:p>0,43270865</text:p>
          </table:table-cell>
          <table:table-cell office:value-type="float" office:value="0" calcext:value-type="float">
            <text:p>0</text:p>
          </table:table-cell>
          <table:table-cell office:value-type="float" office:value="-2.00541158" calcext:value-type="float">
            <text:p>-2,00541158</text:p>
          </table:table-cell>
          <table:table-cell office:value-type="float" office:value="-0.00162409" calcext:value-type="float">
            <text:p>-0,00162409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8.4306" calcext:value-type="float">
            <text:p>1624631708,4306</text:p>
          </table:table-cell>
          <table:table-cell table:formula="of:=ROUND([.A279]-[$menor.$A$1];1)" office:value-type="float" office:value="27.7" calcext:value-type="float">
            <text:p>27,7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-1.581585" calcext:value-type="float">
            <text:p>-1,581585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42734569" calcext:value-type="float">
            <text:p>0,42734569</text:p>
          </table:table-cell>
          <table:table-cell office:value-type="float" office:value="0" calcext:value-type="float">
            <text:p>0</text:p>
          </table:table-cell>
          <table:table-cell office:value-type="float" office:value="-2.00393051" calcext:value-type="float">
            <text:p>-2,00393051</text:p>
          </table:table-cell>
          <table:table-cell office:value-type="float" office:value="-0.00176626" calcext:value-type="float">
            <text:p>-0,0017662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8.53152" calcext:value-type="float">
            <text:p>1624631708,53152</text:p>
          </table:table-cell>
          <table:table-cell table:formula="of:=ROUND([.A280]-[$menor.$A$1];1)" office:value-type="float" office:value="27.8" calcext:value-type="float">
            <text:p>27,8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-1.58595" calcext:value-type="float">
            <text:p>-1,58595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42346752" calcext:value-type="float">
            <text:p>0,42346752</text:p>
          </table:table-cell>
          <table:table-cell office:value-type="float" office:value="0" calcext:value-type="float">
            <text:p>0</text:p>
          </table:table-cell>
          <table:table-cell office:value-type="float" office:value="-2.00490369" calcext:value-type="float">
            <text:p>-2,00490369</text:p>
          </table:table-cell>
          <table:table-cell office:value-type="float" office:value="-0.00186907" calcext:value-type="float">
            <text:p>-0,00186907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8.6322" calcext:value-type="float">
            <text:p>1624631708,6322</text:p>
          </table:table-cell>
          <table:table-cell table:formula="of:=ROUND([.A281]-[$menor.$A$1];1)" office:value-type="float" office:value="27.9" calcext:value-type="float">
            <text:p>27,9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-1.58983" calcext:value-type="float">
            <text:p>-1,58983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41861987" calcext:value-type="float">
            <text:p>0,41861987</text:p>
          </table:table-cell>
          <table:table-cell office:value-type="float" office:value="0" calcext:value-type="float">
            <text:p>0</text:p>
          </table:table-cell>
          <table:table-cell office:value-type="float" office:value="-2.00442275" calcext:value-type="float">
            <text:p>-2,00442275</text:p>
          </table:table-cell>
          <table:table-cell office:value-type="float" office:value="-0.00199758" calcext:value-type="float">
            <text:p>-0,00199758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8.73258" calcext:value-type="float">
            <text:p>1624631708,73258</text:p>
          </table:table-cell>
          <table:table-cell table:formula="of:=ROUND([.A282]-[$menor.$A$1];1)" office:value-type="float" office:value="28" calcext:value-type="float">
            <text:p>28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-1.59468" calcext:value-type="float">
            <text:p>-1,59468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41425702" calcext:value-type="float">
            <text:p>0,41425702</text:p>
          </table:table-cell>
          <table:table-cell office:value-type="float" office:value="0" calcext:value-type="float">
            <text:p>0</text:p>
          </table:table-cell>
          <table:table-cell office:value-type="float" office:value="-2.00394143" calcext:value-type="float">
            <text:p>-2,00394143</text:p>
          </table:table-cell>
          <table:table-cell office:value-type="float" office:value="-0.00211323" calcext:value-type="float">
            <text:p>-0,00211323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8.83283" calcext:value-type="float">
            <text:p>1624631708,83283</text:p>
          </table:table-cell>
          <table:table-cell table:formula="of:=ROUND([.A283]-[$menor.$A$1];1)" office:value-type="float" office:value="28.1" calcext:value-type="float">
            <text:p>28,1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-1.59856" calcext:value-type="float">
            <text:p>-1,59856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41037899" calcext:value-type="float">
            <text:p>0,41037899</text:p>
          </table:table-cell>
          <table:table-cell office:value-type="float" office:value="0" calcext:value-type="float">
            <text:p>0</text:p>
          </table:table-cell>
          <table:table-cell office:value-type="float" office:value="-2.00491477" calcext:value-type="float">
            <text:p>-2,00491477</text:p>
          </table:table-cell>
          <table:table-cell office:value-type="float" office:value="-0.00221604" calcext:value-type="float">
            <text:p>-0,0022160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8.93299" calcext:value-type="float">
            <text:p>1624631708,93299</text:p>
          </table:table-cell>
          <table:table-cell table:formula="of:=ROUND([.A284]-[$menor.$A$1];1)" office:value-type="float" office:value="28.2" calcext:value-type="float">
            <text:p>28,2</text:p>
          </table:table-cell>
          <table:table-cell office:value-type="float" office:value="0.042" calcext:value-type="float">
            <text:p>0,042</text:p>
          </table:table-cell>
          <table:table-cell office:value-type="float" office:value="0" calcext:value-type="float">
            <text:p>0</text:p>
          </table:table-cell>
          <table:table-cell office:value-type="float" office:value="-1.602925" calcext:value-type="float">
            <text:p>-1,602925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40553147" calcext:value-type="float">
            <text:p>0,40553147</text:p>
          </table:table-cell>
          <table:table-cell office:value-type="float" office:value="0" calcext:value-type="float">
            <text:p>0</text:p>
          </table:table-cell>
          <table:table-cell office:value-type="float" office:value="-2.00394895" calcext:value-type="float">
            <text:p>-2,00394895</text:p>
          </table:table-cell>
          <table:table-cell office:value-type="float" office:value="-0.00234454" calcext:value-type="float">
            <text:p>-0,0023445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9.03326" calcext:value-type="float">
            <text:p>1624631709,03326</text:p>
          </table:table-cell>
          <table:table-cell table:formula="of:=ROUND([.A285]-[$menor.$A$1];1)" office:value-type="float" office:value="28.3" calcext:value-type="float">
            <text:p>28,3</text:p>
          </table:table-cell>
          <table:table-cell office:value-type="float" office:value="0.042" calcext:value-type="float">
            <text:p>0,042</text:p>
          </table:table-cell>
          <table:table-cell office:value-type="float" office:value="0" calcext:value-type="float">
            <text:p>0</text:p>
          </table:table-cell>
          <table:table-cell office:value-type="float" office:value="-1.606805" calcext:value-type="float">
            <text:p>-1,606805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40165353" calcext:value-type="float">
            <text:p>0,40165353</text:p>
          </table:table-cell>
          <table:table-cell office:value-type="float" office:value="0" calcext:value-type="float">
            <text:p>0</text:p>
          </table:table-cell>
          <table:table-cell office:value-type="float" office:value="-2.00443737" calcext:value-type="float">
            <text:p>-2,00443737</text:p>
          </table:table-cell>
          <table:table-cell office:value-type="float" office:value="-0.00244735" calcext:value-type="float">
            <text:p>-0,0024473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9.13358" calcext:value-type="float">
            <text:p>1624631709,13358</text:p>
          </table:table-cell>
          <table:table-cell table:formula="of:=ROUND([.A286]-[$menor.$A$1];1)" office:value-type="float" office:value="28.4" calcext:value-type="float">
            <text:p>28,4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-1.610685" calcext:value-type="float">
            <text:p>-1,610685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39729086" calcext:value-type="float">
            <text:p>0,39729086</text:p>
          </table:table-cell>
          <table:table-cell office:value-type="float" office:value="0" calcext:value-type="float">
            <text:p>0</text:p>
          </table:table-cell>
          <table:table-cell office:value-type="float" office:value="-2.00395623" calcext:value-type="float">
            <text:p>-2,00395623</text:p>
          </table:table-cell>
          <table:table-cell office:value-type="float" office:value="-0.002563" calcext:value-type="float">
            <text:p>-0,002563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9.2337" calcext:value-type="float">
            <text:p>1624631709,2337</text:p>
          </table:table-cell>
          <table:table-cell table:formula="of:=ROUND([.A287]-[$menor.$A$1];1)" office:value-type="float" office:value="28.5" calcext:value-type="float">
            <text:p>28,5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-1.615535" calcext:value-type="float">
            <text:p>-1,615535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39341301" calcext:value-type="float">
            <text:p>0,39341301</text:p>
          </table:table-cell>
          <table:table-cell office:value-type="float" office:value="0" calcext:value-type="float">
            <text:p>0</text:p>
          </table:table-cell>
          <table:table-cell office:value-type="float" office:value="-2.00395975" calcext:value-type="float">
            <text:p>-2,00395975</text:p>
          </table:table-cell>
          <table:table-cell office:value-type="float" office:value="-0.0026658" calcext:value-type="float">
            <text:p>-0,0026658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9.33452" calcext:value-type="float">
            <text:p>1624631709,33452</text:p>
          </table:table-cell>
          <table:table-cell table:formula="of:=ROUND([.A288]-[$menor.$A$1];1)" office:value-type="float" office:value="28.6" calcext:value-type="float">
            <text:p>28,6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-1.6199" calcext:value-type="float">
            <text:p>-1,6199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38953516" calcext:value-type="float">
            <text:p>0,38953516</text:p>
          </table:table-cell>
          <table:table-cell office:value-type="float" office:value="0" calcext:value-type="float">
            <text:p>0</text:p>
          </table:table-cell>
          <table:table-cell office:value-type="float" office:value="-2.00493326" calcext:value-type="float">
            <text:p>-2,00493326</text:p>
          </table:table-cell>
          <table:table-cell office:value-type="float" office:value="-0.0027686" calcext:value-type="float">
            <text:p>-0,002768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9.43532" calcext:value-type="float">
            <text:p>1624631709,43532</text:p>
          </table:table-cell>
          <table:table-cell table:formula="of:=ROUND([.A289]-[$menor.$A$1];1)" office:value-type="float" office:value="28.7" calcext:value-type="float">
            <text:p>28,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1.62378" calcext:value-type="float">
            <text:p>-1,62378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38468796" calcext:value-type="float">
            <text:p>0,38468796</text:p>
          </table:table-cell>
          <table:table-cell office:value-type="float" office:value="0" calcext:value-type="float">
            <text:p>0</text:p>
          </table:table-cell>
          <table:table-cell office:value-type="float" office:value="-2.00445277" calcext:value-type="float">
            <text:p>-2,00445277</text:p>
          </table:table-cell>
          <table:table-cell office:value-type="float" office:value="-0.0028971" calcext:value-type="float">
            <text:p>-0,0028971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9.53548" calcext:value-type="float">
            <text:p>1624631709,53548</text:p>
          </table:table-cell>
          <table:table-cell table:formula="of:=ROUND([.A290]-[$menor.$A$1];1)" office:value-type="float" office:value="28.8" calcext:value-type="float">
            <text:p>28,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1.62766" calcext:value-type="float">
            <text:p>-1,62766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3803255" calcext:value-type="float">
            <text:p>0,3803255</text:p>
          </table:table-cell>
          <table:table-cell office:value-type="float" office:value="0" calcext:value-type="float">
            <text:p>0</text:p>
          </table:table-cell>
          <table:table-cell office:value-type="float" office:value="-2.00397183" calcext:value-type="float">
            <text:p>-2,00397183</text:p>
          </table:table-cell>
          <table:table-cell office:value-type="float" office:value="-0.00301274" calcext:value-type="float">
            <text:p>-0,0030127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9.63565" calcext:value-type="float">
            <text:p>1624631709,63565</text:p>
          </table:table-cell>
          <table:table-cell table:formula="of:=ROUND([.A291]-[$menor.$A$1];1)" office:value-type="float" office:value="28.9" calcext:value-type="float">
            <text:p>28,9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-1.63154" calcext:value-type="float">
            <text:p>-1,63154</text:p>
          </table:table-cell>
          <table:table-cell office:value-type="float" office:value="-0.013095" calcext:value-type="float">
            <text:p>-0,013095</text:p>
          </table:table-cell>
          <table:table-cell office:value-type="float" office:value="0.37644783" calcext:value-type="float">
            <text:p>0,37644783</text:p>
          </table:table-cell>
          <table:table-cell office:value-type="float" office:value="0" calcext:value-type="float">
            <text:p>0</text:p>
          </table:table-cell>
          <table:table-cell office:value-type="float" office:value="-2.00397553" calcext:value-type="float">
            <text:p>-2,00397553</text:p>
          </table:table-cell>
          <table:table-cell office:value-type="float" office:value="-0.00311554" calcext:value-type="float">
            <text:p>-0,00311554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9.73583" calcext:value-type="float">
            <text:p>1624631709,73583</text:p>
          </table:table-cell>
          <table:table-cell table:formula="of:=ROUND([.A292]-[$menor.$A$1];1)" office:value-type="float" office:value="29" calcext:value-type="float">
            <text:p>29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-1.635905" calcext:value-type="float">
            <text:p>-1,635905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7257019" calcext:value-type="float">
            <text:p>0,37257019</text:p>
          </table:table-cell>
          <table:table-cell office:value-type="float" office:value="0" calcext:value-type="float">
            <text:p>0</text:p>
          </table:table-cell>
          <table:table-cell office:value-type="float" office:value="-2.00397925" calcext:value-type="float">
            <text:p>-2,00397925</text:p>
          </table:table-cell>
          <table:table-cell office:value-type="float" office:value="-0.00321833" calcext:value-type="float">
            <text:p>-0,00321833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09.83602" calcext:value-type="float">
            <text:p>1624631709,83602</text:p>
          </table:table-cell>
          <table:table-cell table:formula="of:=ROUND([.A293]-[$menor.$A$1];1)" office:value-type="float" office:value="29.1" calcext:value-type="float">
            <text:p>29,1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-1.638815" calcext:value-type="float">
            <text:p>-1,638815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6869264" calcext:value-type="float">
            <text:p>0,36869264</text:p>
          </table:table-cell>
          <table:table-cell office:value-type="float" office:value="-1" calcext:value-type="float">
            <text:p>-1</text:p>
          </table:table-cell>
          <table:table-cell office:value-type="float" office:value="-2.00424135" calcext:value-type="float">
            <text:p>-2,00424135</text:p>
          </table:table-cell>
          <table:table-cell office:value-type="float" office:value="0.0040797" calcext:value-type="float">
            <text:p>0,0040797</text:p>
          </table:table-cell>
          <table:table-cell office:value-type="float" office:value="177.48093685" calcext:value-type="float">
            <text:p>177,48093685</text:p>
          </table:table-cell>
          <table:table-cell table:number-columns-repeated="2"/>
        </table:table-row>
        <table:table-row table:style-name="ro1">
          <table:table-cell office:value-type="float" office:value="1624631709.93624" calcext:value-type="float">
            <text:p>1624631709,93624</text:p>
          </table:table-cell>
          <table:table-cell table:formula="of:=ROUND([.A294]-[$menor.$A$1];1)" office:value-type="float" office:value="29.2" calcext:value-type="float">
            <text:p>29,2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-1.642695" calcext:value-type="float">
            <text:p>-1,642695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6429682" calcext:value-type="float">
            <text:p>0,36429682</text:p>
          </table:table-cell>
          <table:table-cell office:value-type="float" office:value="0" calcext:value-type="float">
            <text:p>0</text:p>
          </table:table-cell>
          <table:table-cell office:value-type="float" office:value="-2.0029838" calcext:value-type="float">
            <text:p>-2,0029838</text:p>
          </table:table-cell>
          <table:table-cell office:value-type="float" office:value="-0.00246766" calcext:value-type="float">
            <text:p>-0,0024676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10.03645" calcext:value-type="float">
            <text:p>1624631710,03645</text:p>
          </table:table-cell>
          <table:table-cell table:formula="of:=ROUND([.A295]-[$menor.$A$1];1)" office:value-type="float" office:value="29.3" calcext:value-type="float">
            <text:p>29,3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-1.646575" calcext:value-type="float">
            <text:p>-1,646575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6138847" calcext:value-type="float">
            <text:p>0,36138847</text:p>
          </table:table-cell>
          <table:table-cell office:value-type="float" office:value="0" calcext:value-type="float">
            <text:p>0</text:p>
          </table:table-cell>
          <table:table-cell office:value-type="float" office:value="-2.00395647" calcext:value-type="float">
            <text:p>-2,00395647</text:p>
          </table:table-cell>
          <table:table-cell office:value-type="float" office:value="-0.00254476" calcext:value-type="float">
            <text:p>-0,0025447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10.13564" calcext:value-type="float">
            <text:p>1624631710,13564</text:p>
          </table:table-cell>
          <table:table-cell table:formula="of:=ROUND([.A296]-[$menor.$A$1];1)" office:value-type="float" office:value="29.4" calcext:value-type="float">
            <text:p>29,4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-1.65094" calcext:value-type="float">
            <text:p>-1,65094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5751066" calcext:value-type="float">
            <text:p>0,35751066</text:p>
          </table:table-cell>
          <table:table-cell office:value-type="float" office:value="0" calcext:value-type="float">
            <text:p>0</text:p>
          </table:table-cell>
          <table:table-cell office:value-type="float" office:value="-2.00396001" calcext:value-type="float">
            <text:p>-2,00396001</text:p>
          </table:table-cell>
          <table:table-cell office:value-type="float" office:value="-0.00264755" calcext:value-type="float">
            <text:p>-0,0026475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10.23591" calcext:value-type="float">
            <text:p>1624631710,23591</text:p>
          </table:table-cell>
          <table:table-cell table:formula="of:=ROUND([.A297]-[$menor.$A$1];1)" office:value-type="float" office:value="29.5" calcext:value-type="float">
            <text:p>29,5</text:p>
          </table:table-cell>
          <table:table-cell office:value-type="float" office:value="0.0365" calcext:value-type="float">
            <text:p>0,03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65385" calcext:value-type="float">
            <text:p>-1,65385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5363293" calcext:value-type="float">
            <text:p>0,35363293</text:p>
          </table:table-cell>
          <table:table-cell office:value-type="float" office:value="0" calcext:value-type="float">
            <text:p>0</text:p>
          </table:table-cell>
          <table:table-cell office:value-type="float" office:value="-2.00444865" calcext:value-type="float">
            <text:p>-2,00444865</text:p>
          </table:table-cell>
          <table:table-cell office:value-type="float" office:value="-0.00275035" calcext:value-type="float">
            <text:p>-0,00275035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10.33618" calcext:value-type="float">
            <text:p>1624631710,33618</text:p>
          </table:table-cell>
          <table:table-cell table:formula="of:=ROUND([.A298]-[$menor.$A$1];1)" office:value-type="float" office:value="29.6" calcext:value-type="float">
            <text:p>29,6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-1.65773" calcext:value-type="float">
            <text:p>-1,65773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4927052" calcext:value-type="float">
            <text:p>0,34927052</text:p>
          </table:table-cell>
          <table:table-cell office:value-type="float" office:value="0" calcext:value-type="float">
            <text:p>0</text:p>
          </table:table-cell>
          <table:table-cell office:value-type="float" office:value="-2.00299778" calcext:value-type="float">
            <text:p>-2,00299778</text:p>
          </table:table-cell>
          <table:table-cell office:value-type="float" office:value="-0.002866" calcext:value-type="float">
            <text:p>-0,002866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10.43645" calcext:value-type="float">
            <text:p>1624631710,43645</text:p>
          </table:table-cell>
          <table:table-cell table:formula="of:=ROUND([.A299]-[$menor.$A$1];1)" office:value-type="float" office:value="29.7" calcext:value-type="float">
            <text:p>29,7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-1.66161" calcext:value-type="float">
            <text:p>-1,66161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4636229" calcext:value-type="float">
            <text:p>0,34636229</text:p>
          </table:table-cell>
          <table:table-cell office:value-type="float" office:value="0" calcext:value-type="float">
            <text:p>0</text:p>
          </table:table-cell>
          <table:table-cell office:value-type="float" office:value="-2.00397057" calcext:value-type="float">
            <text:p>-2,00397057</text:p>
          </table:table-cell>
          <table:table-cell office:value-type="float" office:value="-0.00294309" calcext:value-type="float">
            <text:p>-0,00294309</text:p>
          </table:table-cell>
          <table:table-cell office:value-type="float" office:value="178.48093685" calcext:value-type="float">
            <text:p>178,48093685</text:p>
          </table:table-cell>
          <table:table-cell table:number-columns-repeated="2"/>
        </table:table-row>
        <table:table-row table:style-name="ro1">
          <table:table-cell office:value-type="float" office:value="1624631710.53576" calcext:value-type="float">
            <text:p>1624631710,53576</text:p>
          </table:table-cell>
          <table:table-cell table:formula="of:=ROUND([.A300]-[$menor.$A$1];1)" office:value-type="float" office:value="29.8" calcext:value-type="float">
            <text:p>29,8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-1.66452" calcext:value-type="float">
            <text:p>-1,66452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4248471" calcext:value-type="float">
            <text:p>0,34248471</text:p>
          </table:table-cell>
          <table:table-cell office:value-type="float" office:value="-1" calcext:value-type="float">
            <text:p>-1</text:p>
          </table:table-cell>
          <table:table-cell office:value-type="float" office:value="-2.00376375" calcext:value-type="float">
            <text:p>-2,00376375</text:p>
          </table:table-cell>
          <table:table-cell office:value-type="float" office:value="0.00292781" calcext:value-type="float">
            <text:p>0,00292781</text:p>
          </table:table-cell>
          <table:table-cell office:value-type="float" office:value="177.48093685" calcext:value-type="float">
            <text:p>177,48093685</text:p>
          </table:table-cell>
          <table:table-cell table:number-columns-repeated="2"/>
        </table:table-row>
        <table:table-row table:style-name="ro1">
          <table:table-cell office:value-type="float" office:value="1624631710.63601" calcext:value-type="float">
            <text:p>1624631710,63601</text:p>
          </table:table-cell>
          <table:table-cell table:formula="of:=ROUND([.A301]-[$menor.$A$1];1)" office:value-type="float" office:value="29.9" calcext:value-type="float">
            <text:p>29,9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-1.668885" calcext:value-type="float">
            <text:p>-1,668885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3860716" calcext:value-type="float">
            <text:p>0,33860716</text:p>
          </table:table-cell>
          <table:table-cell office:value-type="float" office:value="-1" calcext:value-type="float">
            <text:p>-1</text:p>
          </table:table-cell>
          <table:table-cell office:value-type="float" office:value="-2.00279995" calcext:value-type="float">
            <text:p>-2,00279995</text:p>
          </table:table-cell>
          <table:table-cell office:value-type="float" office:value="0.00275739" calcext:value-type="float">
            <text:p>0,00275739</text:p>
          </table:table-cell>
          <table:table-cell office:value-type="float" office:value="177.48093685" calcext:value-type="float">
            <text:p>177,48093685</text:p>
          </table:table-cell>
          <table:table-cell table:number-columns-repeated="2"/>
        </table:table-row>
        <table:table-row table:style-name="ro1">
          <table:table-cell office:value-type="float" office:value="1624631710.73627" calcext:value-type="float">
            <text:p>1624631710,73627</text:p>
          </table:table-cell>
          <table:table-cell table:formula="of:=ROUND([.A302]-[$menor.$A$1];1)" office:value-type="float" office:value="30" calcext:value-type="float">
            <text:p>30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-1.671795" calcext:value-type="float">
            <text:p>-1,671795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3569905" calcext:value-type="float">
            <text:p>0,33569905</text:p>
          </table:table-cell>
          <table:table-cell office:value-type="float" office:value="-1" calcext:value-type="float">
            <text:p>-1</text:p>
          </table:table-cell>
          <table:table-cell office:value-type="float" office:value="-2.00425965" calcext:value-type="float">
            <text:p>-2,00425965</text:p>
          </table:table-cell>
          <table:table-cell office:value-type="float" office:value="0.00262957" calcext:value-type="float">
            <text:p>0,00262957</text:p>
          </table:table-cell>
          <table:table-cell office:value-type="float" office:value="177.48093685" calcext:value-type="float">
            <text:p>177,48093685</text:p>
          </table:table-cell>
          <table:table-cell table:number-columns-repeated="2"/>
        </table:table-row>
        <table:table-row table:style-name="ro1">
          <table:table-cell office:value-type="float" office:value="1624631710.83653" calcext:value-type="float">
            <text:p>1624631710,83653</text:p>
          </table:table-cell>
          <table:table-cell table:formula="of:=ROUND([.A303]-[$menor.$A$1];1)" office:value-type="float" office:value="30.1" calcext:value-type="float">
            <text:p>30,1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-1.675675" calcext:value-type="float">
            <text:p>-1,675675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3133692" calcext:value-type="float">
            <text:p>0,33133692</text:p>
          </table:table-cell>
          <table:table-cell office:value-type="float" office:value="-1" calcext:value-type="float">
            <text:p>-1</text:p>
          </table:table-cell>
          <table:table-cell office:value-type="float" office:value="-2.00281173" calcext:value-type="float">
            <text:p>-2,00281173</text:p>
          </table:table-cell>
          <table:table-cell office:value-type="float" office:value="0.00243785" calcext:value-type="float">
            <text:p>0,00243785</text:p>
          </table:table-cell>
          <table:table-cell office:value-type="float" office:value="177.48093685" calcext:value-type="float">
            <text:p>177,48093685</text:p>
          </table:table-cell>
          <table:table-cell table:number-columns-repeated="2"/>
        </table:table-row>
        <table:table-row table:style-name="ro1">
          <table:table-cell office:value-type="float" office:value="1624631710.9369" calcext:value-type="float">
            <text:p>1624631710,9369</text:p>
          </table:table-cell>
          <table:table-cell table:formula="of:=ROUND([.A304]-[$menor.$A$1];1)" office:value-type="float" office:value="30.2" calcext:value-type="float">
            <text:p>30,2</text:p>
          </table:table-cell>
          <table:table-cell office:value-type="float" office:value="0.0335" calcext:value-type="float">
            <text:p>0,03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678585" calcext:value-type="float">
            <text:p>-1,678585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2842889" calcext:value-type="float">
            <text:p>0,32842889</text:p>
          </table:table-cell>
          <table:table-cell office:value-type="float" office:value="-1" calcext:value-type="float">
            <text:p>-1</text:p>
          </table:table-cell>
          <table:table-cell office:value-type="float" office:value="-2.00378652" calcext:value-type="float">
            <text:p>-2,00378652</text:p>
          </table:table-cell>
          <table:table-cell office:value-type="float" office:value="0.00231004" calcext:value-type="float">
            <text:p>0,00231004</text:p>
          </table:table-cell>
          <table:table-cell office:value-type="float" office:value="177.48093685" calcext:value-type="float">
            <text:p>177,48093685</text:p>
          </table:table-cell>
          <table:table-cell table:number-columns-repeated="2"/>
        </table:table-row>
        <table:table-row table:style-name="ro1">
          <table:table-cell office:value-type="float" office:value="1624631711.03727" calcext:value-type="float">
            <text:p>1624631711,03727</text:p>
          </table:table-cell>
          <table:table-cell table:formula="of:=ROUND([.A305]-[$menor.$A$1];1)" office:value-type="float" office:value="30.3" calcext:value-type="float">
            <text:p>30,3</text:p>
          </table:table-cell>
          <table:table-cell office:value-type="float" office:value="0.0335" calcext:value-type="float">
            <text:p>0,03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68198" calcext:value-type="float">
            <text:p>-1,68198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2455158" calcext:value-type="float">
            <text:p>0,32455158</text:p>
          </table:table-cell>
          <table:table-cell office:value-type="float" office:value="-1" calcext:value-type="float">
            <text:p>-1</text:p>
          </table:table-cell>
          <table:table-cell office:value-type="float" office:value="-2.00282295" calcext:value-type="float">
            <text:p>-2,00282295</text:p>
          </table:table-cell>
          <table:table-cell office:value-type="float" office:value="0.00213962" calcext:value-type="float">
            <text:p>0,00213962</text:p>
          </table:table-cell>
          <table:table-cell office:value-type="float" office:value="177.48093685" calcext:value-type="float">
            <text:p>177,48093685</text:p>
          </table:table-cell>
          <table:table-cell table:number-columns-repeated="2"/>
        </table:table-row>
        <table:table-row table:style-name="ro1">
          <table:table-cell office:value-type="float" office:value="1624631711.13743" calcext:value-type="float">
            <text:p>1624631711,13743</text:p>
          </table:table-cell>
          <table:table-cell table:formula="of:=ROUND([.A306]-[$menor.$A$1];1)" office:value-type="float" office:value="30.4" calcext:value-type="float">
            <text:p>30,4</text:p>
          </table:table-cell>
          <table:table-cell office:value-type="float" office:value="0.0335" calcext:value-type="float">
            <text:p>0,03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68586" calcext:value-type="float">
            <text:p>-1,68586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2164362" calcext:value-type="float">
            <text:p>0,32164362</text:p>
          </table:table-cell>
          <table:table-cell office:value-type="float" office:value="-1" calcext:value-type="float">
            <text:p>-1</text:p>
          </table:table-cell>
          <table:table-cell office:value-type="float" office:value="-2.0033128" calcext:value-type="float">
            <text:p>-2,0033128</text:p>
          </table:table-cell>
          <table:table-cell office:value-type="float" office:value="0.00201181" calcext:value-type="float">
            <text:p>0,00201181</text:p>
          </table:table-cell>
          <table:table-cell office:value-type="float" office:value="177.48093685" calcext:value-type="float">
            <text:p>177,48093685</text:p>
          </table:table-cell>
          <table:table-cell table:number-columns-repeated="2"/>
        </table:table-row>
        <table:table-row table:style-name="ro1">
          <table:table-cell office:value-type="float" office:value="1624631711.23759" calcext:value-type="float">
            <text:p>1624631711,23759</text:p>
          </table:table-cell>
          <table:table-cell table:formula="of:=ROUND([.A307]-[$menor.$A$1];1)" office:value-type="float" office:value="30.5" calcext:value-type="float">
            <text:p>30,5</text:p>
          </table:table-cell>
          <table:table-cell office:value-type="float" office:value="0.0325" calcext:value-type="float">
            <text:p>0,03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68877" calcext:value-type="float">
            <text:p>-1,68877</text:p>
          </table:table-cell>
          <table:table-cell office:value-type="float" office:value="-0.012125" calcext:value-type="float">
            <text:p>-0,012125</text:p>
          </table:table-cell>
          <table:table-cell office:value-type="float" office:value="0.31825104" calcext:value-type="float">
            <text:p>0,31825104</text:p>
          </table:table-cell>
          <table:table-cell office:value-type="float" office:value="-1" calcext:value-type="float">
            <text:p>-1</text:p>
          </table:table-cell>
          <table:table-cell office:value-type="float" office:value="-2.0038035" calcext:value-type="float">
            <text:p>-2,0038035</text:p>
          </table:table-cell>
          <table:table-cell office:value-type="float" office:value="0.0018627" calcext:value-type="float">
            <text:p>0,0018627</text:p>
          </table:table-cell>
          <table:table-cell office:value-type="float" office:value="177.48093685" calcext:value-type="float">
            <text:p>177,48093685</text:p>
          </table:table-cell>
          <table:table-cell table:number-columns-repeated="2"/>
        </table:table-row>
        <table:table-row table:style-name="ro1">
          <table:table-cell office:value-type="float" office:value="1624631711.33774" calcext:value-type="float">
            <text:p>1624631711,33774</text:p>
          </table:table-cell>
          <table:table-cell table:formula="of:=ROUND([.A308]-[$menor.$A$1];1)" office:value-type="float" office:value="30.6" calcext:value-type="float">
            <text:p>30,6</text:p>
          </table:table-cell>
          <table:table-cell office:value-type="float" office:value="0.0325" calcext:value-type="float">
            <text:p>0,03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69265" calcext:value-type="float">
            <text:p>-1,69265</text:p>
          </table:table-cell>
          <table:table-cell office:value-type="float" office:value="-0.011155" calcext:value-type="float">
            <text:p>-0,011155</text:p>
          </table:table-cell>
          <table:table-cell office:value-type="float" office:value="0.31437391" calcext:value-type="float">
            <text:p>0,31437391</text:p>
          </table:table-cell>
          <table:table-cell office:value-type="float" office:value="-1" calcext:value-type="float">
            <text:p>-1</text:p>
          </table:table-cell>
          <table:table-cell office:value-type="float" office:value="-2.00284012" calcext:value-type="float">
            <text:p>-2,00284012</text:p>
          </table:table-cell>
          <table:table-cell office:value-type="float" office:value="0.00169229" calcext:value-type="float">
            <text:p>0,00169229</text:p>
          </table:table-cell>
          <table:table-cell office:value-type="float" office:value="177.48093685" calcext:value-type="float">
            <text:p>177,48093685</text:p>
          </table:table-cell>
          <table:table-cell table:number-columns-repeated="2"/>
        </table:table-row>
        <table:table-row table:style-name="ro1">
          <table:table-cell office:value-type="float" office:value="1624631711.43838" calcext:value-type="float">
            <text:p>1624631711,43838</text:p>
          </table:table-cell>
          <table:table-cell table:formula="of:=ROUND([.A309]-[$menor.$A$1];1)" office:value-type="float" office:value="30.7" calcext:value-type="float">
            <text:p>30,7</text:p>
          </table:table-cell>
          <table:table-cell office:value-type="float" office:value="0.0315" calcext:value-type="float">
            <text:p>0,03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69556" calcext:value-type="float">
            <text:p>-1,69556</text:p>
          </table:table-cell>
          <table:table-cell office:value-type="float" office:value="-0.011155" calcext:value-type="float">
            <text:p>-0,011155</text:p>
          </table:table-cell>
          <table:table-cell office:value-type="float" office:value="0.3114661" calcext:value-type="float">
            <text:p>0,3114661</text:p>
          </table:table-cell>
          <table:table-cell office:value-type="float" office:value="-1" calcext:value-type="float">
            <text:p>-1</text:p>
          </table:table-cell>
          <table:table-cell office:value-type="float" office:value="-2.00354066" calcext:value-type="float">
            <text:p>-2,00354066</text:p>
          </table:table-cell>
          <table:table-cell office:value-type="float" office:value="0.00776921" calcext:value-type="float">
            <text:p>0,00776921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11.53804" calcext:value-type="float">
            <text:p>1624631711,53804</text:p>
          </table:table-cell>
          <table:table-cell table:formula="of:=ROUND([.A310]-[$menor.$A$1];1)" office:value-type="float" office:value="30.8" calcext:value-type="float">
            <text:p>30,8</text:p>
          </table:table-cell>
          <table:table-cell office:value-type="float" office:value="0.0315" calcext:value-type="float">
            <text:p>0,03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698955" calcext:value-type="float">
            <text:p>-1,698955</text:p>
          </table:table-cell>
          <table:table-cell office:value-type="float" office:value="-0.011155" calcext:value-type="float">
            <text:p>-0,011155</text:p>
          </table:table-cell>
          <table:table-cell office:value-type="float" office:value="0.30755237" calcext:value-type="float">
            <text:p>0,30755237</text:p>
          </table:table-cell>
          <table:table-cell office:value-type="float" office:value="0" calcext:value-type="float">
            <text:p>0</text:p>
          </table:table-cell>
          <table:table-cell office:value-type="float" office:value="-2.00282353" calcext:value-type="float">
            <text:p>-2,00282353</text:p>
          </table:table-cell>
          <table:table-cell office:value-type="float" office:value="0.00217096" calcext:value-type="float">
            <text:p>0,0021709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1.63862" calcext:value-type="float">
            <text:p>1624631711,63862</text:p>
          </table:table-cell>
          <table:table-cell table:formula="of:=ROUND([.A311]-[$menor.$A$1];1)" office:value-type="float" office:value="30.9" calcext:value-type="float">
            <text:p>30,9</text:p>
          </table:table-cell>
          <table:table-cell office:value-type="float" office:value="0.0315" calcext:value-type="float">
            <text:p>0,03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701865" calcext:value-type="float">
            <text:p>-1,701865</text:p>
          </table:table-cell>
          <table:table-cell office:value-type="float" office:value="-0.011155" calcext:value-type="float">
            <text:p>-0,011155</text:p>
          </table:table-cell>
          <table:table-cell office:value-type="float" office:value="0.30464429" calcext:value-type="float">
            <text:p>0,30464429</text:p>
          </table:table-cell>
          <table:table-cell office:value-type="float" office:value="0" calcext:value-type="float">
            <text:p>0</text:p>
          </table:table-cell>
          <table:table-cell office:value-type="float" office:value="-2.00331318" calcext:value-type="float">
            <text:p>-2,00331318</text:p>
          </table:table-cell>
          <table:table-cell office:value-type="float" office:value="0.00204496" calcext:value-type="float">
            <text:p>0,0020449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1.73924" calcext:value-type="float">
            <text:p>1624631711,73924</text:p>
          </table:table-cell>
          <table:table-cell table:formula="of:=ROUND([.A312]-[$menor.$A$1];1)" office:value-type="float" office:value="31" calcext:value-type="float">
            <text:p>31</text:p>
          </table:table-cell>
          <table:table-cell office:value-type="float" office:value="0.0305" calcext:value-type="float">
            <text:p>0,03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704775" calcext:value-type="float">
            <text:p>-1,704775</text:p>
          </table:table-cell>
          <table:table-cell office:value-type="float" office:value="-0.011155" calcext:value-type="float">
            <text:p>-0,011155</text:p>
          </table:table-cell>
          <table:table-cell office:value-type="float" office:value="0.30125159" calcext:value-type="float">
            <text:p>0,30125159</text:p>
          </table:table-cell>
          <table:table-cell office:value-type="float" office:value="0" calcext:value-type="float">
            <text:p>0</text:p>
          </table:table-cell>
          <table:table-cell office:value-type="float" office:value="-2.00283367" calcext:value-type="float">
            <text:p>-2,00283367</text:p>
          </table:table-cell>
          <table:table-cell office:value-type="float" office:value="0.00189796" calcext:value-type="float">
            <text:p>0,0018979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1.83948" calcext:value-type="float">
            <text:p>1624631711,83948</text:p>
          </table:table-cell>
          <table:table-cell table:formula="of:=ROUND([.A313]-[$menor.$A$1];1)" office:value-type="float" office:value="31.1" calcext:value-type="float">
            <text:p>31,1</text:p>
          </table:table-cell>
          <table:table-cell office:value-type="float" office:value="0.0305" calcext:value-type="float">
            <text:p>0,03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707685" calcext:value-type="float">
            <text:p>-1,707685</text:p>
          </table:table-cell>
          <table:table-cell office:value-type="float" office:value="-0.011155" calcext:value-type="float">
            <text:p>-0,011155</text:p>
          </table:table-cell>
          <table:table-cell office:value-type="float" office:value="0.29834363" calcext:value-type="float">
            <text:p>0,29834363</text:p>
          </table:table-cell>
          <table:table-cell office:value-type="float" office:value="0" calcext:value-type="float">
            <text:p>0</text:p>
          </table:table-cell>
          <table:table-cell office:value-type="float" office:value="-2.00283844" calcext:value-type="float">
            <text:p>-2,00283844</text:p>
          </table:table-cell>
          <table:table-cell office:value-type="float" office:value="0.00177196" calcext:value-type="float">
            <text:p>0,0017719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1.93871" calcext:value-type="float">
            <text:p>1624631711,93871</text:p>
          </table:table-cell>
          <table:table-cell table:formula="of:=ROUND([.A314]-[$menor.$A$1];1)" office:value-type="float" office:value="31.2" calcext:value-type="float">
            <text:p>31,2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-1.711565" calcext:value-type="float">
            <text:p>-1,711565</text:p>
          </table:table-cell>
          <table:table-cell office:value-type="float" office:value="-0.011155" calcext:value-type="float">
            <text:p>-0,011155</text:p>
          </table:table-cell>
          <table:table-cell office:value-type="float" office:value="0.29543567" calcext:value-type="float">
            <text:p>0,29543567</text:p>
          </table:table-cell>
          <table:table-cell office:value-type="float" office:value="0" calcext:value-type="float">
            <text:p>0</text:p>
          </table:table-cell>
          <table:table-cell office:value-type="float" office:value="-2.00284321" calcext:value-type="float">
            <text:p>-2,00284321</text:p>
          </table:table-cell>
          <table:table-cell office:value-type="float" office:value="0.00164596" calcext:value-type="float">
            <text:p>0,0016459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2.03902" calcext:value-type="float">
            <text:p>1624631712,03902</text:p>
          </table:table-cell>
          <table:table-cell table:formula="of:=ROUND([.A315]-[$menor.$A$1];1)" office:value-type="float" office:value="31.3" calcext:value-type="float">
            <text:p>31,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1.71399" calcext:value-type="float">
            <text:p>-1,71399</text:p>
          </table:table-cell>
          <table:table-cell office:value-type="float" office:value="-0.011155" calcext:value-type="float">
            <text:p>-0,011155</text:p>
          </table:table-cell>
          <table:table-cell office:value-type="float" office:value="0.29252777" calcext:value-type="float">
            <text:p>0,29252777</text:p>
          </table:table-cell>
          <table:table-cell office:value-type="float" office:value="0" calcext:value-type="float">
            <text:p>0</text:p>
          </table:table-cell>
          <table:table-cell office:value-type="float" office:value="-2.00381804" calcext:value-type="float">
            <text:p>-2,00381804</text:p>
          </table:table-cell>
          <table:table-cell office:value-type="float" office:value="0.00151996" calcext:value-type="float">
            <text:p>0,0015199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2.13938" calcext:value-type="float">
            <text:p>1624631712,13938</text:p>
          </table:table-cell>
          <table:table-cell table:formula="of:=ROUND([.A316]-[$menor.$A$1];1)" office:value-type="float" office:value="31.4" calcext:value-type="float">
            <text:p>31,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1.7169" calcext:value-type="float">
            <text:p>-1,7169</text:p>
          </table:table-cell>
          <table:table-cell office:value-type="float" office:value="-0.011155" calcext:value-type="float">
            <text:p>-0,011155</text:p>
          </table:table-cell>
          <table:table-cell office:value-type="float" office:value="0.28865063" calcext:value-type="float">
            <text:p>0,28865063</text:p>
          </table:table-cell>
          <table:table-cell office:value-type="float" office:value="0" calcext:value-type="float">
            <text:p>0</text:p>
          </table:table-cell>
          <table:table-cell office:value-type="float" office:value="-2.00236955" calcext:value-type="float">
            <text:p>-2,00236955</text:p>
          </table:table-cell>
          <table:table-cell office:value-type="float" office:value="0.00135197" calcext:value-type="float">
            <text:p>0,0013519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2.23866" calcext:value-type="float">
            <text:p>1624631712,23866</text:p>
          </table:table-cell>
          <table:table-cell table:formula="of:=ROUND([.A317]-[$menor.$A$1];1)" office:value-type="float" office:value="31.5" calcext:value-type="float">
            <text:p>31,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1.71981" calcext:value-type="float">
            <text:p>-1,71981</text:p>
          </table:table-cell>
          <table:table-cell office:value-type="float" office:value="-0.011155" calcext:value-type="float">
            <text:p>-0,011155</text:p>
          </table:table-cell>
          <table:table-cell office:value-type="float" office:value="0.28622746" calcext:value-type="float">
            <text:p>0,28622746</text:p>
          </table:table-cell>
          <table:table-cell office:value-type="float" office:value="0" calcext:value-type="float">
            <text:p>0</text:p>
          </table:table-cell>
          <table:table-cell office:value-type="float" office:value="-2.00285866" calcext:value-type="float">
            <text:p>-2,00285866</text:p>
          </table:table-cell>
          <table:table-cell office:value-type="float" office:value="0.00124697" calcext:value-type="float">
            <text:p>0,0012469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2.33905" calcext:value-type="float">
            <text:p>1624631712,33905</text:p>
          </table:table-cell>
          <table:table-cell table:formula="of:=ROUND([.A318]-[$menor.$A$1];1)" office:value-type="float" office:value="31.6" calcext:value-type="float">
            <text:p>31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1.72272" calcext:value-type="float">
            <text:p>-1,72272</text:p>
          </table:table-cell>
          <table:table-cell office:value-type="float" office:value="-0.010185" calcext:value-type="float">
            <text:p>-0,010185</text:p>
          </table:table-cell>
          <table:table-cell office:value-type="float" office:value="0.28331968" calcext:value-type="float">
            <text:p>0,28331968</text:p>
          </table:table-cell>
          <table:table-cell office:value-type="float" office:value="0" calcext:value-type="float">
            <text:p>0</text:p>
          </table:table-cell>
          <table:table-cell office:value-type="float" office:value="-2.0028636" calcext:value-type="float">
            <text:p>-2,0028636</text:p>
          </table:table-cell>
          <table:table-cell office:value-type="float" office:value="0.00112098" calcext:value-type="float">
            <text:p>0,0011209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2.43935" calcext:value-type="float">
            <text:p>1624631712,43935</text:p>
          </table:table-cell>
          <table:table-cell table:formula="of:=ROUND([.A319]-[$menor.$A$1];1)" office:value-type="float" office:value="31.7" calcext:value-type="float">
            <text:p>31,7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-1.72563" calcext:value-type="float">
            <text:p>-1,72563</text:p>
          </table:table-cell>
          <table:table-cell office:value-type="float" office:value="-0.010185" calcext:value-type="float">
            <text:p>-0,010185</text:p>
          </table:table-cell>
          <table:table-cell office:value-type="float" office:value="0.28041196" calcext:value-type="float">
            <text:p>0,28041196</text:p>
          </table:table-cell>
          <table:table-cell office:value-type="float" office:value="0" calcext:value-type="float">
            <text:p>0</text:p>
          </table:table-cell>
          <table:table-cell office:value-type="float" office:value="-2.00286861" calcext:value-type="float">
            <text:p>-2,00286861</text:p>
          </table:table-cell>
          <table:table-cell office:value-type="float" office:value="0.00196499" calcext:value-type="float">
            <text:p>0,0019649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2.53961" calcext:value-type="float">
            <text:p>1624631712,53961</text:p>
          </table:table-cell>
          <table:table-cell table:formula="of:=ROUND([.A320]-[$menor.$A$1];1)" office:value-type="float" office:value="31.8" calcext:value-type="float">
            <text:p>31,8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-1.72854" calcext:value-type="float">
            <text:p>-1,72854</text:p>
          </table:table-cell>
          <table:table-cell office:value-type="float" office:value="-0.010185" calcext:value-type="float">
            <text:p>-0,010185</text:p>
          </table:table-cell>
          <table:table-cell office:value-type="float" office:value="0.27746698" calcext:value-type="float">
            <text:p>0,27746698</text:p>
          </table:table-cell>
          <table:table-cell office:value-type="float" office:value="0" calcext:value-type="float">
            <text:p>0</text:p>
          </table:table-cell>
          <table:table-cell office:value-type="float" office:value="-2.0028364" calcext:value-type="float">
            <text:p>-2,0028364</text:p>
          </table:table-cell>
          <table:table-cell office:value-type="float" office:value="0.00183739" calcext:value-type="float">
            <text:p>0,0018373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2.63982" calcext:value-type="float">
            <text:p>1624631712,63982</text:p>
          </table:table-cell>
          <table:table-cell table:formula="of:=ROUND([.A321]-[$menor.$A$1];1)" office:value-type="float" office:value="31.9" calcext:value-type="float">
            <text:p>31,9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-1.731935" calcext:value-type="float">
            <text:p>-1,731935</text:p>
          </table:table-cell>
          <table:table-cell office:value-type="float" office:value="-0.010185" calcext:value-type="float">
            <text:p>-0,010185</text:p>
          </table:table-cell>
          <table:table-cell office:value-type="float" office:value="0.27455896" calcext:value-type="float">
            <text:p>0,27455896</text:p>
          </table:table-cell>
          <table:table-cell office:value-type="float" office:value="0" calcext:value-type="float">
            <text:p>0</text:p>
          </table:table-cell>
          <table:table-cell office:value-type="float" office:value="-2.00284111" calcext:value-type="float">
            <text:p>-2,00284111</text:p>
          </table:table-cell>
          <table:table-cell office:value-type="float" office:value="0.00171139" calcext:value-type="float">
            <text:p>0,0017113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2.74" calcext:value-type="float">
            <text:p>1624631712,74</text:p>
          </table:table-cell>
          <table:table-cell table:formula="of:=ROUND([.A322]-[$menor.$A$1];1)" office:value-type="float" office:value="32" calcext:value-type="float">
            <text:p>32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-1.734845" calcext:value-type="float">
            <text:p>-1,734845</text:p>
          </table:table-cell>
          <table:table-cell office:value-type="float" office:value="-0.010185" calcext:value-type="float">
            <text:p>-0,010185</text:p>
          </table:table-cell>
          <table:table-cell office:value-type="float" office:value="0.271651" calcext:value-type="float">
            <text:p>0,271651</text:p>
          </table:table-cell>
          <table:table-cell office:value-type="float" office:value="0" calcext:value-type="float">
            <text:p>0</text:p>
          </table:table-cell>
          <table:table-cell office:value-type="float" office:value="-2.00333088" calcext:value-type="float">
            <text:p>-2,00333088</text:p>
          </table:table-cell>
          <table:table-cell office:value-type="float" office:value="0.00158539" calcext:value-type="float">
            <text:p>0,0015853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2.84024" calcext:value-type="float">
            <text:p>1624631712,84024</text:p>
          </table:table-cell>
          <table:table-cell table:formula="of:=ROUND([.A323]-[$menor.$A$1];1)" office:value-type="float" office:value="32.1" calcext:value-type="float">
            <text:p>32,1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-1.737755" calcext:value-type="float">
            <text:p>-1,737755</text:p>
          </table:table-cell>
          <table:table-cell office:value-type="float" office:value="-0.010185" calcext:value-type="float">
            <text:p>-0,010185</text:p>
          </table:table-cell>
          <table:table-cell office:value-type="float" office:value="0.26825842" calcext:value-type="float">
            <text:p>0,26825842</text:p>
          </table:table-cell>
          <table:table-cell office:value-type="float" office:value="0" calcext:value-type="float">
            <text:p>0</text:p>
          </table:table-cell>
          <table:table-cell office:value-type="float" office:value="-2.00285149" calcext:value-type="float">
            <text:p>-2,00285149</text:p>
          </table:table-cell>
          <table:table-cell office:value-type="float" office:value="0.00143839" calcext:value-type="float">
            <text:p>0,0014383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2.94003" calcext:value-type="float">
            <text:p>1624631712,94003</text:p>
          </table:table-cell>
          <table:table-cell table:formula="of:=ROUND([.A324]-[$menor.$A$1];1)" office:value-type="float" office:value="32.2" calcext:value-type="float">
            <text:p>32,2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-1.740665" calcext:value-type="float">
            <text:p>-1,740665</text:p>
          </table:table-cell>
          <table:table-cell office:value-type="float" office:value="-0.010185" calcext:value-type="float">
            <text:p>-0,010185</text:p>
          </table:table-cell>
          <table:table-cell office:value-type="float" office:value="0.26535055" calcext:value-type="float">
            <text:p>0,26535055</text:p>
          </table:table-cell>
          <table:table-cell office:value-type="float" office:value="0" calcext:value-type="float">
            <text:p>0</text:p>
          </table:table-cell>
          <table:table-cell office:value-type="float" office:value="-2.00285635" calcext:value-type="float">
            <text:p>-2,00285635</text:p>
          </table:table-cell>
          <table:table-cell office:value-type="float" office:value="0.0013124" calcext:value-type="float">
            <text:p>0,001312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3.04031" calcext:value-type="float">
            <text:p>1624631713,04031</text:p>
          </table:table-cell>
          <table:table-cell table:formula="of:=ROUND([.A325]-[$menor.$A$1];1)" office:value-type="float" office:value="32.3" calcext:value-type="float">
            <text:p>32,3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-1.742605" calcext:value-type="float">
            <text:p>-1,742605</text:p>
          </table:table-cell>
          <table:table-cell office:value-type="float" office:value="-0.010185" calcext:value-type="float">
            <text:p>-0,010185</text:p>
          </table:table-cell>
          <table:table-cell office:value-type="float" office:value="0.26244271" calcext:value-type="float">
            <text:p>0,26244271</text:p>
          </table:table-cell>
          <table:table-cell office:value-type="float" office:value="0" calcext:value-type="float">
            <text:p>0</text:p>
          </table:table-cell>
          <table:table-cell office:value-type="float" office:value="-2.00286124" calcext:value-type="float">
            <text:p>-2,00286124</text:p>
          </table:table-cell>
          <table:table-cell office:value-type="float" office:value="0.0011864" calcext:value-type="float">
            <text:p>0,001186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3.14013" calcext:value-type="float">
            <text:p>1624631713,14013</text:p>
          </table:table-cell>
          <table:table-cell table:formula="of:=ROUND([.A326]-[$menor.$A$1];1)" office:value-type="float" office:value="32.4" calcext:value-type="float">
            <text:p>32,4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-1.745515" calcext:value-type="float">
            <text:p>-1,745515</text:p>
          </table:table-cell>
          <table:table-cell office:value-type="float" office:value="-0.010185" calcext:value-type="float">
            <text:p>-0,010185</text:p>
          </table:table-cell>
          <table:table-cell office:value-type="float" office:value="0.25953493" calcext:value-type="float">
            <text:p>0,25953493</text:p>
          </table:table-cell>
          <table:table-cell office:value-type="float" office:value="0" calcext:value-type="float">
            <text:p>0</text:p>
          </table:table-cell>
          <table:table-cell office:value-type="float" office:value="-2.00189618" calcext:value-type="float">
            <text:p>-2,00189618</text:p>
          </table:table-cell>
          <table:table-cell office:value-type="float" office:value="0.00106041" calcext:value-type="float">
            <text:p>0,00106041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3.23992" calcext:value-type="float">
            <text:p>1624631713,23992</text:p>
          </table:table-cell>
          <table:table-cell table:formula="of:=ROUND([.A327]-[$menor.$A$1];1)" office:value-type="float" office:value="32.5" calcext:value-type="float">
            <text:p>32,5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-1.74891" calcext:value-type="float">
            <text:p>-1,74891</text:p>
          </table:table-cell>
          <table:table-cell office:value-type="float" office:value="-0.010185" calcext:value-type="float">
            <text:p>-0,010185</text:p>
          </table:table-cell>
          <table:table-cell office:value-type="float" office:value="0.25759643" calcext:value-type="float">
            <text:p>0,25759643</text:p>
          </table:table-cell>
          <table:table-cell office:value-type="float" office:value="0" calcext:value-type="float">
            <text:p>0</text:p>
          </table:table-cell>
          <table:table-cell office:value-type="float" office:value="-2.00286951" calcext:value-type="float">
            <text:p>-2,00286951</text:p>
          </table:table-cell>
          <table:table-cell office:value-type="float" office:value="0.00097642" calcext:value-type="float">
            <text:p>0,00097642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3.34025" calcext:value-type="float">
            <text:p>1624631713,34025</text:p>
          </table:table-cell>
          <table:table-cell table:formula="of:=ROUND([.A328]-[$menor.$A$1];1)" office:value-type="float" office:value="32.6" calcext:value-type="float">
            <text:p>32,6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-1.75085" calcext:value-type="float">
            <text:p>-1,75085</text:p>
          </table:table-cell>
          <table:table-cell office:value-type="float" office:value="-0.010185" calcext:value-type="float">
            <text:p>-0,010185</text:p>
          </table:table-cell>
          <table:table-cell office:value-type="float" office:value="0.25468874" calcext:value-type="float">
            <text:p>0,25468874</text:p>
          </table:table-cell>
          <table:table-cell office:value-type="float" office:value="0" calcext:value-type="float">
            <text:p>0</text:p>
          </table:table-cell>
          <table:table-cell office:value-type="float" office:value="-2.00335955" calcext:value-type="float">
            <text:p>-2,00335955</text:p>
          </table:table-cell>
          <table:table-cell office:value-type="float" office:value="0.00085043" calcext:value-type="float">
            <text:p>0,0008504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3.43962" calcext:value-type="float">
            <text:p>1624631713,43962</text:p>
          </table:table-cell>
          <table:table-cell table:formula="of:=ROUND([.A329]-[$menor.$A$1];1)" office:value-type="float" office:value="32.7" calcext:value-type="float">
            <text:p>32,7</text:p>
          </table:table-cell>
          <table:table-cell office:value-type="float" office:value="0.026" calcext:value-type="float">
            <text:p>0,026</text:p>
          </table:table-cell>
          <table:table-cell office:value-type="float" office:value="0" calcext:value-type="float">
            <text:p>0</text:p>
          </table:table-cell>
          <table:table-cell office:value-type="float" office:value="-1.75376" calcext:value-type="float">
            <text:p>-1,75376</text:p>
          </table:table-cell>
          <table:table-cell office:value-type="float" office:value="-0.009215" calcext:value-type="float">
            <text:p>-0,009215</text:p>
          </table:table-cell>
          <table:table-cell office:value-type="float" office:value="0.25129649" calcext:value-type="float">
            <text:p>0,25129649</text:p>
          </table:table-cell>
          <table:table-cell office:value-type="float" office:value="0" calcext:value-type="float">
            <text:p>0</text:p>
          </table:table-cell>
          <table:table-cell office:value-type="float" office:value="-2.00191049" calcext:value-type="float">
            <text:p>-2,00191049</text:p>
          </table:table-cell>
          <table:table-cell office:value-type="float" office:value="0.00070345" calcext:value-type="float">
            <text:p>0,0007034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3.54" calcext:value-type="float">
            <text:p>1624631713,54</text:p>
          </table:table-cell>
          <table:table-cell table:formula="of:=ROUND([.A330]-[$menor.$A$1];1)" office:value-type="float" office:value="32.8" calcext:value-type="float">
            <text:p>32,8</text:p>
          </table:table-cell>
          <table:table-cell office:value-type="float" office:value="0.026" calcext:value-type="float">
            <text:p>0,026</text:p>
          </table:table-cell>
          <table:table-cell office:value-type="float" office:value="0" calcext:value-type="float">
            <text:p>0</text:p>
          </table:table-cell>
          <table:table-cell office:value-type="float" office:value="-1.75667" calcext:value-type="float">
            <text:p>-1,75667</text:p>
          </table:table-cell>
          <table:table-cell office:value-type="float" office:value="-0.009215" calcext:value-type="float">
            <text:p>-0,009215</text:p>
          </table:table-cell>
          <table:table-cell office:value-type="float" office:value="0.24935809" calcext:value-type="float">
            <text:p>0,24935809</text:p>
          </table:table-cell>
          <table:table-cell office:value-type="float" office:value="0" calcext:value-type="float">
            <text:p>0</text:p>
          </table:table-cell>
          <table:table-cell office:value-type="float" office:value="-2.0028839" calcext:value-type="float">
            <text:p>-2,0028839</text:p>
          </table:table-cell>
          <table:table-cell office:value-type="float" office:value="0.00158946" calcext:value-type="float">
            <text:p>0,0015894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3.64037" calcext:value-type="float">
            <text:p>1624631713,64037</text:p>
          </table:table-cell>
          <table:table-cell table:formula="of:=ROUND([.A331]-[$menor.$A$1];1)" office:value-type="float" office:value="32.9" calcext:value-type="float">
            <text:p>32,9</text:p>
          </table:table-cell>
          <table:table-cell office:value-type="float" office:value="0.026" calcext:value-type="float">
            <text:p>0,026</text:p>
          </table:table-cell>
          <table:table-cell office:value-type="float" office:value="0" calcext:value-type="float">
            <text:p>0</text:p>
          </table:table-cell>
          <table:table-cell office:value-type="float" office:value="-1.75861" calcext:value-type="float">
            <text:p>-1,75861</text:p>
          </table:table-cell>
          <table:table-cell office:value-type="float" office:value="-0.009215" calcext:value-type="float">
            <text:p>-0,009215</text:p>
          </table:table-cell>
          <table:table-cell office:value-type="float" office:value="0.24641237" calcext:value-type="float">
            <text:p>0,24641237</text:p>
          </table:table-cell>
          <table:table-cell office:value-type="float" office:value="0" calcext:value-type="float">
            <text:p>0</text:p>
          </table:table-cell>
          <table:table-cell office:value-type="float" office:value="-2.00285095" calcext:value-type="float">
            <text:p>-2,00285095</text:p>
          </table:table-cell>
          <table:table-cell office:value-type="float" office:value="0.00146182" calcext:value-type="float">
            <text:p>0,00146182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3.73975" calcext:value-type="float">
            <text:p>1624631713,73975</text:p>
          </table:table-cell>
          <table:table-cell table:formula="of:=ROUND([.A332]-[$menor.$A$1];1)" office:value-type="float" office:value="33" calcext:value-type="float">
            <text:p>33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-1.76152" calcext:value-type="float">
            <text:p>-1,76152</text:p>
          </table:table-cell>
          <table:table-cell office:value-type="float" office:value="-0.009215" calcext:value-type="float">
            <text:p>-0,009215</text:p>
          </table:table-cell>
          <table:table-cell office:value-type="float" office:value="0.24350442" calcext:value-type="float">
            <text:p>0,24350442</text:p>
          </table:table-cell>
          <table:table-cell office:value-type="float" office:value="0" calcext:value-type="float">
            <text:p>0</text:p>
          </table:table-cell>
          <table:table-cell office:value-type="float" office:value="-2.00188573" calcext:value-type="float">
            <text:p>-2,00188573</text:p>
          </table:table-cell>
          <table:table-cell office:value-type="float" office:value="0.00133582" calcext:value-type="float">
            <text:p>0,00133582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3.84012" calcext:value-type="float">
            <text:p>1624631713,84012</text:p>
          </table:table-cell>
          <table:table-cell table:formula="of:=ROUND([.A333]-[$menor.$A$1];1)" office:value-type="float" office:value="33.1" calcext:value-type="float">
            <text:p>33,1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-1.763945" calcext:value-type="float">
            <text:p>-1,763945</text:p>
          </table:table-cell>
          <table:table-cell office:value-type="float" office:value="-0.009215" calcext:value-type="float">
            <text:p>-0,009215</text:p>
          </table:table-cell>
          <table:table-cell office:value-type="float" office:value="0.24156582" calcext:value-type="float">
            <text:p>0,24156582</text:p>
          </table:table-cell>
          <table:table-cell office:value-type="float" office:value="0" calcext:value-type="float">
            <text:p>0</text:p>
          </table:table-cell>
          <table:table-cell office:value-type="float" office:value="-2.00285896" calcext:value-type="float">
            <text:p>-2,00285896</text:p>
          </table:table-cell>
          <table:table-cell office:value-type="float" office:value="0.00125183" calcext:value-type="float">
            <text:p>0,0012518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3.94054" calcext:value-type="float">
            <text:p>1624631713,94054</text:p>
          </table:table-cell>
          <table:table-cell table:formula="of:=ROUND([.A334]-[$menor.$A$1];1)" office:value-type="float" office:value="33.2" calcext:value-type="float">
            <text:p>33,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-1.766855" calcext:value-type="float">
            <text:p>-1,766855</text:p>
          </table:table-cell>
          <table:table-cell office:value-type="float" office:value="-0.009215" calcext:value-type="float">
            <text:p>-0,009215</text:p>
          </table:table-cell>
          <table:table-cell office:value-type="float" office:value="0.23865797" calcext:value-type="float">
            <text:p>0,23865797</text:p>
          </table:table-cell>
          <table:table-cell office:value-type="float" office:value="0" calcext:value-type="float">
            <text:p>0</text:p>
          </table:table-cell>
          <table:table-cell office:value-type="float" office:value="-2.00237883" calcext:value-type="float">
            <text:p>-2,00237883</text:p>
          </table:table-cell>
          <table:table-cell office:value-type="float" office:value="0.00112583" calcext:value-type="float">
            <text:p>0,0011258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4.04085" calcext:value-type="float">
            <text:p>1624631714,04085</text:p>
          </table:table-cell>
          <table:table-cell table:formula="of:=ROUND([.A335]-[$menor.$A$1];1)" office:value-type="float" office:value="33.3" calcext:value-type="float">
            <text:p>33,3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-1.768795" calcext:value-type="float">
            <text:p>-1,768795</text:p>
          </table:table-cell>
          <table:table-cell office:value-type="float" office:value="-0.009215" calcext:value-type="float">
            <text:p>-0,009215</text:p>
          </table:table-cell>
          <table:table-cell office:value-type="float" office:value="0.2362348" calcext:value-type="float">
            <text:p>0,2362348</text:p>
          </table:table-cell>
          <table:table-cell office:value-type="float" office:value="0" calcext:value-type="float">
            <text:p>0</text:p>
          </table:table-cell>
          <table:table-cell office:value-type="float" office:value="-2.00286794" calcext:value-type="float">
            <text:p>-2,00286794</text:p>
          </table:table-cell>
          <table:table-cell office:value-type="float" office:value="0.00102084" calcext:value-type="float">
            <text:p>0,0010208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4.14116" calcext:value-type="float">
            <text:p>1624631714,14116</text:p>
          </table:table-cell>
          <table:table-cell table:formula="of:=ROUND([.A336]-[$menor.$A$1];1)" office:value-type="float" office:value="33.4" calcext:value-type="float">
            <text:p>33,4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-1.771705" calcext:value-type="float">
            <text:p>-1,771705</text:p>
          </table:table-cell>
          <table:table-cell office:value-type="float" office:value="-0.009215" calcext:value-type="float">
            <text:p>-0,009215</text:p>
          </table:table-cell>
          <table:table-cell office:value-type="float" office:value="0.23332705" calcext:value-type="float">
            <text:p>0,23332705</text:p>
          </table:table-cell>
          <table:table-cell office:value-type="float" office:value="0" calcext:value-type="float">
            <text:p>0</text:p>
          </table:table-cell>
          <table:table-cell office:value-type="float" office:value="-2.00190292" calcext:value-type="float">
            <text:p>-2,00190292</text:p>
          </table:table-cell>
          <table:table-cell office:value-type="float" office:value="0.00089485" calcext:value-type="float">
            <text:p>0,0008948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4.24146" calcext:value-type="float">
            <text:p>1624631714,24146</text:p>
          </table:table-cell>
          <table:table-cell table:formula="of:=ROUND([.A337]-[$menor.$A$1];1)" office:value-type="float" office:value="33.5" calcext:value-type="float">
            <text:p>33,5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-1.773645" calcext:value-type="float">
            <text:p>-1,773645</text:p>
          </table:table-cell>
          <table:table-cell office:value-type="float" office:value="-0.009215" calcext:value-type="float">
            <text:p>-0,009215</text:p>
          </table:table-cell>
          <table:table-cell office:value-type="float" office:value="0.23138857" calcext:value-type="float">
            <text:p>0,23138857</text:p>
          </table:table-cell>
          <table:table-cell office:value-type="float" office:value="0" calcext:value-type="float">
            <text:p>0</text:p>
          </table:table-cell>
          <table:table-cell office:value-type="float" office:value="-2.00287626" calcext:value-type="float">
            <text:p>-2,00287626</text:p>
          </table:table-cell>
          <table:table-cell office:value-type="float" office:value="0.00081085" calcext:value-type="float">
            <text:p>0,0008108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4.34064" calcext:value-type="float">
            <text:p>1624631714,34064</text:p>
          </table:table-cell>
          <table:table-cell table:formula="of:=ROUND([.A338]-[$menor.$A$1];1)" office:value-type="float" office:value="33.6" calcext:value-type="float">
            <text:p>33,6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-1.775585" calcext:value-type="float">
            <text:p>-1,775585</text:p>
          </table:table-cell>
          <table:table-cell office:value-type="float" office:value="-0.009215" calcext:value-type="float">
            <text:p>-0,009215</text:p>
          </table:table-cell>
          <table:table-cell office:value-type="float" office:value="0.22848091" calcext:value-type="float">
            <text:p>0,22848091</text:p>
          </table:table-cell>
          <table:table-cell office:value-type="float" office:value="0" calcext:value-type="float">
            <text:p>0</text:p>
          </table:table-cell>
          <table:table-cell office:value-type="float" office:value="-2.00191133" calcext:value-type="float">
            <text:p>-2,00191133</text:p>
          </table:table-cell>
          <table:table-cell office:value-type="float" office:value="0.00068487" calcext:value-type="float">
            <text:p>0,0006848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4.44161" calcext:value-type="float">
            <text:p>1624631714,44161</text:p>
          </table:table-cell>
          <table:table-cell table:formula="of:=ROUND([.A339]-[$menor.$A$1];1)" office:value-type="float" office:value="33.7" calcext:value-type="float">
            <text:p>33,7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-1.77898" calcext:value-type="float">
            <text:p>-1,77898</text:p>
          </table:table-cell>
          <table:table-cell office:value-type="float" office:value="-0.009215" calcext:value-type="float">
            <text:p>-0,009215</text:p>
          </table:table-cell>
          <table:table-cell office:value-type="float" office:value="0.2265425" calcext:value-type="float">
            <text:p>0,2265425</text:p>
          </table:table-cell>
          <table:table-cell office:value-type="float" office:value="0" calcext:value-type="float">
            <text:p>0</text:p>
          </table:table-cell>
          <table:table-cell office:value-type="float" office:value="-2.00191475" calcext:value-type="float">
            <text:p>-2,00191475</text:p>
          </table:table-cell>
          <table:table-cell office:value-type="float" office:value="0.00060088" calcext:value-type="float">
            <text:p>0,0006008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4.5417" calcext:value-type="float">
            <text:p>1624631714,5417</text:p>
          </table:table-cell>
          <table:table-cell table:formula="of:=ROUND([.A340]-[$menor.$A$1];1)" office:value-type="float" office:value="33.8" calcext:value-type="float">
            <text:p>33,8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-1.78092" calcext:value-type="float">
            <text:p>-1,78092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22460411" calcext:value-type="float">
            <text:p>0,22460411</text:p>
          </table:table-cell>
          <table:table-cell office:value-type="float" office:value="0" calcext:value-type="float">
            <text:p>0</text:p>
          </table:table-cell>
          <table:table-cell office:value-type="float" office:value="-2.00337318" calcext:value-type="float">
            <text:p>-2,00337318</text:p>
          </table:table-cell>
          <table:table-cell office:value-type="float" office:value="0.00051689" calcext:value-type="float">
            <text:p>0,0005168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4.64205" calcext:value-type="float">
            <text:p>1624631714,64205</text:p>
          </table:table-cell>
          <table:table-cell table:formula="of:=ROUND([.A341]-[$menor.$A$1];1)" office:value-type="float" office:value="33.9" calcext:value-type="float">
            <text:p>33,9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-1.78286" calcext:value-type="float">
            <text:p>-1,78286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22121201" calcext:value-type="float">
            <text:p>0,22121201</text:p>
          </table:table-cell>
          <table:table-cell office:value-type="float" office:value="0" calcext:value-type="float">
            <text:p>0</text:p>
          </table:table-cell>
          <table:table-cell office:value-type="float" office:value="-2.00192426" calcext:value-type="float">
            <text:p>-2,00192426</text:p>
          </table:table-cell>
          <table:table-cell office:value-type="float" office:value="0.00133991" calcext:value-type="float">
            <text:p>0,00133991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4.74231" calcext:value-type="float">
            <text:p>1624631714,74231</text:p>
          </table:table-cell>
          <table:table-cell table:formula="of:=ROUND([.A342]-[$menor.$A$1];1)" office:value-type="float" office:value="34" calcext:value-type="float">
            <text:p>34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-1.78577" calcext:value-type="float">
            <text:p>-1,78577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21923509" calcext:value-type="float">
            <text:p>0,21923509</text:p>
          </table:table-cell>
          <table:table-cell office:value-type="float" office:value="0" calcext:value-type="float">
            <text:p>0</text:p>
          </table:table-cell>
          <table:table-cell office:value-type="float" office:value="-2.0018892" calcext:value-type="float">
            <text:p>-2,0018892</text:p>
          </table:table-cell>
          <table:table-cell office:value-type="float" office:value="0.00125426" calcext:value-type="float">
            <text:p>0,0012542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4.84166" calcext:value-type="float">
            <text:p>1624631714,84166</text:p>
          </table:table-cell>
          <table:table-cell table:formula="of:=ROUND([.A343]-[$menor.$A$1];1)" office:value-type="float" office:value="34.1" calcext:value-type="float">
            <text:p>34,1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-1.78771" calcext:value-type="float">
            <text:p>-1,78771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21729648" calcext:value-type="float">
            <text:p>0,21729648</text:p>
          </table:table-cell>
          <table:table-cell office:value-type="float" office:value="0" calcext:value-type="float">
            <text:p>0</text:p>
          </table:table-cell>
          <table:table-cell office:value-type="float" office:value="-2.00286241" calcext:value-type="float">
            <text:p>-2,00286241</text:p>
          </table:table-cell>
          <table:table-cell office:value-type="float" office:value="0.00117026" calcext:value-type="float">
            <text:p>0,0011702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4.94166" calcext:value-type="float">
            <text:p>1624631714,94166</text:p>
          </table:table-cell>
          <table:table-cell table:formula="of:=ROUND([.A344]-[$menor.$A$1];1)" office:value-type="float" office:value="34.2" calcext:value-type="float">
            <text:p>34,2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-1.78965" calcext:value-type="float">
            <text:p>-1,78965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21438861" calcext:value-type="float">
            <text:p>0,21438861</text:p>
          </table:table-cell>
          <table:table-cell office:value-type="float" office:value="0" calcext:value-type="float">
            <text:p>0</text:p>
          </table:table-cell>
          <table:table-cell office:value-type="float" office:value="-2.00189727" calcext:value-type="float">
            <text:p>-2,00189727</text:p>
          </table:table-cell>
          <table:table-cell office:value-type="float" office:value="0.00104426" calcext:value-type="float">
            <text:p>0,0010442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5.04201" calcext:value-type="float">
            <text:p>1624631715,04201</text:p>
          </table:table-cell>
          <table:table-cell table:formula="of:=ROUND([.A345]-[$menor.$A$1];1)" office:value-type="float" office:value="34.3" calcext:value-type="float">
            <text:p>34,3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-1.79159" calcext:value-type="float">
            <text:p>-1,79159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21245006" calcext:value-type="float">
            <text:p>0,21245006</text:p>
          </table:table-cell>
          <table:table-cell office:value-type="float" office:value="0" calcext:value-type="float">
            <text:p>0</text:p>
          </table:table-cell>
          <table:table-cell office:value-type="float" office:value="-2.00190054" calcext:value-type="float">
            <text:p>-2,00190054</text:p>
          </table:table-cell>
          <table:table-cell office:value-type="float" office:value="0.00096027" calcext:value-type="float">
            <text:p>0,0009602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5.14232" calcext:value-type="float">
            <text:p>1624631715,14232</text:p>
          </table:table-cell>
          <table:table-cell table:formula="of:=ROUND([.A346]-[$menor.$A$1];1)" office:value-type="float" office:value="34.4" calcext:value-type="float">
            <text:p>34,4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-1.79353" calcext:value-type="float">
            <text:p>-1,79353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21051152" calcext:value-type="float">
            <text:p>0,21051152</text:p>
          </table:table-cell>
          <table:table-cell office:value-type="float" office:value="0" calcext:value-type="float">
            <text:p>0</text:p>
          </table:table-cell>
          <table:table-cell office:value-type="float" office:value="-2.00190382" calcext:value-type="float">
            <text:p>-2,00190382</text:p>
          </table:table-cell>
          <table:table-cell office:value-type="float" office:value="0.00087627" calcext:value-type="float">
            <text:p>0,0008762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5.24168" calcext:value-type="float">
            <text:p>1624631715,24168</text:p>
          </table:table-cell>
          <table:table-cell table:formula="of:=ROUND([.A347]-[$menor.$A$1];1)" office:value-type="float" office:value="34.5" calcext:value-type="float">
            <text:p>34,5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-1.796925" calcext:value-type="float">
            <text:p>-1,796925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20857303" calcext:value-type="float">
            <text:p>0,20857303</text:p>
          </table:table-cell>
          <table:table-cell office:value-type="float" office:value="0" calcext:value-type="float">
            <text:p>0</text:p>
          </table:table-cell>
          <table:table-cell office:value-type="float" office:value="-2.00190715" calcext:value-type="float">
            <text:p>-2,00190715</text:p>
          </table:table-cell>
          <table:table-cell office:value-type="float" office:value="0.00079228" calcext:value-type="float">
            <text:p>0,0007922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5.34187" calcext:value-type="float">
            <text:p>1624631715,34187</text:p>
          </table:table-cell>
          <table:table-cell table:formula="of:=ROUND([.A348]-[$menor.$A$1];1)" office:value-type="float" office:value="34.6" calcext:value-type="float">
            <text:p>34,6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-1.798865" calcext:value-type="float">
            <text:p>-1,798865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20663457" calcext:value-type="float">
            <text:p>0,20663457</text:p>
          </table:table-cell>
          <table:table-cell office:value-type="float" office:value="0" calcext:value-type="float">
            <text:p>0</text:p>
          </table:table-cell>
          <table:table-cell office:value-type="float" office:value="-2.00336551" calcext:value-type="float">
            <text:p>-2,00336551</text:p>
          </table:table-cell>
          <table:table-cell office:value-type="float" office:value="0.00070829" calcext:value-type="float">
            <text:p>0,0007082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5.44232" calcext:value-type="float">
            <text:p>1624631715,44232</text:p>
          </table:table-cell>
          <table:table-cell table:formula="of:=ROUND([.A349]-[$menor.$A$1];1)" office:value-type="float" office:value="34.7" calcext:value-type="float">
            <text:p>34,7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-1.800805" calcext:value-type="float">
            <text:p>-1,800805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2032423" calcext:value-type="float">
            <text:p>0,2032423</text:p>
          </table:table-cell>
          <table:table-cell office:value-type="float" office:value="0" calcext:value-type="float">
            <text:p>0</text:p>
          </table:table-cell>
          <table:table-cell office:value-type="float" office:value="-2.00191643" calcext:value-type="float">
            <text:p>-2,00191643</text:p>
          </table:table-cell>
          <table:table-cell office:value-type="float" office:value="0.0005613" calcext:value-type="float">
            <text:p>0,000561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5.54257" calcext:value-type="float">
            <text:p>1624631715,54257</text:p>
          </table:table-cell>
          <table:table-cell table:formula="of:=ROUND([.A350]-[$menor.$A$1];1)" office:value-type="float" office:value="34.8" calcext:value-type="float">
            <text:p>34,8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-1.802745" calcext:value-type="float">
            <text:p>-1,802745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20130391" calcext:value-type="float">
            <text:p>0,20130391</text:p>
          </table:table-cell>
          <table:table-cell office:value-type="float" office:value="0" calcext:value-type="float">
            <text:p>0</text:p>
          </table:table-cell>
          <table:table-cell office:value-type="float" office:value="-2.00191986" calcext:value-type="float">
            <text:p>-2,00191986</text:p>
          </table:table-cell>
          <table:table-cell office:value-type="float" office:value="0.00047731" calcext:value-type="float">
            <text:p>0,00047731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5.64283" calcext:value-type="float">
            <text:p>1624631715,64283</text:p>
          </table:table-cell>
          <table:table-cell table:formula="of:=ROUND([.A351]-[$menor.$A$1];1)" office:value-type="float" office:value="34.9" calcext:value-type="float">
            <text:p>34,9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-1.804685" calcext:value-type="float">
            <text:p>-1,804685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19936557" calcext:value-type="float">
            <text:p>0,19936557</text:p>
          </table:table-cell>
          <table:table-cell office:value-type="float" office:value="0" calcext:value-type="float">
            <text:p>0</text:p>
          </table:table-cell>
          <table:table-cell office:value-type="float" office:value="-2.00192334" calcext:value-type="float">
            <text:p>-2,00192334</text:p>
          </table:table-cell>
          <table:table-cell office:value-type="float" office:value="0.00039333" calcext:value-type="float">
            <text:p>0,0003933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5.74308" calcext:value-type="float">
            <text:p>1624631715,74308</text:p>
          </table:table-cell>
          <table:table-cell table:formula="of:=ROUND([.A352]-[$menor.$A$1];1)" office:value-type="float" office:value="35" calcext:value-type="float">
            <text:p>35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-1.806625" calcext:value-type="float">
            <text:p>-1,806625</text:p>
          </table:table-cell>
          <table:table-cell office:value-type="float" office:value="-0.008245" calcext:value-type="float">
            <text:p>-0,008245</text:p>
          </table:table-cell>
          <table:table-cell office:value-type="float" office:value="0.19742724" calcext:value-type="float">
            <text:p>0,19742724</text:p>
          </table:table-cell>
          <table:table-cell office:value-type="float" office:value="0" calcext:value-type="float">
            <text:p>0</text:p>
          </table:table-cell>
          <table:table-cell office:value-type="float" office:value="-2.00192683" calcext:value-type="float">
            <text:p>-2,00192683</text:p>
          </table:table-cell>
          <table:table-cell office:value-type="float" office:value="0.00030934" calcext:value-type="float">
            <text:p>0,0003093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5.84336" calcext:value-type="float">
            <text:p>1624631715,84336</text:p>
          </table:table-cell>
          <table:table-cell table:formula="of:=ROUND([.A353]-[$menor.$A$1];1)" office:value-type="float" office:value="35.1" calcext:value-type="float">
            <text:p>35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1.808565" calcext:value-type="float">
            <text:p>-1,808565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9548894" calcext:value-type="float">
            <text:p>0,19548894</text:p>
          </table:table-cell>
          <table:table-cell office:value-type="float" office:value="0" calcext:value-type="float">
            <text:p>0</text:p>
          </table:table-cell>
          <table:table-cell office:value-type="float" office:value="-2.00193035" calcext:value-type="float">
            <text:p>-2,00193035</text:p>
          </table:table-cell>
          <table:table-cell office:value-type="float" office:value="0.00022536" calcext:value-type="float">
            <text:p>0,0002253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5.94263" calcext:value-type="float">
            <text:p>1624631715,94263</text:p>
          </table:table-cell>
          <table:table-cell table:formula="of:=ROUND([.A354]-[$menor.$A$1];1)" office:value-type="float" office:value="35.2" calcext:value-type="float">
            <text:p>35,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1.81099" calcext:value-type="float">
            <text:p>-1,81099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9355069" calcext:value-type="float">
            <text:p>0,19355069</text:p>
          </table:table-cell>
          <table:table-cell office:value-type="float" office:value="0" calcext:value-type="float">
            <text:p>0</text:p>
          </table:table-cell>
          <table:table-cell office:value-type="float" office:value="-2.00193392" calcext:value-type="float">
            <text:p>-2,00193392</text:p>
          </table:table-cell>
          <table:table-cell office:value-type="float" office:value="0.00111137" calcext:value-type="float">
            <text:p>0,0011113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6.04294" calcext:value-type="float">
            <text:p>1624631716,04294</text:p>
          </table:table-cell>
          <table:table-cell table:formula="of:=ROUND([.A355]-[$menor.$A$1];1)" office:value-type="float" office:value="35.3" calcext:value-type="float">
            <text:p>35,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1.81293" calcext:value-type="float">
            <text:p>-1,81293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9157319" calcext:value-type="float">
            <text:p>0,19157319</text:p>
          </table:table-cell>
          <table:table-cell office:value-type="float" office:value="0" calcext:value-type="float">
            <text:p>0</text:p>
          </table:table-cell>
          <table:table-cell office:value-type="float" office:value="-2.00238327" calcext:value-type="float">
            <text:p>-2,00238327</text:p>
          </table:table-cell>
          <table:table-cell office:value-type="float" office:value="0.00102569" calcext:value-type="float">
            <text:p>0,0010256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6.14324" calcext:value-type="float">
            <text:p>1624631716,14324</text:p>
          </table:table-cell>
          <table:table-cell table:formula="of:=ROUND([.A356]-[$menor.$A$1];1)" office:value-type="float" office:value="35.4" calcext:value-type="float">
            <text:p>35,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1.81487" calcext:value-type="float">
            <text:p>-1,81487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8914996" calcext:value-type="float">
            <text:p>0,18914996</text:p>
          </table:table-cell>
          <table:table-cell office:value-type="float" office:value="0" calcext:value-type="float">
            <text:p>0</text:p>
          </table:table-cell>
          <table:table-cell office:value-type="float" office:value="-2.00190232" calcext:value-type="float">
            <text:p>-2,00190232</text:p>
          </table:table-cell>
          <table:table-cell office:value-type="float" office:value="0.00092069" calcext:value-type="float">
            <text:p>0,0009206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6.24354" calcext:value-type="float">
            <text:p>1624631716,24354</text:p>
          </table:table-cell>
          <table:table-cell table:formula="of:=ROUND([.A357]-[$menor.$A$1];1)" office:value-type="float" office:value="35.5" calcext:value-type="float">
            <text:p>35,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1.81681" calcext:value-type="float">
            <text:p>-1,81681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8721141" calcext:value-type="float">
            <text:p>0,18721141</text:p>
          </table:table-cell>
          <table:table-cell office:value-type="float" office:value="0" calcext:value-type="float">
            <text:p>0</text:p>
          </table:table-cell>
          <table:table-cell office:value-type="float" office:value="-2.00190559" calcext:value-type="float">
            <text:p>-2,00190559</text:p>
          </table:table-cell>
          <table:table-cell office:value-type="float" office:value="0.0008367" calcext:value-type="float">
            <text:p>0,000836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6.34451" calcext:value-type="float">
            <text:p>1624631716,34451</text:p>
          </table:table-cell>
          <table:table-cell table:formula="of:=ROUND([.A358]-[$menor.$A$1];1)" office:value-type="float" office:value="35.6" calcext:value-type="float">
            <text:p>35,6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-1.81875" calcext:value-type="float">
            <text:p>-1,81875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8527289" calcext:value-type="float">
            <text:p>0,18527289</text:p>
          </table:table-cell>
          <table:table-cell office:value-type="float" office:value="0" calcext:value-type="float">
            <text:p>0</text:p>
          </table:table-cell>
          <table:table-cell office:value-type="float" office:value="-2.00190889" calcext:value-type="float">
            <text:p>-2,00190889</text:p>
          </table:table-cell>
          <table:table-cell office:value-type="float" office:value="0.0007527" calcext:value-type="float">
            <text:p>0,000752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6.44481" calcext:value-type="float">
            <text:p>1624631716,44481</text:p>
          </table:table-cell>
          <table:table-cell table:formula="of:=ROUND([.A359]-[$menor.$A$1];1)" office:value-type="float" office:value="35.7" calcext:value-type="float">
            <text:p>35,7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-1.82069" calcext:value-type="float">
            <text:p>-1,82069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833344" calcext:value-type="float">
            <text:p>0,1833344</text:p>
          </table:table-cell>
          <table:table-cell office:value-type="float" office:value="0" calcext:value-type="float">
            <text:p>0</text:p>
          </table:table-cell>
          <table:table-cell office:value-type="float" office:value="-2.00191222" calcext:value-type="float">
            <text:p>-2,00191222</text:p>
          </table:table-cell>
          <table:table-cell office:value-type="float" office:value="0.00066871" calcext:value-type="float">
            <text:p>0,00066871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6.54511" calcext:value-type="float">
            <text:p>1624631716,54511</text:p>
          </table:table-cell>
          <table:table-cell table:formula="of:=ROUND([.A360]-[$menor.$A$1];1)" office:value-type="float" office:value="35.8" calcext:value-type="float">
            <text:p>35,8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-1.82263" calcext:value-type="float">
            <text:p>-1,82263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8139595" calcext:value-type="float">
            <text:p>0,18139595</text:p>
          </table:table-cell>
          <table:table-cell office:value-type="float" office:value="0" calcext:value-type="float">
            <text:p>0</text:p>
          </table:table-cell>
          <table:table-cell office:value-type="float" office:value="-2.00191559" calcext:value-type="float">
            <text:p>-2,00191559</text:p>
          </table:table-cell>
          <table:table-cell office:value-type="float" office:value="0.00058472" calcext:value-type="float">
            <text:p>0,00058472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6.64544" calcext:value-type="float">
            <text:p>1624631716,64544</text:p>
          </table:table-cell>
          <table:table-cell table:formula="of:=ROUND([.A361]-[$menor.$A$1];1)" office:value-type="float" office:value="36" calcext:value-type="float">
            <text:p>36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-1.82457" calcext:value-type="float">
            <text:p>-1,82457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7945752" calcext:value-type="float">
            <text:p>0,17945752</text:p>
          </table:table-cell>
          <table:table-cell office:value-type="float" office:value="0" calcext:value-type="float">
            <text:p>0</text:p>
          </table:table-cell>
          <table:table-cell office:value-type="float" office:value="-2.00191898" calcext:value-type="float">
            <text:p>-2,00191898</text:p>
          </table:table-cell>
          <table:table-cell office:value-type="float" office:value="0.00050073" calcext:value-type="float">
            <text:p>0,0005007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6.74469" calcext:value-type="float">
            <text:p>1624631716,74469</text:p>
          </table:table-cell>
          <table:table-cell table:formula="of:=ROUND([.A362]-[$menor.$A$1];1)" office:value-type="float" office:value="36" calcext:value-type="float">
            <text:p>36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-1.826995" calcext:value-type="float">
            <text:p>-1,826995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7751913" calcext:value-type="float">
            <text:p>0,17751913</text:p>
          </table:table-cell>
          <table:table-cell office:value-type="float" office:value="0" calcext:value-type="float">
            <text:p>0</text:p>
          </table:table-cell>
          <table:table-cell office:value-type="float" office:value="-2.00192241" calcext:value-type="float">
            <text:p>-2,00192241</text:p>
          </table:table-cell>
          <table:table-cell office:value-type="float" office:value="0.00041674" calcext:value-type="float">
            <text:p>0,0004167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6.84504" calcext:value-type="float">
            <text:p>1624631716,84504</text:p>
          </table:table-cell>
          <table:table-cell table:formula="of:=ROUND([.A363]-[$menor.$A$1];1)" office:value-type="float" office:value="36.1" calcext:value-type="float">
            <text:p>36,1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-1.827965" calcext:value-type="float">
            <text:p>-1,827965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7558078" calcext:value-type="float">
            <text:p>0,17558078</text:p>
          </table:table-cell>
          <table:table-cell office:value-type="float" office:value="0" calcext:value-type="float">
            <text:p>0</text:p>
          </table:table-cell>
          <table:table-cell office:value-type="float" office:value="-2.00241089" calcext:value-type="float">
            <text:p>-2,00241089</text:p>
          </table:table-cell>
          <table:table-cell office:value-type="float" office:value="0.00033275" calcext:value-type="float">
            <text:p>0,0003327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6.94498" calcext:value-type="float">
            <text:p>1624631716,94498</text:p>
          </table:table-cell>
          <table:table-cell table:formula="of:=ROUND([.A364]-[$menor.$A$1];1)" office:value-type="float" office:value="36.2" calcext:value-type="float">
            <text:p>36,2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-1.829905" calcext:value-type="float">
            <text:p>-1,829905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7315789" calcext:value-type="float">
            <text:p>0,17315789</text:p>
          </table:table-cell>
          <table:table-cell office:value-type="float" office:value="0" calcext:value-type="float">
            <text:p>0</text:p>
          </table:table-cell>
          <table:table-cell office:value-type="float" office:value="-2.00096027" calcext:value-type="float">
            <text:p>-2,00096027</text:p>
          </table:table-cell>
          <table:table-cell office:value-type="float" office:value="0.00022777" calcext:value-type="float">
            <text:p>0,0002277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7.0453" calcext:value-type="float">
            <text:p>1624631717,0453</text:p>
          </table:table-cell>
          <table:table-cell table:formula="of:=ROUND([.A365]-[$menor.$A$1];1)" office:value-type="float" office:value="36.3" calcext:value-type="float">
            <text:p>36,3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-1.831845" calcext:value-type="float">
            <text:p>-1,831845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7218876" calcext:value-type="float">
            <text:p>0,17218876</text:p>
          </table:table-cell>
          <table:table-cell office:value-type="float" office:value="0" calcext:value-type="float">
            <text:p>0</text:p>
          </table:table-cell>
          <table:table-cell office:value-type="float" office:value="-2.00193205" calcext:value-type="float">
            <text:p>-2,00193205</text:p>
          </table:table-cell>
          <table:table-cell office:value-type="float" office:value="0.00018578" calcext:value-type="float">
            <text:p>0,0001857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7.14561" calcext:value-type="float">
            <text:p>1624631717,14561</text:p>
          </table:table-cell>
          <table:table-cell table:formula="of:=ROUND([.A366]-[$menor.$A$1];1)" office:value-type="float" office:value="36.5" calcext:value-type="float">
            <text:p>36,5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-1.833785" calcext:value-type="float">
            <text:p>-1,833785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7025051" calcext:value-type="float">
            <text:p>0,17025051</text:p>
          </table:table-cell>
          <table:table-cell office:value-type="float" office:value="0" calcext:value-type="float">
            <text:p>0</text:p>
          </table:table-cell>
          <table:table-cell office:value-type="float" office:value="-2.00193562" calcext:value-type="float">
            <text:p>-2,00193562</text:p>
          </table:table-cell>
          <table:table-cell office:value-type="float" office:value="0.0001018" calcext:value-type="float">
            <text:p>0,000101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7.24612" calcext:value-type="float">
            <text:p>1624631717,24612</text:p>
          </table:table-cell>
          <table:table-cell table:formula="of:=ROUND([.A367]-[$menor.$A$1];1)" office:value-type="float" office:value="36.6" calcext:value-type="float">
            <text:p>36,6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-1.835725" calcext:value-type="float">
            <text:p>-1,835725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683123" calcext:value-type="float">
            <text:p>0,1683123</text:p>
          </table:table-cell>
          <table:table-cell office:value-type="float" office:value="0" calcext:value-type="float">
            <text:p>0</text:p>
          </table:table-cell>
          <table:table-cell office:value-type="float" office:value="-2.00193923" calcext:value-type="float">
            <text:p>-2,00193923</text:p>
          </table:table-cell>
          <table:table-cell office:value-type="float" office:value="0.00001782" calcext:value-type="float">
            <text:p>1,782E-0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7.34658" calcext:value-type="float">
            <text:p>1624631717,34658</text:p>
          </table:table-cell>
          <table:table-cell table:formula="of:=ROUND([.A368]-[$menor.$A$1];1)" office:value-type="float" office:value="36.7" calcext:value-type="float">
            <text:p>36,7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-1.836695" calcext:value-type="float">
            <text:p>-1,836695</text:p>
          </table:table-cell>
          <table:table-cell office:value-type="float" office:value="-0.007275" calcext:value-type="float">
            <text:p>-0,007275</text:p>
          </table:table-cell>
          <table:table-cell office:value-type="float" office:value="0.16637413" calcext:value-type="float">
            <text:p>0,16637413</text:p>
          </table:table-cell>
          <table:table-cell office:value-type="float" office:value="0" calcext:value-type="float">
            <text:p>0</text:p>
          </table:table-cell>
          <table:table-cell office:value-type="float" office:value="-2.00194288" calcext:value-type="float">
            <text:p>-2,00194288</text:p>
          </table:table-cell>
          <table:table-cell office:value-type="float" office:value="-0.00006616" calcext:value-type="float">
            <text:p>-6,616E-0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7.44754" calcext:value-type="float">
            <text:p>1624631717,44754</text:p>
          </table:table-cell>
          <table:table-cell table:formula="of:=ROUND([.A369]-[$menor.$A$1];1)" office:value-type="float" office:value="36.8" calcext:value-type="float">
            <text:p>36,8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-1.838635" calcext:value-type="float">
            <text:p>-1,838635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6443601" calcext:value-type="float">
            <text:p>0,16443601</text:p>
          </table:table-cell>
          <table:table-cell office:value-type="float" office:value="0" calcext:value-type="float">
            <text:p>0</text:p>
          </table:table-cell>
          <table:table-cell office:value-type="float" office:value="-2.00097658" calcext:value-type="float">
            <text:p>-2,00097658</text:p>
          </table:table-cell>
          <table:table-cell office:value-type="float" office:value="-0.00015014" calcext:value-type="float">
            <text:p>-0,0001501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7.54846" calcext:value-type="float">
            <text:p>1624631717,54846</text:p>
          </table:table-cell>
          <table:table-cell table:formula="of:=ROUND([.A370]-[$menor.$A$1];1)" office:value-type="float" office:value="36.9" calcext:value-type="float">
            <text:p>36,9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-1.840575" calcext:value-type="float">
            <text:p>-1,840575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6346696" calcext:value-type="float">
            <text:p>0,16346696</text:p>
          </table:table-cell>
          <table:table-cell office:value-type="float" office:value="0" calcext:value-type="float">
            <text:p>0</text:p>
          </table:table-cell>
          <table:table-cell office:value-type="float" office:value="-2.00194844" calcext:value-type="float">
            <text:p>-2,00194844</text:p>
          </table:table-cell>
          <table:table-cell office:value-type="float" office:value="0.00077787" calcext:value-type="float">
            <text:p>0,0007778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7.64771" calcext:value-type="float">
            <text:p>1624631717,64771</text:p>
          </table:table-cell>
          <table:table-cell table:formula="of:=ROUND([.A371]-[$menor.$A$1];1)"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-1.841545" calcext:value-type="float">
            <text:p>-1,841545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6148813" calcext:value-type="float">
            <text:p>0,16148813</text:p>
          </table:table-cell>
          <table:table-cell office:value-type="float" office:value="0" calcext:value-type="float">
            <text:p>0</text:p>
          </table:table-cell>
          <table:table-cell office:value-type="float" office:value="-2.00191147" calcext:value-type="float">
            <text:p>-2,00191147</text:p>
          </table:table-cell>
          <table:table-cell office:value-type="float" office:value="0.00069213" calcext:value-type="float">
            <text:p>0,0006921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7.74819" calcext:value-type="float">
            <text:p>1624631717,74819</text:p>
          </table:table-cell>
          <table:table-cell table:formula="of:=ROUND([.A372]-[$menor.$A$1];1)" office:value-type="float" office:value="37.1" calcext:value-type="float">
            <text:p>37,1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-1.84397" calcext:value-type="float">
            <text:p>-1,84397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5954962" calcext:value-type="float">
            <text:p>0,15954962</text:p>
          </table:table-cell>
          <table:table-cell office:value-type="float" office:value="0" calcext:value-type="float">
            <text:p>0</text:p>
          </table:table-cell>
          <table:table-cell office:value-type="float" office:value="-2.00094478" calcext:value-type="float">
            <text:p>-2,00094478</text:p>
          </table:table-cell>
          <table:table-cell office:value-type="float" office:value="0.00060814" calcext:value-type="float">
            <text:p>0,0006081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7.84856" calcext:value-type="float">
            <text:p>1624631717,84856</text:p>
          </table:table-cell>
          <table:table-cell table:formula="of:=ROUND([.A373]-[$menor.$A$1];1)" office:value-type="float" office:value="37.2" calcext:value-type="float">
            <text:p>37,2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1.84591" calcext:value-type="float">
            <text:p>-1,84591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5858039" calcext:value-type="float">
            <text:p>0,15858039</text:p>
          </table:table-cell>
          <table:table-cell office:value-type="float" office:value="0" calcext:value-type="float">
            <text:p>0</text:p>
          </table:table-cell>
          <table:table-cell office:value-type="float" office:value="-2.00240146" calcext:value-type="float">
            <text:p>-2,00240146</text:p>
          </table:table-cell>
          <table:table-cell office:value-type="float" office:value="0.00056614" calcext:value-type="float">
            <text:p>0,0005661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7.94878" calcext:value-type="float">
            <text:p>1624631717,94878</text:p>
          </table:table-cell>
          <table:table-cell table:formula="of:=ROUND([.A374]-[$menor.$A$1];1)" office:value-type="float" office:value="37.3" calcext:value-type="float">
            <text:p>37,3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1.84688" calcext:value-type="float">
            <text:p>-1,84688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5615733" calcext:value-type="float">
            <text:p>0,15615733</text:p>
          </table:table-cell>
          <table:table-cell office:value-type="float" office:value="0" calcext:value-type="float">
            <text:p>0</text:p>
          </table:table-cell>
          <table:table-cell office:value-type="float" office:value="-2.00192068" calcext:value-type="float">
            <text:p>-2,00192068</text:p>
          </table:table-cell>
          <table:table-cell office:value-type="float" office:value="0.00046115" calcext:value-type="float">
            <text:p>0,0004611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8.04906" calcext:value-type="float">
            <text:p>1624631718,04906</text:p>
          </table:table-cell>
          <table:table-cell table:formula="of:=ROUND([.A375]-[$menor.$A$1];1)" office:value-type="float" office:value="37.4" calcext:value-type="float">
            <text:p>37,4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1.84882" calcext:value-type="float">
            <text:p>-1,84882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5421894" calcext:value-type="float">
            <text:p>0,15421894</text:p>
          </table:table-cell>
          <table:table-cell office:value-type="float" office:value="0" calcext:value-type="float">
            <text:p>0</text:p>
          </table:table-cell>
          <table:table-cell office:value-type="float" office:value="-2.00095411" calcext:value-type="float">
            <text:p>-2,00095411</text:p>
          </table:table-cell>
          <table:table-cell office:value-type="float" office:value="0.00037717" calcext:value-type="float">
            <text:p>0,0003771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8.14937" calcext:value-type="float">
            <text:p>1624631718,14937</text:p>
          </table:table-cell>
          <table:table-cell table:formula="of:=ROUND([.A376]-[$menor.$A$1];1)" office:value-type="float" office:value="37.5" calcext:value-type="float">
            <text:p>37,5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1.85076" calcext:value-type="float">
            <text:p>-1,85076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5324976" calcext:value-type="float">
            <text:p>0,15324976</text:p>
          </table:table-cell>
          <table:table-cell office:value-type="float" office:value="0" calcext:value-type="float">
            <text:p>0</text:p>
          </table:table-cell>
          <table:table-cell office:value-type="float" office:value="-2.00192583" calcext:value-type="float">
            <text:p>-2,00192583</text:p>
          </table:table-cell>
          <table:table-cell office:value-type="float" office:value="0.00033517" calcext:value-type="float">
            <text:p>0,0003351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8.24873" calcext:value-type="float">
            <text:p>1624631718,24873</text:p>
          </table:table-cell>
          <table:table-cell table:formula="of:=ROUND([.A377]-[$menor.$A$1];1)" office:value-type="float" office:value="37.6" calcext:value-type="float">
            <text:p>37,6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1.85173" calcext:value-type="float">
            <text:p>-1,85173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5131141" calcext:value-type="float">
            <text:p>0,15131141</text:p>
          </table:table-cell>
          <table:table-cell office:value-type="float" office:value="0" calcext:value-type="float">
            <text:p>0</text:p>
          </table:table-cell>
          <table:table-cell office:value-type="float" office:value="-2.00192931" calcext:value-type="float">
            <text:p>-2,00192931</text:p>
          </table:table-cell>
          <table:table-cell office:value-type="float" office:value="0.00025118" calcext:value-type="float">
            <text:p>0,0002511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8.3493" calcext:value-type="float">
            <text:p>1624631718,3493</text:p>
          </table:table-cell>
          <table:table-cell table:formula="of:=ROUND([.A378]-[$menor.$A$1];1)" office:value-type="float" office:value="37.7" calcext:value-type="float">
            <text:p>37,7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-1.85367" calcext:value-type="float">
            <text:p>-1,85367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4937313" calcext:value-type="float">
            <text:p>0,14937313</text:p>
          </table:table-cell>
          <table:table-cell office:value-type="float" office:value="0" calcext:value-type="float">
            <text:p>0</text:p>
          </table:table-cell>
          <table:table-cell office:value-type="float" office:value="-2.00096285" calcext:value-type="float">
            <text:p>-2,00096285</text:p>
          </table:table-cell>
          <table:table-cell office:value-type="float" office:value="0.0001672" calcext:value-type="float">
            <text:p>0,0001672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8.44912" calcext:value-type="float">
            <text:p>1624631718,44912</text:p>
          </table:table-cell>
          <table:table-cell table:formula="of:=ROUND([.A379]-[$menor.$A$1];1)" office:value-type="float" office:value="37.8" calcext:value-type="float">
            <text:p>37,8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1.85464" calcext:value-type="float">
            <text:p>-1,85464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48404" calcext:value-type="float">
            <text:p>0,148404</text:p>
          </table:table-cell>
          <table:table-cell office:value-type="float" office:value="0" calcext:value-type="float">
            <text:p>0</text:p>
          </table:table-cell>
          <table:table-cell office:value-type="float" office:value="-2.00193463" calcext:value-type="float">
            <text:p>-2,00193463</text:p>
          </table:table-cell>
          <table:table-cell office:value-type="float" office:value="0.00012521" calcext:value-type="float">
            <text:p>0,00012521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8.54899" calcext:value-type="float">
            <text:p>1624631718,54899</text:p>
          </table:table-cell>
          <table:table-cell table:formula="of:=ROUND([.A380]-[$menor.$A$1];1)" office:value-type="float" office:value="37.9" calcext:value-type="float">
            <text:p>37,9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1.85658" calcext:value-type="float">
            <text:p>-1,85658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4646576" calcext:value-type="float">
            <text:p>0,14646576</text:p>
          </table:table-cell>
          <table:table-cell office:value-type="float" office:value="0" calcext:value-type="float">
            <text:p>0</text:p>
          </table:table-cell>
          <table:table-cell office:value-type="float" office:value="-2.00096821" calcext:value-type="float">
            <text:p>-2,00096821</text:p>
          </table:table-cell>
          <table:table-cell office:value-type="float" office:value="0.00004123" calcext:value-type="float">
            <text:p>4,123E-0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8.64885" calcext:value-type="float">
            <text:p>1624631718,64885</text:p>
          </table:table-cell>
          <table:table-cell table:formula="of:=ROUND([.A381]-[$menor.$A$1];1)" office:value-type="float" office:value="38" calcext:value-type="float">
            <text:p>38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1.85755" calcext:value-type="float">
            <text:p>-1,85755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4549668" calcext:value-type="float">
            <text:p>0,14549668</text:p>
          </table:table-cell>
          <table:table-cell office:value-type="float" office:value="0" calcext:value-type="float">
            <text:p>0</text:p>
          </table:table-cell>
          <table:table-cell office:value-type="float" office:value="-2.00194004" calcext:value-type="float">
            <text:p>-2,00194004</text:p>
          </table:table-cell>
          <table:table-cell office:value-type="float" office:value="-0.00000076" calcext:value-type="float">
            <text:p>-7,6E-0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8.74934" calcext:value-type="float">
            <text:p>1624631718,74934</text:p>
          </table:table-cell>
          <table:table-cell table:formula="of:=ROUND([.A382]-[$menor.$A$1];1)" office:value-type="float" office:value="38.1" calcext:value-type="float">
            <text:p>38,1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1.859975" calcext:value-type="float">
            <text:p>-1,859975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4355852" calcext:value-type="float">
            <text:p>0,14355852</text:p>
          </table:table-cell>
          <table:table-cell office:value-type="float" office:value="0" calcext:value-type="float">
            <text:p>0</text:p>
          </table:table-cell>
          <table:table-cell office:value-type="float" office:value="-2.00097369" calcext:value-type="float">
            <text:p>-2,00097369</text:p>
          </table:table-cell>
          <table:table-cell office:value-type="float" office:value="-0.00008474" calcext:value-type="float">
            <text:p>-8,474E-0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8.84911" calcext:value-type="float">
            <text:p>1624631718,84911</text:p>
          </table:table-cell>
          <table:table-cell table:formula="of:=ROUND([.A383]-[$menor.$A$1];1)" office:value-type="float" office:value="38.2" calcext:value-type="float">
            <text:p>38,2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1.860945" calcext:value-type="float">
            <text:p>-1,860945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4258946" calcext:value-type="float">
            <text:p>0,14258946</text:p>
          </table:table-cell>
          <table:table-cell office:value-type="float" office:value="0" calcext:value-type="float">
            <text:p>0</text:p>
          </table:table-cell>
          <table:table-cell office:value-type="float" office:value="-2.00243055" calcext:value-type="float">
            <text:p>-2,00243055</text:p>
          </table:table-cell>
          <table:table-cell office:value-type="float" office:value="-0.00012673" calcext:value-type="float">
            <text:p>-0,0001267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8.94936" calcext:value-type="float">
            <text:p>1624631718,94936</text:p>
          </table:table-cell>
          <table:table-cell table:formula="of:=ROUND([.A384]-[$menor.$A$1];1)" office:value-type="float" office:value="38.3" calcext:value-type="float">
            <text:p>38,3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1.862885" calcext:value-type="float">
            <text:p>-1,862885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4016688" calcext:value-type="float">
            <text:p>0,14016688</text:p>
          </table:table-cell>
          <table:table-cell office:value-type="float" office:value="0" calcext:value-type="float">
            <text:p>0</text:p>
          </table:table-cell>
          <table:table-cell office:value-type="float" office:value="-2.00098024" calcext:value-type="float">
            <text:p>-2,00098024</text:p>
          </table:table-cell>
          <table:table-cell office:value-type="float" office:value="-0.0002317" calcext:value-type="float">
            <text:p>-0,000231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9.04951" calcext:value-type="float">
            <text:p>1624631719,04951</text:p>
          </table:table-cell>
          <table:table-cell table:formula="of:=ROUND([.A385]-[$menor.$A$1];1)" office:value-type="float" office:value="38.4" calcext:value-type="float">
            <text:p>38,4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-1.863855" calcext:value-type="float">
            <text:p>-1,863855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3919787" calcext:value-type="float">
            <text:p>0,13919787</text:p>
          </table:table-cell>
          <table:table-cell office:value-type="float" office:value="0" calcext:value-type="float">
            <text:p>0</text:p>
          </table:table-cell>
          <table:table-cell office:value-type="float" office:value="-2.00195214" calcext:value-type="float">
            <text:p>-2,00195214</text:p>
          </table:table-cell>
          <table:table-cell office:value-type="float" office:value="-0.00027368" calcext:value-type="float">
            <text:p>-0,0002736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9.14996" calcext:value-type="float">
            <text:p>1624631719,14996</text:p>
          </table:table-cell>
          <table:table-cell table:formula="of:=ROUND([.A386]-[$menor.$A$1];1)" office:value-type="float" office:value="38.5" calcext:value-type="float">
            <text:p>38,5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-1.865795" calcext:value-type="float">
            <text:p>-1,865795</text:p>
          </table:table-cell>
          <table:table-cell office:value-type="float" office:value="-0.006305" calcext:value-type="float">
            <text:p>-0,006305</text:p>
          </table:table-cell>
          <table:table-cell office:value-type="float" office:value="0.13725989" calcext:value-type="float">
            <text:p>0,13725989</text:p>
          </table:table-cell>
          <table:table-cell office:value-type="float" office:value="0" calcext:value-type="float">
            <text:p>0</text:p>
          </table:table-cell>
          <table:table-cell office:value-type="float" office:value="-2.00098598" calcext:value-type="float">
            <text:p>-2,00098598</text:p>
          </table:table-cell>
          <table:table-cell office:value-type="float" office:value="-0.00035765" calcext:value-type="float">
            <text:p>-0,0003576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9.25041" calcext:value-type="float">
            <text:p>1624631719,25041</text:p>
          </table:table-cell>
          <table:table-cell table:formula="of:=ROUND([.A387]-[$menor.$A$1];1)" office:value-type="float" office:value="38.6" calcext:value-type="float">
            <text:p>38,6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-1.866765" calcext:value-type="float">
            <text:p>-1,866765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3629092" calcext:value-type="float">
            <text:p>0,13629092</text:p>
          </table:table-cell>
          <table:table-cell office:value-type="float" office:value="0" calcext:value-type="float">
            <text:p>0</text:p>
          </table:table-cell>
          <table:table-cell office:value-type="float" office:value="-2.00195793" calcext:value-type="float">
            <text:p>-2,00195793</text:p>
          </table:table-cell>
          <table:table-cell office:value-type="float" office:value="-0.00039964" calcext:value-type="float">
            <text:p>-0,0003996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9.34977" calcext:value-type="float">
            <text:p>1624631719,34977</text:p>
          </table:table-cell>
          <table:table-cell table:formula="of:=ROUND([.A388]-[$menor.$A$1];1)" office:value-type="float" office:value="38.7" calcext:value-type="float">
            <text:p>38,7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-1.867735" calcext:value-type="float">
            <text:p>-1,867735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3435303" calcext:value-type="float">
            <text:p>0,13435303</text:p>
          </table:table-cell>
          <table:table-cell office:value-type="float" office:value="0" calcext:value-type="float">
            <text:p>0</text:p>
          </table:table-cell>
          <table:table-cell office:value-type="float" office:value="-2.00099185" calcext:value-type="float">
            <text:p>-2,00099185</text:p>
          </table:table-cell>
          <table:table-cell office:value-type="float" office:value="0.00048639" calcext:value-type="float">
            <text:p>0,0004863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9.45004" calcext:value-type="float">
            <text:p>1624631719,45004</text:p>
          </table:table-cell>
          <table:table-cell table:formula="of:=ROUND([.A389]-[$menor.$A$1];1)" office:value-type="float" office:value="38.8" calcext:value-type="float">
            <text:p>38,8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-1.869675" calcext:value-type="float">
            <text:p>-1,869675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3334177" calcext:value-type="float">
            <text:p>0,13334177</text:p>
          </table:table-cell>
          <table:table-cell office:value-type="float" office:value="0" calcext:value-type="float">
            <text:p>0</text:p>
          </table:table-cell>
          <table:table-cell office:value-type="float" office:value="-2.00095155" calcext:value-type="float">
            <text:p>-2,00095155</text:p>
          </table:table-cell>
          <table:table-cell office:value-type="float" office:value="0.00044258" calcext:value-type="float">
            <text:p>0,0004425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9.55048" calcext:value-type="float">
            <text:p>1624631719,55048</text:p>
          </table:table-cell>
          <table:table-cell table:formula="of:=ROUND([.A390]-[$menor.$A$1];1)" office:value-type="float" office:value="38.9" calcext:value-type="float">
            <text:p>38,9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-1.870645" calcext:value-type="float">
            <text:p>-1,870645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3237256" calcext:value-type="float">
            <text:p>0,13237256</text:p>
          </table:table-cell>
          <table:table-cell office:value-type="float" office:value="0" calcext:value-type="float">
            <text:p>0</text:p>
          </table:table-cell>
          <table:table-cell office:value-type="float" office:value="-2.00192324" calcext:value-type="float">
            <text:p>-2,00192324</text:p>
          </table:table-cell>
          <table:table-cell office:value-type="float" office:value="0.00040058" calcext:value-type="float">
            <text:p>0,0004005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9.64976" calcext:value-type="float">
            <text:p>1624631719,64976</text:p>
          </table:table-cell>
          <table:table-cell table:formula="of:=ROUND([.A391]-[$menor.$A$1];1)" office:value-type="float" office:value="39" calcext:value-type="float">
            <text:p>39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-1.872585" calcext:value-type="float">
            <text:p>-1,872585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3043416" calcext:value-type="float">
            <text:p>0,13043416</text:p>
          </table:table-cell>
          <table:table-cell office:value-type="float" office:value="0" calcext:value-type="float">
            <text:p>0</text:p>
          </table:table-cell>
          <table:table-cell office:value-type="float" office:value="-2.00095666" calcext:value-type="float">
            <text:p>-2,00095666</text:p>
          </table:table-cell>
          <table:table-cell office:value-type="float" office:value="0.00031659" calcext:value-type="float">
            <text:p>0,0003165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9.75003" calcext:value-type="float">
            <text:p>1624631719,75003</text:p>
          </table:table-cell>
          <table:table-cell table:formula="of:=ROUND([.A392]-[$menor.$A$1];1)" office:value-type="float" office:value="39.1" calcext:value-type="float">
            <text:p>39,1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-1.873555" calcext:value-type="float">
            <text:p>-1,873555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2946497" calcext:value-type="float">
            <text:p>0,12946497</text:p>
          </table:table-cell>
          <table:table-cell office:value-type="float" office:value="0" calcext:value-type="float">
            <text:p>0</text:p>
          </table:table-cell>
          <table:table-cell office:value-type="float" office:value="-2.00192838" calcext:value-type="float">
            <text:p>-2,00192838</text:p>
          </table:table-cell>
          <table:table-cell office:value-type="float" office:value="0.0002746" calcext:value-type="float">
            <text:p>0,000274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9.85022" calcext:value-type="float">
            <text:p>1624631719,85022</text:p>
          </table:table-cell>
          <table:table-cell table:formula="of:=ROUND([.A393]-[$menor.$A$1];1)" office:value-type="float" office:value="39.2" calcext:value-type="float">
            <text:p>39,2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-1.874525" calcext:value-type="float">
            <text:p>-1,874525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2752664" calcext:value-type="float">
            <text:p>0,12752664</text:p>
          </table:table-cell>
          <table:table-cell office:value-type="float" office:value="0" calcext:value-type="float">
            <text:p>0</text:p>
          </table:table-cell>
          <table:table-cell office:value-type="float" office:value="-2.00096187" calcext:value-type="float">
            <text:p>-2,00096187</text:p>
          </table:table-cell>
          <table:table-cell office:value-type="float" office:value="0.00019061" calcext:value-type="float">
            <text:p>0,00019061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19.95041" calcext:value-type="float">
            <text:p>1624631719,95041</text:p>
          </table:table-cell>
          <table:table-cell table:formula="of:=ROUND([.A394]-[$menor.$A$1];1)" office:value-type="float" office:value="39.3" calcext:value-type="float">
            <text:p>39,3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-1.87695" calcext:value-type="float">
            <text:p>-1,87695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265575" calcext:value-type="float">
            <text:p>0,1265575</text:p>
          </table:table-cell>
          <table:table-cell office:value-type="float" office:value="0" calcext:value-type="float">
            <text:p>0</text:p>
          </table:table-cell>
          <table:table-cell office:value-type="float" office:value="-2.00096364" calcext:value-type="float">
            <text:p>-2,00096364</text:p>
          </table:table-cell>
          <table:table-cell office:value-type="float" office:value="0.00014862" calcext:value-type="float">
            <text:p>0,00014862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0.04968" calcext:value-type="float">
            <text:p>1624631720,04968</text:p>
          </table:table-cell>
          <table:table-cell table:formula="of:=ROUND([.A395]-[$menor.$A$1];1)" office:value-type="float" office:value="39.4" calcext:value-type="float">
            <text:p>39,4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-1.87792" calcext:value-type="float">
            <text:p>-1,87792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2558837" calcext:value-type="float">
            <text:p>0,12558837</text:p>
          </table:table-cell>
          <table:table-cell office:value-type="float" office:value="0" calcext:value-type="float">
            <text:p>0</text:p>
          </table:table-cell>
          <table:table-cell office:value-type="float" office:value="-2.00242043" calcext:value-type="float">
            <text:p>-2,00242043</text:p>
          </table:table-cell>
          <table:table-cell office:value-type="float" office:value="0.00010663" calcext:value-type="float">
            <text:p>0,0001066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0.14992" calcext:value-type="float">
            <text:p>1624631720,14992</text:p>
          </table:table-cell>
          <table:table-cell table:formula="of:=ROUND([.A396]-[$menor.$A$1];1)" office:value-type="float" office:value="39.5" calcext:value-type="float">
            <text:p>39,5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-1.87889" calcext:value-type="float">
            <text:p>-1,87889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231656" calcext:value-type="float">
            <text:p>0,1231656</text:p>
          </table:table-cell>
          <table:table-cell office:value-type="float" office:value="0" calcext:value-type="float">
            <text:p>0</text:p>
          </table:table-cell>
          <table:table-cell office:value-type="float" office:value="-2.00096993" calcext:value-type="float">
            <text:p>-2,00096993</text:p>
          </table:table-cell>
          <table:table-cell office:value-type="float" office:value="0.00000165" calcext:value-type="float">
            <text:p>1,65E-0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0.25014" calcext:value-type="float">
            <text:p>1624631720,25014</text:p>
          </table:table-cell>
          <table:table-cell table:formula="of:=ROUND([.A397]-[$menor.$A$1];1)" office:value-type="float" office:value="39.6" calcext:value-type="float">
            <text:p>39,6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-1.87986" calcext:value-type="float">
            <text:p>-1,87986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2219652" calcext:value-type="float">
            <text:p>0,12219652</text:p>
          </table:table-cell>
          <table:table-cell office:value-type="float" office:value="0" calcext:value-type="float">
            <text:p>0</text:p>
          </table:table-cell>
          <table:table-cell office:value-type="float" office:value="-2.00097176" calcext:value-type="float">
            <text:p>-2,00097176</text:p>
          </table:table-cell>
          <table:table-cell office:value-type="float" office:value="-0.00004034" calcext:value-type="float">
            <text:p>-4,034E-0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0.35045" calcext:value-type="float">
            <text:p>1624631720,35045</text:p>
          </table:table-cell>
          <table:table-cell table:formula="of:=ROUND([.A398]-[$menor.$A$1];1)" office:value-type="float" office:value="39.7" calcext:value-type="float">
            <text:p>39,7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-1.8818" calcext:value-type="float">
            <text:p>-1,8818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2122745" calcext:value-type="float">
            <text:p>0,12122745</text:p>
          </table:table-cell>
          <table:table-cell office:value-type="float" office:value="0" calcext:value-type="float">
            <text:p>0</text:p>
          </table:table-cell>
          <table:table-cell office:value-type="float" office:value="-2.0009736" calcext:value-type="float">
            <text:p>-2,0009736</text:p>
          </table:table-cell>
          <table:table-cell office:value-type="float" office:value="-0.00008233" calcext:value-type="float">
            <text:p>-8,233E-0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0.44966" calcext:value-type="float">
            <text:p>1624631720,44966</text:p>
          </table:table-cell>
          <table:table-cell table:formula="of:=ROUND([.A399]-[$menor.$A$1];1)" office:value-type="float" office:value="39.8" calcext:value-type="float">
            <text:p>39,8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-1.88277" calcext:value-type="float">
            <text:p>-1,88277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202584" calcext:value-type="float">
            <text:p>0,1202584</text:p>
          </table:table-cell>
          <table:table-cell office:value-type="float" office:value="0" calcext:value-type="float">
            <text:p>0</text:p>
          </table:table-cell>
          <table:table-cell office:value-type="float" office:value="-2.00194546" calcext:value-type="float">
            <text:p>-2,00194546</text:p>
          </table:table-cell>
          <table:table-cell office:value-type="float" office:value="-0.00012431" calcext:value-type="float">
            <text:p>-0,00012431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0.54999" calcext:value-type="float">
            <text:p>1624631720,54999</text:p>
          </table:table-cell>
          <table:table-cell table:formula="of:=ROUND([.A400]-[$menor.$A$1];1)" office:value-type="float" office:value="39.9" calcext:value-type="float">
            <text:p>39,9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1.88374" calcext:value-type="float">
            <text:p>-1,88374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1832034" calcext:value-type="float">
            <text:p>0,11832034</text:p>
          </table:table-cell>
          <table:table-cell office:value-type="float" office:value="0" calcext:value-type="float">
            <text:p>0</text:p>
          </table:table-cell>
          <table:table-cell office:value-type="float" office:value="-2.00097922" calcext:value-type="float">
            <text:p>-2,00097922</text:p>
          </table:table-cell>
          <table:table-cell office:value-type="float" office:value="-0.00020829" calcext:value-type="float">
            <text:p>-0,0002082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0.65029" calcext:value-type="float">
            <text:p>1624631720,65029</text:p>
          </table:table-cell>
          <table:table-cell table:formula="of:=ROUND([.A401]-[$menor.$A$1];1)" office:value-type="float" office:value="40" calcext:value-type="float">
            <text:p>40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1.88471" calcext:value-type="float">
            <text:p>-1,88471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1735133" calcext:value-type="float">
            <text:p>0,11735133</text:p>
          </table:table-cell>
          <table:table-cell office:value-type="float" office:value="0" calcext:value-type="float">
            <text:p>0</text:p>
          </table:table-cell>
          <table:table-cell office:value-type="float" office:value="-2.00098112" calcext:value-type="float">
            <text:p>-2,00098112</text:p>
          </table:table-cell>
          <table:table-cell office:value-type="float" office:value="-0.00025027" calcext:value-type="float">
            <text:p>-0,0002502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0.75053" calcext:value-type="float">
            <text:p>1624631720,75053</text:p>
          </table:table-cell>
          <table:table-cell table:formula="of:=ROUND([.A402]-[$menor.$A$1];1)" office:value-type="float" office:value="40.1" calcext:value-type="float">
            <text:p>40,1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1.88665" calcext:value-type="float">
            <text:p>-1,88665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1638235" calcext:value-type="float">
            <text:p>0,11638235</text:p>
          </table:table-cell>
          <table:table-cell office:value-type="float" office:value="0" calcext:value-type="float">
            <text:p>0</text:p>
          </table:table-cell>
          <table:table-cell office:value-type="float" office:value="-2.00098305" calcext:value-type="float">
            <text:p>-2,00098305</text:p>
          </table:table-cell>
          <table:table-cell office:value-type="float" office:value="-0.00029226" calcext:value-type="float">
            <text:p>-0,0002922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0.85083" calcext:value-type="float">
            <text:p>1624631720,85083</text:p>
          </table:table-cell>
          <table:table-cell table:formula="of:=ROUND([.A403]-[$menor.$A$1];1)" office:value-type="float" office:value="40.2" calcext:value-type="float">
            <text:p>40,2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1.88762" calcext:value-type="float">
            <text:p>-1,88762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1541338" calcext:value-type="float">
            <text:p>0,11541338</text:p>
          </table:table-cell>
          <table:table-cell office:value-type="float" office:value="0" calcext:value-type="float">
            <text:p>0</text:p>
          </table:table-cell>
          <table:table-cell office:value-type="float" office:value="-2.00195499" calcext:value-type="float">
            <text:p>-2,00195499</text:p>
          </table:table-cell>
          <table:table-cell office:value-type="float" office:value="-0.00033424" calcext:value-type="float">
            <text:p>-0,0003342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0.95119" calcext:value-type="float">
            <text:p>1624631720,95119</text:p>
          </table:table-cell>
          <table:table-cell table:formula="of:=ROUND([.A404]-[$menor.$A$1];1)" office:value-type="float" office:value="40.3" calcext:value-type="float">
            <text:p>40,3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1.88859" calcext:value-type="float">
            <text:p>-1,88859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1347548" calcext:value-type="float">
            <text:p>0,11347548</text:p>
          </table:table-cell>
          <table:table-cell office:value-type="float" office:value="0" calcext:value-type="float">
            <text:p>0</text:p>
          </table:table-cell>
          <table:table-cell office:value-type="float" office:value="-2.00098891" calcext:value-type="float">
            <text:p>-2,00098891</text:p>
          </table:table-cell>
          <table:table-cell office:value-type="float" office:value="-0.00041821" calcext:value-type="float">
            <text:p>-0,00041821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1.05095" calcext:value-type="float">
            <text:p>1624631721,05095</text:p>
          </table:table-cell>
          <table:table-cell table:formula="of:=ROUND([.A405]-[$menor.$A$1];1)" office:value-type="float" office:value="40.4" calcext:value-type="float">
            <text:p>40,4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1.88956" calcext:value-type="float">
            <text:p>-1,88956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1250656" calcext:value-type="float">
            <text:p>0,11250656</text:p>
          </table:table-cell>
          <table:table-cell office:value-type="float" office:value="0" calcext:value-type="float">
            <text:p>0</text:p>
          </table:table-cell>
          <table:table-cell office:value-type="float" office:value="-2.0009909" calcext:value-type="float">
            <text:p>-2,0009909</text:p>
          </table:table-cell>
          <table:table-cell office:value-type="float" office:value="-0.00046019" calcext:value-type="float">
            <text:p>-0,0004601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1.1512" calcext:value-type="float">
            <text:p>1624631721,1512</text:p>
          </table:table-cell>
          <table:table-cell table:formula="of:=ROUND([.A406]-[$menor.$A$1];1)" office:value-type="float" office:value="40.5" calcext:value-type="float">
            <text:p>40,5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1.89053" calcext:value-type="float">
            <text:p>-1,89053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1153767" calcext:value-type="float">
            <text:p>0,11153767</text:p>
          </table:table-cell>
          <table:table-cell office:value-type="float" office:value="0" calcext:value-type="float">
            <text:p>0</text:p>
          </table:table-cell>
          <table:table-cell office:value-type="float" office:value="-2.00099292" calcext:value-type="float">
            <text:p>-2,00099292</text:p>
          </table:table-cell>
          <table:table-cell office:value-type="float" office:value="-0.00050218" calcext:value-type="float">
            <text:p>-0,0005021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1.25153" calcext:value-type="float">
            <text:p>1624631721,25153</text:p>
          </table:table-cell>
          <table:table-cell table:formula="of:=ROUND([.A407]-[$menor.$A$1];1)" office:value-type="float" office:value="40.6" calcext:value-type="float">
            <text:p>40,6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-1.892955" calcext:value-type="float">
            <text:p>-1,892955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1056878" calcext:value-type="float">
            <text:p>0,11056878</text:p>
          </table:table-cell>
          <table:table-cell office:value-type="float" office:value="0" calcext:value-type="float">
            <text:p>0</text:p>
          </table:table-cell>
          <table:table-cell office:value-type="float" office:value="-2.00099494" calcext:value-type="float">
            <text:p>-2,00099494</text:p>
          </table:table-cell>
          <table:table-cell office:value-type="float" office:value="-0.00054416" calcext:value-type="float">
            <text:p>-0,0005441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1.35239" calcext:value-type="float">
            <text:p>1624631721,35239</text:p>
          </table:table-cell>
          <table:table-cell table:formula="of:=ROUND([.A408]-[$menor.$A$1];1)" office:value-type="float" office:value="40.7" calcext:value-type="float">
            <text:p>40,7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1.893925" calcext:value-type="float">
            <text:p>-1,893925</text:p>
          </table:table-cell>
          <table:table-cell office:value-type="float" office:value="-0.005335" calcext:value-type="float">
            <text:p>-0,005335</text:p>
          </table:table-cell>
          <table:table-cell office:value-type="float" office:value="0.10959993" calcext:value-type="float">
            <text:p>0,10959993</text:p>
          </table:table-cell>
          <table:table-cell office:value-type="float" office:value="0" calcext:value-type="float">
            <text:p>0</text:p>
          </table:table-cell>
          <table:table-cell office:value-type="float" office:value="-2.002452" calcext:value-type="float">
            <text:p>-2,002452</text:p>
          </table:table-cell>
          <table:table-cell office:value-type="float" office:value="-0.00058614" calcext:value-type="float">
            <text:p>-0,0005861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1.45254" calcext:value-type="float">
            <text:p>1624631721,45254</text:p>
          </table:table-cell>
          <table:table-cell table:formula="of:=ROUND([.A409]-[$menor.$A$1];1)" office:value-type="float" office:value="40.8" calcext:value-type="float">
            <text:p>40,8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1.894895" calcext:value-type="float">
            <text:p>-1,89489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10717786" calcext:value-type="float">
            <text:p>0,10717786</text:p>
          </table:table-cell>
          <table:table-cell office:value-type="float" office:value="0" calcext:value-type="float">
            <text:p>0</text:p>
          </table:table-cell>
          <table:table-cell office:value-type="float" office:value="-2.00003221" calcext:value-type="float">
            <text:p>-2,00003221</text:p>
          </table:table-cell>
          <table:table-cell office:value-type="float" office:value="-0.00069108" calcext:value-type="float">
            <text:p>-0,0006910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1.55275" calcext:value-type="float">
            <text:p>1624631721,55275</text:p>
          </table:table-cell>
          <table:table-cell table:formula="of:=ROUND([.A410]-[$menor.$A$1];1)" office:value-type="float" office:value="40.9" calcext:value-type="float">
            <text:p>40,9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1.895865" calcext:value-type="float">
            <text:p>-1,89586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10717786" calcext:value-type="float">
            <text:p>0,10717786</text:p>
          </table:table-cell>
          <table:table-cell office:value-type="float" office:value="0" calcext:value-type="float">
            <text:p>0</text:p>
          </table:table-cell>
          <table:table-cell office:value-type="float" office:value="-2.00100221" calcext:value-type="float">
            <text:p>-2,00100221</text:p>
          </table:table-cell>
          <table:table-cell office:value-type="float" office:value="-0.00069108" calcext:value-type="float">
            <text:p>-0,0006910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1.65295" calcext:value-type="float">
            <text:p>1624631721,65295</text:p>
          </table:table-cell>
          <table:table-cell table:formula="of:=ROUND([.A411]-[$menor.$A$1];1)" office:value-type="float" office:value="41" calcext:value-type="float">
            <text:p>4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1.896835" calcext:value-type="float">
            <text:p>-1,89683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10620908" calcext:value-type="float">
            <text:p>0,10620908</text:p>
          </table:table-cell>
          <table:table-cell office:value-type="float" office:value="0" calcext:value-type="float">
            <text:p>0</text:p>
          </table:table-cell>
          <table:table-cell office:value-type="float" office:value="-2.00100433" calcext:value-type="float">
            <text:p>-2,00100433</text:p>
          </table:table-cell>
          <table:table-cell office:value-type="float" office:value="0.00023694" calcext:value-type="float">
            <text:p>0,0002369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1.75312" calcext:value-type="float">
            <text:p>1624631721,75312</text:p>
          </table:table-cell>
          <table:table-cell table:formula="of:=ROUND([.A412]-[$menor.$A$1];1)" office:value-type="float" office:value="41.1" calcext:value-type="float">
            <text:p>41,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1.897805" calcext:value-type="float">
            <text:p>-1,89780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1051956" calcext:value-type="float">
            <text:p>0,1051956</text:p>
          </table:table-cell>
          <table:table-cell office:value-type="float" office:value="0" calcext:value-type="float">
            <text:p>0</text:p>
          </table:table-cell>
          <table:table-cell office:value-type="float" office:value="-2.0009618" calcext:value-type="float">
            <text:p>-2,0009618</text:p>
          </table:table-cell>
          <table:table-cell office:value-type="float" office:value="0.00019303" calcext:value-type="float">
            <text:p>0,0001930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1.85332" calcext:value-type="float">
            <text:p>1624631721,85332</text:p>
          </table:table-cell>
          <table:table-cell table:formula="of:=ROUND([.A413]-[$menor.$A$1];1)" office:value-type="float" office:value="41.2" calcext:value-type="float">
            <text:p>41,2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1.898775" calcext:value-type="float">
            <text:p>-1,89877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10422644" calcext:value-type="float">
            <text:p>0,10422644</text:p>
          </table:table-cell>
          <table:table-cell office:value-type="float" office:value="0" calcext:value-type="float">
            <text:p>0</text:p>
          </table:table-cell>
          <table:table-cell office:value-type="float" office:value="-2.00096356" calcext:value-type="float">
            <text:p>-2,00096356</text:p>
          </table:table-cell>
          <table:table-cell office:value-type="float" office:value="0.00015104" calcext:value-type="float">
            <text:p>0,0001510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1.95351" calcext:value-type="float">
            <text:p>1624631721,95351</text:p>
          </table:table-cell>
          <table:table-cell table:formula="of:=ROUND([.A414]-[$menor.$A$1];1)" office:value-type="float" office:value="41.3" calcext:value-type="float">
            <text:p>41,3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1.899745" calcext:value-type="float">
            <text:p>-1,89974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1032573" calcext:value-type="float">
            <text:p>0,1032573</text:p>
          </table:table-cell>
          <table:table-cell office:value-type="float" office:value="0" calcext:value-type="float">
            <text:p>0</text:p>
          </table:table-cell>
          <table:table-cell office:value-type="float" office:value="-2.00096532" calcext:value-type="float">
            <text:p>-2,00096532</text:p>
          </table:table-cell>
          <table:table-cell office:value-type="float" office:value="0.00010904" calcext:value-type="float">
            <text:p>0,00010904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2.05365" calcext:value-type="float">
            <text:p>1624631722,05365</text:p>
          </table:table-cell>
          <table:table-cell table:formula="of:=ROUND([.A415]-[$menor.$A$1];1)" office:value-type="float" office:value="41.4" calcext:value-type="float">
            <text:p>41,4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1.900715" calcext:value-type="float">
            <text:p>-1,90071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10228818" calcext:value-type="float">
            <text:p>0,10228818</text:p>
          </table:table-cell>
          <table:table-cell office:value-type="float" office:value="0" calcext:value-type="float">
            <text:p>0</text:p>
          </table:table-cell>
          <table:table-cell office:value-type="float" office:value="-2.00096712" calcext:value-type="float">
            <text:p>-2,00096712</text:p>
          </table:table-cell>
          <table:table-cell office:value-type="float" office:value="0.00006705" calcext:value-type="float">
            <text:p>6,705E-0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2.15371" calcext:value-type="float">
            <text:p>1624631722,15371</text:p>
          </table:table-cell>
          <table:table-cell table:formula="of:=ROUND([.A416]-[$menor.$A$1];1)" office:value-type="float" office:value="41.5" calcext:value-type="float">
            <text:p>41,5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-1.902655" calcext:value-type="float">
            <text:p>-1,90265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10131907" calcext:value-type="float">
            <text:p>0,10131907</text:p>
          </table:table-cell>
          <table:table-cell office:value-type="float" office:value="0" calcext:value-type="float">
            <text:p>0</text:p>
          </table:table-cell>
          <table:table-cell office:value-type="float" office:value="-2.00096891" calcext:value-type="float">
            <text:p>-2,00096891</text:p>
          </table:table-cell>
          <table:table-cell office:value-type="float" office:value="0.00002506" calcext:value-type="float">
            <text:p>2,506E-0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2.25399" calcext:value-type="float">
            <text:p>1624631722,25399</text:p>
          </table:table-cell>
          <table:table-cell table:formula="of:=ROUND([.A417]-[$menor.$A$1];1)" office:value-type="float" office:value="41.6" calcext:value-type="float">
            <text:p>41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1.903625" calcext:value-type="float">
            <text:p>-1,90362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10034998" calcext:value-type="float">
            <text:p>0,10034998</text:p>
          </table:table-cell>
          <table:table-cell office:value-type="float" office:value="0" calcext:value-type="float">
            <text:p>0</text:p>
          </table:table-cell>
          <table:table-cell office:value-type="float" office:value="-2.00097073" calcext:value-type="float">
            <text:p>-2,00097073</text:p>
          </table:table-cell>
          <table:table-cell office:value-type="float" office:value="-0.00001693" calcext:value-type="float">
            <text:p>-1,693E-0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2.3543" calcext:value-type="float">
            <text:p>1624631722,3543</text:p>
          </table:table-cell>
          <table:table-cell table:formula="of:=ROUND([.A418]-[$menor.$A$1];1)" office:value-type="float" office:value="41.7" calcext:value-type="float">
            <text:p>41,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1.904595" calcext:value-type="float">
            <text:p>-1,90459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993809" calcext:value-type="float">
            <text:p>0,0993809</text:p>
          </table:table-cell>
          <table:table-cell office:value-type="float" office:value="0" calcext:value-type="float">
            <text:p>0</text:p>
          </table:table-cell>
          <table:table-cell office:value-type="float" office:value="-2.00194257" calcext:value-type="float">
            <text:p>-2,00194257</text:p>
          </table:table-cell>
          <table:table-cell office:value-type="float" office:value="-0.00005892" calcext:value-type="float">
            <text:p>-5,892E-0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2.45373" calcext:value-type="float">
            <text:p>1624631722,45373</text:p>
          </table:table-cell>
          <table:table-cell table:formula="of:=ROUND([.A419]-[$menor.$A$1];1)" office:value-type="float" office:value="41.8" calcext:value-type="float">
            <text:p>41,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1.905565" calcext:value-type="float">
            <text:p>-1,90556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9744281" calcext:value-type="float">
            <text:p>0,09744281</text:p>
          </table:table-cell>
          <table:table-cell office:value-type="float" office:value="0" calcext:value-type="float">
            <text:p>0</text:p>
          </table:table-cell>
          <table:table-cell office:value-type="float" office:value="-2.0009763" calcext:value-type="float">
            <text:p>-2,0009763</text:p>
          </table:table-cell>
          <table:table-cell office:value-type="float" office:value="-0.00014289" calcext:value-type="float">
            <text:p>-0,0001428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2.55398" calcext:value-type="float">
            <text:p>1624631722,55398</text:p>
          </table:table-cell>
          <table:table-cell table:formula="of:=ROUND([.A420]-[$menor.$A$1];1)" office:value-type="float" office:value="41.9" calcext:value-type="float">
            <text:p>41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1.906535" calcext:value-type="float">
            <text:p>-1,90653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964738" calcext:value-type="float">
            <text:p>0,0964738</text:p>
          </table:table-cell>
          <table:table-cell office:value-type="float" office:value="0" calcext:value-type="float">
            <text:p>0</text:p>
          </table:table-cell>
          <table:table-cell office:value-type="float" office:value="-2.0009782" calcext:value-type="float">
            <text:p>-2,0009782</text:p>
          </table:table-cell>
          <table:table-cell office:value-type="float" office:value="-0.00018488" calcext:value-type="float">
            <text:p>-0,0001848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2.65424" calcext:value-type="float">
            <text:p>1624631722,65424</text:p>
          </table:table-cell>
          <table:table-cell table:formula="of:=ROUND([.A421]-[$menor.$A$1];1)" office:value-type="float" office:value="42" calcext:value-type="float">
            <text:p>4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1.90799" calcext:value-type="float">
            <text:p>-1,90799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9550481" calcext:value-type="float">
            <text:p>0,09550481</text:p>
          </table:table-cell>
          <table:table-cell office:value-type="float" office:value="0" calcext:value-type="float">
            <text:p>0</text:p>
          </table:table-cell>
          <table:table-cell office:value-type="float" office:value="-2.00098011" calcext:value-type="float">
            <text:p>-2,00098011</text:p>
          </table:table-cell>
          <table:table-cell office:value-type="float" office:value="-0.00022686" calcext:value-type="float">
            <text:p>-0,00022686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2.75458" calcext:value-type="float">
            <text:p>1624631722,75458</text:p>
          </table:table-cell>
          <table:table-cell table:formula="of:=ROUND([.A422]-[$menor.$A$1];1)" office:value-type="float" office:value="42.1" calcext:value-type="float">
            <text:p>42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1.90896" calcext:value-type="float">
            <text:p>-1,90896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9453583" calcext:value-type="float">
            <text:p>0,09453583</text:p>
          </table:table-cell>
          <table:table-cell office:value-type="float" office:value="0" calcext:value-type="float">
            <text:p>0</text:p>
          </table:table-cell>
          <table:table-cell office:value-type="float" office:value="-2.00098204" calcext:value-type="float">
            <text:p>-2,00098204</text:p>
          </table:table-cell>
          <table:table-cell office:value-type="float" office:value="-0.00026885" calcext:value-type="float">
            <text:p>-0,0002688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2.85524" calcext:value-type="float">
            <text:p>1624631722,85524</text:p>
          </table:table-cell>
          <table:table-cell table:formula="of:=ROUND([.A423]-[$menor.$A$1];1)" office:value-type="float" office:value="42.2" calcext:value-type="float">
            <text:p>42,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1.90993" calcext:value-type="float">
            <text:p>-1,90993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9356687" calcext:value-type="float">
            <text:p>0,09356687</text:p>
          </table:table-cell>
          <table:table-cell office:value-type="float" office:value="0" calcext:value-type="float">
            <text:p>0</text:p>
          </table:table-cell>
          <table:table-cell office:value-type="float" office:value="-2.001469" calcext:value-type="float">
            <text:p>-2,001469</text:p>
          </table:table-cell>
          <table:table-cell office:value-type="float" office:value="-0.00031083" calcext:value-type="float">
            <text:p>-0,0003108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2.95556" calcext:value-type="float">
            <text:p>1624631722,95556</text:p>
          </table:table-cell>
          <table:table-cell table:formula="of:=ROUND([.A424]-[$menor.$A$1];1)" office:value-type="float" office:value="42.3" calcext:value-type="float">
            <text:p>42,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1.9109" calcext:value-type="float">
            <text:p>-1,9109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9211348" calcext:value-type="float">
            <text:p>0,09211348</text:p>
          </table:table-cell>
          <table:table-cell office:value-type="float" office:value="0" calcext:value-type="float">
            <text:p>0</text:p>
          </table:table-cell>
          <table:table-cell office:value-type="float" office:value="-2.00098697" calcext:value-type="float">
            <text:p>-2,00098697</text:p>
          </table:table-cell>
          <table:table-cell office:value-type="float" office:value="-0.00037381" calcext:value-type="float">
            <text:p>-0,00037381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3.05586" calcext:value-type="float">
            <text:p>1624631723,05586</text:p>
          </table:table-cell>
          <table:table-cell table:formula="of:=ROUND([.A425]-[$menor.$A$1];1)" office:value-type="float" office:value="42.4" calcext:value-type="float">
            <text:p>42,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1.91187" calcext:value-type="float">
            <text:p>-1,91187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9114458" calcext:value-type="float">
            <text:p>0,09114458</text:p>
          </table:table-cell>
          <table:table-cell office:value-type="float" office:value="0" calcext:value-type="float">
            <text:p>0</text:p>
          </table:table-cell>
          <table:table-cell office:value-type="float" office:value="-2.00098899" calcext:value-type="float">
            <text:p>-2,00098899</text:p>
          </table:table-cell>
          <table:table-cell office:value-type="float" office:value="-0.00041579" calcext:value-type="float">
            <text:p>-0,00041579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3.1562" calcext:value-type="float">
            <text:p>1624631723,1562</text:p>
          </table:table-cell>
          <table:table-cell table:formula="of:=ROUND([.A426]-[$menor.$A$1];1)" office:value-type="float" office:value="42.5" calcext:value-type="float">
            <text:p>42,5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1.91187" calcext:value-type="float">
            <text:p>-1,91187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9017571" calcext:value-type="float">
            <text:p>0,09017571</text:p>
          </table:table-cell>
          <table:table-cell office:value-type="float" office:value="0" calcext:value-type="float">
            <text:p>0</text:p>
          </table:table-cell>
          <table:table-cell office:value-type="float" office:value="-2.00099102" calcext:value-type="float">
            <text:p>-2,00099102</text:p>
          </table:table-cell>
          <table:table-cell office:value-type="float" office:value="-0.00045777" calcext:value-type="float">
            <text:p>-0,0004577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3.25604" calcext:value-type="float">
            <text:p>1624631723,25604</text:p>
          </table:table-cell>
          <table:table-cell table:formula="of:=ROUND([.A427]-[$menor.$A$1];1)" office:value-type="float" office:value="42.6" calcext:value-type="float">
            <text:p>42,6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1.91284" calcext:value-type="float">
            <text:p>-1,91284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8920686" calcext:value-type="float">
            <text:p>0,08920686</text:p>
          </table:table-cell>
          <table:table-cell office:value-type="float" office:value="0" calcext:value-type="float">
            <text:p>0</text:p>
          </table:table-cell>
          <table:table-cell office:value-type="float" office:value="-2.00099308" calcext:value-type="float">
            <text:p>-2,00099308</text:p>
          </table:table-cell>
          <table:table-cell office:value-type="float" office:value="-0.00049975" calcext:value-type="float">
            <text:p>-0,0004997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3.35586" calcext:value-type="float">
            <text:p>1624631723,35586</text:p>
          </table:table-cell>
          <table:table-cell table:formula="of:=ROUND([.A428]-[$menor.$A$1];1)" office:value-type="float" office:value="42.7" calcext:value-type="float">
            <text:p>42,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1.91381" calcext:value-type="float">
            <text:p>-1,91381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8823803" calcext:value-type="float">
            <text:p>0,08823803</text:p>
          </table:table-cell>
          <table:table-cell office:value-type="float" office:value="0" calcext:value-type="float">
            <text:p>0</text:p>
          </table:table-cell>
          <table:table-cell office:value-type="float" office:value="-2.00002516" calcext:value-type="float">
            <text:p>-2,00002516</text:p>
          </table:table-cell>
          <table:table-cell office:value-type="float" office:value="-0.00054173" calcext:value-type="float">
            <text:p>-0,0005417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3.45576" calcext:value-type="float">
            <text:p>1624631723,45576</text:p>
          </table:table-cell>
          <table:table-cell table:formula="of:=ROUND([.A429]-[$menor.$A$1];1)" office:value-type="float" office:value="42.8" calcext:value-type="float">
            <text:p>42,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1.91478" calcext:value-type="float">
            <text:p>-1,91478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8823803" calcext:value-type="float">
            <text:p>0,08823803</text:p>
          </table:table-cell>
          <table:table-cell office:value-type="float" office:value="0" calcext:value-type="float">
            <text:p>0</text:p>
          </table:table-cell>
          <table:table-cell office:value-type="float" office:value="-2.00099516" calcext:value-type="float">
            <text:p>-2,00099516</text:p>
          </table:table-cell>
          <table:table-cell office:value-type="float" office:value="-0.00054173" calcext:value-type="float">
            <text:p>-0,0005417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3.55641" calcext:value-type="float">
            <text:p>1624631723,55641</text:p>
          </table:table-cell>
          <table:table-cell table:formula="of:=ROUND([.A430]-[$menor.$A$1];1)" office:value-type="float" office:value="42.9" calcext:value-type="float">
            <text:p>42,9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1.91575" calcext:value-type="float">
            <text:p>-1,91575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8726923" calcext:value-type="float">
            <text:p>0,08726923</text:p>
          </table:table-cell>
          <table:table-cell office:value-type="float" office:value="0" calcext:value-type="float">
            <text:p>0</text:p>
          </table:table-cell>
          <table:table-cell office:value-type="float" office:value="-2.00099727" calcext:value-type="float">
            <text:p>-2,00099727</text:p>
          </table:table-cell>
          <table:table-cell office:value-type="float" office:value="-0.0005837" calcext:value-type="float">
            <text:p>-0,000583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3.65617" calcext:value-type="float">
            <text:p>1624631723,65617</text:p>
          </table:table-cell>
          <table:table-cell table:formula="of:=ROUND([.A431]-[$menor.$A$1];1)" office:value-type="float" office:value="43" calcext:value-type="float">
            <text:p>43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1.91672" calcext:value-type="float">
            <text:p>-1,91672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8630046" calcext:value-type="float">
            <text:p>0,08630046</text:p>
          </table:table-cell>
          <table:table-cell office:value-type="float" office:value="0" calcext:value-type="float">
            <text:p>0</text:p>
          </table:table-cell>
          <table:table-cell office:value-type="float" office:value="-2.00099941" calcext:value-type="float">
            <text:p>-2,00099941</text:p>
          </table:table-cell>
          <table:table-cell office:value-type="float" office:value="-0.00062568" calcext:value-type="float">
            <text:p>-0,0006256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3.75604" calcext:value-type="float">
            <text:p>1624631723,75604</text:p>
          </table:table-cell>
          <table:table-cell table:formula="of:=ROUND([.A432]-[$menor.$A$1];1)" office:value-type="float" office:value="43.1" calcext:value-type="float">
            <text:p>43,1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1.91769" calcext:value-type="float">
            <text:p>-1,91769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8533172" calcext:value-type="float">
            <text:p>0,08533172</text:p>
          </table:table-cell>
          <table:table-cell office:value-type="float" office:value="0" calcext:value-type="float">
            <text:p>0</text:p>
          </table:table-cell>
          <table:table-cell office:value-type="float" office:value="-2.00100158" calcext:value-type="float">
            <text:p>-2,00100158</text:p>
          </table:table-cell>
          <table:table-cell office:value-type="float" office:value="-0.00066765" calcext:value-type="float">
            <text:p>-0,0006676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3.85615" calcext:value-type="float">
            <text:p>1624631723,85615</text:p>
          </table:table-cell>
          <table:table-cell table:formula="of:=ROUND([.A433]-[$menor.$A$1];1)" office:value-type="float" office:value="43.2" calcext:value-type="float">
            <text:p>43,2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1.91866" calcext:value-type="float">
            <text:p>-1,91866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84363" calcext:value-type="float">
            <text:p>0,084363</text:p>
          </table:table-cell>
          <table:table-cell office:value-type="float" office:value="0" calcext:value-type="float">
            <text:p>0</text:p>
          </table:table-cell>
          <table:table-cell office:value-type="float" office:value="-2.00100377" calcext:value-type="float">
            <text:p>-2,00100377</text:p>
          </table:table-cell>
          <table:table-cell office:value-type="float" office:value="-0.00070963" calcext:value-type="float">
            <text:p>-0,0007096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3.95623" calcext:value-type="float">
            <text:p>1624631723,95623</text:p>
          </table:table-cell>
          <table:table-cell table:formula="of:=ROUND([.A434]-[$menor.$A$1];1)" office:value-type="float" office:value="43.3" calcext:value-type="float">
            <text:p>43,3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1.91963" calcext:value-type="float">
            <text:p>-1,91963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8339431" calcext:value-type="float">
            <text:p>0,08339431</text:p>
          </table:table-cell>
          <table:table-cell office:value-type="float" office:value="-1" calcext:value-type="float">
            <text:p>-1</text:p>
          </table:table-cell>
          <table:table-cell office:value-type="float" office:value="-2.00093024" calcext:value-type="float">
            <text:p>-2,00093024</text:p>
          </table:table-cell>
          <table:table-cell office:value-type="float" office:value="0.00070191" calcext:value-type="float">
            <text:p>0,00070191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4.05644" calcext:value-type="float">
            <text:p>1624631724,05644</text:p>
          </table:table-cell>
          <table:table-cell table:formula="of:=ROUND([.A435]-[$menor.$A$1];1)" office:value-type="float" office:value="43.4" calcext:value-type="float">
            <text:p>43,4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1.9206" calcext:value-type="float">
            <text:p>-1,9206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8242566" calcext:value-type="float">
            <text:p>0,08242566</text:p>
          </table:table-cell>
          <table:table-cell office:value-type="float" office:value="-1" calcext:value-type="float">
            <text:p>-1</text:p>
          </table:table-cell>
          <table:table-cell office:value-type="float" office:value="-2.00093338" calcext:value-type="float">
            <text:p>-2,00093338</text:p>
          </table:table-cell>
          <table:table-cell office:value-type="float" office:value="0.00064306" calcext:value-type="float">
            <text:p>0,00064306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4.15562" calcext:value-type="float">
            <text:p>1624631724,15562</text:p>
          </table:table-cell>
          <table:table-cell table:formula="of:=ROUND([.A436]-[$menor.$A$1];1)" office:value-type="float" office:value="43.5" calcext:value-type="float">
            <text:p>43,5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-1.9206" calcext:value-type="float">
            <text:p>-1,9206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8145703" calcext:value-type="float">
            <text:p>0,08145703</text:p>
          </table:table-cell>
          <table:table-cell office:value-type="float" office:value="-1" calcext:value-type="float">
            <text:p>-1</text:p>
          </table:table-cell>
          <table:table-cell office:value-type="float" office:value="-2.00093654" calcext:value-type="float">
            <text:p>-2,00093654</text:p>
          </table:table-cell>
          <table:table-cell office:value-type="float" office:value="0.00058421" calcext:value-type="float">
            <text:p>0,00058421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4.2556" calcext:value-type="float">
            <text:p>1624631724,2556</text:p>
          </table:table-cell>
          <table:table-cell table:formula="of:=ROUND([.A437]-[$menor.$A$1];1)" office:value-type="float" office:value="43.6" calcext:value-type="float">
            <text:p>43,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1.92157" calcext:value-type="float">
            <text:p>-1,92157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8048845" calcext:value-type="float">
            <text:p>0,08048845</text:p>
          </table:table-cell>
          <table:table-cell office:value-type="float" office:value="-1" calcext:value-type="float">
            <text:p>-1</text:p>
          </table:table-cell>
          <table:table-cell office:value-type="float" office:value="-2.00093975" calcext:value-type="float">
            <text:p>-2,00093975</text:p>
          </table:table-cell>
          <table:table-cell office:value-type="float" office:value="0.00052536" calcext:value-type="float">
            <text:p>0,00052536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4.35585" calcext:value-type="float">
            <text:p>1624631724,35585</text:p>
          </table:table-cell>
          <table:table-cell table:formula="of:=ROUND([.A438]-[$menor.$A$1];1)" office:value-type="float" office:value="43.7" calcext:value-type="float">
            <text:p>43,7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2254" calcext:value-type="float">
            <text:p>-1,92254</text:p>
          </table:table-cell>
          <table:table-cell office:value-type="float" office:value="-0.004365" calcext:value-type="float">
            <text:p>-0,004365</text:p>
          </table:table-cell>
          <table:table-cell office:value-type="float" office:value="0.07951989" calcext:value-type="float">
            <text:p>0,07951989</text:p>
          </table:table-cell>
          <table:table-cell office:value-type="float" office:value="-1" calcext:value-type="float">
            <text:p>-1</text:p>
          </table:table-cell>
          <table:table-cell office:value-type="float" office:value="-1.99997298" calcext:value-type="float">
            <text:p>-1,99997298</text:p>
          </table:table-cell>
          <table:table-cell office:value-type="float" office:value="0.00046651" calcext:value-type="float">
            <text:p>0,00046651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4.45612" calcext:value-type="float">
            <text:p>1624631724,45612</text:p>
          </table:table-cell>
          <table:table-cell table:formula="of:=ROUND([.A439]-[$menor.$A$1];1)" office:value-type="float" office:value="43.8" calcext:value-type="float">
            <text:p>43,8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23995" calcext:value-type="float">
            <text:p>-1,92399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951989" calcext:value-type="float">
            <text:p>0,07951989</text:p>
          </table:table-cell>
          <table:table-cell office:value-type="float" office:value="-1" calcext:value-type="float">
            <text:p>-1</text:p>
          </table:table-cell>
          <table:table-cell office:value-type="float" office:value="-2.00094298" calcext:value-type="float">
            <text:p>-2,00094298</text:p>
          </table:table-cell>
          <table:table-cell office:value-type="float" office:value="0.00046651" calcext:value-type="float">
            <text:p>0,00046651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4.55634" calcext:value-type="float">
            <text:p>1624631724,55634</text:p>
          </table:table-cell>
          <table:table-cell table:formula="of:=ROUND([.A440]-[$menor.$A$1];1)" office:value-type="float" office:value="43.9" calcext:value-type="float">
            <text:p>43,9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24965" calcext:value-type="float">
            <text:p>-1,92496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855137" calcext:value-type="float">
            <text:p>0,07855137</text:p>
          </table:table-cell>
          <table:table-cell office:value-type="float" office:value="-1" calcext:value-type="float">
            <text:p>-1</text:p>
          </table:table-cell>
          <table:table-cell office:value-type="float" office:value="-2.00094625" calcext:value-type="float">
            <text:p>-2,00094625</text:p>
          </table:table-cell>
          <table:table-cell office:value-type="float" office:value="0.00040766" calcext:value-type="float">
            <text:p>0,00040766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4.65563" calcext:value-type="float">
            <text:p>1624631724,65563</text:p>
          </table:table-cell>
          <table:table-cell table:formula="of:=ROUND([.A441]-[$menor.$A$1];1)" office:value-type="float" office:value="44" calcext:value-type="float">
            <text:p>44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24965" calcext:value-type="float">
            <text:p>-1,92496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758289" calcext:value-type="float">
            <text:p>0,07758289</text:p>
          </table:table-cell>
          <table:table-cell office:value-type="float" office:value="-1" calcext:value-type="float">
            <text:p>-1</text:p>
          </table:table-cell>
          <table:table-cell office:value-type="float" office:value="-2.00143455" calcext:value-type="float">
            <text:p>-2,00143455</text:p>
          </table:table-cell>
          <table:table-cell office:value-type="float" office:value="0.00131882" calcext:value-type="float">
            <text:p>0,00131882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4.75585" calcext:value-type="float">
            <text:p>1624631724,75585</text:p>
          </table:table-cell>
          <table:table-cell table:formula="of:=ROUND([.A442]-[$menor.$A$1];1)" office:value-type="float" office:value="44.1" calcext:value-type="float">
            <text:p>44,1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25935" calcext:value-type="float">
            <text:p>-1,92593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608078" calcext:value-type="float">
            <text:p>0,07608078</text:p>
          </table:table-cell>
          <table:table-cell office:value-type="float" office:value="0" calcext:value-type="float">
            <text:p>0</text:p>
          </table:table-cell>
          <table:table-cell office:value-type="float" office:value="-2.00097433" calcext:value-type="float">
            <text:p>-2,00097433</text:p>
          </table:table-cell>
          <table:table-cell office:value-type="float" office:value="-0.00009849" calcext:value-type="float">
            <text:p>-9,849E-05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4.85607" calcext:value-type="float">
            <text:p>1624631724,85607</text:p>
          </table:table-cell>
          <table:table-cell table:formula="of:=ROUND([.A443]-[$menor.$A$1];1)" office:value-type="float" office:value="44.2" calcext:value-type="float">
            <text:p>44,2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26905" calcext:value-type="float">
            <text:p>-1,92690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511176" calcext:value-type="float">
            <text:p>0,07511176</text:p>
          </table:table-cell>
          <table:table-cell office:value-type="float" office:value="0" calcext:value-type="float">
            <text:p>0</text:p>
          </table:table-cell>
          <table:table-cell office:value-type="float" office:value="-2.00000622" calcext:value-type="float">
            <text:p>-2,00000622</text:p>
          </table:table-cell>
          <table:table-cell office:value-type="float" office:value="-0.00014048" calcext:value-type="float">
            <text:p>-0,00014048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4.9563" calcext:value-type="float">
            <text:p>1624631724,9563</text:p>
          </table:table-cell>
          <table:table-cell table:formula="of:=ROUND([.A444]-[$menor.$A$1];1)" office:value-type="float" office:value="44.3" calcext:value-type="float">
            <text:p>44,3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27875" calcext:value-type="float">
            <text:p>-1,92787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511176" calcext:value-type="float">
            <text:p>0,07511176</text:p>
          </table:table-cell>
          <table:table-cell office:value-type="float" office:value="0" calcext:value-type="float">
            <text:p>0</text:p>
          </table:table-cell>
          <table:table-cell office:value-type="float" office:value="-2.00090382" calcext:value-type="float">
            <text:p>-2,00090382</text:p>
          </table:table-cell>
          <table:table-cell office:value-type="float" office:value="0.00123665" calcext:value-type="float">
            <text:p>0,0012366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25.05657" calcext:value-type="float">
            <text:p>1624631725,05657</text:p>
          </table:table-cell>
          <table:table-cell table:formula="of:=ROUND([.A445]-[$menor.$A$1];1)" office:value-type="float" office:value="44.4" calcext:value-type="float">
            <text:p>44,4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28845" calcext:value-type="float">
            <text:p>-1,92884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414277" calcext:value-type="float">
            <text:p>0,07414277</text:p>
          </table:table-cell>
          <table:table-cell office:value-type="float" office:value="1" calcext:value-type="float">
            <text:p>1</text:p>
          </table:table-cell>
          <table:table-cell office:value-type="float" office:value="-2.00097519" calcext:value-type="float">
            <text:p>-2,00097519</text:p>
          </table:table-cell>
          <table:table-cell office:value-type="float" office:value="-0.0001153" calcext:value-type="float">
            <text:p>-0,0001153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5.15664" calcext:value-type="float">
            <text:p>1624631725,15664</text:p>
          </table:table-cell>
          <table:table-cell table:formula="of:=ROUND([.A446]-[$menor.$A$1];1)" office:value-type="float" office:value="44.5" calcext:value-type="float">
            <text:p>44,5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1.928845" calcext:value-type="float">
            <text:p>-1,92884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31738" calcext:value-type="float">
            <text:p>0,0731738</text:p>
          </table:table-cell>
          <table:table-cell office:value-type="float" office:value="1" calcext:value-type="float">
            <text:p>1</text:p>
          </table:table-cell>
          <table:table-cell office:value-type="float" office:value="-2.00097717" calcext:value-type="float">
            <text:p>-2,00097717</text:p>
          </table:table-cell>
          <table:table-cell office:value-type="float" office:value="-0.00015816" calcext:value-type="float">
            <text:p>-0,00015816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5.25679" calcext:value-type="float">
            <text:p>1624631725,25679</text:p>
          </table:table-cell>
          <table:table-cell table:formula="of:=ROUND([.A447]-[$menor.$A$1];1)" office:value-type="float" office:value="44.6" calcext:value-type="float">
            <text:p>44,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1.929815" calcext:value-type="float">
            <text:p>-1,92981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220486" calcext:value-type="float">
            <text:p>0,07220486</text:p>
          </table:table-cell>
          <table:table-cell office:value-type="float" office:value="1" calcext:value-type="float">
            <text:p>1</text:p>
          </table:table-cell>
          <table:table-cell office:value-type="float" office:value="-2.00097918" calcext:value-type="float">
            <text:p>-2,00097918</text:p>
          </table:table-cell>
          <table:table-cell office:value-type="float" office:value="-0.00020102" calcext:value-type="float">
            <text:p>-0,00020102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5.35723" calcext:value-type="float">
            <text:p>1624631725,35723</text:p>
          </table:table-cell>
          <table:table-cell table:formula="of:=ROUND([.A448]-[$menor.$A$1];1)" office:value-type="float" office:value="44.7" calcext:value-type="float">
            <text:p>44,7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-1.930785" calcext:value-type="float">
            <text:p>-1,93078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123595" calcext:value-type="float">
            <text:p>0,07123595</text:p>
          </table:table-cell>
          <table:table-cell office:value-type="float" office:value="1" calcext:value-type="float">
            <text:p>1</text:p>
          </table:table-cell>
          <table:table-cell office:value-type="float" office:value="-2.00001122" calcext:value-type="float">
            <text:p>-2,00001122</text:p>
          </table:table-cell>
          <table:table-cell office:value-type="float" office:value="-0.00024388" calcext:value-type="float">
            <text:p>-0,00024388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5.45758" calcext:value-type="float">
            <text:p>1624631725,45758</text:p>
          </table:table-cell>
          <table:table-cell table:formula="of:=ROUND([.A449]-[$menor.$A$1];1)" office:value-type="float" office:value="44.8" calcext:value-type="float">
            <text:p>44,8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31755" calcext:value-type="float">
            <text:p>-1,93175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123595" calcext:value-type="float">
            <text:p>0,07123595</text:p>
          </table:table-cell>
          <table:table-cell office:value-type="float" office:value="1" calcext:value-type="float">
            <text:p>1</text:p>
          </table:table-cell>
          <table:table-cell office:value-type="float" office:value="-2.00098122" calcext:value-type="float">
            <text:p>-2,00098122</text:p>
          </table:table-cell>
          <table:table-cell office:value-type="float" office:value="-0.00024388" calcext:value-type="float">
            <text:p>-0,00024388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5.55788" calcext:value-type="float">
            <text:p>1624631725,55788</text:p>
          </table:table-cell>
          <table:table-cell table:formula="of:=ROUND([.A450]-[$menor.$A$1];1)" office:value-type="float" office:value="44.9" calcext:value-type="float">
            <text:p>44,9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31755" calcext:value-type="float">
            <text:p>-1,93175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7026707" calcext:value-type="float">
            <text:p>0,07026707</text:p>
          </table:table-cell>
          <table:table-cell office:value-type="float" office:value="1" calcext:value-type="float">
            <text:p>1</text:p>
          </table:table-cell>
          <table:table-cell office:value-type="float" office:value="-2.00098329" calcext:value-type="float">
            <text:p>-2,00098329</text:p>
          </table:table-cell>
          <table:table-cell office:value-type="float" office:value="-0.00028674" calcext:value-type="float">
            <text:p>-0,00028674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5.65813" calcext:value-type="float">
            <text:p>1624631725,65813</text:p>
          </table:table-cell>
          <table:table-cell table:formula="of:=ROUND([.A451]-[$menor.$A$1];1)" office:value-type="float" office:value="45" calcext:value-type="float">
            <text:p>45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32725" calcext:value-type="float">
            <text:p>-1,93272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929822" calcext:value-type="float">
            <text:p>0,06929822</text:p>
          </table:table-cell>
          <table:table-cell office:value-type="float" office:value="1" calcext:value-type="float">
            <text:p>1</text:p>
          </table:table-cell>
          <table:table-cell office:value-type="float" office:value="-2.00098538" calcext:value-type="float">
            <text:p>-2,00098538</text:p>
          </table:table-cell>
          <table:table-cell office:value-type="float" office:value="-0.0003296" calcext:value-type="float">
            <text:p>-0,0003296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5.75855" calcext:value-type="float">
            <text:p>1624631725,75855</text:p>
          </table:table-cell>
          <table:table-cell table:formula="of:=ROUND([.A452]-[$menor.$A$1];1)" office:value-type="float" office:value="45.1" calcext:value-type="float">
            <text:p>45,1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33695" calcext:value-type="float">
            <text:p>-1,93369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832939" calcext:value-type="float">
            <text:p>0,06832939</text:p>
          </table:table-cell>
          <table:table-cell office:value-type="float" office:value="1" calcext:value-type="float">
            <text:p>1</text:p>
          </table:table-cell>
          <table:table-cell office:value-type="float" office:value="-2.00001751" calcext:value-type="float">
            <text:p>-2,00001751</text:p>
          </table:table-cell>
          <table:table-cell office:value-type="float" office:value="-0.00037245" calcext:value-type="float">
            <text:p>-0,00037245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5.85878" calcext:value-type="float">
            <text:p>1624631725,85878</text:p>
          </table:table-cell>
          <table:table-cell table:formula="of:=ROUND([.A453]-[$menor.$A$1];1)" office:value-type="float" office:value="45.2" calcext:value-type="float">
            <text:p>45,2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34665" calcext:value-type="float">
            <text:p>-1,93466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832939" calcext:value-type="float">
            <text:p>0,06832939</text:p>
          </table:table-cell>
          <table:table-cell office:value-type="float" office:value="1" calcext:value-type="float">
            <text:p>1</text:p>
          </table:table-cell>
          <table:table-cell office:value-type="float" office:value="-2.00098751" calcext:value-type="float">
            <text:p>-2,00098751</text:p>
          </table:table-cell>
          <table:table-cell office:value-type="float" office:value="-0.00037245" calcext:value-type="float">
            <text:p>-0,00037245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5.95898" calcext:value-type="float">
            <text:p>1624631725,95898</text:p>
          </table:table-cell>
          <table:table-cell table:formula="of:=ROUND([.A454]-[$menor.$A$1];1)" office:value-type="float" office:value="45.3" calcext:value-type="float">
            <text:p>45,3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34665" calcext:value-type="float">
            <text:p>-1,93466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736061" calcext:value-type="float">
            <text:p>0,06736061</text:p>
          </table:table-cell>
          <table:table-cell office:value-type="float" office:value="1" calcext:value-type="float">
            <text:p>1</text:p>
          </table:table-cell>
          <table:table-cell office:value-type="float" office:value="-2.00103304" calcext:value-type="float">
            <text:p>-2,00103304</text:p>
          </table:table-cell>
          <table:table-cell office:value-type="float" office:value="-0.00165127" calcext:value-type="float">
            <text:p>-0,00165127</text:p>
          </table:table-cell>
          <table:table-cell office:value-type="float" office:value="178.51664888" calcext:value-type="float">
            <text:p>178,51664888</text:p>
          </table:table-cell>
          <table:table-cell table:number-columns-repeated="2"/>
        </table:table-row>
        <table:table-row table:style-name="ro1">
          <table:table-cell office:value-type="float" office:value="1624631726.05907" calcext:value-type="float">
            <text:p>1624631726,05907</text:p>
          </table:table-cell>
          <table:table-cell table:formula="of:=ROUND([.A455]-[$menor.$A$1];1)" office:value-type="float" office:value="45.4" calcext:value-type="float">
            <text:p>45,4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35635" calcext:value-type="float">
            <text:p>-1,93563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639186" calcext:value-type="float">
            <text:p>0,06639186</text:p>
          </table:table-cell>
          <table:table-cell office:value-type="float" office:value="0" calcext:value-type="float">
            <text:p>0</text:p>
          </table:table-cell>
          <table:table-cell office:value-type="float" office:value="-2.00099451" calcext:value-type="float">
            <text:p>-2,00099451</text:p>
          </table:table-cell>
          <table:table-cell office:value-type="float" office:value="-0.0005183" calcext:value-type="float">
            <text:p>-0,0005183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6.15915" calcext:value-type="float">
            <text:p>1624631726,15915</text:p>
          </table:table-cell>
          <table:table-cell table:formula="of:=ROUND([.A456]-[$menor.$A$1];1)" office:value-type="float" office:value="45.5" calcext:value-type="float">
            <text:p>45,5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36605" calcext:value-type="float">
            <text:p>-1,93660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542315" calcext:value-type="float">
            <text:p>0,06542315</text:p>
          </table:table-cell>
          <table:table-cell office:value-type="float" office:value="0" calcext:value-type="float">
            <text:p>0</text:p>
          </table:table-cell>
          <table:table-cell office:value-type="float" office:value="-2.0000267" calcext:value-type="float">
            <text:p>-2,0000267</text:p>
          </table:table-cell>
          <table:table-cell office:value-type="float" office:value="-0.00056027" calcext:value-type="float">
            <text:p>-0,0005602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6.2594" calcext:value-type="float">
            <text:p>1624631726,2594</text:p>
          </table:table-cell>
          <table:table-cell table:formula="of:=ROUND([.A457]-[$menor.$A$1];1)" office:value-type="float" office:value="45.6" calcext:value-type="float">
            <text:p>45,6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36605" calcext:value-type="float">
            <text:p>-1,93660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542315" calcext:value-type="float">
            <text:p>0,06542315</text:p>
          </table:table-cell>
          <table:table-cell office:value-type="float" office:value="0" calcext:value-type="float">
            <text:p>0</text:p>
          </table:table-cell>
          <table:table-cell office:value-type="float" office:value="-2.0009967" calcext:value-type="float">
            <text:p>-2,0009967</text:p>
          </table:table-cell>
          <table:table-cell office:value-type="float" office:value="-0.00056027" calcext:value-type="float">
            <text:p>-0,00056027</text:p>
          </table:table-cell>
          <table:table-cell office:value-type="float" office:value="177.51664888" calcext:value-type="float">
            <text:p>177,51664888</text:p>
          </table:table-cell>
          <table:table-cell table:number-columns-repeated="2"/>
        </table:table-row>
        <table:table-row table:style-name="ro1">
          <table:table-cell office:value-type="float" office:value="1624631726.3595" calcext:value-type="float">
            <text:p>1624631726,3595</text:p>
          </table:table-cell>
          <table:table-cell table:formula="of:=ROUND([.A458]-[$menor.$A$1];1)" office:value-type="float" office:value="45.7" calcext:value-type="float">
            <text:p>45,7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37575" calcext:value-type="float">
            <text:p>-1,93757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445447" calcext:value-type="float">
            <text:p>0,06445447</text:p>
          </table:table-cell>
          <table:table-cell office:value-type="float" office:value="-1" calcext:value-type="float">
            <text:p>-1</text:p>
          </table:table-cell>
          <table:table-cell office:value-type="float" office:value="-2.00094039" calcext:value-type="float">
            <text:p>-2,00094039</text:p>
          </table:table-cell>
          <table:table-cell office:value-type="float" office:value="0.00052116" calcext:value-type="float">
            <text:p>0,00052116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6.45981" calcext:value-type="float">
            <text:p>1624631726,45981</text:p>
          </table:table-cell>
          <table:table-cell table:formula="of:=ROUND([.A459]-[$menor.$A$1];1)" office:value-type="float" office:value="45.8" calcext:value-type="float">
            <text:p>45,8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1.938545" calcext:value-type="float">
            <text:p>-1,93854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348584" calcext:value-type="float">
            <text:p>0,06348584</text:p>
          </table:table-cell>
          <table:table-cell office:value-type="float" office:value="-1" calcext:value-type="float">
            <text:p>-1</text:p>
          </table:table-cell>
          <table:table-cell office:value-type="float" office:value="-1.99997355" calcext:value-type="float">
            <text:p>-1,99997355</text:p>
          </table:table-cell>
          <table:table-cell office:value-type="float" office:value="0.0004623" calcext:value-type="float">
            <text:p>0,0004623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6.55997" calcext:value-type="float">
            <text:p>1624631726,55997</text:p>
          </table:table-cell>
          <table:table-cell table:formula="of:=ROUND([.A460]-[$menor.$A$1];1)" office:value-type="float" office:value="45.9" calcext:value-type="float">
            <text:p>45,9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1.938545" calcext:value-type="float">
            <text:p>-1,93854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348584" calcext:value-type="float">
            <text:p>0,06348584</text:p>
          </table:table-cell>
          <table:table-cell office:value-type="float" office:value="-1" calcext:value-type="float">
            <text:p>-1</text:p>
          </table:table-cell>
          <table:table-cell office:value-type="float" office:value="-2.00094355" calcext:value-type="float">
            <text:p>-2,00094355</text:p>
          </table:table-cell>
          <table:table-cell office:value-type="float" office:value="0.0004623" calcext:value-type="float">
            <text:p>0,0004623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6.66015" calcext:value-type="float">
            <text:p>1624631726,66015</text:p>
          </table:table-cell>
          <table:table-cell table:formula="of:=ROUND([.A461]-[$menor.$A$1];1)" office:value-type="float" office:value="46" calcext:value-type="float">
            <text:p>46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-1.939515" calcext:value-type="float">
            <text:p>-1,93951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251725" calcext:value-type="float">
            <text:p>0,06251725</text:p>
          </table:table-cell>
          <table:table-cell office:value-type="float" office:value="-1" calcext:value-type="float">
            <text:p>-1</text:p>
          </table:table-cell>
          <table:table-cell office:value-type="float" office:value="-2.00094675" calcext:value-type="float">
            <text:p>-2,00094675</text:p>
          </table:table-cell>
          <table:table-cell office:value-type="float" office:value="0.00040345" calcext:value-type="float">
            <text:p>0,00040345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6.7603" calcext:value-type="float">
            <text:p>1624631726,7603</text:p>
          </table:table-cell>
          <table:table-cell table:formula="of:=ROUND([.A462]-[$menor.$A$1];1)" office:value-type="float" office:value="46.1" calcext:value-type="float">
            <text:p>46,1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097" calcext:value-type="float">
            <text:p>-1,94097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154871" calcext:value-type="float">
            <text:p>0,06154871</text:p>
          </table:table-cell>
          <table:table-cell office:value-type="float" office:value="-1" calcext:value-type="float">
            <text:p>-1</text:p>
          </table:table-cell>
          <table:table-cell office:value-type="float" office:value="-1.99997999" calcext:value-type="float">
            <text:p>-1,99997999</text:p>
          </table:table-cell>
          <table:table-cell office:value-type="float" office:value="0.00034461" calcext:value-type="float">
            <text:p>0,00034461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6.86047" calcext:value-type="float">
            <text:p>1624631726,86047</text:p>
          </table:table-cell>
          <table:table-cell table:formula="of:=ROUND([.A463]-[$menor.$A$1];1)" office:value-type="float" office:value="46.2" calcext:value-type="float">
            <text:p>46,2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097" calcext:value-type="float">
            <text:p>-1,94097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154871" calcext:value-type="float">
            <text:p>0,06154871</text:p>
          </table:table-cell>
          <table:table-cell office:value-type="float" office:value="-1" calcext:value-type="float">
            <text:p>-1</text:p>
          </table:table-cell>
          <table:table-cell office:value-type="float" office:value="-2.00094999" calcext:value-type="float">
            <text:p>-2,00094999</text:p>
          </table:table-cell>
          <table:table-cell office:value-type="float" office:value="0.00034461" calcext:value-type="float">
            <text:p>0,00034461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6.96063" calcext:value-type="float">
            <text:p>1624631726,96063</text:p>
          </table:table-cell>
          <table:table-cell table:formula="of:=ROUND([.A464]-[$menor.$A$1];1)" office:value-type="float" office:value="46.3" calcext:value-type="float">
            <text:p>46,3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194" calcext:value-type="float">
            <text:p>-1,94194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6058021" calcext:value-type="float">
            <text:p>0,06058021</text:p>
          </table:table-cell>
          <table:table-cell office:value-type="float" office:value="-1" calcext:value-type="float">
            <text:p>-1</text:p>
          </table:table-cell>
          <table:table-cell office:value-type="float" office:value="-2.00143828" calcext:value-type="float">
            <text:p>-2,00143828</text:p>
          </table:table-cell>
          <table:table-cell office:value-type="float" office:value="0.00028576" calcext:value-type="float">
            <text:p>0,00028576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7.06078" calcext:value-type="float">
            <text:p>1624631727,06078</text:p>
          </table:table-cell>
          <table:table-cell table:formula="of:=ROUND([.A465]-[$menor.$A$1];1)" office:value-type="float" office:value="46.4" calcext:value-type="float">
            <text:p>46,4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291" calcext:value-type="float">
            <text:p>-1,94291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5912755" calcext:value-type="float">
            <text:p>0,05912755</text:p>
          </table:table-cell>
          <table:table-cell office:value-type="float" office:value="-1" calcext:value-type="float">
            <text:p>-1</text:p>
          </table:table-cell>
          <table:table-cell office:value-type="float" office:value="-1.99998831" calcext:value-type="float">
            <text:p>-1,99998831</text:p>
          </table:table-cell>
          <table:table-cell office:value-type="float" office:value="0.0001975" calcext:value-type="float">
            <text:p>0,0001975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7.16106" calcext:value-type="float">
            <text:p>1624631727,16106</text:p>
          </table:table-cell>
          <table:table-cell table:formula="of:=ROUND([.A466]-[$menor.$A$1];1)" office:value-type="float" office:value="46.5" calcext:value-type="float">
            <text:p>46,5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291" calcext:value-type="float">
            <text:p>-1,94291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5912755" calcext:value-type="float">
            <text:p>0,05912755</text:p>
          </table:table-cell>
          <table:table-cell office:value-type="float" office:value="-1" calcext:value-type="float">
            <text:p>-1</text:p>
          </table:table-cell>
          <table:table-cell office:value-type="float" office:value="-2.00095831" calcext:value-type="float">
            <text:p>-2,00095831</text:p>
          </table:table-cell>
          <table:table-cell office:value-type="float" office:value="0.0001975" calcext:value-type="float">
            <text:p>0,0001975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7.26153" calcext:value-type="float">
            <text:p>1624631727,26153</text:p>
          </table:table-cell>
          <table:table-cell table:formula="of:=ROUND([.A467]-[$menor.$A$1];1)" office:value-type="float" office:value="46.6" calcext:value-type="float">
            <text:p>46,6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388" calcext:value-type="float">
            <text:p>-1,94388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5815918" calcext:value-type="float">
            <text:p>0,05815918</text:p>
          </table:table-cell>
          <table:table-cell office:value-type="float" office:value="-1" calcext:value-type="float">
            <text:p>-1</text:p>
          </table:table-cell>
          <table:table-cell office:value-type="float" office:value="-2.00096173" calcext:value-type="float">
            <text:p>-2,00096173</text:p>
          </table:table-cell>
          <table:table-cell office:value-type="float" office:value="0.00013866" calcext:value-type="float">
            <text:p>0,00013866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7.36175" calcext:value-type="float">
            <text:p>1624631727,36175</text:p>
          </table:table-cell>
          <table:table-cell table:formula="of:=ROUND([.A468]-[$menor.$A$1];1)" office:value-type="float" office:value="46.7" calcext:value-type="float">
            <text:p>46,7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388" calcext:value-type="float">
            <text:p>-1,94388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5719086" calcext:value-type="float">
            <text:p>0,05719086</text:p>
          </table:table-cell>
          <table:table-cell office:value-type="float" office:value="-1" calcext:value-type="float">
            <text:p>-1</text:p>
          </table:table-cell>
          <table:table-cell office:value-type="float" office:value="-1.9999952" calcext:value-type="float">
            <text:p>-1,9999952</text:p>
          </table:table-cell>
          <table:table-cell office:value-type="float" office:value="0.00007983" calcext:value-type="float">
            <text:p>7,983E-05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7.4619" calcext:value-type="float">
            <text:p>1624631727,4619</text:p>
          </table:table-cell>
          <table:table-cell table:formula="of:=ROUND([.A469]-[$menor.$A$1];1)" office:value-type="float" office:value="46.8" calcext:value-type="float">
            <text:p>46,8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485" calcext:value-type="float">
            <text:p>-1,94485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5719086" calcext:value-type="float">
            <text:p>0,05719086</text:p>
          </table:table-cell>
          <table:table-cell office:value-type="float" office:value="-1" calcext:value-type="float">
            <text:p>-1</text:p>
          </table:table-cell>
          <table:table-cell office:value-type="float" office:value="-2.0009652" calcext:value-type="float">
            <text:p>-2,0009652</text:p>
          </table:table-cell>
          <table:table-cell office:value-type="float" office:value="0.00007983" calcext:value-type="float">
            <text:p>7,983E-05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7.56205" calcext:value-type="float">
            <text:p>1624631727,56205</text:p>
          </table:table-cell>
          <table:table-cell table:formula="of:=ROUND([.A470]-[$menor.$A$1];1)" office:value-type="float" office:value="46.9" calcext:value-type="float">
            <text:p>46,9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582" calcext:value-type="float">
            <text:p>-1,94582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562226" calcext:value-type="float">
            <text:p>0,0562226</text:p>
          </table:table-cell>
          <table:table-cell office:value-type="float" office:value="-1" calcext:value-type="float">
            <text:p>-1</text:p>
          </table:table-cell>
          <table:table-cell office:value-type="float" office:value="-1.99992655" calcext:value-type="float">
            <text:p>-1,99992655</text:p>
          </table:table-cell>
          <table:table-cell office:value-type="float" office:value="0.00105071" calcext:value-type="float">
            <text:p>0,00105071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27.66234" calcext:value-type="float">
            <text:p>1624631727,66234</text:p>
          </table:table-cell>
          <table:table-cell table:formula="of:=ROUND([.A471]-[$menor.$A$1];1)" office:value-type="float" office:value="47" calcext:value-type="float">
            <text:p>47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582" calcext:value-type="float">
            <text:p>-1,94582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562226" calcext:value-type="float">
            <text:p>0,0562226</text:p>
          </table:table-cell>
          <table:table-cell office:value-type="float" office:value="0" calcext:value-type="float">
            <text:p>0</text:p>
          </table:table-cell>
          <table:table-cell office:value-type="float" office:value="-2.0009656" calcext:value-type="float">
            <text:p>-2,0009656</text:p>
          </table:table-cell>
          <table:table-cell office:value-type="float" office:value="0.00007188" calcext:value-type="float">
            <text:p>7,188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27.76241" calcext:value-type="float">
            <text:p>1624631727,76241</text:p>
          </table:table-cell>
          <table:table-cell table:formula="of:=ROUND([.A472]-[$menor.$A$1];1)" office:value-type="float" office:value="47.1" calcext:value-type="float">
            <text:p>47,1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679" calcext:value-type="float">
            <text:p>-1,94679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552544" calcext:value-type="float">
            <text:p>0,0552544</text:p>
          </table:table-cell>
          <table:table-cell office:value-type="float" office:value="0" calcext:value-type="float">
            <text:p>0</text:p>
          </table:table-cell>
          <table:table-cell office:value-type="float" office:value="-2.00096925" calcext:value-type="float">
            <text:p>-2,00096925</text:p>
          </table:table-cell>
          <table:table-cell office:value-type="float" office:value="0.00001218" calcext:value-type="float">
            <text:p>1,218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27.86258" calcext:value-type="float">
            <text:p>1624631727,86258</text:p>
          </table:table-cell>
          <table:table-cell table:formula="of:=ROUND([.A473]-[$menor.$A$1];1)" office:value-type="float" office:value="47.2" calcext:value-type="float">
            <text:p>47,2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679" calcext:value-type="float">
            <text:p>-1,94679</text:p>
          </table:table-cell>
          <table:table-cell office:value-type="float" office:value="-0.003395" calcext:value-type="float">
            <text:p>-0,003395</text:p>
          </table:table-cell>
          <table:table-cell office:value-type="float" office:value="0.05428626" calcext:value-type="float">
            <text:p>0,05428626</text:p>
          </table:table-cell>
          <table:table-cell office:value-type="float" office:value="0" calcext:value-type="float">
            <text:p>0</text:p>
          </table:table-cell>
          <table:table-cell office:value-type="float" office:value="-2.00000296" calcext:value-type="float">
            <text:p>-2,00000296</text:p>
          </table:table-cell>
          <table:table-cell office:value-type="float" office:value="-0.00004752" calcext:value-type="float">
            <text:p>-4,752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27.96287" calcext:value-type="float">
            <text:p>1624631727,96287</text:p>
          </table:table-cell>
          <table:table-cell table:formula="of:=ROUND([.A474]-[$menor.$A$1];1)" office:value-type="float" office:value="47.3" calcext:value-type="float">
            <text:p>47,3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4776" calcext:value-type="float">
            <text:p>-1,94776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5428626" calcext:value-type="float">
            <text:p>0,05428626</text:p>
          </table:table-cell>
          <table:table-cell office:value-type="float" office:value="0" calcext:value-type="float">
            <text:p>0</text:p>
          </table:table-cell>
          <table:table-cell office:value-type="float" office:value="-2.00097296" calcext:value-type="float">
            <text:p>-2,00097296</text:p>
          </table:table-cell>
          <table:table-cell office:value-type="float" office:value="-0.00004752" calcext:value-type="float">
            <text:p>-4,752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28.06296" calcext:value-type="float">
            <text:p>1624631728,06296</text:p>
          </table:table-cell>
          <table:table-cell table:formula="of:=ROUND([.A475]-[$menor.$A$1];1)" office:value-type="float" office:value="47.4" calcext:value-type="float">
            <text:p>47,4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1.94873" calcext:value-type="float">
            <text:p>-1,94873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533182" calcext:value-type="float">
            <text:p>0,0533182</text:p>
          </table:table-cell>
          <table:table-cell office:value-type="float" office:value="0" calcext:value-type="float">
            <text:p>0</text:p>
          </table:table-cell>
          <table:table-cell office:value-type="float" office:value="-2.00000673" calcext:value-type="float">
            <text:p>-2,00000673</text:p>
          </table:table-cell>
          <table:table-cell office:value-type="float" office:value="-0.00010721" calcext:value-type="float">
            <text:p>-0,00010721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28.1631" calcext:value-type="float">
            <text:p>1624631728,1631</text:p>
          </table:table-cell>
          <table:table-cell table:formula="of:=ROUND([.A476]-[$menor.$A$1];1)" office:value-type="float" office:value="47.5" calcext:value-type="float">
            <text:p>47,5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-1.94873" calcext:value-type="float">
            <text:p>-1,94873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533182" calcext:value-type="float">
            <text:p>0,0533182</text:p>
          </table:table-cell>
          <table:table-cell office:value-type="float" office:value="0" calcext:value-type="float">
            <text:p>0</text:p>
          </table:table-cell>
          <table:table-cell office:value-type="float" office:value="-2.00097673" calcext:value-type="float">
            <text:p>-2,00097673</text:p>
          </table:table-cell>
          <table:table-cell office:value-type="float" office:value="0.00086279" calcext:value-type="float">
            <text:p>0,00086279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28.26294" calcext:value-type="float">
            <text:p>1624631728,26294</text:p>
          </table:table-cell>
          <table:table-cell table:formula="of:=ROUND([.A477]-[$menor.$A$1];1)" office:value-type="float" office:value="47.6" calcext:value-type="float">
            <text:p>47,6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1.9497" calcext:value-type="float">
            <text:p>-1,9497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5229625" calcext:value-type="float">
            <text:p>0,05229625</text:p>
          </table:table-cell>
          <table:table-cell office:value-type="float" office:value="1" calcext:value-type="float">
            <text:p>1</text:p>
          </table:table-cell>
          <table:table-cell office:value-type="float" office:value="-2.00097506" calcext:value-type="float">
            <text:p>-2,00097506</text:p>
          </table:table-cell>
          <table:table-cell office:value-type="float" office:value="-0.00011168" calcext:value-type="float">
            <text:p>-0,00011168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8.36313" calcext:value-type="float">
            <text:p>1624631728,36313</text:p>
          </table:table-cell>
          <table:table-cell table:formula="of:=ROUND([.A478]-[$menor.$A$1];1)" office:value-type="float" office:value="47.7" calcext:value-type="float">
            <text:p>47,7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1.9497" calcext:value-type="float">
            <text:p>-1,9497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5132732" calcext:value-type="float">
            <text:p>0,05132732</text:p>
          </table:table-cell>
          <table:table-cell office:value-type="float" office:value="1" calcext:value-type="float">
            <text:p>1</text:p>
          </table:table-cell>
          <table:table-cell office:value-type="float" office:value="-2.00000708" calcext:value-type="float">
            <text:p>-2,00000708</text:p>
          </table:table-cell>
          <table:table-cell office:value-type="float" office:value="-0.00015454" calcext:value-type="float">
            <text:p>-0,00015454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8.46326" calcext:value-type="float">
            <text:p>1624631728,46326</text:p>
          </table:table-cell>
          <table:table-cell table:formula="of:=ROUND([.A479]-[$menor.$A$1];1)" office:value-type="float" office:value="47.8" calcext:value-type="float">
            <text:p>47,8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-1.95067" calcext:value-type="float">
            <text:p>-1,95067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5132732" calcext:value-type="float">
            <text:p>0,05132732</text:p>
          </table:table-cell>
          <table:table-cell office:value-type="float" office:value="1" calcext:value-type="float">
            <text:p>1</text:p>
          </table:table-cell>
          <table:table-cell office:value-type="float" office:value="-2.00097708" calcext:value-type="float">
            <text:p>-2,00097708</text:p>
          </table:table-cell>
          <table:table-cell office:value-type="float" office:value="-0.00015454" calcext:value-type="float">
            <text:p>-0,00015454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8.56324" calcext:value-type="float">
            <text:p>1624631728,56324</text:p>
          </table:table-cell>
          <table:table-cell table:formula="of:=ROUND([.A480]-[$menor.$A$1];1)" office:value-type="float" office:value="47.9" calcext:value-type="float">
            <text:p>47,9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067" calcext:value-type="float">
            <text:p>-1,95067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5035842" calcext:value-type="float">
            <text:p>0,05035842</text:p>
          </table:table-cell>
          <table:table-cell office:value-type="float" office:value="1" calcext:value-type="float">
            <text:p>1</text:p>
          </table:table-cell>
          <table:table-cell office:value-type="float" office:value="-2.00000913" calcext:value-type="float">
            <text:p>-2,00000913</text:p>
          </table:table-cell>
          <table:table-cell office:value-type="float" office:value="-0.0001974" calcext:value-type="float">
            <text:p>-0,0001974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8.66338" calcext:value-type="float">
            <text:p>1624631728,66338</text:p>
          </table:table-cell>
          <table:table-cell table:formula="of:=ROUND([.A481]-[$menor.$A$1];1)" office:value-type="float" office:value="48" calcext:value-type="float">
            <text:p>48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164" calcext:value-type="float">
            <text:p>-1,95164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5035842" calcext:value-type="float">
            <text:p>0,05035842</text:p>
          </table:table-cell>
          <table:table-cell office:value-type="float" office:value="1" calcext:value-type="float">
            <text:p>1</text:p>
          </table:table-cell>
          <table:table-cell office:value-type="float" office:value="-2.00097913" calcext:value-type="float">
            <text:p>-2,00097913</text:p>
          </table:table-cell>
          <table:table-cell office:value-type="float" office:value="-0.0001974" calcext:value-type="float">
            <text:p>-0,0001974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8.76349" calcext:value-type="float">
            <text:p>1624631728,76349</text:p>
          </table:table-cell>
          <table:table-cell table:formula="of:=ROUND([.A482]-[$menor.$A$1];1)" office:value-type="float" office:value="48.1" calcext:value-type="float">
            <text:p>48,1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164" calcext:value-type="float">
            <text:p>-1,95164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938957" calcext:value-type="float">
            <text:p>0,04938957</text:p>
          </table:table-cell>
          <table:table-cell office:value-type="float" office:value="1" calcext:value-type="float">
            <text:p>1</text:p>
          </table:table-cell>
          <table:table-cell office:value-type="float" office:value="-2.00001122" calcext:value-type="float">
            <text:p>-2,00001122</text:p>
          </table:table-cell>
          <table:table-cell office:value-type="float" office:value="-0.00024026" calcext:value-type="float">
            <text:p>-0,00024026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8.86278" calcext:value-type="float">
            <text:p>1624631728,86278</text:p>
          </table:table-cell>
          <table:table-cell table:formula="of:=ROUND([.A483]-[$menor.$A$1];1)" office:value-type="float" office:value="48.2" calcext:value-type="float">
            <text:p>48,2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261" calcext:value-type="float">
            <text:p>-1,95261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938957" calcext:value-type="float">
            <text:p>0,04938957</text:p>
          </table:table-cell>
          <table:table-cell office:value-type="float" office:value="1" calcext:value-type="float">
            <text:p>1</text:p>
          </table:table-cell>
          <table:table-cell office:value-type="float" office:value="-2.00098122" calcext:value-type="float">
            <text:p>-2,00098122</text:p>
          </table:table-cell>
          <table:table-cell office:value-type="float" office:value="-0.00024026" calcext:value-type="float">
            <text:p>-0,00024026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8.96296" calcext:value-type="float">
            <text:p>1624631728,96296</text:p>
          </table:table-cell>
          <table:table-cell table:formula="of:=ROUND([.A484]-[$menor.$A$1];1)" office:value-type="float" office:value="48.3" calcext:value-type="float">
            <text:p>48,3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261" calcext:value-type="float">
            <text:p>-1,95261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842076" calcext:value-type="float">
            <text:p>0,04842076</text:p>
          </table:table-cell>
          <table:table-cell office:value-type="float" office:value="1" calcext:value-type="float">
            <text:p>1</text:p>
          </table:table-cell>
          <table:table-cell office:value-type="float" office:value="-2.00001336" calcext:value-type="float">
            <text:p>-2,00001336</text:p>
          </table:table-cell>
          <table:table-cell office:value-type="float" office:value="-0.00028311" calcext:value-type="float">
            <text:p>-0,00028311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9.06319" calcext:value-type="float">
            <text:p>1624631729,06319</text:p>
          </table:table-cell>
          <table:table-cell table:formula="of:=ROUND([.A485]-[$menor.$A$1];1)" office:value-type="float" office:value="48.4" calcext:value-type="float">
            <text:p>48,4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358" calcext:value-type="float">
            <text:p>-1,95358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842076" calcext:value-type="float">
            <text:p>0,04842076</text:p>
          </table:table-cell>
          <table:table-cell office:value-type="float" office:value="1" calcext:value-type="float">
            <text:p>1</text:p>
          </table:table-cell>
          <table:table-cell office:value-type="float" office:value="-2.00098336" calcext:value-type="float">
            <text:p>-2,00098336</text:p>
          </table:table-cell>
          <table:table-cell office:value-type="float" office:value="-0.00028311" calcext:value-type="float">
            <text:p>-0,00028311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9.1635" calcext:value-type="float">
            <text:p>1624631729,1635</text:p>
          </table:table-cell>
          <table:table-cell table:formula="of:=ROUND([.A486]-[$menor.$A$1];1)" office:value-type="float" office:value="48.5" calcext:value-type="float">
            <text:p>48,5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358" calcext:value-type="float">
            <text:p>-1,95358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7452" calcext:value-type="float">
            <text:p>0,047452</text:p>
          </table:table-cell>
          <table:table-cell office:value-type="float" office:value="1" calcext:value-type="float">
            <text:p>1</text:p>
          </table:table-cell>
          <table:table-cell office:value-type="float" office:value="-2.00001555" calcext:value-type="float">
            <text:p>-2,00001555</text:p>
          </table:table-cell>
          <table:table-cell office:value-type="float" office:value="-0.00032596" calcext:value-type="float">
            <text:p>-0,00032596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9.26304" calcext:value-type="float">
            <text:p>1624631729,26304</text:p>
          </table:table-cell>
          <table:table-cell table:formula="of:=ROUND([.A487]-[$menor.$A$1];1)" office:value-type="float" office:value="48.6" calcext:value-type="float">
            <text:p>48,6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455" calcext:value-type="float">
            <text:p>-1,9545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7452" calcext:value-type="float">
            <text:p>0,047452</text:p>
          </table:table-cell>
          <table:table-cell office:value-type="float" office:value="1" calcext:value-type="float">
            <text:p>1</text:p>
          </table:table-cell>
          <table:table-cell office:value-type="float" office:value="-2.00098555" calcext:value-type="float">
            <text:p>-2,00098555</text:p>
          </table:table-cell>
          <table:table-cell office:value-type="float" office:value="-0.00032596" calcext:value-type="float">
            <text:p>-0,00032596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29.36339" calcext:value-type="float">
            <text:p>1624631729,36339</text:p>
          </table:table-cell>
          <table:table-cell table:formula="of:=ROUND([.A488]-[$menor.$A$1];1)" office:value-type="float" office:value="48.7" calcext:value-type="float">
            <text:p>48,7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455" calcext:value-type="float">
            <text:p>-1,9545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64833" calcext:value-type="float">
            <text:p>0,0464833</text:p>
          </table:table-cell>
          <table:table-cell office:value-type="float" office:value="1" calcext:value-type="float">
            <text:p>1</text:p>
          </table:table-cell>
          <table:table-cell office:value-type="float" office:value="-2.00004772" calcext:value-type="float">
            <text:p>-2,00004772</text:p>
          </table:table-cell>
          <table:table-cell office:value-type="float" office:value="-0.00122171" calcext:value-type="float">
            <text:p>-0,00122171</text:p>
          </table:table-cell>
          <table:table-cell office:value-type="float" office:value="178.51664888" calcext:value-type="float">
            <text:p>178,51664888</text:p>
          </table:table-cell>
          <table:table-cell table:number-columns-repeated="2"/>
        </table:table-row>
        <table:table-row table:style-name="ro1">
          <table:table-cell office:value-type="float" office:value="1624631729.46254" calcext:value-type="float">
            <text:p>1624631729,46254</text:p>
          </table:table-cell>
          <table:table-cell table:formula="of:=ROUND([.A489]-[$menor.$A$1];1)" office:value-type="float" office:value="48.8" calcext:value-type="float">
            <text:p>48,8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552" calcext:value-type="float">
            <text:p>-1,95552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64833" calcext:value-type="float">
            <text:p>0,0464833</text:p>
          </table:table-cell>
          <table:table-cell office:value-type="float" office:value="-1" calcext:value-type="float">
            <text:p>-1</text:p>
          </table:table-cell>
          <table:table-cell office:value-type="float" office:value="-2.00094742" calcext:value-type="float">
            <text:p>-2,00094742</text:p>
          </table:table-cell>
          <table:table-cell office:value-type="float" office:value="0.00039926" calcext:value-type="float">
            <text:p>0,00039926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9.56327" calcext:value-type="float">
            <text:p>1624631729,56327</text:p>
          </table:table-cell>
          <table:table-cell table:formula="of:=ROUND([.A490]-[$menor.$A$1];1)" office:value-type="float" office:value="48.9" calcext:value-type="float">
            <text:p>48,9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552" calcext:value-type="float">
            <text:p>-1,95552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551465" calcext:value-type="float">
            <text:p>0,04551465</text:p>
          </table:table-cell>
          <table:table-cell office:value-type="float" office:value="-1" calcext:value-type="float">
            <text:p>-1</text:p>
          </table:table-cell>
          <table:table-cell office:value-type="float" office:value="-1.99998056" calcext:value-type="float">
            <text:p>-1,99998056</text:p>
          </table:table-cell>
          <table:table-cell office:value-type="float" office:value="0.0003404" calcext:value-type="float">
            <text:p>0,0003404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9.66353" calcext:value-type="float">
            <text:p>1624631729,66353</text:p>
          </table:table-cell>
          <table:table-cell table:formula="of:=ROUND([.A491]-[$menor.$A$1];1)" office:value-type="float" office:value="49" calcext:value-type="float">
            <text:p>49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56975" calcext:value-type="float">
            <text:p>-1,95697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551465" calcext:value-type="float">
            <text:p>0,04551465</text:p>
          </table:table-cell>
          <table:table-cell office:value-type="float" office:value="-1" calcext:value-type="float">
            <text:p>-1</text:p>
          </table:table-cell>
          <table:table-cell office:value-type="float" office:value="-2.00095056" calcext:value-type="float">
            <text:p>-2,00095056</text:p>
          </table:table-cell>
          <table:table-cell office:value-type="float" office:value="0.0003404" calcext:value-type="float">
            <text:p>0,0003404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9.76387" calcext:value-type="float">
            <text:p>1624631729,76387</text:p>
          </table:table-cell>
          <table:table-cell table:formula="of:=ROUND([.A492]-[$menor.$A$1];1)" office:value-type="float" office:value="49.1" calcext:value-type="float">
            <text:p>49,1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56975" calcext:value-type="float">
            <text:p>-1,95697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454606" calcext:value-type="float">
            <text:p>0,04454606</text:p>
          </table:table-cell>
          <table:table-cell office:value-type="float" office:value="-1" calcext:value-type="float">
            <text:p>-1</text:p>
          </table:table-cell>
          <table:table-cell office:value-type="float" office:value="-1.99998376" calcext:value-type="float">
            <text:p>-1,99998376</text:p>
          </table:table-cell>
          <table:table-cell office:value-type="float" office:value="0.00028155" calcext:value-type="float">
            <text:p>0,00028155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9.86437" calcext:value-type="float">
            <text:p>1624631729,86437</text:p>
          </table:table-cell>
          <table:table-cell table:formula="of:=ROUND([.A493]-[$menor.$A$1];1)" office:value-type="float" office:value="49.2" calcext:value-type="float">
            <text:p>49,2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57945" calcext:value-type="float">
            <text:p>-1,95794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454606" calcext:value-type="float">
            <text:p>0,04454606</text:p>
          </table:table-cell>
          <table:table-cell office:value-type="float" office:value="-1" calcext:value-type="float">
            <text:p>-1</text:p>
          </table:table-cell>
          <table:table-cell office:value-type="float" office:value="-2.00143876" calcext:value-type="float">
            <text:p>-2,00143876</text:p>
          </table:table-cell>
          <table:table-cell office:value-type="float" office:value="0.00028155" calcext:value-type="float">
            <text:p>0,00028155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29.96371" calcext:value-type="float">
            <text:p>1624631729,96371</text:p>
          </table:table-cell>
          <table:table-cell table:formula="of:=ROUND([.A494]-[$menor.$A$1];1)" office:value-type="float" office:value="49.3" calcext:value-type="float">
            <text:p>49,3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57945" calcext:value-type="float">
            <text:p>-1,95794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309329" calcext:value-type="float">
            <text:p>0,04309329</text:p>
          </table:table-cell>
          <table:table-cell office:value-type="float" office:value="-1" calcext:value-type="float">
            <text:p>-1</text:p>
          </table:table-cell>
          <table:table-cell office:value-type="float" office:value="-1.99998867" calcext:value-type="float">
            <text:p>-1,99998867</text:p>
          </table:table-cell>
          <table:table-cell office:value-type="float" office:value="0.00019328" calcext:value-type="float">
            <text:p>0,00019328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30.06399" calcext:value-type="float">
            <text:p>1624631730,06399</text:p>
          </table:table-cell>
          <table:table-cell table:formula="of:=ROUND([.A495]-[$menor.$A$1];1)" office:value-type="float" office:value="49.4" calcext:value-type="float">
            <text:p>49,4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58915" calcext:value-type="float">
            <text:p>-1,95891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309329" calcext:value-type="float">
            <text:p>0,04309329</text:p>
          </table:table-cell>
          <table:table-cell office:value-type="float" office:value="-1" calcext:value-type="float">
            <text:p>-1</text:p>
          </table:table-cell>
          <table:table-cell office:value-type="float" office:value="-2.00095867" calcext:value-type="float">
            <text:p>-2,00095867</text:p>
          </table:table-cell>
          <table:table-cell office:value-type="float" office:value="0.00019328" calcext:value-type="float">
            <text:p>0,00019328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30.16432" calcext:value-type="float">
            <text:p>1624631730,16432</text:p>
          </table:table-cell>
          <table:table-cell table:formula="of:=ROUND([.A496]-[$menor.$A$1];1)" office:value-type="float" office:value="49.5" calcext:value-type="float">
            <text:p>49,5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58915" calcext:value-type="float">
            <text:p>-1,95891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212486" calcext:value-type="float">
            <text:p>0,04212486</text:p>
          </table:table-cell>
          <table:table-cell office:value-type="float" office:value="-1" calcext:value-type="float">
            <text:p>-1</text:p>
          </table:table-cell>
          <table:table-cell office:value-type="float" office:value="-1.99999203" calcext:value-type="float">
            <text:p>-1,99999203</text:p>
          </table:table-cell>
          <table:table-cell office:value-type="float" office:value="0.00013444" calcext:value-type="float">
            <text:p>0,00013444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30.26389" calcext:value-type="float">
            <text:p>1624631730,26389</text:p>
          </table:table-cell>
          <table:table-cell table:formula="of:=ROUND([.A497]-[$menor.$A$1];1)" office:value-type="float" office:value="49.6" calcext:value-type="float">
            <text:p>49,6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58915" calcext:value-type="float">
            <text:p>-1,95891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212486" calcext:value-type="float">
            <text:p>0,04212486</text:p>
          </table:table-cell>
          <table:table-cell office:value-type="float" office:value="-1" calcext:value-type="float">
            <text:p>-1</text:p>
          </table:table-cell>
          <table:table-cell office:value-type="float" office:value="-2.00096203" calcext:value-type="float">
            <text:p>-2,00096203</text:p>
          </table:table-cell>
          <table:table-cell office:value-type="float" office:value="0.00013444" calcext:value-type="float">
            <text:p>0,00013444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30.36419" calcext:value-type="float">
            <text:p>1624631730,36419</text:p>
          </table:table-cell>
          <table:table-cell table:formula="of:=ROUND([.A498]-[$menor.$A$1];1)" office:value-type="float" office:value="49.7" calcext:value-type="float">
            <text:p>49,7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59885" calcext:value-type="float">
            <text:p>-1,95988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11565" calcext:value-type="float">
            <text:p>0,0411565</text:p>
          </table:table-cell>
          <table:table-cell office:value-type="float" office:value="-1" calcext:value-type="float">
            <text:p>-1</text:p>
          </table:table-cell>
          <table:table-cell office:value-type="float" office:value="-1.99999547" calcext:value-type="float">
            <text:p>-1,99999547</text:p>
          </table:table-cell>
          <table:table-cell office:value-type="float" office:value="0.00007561" calcext:value-type="float">
            <text:p>7,561E-05</text:p>
          </table:table-cell>
          <table:table-cell office:value-type="float" office:value="176.51664888" calcext:value-type="float">
            <text:p>176,51664888</text:p>
          </table:table-cell>
          <table:table-cell table:number-columns-repeated="2"/>
        </table:table-row>
        <table:table-row table:style-name="ro1">
          <table:table-cell office:value-type="float" office:value="1624631730.46445" calcext:value-type="float">
            <text:p>1624631730,46445</text:p>
          </table:table-cell>
          <table:table-cell table:formula="of:=ROUND([.A499]-[$menor.$A$1];1)" office:value-type="float" office:value="49.8" calcext:value-type="float">
            <text:p>49,8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59885" calcext:value-type="float">
            <text:p>-1,95988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11565" calcext:value-type="float">
            <text:p>0,0411565</text:p>
          </table:table-cell>
          <table:table-cell office:value-type="float" office:value="-1" calcext:value-type="float">
            <text:p>-1</text:p>
          </table:table-cell>
          <table:table-cell office:value-type="float" office:value="-1.99994264" calcext:value-type="float">
            <text:p>-1,99994264</text:p>
          </table:table-cell>
          <table:table-cell office:value-type="float" office:value="0.00082938" calcext:value-type="float">
            <text:p>0,00082938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0.56372" calcext:value-type="float">
            <text:p>1624631730,56372</text:p>
          </table:table-cell>
          <table:table-cell table:formula="of:=ROUND([.A500]-[$menor.$A$1];1)" office:value-type="float" office:value="49.9" calcext:value-type="float">
            <text:p>49,9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60855" calcext:value-type="float">
            <text:p>-1,96085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11565" calcext:value-type="float">
            <text:p>0,0411565</text:p>
          </table:table-cell>
          <table:table-cell office:value-type="float" office:value="0" calcext:value-type="float">
            <text:p>0</text:p>
          </table:table-cell>
          <table:table-cell office:value-type="float" office:value="-2.00096318" calcext:value-type="float">
            <text:p>-2,00096318</text:p>
          </table:table-cell>
          <table:table-cell office:value-type="float" office:value="0.00011285" calcext:value-type="float">
            <text:p>0,0001128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0.66371" calcext:value-type="float">
            <text:p>1624631730,66371</text:p>
          </table:table-cell>
          <table:table-cell table:formula="of:=ROUND([.A501]-[$menor.$A$1];1)" office:value-type="float" office:value="50" calcext:value-type="float">
            <text:p>50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60855" calcext:value-type="float">
            <text:p>-1,96085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018823" calcext:value-type="float">
            <text:p>0,04018823</text:p>
          </table:table-cell>
          <table:table-cell office:value-type="float" office:value="0" calcext:value-type="float">
            <text:p>0</text:p>
          </table:table-cell>
          <table:table-cell office:value-type="float" office:value="-1.99999675" calcext:value-type="float">
            <text:p>-1,99999675</text:p>
          </table:table-cell>
          <table:table-cell office:value-type="float" office:value="0.00005315" calcext:value-type="float">
            <text:p>5,315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0.76415" calcext:value-type="float">
            <text:p>1624631730,76415</text:p>
          </table:table-cell>
          <table:table-cell table:formula="of:=ROUND([.A502]-[$menor.$A$1];1)" office:value-type="float" office:value="50.1" calcext:value-type="float">
            <text:p>50,1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60855" calcext:value-type="float">
            <text:p>-1,96085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4018823" calcext:value-type="float">
            <text:p>0,04018823</text:p>
          </table:table-cell>
          <table:table-cell office:value-type="float" office:value="0" calcext:value-type="float">
            <text:p>0</text:p>
          </table:table-cell>
          <table:table-cell office:value-type="float" office:value="-2.00096675" calcext:value-type="float">
            <text:p>-2,00096675</text:p>
          </table:table-cell>
          <table:table-cell office:value-type="float" office:value="0.00005315" calcext:value-type="float">
            <text:p>5,315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0.8636" calcext:value-type="float">
            <text:p>1624631730,8636</text:p>
          </table:table-cell>
          <table:table-cell table:formula="of:=ROUND([.A503]-[$menor.$A$1];1)" office:value-type="float" office:value="50.2" calcext:value-type="float">
            <text:p>50,2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1825" calcext:value-type="float">
            <text:p>-1,96182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922004" calcext:value-type="float">
            <text:p>0,03922004</text:p>
          </table:table-cell>
          <table:table-cell office:value-type="float" office:value="0" calcext:value-type="float">
            <text:p>0</text:p>
          </table:table-cell>
          <table:table-cell office:value-type="float" office:value="-2.00000041" calcext:value-type="float">
            <text:p>-2,00000041</text:p>
          </table:table-cell>
          <table:table-cell office:value-type="float" office:value="-0.00000655" calcext:value-type="float">
            <text:p>-6,55E-0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0.96386" calcext:value-type="float">
            <text:p>1624631730,96386</text:p>
          </table:table-cell>
          <table:table-cell table:formula="of:=ROUND([.A504]-[$menor.$A$1];1)" office:value-type="float" office:value="50.3" calcext:value-type="float">
            <text:p>50,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1825" calcext:value-type="float">
            <text:p>-1,96182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922004" calcext:value-type="float">
            <text:p>0,03922004</text:p>
          </table:table-cell>
          <table:table-cell office:value-type="float" office:value="0" calcext:value-type="float">
            <text:p>0</text:p>
          </table:table-cell>
          <table:table-cell office:value-type="float" office:value="-2.00000041" calcext:value-type="float">
            <text:p>-2,00000041</text:p>
          </table:table-cell>
          <table:table-cell office:value-type="float" office:value="-0.00000655" calcext:value-type="float">
            <text:p>-6,55E-0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1.06409" calcext:value-type="float">
            <text:p>1624631731,06409</text:p>
          </table:table-cell>
          <table:table-cell table:formula="of:=ROUND([.A505]-[$menor.$A$1];1)" office:value-type="float" office:value="50.4" calcext:value-type="float">
            <text:p>50,4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2795" calcext:value-type="float">
            <text:p>-1,96279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922004" calcext:value-type="float">
            <text:p>0,03922004</text:p>
          </table:table-cell>
          <table:table-cell office:value-type="float" office:value="0" calcext:value-type="float">
            <text:p>0</text:p>
          </table:table-cell>
          <table:table-cell office:value-type="float" office:value="-2.00097041" calcext:value-type="float">
            <text:p>-2,00097041</text:p>
          </table:table-cell>
          <table:table-cell office:value-type="float" office:value="-0.00000655" calcext:value-type="float">
            <text:p>-6,55E-0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1.16432" calcext:value-type="float">
            <text:p>1624631731,16432</text:p>
          </table:table-cell>
          <table:table-cell table:formula="of:=ROUND([.A506]-[$menor.$A$1];1)" office:value-type="float" office:value="50.5" calcext:value-type="float">
            <text:p>50,5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2795" calcext:value-type="float">
            <text:p>-1,96279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825194" calcext:value-type="float">
            <text:p>0,03825194</text:p>
          </table:table-cell>
          <table:table-cell office:value-type="float" office:value="0" calcext:value-type="float">
            <text:p>0</text:p>
          </table:table-cell>
          <table:table-cell office:value-type="float" office:value="-2.00000415" calcext:value-type="float">
            <text:p>-2,00000415</text:p>
          </table:table-cell>
          <table:table-cell office:value-type="float" office:value="-0.00006625" calcext:value-type="float">
            <text:p>-6,625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1.26398" calcext:value-type="float">
            <text:p>1624631731,26398</text:p>
          </table:table-cell>
          <table:table-cell table:formula="of:=ROUND([.A507]-[$menor.$A$1];1)" office:value-type="float" office:value="50.6" calcext:value-type="float">
            <text:p>50,6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2795" calcext:value-type="float">
            <text:p>-1,96279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825194" calcext:value-type="float">
            <text:p>0,03825194</text:p>
          </table:table-cell>
          <table:table-cell office:value-type="float" office:value="0" calcext:value-type="float">
            <text:p>0</text:p>
          </table:table-cell>
          <table:table-cell office:value-type="float" office:value="-2.00097415" calcext:value-type="float">
            <text:p>-2,00097415</text:p>
          </table:table-cell>
          <table:table-cell office:value-type="float" office:value="-0.00006625" calcext:value-type="float">
            <text:p>-6,625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1.364" calcext:value-type="float">
            <text:p>1624631731,364</text:p>
          </table:table-cell>
          <table:table-cell table:formula="of:=ROUND([.A508]-[$menor.$A$1];1)" office:value-type="float" office:value="50.7" calcext:value-type="float">
            <text:p>50,7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3765" calcext:value-type="float">
            <text:p>-1,96376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728395" calcext:value-type="float">
            <text:p>0,03728395</text:p>
          </table:table-cell>
          <table:table-cell office:value-type="float" office:value="0" calcext:value-type="float">
            <text:p>0</text:p>
          </table:table-cell>
          <table:table-cell office:value-type="float" office:value="-2.00000799" calcext:value-type="float">
            <text:p>-2,00000799</text:p>
          </table:table-cell>
          <table:table-cell office:value-type="float" office:value="-0.00012594" calcext:value-type="float">
            <text:p>-0,00012594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1.46406" calcext:value-type="float">
            <text:p>1624631731,46406</text:p>
          </table:table-cell>
          <table:table-cell table:formula="of:=ROUND([.A509]-[$menor.$A$1];1)" office:value-type="float" office:value="50.8" calcext:value-type="float">
            <text:p>50,8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3765" calcext:value-type="float">
            <text:p>-1,96376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728395" calcext:value-type="float">
            <text:p>0,03728395</text:p>
          </table:table-cell>
          <table:table-cell office:value-type="float" office:value="0" calcext:value-type="float">
            <text:p>0</text:p>
          </table:table-cell>
          <table:table-cell office:value-type="float" office:value="-2.00000799" calcext:value-type="float">
            <text:p>-2,00000799</text:p>
          </table:table-cell>
          <table:table-cell office:value-type="float" office:value="-0.00012594" calcext:value-type="float">
            <text:p>-0,00012594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1.56431" calcext:value-type="float">
            <text:p>1624631731,56431</text:p>
          </table:table-cell>
          <table:table-cell table:formula="of:=ROUND([.A510]-[$menor.$A$1];1)" office:value-type="float" office:value="50.9" calcext:value-type="float">
            <text:p>50,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4735" calcext:value-type="float">
            <text:p>-1,96473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728395" calcext:value-type="float">
            <text:p>0,03728395</text:p>
          </table:table-cell>
          <table:table-cell office:value-type="float" office:value="0" calcext:value-type="float">
            <text:p>0</text:p>
          </table:table-cell>
          <table:table-cell office:value-type="float" office:value="-2.00097799" calcext:value-type="float">
            <text:p>-2,00097799</text:p>
          </table:table-cell>
          <table:table-cell office:value-type="float" office:value="-0.00012594" calcext:value-type="float">
            <text:p>-0,00012594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1.66455" calcext:value-type="float">
            <text:p>1624631731,66455</text:p>
          </table:table-cell>
          <table:table-cell table:formula="of:=ROUND([.A511]-[$menor.$A$1];1)" office:value-type="float" office:value="51" calcext:value-type="float">
            <text:p>5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4735" calcext:value-type="float">
            <text:p>-1,96473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631606" calcext:value-type="float">
            <text:p>0,03631606</text:p>
          </table:table-cell>
          <table:table-cell office:value-type="float" office:value="0" calcext:value-type="float">
            <text:p>0</text:p>
          </table:table-cell>
          <table:table-cell office:value-type="float" office:value="-2.00001195" calcext:value-type="float">
            <text:p>-2,00001195</text:p>
          </table:table-cell>
          <table:table-cell office:value-type="float" office:value="-0.00018562" calcext:value-type="float">
            <text:p>-0,00018562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1.76487" calcext:value-type="float">
            <text:p>1624631731,76487</text:p>
          </table:table-cell>
          <table:table-cell table:formula="of:=ROUND([.A512]-[$menor.$A$1];1)" office:value-type="float" office:value="51.1" calcext:value-type="float">
            <text:p>51,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4735" calcext:value-type="float">
            <text:p>-1,96473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631606" calcext:value-type="float">
            <text:p>0,03631606</text:p>
          </table:table-cell>
          <table:table-cell office:value-type="float" office:value="0" calcext:value-type="float">
            <text:p>0</text:p>
          </table:table-cell>
          <table:table-cell office:value-type="float" office:value="-2.00098195" calcext:value-type="float">
            <text:p>-2,00098195</text:p>
          </table:table-cell>
          <table:table-cell office:value-type="float" office:value="-0.00018562" calcext:value-type="float">
            <text:p>-0,00018562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1.86516" calcext:value-type="float">
            <text:p>1624631731,86516</text:p>
          </table:table-cell>
          <table:table-cell table:formula="of:=ROUND([.A513]-[$menor.$A$1];1)" office:value-type="float" office:value="51.2" calcext:value-type="float">
            <text:p>51,2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5705" calcext:value-type="float">
            <text:p>-1,96570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534828" calcext:value-type="float">
            <text:p>0,03534828</text:p>
          </table:table-cell>
          <table:table-cell office:value-type="float" office:value="0" calcext:value-type="float">
            <text:p>0</text:p>
          </table:table-cell>
          <table:table-cell office:value-type="float" office:value="-2.00001601" calcext:value-type="float">
            <text:p>-2,00001601</text:p>
          </table:table-cell>
          <table:table-cell office:value-type="float" office:value="-0.0002453" calcext:value-type="float">
            <text:p>-0,0002453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1.96541" calcext:value-type="float">
            <text:p>1624631731,96541</text:p>
          </table:table-cell>
          <table:table-cell table:formula="of:=ROUND([.A514]-[$menor.$A$1];1)" office:value-type="float" office:value="51.3" calcext:value-type="float">
            <text:p>51,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5705" calcext:value-type="float">
            <text:p>-1,96570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534828" calcext:value-type="float">
            <text:p>0,03534828</text:p>
          </table:table-cell>
          <table:table-cell office:value-type="float" office:value="0" calcext:value-type="float">
            <text:p>0</text:p>
          </table:table-cell>
          <table:table-cell office:value-type="float" office:value="-2.00001601" calcext:value-type="float">
            <text:p>-2,00001601</text:p>
          </table:table-cell>
          <table:table-cell office:value-type="float" office:value="-0.0002453" calcext:value-type="float">
            <text:p>-0,0002453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2.06467" calcext:value-type="float">
            <text:p>1624631732,06467</text:p>
          </table:table-cell>
          <table:table-cell table:formula="of:=ROUND([.A515]-[$menor.$A$1];1)" office:value-type="float" office:value="51.4" calcext:value-type="float">
            <text:p>51,4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6675" calcext:value-type="float">
            <text:p>-1,96667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534828" calcext:value-type="float">
            <text:p>0,03534828</text:p>
          </table:table-cell>
          <table:table-cell office:value-type="float" office:value="0" calcext:value-type="float">
            <text:p>0</text:p>
          </table:table-cell>
          <table:table-cell office:value-type="float" office:value="-2.00098601" calcext:value-type="float">
            <text:p>-2,00098601</text:p>
          </table:table-cell>
          <table:table-cell office:value-type="float" office:value="-0.0002453" calcext:value-type="float">
            <text:p>-0,0002453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2.16471" calcext:value-type="float">
            <text:p>1624631732,16471</text:p>
          </table:table-cell>
          <table:table-cell table:formula="of:=ROUND([.A516]-[$menor.$A$1];1)" office:value-type="float" office:value="51.5" calcext:value-type="float">
            <text:p>51,5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6675" calcext:value-type="float">
            <text:p>-1,96667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438063" calcext:value-type="float">
            <text:p>0,03438063</text:p>
          </table:table-cell>
          <table:table-cell office:value-type="float" office:value="-1" calcext:value-type="float">
            <text:p>-1</text:p>
          </table:table-cell>
          <table:table-cell office:value-type="float" office:value="-1.99997798" calcext:value-type="float">
            <text:p>-1,99997798</text:p>
          </table:table-cell>
          <table:table-cell office:value-type="float" office:value="0.00029359" calcext:value-type="float">
            <text:p>0,0002935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2.26499" calcext:value-type="float">
            <text:p>1624631732,26499</text:p>
          </table:table-cell>
          <table:table-cell table:formula="of:=ROUND([.A517]-[$menor.$A$1];1)" office:value-type="float" office:value="51.6" calcext:value-type="float">
            <text:p>51,6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6675" calcext:value-type="float">
            <text:p>-1,96667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438063" calcext:value-type="float">
            <text:p>0,03438063</text:p>
          </table:table-cell>
          <table:table-cell office:value-type="float" office:value="-1" calcext:value-type="float">
            <text:p>-1</text:p>
          </table:table-cell>
          <table:table-cell office:value-type="float" office:value="-2.00094798" calcext:value-type="float">
            <text:p>-2,00094798</text:p>
          </table:table-cell>
          <table:table-cell office:value-type="float" office:value="0.00029359" calcext:value-type="float">
            <text:p>0,0002935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2.36525" calcext:value-type="float">
            <text:p>1624631732,36525</text:p>
          </table:table-cell>
          <table:table-cell table:formula="of:=ROUND([.A518]-[$menor.$A$1];1)" office:value-type="float" office:value="51.7" calcext:value-type="float">
            <text:p>51,7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-1.967645" calcext:value-type="float">
            <text:p>-1,96764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341312" calcext:value-type="float">
            <text:p>0,03341312</text:p>
          </table:table-cell>
          <table:table-cell office:value-type="float" office:value="-1" calcext:value-type="float">
            <text:p>-1</text:p>
          </table:table-cell>
          <table:table-cell office:value-type="float" office:value="-1.99998349" calcext:value-type="float">
            <text:p>-1,99998349</text:p>
          </table:table-cell>
          <table:table-cell office:value-type="float" office:value="0.00021709" calcext:value-type="float">
            <text:p>0,0002170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2.4655" calcext:value-type="float">
            <text:p>1624631732,4655</text:p>
          </table:table-cell>
          <table:table-cell table:formula="of:=ROUND([.A519]-[$menor.$A$1];1)" office:value-type="float" office:value="51.8" calcext:value-type="float">
            <text:p>51,8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67645" calcext:value-type="float">
            <text:p>-1,96764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341312" calcext:value-type="float">
            <text:p>0,03341312</text:p>
          </table:table-cell>
          <table:table-cell office:value-type="float" office:value="-1" calcext:value-type="float">
            <text:p>-1</text:p>
          </table:table-cell>
          <table:table-cell office:value-type="float" office:value="-1.99998349" calcext:value-type="float">
            <text:p>-1,99998349</text:p>
          </table:table-cell>
          <table:table-cell office:value-type="float" office:value="0.00021709" calcext:value-type="float">
            <text:p>0,0002170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2.56473" calcext:value-type="float">
            <text:p>1624631732,56473</text:p>
          </table:table-cell>
          <table:table-cell table:formula="of:=ROUND([.A520]-[$menor.$A$1];1)" office:value-type="float" office:value="51.9" calcext:value-type="float">
            <text:p>51,9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67645" calcext:value-type="float">
            <text:p>-1,967645</text:p>
          </table:table-cell>
          <table:table-cell office:value-type="float" office:value="-0.002425" calcext:value-type="float">
            <text:p>-0,002425</text:p>
          </table:table-cell>
          <table:table-cell office:value-type="float" office:value="0.03341312" calcext:value-type="float">
            <text:p>0,03341312</text:p>
          </table:table-cell>
          <table:table-cell office:value-type="float" office:value="-1" calcext:value-type="float">
            <text:p>-1</text:p>
          </table:table-cell>
          <table:table-cell office:value-type="float" office:value="-2.00095349" calcext:value-type="float">
            <text:p>-2,00095349</text:p>
          </table:table-cell>
          <table:table-cell office:value-type="float" office:value="0.00021709" calcext:value-type="float">
            <text:p>0,0002170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2.66501" calcext:value-type="float">
            <text:p>1624631732,66501</text:p>
          </table:table-cell>
          <table:table-cell table:formula="of:=ROUND([.A521]-[$menor.$A$1];1)" office:value-type="float" office:value="52" calcext:value-type="float">
            <text:p>52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68615" calcext:value-type="float">
            <text:p>-1,96861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3244575" calcext:value-type="float">
            <text:p>0,03244575</text:p>
          </table:table-cell>
          <table:table-cell office:value-type="float" office:value="-1" calcext:value-type="float">
            <text:p>-1</text:p>
          </table:table-cell>
          <table:table-cell office:value-type="float" office:value="-1.99998916" calcext:value-type="float">
            <text:p>-1,99998916</text:p>
          </table:table-cell>
          <table:table-cell office:value-type="float" office:value="0.00014059" calcext:value-type="float">
            <text:p>0,0001405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2.76531" calcext:value-type="float">
            <text:p>1624631732,76531</text:p>
          </table:table-cell>
          <table:table-cell table:formula="of:=ROUND([.A522]-[$menor.$A$1];1)" office:value-type="float" office:value="52.1" calcext:value-type="float">
            <text:p>52,1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68615" calcext:value-type="float">
            <text:p>-1,96861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3244575" calcext:value-type="float">
            <text:p>0,03244575</text:p>
          </table:table-cell>
          <table:table-cell office:value-type="float" office:value="-1" calcext:value-type="float">
            <text:p>-1</text:p>
          </table:table-cell>
          <table:table-cell office:value-type="float" office:value="-1.99998916" calcext:value-type="float">
            <text:p>-1,99998916</text:p>
          </table:table-cell>
          <table:table-cell office:value-type="float" office:value="0.00014059" calcext:value-type="float">
            <text:p>0,0001405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2.86552" calcext:value-type="float">
            <text:p>1624631732,86552</text:p>
          </table:table-cell>
          <table:table-cell table:formula="of:=ROUND([.A523]-[$menor.$A$1];1)" office:value-type="float" office:value="52.2" calcext:value-type="float">
            <text:p>52,2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68615" calcext:value-type="float">
            <text:p>-1,96861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3244575" calcext:value-type="float">
            <text:p>0,03244575</text:p>
          </table:table-cell>
          <table:table-cell office:value-type="float" office:value="-1" calcext:value-type="float">
            <text:p>-1</text:p>
          </table:table-cell>
          <table:table-cell office:value-type="float" office:value="-2.00095916" calcext:value-type="float">
            <text:p>-2,00095916</text:p>
          </table:table-cell>
          <table:table-cell office:value-type="float" office:value="0.00111059" calcext:value-type="float">
            <text:p>0,0011105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2.96572" calcext:value-type="float">
            <text:p>1624631732,96572</text:p>
          </table:table-cell>
          <table:table-cell table:formula="of:=ROUND([.A524]-[$menor.$A$1];1)" office:value-type="float" office:value="52.3" calcext:value-type="float">
            <text:p>52,3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69585" calcext:value-type="float">
            <text:p>-1,96958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3141871" calcext:value-type="float">
            <text:p>0,03141871</text:p>
          </table:table-cell>
          <table:table-cell office:value-type="float" office:value="1" calcext:value-type="float">
            <text:p>1</text:p>
          </table:table-cell>
          <table:table-cell office:value-type="float" office:value="-2.00000295" calcext:value-type="float">
            <text:p>-2,00000295</text:p>
          </table:table-cell>
          <table:table-cell office:value-type="float" office:value="-0.0000652" calcext:value-type="float">
            <text:p>-6,52E-05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33.06597" calcext:value-type="float">
            <text:p>1624631733,06597</text:p>
          </table:table-cell>
          <table:table-cell table:formula="of:=ROUND([.A525]-[$menor.$A$1];1)" office:value-type="float" office:value="52.4" calcext:value-type="float">
            <text:p>52,4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69585" calcext:value-type="float">
            <text:p>-1,96958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3141871" calcext:value-type="float">
            <text:p>0,03141871</text:p>
          </table:table-cell>
          <table:table-cell office:value-type="float" office:value="1" calcext:value-type="float">
            <text:p>1</text:p>
          </table:table-cell>
          <table:table-cell office:value-type="float" office:value="-1.99997512" calcext:value-type="float">
            <text:p>-1,99997512</text:p>
          </table:table-cell>
          <table:table-cell office:value-type="float" office:value="0.00046284" calcext:value-type="float">
            <text:p>0,00046284</text:p>
          </table:table-cell>
          <table:table-cell office:value-type="float" office:value="176.5004104" calcext:value-type="float">
            <text:p>176,5004104</text:p>
          </table:table-cell>
          <table:table-cell table:number-columns-repeated="2"/>
        </table:table-row>
        <table:table-row table:style-name="ro1">
          <table:table-cell office:value-type="float" office:value="1624631733.16625" calcext:value-type="float">
            <text:p>1624631733,16625</text:p>
          </table:table-cell>
          <table:table-cell table:formula="of:=ROUND([.A526]-[$menor.$A$1];1)" office:value-type="float" office:value="52.5" calcext:value-type="float">
            <text:p>52,5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69585" calcext:value-type="float">
            <text:p>-1,96958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3141871" calcext:value-type="float">
            <text:p>0,03141871</text:p>
          </table:table-cell>
          <table:table-cell office:value-type="float" office:value="2" calcext:value-type="float">
            <text:p>2</text:p>
          </table:table-cell>
          <table:table-cell office:value-type="float" office:value="-2.00097381" calcext:value-type="float">
            <text:p>-2,00097381</text:p>
          </table:table-cell>
          <table:table-cell office:value-type="float" office:value="-0.00008476" calcext:value-type="float">
            <text:p>-8,476E-05</text:p>
          </table:table-cell>
          <table:table-cell office:value-type="float" office:value="177.5004104" calcext:value-type="float">
            <text:p>177,5004104</text:p>
          </table:table-cell>
          <table:table-cell table:number-columns-repeated="2"/>
        </table:table-row>
        <table:table-row table:style-name="ro1">
          <table:table-cell office:value-type="float" office:value="1624631733.26647" calcext:value-type="float">
            <text:p>1624631733,26647</text:p>
          </table:table-cell>
          <table:table-cell table:formula="of:=ROUND([.A527]-[$menor.$A$1];1)" office:value-type="float" office:value="52.6" calcext:value-type="float">
            <text:p>52,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69585" calcext:value-type="float">
            <text:p>-1,96958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3044978" calcext:value-type="float">
            <text:p>0,03044978</text:p>
          </table:table-cell>
          <table:table-cell office:value-type="float" office:value="2" calcext:value-type="float">
            <text:p>2</text:p>
          </table:table-cell>
          <table:table-cell office:value-type="float" office:value="-2.00000581" calcext:value-type="float">
            <text:p>-2,00000581</text:p>
          </table:table-cell>
          <table:table-cell office:value-type="float" office:value="-0.00012702" calcext:value-type="float">
            <text:p>-0,00012702</text:p>
          </table:table-cell>
          <table:table-cell office:value-type="float" office:value="177.5004104" calcext:value-type="float">
            <text:p>177,5004104</text:p>
          </table:table-cell>
          <table:table-cell table:number-columns-repeated="2"/>
        </table:table-row>
        <table:table-row table:style-name="ro1">
          <table:table-cell office:value-type="float" office:value="1624631733.36569" calcext:value-type="float">
            <text:p>1624631733,36569</text:p>
          </table:table-cell>
          <table:table-cell table:formula="of:=ROUND([.A528]-[$menor.$A$1];1)" office:value-type="float" office:value="52.7" calcext:value-type="float">
            <text:p>52,7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0555" calcext:value-type="float">
            <text:p>-1,97055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3044978" calcext:value-type="float">
            <text:p>0,03044978</text:p>
          </table:table-cell>
          <table:table-cell office:value-type="float" office:value="2" calcext:value-type="float">
            <text:p>2</text:p>
          </table:table-cell>
          <table:table-cell office:value-type="float" office:value="-2.00000581" calcext:value-type="float">
            <text:p>-2,00000581</text:p>
          </table:table-cell>
          <table:table-cell office:value-type="float" office:value="-0.00012702" calcext:value-type="float">
            <text:p>-0,00012702</text:p>
          </table:table-cell>
          <table:table-cell office:value-type="float" office:value="177.5004104" calcext:value-type="float">
            <text:p>177,5004104</text:p>
          </table:table-cell>
          <table:table-cell table:number-columns-repeated="2"/>
        </table:table-row>
        <table:table-row table:style-name="ro1">
          <table:table-cell office:value-type="float" office:value="1624631733.4657" calcext:value-type="float">
            <text:p>1624631733,4657</text:p>
          </table:table-cell>
          <table:table-cell table:formula="of:=ROUND([.A529]-[$menor.$A$1];1)" office:value-type="float" office:value="52.8" calcext:value-type="float">
            <text:p>52,8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0555" calcext:value-type="float">
            <text:p>-1,97055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3044978" calcext:value-type="float">
            <text:p>0,03044978</text:p>
          </table:table-cell>
          <table:table-cell office:value-type="float" office:value="2" calcext:value-type="float">
            <text:p>2</text:p>
          </table:table-cell>
          <table:table-cell office:value-type="float" office:value="-2.00000581" calcext:value-type="float">
            <text:p>-2,00000581</text:p>
          </table:table-cell>
          <table:table-cell office:value-type="float" office:value="-0.00012702" calcext:value-type="float">
            <text:p>-0,00012702</text:p>
          </table:table-cell>
          <table:table-cell office:value-type="float" office:value="177.5004104" calcext:value-type="float">
            <text:p>177,5004104</text:p>
          </table:table-cell>
          <table:table-cell table:number-columns-repeated="2"/>
        </table:table-row>
        <table:table-row table:style-name="ro1">
          <table:table-cell office:value-type="float" office:value="1624631733.56597" calcext:value-type="float">
            <text:p>1624631733,56597</text:p>
          </table:table-cell>
          <table:table-cell table:formula="of:=ROUND([.A530]-[$menor.$A$1];1)" office:value-type="float" office:value="52.9" calcext:value-type="float">
            <text:p>52,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0555" calcext:value-type="float">
            <text:p>-1,97055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3044978" calcext:value-type="float">
            <text:p>0,03044978</text:p>
          </table:table-cell>
          <table:table-cell office:value-type="float" office:value="2" calcext:value-type="float">
            <text:p>2</text:p>
          </table:table-cell>
          <table:table-cell office:value-type="float" office:value="-2.00097581" calcext:value-type="float">
            <text:p>-2,00097581</text:p>
          </table:table-cell>
          <table:table-cell office:value-type="float" office:value="-0.00012702" calcext:value-type="float">
            <text:p>-0,00012702</text:p>
          </table:table-cell>
          <table:table-cell office:value-type="float" office:value="177.5004104" calcext:value-type="float">
            <text:p>177,5004104</text:p>
          </table:table-cell>
          <table:table-cell table:number-columns-repeated="2"/>
        </table:table-row>
        <table:table-row table:style-name="ro1">
          <table:table-cell office:value-type="float" office:value="1624631733.66623" calcext:value-type="float">
            <text:p>1624631733,66623</text:p>
          </table:table-cell>
          <table:table-cell table:formula="of:=ROUND([.A531]-[$menor.$A$1];1)" office:value-type="float" office:value="53" calcext:value-type="float">
            <text:p>5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1525" calcext:value-type="float">
            <text:p>-1,97152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948093" calcext:value-type="float">
            <text:p>0,02948093</text:p>
          </table:table-cell>
          <table:table-cell office:value-type="float" office:value="2" calcext:value-type="float">
            <text:p>2</text:p>
          </table:table-cell>
          <table:table-cell office:value-type="float" office:value="-2.00000788" calcext:value-type="float">
            <text:p>-2,00000788</text:p>
          </table:table-cell>
          <table:table-cell office:value-type="float" office:value="-0.00016927" calcext:value-type="float">
            <text:p>-0,00016927</text:p>
          </table:table-cell>
          <table:table-cell office:value-type="float" office:value="177.5004104" calcext:value-type="float">
            <text:p>177,5004104</text:p>
          </table:table-cell>
          <table:table-cell table:number-columns-repeated="2"/>
        </table:table-row>
        <table:table-row table:style-name="ro1">
          <table:table-cell office:value-type="float" office:value="1624631733.76651" calcext:value-type="float">
            <text:p>1624631733,76651</text:p>
          </table:table-cell>
          <table:table-cell table:formula="of:=ROUND([.A532]-[$menor.$A$1];1)" office:value-type="float" office:value="53.1" calcext:value-type="float">
            <text:p>53,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1525" calcext:value-type="float">
            <text:p>-1,97152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948093" calcext:value-type="float">
            <text:p>0,02948093</text:p>
          </table:table-cell>
          <table:table-cell office:value-type="float" office:value="2" calcext:value-type="float">
            <text:p>2</text:p>
          </table:table-cell>
          <table:table-cell office:value-type="float" office:value="-2.00002534" calcext:value-type="float">
            <text:p>-2,00002534</text:p>
          </table:table-cell>
          <table:table-cell office:value-type="float" office:value="-0.00066512" calcext:value-type="float">
            <text:p>-0,00066512</text:p>
          </table:table-cell>
          <table:table-cell office:value-type="float" office:value="178.46469836" calcext:value-type="float">
            <text:p>178,46469836</text:p>
          </table:table-cell>
          <table:table-cell table:number-columns-repeated="2"/>
        </table:table-row>
        <table:table-row table:style-name="ro1">
          <table:table-cell office:value-type="float" office:value="1624631733.86683" calcext:value-type="float">
            <text:p>1624631733,86683</text:p>
          </table:table-cell>
          <table:table-cell table:formula="of:=ROUND([.A533]-[$menor.$A$1];1)" office:value-type="float" office:value="53.2" calcext:value-type="float">
            <text:p>53,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1525" calcext:value-type="float">
            <text:p>-1,97152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948093" calcext:value-type="float">
            <text:p>0,02948093</text:p>
          </table:table-cell>
          <table:table-cell office:value-type="float" office:value="1" calcext:value-type="float">
            <text:p>1</text:p>
          </table:table-cell>
          <table:table-cell office:value-type="float" office:value="-2.00097707" calcext:value-type="float">
            <text:p>-2,00097707</text:p>
          </table:table-cell>
          <table:table-cell office:value-type="float" office:value="-0.00015091" calcext:value-type="float">
            <text:p>-0,00015091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33.96703" calcext:value-type="float">
            <text:p>1624631733,96703</text:p>
          </table:table-cell>
          <table:table-cell table:formula="of:=ROUND([.A534]-[$menor.$A$1];1)" office:value-type="float" office:value="53.3" calcext:value-type="float">
            <text:p>53,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298" calcext:value-type="float">
            <text:p>-1,9729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851215" calcext:value-type="float">
            <text:p>0,02851215</text:p>
          </table:table-cell>
          <table:table-cell office:value-type="float" office:value="1" calcext:value-type="float">
            <text:p>1</text:p>
          </table:table-cell>
          <table:table-cell office:value-type="float" office:value="-2.00000924" calcext:value-type="float">
            <text:p>-2,00000924</text:p>
          </table:table-cell>
          <table:table-cell office:value-type="float" office:value="-0.00019377" calcext:value-type="float">
            <text:p>-0,00019377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34.06717" calcext:value-type="float">
            <text:p>1624631734,06717</text:p>
          </table:table-cell>
          <table:table-cell table:formula="of:=ROUND([.A535]-[$menor.$A$1];1)" office:value-type="float" office:value="53.4" calcext:value-type="float">
            <text:p>53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298" calcext:value-type="float">
            <text:p>-1,9729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851215" calcext:value-type="float">
            <text:p>0,02851215</text:p>
          </table:table-cell>
          <table:table-cell office:value-type="float" office:value="1" calcext:value-type="float">
            <text:p>1</text:p>
          </table:table-cell>
          <table:table-cell office:value-type="float" office:value="-2.00000924" calcext:value-type="float">
            <text:p>-2,00000924</text:p>
          </table:table-cell>
          <table:table-cell office:value-type="float" office:value="-0.00019377" calcext:value-type="float">
            <text:p>-0,00019377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34.16708" calcext:value-type="float">
            <text:p>1624631734,16708</text:p>
          </table:table-cell>
          <table:table-cell table:formula="of:=ROUND([.A536]-[$menor.$A$1];1)" office:value-type="float" office:value="53.5" calcext:value-type="float">
            <text:p>53,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298" calcext:value-type="float">
            <text:p>-1,9729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851215" calcext:value-type="float">
            <text:p>0,02851215</text:p>
          </table:table-cell>
          <table:table-cell office:value-type="float" office:value="1" calcext:value-type="float">
            <text:p>1</text:p>
          </table:table-cell>
          <table:table-cell office:value-type="float" office:value="-2.00146424" calcext:value-type="float">
            <text:p>-2,00146424</text:p>
          </table:table-cell>
          <table:table-cell office:value-type="float" office:value="-0.00019377" calcext:value-type="float">
            <text:p>-0,00019377</text:p>
          </table:table-cell>
          <table:table-cell office:value-type="float" office:value="177.46469836" calcext:value-type="float">
            <text:p>177,46469836</text:p>
          </table:table-cell>
          <table:table-cell table:number-columns-repeated="2"/>
        </table:table-row>
        <table:table-row table:style-name="ro1">
          <table:table-cell office:value-type="float" office:value="1624631734.26714" calcext:value-type="float">
            <text:p>1624631734,26714</text:p>
          </table:table-cell>
          <table:table-cell table:formula="of:=ROUND([.A537]-[$menor.$A$1];1)" office:value-type="float" office:value="53.6" calcext:value-type="float">
            <text:p>53,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298" calcext:value-type="float">
            <text:p>-1,9729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705915" calcext:value-type="float">
            <text:p>0,02705915</text:p>
          </table:table-cell>
          <table:table-cell office:value-type="float" office:value="0" calcext:value-type="float">
            <text:p>0</text:p>
          </table:table-cell>
          <table:table-cell office:value-type="float" office:value="-1.99998765" calcext:value-type="float">
            <text:p>-1,99998765</text:p>
          </table:table-cell>
          <table:table-cell office:value-type="float" office:value="0.00021356" calcext:value-type="float">
            <text:p>0,0002135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4.3674" calcext:value-type="float">
            <text:p>1624631734,3674</text:p>
          </table:table-cell>
          <table:table-cell table:formula="of:=ROUND([.A538]-[$menor.$A$1];1)" office:value-type="float" office:value="53.7" calcext:value-type="float">
            <text:p>53,7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395" calcext:value-type="float">
            <text:p>-1,9739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705915" calcext:value-type="float">
            <text:p>0,02705915</text:p>
          </table:table-cell>
          <table:table-cell office:value-type="float" office:value="0" calcext:value-type="float">
            <text:p>0</text:p>
          </table:table-cell>
          <table:table-cell office:value-type="float" office:value="-1.99998765" calcext:value-type="float">
            <text:p>-1,99998765</text:p>
          </table:table-cell>
          <table:table-cell office:value-type="float" office:value="0.00021356" calcext:value-type="float">
            <text:p>0,0002135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4.46667" calcext:value-type="float">
            <text:p>1624631734,46667</text:p>
          </table:table-cell>
          <table:table-cell table:formula="of:=ROUND([.A539]-[$menor.$A$1];1)" office:value-type="float" office:value="53.8" calcext:value-type="float">
            <text:p>53,8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7395" calcext:value-type="float">
            <text:p>-1,9739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705915" calcext:value-type="float">
            <text:p>0,02705915</text:p>
          </table:table-cell>
          <table:table-cell office:value-type="float" office:value="0" calcext:value-type="float">
            <text:p>0</text:p>
          </table:table-cell>
          <table:table-cell office:value-type="float" office:value="-1.99998765" calcext:value-type="float">
            <text:p>-1,99998765</text:p>
          </table:table-cell>
          <table:table-cell office:value-type="float" office:value="0.00021356" calcext:value-type="float">
            <text:p>0,0002135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4.56719" calcext:value-type="float">
            <text:p>1624631734,56719</text:p>
          </table:table-cell>
          <table:table-cell table:formula="of:=ROUND([.A540]-[$menor.$A$1];1)" office:value-type="float" office:value="53.9" calcext:value-type="float">
            <text:p>53,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1.97395" calcext:value-type="float">
            <text:p>-1,9739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705915" calcext:value-type="float">
            <text:p>0,02705915</text:p>
          </table:table-cell>
          <table:table-cell office:value-type="float" office:value="0" calcext:value-type="float">
            <text:p>0</text:p>
          </table:table-cell>
          <table:table-cell office:value-type="float" office:value="-2.00095765" calcext:value-type="float">
            <text:p>-2,00095765</text:p>
          </table:table-cell>
          <table:table-cell office:value-type="float" office:value="0.00021356" calcext:value-type="float">
            <text:p>0,0002135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4.66682" calcext:value-type="float">
            <text:p>1624631734,66682</text:p>
          </table:table-cell>
          <table:table-cell table:formula="of:=ROUND([.A541]-[$menor.$A$1];1)" office:value-type="float" office:value="54" calcext:value-type="float">
            <text:p>5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1.97492" calcext:value-type="float">
            <text:p>-1,97492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60906" calcext:value-type="float">
            <text:p>0,0260906</text:p>
          </table:table-cell>
          <table:table-cell office:value-type="float" office:value="0" calcext:value-type="float">
            <text:p>0</text:p>
          </table:table-cell>
          <table:table-cell office:value-type="float" office:value="-1.99999095" calcext:value-type="float">
            <text:p>-1,99999095</text:p>
          </table:table-cell>
          <table:table-cell office:value-type="float" office:value="0.00015384" calcext:value-type="float">
            <text:p>0,00015384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4.76682" calcext:value-type="float">
            <text:p>1624631734,76682</text:p>
          </table:table-cell>
          <table:table-cell table:formula="of:=ROUND([.A542]-[$menor.$A$1];1)" office:value-type="float" office:value="54.1" calcext:value-type="float">
            <text:p>54,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1.97492" calcext:value-type="float">
            <text:p>-1,97492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60906" calcext:value-type="float">
            <text:p>0,0260906</text:p>
          </table:table-cell>
          <table:table-cell office:value-type="float" office:value="0" calcext:value-type="float">
            <text:p>0</text:p>
          </table:table-cell>
          <table:table-cell office:value-type="float" office:value="-1.99999095" calcext:value-type="float">
            <text:p>-1,99999095</text:p>
          </table:table-cell>
          <table:table-cell office:value-type="float" office:value="0.00015384" calcext:value-type="float">
            <text:p>0,00015384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4.86685" calcext:value-type="float">
            <text:p>1624631734,86685</text:p>
          </table:table-cell>
          <table:table-cell table:formula="of:=ROUND([.A543]-[$menor.$A$1];1)" office:value-type="float" office:value="54.2" calcext:value-type="float">
            <text:p>54,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1.97492" calcext:value-type="float">
            <text:p>-1,97492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60906" calcext:value-type="float">
            <text:p>0,0260906</text:p>
          </table:table-cell>
          <table:table-cell office:value-type="float" office:value="0" calcext:value-type="float">
            <text:p>0</text:p>
          </table:table-cell>
          <table:table-cell office:value-type="float" office:value="-2.00096095" calcext:value-type="float">
            <text:p>-2,00096095</text:p>
          </table:table-cell>
          <table:table-cell office:value-type="float" office:value="0.00015384" calcext:value-type="float">
            <text:p>0,00015384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4.9669" calcext:value-type="float">
            <text:p>1624631734,9669</text:p>
          </table:table-cell>
          <table:table-cell table:formula="of:=ROUND([.A544]-[$menor.$A$1];1)" office:value-type="float" office:value="54.3" calcext:value-type="float">
            <text:p>54,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1.97589" calcext:value-type="float">
            <text:p>-1,97589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512217" calcext:value-type="float">
            <text:p>0,02512217</text:p>
          </table:table-cell>
          <table:table-cell office:value-type="float" office:value="0" calcext:value-type="float">
            <text:p>0</text:p>
          </table:table-cell>
          <table:table-cell office:value-type="float" office:value="-1.99999436" calcext:value-type="float">
            <text:p>-1,99999436</text:p>
          </table:table-cell>
          <table:table-cell office:value-type="float" office:value="0.00009412" calcext:value-type="float">
            <text:p>9,412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5.0669" calcext:value-type="float">
            <text:p>1624631735,0669</text:p>
          </table:table-cell>
          <table:table-cell table:formula="of:=ROUND([.A545]-[$menor.$A$1];1)" office:value-type="float" office:value="54.4" calcext:value-type="float">
            <text:p>54,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1.97589" calcext:value-type="float">
            <text:p>-1,97589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512217" calcext:value-type="float">
            <text:p>0,02512217</text:p>
          </table:table-cell>
          <table:table-cell office:value-type="float" office:value="0" calcext:value-type="float">
            <text:p>0</text:p>
          </table:table-cell>
          <table:table-cell office:value-type="float" office:value="-1.99999436" calcext:value-type="float">
            <text:p>-1,99999436</text:p>
          </table:table-cell>
          <table:table-cell office:value-type="float" office:value="0.00009412" calcext:value-type="float">
            <text:p>9,412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5.1672" calcext:value-type="float">
            <text:p>1624631735,1672</text:p>
          </table:table-cell>
          <table:table-cell table:formula="of:=ROUND([.A546]-[$menor.$A$1];1)" office:value-type="float" office:value="54.5" calcext:value-type="float">
            <text:p>54,5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1.97589" calcext:value-type="float">
            <text:p>-1,97589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512217" calcext:value-type="float">
            <text:p>0,02512217</text:p>
          </table:table-cell>
          <table:table-cell office:value-type="float" office:value="0" calcext:value-type="float">
            <text:p>0</text:p>
          </table:table-cell>
          <table:table-cell office:value-type="float" office:value="-2.00096436" calcext:value-type="float">
            <text:p>-2,00096436</text:p>
          </table:table-cell>
          <table:table-cell office:value-type="float" office:value="0.00009412" calcext:value-type="float">
            <text:p>9,412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5.26744" calcext:value-type="float">
            <text:p>1624631735,26744</text:p>
          </table:table-cell>
          <table:table-cell table:formula="of:=ROUND([.A547]-[$menor.$A$1];1)" office:value-type="float" office:value="54.6" calcext:value-type="float">
            <text:p>54,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1.97589" calcext:value-type="float">
            <text:p>-1,97589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415386" calcext:value-type="float">
            <text:p>0,02415386</text:p>
          </table:table-cell>
          <table:table-cell office:value-type="float" office:value="0" calcext:value-type="float">
            <text:p>0</text:p>
          </table:table-cell>
          <table:table-cell office:value-type="float" office:value="-1.9999979" calcext:value-type="float">
            <text:p>-1,9999979</text:p>
          </table:table-cell>
          <table:table-cell office:value-type="float" office:value="0.00003441" calcext:value-type="float">
            <text:p>3,441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5.36672" calcext:value-type="float">
            <text:p>1624631735,36672</text:p>
          </table:table-cell>
          <table:table-cell table:formula="of:=ROUND([.A548]-[$menor.$A$1];1)" office:value-type="float" office:value="54.7" calcext:value-type="float">
            <text:p>54,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1.97686" calcext:value-type="float">
            <text:p>-1,97686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415386" calcext:value-type="float">
            <text:p>0,02415386</text:p>
          </table:table-cell>
          <table:table-cell office:value-type="float" office:value="0" calcext:value-type="float">
            <text:p>0</text:p>
          </table:table-cell>
          <table:table-cell office:value-type="float" office:value="-1.9999979" calcext:value-type="float">
            <text:p>-1,9999979</text:p>
          </table:table-cell>
          <table:table-cell office:value-type="float" office:value="0.00003441" calcext:value-type="float">
            <text:p>3,441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5.46721" calcext:value-type="float">
            <text:p>1624631735,46721</text:p>
          </table:table-cell>
          <table:table-cell table:formula="of:=ROUND([.A549]-[$menor.$A$1];1)" office:value-type="float" office:value="54.8" calcext:value-type="float">
            <text:p>54,8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-1.97686" calcext:value-type="float">
            <text:p>-1,97686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415386" calcext:value-type="float">
            <text:p>0,02415386</text:p>
          </table:table-cell>
          <table:table-cell office:value-type="float" office:value="0" calcext:value-type="float">
            <text:p>0</text:p>
          </table:table-cell>
          <table:table-cell office:value-type="float" office:value="-1.9999979" calcext:value-type="float">
            <text:p>-1,9999979</text:p>
          </table:table-cell>
          <table:table-cell office:value-type="float" office:value="0.00003441" calcext:value-type="float">
            <text:p>3,441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5.5675" calcext:value-type="float">
            <text:p>1624631735,5675</text:p>
          </table:table-cell>
          <table:table-cell table:formula="of:=ROUND([.A550]-[$menor.$A$1];1)" office:value-type="float" office:value="54.9" calcext:value-type="float">
            <text:p>54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686" calcext:value-type="float">
            <text:p>-1,97686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415386" calcext:value-type="float">
            <text:p>0,02415386</text:p>
          </table:table-cell>
          <table:table-cell office:value-type="float" office:value="0" calcext:value-type="float">
            <text:p>0</text:p>
          </table:table-cell>
          <table:table-cell office:value-type="float" office:value="-2.0009679" calcext:value-type="float">
            <text:p>-2,0009679</text:p>
          </table:table-cell>
          <table:table-cell office:value-type="float" office:value="0.00003441" calcext:value-type="float">
            <text:p>3,441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5.66775" calcext:value-type="float">
            <text:p>1624631735,66775</text:p>
          </table:table-cell>
          <table:table-cell table:formula="of:=ROUND([.A551]-[$menor.$A$1];1)" office:value-type="float" office:value="55" calcext:value-type="float">
            <text:p>5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686" calcext:value-type="float">
            <text:p>-1,97686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31857" calcext:value-type="float">
            <text:p>0,0231857</text:p>
          </table:table-cell>
          <table:table-cell office:value-type="float" office:value="0" calcext:value-type="float">
            <text:p>0</text:p>
          </table:table-cell>
          <table:table-cell office:value-type="float" office:value="-2.00000158" calcext:value-type="float">
            <text:p>-2,00000158</text:p>
          </table:table-cell>
          <table:table-cell office:value-type="float" office:value="-0.00002529" calcext:value-type="float">
            <text:p>-2,529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5.7678" calcext:value-type="float">
            <text:p>1624631735,7678</text:p>
          </table:table-cell>
          <table:table-cell table:formula="of:=ROUND([.A552]-[$menor.$A$1];1)" office:value-type="float" office:value="55.1" calcext:value-type="float">
            <text:p>55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783" calcext:value-type="float">
            <text:p>-1,97783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31857" calcext:value-type="float">
            <text:p>0,0231857</text:p>
          </table:table-cell>
          <table:table-cell office:value-type="float" office:value="0" calcext:value-type="float">
            <text:p>0</text:p>
          </table:table-cell>
          <table:table-cell office:value-type="float" office:value="-2.00000158" calcext:value-type="float">
            <text:p>-2,00000158</text:p>
          </table:table-cell>
          <table:table-cell office:value-type="float" office:value="-0.00002529" calcext:value-type="float">
            <text:p>-2,529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5.86815" calcext:value-type="float">
            <text:p>1624631735,86815</text:p>
          </table:table-cell>
          <table:table-cell table:formula="of:=ROUND([.A553]-[$menor.$A$1];1)" office:value-type="float" office:value="55.2" calcext:value-type="float">
            <text:p>55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783" calcext:value-type="float">
            <text:p>-1,97783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31857" calcext:value-type="float">
            <text:p>0,0231857</text:p>
          </table:table-cell>
          <table:table-cell office:value-type="float" office:value="0" calcext:value-type="float">
            <text:p>0</text:p>
          </table:table-cell>
          <table:table-cell office:value-type="float" office:value="-2.00000158" calcext:value-type="float">
            <text:p>-2,00000158</text:p>
          </table:table-cell>
          <table:table-cell office:value-type="float" office:value="-0.00002529" calcext:value-type="float">
            <text:p>-2,529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5.96843" calcext:value-type="float">
            <text:p>1624631735,96843</text:p>
          </table:table-cell>
          <table:table-cell table:formula="of:=ROUND([.A554]-[$menor.$A$1];1)" office:value-type="float" office:value="55.3" calcext:value-type="float">
            <text:p>55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783" calcext:value-type="float">
            <text:p>-1,97783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31857" calcext:value-type="float">
            <text:p>0,0231857</text:p>
          </table:table-cell>
          <table:table-cell office:value-type="float" office:value="0" calcext:value-type="float">
            <text:p>0</text:p>
          </table:table-cell>
          <table:table-cell office:value-type="float" office:value="-2.00097158" calcext:value-type="float">
            <text:p>-2,00097158</text:p>
          </table:table-cell>
          <table:table-cell office:value-type="float" office:value="-0.00002529" calcext:value-type="float">
            <text:p>-2,529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6.06766" calcext:value-type="float">
            <text:p>1624631736,06766</text:p>
          </table:table-cell>
          <table:table-cell table:formula="of:=ROUND([.A555]-[$menor.$A$1];1)" office:value-type="float" office:value="55.4" calcext:value-type="float">
            <text:p>55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783" calcext:value-type="float">
            <text:p>-1,97783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221769" calcext:value-type="float">
            <text:p>0,02221769</text:p>
          </table:table-cell>
          <table:table-cell office:value-type="float" office:value="0" calcext:value-type="float">
            <text:p>0</text:p>
          </table:table-cell>
          <table:table-cell office:value-type="float" office:value="-2.00000541" calcext:value-type="float">
            <text:p>-2,00000541</text:p>
          </table:table-cell>
          <table:table-cell office:value-type="float" office:value="-0.00008498" calcext:value-type="float">
            <text:p>-8,498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6.16793" calcext:value-type="float">
            <text:p>1624631736,16793</text:p>
          </table:table-cell>
          <table:table-cell table:formula="of:=ROUND([.A556]-[$menor.$A$1];1)" office:value-type="float" office:value="55.5" calcext:value-type="float">
            <text:p>55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783" calcext:value-type="float">
            <text:p>-1,97783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221769" calcext:value-type="float">
            <text:p>0,02221769</text:p>
          </table:table-cell>
          <table:table-cell office:value-type="float" office:value="0" calcext:value-type="float">
            <text:p>0</text:p>
          </table:table-cell>
          <table:table-cell office:value-type="float" office:value="-2.00000541" calcext:value-type="float">
            <text:p>-2,00000541</text:p>
          </table:table-cell>
          <table:table-cell office:value-type="float" office:value="-0.00008498" calcext:value-type="float">
            <text:p>-8,498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6.26857" calcext:value-type="float">
            <text:p>1624631736,26857</text:p>
          </table:table-cell>
          <table:table-cell table:formula="of:=ROUND([.A557]-[$menor.$A$1];1)" office:value-type="float" office:value="55.6" calcext:value-type="float">
            <text:p>55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88" calcext:value-type="float">
            <text:p>-1,978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221769" calcext:value-type="float">
            <text:p>0,02221769</text:p>
          </table:table-cell>
          <table:table-cell office:value-type="float" office:value="0" calcext:value-type="float">
            <text:p>0</text:p>
          </table:table-cell>
          <table:table-cell office:value-type="float" office:value="-2.00000541" calcext:value-type="float">
            <text:p>-2,00000541</text:p>
          </table:table-cell>
          <table:table-cell office:value-type="float" office:value="-0.00008498" calcext:value-type="float">
            <text:p>-8,498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6.36874" calcext:value-type="float">
            <text:p>1624631736,36874</text:p>
          </table:table-cell>
          <table:table-cell table:formula="of:=ROUND([.A558]-[$menor.$A$1];1)" office:value-type="float" office:value="55.7" calcext:value-type="float">
            <text:p>55,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88" calcext:value-type="float">
            <text:p>-1,978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221769" calcext:value-type="float">
            <text:p>0,02221769</text:p>
          </table:table-cell>
          <table:table-cell office:value-type="float" office:value="0" calcext:value-type="float">
            <text:p>0</text:p>
          </table:table-cell>
          <table:table-cell office:value-type="float" office:value="-2.00000541" calcext:value-type="float">
            <text:p>-2,00000541</text:p>
          </table:table-cell>
          <table:table-cell office:value-type="float" office:value="-0.00008498" calcext:value-type="float">
            <text:p>-8,498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6.46904" calcext:value-type="float">
            <text:p>1624631736,46904</text:p>
          </table:table-cell>
          <table:table-cell table:formula="of:=ROUND([.A559]-[$menor.$A$1];1)" office:value-type="float" office:value="55.8" calcext:value-type="float">
            <text:p>55,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88" calcext:value-type="float">
            <text:p>-1,978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221769" calcext:value-type="float">
            <text:p>0,02221769</text:p>
          </table:table-cell>
          <table:table-cell office:value-type="float" office:value="0" calcext:value-type="float">
            <text:p>0</text:p>
          </table:table-cell>
          <table:table-cell office:value-type="float" office:value="-2.00097541" calcext:value-type="float">
            <text:p>-2,00097541</text:p>
          </table:table-cell>
          <table:table-cell office:value-type="float" office:value="-0.00008498" calcext:value-type="float">
            <text:p>-8,498E-05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6.56936" calcext:value-type="float">
            <text:p>1624631736,56936</text:p>
          </table:table-cell>
          <table:table-cell table:formula="of:=ROUND([.A560]-[$menor.$A$1];1)" office:value-type="float" office:value="55.9" calcext:value-type="float">
            <text:p>55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88" calcext:value-type="float">
            <text:p>-1,978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124987" calcext:value-type="float">
            <text:p>0,02124987</text:p>
          </table:table-cell>
          <table:table-cell office:value-type="float" office:value="0" calcext:value-type="float">
            <text:p>0</text:p>
          </table:table-cell>
          <table:table-cell office:value-type="float" office:value="-2.00000943" calcext:value-type="float">
            <text:p>-2,00000943</text:p>
          </table:table-cell>
          <table:table-cell office:value-type="float" office:value="-0.00014466" calcext:value-type="float">
            <text:p>-0,0001446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6.66956" calcext:value-type="float">
            <text:p>1624631736,66956</text:p>
          </table:table-cell>
          <table:table-cell table:formula="of:=ROUND([.A561]-[$menor.$A$1];1)" office:value-type="float" office:value="56" calcext:value-type="float">
            <text:p>5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88" calcext:value-type="float">
            <text:p>-1,978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124987" calcext:value-type="float">
            <text:p>0,02124987</text:p>
          </table:table-cell>
          <table:table-cell office:value-type="float" office:value="0" calcext:value-type="float">
            <text:p>0</text:p>
          </table:table-cell>
          <table:table-cell office:value-type="float" office:value="-2.00000943" calcext:value-type="float">
            <text:p>-2,00000943</text:p>
          </table:table-cell>
          <table:table-cell office:value-type="float" office:value="-0.00014466" calcext:value-type="float">
            <text:p>-0,0001446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6.76978" calcext:value-type="float">
            <text:p>1624631736,76978</text:p>
          </table:table-cell>
          <table:table-cell table:formula="of:=ROUND([.A562]-[$menor.$A$1];1)" office:value-type="float" office:value="56.1" calcext:value-type="float">
            <text:p>56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977" calcext:value-type="float">
            <text:p>-1,97977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124987" calcext:value-type="float">
            <text:p>0,02124987</text:p>
          </table:table-cell>
          <table:table-cell office:value-type="float" office:value="0" calcext:value-type="float">
            <text:p>0</text:p>
          </table:table-cell>
          <table:table-cell office:value-type="float" office:value="-2.00000943" calcext:value-type="float">
            <text:p>-2,00000943</text:p>
          </table:table-cell>
          <table:table-cell office:value-type="float" office:value="-0.00014466" calcext:value-type="float">
            <text:p>-0,0001446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6.87056" calcext:value-type="float">
            <text:p>1624631736,87056</text:p>
          </table:table-cell>
          <table:table-cell table:formula="of:=ROUND([.A563]-[$menor.$A$1];1)" office:value-type="float" office:value="56.2" calcext:value-type="float">
            <text:p>56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977" calcext:value-type="float">
            <text:p>-1,97977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124987" calcext:value-type="float">
            <text:p>0,02124987</text:p>
          </table:table-cell>
          <table:table-cell office:value-type="float" office:value="0" calcext:value-type="float">
            <text:p>0</text:p>
          </table:table-cell>
          <table:table-cell office:value-type="float" office:value="-2.00000943" calcext:value-type="float">
            <text:p>-2,00000943</text:p>
          </table:table-cell>
          <table:table-cell office:value-type="float" office:value="-0.00014466" calcext:value-type="float">
            <text:p>-0,0001446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6.9714" calcext:value-type="float">
            <text:p>1624631736,9714</text:p>
          </table:table-cell>
          <table:table-cell table:formula="of:=ROUND([.A564]-[$menor.$A$1];1)" office:value-type="float" office:value="56.3" calcext:value-type="float">
            <text:p>56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977" calcext:value-type="float">
            <text:p>-1,97977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124987" calcext:value-type="float">
            <text:p>0,02124987</text:p>
          </table:table-cell>
          <table:table-cell office:value-type="float" office:value="0" calcext:value-type="float">
            <text:p>0</text:p>
          </table:table-cell>
          <table:table-cell office:value-type="float" office:value="-2.00097943" calcext:value-type="float">
            <text:p>-2,00097943</text:p>
          </table:table-cell>
          <table:table-cell office:value-type="float" office:value="-0.00014466" calcext:value-type="float">
            <text:p>-0,00014466</text:p>
          </table:table-cell>
          <table:table-cell office:value-type="float" office:value="176.46469836" calcext:value-type="float">
            <text:p>176,46469836</text:p>
          </table:table-cell>
          <table:table-cell table:number-columns-repeated="2"/>
        </table:table-row>
        <table:table-row table:style-name="ro1">
          <table:table-cell office:value-type="float" office:value="1624631737.07067" calcext:value-type="float">
            <text:p>1624631737,07067</text:p>
          </table:table-cell>
          <table:table-cell table:formula="of:=ROUND([.A565]-[$menor.$A$1];1)" office:value-type="float" office:value="56.4" calcext:value-type="float">
            <text:p>56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977" calcext:value-type="float">
            <text:p>-1,97977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028226" calcext:value-type="float">
            <text:p>0,02028226</text:p>
          </table:table-cell>
          <table:table-cell office:value-type="float" office:value="-1" calcext:value-type="float">
            <text:p>-1</text:p>
          </table:table-cell>
          <table:table-cell office:value-type="float" office:value="-1.99998875" calcext:value-type="float">
            <text:p>-1,99998875</text:p>
          </table:table-cell>
          <table:table-cell office:value-type="float" office:value="0.00014879" calcext:value-type="float">
            <text:p>0,0001487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7.1709" calcext:value-type="float">
            <text:p>1624631737,1709</text:p>
          </table:table-cell>
          <table:table-cell table:formula="of:=ROUND([.A566]-[$menor.$A$1];1)" office:value-type="float" office:value="56.5" calcext:value-type="float">
            <text:p>56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7977" calcext:value-type="float">
            <text:p>-1,97977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028226" calcext:value-type="float">
            <text:p>0,02028226</text:p>
          </table:table-cell>
          <table:table-cell office:value-type="float" office:value="-1" calcext:value-type="float">
            <text:p>-1</text:p>
          </table:table-cell>
          <table:table-cell office:value-type="float" office:value="-1.99998875" calcext:value-type="float">
            <text:p>-1,99998875</text:p>
          </table:table-cell>
          <table:table-cell office:value-type="float" office:value="0.00014879" calcext:value-type="float">
            <text:p>0,0001487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7.27113" calcext:value-type="float">
            <text:p>1624631737,27113</text:p>
          </table:table-cell>
          <table:table-cell table:formula="of:=ROUND([.A567]-[$menor.$A$1];1)" office:value-type="float" office:value="56.6" calcext:value-type="float">
            <text:p>56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8074" calcext:value-type="float">
            <text:p>-1,98074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028226" calcext:value-type="float">
            <text:p>0,02028226</text:p>
          </table:table-cell>
          <table:table-cell office:value-type="float" office:value="-1" calcext:value-type="float">
            <text:p>-1</text:p>
          </table:table-cell>
          <table:table-cell office:value-type="float" office:value="-1.99998875" calcext:value-type="float">
            <text:p>-1,99998875</text:p>
          </table:table-cell>
          <table:table-cell office:value-type="float" office:value="0.00014879" calcext:value-type="float">
            <text:p>0,0001487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7.37125" calcext:value-type="float">
            <text:p>1624631737,37125</text:p>
          </table:table-cell>
          <table:table-cell table:formula="of:=ROUND([.A568]-[$menor.$A$1];1)" office:value-type="float" office:value="56.7" calcext:value-type="float">
            <text:p>56,7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074" calcext:value-type="float">
            <text:p>-1,98074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028226" calcext:value-type="float">
            <text:p>0,02028226</text:p>
          </table:table-cell>
          <table:table-cell office:value-type="float" office:value="-1" calcext:value-type="float">
            <text:p>-1</text:p>
          </table:table-cell>
          <table:table-cell office:value-type="float" office:value="-1.99998875" calcext:value-type="float">
            <text:p>-1,99998875</text:p>
          </table:table-cell>
          <table:table-cell office:value-type="float" office:value="0.00014879" calcext:value-type="float">
            <text:p>0,0001487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7.47136" calcext:value-type="float">
            <text:p>1624631737,47136</text:p>
          </table:table-cell>
          <table:table-cell table:formula="of:=ROUND([.A569]-[$menor.$A$1];1)" office:value-type="float" office:value="56.8" calcext:value-type="float">
            <text:p>56,8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074" calcext:value-type="float">
            <text:p>-1,98074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2028226" calcext:value-type="float">
            <text:p>0,02028226</text:p>
          </table:table-cell>
          <table:table-cell office:value-type="float" office:value="-1" calcext:value-type="float">
            <text:p>-1</text:p>
          </table:table-cell>
          <table:table-cell office:value-type="float" office:value="-2.00095875" calcext:value-type="float">
            <text:p>-2,00095875</text:p>
          </table:table-cell>
          <table:table-cell office:value-type="float" office:value="0.00014879" calcext:value-type="float">
            <text:p>0,00014879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7.57148" calcext:value-type="float">
            <text:p>1624631737,57148</text:p>
          </table:table-cell>
          <table:table-cell table:formula="of:=ROUND([.A570]-[$menor.$A$1];1)" office:value-type="float" office:value="56.9" calcext:value-type="float">
            <text:p>56,9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074" calcext:value-type="float">
            <text:p>-1,98074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931488" calcext:value-type="float">
            <text:p>0,01931488</text:p>
          </table:table-cell>
          <table:table-cell office:value-type="float" office:value="-1" calcext:value-type="float">
            <text:p>-1</text:p>
          </table:table-cell>
          <table:table-cell office:value-type="float" office:value="-1.9999944" calcext:value-type="float">
            <text:p>-1,9999944</text:p>
          </table:table-cell>
          <table:table-cell office:value-type="float" office:value="0.00007229" calcext:value-type="float">
            <text:p>7,229E-05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7.6716" calcext:value-type="float">
            <text:p>1624631737,6716</text:p>
          </table:table-cell>
          <table:table-cell table:formula="of:=ROUND([.A571]-[$menor.$A$1];1)" office:value-type="float" office:value="57" calcext:value-type="float">
            <text:p>57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074" calcext:value-type="float">
            <text:p>-1,98074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931488" calcext:value-type="float">
            <text:p>0,01931488</text:p>
          </table:table-cell>
          <table:table-cell office:value-type="float" office:value="-1" calcext:value-type="float">
            <text:p>-1</text:p>
          </table:table-cell>
          <table:table-cell office:value-type="float" office:value="-1.9999944" calcext:value-type="float">
            <text:p>-1,9999944</text:p>
          </table:table-cell>
          <table:table-cell office:value-type="float" office:value="0.00007229" calcext:value-type="float">
            <text:p>7,229E-05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7.77178" calcext:value-type="float">
            <text:p>1624631737,77178</text:p>
          </table:table-cell>
          <table:table-cell table:formula="of:=ROUND([.A572]-[$menor.$A$1];1)" office:value-type="float" office:value="57.1" calcext:value-type="float">
            <text:p>57,1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171" calcext:value-type="float">
            <text:p>-1,98171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931488" calcext:value-type="float">
            <text:p>0,01931488</text:p>
          </table:table-cell>
          <table:table-cell office:value-type="float" office:value="-1" calcext:value-type="float">
            <text:p>-1</text:p>
          </table:table-cell>
          <table:table-cell office:value-type="float" office:value="-1.9999944" calcext:value-type="float">
            <text:p>-1,9999944</text:p>
          </table:table-cell>
          <table:table-cell office:value-type="float" office:value="0.00007229" calcext:value-type="float">
            <text:p>7,229E-05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7.87193" calcext:value-type="float">
            <text:p>1624631737,87193</text:p>
          </table:table-cell>
          <table:table-cell table:formula="of:=ROUND([.A573]-[$menor.$A$1];1)" office:value-type="float" office:value="57.2" calcext:value-type="float">
            <text:p>57,2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171" calcext:value-type="float">
            <text:p>-1,98171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931488" calcext:value-type="float">
            <text:p>0,01931488</text:p>
          </table:table-cell>
          <table:table-cell office:value-type="float" office:value="-1" calcext:value-type="float">
            <text:p>-1</text:p>
          </table:table-cell>
          <table:table-cell office:value-type="float" office:value="-1.9999944" calcext:value-type="float">
            <text:p>-1,9999944</text:p>
          </table:table-cell>
          <table:table-cell office:value-type="float" office:value="0.00007229" calcext:value-type="float">
            <text:p>7,229E-05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7.97207" calcext:value-type="float">
            <text:p>1624631737,97207</text:p>
          </table:table-cell>
          <table:table-cell table:formula="of:=ROUND([.A574]-[$menor.$A$1];1)" office:value-type="float" office:value="57.3" calcext:value-type="float">
            <text:p>57,3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171" calcext:value-type="float">
            <text:p>-1,98171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931488" calcext:value-type="float">
            <text:p>0,01931488</text:p>
          </table:table-cell>
          <table:table-cell office:value-type="float" office:value="-1" calcext:value-type="float">
            <text:p>-1</text:p>
          </table:table-cell>
          <table:table-cell office:value-type="float" office:value="-2.0009644" calcext:value-type="float">
            <text:p>-2,0009644</text:p>
          </table:table-cell>
          <table:table-cell office:value-type="float" office:value="0.00007229" calcext:value-type="float">
            <text:p>7,229E-05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8.0723" calcext:value-type="float">
            <text:p>1624631738,0723</text:p>
          </table:table-cell>
          <table:table-cell table:formula="of:=ROUND([.A575]-[$menor.$A$1];1)" office:value-type="float" office:value="57.4" calcext:value-type="float">
            <text:p>57,4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171" calcext:value-type="float">
            <text:p>-1,98171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834778" calcext:value-type="float">
            <text:p>0,01834778</text:p>
          </table:table-cell>
          <table:table-cell office:value-type="float" office:value="-1" calcext:value-type="float">
            <text:p>-1</text:p>
          </table:table-cell>
          <table:table-cell office:value-type="float" office:value="-2.00000033" calcext:value-type="float">
            <text:p>-2,00000033</text:p>
          </table:table-cell>
          <table:table-cell office:value-type="float" office:value="-0.00000418" calcext:value-type="float">
            <text:p>-4,18E-06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8.17255" calcext:value-type="float">
            <text:p>1624631738,17255</text:p>
          </table:table-cell>
          <table:table-cell table:formula="of:=ROUND([.A576]-[$menor.$A$1];1)" office:value-type="float" office:value="57.5" calcext:value-type="float">
            <text:p>57,5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171" calcext:value-type="float">
            <text:p>-1,98171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834778" calcext:value-type="float">
            <text:p>0,01834778</text:p>
          </table:table-cell>
          <table:table-cell office:value-type="float" office:value="-1" calcext:value-type="float">
            <text:p>-1</text:p>
          </table:table-cell>
          <table:table-cell office:value-type="float" office:value="-2.00000033" calcext:value-type="float">
            <text:p>-2,00000033</text:p>
          </table:table-cell>
          <table:table-cell office:value-type="float" office:value="-0.00000418" calcext:value-type="float">
            <text:p>-4,18E-06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8.2728" calcext:value-type="float">
            <text:p>1624631738,2728</text:p>
          </table:table-cell>
          <table:table-cell table:formula="of:=ROUND([.A577]-[$menor.$A$1];1)" office:value-type="float" office:value="57.6" calcext:value-type="float">
            <text:p>57,6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268" calcext:value-type="float">
            <text:p>-1,9826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834778" calcext:value-type="float">
            <text:p>0,01834778</text:p>
          </table:table-cell>
          <table:table-cell office:value-type="float" office:value="-1" calcext:value-type="float">
            <text:p>-1</text:p>
          </table:table-cell>
          <table:table-cell office:value-type="float" office:value="-2.00000033" calcext:value-type="float">
            <text:p>-2,00000033</text:p>
          </table:table-cell>
          <table:table-cell office:value-type="float" office:value="-0.00000418" calcext:value-type="float">
            <text:p>-4,18E-06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8.37297" calcext:value-type="float">
            <text:p>1624631738,37297</text:p>
          </table:table-cell>
          <table:table-cell table:formula="of:=ROUND([.A578]-[$menor.$A$1];1)" office:value-type="float" office:value="57.7" calcext:value-type="float">
            <text:p>57,7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268" calcext:value-type="float">
            <text:p>-1,9826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834778" calcext:value-type="float">
            <text:p>0,01834778</text:p>
          </table:table-cell>
          <table:table-cell office:value-type="float" office:value="-1" calcext:value-type="float">
            <text:p>-1</text:p>
          </table:table-cell>
          <table:table-cell office:value-type="float" office:value="-2.00000033" calcext:value-type="float">
            <text:p>-2,00000033</text:p>
          </table:table-cell>
          <table:table-cell office:value-type="float" office:value="-0.00000418" calcext:value-type="float">
            <text:p>-4,18E-06</text:p>
          </table:table-cell>
          <table:table-cell office:value-type="float" office:value="175.46469836" calcext:value-type="float">
            <text:p>175,46469836</text:p>
          </table:table-cell>
          <table:table-cell table:number-columns-repeated="2"/>
        </table:table-row>
        <table:table-row table:style-name="ro1">
          <table:table-cell office:value-type="float" office:value="1624631738.47318" calcext:value-type="float">
            <text:p>1624631738,47318</text:p>
          </table:table-cell>
          <table:table-cell table:formula="of:=ROUND([.A579]-[$menor.$A$1];1)" office:value-type="float" office:value="57.8" calcext:value-type="float">
            <text:p>57,8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268" calcext:value-type="float">
            <text:p>-1,9826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834778" calcext:value-type="float">
            <text:p>0,01834778</text:p>
          </table:table-cell>
          <table:table-cell office:value-type="float" office:value="-1" calcext:value-type="float">
            <text:p>-1</text:p>
          </table:table-cell>
          <table:table-cell office:value-type="float" office:value="-2.00094333" calcext:value-type="float">
            <text:p>-2,00094333</text:p>
          </table:table-cell>
          <table:table-cell office:value-type="float" office:value="0.00030343" calcext:value-type="float">
            <text:p>0,00030343</text:p>
          </table:table-cell>
          <table:table-cell office:value-type="float" office:value="174.5004104" calcext:value-type="float">
            <text:p>174,5004104</text:p>
          </table:table-cell>
          <table:table-cell table:number-columns-repeated="2"/>
        </table:table-row>
        <table:table-row table:style-name="ro1">
          <table:table-cell office:value-type="float" office:value="1624631738.57333" calcext:value-type="float">
            <text:p>1624631738,57333</text:p>
          </table:table-cell>
          <table:table-cell table:formula="of:=ROUND([.A580]-[$menor.$A$1];1)" office:value-type="float" office:value="57.9" calcext:value-type="float">
            <text:p>57,9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268" calcext:value-type="float">
            <text:p>-1,9826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0" calcext:value-type="float">
            <text:p>0</text:p>
          </table:table-cell>
          <table:table-cell office:value-type="float" office:value="-2.00000744" calcext:value-type="float">
            <text:p>-2,00000744</text:p>
          </table:table-cell>
          <table:table-cell office:value-type="float" office:value="-0.00009143" calcext:value-type="float">
            <text:p>-9,143E-05</text:p>
          </table:table-cell>
          <table:table-cell office:value-type="float" office:value="175.5004104" calcext:value-type="float">
            <text:p>175,5004104</text:p>
          </table:table-cell>
          <table:table-cell table:number-columns-repeated="2"/>
        </table:table-row>
        <table:table-row table:style-name="ro1">
          <table:table-cell office:value-type="float" office:value="1624631738.67345" calcext:value-type="float">
            <text:p>1624631738,67345</text:p>
          </table:table-cell>
          <table:table-cell table:formula="of:=ROUND([.A581]-[$menor.$A$1];1)" office:value-type="float" office:value="58" calcext:value-type="float">
            <text:p>58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268" calcext:value-type="float">
            <text:p>-1,98268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0" calcext:value-type="float">
            <text:p>0</text:p>
          </table:table-cell>
          <table:table-cell office:value-type="float" office:value="-2.00000744" calcext:value-type="float">
            <text:p>-2,00000744</text:p>
          </table:table-cell>
          <table:table-cell office:value-type="float" office:value="-0.00009143" calcext:value-type="float">
            <text:p>-9,143E-05</text:p>
          </table:table-cell>
          <table:table-cell office:value-type="float" office:value="175.5004104" calcext:value-type="float">
            <text:p>175,5004104</text:p>
          </table:table-cell>
          <table:table-cell table:number-columns-repeated="2"/>
        </table:table-row>
        <table:table-row table:style-name="ro1">
          <table:table-cell office:value-type="float" office:value="1624631738.77358" calcext:value-type="float">
            <text:p>1624631738,77358</text:p>
          </table:table-cell>
          <table:table-cell table:formula="of:=ROUND([.A582]-[$menor.$A$1];1)" office:value-type="float" office:value="58.1" calcext:value-type="float">
            <text:p>58,1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365" calcext:value-type="float">
            <text:p>-1,9836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0" calcext:value-type="float">
            <text:p>0</text:p>
          </table:table-cell>
          <table:table-cell office:value-type="float" office:value="-2.00000744" calcext:value-type="float">
            <text:p>-2,00000744</text:p>
          </table:table-cell>
          <table:table-cell office:value-type="float" office:value="-0.00009143" calcext:value-type="float">
            <text:p>-9,143E-05</text:p>
          </table:table-cell>
          <table:table-cell office:value-type="float" office:value="175.5004104" calcext:value-type="float">
            <text:p>175,5004104</text:p>
          </table:table-cell>
          <table:table-cell table:number-columns-repeated="2"/>
        </table:table-row>
        <table:table-row table:style-name="ro1">
          <table:table-cell office:value-type="float" office:value="1624631738.87373" calcext:value-type="float">
            <text:p>1624631738,87373</text:p>
          </table:table-cell>
          <table:table-cell table:formula="of:=ROUND([.A583]-[$menor.$A$1];1)" office:value-type="float" office:value="58.2" calcext:value-type="float">
            <text:p>58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8365" calcext:value-type="float">
            <text:p>-1,9836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0" calcext:value-type="float">
            <text:p>0</text:p>
          </table:table-cell>
          <table:table-cell office:value-type="float" office:value="-2.00000744" calcext:value-type="float">
            <text:p>-2,00000744</text:p>
          </table:table-cell>
          <table:table-cell office:value-type="float" office:value="-0.00009143" calcext:value-type="float">
            <text:p>-9,143E-05</text:p>
          </table:table-cell>
          <table:table-cell office:value-type="float" office:value="175.5004104" calcext:value-type="float">
            <text:p>175,5004104</text:p>
          </table:table-cell>
          <table:table-cell table:number-columns-repeated="2"/>
        </table:table-row>
        <table:table-row table:style-name="ro1">
          <table:table-cell office:value-type="float" office:value="1624631738.97379" calcext:value-type="float">
            <text:p>1624631738,97379</text:p>
          </table:table-cell>
          <table:table-cell table:formula="of:=ROUND([.A584]-[$menor.$A$1];1)" office:value-type="float" office:value="58.3" calcext:value-type="float">
            <text:p>58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8365" calcext:value-type="float">
            <text:p>-1,9836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0" calcext:value-type="float">
            <text:p>0</text:p>
          </table:table-cell>
          <table:table-cell office:value-type="float" office:value="-2.00097744" calcext:value-type="float">
            <text:p>-2,00097744</text:p>
          </table:table-cell>
          <table:table-cell office:value-type="float" office:value="-0.00009143" calcext:value-type="float">
            <text:p>-9,143E-05</text:p>
          </table:table-cell>
          <table:table-cell office:value-type="float" office:value="175.5004104" calcext:value-type="float">
            <text:p>175,5004104</text:p>
          </table:table-cell>
          <table:table-cell table:number-columns-repeated="2"/>
        </table:table-row>
        <table:table-row table:style-name="ro1">
          <table:table-cell office:value-type="float" office:value="1624631739.0739" calcext:value-type="float">
            <text:p>1624631739,0739</text:p>
          </table:table-cell>
          <table:table-cell table:formula="of:=ROUND([.A585]-[$menor.$A$1];1)" office:value-type="float" office:value="58.4" calcext:value-type="float">
            <text:p>58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8365" calcext:value-type="float">
            <text:p>-1,9836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1" calcext:value-type="float">
            <text:p>-1</text:p>
          </table:table-cell>
          <table:table-cell office:value-type="float" office:value="-1.99998905" calcext:value-type="float">
            <text:p>-1,99998905</text:p>
          </table:table-cell>
          <table:table-cell office:value-type="float" office:value="0.00011815" calcext:value-type="float">
            <text:p>0,00011815</text:p>
          </table:table-cell>
          <table:table-cell office:value-type="float" office:value="174.5004104" calcext:value-type="float">
            <text:p>174,5004104</text:p>
          </table:table-cell>
          <table:table-cell table:number-columns-repeated="2"/>
        </table:table-row>
        <table:table-row table:style-name="ro1">
          <table:table-cell office:value-type="float" office:value="1624631739.17397" calcext:value-type="float">
            <text:p>1624631739,17397</text:p>
          </table:table-cell>
          <table:table-cell table:formula="of:=ROUND([.A586]-[$menor.$A$1];1)" office:value-type="float" office:value="58.5" calcext:value-type="float">
            <text:p>58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8365" calcext:value-type="float">
            <text:p>-1,98365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1" calcext:value-type="float">
            <text:p>-1</text:p>
          </table:table-cell>
          <table:table-cell office:value-type="float" office:value="-1.99998905" calcext:value-type="float">
            <text:p>-1,99998905</text:p>
          </table:table-cell>
          <table:table-cell office:value-type="float" office:value="0.00011815" calcext:value-type="float">
            <text:p>0,00011815</text:p>
          </table:table-cell>
          <table:table-cell office:value-type="float" office:value="174.5004104" calcext:value-type="float">
            <text:p>174,5004104</text:p>
          </table:table-cell>
          <table:table-cell table:number-columns-repeated="2"/>
        </table:table-row>
        <table:table-row table:style-name="ro1">
          <table:table-cell office:value-type="float" office:value="1624631739.27409" calcext:value-type="float">
            <text:p>1624631739,27409</text:p>
          </table:table-cell>
          <table:table-cell table:formula="of:=ROUND([.A587]-[$menor.$A$1];1)" office:value-type="float" office:value="58.6" calcext:value-type="float">
            <text:p>58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-1.98462" calcext:value-type="float">
            <text:p>-1,98462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1" calcext:value-type="float">
            <text:p>-1</text:p>
          </table:table-cell>
          <table:table-cell office:value-type="float" office:value="-1.99998905" calcext:value-type="float">
            <text:p>-1,99998905</text:p>
          </table:table-cell>
          <table:table-cell office:value-type="float" office:value="0.00011815" calcext:value-type="float">
            <text:p>0,00011815</text:p>
          </table:table-cell>
          <table:table-cell office:value-type="float" office:value="174.5004104" calcext:value-type="float">
            <text:p>174,5004104</text:p>
          </table:table-cell>
          <table:table-cell table:number-columns-repeated="2"/>
        </table:table-row>
        <table:table-row table:style-name="ro1">
          <table:table-cell office:value-type="float" office:value="1624631739.37423" calcext:value-type="float">
            <text:p>1624631739,37423</text:p>
          </table:table-cell>
          <table:table-cell table:formula="of:=ROUND([.A588]-[$menor.$A$1];1)" office:value-type="float" office:value="58.7" calcext:value-type="float">
            <text:p>58,7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462" calcext:value-type="float">
            <text:p>-1,98462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1" calcext:value-type="float">
            <text:p>-1</text:p>
          </table:table-cell>
          <table:table-cell office:value-type="float" office:value="-1.99998905" calcext:value-type="float">
            <text:p>-1,99998905</text:p>
          </table:table-cell>
          <table:table-cell office:value-type="float" office:value="0.00011815" calcext:value-type="float">
            <text:p>0,00011815</text:p>
          </table:table-cell>
          <table:table-cell office:value-type="float" office:value="174.5004104" calcext:value-type="float">
            <text:p>174,5004104</text:p>
          </table:table-cell>
          <table:table-cell table:number-columns-repeated="2"/>
        </table:table-row>
        <table:table-row table:style-name="ro1">
          <table:table-cell office:value-type="float" office:value="1624631739.47435" calcext:value-type="float">
            <text:p>1624631739,47435</text:p>
          </table:table-cell>
          <table:table-cell table:formula="of:=ROUND([.A589]-[$menor.$A$1];1)" office:value-type="float" office:value="58.8" calcext:value-type="float">
            <text:p>58,8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462" calcext:value-type="float">
            <text:p>-1,98462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1" calcext:value-type="float">
            <text:p>-1</text:p>
          </table:table-cell>
          <table:table-cell office:value-type="float" office:value="-2.00095905" calcext:value-type="float">
            <text:p>-2,00095905</text:p>
          </table:table-cell>
          <table:table-cell office:value-type="float" office:value="0.00011815" calcext:value-type="float">
            <text:p>0,00011815</text:p>
          </table:table-cell>
          <table:table-cell office:value-type="float" office:value="174.5004104" calcext:value-type="float">
            <text:p>174,5004104</text:p>
          </table:table-cell>
          <table:table-cell table:number-columns-repeated="2"/>
        </table:table-row>
        <table:table-row table:style-name="ro1">
          <table:table-cell office:value-type="float" office:value="1624631739.57395" calcext:value-type="float">
            <text:p>1624631739,57395</text:p>
          </table:table-cell>
          <table:table-cell table:formula="of:=ROUND([.A590]-[$menor.$A$1];1)" office:value-type="float" office:value="58.9" calcext:value-type="float">
            <text:p>58,9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462" calcext:value-type="float">
            <text:p>-1,98462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1.99999756" calcext:value-type="float">
            <text:p>-1,99999756</text:p>
          </table:table-cell>
          <table:table-cell office:value-type="float" office:value="0.00002558" calcext:value-type="float">
            <text:p>2,558E-05</text:p>
          </table:table-cell>
          <table:table-cell office:value-type="float" office:value="174.5004104" calcext:value-type="float">
            <text:p>174,5004104</text:p>
          </table:table-cell>
          <table:table-cell table:number-columns-repeated="2"/>
        </table:table-row>
        <table:table-row table:style-name="ro1">
          <table:table-cell office:value-type="float" office:value="1624631739.67404" calcext:value-type="float">
            <text:p>1624631739,67404</text:p>
          </table:table-cell>
          <table:table-cell table:formula="of:=ROUND([.A591]-[$menor.$A$1];1)" office:value-type="float" office:value="59" calcext:value-type="float">
            <text:p>59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462" calcext:value-type="float">
            <text:p>-1,98462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1.99999756" calcext:value-type="float">
            <text:p>-1,99999756</text:p>
          </table:table-cell>
          <table:table-cell office:value-type="float" office:value="0.00002558" calcext:value-type="float">
            <text:p>2,558E-05</text:p>
          </table:table-cell>
          <table:table-cell office:value-type="float" office:value="174.5004104" calcext:value-type="float">
            <text:p>174,5004104</text:p>
          </table:table-cell>
          <table:table-cell table:number-columns-repeated="2"/>
        </table:table-row>
        <table:table-row table:style-name="ro1">
          <table:table-cell office:value-type="float" office:value="1624631739.77439" calcext:value-type="float">
            <text:p>1624631739,77439</text:p>
          </table:table-cell>
          <table:table-cell table:formula="of:=ROUND([.A592]-[$menor.$A$1];1)" office:value-type="float" office:value="59.1" calcext:value-type="float">
            <text:p>59,1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559" calcext:value-type="float">
            <text:p>-1,98559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1.99999756" calcext:value-type="float">
            <text:p>-1,99999756</text:p>
          </table:table-cell>
          <table:table-cell office:value-type="float" office:value="0.00002558" calcext:value-type="float">
            <text:p>2,558E-05</text:p>
          </table:table-cell>
          <table:table-cell office:value-type="float" office:value="174.5004104" calcext:value-type="float">
            <text:p>174,5004104</text:p>
          </table:table-cell>
          <table:table-cell table:number-columns-repeated="2"/>
        </table:table-row>
        <table:table-row table:style-name="ro1">
          <table:table-cell office:value-type="float" office:value="1624631739.87454" calcext:value-type="float">
            <text:p>1624631739,87454</text:p>
          </table:table-cell>
          <table:table-cell table:formula="of:=ROUND([.A593]-[$menor.$A$1];1)" office:value-type="float" office:value="59.2" calcext:value-type="float">
            <text:p>59,2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559" calcext:value-type="float">
            <text:p>-1,98559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1.99999756" calcext:value-type="float">
            <text:p>-1,99999756</text:p>
          </table:table-cell>
          <table:table-cell office:value-type="float" office:value="0.00002558" calcext:value-type="float">
            <text:p>2,558E-05</text:p>
          </table:table-cell>
          <table:table-cell office:value-type="float" office:value="174.5004104" calcext:value-type="float">
            <text:p>174,5004104</text:p>
          </table:table-cell>
          <table:table-cell table:number-columns-repeated="2"/>
        </table:table-row>
        <table:table-row table:style-name="ro1">
          <table:table-cell office:value-type="float" office:value="1624631739.97498" calcext:value-type="float">
            <text:p>1624631739,97498</text:p>
          </table:table-cell>
          <table:table-cell table:formula="of:=ROUND([.A594]-[$menor.$A$1];1)" office:value-type="float" office:value="59.3" calcext:value-type="float">
            <text:p>59,3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559" calcext:value-type="float">
            <text:p>-1,98559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2.00094046" calcext:value-type="float">
            <text:p>-2,00094046</text:p>
          </table:table-cell>
          <table:table-cell office:value-type="float" office:value="0.00028416" calcext:value-type="float">
            <text:p>0,00028416</text:p>
          </table:table-cell>
          <table:table-cell office:value-type="float" office:value="173.53612243" calcext:value-type="float">
            <text:p>173,53612243</text:p>
          </table:table-cell>
          <table:table-cell table:number-columns-repeated="2"/>
        </table:table-row>
        <table:table-row table:style-name="ro1">
          <table:table-cell office:value-type="float" office:value="1624631740.07503" calcext:value-type="float">
            <text:p>1624631740,07503</text:p>
          </table:table-cell>
          <table:table-cell table:formula="of:=ROUND([.A595]-[$menor.$A$1];1)" office:value-type="float" office:value="59.4" calcext:value-type="float">
            <text:p>59,4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559" calcext:value-type="float">
            <text:p>-1,98559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-2.00000746" calcext:value-type="float">
            <text:p>-2,00000746</text:p>
          </table:table-cell>
          <table:table-cell office:value-type="float" office:value="-0.00007593" calcext:value-type="float">
            <text:p>-7,593E-05</text:p>
          </table:table-cell>
          <table:table-cell office:value-type="float" office:value="174.53612243" calcext:value-type="float">
            <text:p>174,53612243</text:p>
          </table:table-cell>
          <table:table-cell table:number-columns-repeated="2"/>
        </table:table-row>
        <table:table-row table:style-name="ro1">
          <table:table-cell office:value-type="float" office:value="1624631740.1752" calcext:value-type="float">
            <text:p>1624631740,1752</text:p>
          </table:table-cell>
          <table:table-cell table:formula="of:=ROUND([.A596]-[$menor.$A$1];1)" office:value-type="float" office:value="59.5" calcext:value-type="float">
            <text:p>59,5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559" calcext:value-type="float">
            <text:p>-1,98559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-2.00000746" calcext:value-type="float">
            <text:p>-2,00000746</text:p>
          </table:table-cell>
          <table:table-cell office:value-type="float" office:value="-0.00007593" calcext:value-type="float">
            <text:p>-7,593E-05</text:p>
          </table:table-cell>
          <table:table-cell office:value-type="float" office:value="174.53612243" calcext:value-type="float">
            <text:p>174,53612243</text:p>
          </table:table-cell>
          <table:table-cell table:number-columns-repeated="2"/>
        </table:table-row>
        <table:table-row table:style-name="ro1">
          <table:table-cell office:value-type="float" office:value="1624631740.27513" calcext:value-type="float">
            <text:p>1624631740,27513</text:p>
          </table:table-cell>
          <table:table-cell table:formula="of:=ROUND([.A597]-[$menor.$A$1];1)" office:value-type="float" office:value="59.6" calcext:value-type="float">
            <text:p>59,6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-0.001455" calcext:value-type="float">
            <text:p>-0,001455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-2.00000746" calcext:value-type="float">
            <text:p>-2,00000746</text:p>
          </table:table-cell>
          <table:table-cell office:value-type="float" office:value="-0.00007593" calcext:value-type="float">
            <text:p>-7,593E-05</text:p>
          </table:table-cell>
          <table:table-cell office:value-type="float" office:value="174.53612243" calcext:value-type="float">
            <text:p>174,53612243</text:p>
          </table:table-cell>
          <table:table-cell table:number-columns-repeated="2"/>
        </table:table-row>
        <table:table-row table:style-name="ro1">
          <table:table-cell office:value-type="float" office:value="1624631740.37477" calcext:value-type="float">
            <text:p>1624631740,37477</text:p>
          </table:table-cell>
          <table:table-cell table:formula="of:=ROUND([.A598]-[$menor.$A$1];1)" office:value-type="float" office:value="59.7" calcext:value-type="float">
            <text:p>59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-0" calcext:value-type="float">
            <text:p>0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-2.00000746" calcext:value-type="float">
            <text:p>-2,00000746</text:p>
          </table:table-cell>
          <table:table-cell office:value-type="float" office:value="-0.00007593" calcext:value-type="float">
            <text:p>-7,593E-05</text:p>
          </table:table-cell>
          <table:table-cell office:value-type="float" office:value="174.53612243" calcext:value-type="float">
            <text:p>174,53612243</text:p>
          </table:table-cell>
          <table:table-cell table:number-columns-repeated="2"/>
        </table:table-row>
        <table:table-row table:style-name="ro1">
          <table:table-cell office:value-type="float" office:value="1624631740.47526" calcext:value-type="float">
            <text:p>1624631740,47526</text:p>
          </table:table-cell>
          <table:table-cell table:formula="of:=ROUND([.A599]-[$menor.$A$1];1)" office:value-type="float" office:value="59.8" calcext:value-type="float">
            <text:p>59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-0" calcext:value-type="float">
            <text:p>0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-2.00097746" calcext:value-type="float">
            <text:p>-2,00097746</text:p>
          </table:table-cell>
          <table:table-cell office:value-type="float" office:value="-0.00007593" calcext:value-type="float">
            <text:p>-7,593E-05</text:p>
          </table:table-cell>
          <table:table-cell office:value-type="float" office:value="174.53612243" calcext:value-type="float">
            <text:p>174,53612243</text:p>
          </table:table-cell>
          <table:table-cell table:number-columns-repeated="2"/>
        </table:table-row>
        <table:table-row table:style-name="ro1">
          <table:table-cell office:value-type="float" office:value="1624631740.57474" calcext:value-type="float">
            <text:p>1624631740,57474</text:p>
          </table:table-cell>
          <table:table-cell table:formula="of:=ROUND([.A600]-[$menor.$A$1];1)" office:value-type="float" office:value="59.9" calcext:value-type="float">
            <text:p>59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-0" calcext:value-type="float">
            <text:p>0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-1" calcext:value-type="float">
            <text:p>-1</text:p>
          </table:table-cell>
          <table:table-cell office:value-type="float" office:value="-1.99999259" calcext:value-type="float">
            <text:p>-1,99999259</text:p>
          </table:table-cell>
          <table:table-cell office:value-type="float" office:value="0.00152187" calcext:value-type="float">
            <text:p>0,00152187</text:p>
          </table:table-cell>
          <table:table-cell office:value-type="float" office:value="173.53612243" calcext:value-type="float">
            <text:p>173,53612243</text:p>
          </table:table-cell>
          <table:table-cell table:number-columns-repeated="2"/>
        </table:table-row>
        <table:table-row table:style-name="ro1">
          <table:table-cell office:value-type="float" office:value="1624631740.67527" calcext:value-type="float">
            <text:p>1624631740,67527</text:p>
          </table:table-cell>
          <table:table-cell table:formula="of:=ROUND([.A601]-[$menor.$A$1];1)" office:value-type="float" office:value="60" calcext:value-type="float">
            <text:p>6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-0" calcext:value-type="float">
            <text:p>0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  <table:table-cell table:number-columns-repeated="2"/>
        </table:table-row>
        <table:table-row table:style-name="ro1">
          <table:table-cell office:value-type="float" office:value="1624631740.77479" calcext:value-type="float">
            <text:p>1624631740,77479</text:p>
          </table:table-cell>
          <table:table-cell table:formula="of:=ROUND([.A602]-[$menor.$A$1];1)" office:value-type="float" office:value="60.1" calcext:value-type="float">
            <text:p>60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-0" calcext:value-type="float">
            <text:p>0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  <table:table-cell table:number-columns-repeated="2"/>
        </table:table-row>
        <table:table-row table:style-name="ro1">
          <table:table-cell office:value-type="float" office:value="1624631740.87516" calcext:value-type="float">
            <text:p>1624631740,87516</text:p>
          </table:table-cell>
          <table:table-cell table:formula="of:=ROUND([.A603]-[$menor.$A$1];1)" office:value-type="float" office:value="60.2" calcext:value-type="float">
            <text:p>60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-0" calcext:value-type="float">
            <text:p>0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  <table:table-cell table:number-columns-repeated="2"/>
        </table:table-row>
        <table:table-row table:style-name="ro1">
          <table:table-cell office:value-type="float" office:value="1624631740.97551" calcext:value-type="float">
            <text:p>1624631740,97551</text:p>
          </table:table-cell>
          <table:table-cell table:formula="of:=ROUND([.A604]-[$menor.$A$1];1)" office:value-type="float" office:value="60.3" calcext:value-type="float">
            <text:p>60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-0" calcext:value-type="float">
            <text:p>0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  <table:table-cell table:number-columns-repeated="2"/>
        </table:table-row>
        <table:table-row table:style-name="ro1">
          <table:table-cell office:value-type="float" office:value="1624631741.0755" calcext:value-type="float">
            <text:p>1624631741,0755</text:p>
          </table:table-cell>
          <table:table-cell table:formula="of:=ROUND([.A605]-[$menor.$A$1];1)" office:value-type="float" office:value="60.4" calcext:value-type="float">
            <text:p>60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-0" calcext:value-type="float">
            <text:p>0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  <table:table-cell table:number-columns-repeated="2"/>
        </table:table-row>
        <table:table-row table:style-name="ro1">
          <table:table-cell office:value-type="float" office:value="1624631741.17562" calcext:value-type="float">
            <text:p>1624631741,17562</text:p>
          </table:table-cell>
          <table:table-cell table:formula="of:=ROUND([.A606]-[$menor.$A$1];1)" office:value-type="float" office:value="60.5" calcext:value-type="float">
            <text:p>60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-0" calcext:value-type="float">
            <text:p>0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  <table:table-cell table:number-columns-repeated="2"/>
        </table:table-row>
        <table:table-row table:style-name="ro1">
          <table:table-cell office:value-type="float" office:value="1624631741.27599" calcext:value-type="float">
            <text:p>1624631741,27599</text:p>
          </table:table-cell>
          <table:table-cell table:formula="of:=ROUND([.A607]-[$menor.$A$1];1)" office:value-type="float" office:value="60.6" calcext:value-type="float">
            <text:p>60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-0" calcext:value-type="float">
            <text:p>0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  <table:table-cell table:number-columns-repeated="2"/>
        </table:table-row>
        <table:table-row table:style-name="ro1">
          <table:table-cell office:value-type="float" office:value="1624631741.37634" calcext:value-type="float">
            <text:p>1624631741,37634</text:p>
          </table:table-cell>
          <table:table-cell table:formula="of:=ROUND([.A608]-[$menor.$A$1];1)" office:value-type="float" office:value="60.7" calcext:value-type="float">
            <text:p>60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-0" calcext:value-type="float">
            <text:p>0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49" calcext:value-type="float">
            <text:p>-1,99999949</text:p>
          </table:table-cell>
          <table:table-cell office:value-type="float" office:value="-0.00011738" calcext:value-type="float">
            <text:p>-0,00011738</text:p>
          </table:table-cell>
          <table:table-cell office:value-type="float" office:value="180.5004104" calcext:value-type="float">
            <text:p>180,5004104</text:p>
          </table:table-cell>
          <table:table-cell table:number-columns-repeated="2"/>
        </table:table-row>
        <table:table-row table:style-name="ro1">
          <table:table-cell office:value-type="float" office:value="1624631741.47568" calcext:value-type="float">
            <text:p>1624631741,47568</text:p>
          </table:table-cell>
          <table:table-cell table:formula="of:=ROUND([.A609]-[$menor.$A$1];1)" office:value-type="float" office:value="60.8" calcext:value-type="float">
            <text:p>60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-0" calcext:value-type="float">
            <text:p>0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4" calcext:value-type="float">
            <text:p>4</text:p>
          </table:table-cell>
          <table:table-cell office:value-type="float" office:value="-2.00096949" calcext:value-type="float">
            <text:p>-2,00096949</text:p>
          </table:table-cell>
          <table:table-cell office:value-type="float" office:value="0.00011719" calcext:value-type="float">
            <text:p>0,00011719</text:p>
          </table:table-cell>
          <table:table-cell office:value-type="float" office:value="179.5004104" calcext:value-type="float">
            <text:p>179,5004104</text:p>
          </table:table-cell>
          <table:table-cell table:number-columns-repeated="2"/>
        </table:table-row>
        <table:table-row table:style-name="ro1">
          <table:table-cell office:value-type="float" office:value="1624631741.576" calcext:value-type="float">
            <text:p>1624631741,576</text:p>
          </table:table-cell>
          <table:table-cell table:formula="of:=ROUND([.A610]-[$menor.$A$1];1)" office:value-type="float" office:value="60.9" calcext:value-type="float">
            <text:p>60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-0" calcext:value-type="float">
            <text:p>0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953" calcext:value-type="float">
            <text:p>-1,99999953</text:p>
          </table:table-cell>
          <table:table-cell office:value-type="float" office:value="0.00010873" calcext:value-type="float">
            <text:p>0,00010873</text:p>
          </table:table-cell>
          <table:table-cell office:value-type="float" office:value="179.5004104" calcext:value-type="float">
            <text:p>179,5004104</text:p>
          </table:table-cell>
          <table:table-cell table:number-columns-repeated="2"/>
        </table:table-row>
        <table:table-row table:style-name="ro1">
          <table:table-cell office:value-type="float" office:value="1624631741.67598" calcext:value-type="float">
            <text:p>1624631741,67598</text:p>
          </table:table-cell>
          <table:table-cell table:formula="of:=ROUND([.A611]-[$menor.$A$1];1)" office:value-type="float" office:value="61" calcext:value-type="float">
            <text:p>6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-0" calcext:value-type="float">
            <text:p>0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959" calcext:value-type="float">
            <text:p>-1,99999959</text:p>
          </table:table-cell>
          <table:table-cell office:value-type="float" office:value="-0.00010114" calcext:value-type="float">
            <text:p>-0,00010114</text:p>
          </table:table-cell>
          <table:table-cell office:value-type="float" office:value="180.46469836" calcext:value-type="float">
            <text:p>180,46469836</text:p>
          </table:table-cell>
          <table:table-cell table:number-columns-repeated="2"/>
        </table:table-row>
        <table:table-row table:style-name="ro1">
          <table:table-cell office:value-type="float" office:value="1624631741.77596" calcext:value-type="float">
            <text:p>1624631741,77596</text:p>
          </table:table-cell>
          <table:table-cell table:formula="of:=ROUND([.A612]-[$menor.$A$1];1)" office:value-type="float" office:value="61.1" calcext:value-type="float">
            <text:p>61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-0" calcext:value-type="float">
            <text:p>0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959" calcext:value-type="float">
            <text:p>-1,99999959</text:p>
          </table:table-cell>
          <table:table-cell office:value-type="float" office:value="-0.00010114" calcext:value-type="float">
            <text:p>-0,00010114</text:p>
          </table:table-cell>
          <table:table-cell office:value-type="float" office:value="180.46469836" calcext:value-type="float">
            <text:p>180,46469836</text:p>
          </table:table-cell>
          <table:table-cell table:number-columns-repeated="2"/>
        </table:table-row>
        <table:table-row table:style-name="ro1">
          <table:table-cell office:value-type="float" office:value="1624631741.87591" calcext:value-type="float">
            <text:p>1624631741,87591</text:p>
          </table:table-cell>
          <table:table-cell table:formula="of:=ROUND([.A613]-[$menor.$A$1];1)" office:value-type="float" office:value="61.2" calcext:value-type="float">
            <text:p>61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-0" calcext:value-type="float">
            <text:p>0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959" calcext:value-type="float">
            <text:p>-1,99999959</text:p>
          </table:table-cell>
          <table:table-cell office:value-type="float" office:value="-0.00010114" calcext:value-type="float">
            <text:p>-0,00010114</text:p>
          </table:table-cell>
          <table:table-cell office:value-type="float" office:value="180.46469836" calcext:value-type="float">
            <text:p>180,46469836</text:p>
          </table:table-cell>
          <table:table-cell table:number-columns-repeated="2"/>
        </table:table-row>
        <table:table-row table:style-name="ro1">
          <table:table-cell office:value-type="float" office:value="1624631741.97608" calcext:value-type="float">
            <text:p>1624631741,97608</text:p>
          </table:table-cell>
          <table:table-cell table:formula="of:=ROUND([.A614]-[$menor.$A$1];1)" office:value-type="float" office:value="61.3" calcext:value-type="float">
            <text:p>61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-0" calcext:value-type="float">
            <text:p>0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959" calcext:value-type="float">
            <text:p>-1,99999959</text:p>
          </table:table-cell>
          <table:table-cell office:value-type="float" office:value="-0.00010114" calcext:value-type="float">
            <text:p>-0,00010114</text:p>
          </table:table-cell>
          <table:table-cell office:value-type="float" office:value="180.46469836" calcext:value-type="float">
            <text:p>180,46469836</text:p>
          </table:table-cell>
          <table:table-cell table:number-columns-repeated="2"/>
        </table:table-row>
        <table:table-row table:style-name="ro1">
          <table:table-cell office:value-type="float" office:value="1624631742.07621" calcext:value-type="float">
            <text:p>1624631742,07621</text:p>
          </table:table-cell>
          <table:table-cell table:formula="of:=ROUND([.A615]-[$menor.$A$1];1)" office:value-type="float" office:value="61.4" calcext:value-type="float">
            <text:p>61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-0" calcext:value-type="float">
            <text:p>0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563" calcext:value-type="float">
            <text:p>-1,99999563</text:p>
          </table:table-cell>
          <table:table-cell office:value-type="float" office:value="-0.00033005" calcext:value-type="float">
            <text:p>-0,00033005</text:p>
          </table:table-cell>
          <table:table-cell office:value-type="float" office:value="181.51664888" calcext:value-type="float">
            <text:p>181,51664888</text:p>
          </table:table-cell>
          <table:table-cell table:number-columns-repeated="2"/>
        </table:table-row>
        <table:table-row table:style-name="ro1">
          <table:table-cell office:value-type="float" office:value="1624631742.17637" calcext:value-type="float">
            <text:p>1624631742,17637</text:p>
          </table:table-cell>
          <table:table-cell table:formula="of:=ROUND([.A616]-[$menor.$A$1];1)" office:value-type="float" office:value="61.5" calcext:value-type="float">
            <text:p>61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-0" calcext:value-type="float">
            <text:p>0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2" calcext:value-type="float">
            <text:p>2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52" calcext:value-type="float">
            <text:p>0,0001052</text:p>
          </table:table-cell>
          <table:table-cell office:value-type="float" office:value="179.51664888" calcext:value-type="float">
            <text:p>179,51664888</text:p>
          </table:table-cell>
          <table:table-cell table:number-columns-repeated="2"/>
        </table:table-row>
        <table:table-row table:style-name="ro1">
          <table:table-cell office:value-type="float" office:value="1624631742.27642" calcext:value-type="float">
            <text:p>1624631742,27642</text:p>
          </table:table-cell>
          <table:table-cell table:formula="of:=ROUND([.A617]-[$menor.$A$1];1)" office:value-type="float" office:value="61.6" calcext:value-type="float">
            <text:p>61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-0" calcext:value-type="float">
            <text:p>0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2" calcext:value-type="float">
            <text:p>2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52" calcext:value-type="float">
            <text:p>0,0001052</text:p>
          </table:table-cell>
          <table:table-cell office:value-type="float" office:value="179.51664888" calcext:value-type="float">
            <text:p>179,51664888</text:p>
          </table:table-cell>
          <table:table-cell table:number-columns-repeated="2"/>
        </table:table-row>
        <table:table-row table:style-name="ro1">
          <table:table-cell office:value-type="float" office:value="1624631742.37616" calcext:value-type="float">
            <text:p>1624631742,37616</text:p>
          </table:table-cell>
          <table:table-cell table:formula="of:=ROUND([.A618]-[$menor.$A$1];1)" office:value-type="float" office:value="61.7" calcext:value-type="float">
            <text:p>61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-0" calcext:value-type="float">
            <text:p>0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2" calcext:value-type="float">
            <text:p>2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52" calcext:value-type="float">
            <text:p>0,0001052</text:p>
          </table:table-cell>
          <table:table-cell office:value-type="float" office:value="179.51664888" calcext:value-type="float">
            <text:p>179,51664888</text:p>
          </table:table-cell>
          <table:table-cell table:number-columns-repeated="2"/>
        </table:table-row>
        <table:table-row table:style-name="ro1">
          <table:table-cell office:value-type="float" office:value="1624631742.47566" calcext:value-type="float">
            <text:p>1624631742,47566</text:p>
          </table:table-cell>
          <table:table-cell table:formula="of:=ROUND([.A619]-[$menor.$A$1];1)" office:value-type="float" office:value="61.8" calcext:value-type="float">
            <text:p>61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-0" calcext:value-type="float">
            <text:p>0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2" calcext:value-type="float">
            <text:p>2</text:p>
          </table:table-cell>
          <table:table-cell office:value-type="float" office:value="-2.00145456" calcext:value-type="float">
            <text:p>-2,00145456</text:p>
          </table:table-cell>
          <table:table-cell office:value-type="float" office:value="0.0001052" calcext:value-type="float">
            <text:p>0,0001052</text:p>
          </table:table-cell>
          <table:table-cell office:value-type="float" office:value="179.51664888" calcext:value-type="float">
            <text:p>179,51664888</text:p>
          </table:table-cell>
          <table:table-cell table:number-columns-repeated="2"/>
        </table:table-row>
        <table:table-row table:style-name="ro1">
          <table:table-cell office:value-type="float" office:value="1624631742.57615" calcext:value-type="float">
            <text:p>1624631742,57615</text:p>
          </table:table-cell>
          <table:table-cell table:formula="of:=ROUND([.A620]-[$menor.$A$1];1)" office:value-type="float" office:value="61.9" calcext:value-type="float">
            <text:p>61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-0" calcext:value-type="float">
            <text:p>0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2.67636" calcext:value-type="float">
            <text:p>1624631742,67636</text:p>
          </table:table-cell>
          <table:table-cell table:formula="of:=ROUND([.A621]-[$menor.$A$1];1)" office:value-type="float" office:value="62" calcext:value-type="float">
            <text:p>6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-0" calcext:value-type="float">
            <text:p>0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2.7766" calcext:value-type="float">
            <text:p>1624631742,7766</text:p>
          </table:table-cell>
          <table:table-cell table:formula="of:=ROUND([.A622]-[$menor.$A$1];1)" office:value-type="float" office:value="62.1" calcext:value-type="float">
            <text:p>62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-0" calcext:value-type="float">
            <text:p>0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2.87705" calcext:value-type="float">
            <text:p>1624631742,87705</text:p>
          </table:table-cell>
          <table:table-cell table:formula="of:=ROUND([.A623]-[$menor.$A$1];1)" office:value-type="float" office:value="62.2" calcext:value-type="float">
            <text:p>62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-0" calcext:value-type="float">
            <text:p>0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2.97735" calcext:value-type="float">
            <text:p>1624631742,97735</text:p>
          </table:table-cell>
          <table:table-cell table:formula="of:=ROUND([.A624]-[$menor.$A$1];1)" office:value-type="float" office:value="62.3" calcext:value-type="float">
            <text:p>62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-0" calcext:value-type="float">
            <text:p>0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3.07756" calcext:value-type="float">
            <text:p>1624631743,07756</text:p>
          </table:table-cell>
          <table:table-cell table:formula="of:=ROUND([.A625]-[$menor.$A$1];1)" office:value-type="float" office:value="62.4" calcext:value-type="float">
            <text:p>62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-0" calcext:value-type="float">
            <text:p>0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3.17775" calcext:value-type="float">
            <text:p>1624631743,17775</text:p>
          </table:table-cell>
          <table:table-cell table:formula="of:=ROUND([.A626]-[$menor.$A$1];1)" office:value-type="float" office:value="62.5" calcext:value-type="float">
            <text:p>62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-0" calcext:value-type="float">
            <text:p>0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3.27786" calcext:value-type="float">
            <text:p>1624631743,27786</text:p>
          </table:table-cell>
          <table:table-cell table:formula="of:=ROUND([.A627]-[$menor.$A$1];1)" office:value-type="float" office:value="62.6" calcext:value-type="float">
            <text:p>62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-0" calcext:value-type="float">
            <text:p>0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3.37809" calcext:value-type="float">
            <text:p>1624631743,37809</text:p>
          </table:table-cell>
          <table:table-cell table:formula="of:=ROUND([.A628]-[$menor.$A$1];1)" office:value-type="float" office:value="62.7" calcext:value-type="float">
            <text:p>62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-0" calcext:value-type="float">
            <text:p>0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3.4783" calcext:value-type="float">
            <text:p>1624631743,4783</text:p>
          </table:table-cell>
          <table:table-cell table:formula="of:=ROUND([.A629]-[$menor.$A$1];1)" office:value-type="float" office:value="62.8" calcext:value-type="float">
            <text:p>62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-0" calcext:value-type="float">
            <text:p>0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2.0009665" calcext:value-type="float">
            <text:p>-2,0009665</text:p>
          </table:table-cell>
          <table:table-cell office:value-type="float" office:value="-0.00027781" calcext:value-type="float">
            <text:p>-0,00027781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43.57838" calcext:value-type="float">
            <text:p>1624631743,57838</text:p>
          </table:table-cell>
          <table:table-cell table:formula="of:=ROUND([.A630]-[$menor.$A$1];1)" office:value-type="float" office:value="62.9" calcext:value-type="float">
            <text:p>62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-0" calcext:value-type="float">
            <text:p>0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1" calcext:value-type="float">
            <text:p>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-0.00007806" calcext:value-type="float">
            <text:p>-7,806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3.67774" calcext:value-type="float">
            <text:p>1624631743,67774</text:p>
          </table:table-cell>
          <table:table-cell table:formula="of:=ROUND([.A631]-[$menor.$A$1];1)" office:value-type="float" office:value="63" calcext:value-type="float">
            <text:p>6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-0" calcext:value-type="float">
            <text:p>0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1" calcext:value-type="float">
            <text:p>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-0.00007806" calcext:value-type="float">
            <text:p>-7,806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3.77778" calcext:value-type="float">
            <text:p>1624631743,77778</text:p>
          </table:table-cell>
          <table:table-cell table:formula="of:=ROUND([.A632]-[$menor.$A$1];1)" office:value-type="float" office:value="63.1" calcext:value-type="float">
            <text:p>63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-0" calcext:value-type="float">
            <text:p>0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1" calcext:value-type="float">
            <text:p>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-0.00007806" calcext:value-type="float">
            <text:p>-7,806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3.87802" calcext:value-type="float">
            <text:p>1624631743,87802</text:p>
          </table:table-cell>
          <table:table-cell table:formula="of:=ROUND([.A633]-[$menor.$A$1];1)" office:value-type="float" office:value="63.2" calcext:value-type="float">
            <text:p>63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-0" calcext:value-type="float">
            <text:p>0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1" calcext:value-type="float">
            <text:p>1</text:p>
          </table:table-cell>
          <table:table-cell office:value-type="float" office:value="-1.9999963" calcext:value-type="float">
            <text:p>-1,9999963</text:p>
          </table:table-cell>
          <table:table-cell office:value-type="float" office:value="-0.00027255" calcext:value-type="float">
            <text:p>-0,00027255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43.97835" calcext:value-type="float">
            <text:p>1624631743,97835</text:p>
          </table:table-cell>
          <table:table-cell table:formula="of:=ROUND([.A634]-[$menor.$A$1];1)" office:value-type="float" office:value="63.3" calcext:value-type="float">
            <text:p>63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-0" calcext:value-type="float">
            <text:p>0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4.07855" calcext:value-type="float">
            <text:p>1624631744,07855</text:p>
          </table:table-cell>
          <table:table-cell table:formula="of:=ROUND([.A635]-[$menor.$A$1];1)" office:value-type="float" office:value="63.4" calcext:value-type="float">
            <text:p>63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-0" calcext:value-type="float">
            <text:p>0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4.17953" calcext:value-type="float">
            <text:p>1624631744,17953</text:p>
          </table:table-cell>
          <table:table-cell table:formula="of:=ROUND([.A636]-[$menor.$A$1];1)" office:value-type="float" office:value="63.5" calcext:value-type="float">
            <text:p>63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-0" calcext:value-type="float">
            <text:p>0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4.27961" calcext:value-type="float">
            <text:p>1624631744,27961</text:p>
          </table:table-cell>
          <table:table-cell table:formula="of:=ROUND([.A637]-[$menor.$A$1];1)" office:value-type="float" office:value="63.6" calcext:value-type="float">
            <text:p>63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0925" calcext:value-type="float">
            <text:p>-1,990925</text:p>
          </table:table-cell>
          <table:table-cell office:value-type="float" office:value="-0" calcext:value-type="float">
            <text:p>0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4.38059" calcext:value-type="float">
            <text:p>1624631744,38059</text:p>
          </table:table-cell>
          <table:table-cell table:formula="of:=ROUND([.A638]-[$menor.$A$1];1)" office:value-type="float" office:value="63.7" calcext:value-type="float">
            <text:p>63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0925" calcext:value-type="float">
            <text:p>-1,990925</text:p>
          </table:table-cell>
          <table:table-cell office:value-type="float" office:value="-0" calcext:value-type="float">
            <text:p>0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4.48063" calcext:value-type="float">
            <text:p>1624631744,48063</text:p>
          </table:table-cell>
          <table:table-cell table:formula="of:=ROUND([.A639]-[$menor.$A$1];1)" office:value-type="float" office:value="63.8" calcext:value-type="float">
            <text:p>63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0925" calcext:value-type="float">
            <text:p>-1,990925</text:p>
          </table:table-cell>
          <table:table-cell office:value-type="float" office:value="-0" calcext:value-type="float">
            <text:p>0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2.0009697" calcext:value-type="float">
            <text:p>-2,00096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4.58085" calcext:value-type="float">
            <text:p>1624631744,58085</text:p>
          </table:table-cell>
          <table:table-cell table:formula="of:=ROUND([.A640]-[$menor.$A$1];1)" office:value-type="float" office:value="63.9" calcext:value-type="float">
            <text:p>63,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0925" calcext:value-type="float">
            <text:p>-1,990925</text:p>
          </table:table-cell>
          <table:table-cell office:value-type="float" office:value="-0" calcext:value-type="float">
            <text:p>0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0.00007052" calcext:value-type="float">
            <text:p>7,052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4.68148" calcext:value-type="float">
            <text:p>1624631744,68148</text:p>
          </table:table-cell>
          <table:table-cell table:formula="of:=ROUND([.A641]-[$menor.$A$1];1)" office:value-type="float" office:value="64" calcext:value-type="float">
            <text:p>6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0925" calcext:value-type="float">
            <text:p>-1,990925</text:p>
          </table:table-cell>
          <table:table-cell office:value-type="float" office:value="-0" calcext:value-type="float">
            <text:p>0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0.00007052" calcext:value-type="float">
            <text:p>7,052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4.78098" calcext:value-type="float">
            <text:p>1624631744,78098</text:p>
          </table:table-cell>
          <table:table-cell table:formula="of:=ROUND([.A642]-[$menor.$A$1];1)" office:value-type="float" office:value="64.1" calcext:value-type="float">
            <text:p>64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0925" calcext:value-type="float">
            <text:p>-1,990925</text:p>
          </table:table-cell>
          <table:table-cell office:value-type="float" office:value="-0" calcext:value-type="float">
            <text:p>0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0.00007052" calcext:value-type="float">
            <text:p>7,052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4.88153" calcext:value-type="float">
            <text:p>1624631744,88153</text:p>
          </table:table-cell>
          <table:table-cell table:formula="of:=ROUND([.A643]-[$menor.$A$1];1)" office:value-type="float" office:value="64.2" calcext:value-type="float">
            <text:p>64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0925" calcext:value-type="float">
            <text:p>-1,990925</text:p>
          </table:table-cell>
          <table:table-cell office:value-type="float" office:value="-0" calcext:value-type="float">
            <text:p>0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0.00007052" calcext:value-type="float">
            <text:p>7,052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4.98099" calcext:value-type="float">
            <text:p>1624631744,98099</text:p>
          </table:table-cell>
          <table:table-cell table:formula="of:=ROUND([.A644]-[$menor.$A$1];1)" office:value-type="float" office:value="64.3" calcext:value-type="float">
            <text:p>64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0925" calcext:value-type="float">
            <text:p>-1,990925</text:p>
          </table:table-cell>
          <table:table-cell office:value-type="float" office:value="-0" calcext:value-type="float">
            <text:p>0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1" calcext:value-type="float">
            <text:p>-1</text:p>
          </table:table-cell>
          <table:table-cell office:value-type="float" office:value="-1.99999666" calcext:value-type="float">
            <text:p>-1,99999666</text:p>
          </table:table-cell>
          <table:table-cell office:value-type="float" office:value="0.00024623" calcext:value-type="float">
            <text:p>0,00024623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45.08119" calcext:value-type="float">
            <text:p>1624631745,08119</text:p>
          </table:table-cell>
          <table:table-cell table:formula="of:=ROUND([.A645]-[$menor.$A$1];1)" office:value-type="float" office:value="64.4" calcext:value-type="float">
            <text:p>64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0925" calcext:value-type="float">
            <text:p>-1,990925</text:p>
          </table:table-cell>
          <table:table-cell office:value-type="float" office:value="-0" calcext:value-type="float">
            <text:p>0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1" calcext:value-type="float">
            <text:p>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-0.00007052" calcext:value-type="float">
            <text:p>-7,052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5.18057" calcext:value-type="float">
            <text:p>1624631745,18057</text:p>
          </table:table-cell>
          <table:table-cell table:formula="of:=ROUND([.A646]-[$menor.$A$1];1)" office:value-type="float" office:value="64.5" calcext:value-type="float">
            <text:p>64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0925" calcext:value-type="float">
            <text:p>-1,990925</text:p>
          </table:table-cell>
          <table:table-cell office:value-type="float" office:value="-0" calcext:value-type="float">
            <text:p>0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1" calcext:value-type="float">
            <text:p>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-0.00007052" calcext:value-type="float">
            <text:p>-7,052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5.28087" calcext:value-type="float">
            <text:p>1624631745,28087</text:p>
          </table:table-cell>
          <table:table-cell table:formula="of:=ROUND([.A647]-[$menor.$A$1];1)" office:value-type="float" office:value="64.6" calcext:value-type="float">
            <text:p>64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1895" calcext:value-type="float">
            <text:p>-1,991895</text:p>
          </table:table-cell>
          <table:table-cell office:value-type="float" office:value="-0" calcext:value-type="float">
            <text:p>0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1" calcext:value-type="float">
            <text:p>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-0.00007052" calcext:value-type="float">
            <text:p>-7,052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5.38082" calcext:value-type="float">
            <text:p>1624631745,38082</text:p>
          </table:table-cell>
          <table:table-cell table:formula="of:=ROUND([.A648]-[$menor.$A$1];1)" office:value-type="float" office:value="64.7" calcext:value-type="float">
            <text:p>64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1895" calcext:value-type="float">
            <text:p>-1,991895</text:p>
          </table:table-cell>
          <table:table-cell office:value-type="float" office:value="-0" calcext:value-type="float">
            <text:p>0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1" calcext:value-type="float">
            <text:p>1</text:p>
          </table:table-cell>
          <table:table-cell office:value-type="float" office:value="-1.99999963" calcext:value-type="float">
            <text:p>-1,99999963</text:p>
          </table:table-cell>
          <table:table-cell office:value-type="float" office:value="0.00008221" calcext:value-type="float">
            <text:p>8,221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45.48057" calcext:value-type="float">
            <text:p>1624631745,48057</text:p>
          </table:table-cell>
          <table:table-cell table:formula="of:=ROUND([.A649]-[$menor.$A$1];1)" office:value-type="float" office:value="64.8" calcext:value-type="float">
            <text:p>64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1895" calcext:value-type="float">
            <text:p>-1,991895</text:p>
          </table:table-cell>
          <table:table-cell office:value-type="float" office:value="-0" calcext:value-type="float">
            <text:p>0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2" calcext:value-type="float">
            <text:p>2</text:p>
          </table:table-cell>
          <table:table-cell office:value-type="float" office:value="-2.00096968" calcext:value-type="float">
            <text:p>-2,00096968</text:p>
          </table:table-cell>
          <table:table-cell office:value-type="float" office:value="-0.00007617" calcext:value-type="float">
            <text:p>-7,617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5.58149" calcext:value-type="float">
            <text:p>1624631745,58149</text:p>
          </table:table-cell>
          <table:table-cell table:formula="of:=ROUND([.A650]-[$menor.$A$1];1)" office:value-type="float" office:value="64.9" calcext:value-type="float">
            <text:p>64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1895" calcext:value-type="float">
            <text:p>-1,991895</text:p>
          </table:table-cell>
          <table:table-cell office:value-type="float" office:value="-0" calcext:value-type="float">
            <text:p>0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2" calcext:value-type="float">
            <text:p>2</text:p>
          </table:table-cell>
          <table:table-cell office:value-type="float" office:value="-1.99999971" calcext:value-type="float">
            <text:p>-1,99999971</text:p>
          </table:table-cell>
          <table:table-cell office:value-type="float" office:value="-0.00006803" calcext:value-type="float">
            <text:p>-6,803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5.68089" calcext:value-type="float">
            <text:p>1624631745,68089</text:p>
          </table:table-cell>
          <table:table-cell table:formula="of:=ROUND([.A651]-[$menor.$A$1];1)" office:value-type="float" office:value="65" calcext:value-type="float">
            <text:p>6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1895" calcext:value-type="float">
            <text:p>-1,991895</text:p>
          </table:table-cell>
          <table:table-cell office:value-type="float" office:value="-0" calcext:value-type="float">
            <text:p>0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2" calcext:value-type="float">
            <text:p>2</text:p>
          </table:table-cell>
          <table:table-cell office:value-type="float" office:value="-1.99999742" calcext:value-type="float">
            <text:p>-1,99999742</text:p>
          </table:table-cell>
          <table:table-cell office:value-type="float" office:value="-0.00020442" calcext:value-type="float">
            <text:p>-0,00020442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45.7811" calcext:value-type="float">
            <text:p>1624631745,7811</text:p>
          </table:table-cell>
          <table:table-cell table:formula="of:=ROUND([.A652]-[$menor.$A$1];1)" office:value-type="float" office:value="65.1" calcext:value-type="float">
            <text:p>65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1895" calcext:value-type="float">
            <text:p>-1,991895</text:p>
          </table:table-cell>
          <table:table-cell office:value-type="float" office:value="-0" calcext:value-type="float">
            <text:p>0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1" calcext:value-type="float">
            <text:p>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-0.00006298" calcext:value-type="float">
            <text:p>-6,298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5.88093" calcext:value-type="float">
            <text:p>1624631745,88093</text:p>
          </table:table-cell>
          <table:table-cell table:formula="of:=ROUND([.A653]-[$menor.$A$1];1)" office:value-type="float" office:value="65.2" calcext:value-type="float">
            <text:p>65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1895" calcext:value-type="float">
            <text:p>-1,991895</text:p>
          </table:table-cell>
          <table:table-cell office:value-type="float" office:value="-0" calcext:value-type="float">
            <text:p>0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1" calcext:value-type="float">
            <text:p>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-0.00006298" calcext:value-type="float">
            <text:p>-6,298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5.98124" calcext:value-type="float">
            <text:p>1624631745,98124</text:p>
          </table:table-cell>
          <table:table-cell table:formula="of:=ROUND([.A654]-[$menor.$A$1];1)" office:value-type="float" office:value="65.3" calcext:value-type="float">
            <text:p>65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1895" calcext:value-type="float">
            <text:p>-1,991895</text:p>
          </table:table-cell>
          <table:table-cell office:value-type="float" office:value="-0" calcext:value-type="float">
            <text:p>0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1" calcext:value-type="float">
            <text:p>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-0.00006298" calcext:value-type="float">
            <text:p>-6,298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6.0815" calcext:value-type="float">
            <text:p>1624631746,0815</text:p>
          </table:table-cell>
          <table:table-cell table:formula="of:=ROUND([.A655]-[$menor.$A$1];1)" office:value-type="float" office:value="65.4" calcext:value-type="float">
            <text:p>65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1895" calcext:value-type="float">
            <text:p>-1,991895</text:p>
          </table:table-cell>
          <table:table-cell office:value-type="float" office:value="-0" calcext:value-type="float">
            <text:p>0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1" calcext:value-type="float">
            <text:p>1</text:p>
          </table:table-cell>
          <table:table-cell office:value-type="float" office:value="-1.99999702" calcext:value-type="float">
            <text:p>-1,99999702</text:p>
          </table:table-cell>
          <table:table-cell office:value-type="float" office:value="-0.00021991" calcext:value-type="float">
            <text:p>-0,00021991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46.18115" calcext:value-type="float">
            <text:p>1624631746,18115</text:p>
          </table:table-cell>
          <table:table-cell table:formula="of:=ROUND([.A656]-[$menor.$A$1];1)" office:value-type="float" office:value="65.5" calcext:value-type="float">
            <text:p>65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1895" calcext:value-type="float">
            <text:p>-1,991895</text:p>
          </table:table-cell>
          <table:table-cell office:value-type="float" office:value="-0" calcext:value-type="float">
            <text:p>0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0.00006298" calcext:value-type="float">
            <text:p>6,298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6.28136" calcext:value-type="float">
            <text:p>1624631746,28136</text:p>
          </table:table-cell>
          <table:table-cell table:formula="of:=ROUND([.A657]-[$menor.$A$1];1)" office:value-type="float" office:value="65.6" calcext:value-type="float">
            <text:p>65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2865" calcext:value-type="float">
            <text:p>-1,992865</text:p>
          </table:table-cell>
          <table:table-cell office:value-type="float" office:value="-0" calcext:value-type="float">
            <text:p>0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0.00006298" calcext:value-type="float">
            <text:p>6,298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6.38088" calcext:value-type="float">
            <text:p>1624631746,38088</text:p>
          </table:table-cell>
          <table:table-cell table:formula="of:=ROUND([.A658]-[$menor.$A$1];1)" office:value-type="float" office:value="65.7" calcext:value-type="float">
            <text:p>65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2865" calcext:value-type="float">
            <text:p>-1,992865</text:p>
          </table:table-cell>
          <table:table-cell office:value-type="float" office:value="-0" calcext:value-type="float">
            <text:p>0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0.00006298" calcext:value-type="float">
            <text:p>6,298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6.48141" calcext:value-type="float">
            <text:p>1624631746,48141</text:p>
          </table:table-cell>
          <table:table-cell table:formula="of:=ROUND([.A659]-[$menor.$A$1];1)" office:value-type="float" office:value="65.8" calcext:value-type="float">
            <text:p>65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2865" calcext:value-type="float">
            <text:p>-1,992865</text:p>
          </table:table-cell>
          <table:table-cell office:value-type="float" office:value="-0" calcext:value-type="float">
            <text:p>0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1" calcext:value-type="float">
            <text:p>-1</text:p>
          </table:table-cell>
          <table:table-cell office:value-type="float" office:value="-2.00096975" calcext:value-type="float">
            <text:p>-2,00096975</text:p>
          </table:table-cell>
          <table:table-cell office:value-type="float" office:value="0.00006298" calcext:value-type="float">
            <text:p>6,298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6.58156" calcext:value-type="float">
            <text:p>1624631746,58156</text:p>
          </table:table-cell>
          <table:table-cell table:formula="of:=ROUND([.A660]-[$menor.$A$1];1)" office:value-type="float" office:value="65.9" calcext:value-type="float">
            <text:p>65,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2865" calcext:value-type="float">
            <text:p>-1,992865</text:p>
          </table:table-cell>
          <table:table-cell office:value-type="float" office:value="-0" calcext:value-type="float">
            <text:p>0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6.68227" calcext:value-type="float">
            <text:p>1624631746,68227</text:p>
          </table:table-cell>
          <table:table-cell table:formula="of:=ROUND([.A661]-[$menor.$A$1];1)" office:value-type="float" office:value="66" calcext:value-type="float">
            <text:p>6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2865" calcext:value-type="float">
            <text:p>-1,992865</text:p>
          </table:table-cell>
          <table:table-cell office:value-type="float" office:value="-0" calcext:value-type="float">
            <text:p>0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6.78263" calcext:value-type="float">
            <text:p>1624631746,78263</text:p>
          </table:table-cell>
          <table:table-cell table:formula="of:=ROUND([.A662]-[$menor.$A$1];1)" office:value-type="float" office:value="66.1" calcext:value-type="float">
            <text:p>66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2865" calcext:value-type="float">
            <text:p>-1,992865</text:p>
          </table:table-cell>
          <table:table-cell office:value-type="float" office:value="-0" calcext:value-type="float">
            <text:p>0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6.88332" calcext:value-type="float">
            <text:p>1624631746,88332</text:p>
          </table:table-cell>
          <table:table-cell table:formula="of:=ROUND([.A663]-[$menor.$A$1];1)" office:value-type="float" office:value="66.2" calcext:value-type="float">
            <text:p>66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2865" calcext:value-type="float">
            <text:p>-1,992865</text:p>
          </table:table-cell>
          <table:table-cell office:value-type="float" office:value="-0" calcext:value-type="float">
            <text:p>0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6.98329" calcext:value-type="float">
            <text:p>1624631746,98329</text:p>
          </table:table-cell>
          <table:table-cell table:formula="of:=ROUND([.A664]-[$menor.$A$1];1)" office:value-type="float" office:value="66.3" calcext:value-type="float">
            <text:p>66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2865" calcext:value-type="float">
            <text:p>-1,992865</text:p>
          </table:table-cell>
          <table:table-cell office:value-type="float" office:value="-0" calcext:value-type="float">
            <text:p>0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7.0832" calcext:value-type="float">
            <text:p>1624631747,0832</text:p>
          </table:table-cell>
          <table:table-cell table:formula="of:=ROUND([.A665]-[$menor.$A$1];1)" office:value-type="float" office:value="66.4" calcext:value-type="float">
            <text:p>66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2865" calcext:value-type="float">
            <text:p>-1,992865</text:p>
          </table:table-cell>
          <table:table-cell office:value-type="float" office:value="-0" calcext:value-type="float">
            <text:p>0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7.18283" calcext:value-type="float">
            <text:p>1624631747,18283</text:p>
          </table:table-cell>
          <table:table-cell table:formula="of:=ROUND([.A666]-[$menor.$A$1];1)" office:value-type="float" office:value="66.5" calcext:value-type="float">
            <text:p>66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2865" calcext:value-type="float">
            <text:p>-1,992865</text:p>
          </table:table-cell>
          <table:table-cell office:value-type="float" office:value="-0" calcext:value-type="float">
            <text:p>0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737" calcext:value-type="float">
            <text:p>-1,99999737</text:p>
          </table:table-cell>
          <table:table-cell office:value-type="float" office:value="0.00019359" calcext:value-type="float">
            <text:p>0,00019359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47.28316" calcext:value-type="float">
            <text:p>1624631747,28316</text:p>
          </table:table-cell>
          <table:table-cell table:formula="of:=ROUND([.A667]-[$menor.$A$1];1)" office:value-type="float" office:value="66.6" calcext:value-type="float">
            <text:p>66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3835" calcext:value-type="float">
            <text:p>-1,993835</text:p>
          </table:table-cell>
          <table:table-cell office:value-type="float" office:value="-0" calcext:value-type="float">
            <text:p>0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1" calcext:value-type="float">
            <text:p>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-0.00005544" calcext:value-type="float">
            <text:p>-5,544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7.38351" calcext:value-type="float">
            <text:p>1624631747,38351</text:p>
          </table:table-cell>
          <table:table-cell table:formula="of:=ROUND([.A668]-[$menor.$A$1];1)" office:value-type="float" office:value="66.7" calcext:value-type="float">
            <text:p>66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3835" calcext:value-type="float">
            <text:p>-1,993835</text:p>
          </table:table-cell>
          <table:table-cell office:value-type="float" office:value="-0" calcext:value-type="float">
            <text:p>0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1" calcext:value-type="float">
            <text:p>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-0.00005544" calcext:value-type="float">
            <text:p>-5,544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7.48379" calcext:value-type="float">
            <text:p>1624631747,48379</text:p>
          </table:table-cell>
          <table:table-cell table:formula="of:=ROUND([.A669]-[$menor.$A$1];1)" office:value-type="float" office:value="66.8" calcext:value-type="float">
            <text:p>66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3835" calcext:value-type="float">
            <text:p>-1,993835</text:p>
          </table:table-cell>
          <table:table-cell office:value-type="float" office:value="-0" calcext:value-type="float">
            <text:p>0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1" calcext:value-type="float">
            <text:p>1</text:p>
          </table:table-cell>
          <table:table-cell office:value-type="float" office:value="-2.00096978" calcext:value-type="float">
            <text:p>-2,00096978</text:p>
          </table:table-cell>
          <table:table-cell office:value-type="float" office:value="-0.00005544" calcext:value-type="float">
            <text:p>-5,544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7.58418" calcext:value-type="float">
            <text:p>1624631747,58418</text:p>
          </table:table-cell>
          <table:table-cell table:formula="of:=ROUND([.A670]-[$menor.$A$1];1)" office:value-type="float" office:value="66.9" calcext:value-type="float">
            <text:p>66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3835" calcext:value-type="float">
            <text:p>-1,993835</text:p>
          </table:table-cell>
          <table:table-cell office:value-type="float" office:value="-0" calcext:value-type="float">
            <text:p>0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1" calcext:value-type="float">
            <text:p>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0.00005585" calcext:value-type="float">
            <text:p>5,585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47.68365" calcext:value-type="float">
            <text:p>1624631747,68365</text:p>
          </table:table-cell>
          <table:table-cell table:formula="of:=ROUND([.A671]-[$menor.$A$1];1)" office:value-type="float" office:value="67" calcext:value-type="float">
            <text:p>6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3835" calcext:value-type="float">
            <text:p>-1,993835</text:p>
          </table:table-cell>
          <table:table-cell office:value-type="float" office:value="-0" calcext:value-type="float">
            <text:p>0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2" calcext:value-type="float">
            <text:p>2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-0.00005175" calcext:value-type="float">
            <text:p>-5,175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7.78377" calcext:value-type="float">
            <text:p>1624631747,78377</text:p>
          </table:table-cell>
          <table:table-cell table:formula="of:=ROUND([.A672]-[$menor.$A$1];1)" office:value-type="float" office:value="67.1" calcext:value-type="float">
            <text:p>67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3835" calcext:value-type="float">
            <text:p>-1,993835</text:p>
          </table:table-cell>
          <table:table-cell office:value-type="float" office:value="-0" calcext:value-type="float">
            <text:p>0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2" calcext:value-type="float">
            <text:p>2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-0.00005175" calcext:value-type="float">
            <text:p>-5,175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7.88408" calcext:value-type="float">
            <text:p>1624631747,88408</text:p>
          </table:table-cell>
          <table:table-cell table:formula="of:=ROUND([.A673]-[$menor.$A$1];1)" office:value-type="float" office:value="67.2" calcext:value-type="float">
            <text:p>67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3835" calcext:value-type="float">
            <text:p>-1,993835</text:p>
          </table:table-cell>
          <table:table-cell office:value-type="float" office:value="-0" calcext:value-type="float">
            <text:p>0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2" calcext:value-type="float">
            <text:p>2</text:p>
          </table:table-cell>
          <table:table-cell office:value-type="float" office:value="-1.99999804" calcext:value-type="float">
            <text:p>-1,99999804</text:p>
          </table:table-cell>
          <table:table-cell office:value-type="float" office:value="-0.00015549" calcext:value-type="float">
            <text:p>-0,00015549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47.98357" calcext:value-type="float">
            <text:p>1624631747,98357</text:p>
          </table:table-cell>
          <table:table-cell table:formula="of:=ROUND([.A674]-[$menor.$A$1];1)" office:value-type="float" office:value="67.3" calcext:value-type="float">
            <text:p>67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3835" calcext:value-type="float">
            <text:p>-1,993835</text:p>
          </table:table-cell>
          <table:table-cell office:value-type="float" office:value="-0" calcext:value-type="float">
            <text:p>0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1" calcext:value-type="float">
            <text:p>1</text:p>
          </table:table-cell>
          <table:table-cell office:value-type="float" office:value="-1.99999981" calcext:value-type="float">
            <text:p>-1,99999981</text:p>
          </table:table-cell>
          <table:table-cell office:value-type="float" office:value="-0.00004791" calcext:value-type="float">
            <text:p>-4,791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8.0837" calcext:value-type="float">
            <text:p>1624631748,0837</text:p>
          </table:table-cell>
          <table:table-cell table:formula="of:=ROUND([.A675]-[$menor.$A$1];1)" office:value-type="float" office:value="67.4" calcext:value-type="float">
            <text:p>67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3835" calcext:value-type="float">
            <text:p>-1,993835</text:p>
          </table:table-cell>
          <table:table-cell office:value-type="float" office:value="-0" calcext:value-type="float">
            <text:p>0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1" calcext:value-type="float">
            <text:p>1</text:p>
          </table:table-cell>
          <table:table-cell office:value-type="float" office:value="-1.99999981" calcext:value-type="float">
            <text:p>-1,99999981</text:p>
          </table:table-cell>
          <table:table-cell office:value-type="float" office:value="-0.00004791" calcext:value-type="float">
            <text:p>-4,791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8.18424" calcext:value-type="float">
            <text:p>1624631748,18424</text:p>
          </table:table-cell>
          <table:table-cell table:formula="of:=ROUND([.A676]-[$menor.$A$1];1)" office:value-type="float" office:value="67.5" calcext:value-type="float">
            <text:p>67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3835" calcext:value-type="float">
            <text:p>-1,993835</text:p>
          </table:table-cell>
          <table:table-cell office:value-type="float" office:value="-0" calcext:value-type="float">
            <text:p>0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1" calcext:value-type="float">
            <text:p>1</text:p>
          </table:table-cell>
          <table:table-cell office:value-type="float" office:value="-1.99999981" calcext:value-type="float">
            <text:p>-1,99999981</text:p>
          </table:table-cell>
          <table:table-cell office:value-type="float" office:value="-0.00004791" calcext:value-type="float">
            <text:p>-4,791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8.28386" calcext:value-type="float">
            <text:p>1624631748,28386</text:p>
          </table:table-cell>
          <table:table-cell table:formula="of:=ROUND([.A677]-[$menor.$A$1];1)" office:value-type="float" office:value="67.6" calcext:value-type="float">
            <text:p>67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4805" calcext:value-type="float">
            <text:p>-1,994805</text:p>
          </table:table-cell>
          <table:table-cell office:value-type="float" office:value="-0" calcext:value-type="float">
            <text:p>0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1" calcext:value-type="float">
            <text:p>1</text:p>
          </table:table-cell>
          <table:table-cell office:value-type="float" office:value="-1.99999773" calcext:value-type="float">
            <text:p>-1,99999773</text:p>
          </table:table-cell>
          <table:table-cell office:value-type="float" office:value="-0.00016727" calcext:value-type="float">
            <text:p>-0,00016727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48.3839" calcext:value-type="float">
            <text:p>1624631748,3839</text:p>
          </table:table-cell>
          <table:table-cell table:formula="of:=ROUND([.A678]-[$menor.$A$1];1)" office:value-type="float" office:value="67.7" calcext:value-type="float">
            <text:p>67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4805" calcext:value-type="float">
            <text:p>-1,994805</text:p>
          </table:table-cell>
          <table:table-cell office:value-type="float" office:value="-0" calcext:value-type="float">
            <text:p>0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1" calcext:value-type="float">
            <text:p>-1,99999981</text:p>
          </table:table-cell>
          <table:table-cell office:value-type="float" office:value="0.00004791" calcext:value-type="float">
            <text:p>4,791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8.48399" calcext:value-type="float">
            <text:p>1624631748,48399</text:p>
          </table:table-cell>
          <table:table-cell table:formula="of:=ROUND([.A679]-[$menor.$A$1];1)" office:value-type="float" office:value="67.8" calcext:value-type="float">
            <text:p>67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4805" calcext:value-type="float">
            <text:p>-1,994805</text:p>
          </table:table-cell>
          <table:table-cell office:value-type="float" office:value="-0" calcext:value-type="float">
            <text:p>0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-2.00096981" calcext:value-type="float">
            <text:p>-2,00096981</text:p>
          </table:table-cell>
          <table:table-cell office:value-type="float" office:value="0.00004791" calcext:value-type="float">
            <text:p>4,791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8.58398" calcext:value-type="float">
            <text:p>1624631748,58398</text:p>
          </table:table-cell>
          <table:table-cell table:formula="of:=ROUND([.A680]-[$menor.$A$1];1)" office:value-type="float" office:value="67.9" calcext:value-type="float">
            <text:p>67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4805" calcext:value-type="float">
            <text:p>-1,994805</text:p>
          </table:table-cell>
          <table:table-cell office:value-type="float" office:value="-0" calcext:value-type="float">
            <text:p>0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8.68413" calcext:value-type="float">
            <text:p>1624631748,68413</text:p>
          </table:table-cell>
          <table:table-cell table:formula="of:=ROUND([.A681]-[$menor.$A$1];1)" office:value-type="float" office:value="68" calcext:value-type="float">
            <text:p>6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4805" calcext:value-type="float">
            <text:p>-1,994805</text:p>
          </table:table-cell>
          <table:table-cell office:value-type="float" office:value="-0" calcext:value-type="float">
            <text:p>0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8.78435" calcext:value-type="float">
            <text:p>1624631748,78435</text:p>
          </table:table-cell>
          <table:table-cell table:formula="of:=ROUND([.A682]-[$menor.$A$1];1)" office:value-type="float" office:value="68.1" calcext:value-type="float">
            <text:p>68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4805" calcext:value-type="float">
            <text:p>-1,994805</text:p>
          </table:table-cell>
          <table:table-cell office:value-type="float" office:value="-0" calcext:value-type="float">
            <text:p>0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8.88362" calcext:value-type="float">
            <text:p>1624631748,88362</text:p>
          </table:table-cell>
          <table:table-cell table:formula="of:=ROUND([.A683]-[$menor.$A$1];1)" office:value-type="float" office:value="68.2" calcext:value-type="float">
            <text:p>68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4805" calcext:value-type="float">
            <text:p>-1,994805</text:p>
          </table:table-cell>
          <table:table-cell office:value-type="float" office:value="-0" calcext:value-type="float">
            <text:p>0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8.98458" calcext:value-type="float">
            <text:p>1624631748,98458</text:p>
          </table:table-cell>
          <table:table-cell table:formula="of:=ROUND([.A684]-[$menor.$A$1];1)" office:value-type="float" office:value="68.3" calcext:value-type="float">
            <text:p>68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4805" calcext:value-type="float">
            <text:p>-1,994805</text:p>
          </table:table-cell>
          <table:table-cell office:value-type="float" office:value="-0" calcext:value-type="float">
            <text:p>0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9.08535" calcext:value-type="float">
            <text:p>1624631749,08535</text:p>
          </table:table-cell>
          <table:table-cell table:formula="of:=ROUND([.A685]-[$menor.$A$1];1)" office:value-type="float" office:value="68.4" calcext:value-type="float">
            <text:p>68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4805" calcext:value-type="float">
            <text:p>-1,994805</text:p>
          </table:table-cell>
          <table:table-cell office:value-type="float" office:value="-0" calcext:value-type="float">
            <text:p>0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9.18532" calcext:value-type="float">
            <text:p>1624631749,18532</text:p>
          </table:table-cell>
          <table:table-cell table:formula="of:=ROUND([.A686]-[$menor.$A$1];1)" office:value-type="float" office:value="68.5" calcext:value-type="float">
            <text:p>68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4805" calcext:value-type="float">
            <text:p>-1,994805</text:p>
          </table:table-cell>
          <table:table-cell office:value-type="float" office:value="-0" calcext:value-type="float">
            <text:p>0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9.28523" calcext:value-type="float">
            <text:p>1624631749,28523</text:p>
          </table:table-cell>
          <table:table-cell table:formula="of:=ROUND([.A687]-[$menor.$A$1];1)" office:value-type="float" office:value="68.6" calcext:value-type="float">
            <text:p>68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49.38539" calcext:value-type="float">
            <text:p>1624631749,38539</text:p>
          </table:table-cell>
          <table:table-cell table:formula="of:=ROUND([.A688]-[$menor.$A$1];1)" office:value-type="float" office:value="68.7" calcext:value-type="float">
            <text:p>68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09" calcext:value-type="float">
            <text:p>-1,99999809</text:p>
          </table:table-cell>
          <table:table-cell office:value-type="float" office:value="0.00014095" calcext:value-type="float">
            <text:p>0,00014095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49.48537" calcext:value-type="float">
            <text:p>1624631749,48537</text:p>
          </table:table-cell>
          <table:table-cell table:formula="of:=ROUND([.A689]-[$menor.$A$1];1)" office:value-type="float" office:value="68.8" calcext:value-type="float">
            <text:p>68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1" calcext:value-type="float">
            <text:p>1</text:p>
          </table:table-cell>
          <table:table-cell office:value-type="float" office:value="-2.00096984" calcext:value-type="float">
            <text:p>-2,00096984</text:p>
          </table:table-cell>
          <table:table-cell office:value-type="float" office:value="-0.00004037" calcext:value-type="float">
            <text:p>-4,037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9.58625" calcext:value-type="float">
            <text:p>1624631749,58625</text:p>
          </table:table-cell>
          <table:table-cell table:formula="of:=ROUND([.A690]-[$menor.$A$1];1)" office:value-type="float" office:value="68.9" calcext:value-type="float">
            <text:p>68,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9.68651" calcext:value-type="float">
            <text:p>1624631749,68651</text:p>
          </table:table-cell>
          <table:table-cell table:formula="of:=ROUND([.A691]-[$menor.$A$1];1)" office:value-type="float" office:value="69" calcext:value-type="float">
            <text:p>6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49.78564" calcext:value-type="float">
            <text:p>1624631749,78564</text:p>
          </table:table-cell>
          <table:table-cell table:formula="of:=ROUND([.A692]-[$menor.$A$1];1)" office:value-type="float" office:value="69.1" calcext:value-type="float">
            <text:p>69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49.88595" calcext:value-type="float">
            <text:p>1624631749,88595</text:p>
          </table:table-cell>
          <table:table-cell table:formula="of:=ROUND([.A693]-[$menor.$A$1];1)" office:value-type="float" office:value="69.2" calcext:value-type="float">
            <text:p>69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49.98626" calcext:value-type="float">
            <text:p>1624631749,98626</text:p>
          </table:table-cell>
          <table:table-cell table:formula="of:=ROUND([.A694]-[$menor.$A$1];1)" office:value-type="float" office:value="69.3" calcext:value-type="float">
            <text:p>69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50.08645" calcext:value-type="float">
            <text:p>1624631750,08645</text:p>
          </table:table-cell>
          <table:table-cell table:formula="of:=ROUND([.A695]-[$menor.$A$1];1)" office:value-type="float" office:value="69.4" calcext:value-type="float">
            <text:p>69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50.18632" calcext:value-type="float">
            <text:p>1624631750,18632</text:p>
          </table:table-cell>
          <table:table-cell table:formula="of:=ROUND([.A696]-[$menor.$A$1];1)"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0.28595" calcext:value-type="float">
            <text:p>1624631750,28595</text:p>
          </table:table-cell>
          <table:table-cell table:formula="of:=ROUND([.A697]-[$menor.$A$1];1)" office:value-type="float" office:value="69.6" calcext:value-type="float">
            <text:p>69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0.38639" calcext:value-type="float">
            <text:p>1624631750,38639</text:p>
          </table:table-cell>
          <table:table-cell table:formula="of:=ROUND([.A698]-[$menor.$A$1];1)" office:value-type="float" office:value="69.7" calcext:value-type="float">
            <text:p>69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0.48566" calcext:value-type="float">
            <text:p>1624631750,48566</text:p>
          </table:table-cell>
          <table:table-cell table:formula="of:=ROUND([.A699]-[$menor.$A$1];1)" office:value-type="float" office:value="69.8" calcext:value-type="float">
            <text:p>69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50.58588" calcext:value-type="float">
            <text:p>1624631750,58588</text:p>
          </table:table-cell>
          <table:table-cell table:formula="of:=ROUND([.A700]-[$menor.$A$1];1)" office:value-type="float" office:value="69.9" calcext:value-type="float">
            <text:p>69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0.68625" calcext:value-type="float">
            <text:p>1624631750,68625</text:p>
          </table:table-cell>
          <table:table-cell table:formula="of:=ROUND([.A701]-[$menor.$A$1];1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0.78559" calcext:value-type="float">
            <text:p>1624631750,78559</text:p>
          </table:table-cell>
          <table:table-cell table:formula="of:=ROUND([.A702]-[$menor.$A$1];1)" office:value-type="float" office:value="70.1" calcext:value-type="float">
            <text:p>70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0.88594" calcext:value-type="float">
            <text:p>1624631750,88594</text:p>
          </table:table-cell>
          <table:table-cell table:formula="of:=ROUND([.A703]-[$menor.$A$1];1)"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0.98626" calcext:value-type="float">
            <text:p>1624631750,98626</text:p>
          </table:table-cell>
          <table:table-cell table:formula="of:=ROUND([.A704]-[$menor.$A$1];1)" office:value-type="float" office:value="70.3" calcext:value-type="float">
            <text:p>70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1.08656" calcext:value-type="float">
            <text:p>1624631751,08656</text:p>
          </table:table-cell>
          <table:table-cell table:formula="of:=ROUND([.A705]-[$menor.$A$1];1)" office:value-type="float" office:value="70.4" calcext:value-type="float">
            <text:p>70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1.18678" calcext:value-type="float">
            <text:p>1624631751,18678</text:p>
          </table:table-cell>
          <table:table-cell table:formula="of:=ROUND([.A706]-[$menor.$A$1];1)"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1.28728" calcext:value-type="float">
            <text:p>1624631751,28728</text:p>
          </table:table-cell>
          <table:table-cell table:formula="of:=ROUND([.A707]-[$menor.$A$1];1)" office:value-type="float" office:value="70.6" calcext:value-type="float">
            <text:p>70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1.38691" calcext:value-type="float">
            <text:p>1624631751,38691</text:p>
          </table:table-cell>
          <table:table-cell table:formula="of:=ROUND([.A708]-[$menor.$A$1];1)" office:value-type="float" office:value="70.7" calcext:value-type="float">
            <text:p>70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1.48731" calcext:value-type="float">
            <text:p>1624631751,48731</text:p>
          </table:table-cell>
          <table:table-cell table:formula="of:=ROUND([.A709]-[$menor.$A$1];1)" office:value-type="float" office:value="70.8" calcext:value-type="float">
            <text:p>70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1.58741" calcext:value-type="float">
            <text:p>1624631751,58741</text:p>
          </table:table-cell>
          <table:table-cell table:formula="of:=ROUND([.A710]-[$menor.$A$1];1)" office:value-type="float" office:value="70.9" calcext:value-type="float">
            <text:p>70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51.68699" calcext:value-type="float">
            <text:p>1624631751,68699</text:p>
          </table:table-cell>
          <table:table-cell table:formula="of:=ROUND([.A711]-[$menor.$A$1];1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1.78744" calcext:value-type="float">
            <text:p>1624631751,78744</text:p>
          </table:table-cell>
          <table:table-cell table:formula="of:=ROUND([.A712]-[$menor.$A$1];1)" office:value-type="float" office:value="71.1" calcext:value-type="float">
            <text:p>71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1.88674" calcext:value-type="float">
            <text:p>1624631751,88674</text:p>
          </table:table-cell>
          <table:table-cell table:formula="of:=ROUND([.A713]-[$menor.$A$1];1)"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1.98702" calcext:value-type="float">
            <text:p>1624631751,98702</text:p>
          </table:table-cell>
          <table:table-cell table:formula="of:=ROUND([.A714]-[$menor.$A$1];1)" office:value-type="float" office:value="71.3" calcext:value-type="float">
            <text:p>71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52.08747" calcext:value-type="float">
            <text:p>1624631752,08747</text:p>
          </table:table-cell>
          <table:table-cell table:formula="of:=ROUND([.A715]-[$menor.$A$1];1)" office:value-type="float" office:value="71.4" calcext:value-type="float">
            <text:p>71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52.1872" calcext:value-type="float">
            <text:p>1624631752,1872</text:p>
          </table:table-cell>
          <table:table-cell table:formula="of:=ROUND([.A716]-[$menor.$A$1];1)" office:value-type="float" office:value="71.5" calcext:value-type="float">
            <text:p>71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52.28696" calcext:value-type="float">
            <text:p>1624631752,28696</text:p>
          </table:table-cell>
          <table:table-cell table:formula="of:=ROUND([.A717]-[$menor.$A$1];1)" office:value-type="float" office:value="71.6" calcext:value-type="float">
            <text:p>71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52.38683" calcext:value-type="float">
            <text:p>1624631752,38683</text:p>
          </table:table-cell>
          <table:table-cell table:formula="of:=ROUND([.A718]-[$menor.$A$1];1)" office:value-type="float" office:value="71.7" calcext:value-type="float">
            <text:p>71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2.48751" calcext:value-type="float">
            <text:p>1624631752,48751</text:p>
          </table:table-cell>
          <table:table-cell table:formula="of:=ROUND([.A719]-[$menor.$A$1];1)" office:value-type="float" office:value="71.8" calcext:value-type="float">
            <text:p>71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2.58819" calcext:value-type="float">
            <text:p>1624631752,58819</text:p>
          </table:table-cell>
          <table:table-cell table:formula="of:=ROUND([.A720]-[$menor.$A$1];1)" office:value-type="float" office:value="71.9" calcext:value-type="float">
            <text:p>71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2.68782" calcext:value-type="float">
            <text:p>1624631752,68782</text:p>
          </table:table-cell>
          <table:table-cell table:formula="of:=ROUND([.A721]-[$menor.$A$1];1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52.78809" calcext:value-type="float">
            <text:p>1624631752,78809</text:p>
          </table:table-cell>
          <table:table-cell table:formula="of:=ROUND([.A722]-[$menor.$A$1];1)" office:value-type="float" office:value="72.1" calcext:value-type="float">
            <text:p>72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2.88781" calcext:value-type="float">
            <text:p>1624631752,88781</text:p>
          </table:table-cell>
          <table:table-cell table:formula="of:=ROUND([.A723]-[$menor.$A$1];1)" office:value-type="float" office:value="72.2" calcext:value-type="float">
            <text:p>72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2.98809" calcext:value-type="float">
            <text:p>1624631752,98809</text:p>
          </table:table-cell>
          <table:table-cell table:formula="of:=ROUND([.A724]-[$menor.$A$1];1)" office:value-type="float" office:value="72.3" calcext:value-type="float">
            <text:p>72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3.0886" calcext:value-type="float">
            <text:p>1624631753,0886</text:p>
          </table:table-cell>
          <table:table-cell table:formula="of:=ROUND([.A725]-[$menor.$A$1];1)" office:value-type="float" office:value="72.4" calcext:value-type="float">
            <text:p>72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3.18889" calcext:value-type="float">
            <text:p>1624631753,18889</text:p>
          </table:table-cell>
          <table:table-cell table:formula="of:=ROUND([.A726]-[$menor.$A$1];1)" office:value-type="float" office:value="72.5" calcext:value-type="float">
            <text:p>72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3.28943" calcext:value-type="float">
            <text:p>1624631753,28943</text:p>
          </table:table-cell>
          <table:table-cell table:formula="of:=ROUND([.A727]-[$menor.$A$1];1)"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3.38953" calcext:value-type="float">
            <text:p>1624631753,38953</text:p>
          </table:table-cell>
          <table:table-cell table:formula="of:=ROUND([.A728]-[$menor.$A$1];1)" office:value-type="float" office:value="72.7" calcext:value-type="float">
            <text:p>72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3.48894" calcext:value-type="float">
            <text:p>1624631753,48894</text:p>
          </table:table-cell>
          <table:table-cell table:formula="of:=ROUND([.A729]-[$menor.$A$1];1)" office:value-type="float" office:value="72.8" calcext:value-type="float">
            <text:p>72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3.58916" calcext:value-type="float">
            <text:p>1624631753,58916</text:p>
          </table:table-cell>
          <table:table-cell table:formula="of:=ROUND([.A730]-[$menor.$A$1];1)" office:value-type="float" office:value="72.9" calcext:value-type="float">
            <text:p>72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3.68947" calcext:value-type="float">
            <text:p>1624631753,68947</text:p>
          </table:table-cell>
          <table:table-cell table:formula="of:=ROUND([.A731]-[$menor.$A$1];1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3.78888" calcext:value-type="float">
            <text:p>1624631753,78888</text:p>
          </table:table-cell>
          <table:table-cell table:formula="of:=ROUND([.A732]-[$menor.$A$1];1)" office:value-type="float" office:value="73.1" calcext:value-type="float">
            <text:p>73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53.88941" calcext:value-type="float">
            <text:p>1624631753,88941</text:p>
          </table:table-cell>
          <table:table-cell table:formula="of:=ROUND([.A733]-[$menor.$A$1];1)" office:value-type="float" office:value="73.2" calcext:value-type="float">
            <text:p>73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3.98873" calcext:value-type="float">
            <text:p>1624631753,98873</text:p>
          </table:table-cell>
          <table:table-cell table:formula="of:=ROUND([.A734]-[$menor.$A$1];1)" office:value-type="float" office:value="73.3" calcext:value-type="float">
            <text:p>73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4.08874" calcext:value-type="float">
            <text:p>1624631754,08874</text:p>
          </table:table-cell>
          <table:table-cell table:formula="of:=ROUND([.A735]-[$menor.$A$1];1)" office:value-type="float" office:value="73.4" calcext:value-type="float">
            <text:p>73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4.18913" calcext:value-type="float">
            <text:p>1624631754,18913</text:p>
          </table:table-cell>
          <table:table-cell table:formula="of:=ROUND([.A736]-[$menor.$A$1];1)" office:value-type="float" office:value="73.5" calcext:value-type="float">
            <text:p>73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54.28951" calcext:value-type="float">
            <text:p>1624631754,28951</text:p>
          </table:table-cell>
          <table:table-cell table:formula="of:=ROUND([.A737]-[$menor.$A$1];1)" office:value-type="float" office:value="73.6" calcext:value-type="float">
            <text:p>73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54.38923" calcext:value-type="float">
            <text:p>1624631754,38923</text:p>
          </table:table-cell>
          <table:table-cell table:formula="of:=ROUND([.A738]-[$menor.$A$1];1)" office:value-type="float" office:value="73.7" calcext:value-type="float">
            <text:p>73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54.48923" calcext:value-type="float">
            <text:p>1624631754,48923</text:p>
          </table:table-cell>
          <table:table-cell table:formula="of:=ROUND([.A739]-[$menor.$A$1];1)" office:value-type="float" office:value="73.8" calcext:value-type="float">
            <text:p>73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54.58928" calcext:value-type="float">
            <text:p>1624631754,58928</text:p>
          </table:table-cell>
          <table:table-cell table:formula="of:=ROUND([.A740]-[$menor.$A$1];1)" office:value-type="float" office:value="73.9" calcext:value-type="float">
            <text:p>73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4.68929" calcext:value-type="float">
            <text:p>1624631754,68929</text:p>
          </table:table-cell>
          <table:table-cell table:formula="of:=ROUND([.A741]-[$menor.$A$1];1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4.78884" calcext:value-type="float">
            <text:p>1624631754,78884</text:p>
          </table:table-cell>
          <table:table-cell table:formula="of:=ROUND([.A742]-[$menor.$A$1];1)" office:value-type="float" office:value="74.1" calcext:value-type="float">
            <text:p>74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4.88917" calcext:value-type="float">
            <text:p>1624631754,88917</text:p>
          </table:table-cell>
          <table:table-cell table:formula="of:=ROUND([.A743]-[$menor.$A$1];1)" office:value-type="float" office:value="74.2" calcext:value-type="float">
            <text:p>74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54.98874" calcext:value-type="float">
            <text:p>1624631754,98874</text:p>
          </table:table-cell>
          <table:table-cell table:formula="of:=ROUND([.A744]-[$menor.$A$1];1)" office:value-type="float" office:value="74.3" calcext:value-type="float">
            <text:p>74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5.08924" calcext:value-type="float">
            <text:p>1624631755,08924</text:p>
          </table:table-cell>
          <table:table-cell table:formula="of:=ROUND([.A745]-[$menor.$A$1];1)" office:value-type="float" office:value="74.4" calcext:value-type="float">
            <text:p>74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5.18896" calcext:value-type="float">
            <text:p>1624631755,18896</text:p>
          </table:table-cell>
          <table:table-cell table:formula="of:=ROUND([.A746]-[$menor.$A$1];1)" office:value-type="float" office:value="74.5" calcext:value-type="float">
            <text:p>74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5.28938" calcext:value-type="float">
            <text:p>1624631755,28938</text:p>
          </table:table-cell>
          <table:table-cell table:formula="of:=ROUND([.A747]-[$menor.$A$1];1)" office:value-type="float" office:value="74.6" calcext:value-type="float">
            <text:p>74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5.38931" calcext:value-type="float">
            <text:p>1624631755,38931</text:p>
          </table:table-cell>
          <table:table-cell table:formula="of:=ROUND([.A748]-[$menor.$A$1];1)" office:value-type="float" office:value="74.7" calcext:value-type="float">
            <text:p>74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5.48957" calcext:value-type="float">
            <text:p>1624631755,48957</text:p>
          </table:table-cell>
          <table:table-cell table:formula="of:=ROUND([.A749]-[$menor.$A$1];1)" office:value-type="float" office:value="74.8" calcext:value-type="float">
            <text:p>74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5.5898" calcext:value-type="float">
            <text:p>1624631755,5898</text:p>
          </table:table-cell>
          <table:table-cell table:formula="of:=ROUND([.A750]-[$menor.$A$1];1)" office:value-type="float" office:value="74.9" calcext:value-type="float">
            <text:p>74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5.69019" calcext:value-type="float">
            <text:p>1624631755,69019</text:p>
          </table:table-cell>
          <table:table-cell table:formula="of:=ROUND([.A751]-[$menor.$A$1];1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5.79049" calcext:value-type="float">
            <text:p>1624631755,79049</text:p>
          </table:table-cell>
          <table:table-cell table:formula="of:=ROUND([.A752]-[$menor.$A$1];1)" office:value-type="float" office:value="75.1" calcext:value-type="float">
            <text:p>75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5.89123" calcext:value-type="float">
            <text:p>1624631755,89123</text:p>
          </table:table-cell>
          <table:table-cell table:formula="of:=ROUND([.A753]-[$menor.$A$1];1)" office:value-type="float" office:value="75.2" calcext:value-type="float">
            <text:p>75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5.99144" calcext:value-type="float">
            <text:p>1624631755,99144</text:p>
          </table:table-cell>
          <table:table-cell table:formula="of:=ROUND([.A754]-[$menor.$A$1];1)" office:value-type="float" office:value="75.3" calcext:value-type="float">
            <text:p>75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56.09074" calcext:value-type="float">
            <text:p>1624631756,09074</text:p>
          </table:table-cell>
          <table:table-cell table:formula="of:=ROUND([.A755]-[$menor.$A$1];1)"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6.19116" calcext:value-type="float">
            <text:p>1624631756,19116</text:p>
          </table:table-cell>
          <table:table-cell table:formula="of:=ROUND([.A756]-[$menor.$A$1];1)" office:value-type="float" office:value="75.5" calcext:value-type="float">
            <text:p>75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6.29072" calcext:value-type="float">
            <text:p>1624631756,29072</text:p>
          </table:table-cell>
          <table:table-cell table:formula="of:=ROUND([.A757]-[$menor.$A$1];1)" office:value-type="float" office:value="75.6" calcext:value-type="float">
            <text:p>75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6.39062" calcext:value-type="float">
            <text:p>1624631756,39062</text:p>
          </table:table-cell>
          <table:table-cell table:formula="of:=ROUND([.A758]-[$menor.$A$1];1)" office:value-type="float" office:value="75.7" calcext:value-type="float">
            <text:p>75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56.49152" calcext:value-type="float">
            <text:p>1624631756,49152</text:p>
          </table:table-cell>
          <table:table-cell table:formula="of:=ROUND([.A759]-[$menor.$A$1];1)"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56.5924" calcext:value-type="float">
            <text:p>1624631756,5924</text:p>
          </table:table-cell>
          <table:table-cell table:formula="of:=ROUND([.A760]-[$menor.$A$1];1)" office:value-type="float" office:value="75.9" calcext:value-type="float">
            <text:p>75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56.69263" calcext:value-type="float">
            <text:p>1624631756,69263</text:p>
          </table:table-cell>
          <table:table-cell table:formula="of:=ROUND([.A761]-[$menor.$A$1];1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56.79292" calcext:value-type="float">
            <text:p>1624631756,79292</text:p>
          </table:table-cell>
          <table:table-cell table:formula="of:=ROUND([.A762]-[$menor.$A$1];1)" office:value-type="float" office:value="76.1" calcext:value-type="float">
            <text:p>76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6.89275" calcext:value-type="float">
            <text:p>1624631756,89275</text:p>
          </table:table-cell>
          <table:table-cell table:formula="of:=ROUND([.A763]-[$menor.$A$1];1)" office:value-type="float" office:value="76.2" calcext:value-type="float">
            <text:p>76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6.99324" calcext:value-type="float">
            <text:p>1624631756,99324</text:p>
          </table:table-cell>
          <table:table-cell table:formula="of:=ROUND([.A764]-[$menor.$A$1];1)" office:value-type="float" office:value="76.3" calcext:value-type="float">
            <text:p>76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7.09293" calcext:value-type="float">
            <text:p>1624631757,09293</text:p>
          </table:table-cell>
          <table:table-cell table:formula="of:=ROUND([.A765]-[$menor.$A$1];1)"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57.19304" calcext:value-type="float">
            <text:p>1624631757,19304</text:p>
          </table:table-cell>
          <table:table-cell table:formula="of:=ROUND([.A766]-[$menor.$A$1];1)" office:value-type="float" office:value="76.5" calcext:value-type="float">
            <text:p>76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7.29264" calcext:value-type="float">
            <text:p>1624631757,29264</text:p>
          </table:table-cell>
          <table:table-cell table:formula="of:=ROUND([.A767]-[$menor.$A$1];1)" office:value-type="float" office:value="76.6" calcext:value-type="float">
            <text:p>76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7.39337" calcext:value-type="float">
            <text:p>1624631757,39337</text:p>
          </table:table-cell>
          <table:table-cell table:formula="of:=ROUND([.A768]-[$menor.$A$1];1)" office:value-type="float" office:value="76.7" calcext:value-type="float">
            <text:p>76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7.49301" calcext:value-type="float">
            <text:p>1624631757,49301</text:p>
          </table:table-cell>
          <table:table-cell table:formula="of:=ROUND([.A769]-[$menor.$A$1];1)" office:value-type="float" office:value="76.8" calcext:value-type="float">
            <text:p>76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7.59286" calcext:value-type="float">
            <text:p>1624631757,59286</text:p>
          </table:table-cell>
          <table:table-cell table:formula="of:=ROUND([.A770]-[$menor.$A$1];1)" office:value-type="float" office:value="76.9" calcext:value-type="float">
            <text:p>76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7.69363" calcext:value-type="float">
            <text:p>1624631757,69363</text:p>
          </table:table-cell>
          <table:table-cell table:formula="of:=ROUND([.A771]-[$menor.$A$1];1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7.79384" calcext:value-type="float">
            <text:p>1624631757,79384</text:p>
          </table:table-cell>
          <table:table-cell table:formula="of:=ROUND([.A772]-[$menor.$A$1];1)"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7.89397" calcext:value-type="float">
            <text:p>1624631757,89397</text:p>
          </table:table-cell>
          <table:table-cell table:formula="of:=ROUND([.A773]-[$menor.$A$1];1)" office:value-type="float" office:value="77.2" calcext:value-type="float">
            <text:p>77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7.99431" calcext:value-type="float">
            <text:p>1624631757,99431</text:p>
          </table:table-cell>
          <table:table-cell table:formula="of:=ROUND([.A774]-[$menor.$A$1];1)" office:value-type="float" office:value="77.3" calcext:value-type="float">
            <text:p>77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8.09366" calcext:value-type="float">
            <text:p>1624631758,09366</text:p>
          </table:table-cell>
          <table:table-cell table:formula="of:=ROUND([.A775]-[$menor.$A$1];1)" office:value-type="float" office:value="77.4" calcext:value-type="float">
            <text:p>77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8.19405" calcext:value-type="float">
            <text:p>1624631758,19405</text:p>
          </table:table-cell>
          <table:table-cell table:formula="of:=ROUND([.A776]-[$menor.$A$1];1)"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58.29381" calcext:value-type="float">
            <text:p>1624631758,29381</text:p>
          </table:table-cell>
          <table:table-cell table:formula="of:=ROUND([.A777]-[$menor.$A$1];1)" office:value-type="float" office:value="77.6" calcext:value-type="float">
            <text:p>77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8.39448" calcext:value-type="float">
            <text:p>1624631758,39448</text:p>
          </table:table-cell>
          <table:table-cell table:formula="of:=ROUND([.A778]-[$menor.$A$1];1)" office:value-type="float" office:value="77.7" calcext:value-type="float">
            <text:p>77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8.49442" calcext:value-type="float">
            <text:p>1624631758,49442</text:p>
          </table:table-cell>
          <table:table-cell table:formula="of:=ROUND([.A779]-[$menor.$A$1];1)"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8.59434" calcext:value-type="float">
            <text:p>1624631758,59434</text:p>
          </table:table-cell>
          <table:table-cell table:formula="of:=ROUND([.A780]-[$menor.$A$1];1)" office:value-type="float" office:value="77.9" calcext:value-type="float">
            <text:p>77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58.69439" calcext:value-type="float">
            <text:p>1624631758,69439</text:p>
          </table:table-cell>
          <table:table-cell table:formula="of:=ROUND([.A781]-[$menor.$A$1];1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58.79433" calcext:value-type="float">
            <text:p>1624631758,79433</text:p>
          </table:table-cell>
          <table:table-cell table:formula="of:=ROUND([.A782]-[$menor.$A$1];1)" office:value-type="float" office:value="78.1" calcext:value-type="float">
            <text:p>78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58.89438" calcext:value-type="float">
            <text:p>1624631758,89438</text:p>
          </table:table-cell>
          <table:table-cell table:formula="of:=ROUND([.A783]-[$menor.$A$1];1)"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58.99392" calcext:value-type="float">
            <text:p>1624631758,99392</text:p>
          </table:table-cell>
          <table:table-cell table:formula="of:=ROUND([.A784]-[$menor.$A$1];1)" office:value-type="float" office:value="78.3" calcext:value-type="float">
            <text:p>78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9.09447" calcext:value-type="float">
            <text:p>1624631759,09447</text:p>
          </table:table-cell>
          <table:table-cell table:formula="of:=ROUND([.A785]-[$menor.$A$1];1)" office:value-type="float" office:value="78.4" calcext:value-type="float">
            <text:p>78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9.19381" calcext:value-type="float">
            <text:p>1624631759,19381</text:p>
          </table:table-cell>
          <table:table-cell table:formula="of:=ROUND([.A786]-[$menor.$A$1];1)"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59.29407" calcext:value-type="float">
            <text:p>1624631759,29407</text:p>
          </table:table-cell>
          <table:table-cell table:formula="of:=ROUND([.A787]-[$menor.$A$1];1)" office:value-type="float" office:value="78.6" calcext:value-type="float">
            <text:p>78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59.39441" calcext:value-type="float">
            <text:p>1624631759,39441</text:p>
          </table:table-cell>
          <table:table-cell table:formula="of:=ROUND([.A788]-[$menor.$A$1];1)" office:value-type="float" office:value="78.7" calcext:value-type="float">
            <text:p>78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9.49366" calcext:value-type="float">
            <text:p>1624631759,49366</text:p>
          </table:table-cell>
          <table:table-cell table:formula="of:=ROUND([.A789]-[$menor.$A$1];1)" office:value-type="float" office:value="78.8" calcext:value-type="float">
            <text:p>78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9.59361" calcext:value-type="float">
            <text:p>1624631759,59361</text:p>
          </table:table-cell>
          <table:table-cell table:formula="of:=ROUND([.A790]-[$menor.$A$1];1)"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9.69396" calcext:value-type="float">
            <text:p>1624631759,69396</text:p>
          </table:table-cell>
          <table:table-cell table:formula="of:=ROUND([.A791]-[$menor.$A$1];1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9.79446" calcext:value-type="float">
            <text:p>1624631759,79446</text:p>
          </table:table-cell>
          <table:table-cell table:formula="of:=ROUND([.A792]-[$menor.$A$1];1)" office:value-type="float" office:value="79.1" calcext:value-type="float">
            <text:p>79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9.8938" calcext:value-type="float">
            <text:p>1624631759,8938</text:p>
          </table:table-cell>
          <table:table-cell table:formula="of:=ROUND([.A793]-[$menor.$A$1];1)" office:value-type="float" office:value="79.2" calcext:value-type="float">
            <text:p>79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59.99406" calcext:value-type="float">
            <text:p>1624631759,99406</text:p>
          </table:table-cell>
          <table:table-cell table:formula="of:=ROUND([.A794]-[$menor.$A$1];1)" office:value-type="float" office:value="79.3" calcext:value-type="float">
            <text:p>79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0.09397" calcext:value-type="float">
            <text:p>1624631760,09397</text:p>
          </table:table-cell>
          <table:table-cell table:formula="of:=ROUND([.A795]-[$menor.$A$1];1)" office:value-type="float" office:value="79.4" calcext:value-type="float">
            <text:p>79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0.19434" calcext:value-type="float">
            <text:p>1624631760,19434</text:p>
          </table:table-cell>
          <table:table-cell table:formula="of:=ROUND([.A796]-[$menor.$A$1];1)" office:value-type="float" office:value="79.5" calcext:value-type="float">
            <text:p>79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0.29432" calcext:value-type="float">
            <text:p>1624631760,29432</text:p>
          </table:table-cell>
          <table:table-cell table:formula="of:=ROUND([.A797]-[$menor.$A$1];1)"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0.39438" calcext:value-type="float">
            <text:p>1624631760,39438</text:p>
          </table:table-cell>
          <table:table-cell table:formula="of:=ROUND([.A798]-[$menor.$A$1];1)" office:value-type="float" office:value="79.7" calcext:value-type="float">
            <text:p>79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60.49368" calcext:value-type="float">
            <text:p>1624631760,49368</text:p>
          </table:table-cell>
          <table:table-cell table:formula="of:=ROUND([.A799]-[$menor.$A$1];1)" office:value-type="float" office:value="79.8" calcext:value-type="float">
            <text:p>79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0.59394" calcext:value-type="float">
            <text:p>1624631760,59394</text:p>
          </table:table-cell>
          <table:table-cell table:formula="of:=ROUND([.A800]-[$menor.$A$1];1)"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0.69421" calcext:value-type="float">
            <text:p>1624631760,69421</text:p>
          </table:table-cell>
          <table:table-cell table:formula="of:=ROUND([.A801]-[$menor.$A$1];1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0.79437" calcext:value-type="float">
            <text:p>1624631760,79437</text:p>
          </table:table-cell>
          <table:table-cell table:formula="of:=ROUND([.A802]-[$menor.$A$1];1)" office:value-type="float" office:value="80.1" calcext:value-type="float">
            <text:p>80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60.89365" calcext:value-type="float">
            <text:p>1624631760,89365</text:p>
          </table:table-cell>
          <table:table-cell table:formula="of:=ROUND([.A803]-[$menor.$A$1];1)" office:value-type="float" office:value="80.2" calcext:value-type="float">
            <text:p>80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60.99385" calcext:value-type="float">
            <text:p>1624631760,99385</text:p>
          </table:table-cell>
          <table:table-cell table:formula="of:=ROUND([.A804]-[$menor.$A$1];1)" office:value-type="float" office:value="80.3" calcext:value-type="float">
            <text:p>80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61.09452" calcext:value-type="float">
            <text:p>1624631761,09452</text:p>
          </table:table-cell>
          <table:table-cell table:formula="of:=ROUND([.A805]-[$menor.$A$1];1)" office:value-type="float" office:value="80.4" calcext:value-type="float">
            <text:p>80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61.19479" calcext:value-type="float">
            <text:p>1624631761,19479</text:p>
          </table:table-cell>
          <table:table-cell table:formula="of:=ROUND([.A806]-[$menor.$A$1];1)" office:value-type="float" office:value="80.5" calcext:value-type="float">
            <text:p>80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1.295" calcext:value-type="float">
            <text:p>1624631761,295</text:p>
          </table:table-cell>
          <table:table-cell table:formula="of:=ROUND([.A807]-[$menor.$A$1];1)" office:value-type="float" office:value="80.6" calcext:value-type="float">
            <text:p>80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1.39477" calcext:value-type="float">
            <text:p>1624631761,39477</text:p>
          </table:table-cell>
          <table:table-cell table:formula="of:=ROUND([.A808]-[$menor.$A$1];1)" office:value-type="float" office:value="80.7" calcext:value-type="float">
            <text:p>80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1.49497" calcext:value-type="float">
            <text:p>1624631761,49497</text:p>
          </table:table-cell>
          <table:table-cell table:formula="of:=ROUND([.A809]-[$menor.$A$1];1)" office:value-type="float" office:value="80.8" calcext:value-type="float">
            <text:p>80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61.5952" calcext:value-type="float">
            <text:p>1624631761,5952</text:p>
          </table:table-cell>
          <table:table-cell table:formula="of:=ROUND([.A810]-[$menor.$A$1];1)" office:value-type="float" office:value="80.9" calcext:value-type="float">
            <text:p>80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1.69555" calcext:value-type="float">
            <text:p>1624631761,69555</text:p>
          </table:table-cell>
          <table:table-cell table:formula="of:=ROUND([.A811]-[$menor.$A$1];1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1.79592" calcext:value-type="float">
            <text:p>1624631761,79592</text:p>
          </table:table-cell>
          <table:table-cell table:formula="of:=ROUND([.A812]-[$menor.$A$1];1)" office:value-type="float" office:value="81.1" calcext:value-type="float">
            <text:p>81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1.89616" calcext:value-type="float">
            <text:p>1624631761,89616</text:p>
          </table:table-cell>
          <table:table-cell table:formula="of:=ROUND([.A813]-[$menor.$A$1];1)" office:value-type="float" office:value="81.2" calcext:value-type="float">
            <text:p>81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1.99649" calcext:value-type="float">
            <text:p>1624631761,99649</text:p>
          </table:table-cell>
          <table:table-cell table:formula="of:=ROUND([.A814]-[$menor.$A$1];1)" office:value-type="float" office:value="81.3" calcext:value-type="float">
            <text:p>81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2.09564" calcext:value-type="float">
            <text:p>1624631762,09564</text:p>
          </table:table-cell>
          <table:table-cell table:formula="of:=ROUND([.A815]-[$menor.$A$1];1)" office:value-type="float" office:value="81.4" calcext:value-type="float">
            <text:p>81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2.19635" calcext:value-type="float">
            <text:p>1624631762,19635</text:p>
          </table:table-cell>
          <table:table-cell table:formula="of:=ROUND([.A816]-[$menor.$A$1];1)" office:value-type="float" office:value="81.5" calcext:value-type="float">
            <text:p>81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2.29585" calcext:value-type="float">
            <text:p>1624631762,29585</text:p>
          </table:table-cell>
          <table:table-cell table:formula="of:=ROUND([.A817]-[$menor.$A$1];1)" office:value-type="float" office:value="81.6" calcext:value-type="float">
            <text:p>81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2.39616" calcext:value-type="float">
            <text:p>1624631762,39616</text:p>
          </table:table-cell>
          <table:table-cell table:formula="of:=ROUND([.A818]-[$menor.$A$1];1)"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2.49634" calcext:value-type="float">
            <text:p>1624631762,49634</text:p>
          </table:table-cell>
          <table:table-cell table:formula="of:=ROUND([.A819]-[$menor.$A$1];1)" office:value-type="float" office:value="81.8" calcext:value-type="float">
            <text:p>81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2.59656" calcext:value-type="float">
            <text:p>1624631762,59656</text:p>
          </table:table-cell>
          <table:table-cell table:formula="of:=ROUND([.A820]-[$menor.$A$1];1)" office:value-type="float" office:value="81.9" calcext:value-type="float">
            <text:p>81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62.69685" calcext:value-type="float">
            <text:p>1624631762,69685</text:p>
          </table:table-cell>
          <table:table-cell table:formula="of:=ROUND([.A821]-[$menor.$A$1];1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2.79714" calcext:value-type="float">
            <text:p>1624631762,79714</text:p>
          </table:table-cell>
          <table:table-cell table:formula="of:=ROUND([.A822]-[$menor.$A$1];1)" office:value-type="float" office:value="82.1" calcext:value-type="float">
            <text:p>82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2.89746" calcext:value-type="float">
            <text:p>1624631762,89746</text:p>
          </table:table-cell>
          <table:table-cell table:formula="of:=ROUND([.A823]-[$menor.$A$1];1)" office:value-type="float" office:value="82.2" calcext:value-type="float">
            <text:p>82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2.99664" calcext:value-type="float">
            <text:p>1624631762,99664</text:p>
          </table:table-cell>
          <table:table-cell table:formula="of:=ROUND([.A824]-[$menor.$A$1];1)" office:value-type="float" office:value="82.3" calcext:value-type="float">
            <text:p>82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63.09764" calcext:value-type="float">
            <text:p>1624631763,09764</text:p>
          </table:table-cell>
          <table:table-cell table:formula="of:=ROUND([.A825]-[$menor.$A$1];1)" office:value-type="float" office:value="82.4" calcext:value-type="float">
            <text:p>82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63.19856" calcext:value-type="float">
            <text:p>1624631763,19856</text:p>
          </table:table-cell>
          <table:table-cell table:formula="of:=ROUND([.A826]-[$menor.$A$1];1)" office:value-type="float" office:value="82.5" calcext:value-type="float">
            <text:p>82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63.29957" calcext:value-type="float">
            <text:p>1624631763,29957</text:p>
          </table:table-cell>
          <table:table-cell table:formula="of:=ROUND([.A827]-[$menor.$A$1];1)" office:value-type="float" office:value="82.6" calcext:value-type="float">
            <text:p>82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63.3999" calcext:value-type="float">
            <text:p>1624631763,3999</text:p>
          </table:table-cell>
          <table:table-cell table:formula="of:=ROUND([.A828]-[$menor.$A$1];1)" office:value-type="float" office:value="82.7" calcext:value-type="float">
            <text:p>82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3.50034" calcext:value-type="float">
            <text:p>1624631763,50034</text:p>
          </table:table-cell>
          <table:table-cell table:formula="of:=ROUND([.A829]-[$menor.$A$1];1)" office:value-type="float" office:value="82.8" calcext:value-type="float">
            <text:p>82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3.60017" calcext:value-type="float">
            <text:p>1624631763,60017</text:p>
          </table:table-cell>
          <table:table-cell table:formula="of:=ROUND([.A830]-[$menor.$A$1];1)" office:value-type="float" office:value="82.9" calcext:value-type="float">
            <text:p>82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3.70056" calcext:value-type="float">
            <text:p>1624631763,70056</text:p>
          </table:table-cell>
          <table:table-cell table:formula="of:=ROUND([.A831]-[$menor.$A$1];1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63.80096" calcext:value-type="float">
            <text:p>1624631763,80096</text:p>
          </table:table-cell>
          <table:table-cell table:formula="of:=ROUND([.A832]-[$menor.$A$1];1)"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3.90126" calcext:value-type="float">
            <text:p>1624631763,90126</text:p>
          </table:table-cell>
          <table:table-cell table:formula="of:=ROUND([.A833]-[$menor.$A$1];1)" office:value-type="float" office:value="83.2" calcext:value-type="float">
            <text:p>83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4.00156" calcext:value-type="float">
            <text:p>1624631764,00156</text:p>
          </table:table-cell>
          <table:table-cell table:formula="of:=ROUND([.A834]-[$menor.$A$1];1)" office:value-type="float" office:value="83.3" calcext:value-type="float">
            <text:p>83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4.10192" calcext:value-type="float">
            <text:p>1624631764,10192</text:p>
          </table:table-cell>
          <table:table-cell table:formula="of:=ROUND([.A835]-[$menor.$A$1];1)" office:value-type="float" office:value="83.4" calcext:value-type="float">
            <text:p>83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4.20219" calcext:value-type="float">
            <text:p>1624631764,20219</text:p>
          </table:table-cell>
          <table:table-cell table:formula="of:=ROUND([.A836]-[$menor.$A$1];1)" office:value-type="float" office:value="83.5" calcext:value-type="float">
            <text:p>83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4.30243" calcext:value-type="float">
            <text:p>1624631764,30243</text:p>
          </table:table-cell>
          <table:table-cell table:formula="of:=ROUND([.A837]-[$menor.$A$1];1)" office:value-type="float" office:value="83.6" calcext:value-type="float">
            <text:p>83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4.4017" calcext:value-type="float">
            <text:p>1624631764,4017</text:p>
          </table:table-cell>
          <table:table-cell table:formula="of:=ROUND([.A838]-[$menor.$A$1];1)" office:value-type="float" office:value="83.7" calcext:value-type="float">
            <text:p>83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4.50211" calcext:value-type="float">
            <text:p>1624631764,50211</text:p>
          </table:table-cell>
          <table:table-cell table:formula="of:=ROUND([.A839]-[$menor.$A$1];1)" office:value-type="float" office:value="83.8" calcext:value-type="float">
            <text:p>83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4.60242" calcext:value-type="float">
            <text:p>1624631764,60242</text:p>
          </table:table-cell>
          <table:table-cell table:formula="of:=ROUND([.A840]-[$menor.$A$1];1)" office:value-type="float" office:value="83.9" calcext:value-type="float">
            <text:p>83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4.70234" calcext:value-type="float">
            <text:p>1624631764,70234</text:p>
          </table:table-cell>
          <table:table-cell table:formula="of:=ROUND([.A841]-[$menor.$A$1];1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4.80222" calcext:value-type="float">
            <text:p>1624631764,80222</text:p>
          </table:table-cell>
          <table:table-cell table:formula="of:=ROUND([.A842]-[$menor.$A$1];1)" office:value-type="float" office:value="84.1" calcext:value-type="float">
            <text:p>84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64.90211" calcext:value-type="float">
            <text:p>1624631764,90211</text:p>
          </table:table-cell>
          <table:table-cell table:formula="of:=ROUND([.A843]-[$menor.$A$1];1)" office:value-type="float" office:value="84.2" calcext:value-type="float">
            <text:p>84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5.00247" calcext:value-type="float">
            <text:p>1624631765,00247</text:p>
          </table:table-cell>
          <table:table-cell table:formula="of:=ROUND([.A844]-[$menor.$A$1];1)" office:value-type="float" office:value="84.3" calcext:value-type="float">
            <text:p>84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5.10167" calcext:value-type="float">
            <text:p>1624631765,10167</text:p>
          </table:table-cell>
          <table:table-cell table:formula="of:=ROUND([.A845]-[$menor.$A$1];1)"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5.20177" calcext:value-type="float">
            <text:p>1624631765,20177</text:p>
          </table:table-cell>
          <table:table-cell table:formula="of:=ROUND([.A846]-[$menor.$A$1];1)" office:value-type="float" office:value="84.5" calcext:value-type="float">
            <text:p>84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65.30204" calcext:value-type="float">
            <text:p>1624631765,30204</text:p>
          </table:table-cell>
          <table:table-cell table:formula="of:=ROUND([.A847]-[$menor.$A$1];1)" office:value-type="float" office:value="84.6" calcext:value-type="float">
            <text:p>84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65.40232" calcext:value-type="float">
            <text:p>1624631765,40232</text:p>
          </table:table-cell>
          <table:table-cell table:formula="of:=ROUND([.A848]-[$menor.$A$1];1)" office:value-type="float" office:value="84.7" calcext:value-type="float">
            <text:p>84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65.50247" calcext:value-type="float">
            <text:p>1624631765,50247</text:p>
          </table:table-cell>
          <table:table-cell table:formula="of:=ROUND([.A849]-[$menor.$A$1];1)" office:value-type="float" office:value="84.8" calcext:value-type="float">
            <text:p>84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65.60171" calcext:value-type="float">
            <text:p>1624631765,60171</text:p>
          </table:table-cell>
          <table:table-cell table:formula="of:=ROUND([.A850]-[$menor.$A$1];1)" office:value-type="float" office:value="84.9" calcext:value-type="float">
            <text:p>84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5.70201" calcext:value-type="float">
            <text:p>1624631765,70201</text:p>
          </table:table-cell>
          <table:table-cell table:formula="of:=ROUND([.A851]-[$menor.$A$1];1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5.80231" calcext:value-type="float">
            <text:p>1624631765,80231</text:p>
          </table:table-cell>
          <table:table-cell table:formula="of:=ROUND([.A852]-[$menor.$A$1];1)" office:value-type="float" office:value="85.1" calcext:value-type="float">
            <text:p>85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5.90157" calcext:value-type="float">
            <text:p>1624631765,90157</text:p>
          </table:table-cell>
          <table:table-cell table:formula="of:=ROUND([.A853]-[$menor.$A$1];1)" office:value-type="float" office:value="85.2" calcext:value-type="float">
            <text:p>85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66.00203" calcext:value-type="float">
            <text:p>1624631766,00203</text:p>
          </table:table-cell>
          <table:table-cell table:formula="of:=ROUND([.A854]-[$menor.$A$1];1)" office:value-type="float" office:value="85.3" calcext:value-type="float">
            <text:p>85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6.10233" calcext:value-type="float">
            <text:p>1624631766,10233</text:p>
          </table:table-cell>
          <table:table-cell table:formula="of:=ROUND([.A855]-[$menor.$A$1];1)" office:value-type="float" office:value="85.4" calcext:value-type="float">
            <text:p>85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6.20218" calcext:value-type="float">
            <text:p>1624631766,20218</text:p>
          </table:table-cell>
          <table:table-cell table:formula="of:=ROUND([.A856]-[$menor.$A$1];1)" office:value-type="float" office:value="85.5" calcext:value-type="float">
            <text:p>85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6.30218" calcext:value-type="float">
            <text:p>1624631766,30218</text:p>
          </table:table-cell>
          <table:table-cell table:formula="of:=ROUND([.A857]-[$menor.$A$1];1)" office:value-type="float" office:value="85.6" calcext:value-type="float">
            <text:p>85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6.40209" calcext:value-type="float">
            <text:p>1624631766,40209</text:p>
          </table:table-cell>
          <table:table-cell table:formula="of:=ROUND([.A858]-[$menor.$A$1];1)" office:value-type="float" office:value="85.7" calcext:value-type="float">
            <text:p>85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6.50202" calcext:value-type="float">
            <text:p>1624631766,50202</text:p>
          </table:table-cell>
          <table:table-cell table:formula="of:=ROUND([.A859]-[$menor.$A$1];1)" office:value-type="float" office:value="85.8" calcext:value-type="float">
            <text:p>85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6.60186" calcext:value-type="float">
            <text:p>1624631766,60186</text:p>
          </table:table-cell>
          <table:table-cell table:formula="of:=ROUND([.A860]-[$menor.$A$1];1)" office:value-type="float" office:value="85.9" calcext:value-type="float">
            <text:p>85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6.70185" calcext:value-type="float">
            <text:p>1624631766,70185</text:p>
          </table:table-cell>
          <table:table-cell table:formula="of:=ROUND([.A861]-[$menor.$A$1];1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6.80195" calcext:value-type="float">
            <text:p>1624631766,80195</text:p>
          </table:table-cell>
          <table:table-cell table:formula="of:=ROUND([.A862]-[$menor.$A$1];1)" office:value-type="float" office:value="86.1" calcext:value-type="float">
            <text:p>86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6.90185" calcext:value-type="float">
            <text:p>1624631766,90185</text:p>
          </table:table-cell>
          <table:table-cell table:formula="of:=ROUND([.A863]-[$menor.$A$1];1)" office:value-type="float" office:value="86.2" calcext:value-type="float">
            <text:p>86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7.00214" calcext:value-type="float">
            <text:p>1624631767,00214</text:p>
          </table:table-cell>
          <table:table-cell table:formula="of:=ROUND([.A864]-[$menor.$A$1];1)" office:value-type="float" office:value="86.3" calcext:value-type="float">
            <text:p>86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67.10241" calcext:value-type="float">
            <text:p>1624631767,10241</text:p>
          </table:table-cell>
          <table:table-cell table:formula="of:=ROUND([.A865]-[$menor.$A$1];1)" office:value-type="float" office:value="86.4" calcext:value-type="float">
            <text:p>86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7.20245" calcext:value-type="float">
            <text:p>1624631767,20245</text:p>
          </table:table-cell>
          <table:table-cell table:formula="of:=ROUND([.A866]-[$menor.$A$1];1)"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7.30276" calcext:value-type="float">
            <text:p>1624631767,30276</text:p>
          </table:table-cell>
          <table:table-cell table:formula="of:=ROUND([.A867]-[$menor.$A$1];1)" office:value-type="float" office:value="86.6" calcext:value-type="float">
            <text:p>86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7.40302" calcext:value-type="float">
            <text:p>1624631767,40302</text:p>
          </table:table-cell>
          <table:table-cell table:formula="of:=ROUND([.A868]-[$menor.$A$1];1)" office:value-type="float" office:value="86.7" calcext:value-type="float">
            <text:p>86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67.50329" calcext:value-type="float">
            <text:p>1624631767,50329</text:p>
          </table:table-cell>
          <table:table-cell table:formula="of:=ROUND([.A869]-[$menor.$A$1];1)" office:value-type="float" office:value="86.8" calcext:value-type="float">
            <text:p>86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67.60356" calcext:value-type="float">
            <text:p>1624631767,60356</text:p>
          </table:table-cell>
          <table:table-cell table:formula="of:=ROUND([.A870]-[$menor.$A$1];1)" office:value-type="float" office:value="86.9" calcext:value-type="float">
            <text:p>86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67.70373" calcext:value-type="float">
            <text:p>1624631767,70373</text:p>
          </table:table-cell>
          <table:table-cell table:formula="of:=ROUND([.A871]-[$menor.$A$1];1)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67.80439" calcext:value-type="float">
            <text:p>1624631767,80439</text:p>
          </table:table-cell>
          <table:table-cell table:formula="of:=ROUND([.A872]-[$menor.$A$1];1)" office:value-type="float" office:value="87.1" calcext:value-type="float">
            <text:p>87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7.90374" calcext:value-type="float">
            <text:p>1624631767,90374</text:p>
          </table:table-cell>
          <table:table-cell table:formula="of:=ROUND([.A873]-[$menor.$A$1];1)" office:value-type="float" office:value="87.2" calcext:value-type="float">
            <text:p>87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8.00395" calcext:value-type="float">
            <text:p>1624631768,00395</text:p>
          </table:table-cell>
          <table:table-cell table:formula="of:=ROUND([.A874]-[$menor.$A$1];1)" office:value-type="float" office:value="87.3" calcext:value-type="float">
            <text:p>87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8.10425" calcext:value-type="float">
            <text:p>1624631768,10425</text:p>
          </table:table-cell>
          <table:table-cell table:formula="of:=ROUND([.A875]-[$menor.$A$1];1)" office:value-type="float" office:value="87.4" calcext:value-type="float">
            <text:p>87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68.20459" calcext:value-type="float">
            <text:p>1624631768,20459</text:p>
          </table:table-cell>
          <table:table-cell table:formula="of:=ROUND([.A876]-[$menor.$A$1];1)"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8.30489" calcext:value-type="float">
            <text:p>1624631768,30489</text:p>
          </table:table-cell>
          <table:table-cell table:formula="of:=ROUND([.A877]-[$menor.$A$1];1)" office:value-type="float" office:value="87.6" calcext:value-type="float">
            <text:p>87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8.40516" calcext:value-type="float">
            <text:p>1624631768,40516</text:p>
          </table:table-cell>
          <table:table-cell table:formula="of:=ROUND([.A878]-[$menor.$A$1];1)" office:value-type="float" office:value="87.7" calcext:value-type="float">
            <text:p>87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8.50544" calcext:value-type="float">
            <text:p>1624631768,50544</text:p>
          </table:table-cell>
          <table:table-cell table:formula="of:=ROUND([.A879]-[$menor.$A$1];1)" office:value-type="float" office:value="87.8" calcext:value-type="float">
            <text:p>87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8.60463" calcext:value-type="float">
            <text:p>1624631768,60463</text:p>
          </table:table-cell>
          <table:table-cell table:formula="of:=ROUND([.A880]-[$menor.$A$1];1)" office:value-type="float" office:value="87.9" calcext:value-type="float">
            <text:p>87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8.70502" calcext:value-type="float">
            <text:p>1624631768,70502</text:p>
          </table:table-cell>
          <table:table-cell table:formula="of:=ROUND([.A881]-[$menor.$A$1];1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8.80531" calcext:value-type="float">
            <text:p>1624631768,80531</text:p>
          </table:table-cell>
          <table:table-cell table:formula="of:=ROUND([.A882]-[$menor.$A$1];1)" office:value-type="float" office:value="88.1" calcext:value-type="float">
            <text:p>88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8.90467" calcext:value-type="float">
            <text:p>1624631768,90467</text:p>
          </table:table-cell>
          <table:table-cell table:formula="of:=ROUND([.A883]-[$menor.$A$1];1)" office:value-type="float" office:value="88.2" calcext:value-type="float">
            <text:p>88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9.00477" calcext:value-type="float">
            <text:p>1624631769,00477</text:p>
          </table:table-cell>
          <table:table-cell table:formula="of:=ROUND([.A884]-[$menor.$A$1];1)"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9.10514" calcext:value-type="float">
            <text:p>1624631769,10514</text:p>
          </table:table-cell>
          <table:table-cell table:formula="of:=ROUND([.A885]-[$menor.$A$1];1)" office:value-type="float" office:value="88.4" calcext:value-type="float">
            <text:p>88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69.20545" calcext:value-type="float">
            <text:p>1624631769,20545</text:p>
          </table:table-cell>
          <table:table-cell table:formula="of:=ROUND([.A886]-[$menor.$A$1];1)" office:value-type="float" office:value="88.5" calcext:value-type="float">
            <text:p>88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69.30475" calcext:value-type="float">
            <text:p>1624631769,30475</text:p>
          </table:table-cell>
          <table:table-cell table:formula="of:=ROUND([.A887]-[$menor.$A$1];1)" office:value-type="float" office:value="88.6" calcext:value-type="float">
            <text:p>88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9.40503" calcext:value-type="float">
            <text:p>1624631769,40503</text:p>
          </table:table-cell>
          <table:table-cell table:formula="of:=ROUND([.A888]-[$menor.$A$1];1)" office:value-type="float" office:value="88.7" calcext:value-type="float">
            <text:p>88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9.50533" calcext:value-type="float">
            <text:p>1624631769,50533</text:p>
          </table:table-cell>
          <table:table-cell table:formula="of:=ROUND([.A889]-[$menor.$A$1];1)" office:value-type="float" office:value="88.8" calcext:value-type="float">
            <text:p>88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69.60477" calcext:value-type="float">
            <text:p>1624631769,60477</text:p>
          </table:table-cell>
          <table:table-cell table:formula="of:=ROUND([.A890]-[$menor.$A$1];1)" office:value-type="float" office:value="88.9" calcext:value-type="float">
            <text:p>88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69.70518" calcext:value-type="float">
            <text:p>1624631769,70518</text:p>
          </table:table-cell>
          <table:table-cell table:formula="of:=ROUND([.A891]-[$menor.$A$1];1)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69.80469" calcext:value-type="float">
            <text:p>1624631769,80469</text:p>
          </table:table-cell>
          <table:table-cell table:formula="of:=ROUND([.A892]-[$menor.$A$1];1)" office:value-type="float" office:value="89.1" calcext:value-type="float">
            <text:p>89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69.90517" calcext:value-type="float">
            <text:p>1624631769,90517</text:p>
          </table:table-cell>
          <table:table-cell table:formula="of:=ROUND([.A893]-[$menor.$A$1];1)" office:value-type="float" office:value="89.2" calcext:value-type="float">
            <text:p>89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70.00549" calcext:value-type="float">
            <text:p>1624631770,00549</text:p>
          </table:table-cell>
          <table:table-cell table:formula="of:=ROUND([.A894]-[$menor.$A$1];1)" office:value-type="float" office:value="89.3" calcext:value-type="float">
            <text:p>89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0.10487" calcext:value-type="float">
            <text:p>1624631770,10487</text:p>
          </table:table-cell>
          <table:table-cell table:formula="of:=ROUND([.A895]-[$menor.$A$1];1)" office:value-type="float" office:value="89.4" calcext:value-type="float">
            <text:p>89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0.2054" calcext:value-type="float">
            <text:p>1624631770,2054</text:p>
          </table:table-cell>
          <table:table-cell table:formula="of:=ROUND([.A896]-[$menor.$A$1];1)" office:value-type="float" office:value="89.5" calcext:value-type="float">
            <text:p>89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0.30469" calcext:value-type="float">
            <text:p>1624631770,30469</text:p>
          </table:table-cell>
          <table:table-cell table:formula="of:=ROUND([.A897]-[$menor.$A$1];1)" office:value-type="float" office:value="89.6" calcext:value-type="float">
            <text:p>89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70.40492" calcext:value-type="float">
            <text:p>1624631770,40492</text:p>
          </table:table-cell>
          <table:table-cell table:formula="of:=ROUND([.A898]-[$menor.$A$1];1)" office:value-type="float" office:value="89.7" calcext:value-type="float">
            <text:p>89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0.50512" calcext:value-type="float">
            <text:p>1624631770,50512</text:p>
          </table:table-cell>
          <table:table-cell table:formula="of:=ROUND([.A899]-[$menor.$A$1];1)" office:value-type="float" office:value="89.8" calcext:value-type="float">
            <text:p>89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0.60549" calcext:value-type="float">
            <text:p>1624631770,60549</text:p>
          </table:table-cell>
          <table:table-cell table:formula="of:=ROUND([.A900]-[$menor.$A$1];1)" office:value-type="float" office:value="89.9" calcext:value-type="float">
            <text:p>89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0.70575" calcext:value-type="float">
            <text:p>1624631770,70575</text:p>
          </table:table-cell>
          <table:table-cell table:formula="of:=ROUND([.A901]-[$menor.$A$1];1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0.80601" calcext:value-type="float">
            <text:p>1624631770,80601</text:p>
          </table:table-cell>
          <table:table-cell table:formula="of:=ROUND([.A902]-[$menor.$A$1];1)" office:value-type="float" office:value="90.1" calcext:value-type="float">
            <text:p>90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0.90629" calcext:value-type="float">
            <text:p>1624631770,90629</text:p>
          </table:table-cell>
          <table:table-cell table:formula="of:=ROUND([.A903]-[$menor.$A$1];1)" office:value-type="float" office:value="90.2" calcext:value-type="float">
            <text:p>90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1.00583" calcext:value-type="float">
            <text:p>1624631771,00583</text:p>
          </table:table-cell>
          <table:table-cell table:formula="of:=ROUND([.A904]-[$menor.$A$1];1)" office:value-type="float" office:value="90.3" calcext:value-type="float">
            <text:p>90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1.10625" calcext:value-type="float">
            <text:p>1624631771,10625</text:p>
          </table:table-cell>
          <table:table-cell table:formula="of:=ROUND([.A905]-[$menor.$A$1];1)" office:value-type="float" office:value="90.4" calcext:value-type="float">
            <text:p>90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1.20606" calcext:value-type="float">
            <text:p>1624631771,20606</text:p>
          </table:table-cell>
          <table:table-cell table:formula="of:=ROUND([.A906]-[$menor.$A$1];1)" office:value-type="float" office:value="90.5" calcext:value-type="float">
            <text:p>90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1.30633" calcext:value-type="float">
            <text:p>1624631771,30633</text:p>
          </table:table-cell>
          <table:table-cell table:formula="of:=ROUND([.A907]-[$menor.$A$1];1)" office:value-type="float" office:value="90.6" calcext:value-type="float">
            <text:p>90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1.40564" calcext:value-type="float">
            <text:p>1624631771,40564</text:p>
          </table:table-cell>
          <table:table-cell table:formula="of:=ROUND([.A908]-[$menor.$A$1];1)" office:value-type="float" office:value="90.7" calcext:value-type="float">
            <text:p>90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71.50596" calcext:value-type="float">
            <text:p>1624631771,50596</text:p>
          </table:table-cell>
          <table:table-cell table:formula="of:=ROUND([.A909]-[$menor.$A$1];1)" office:value-type="float" office:value="90.8" calcext:value-type="float">
            <text:p>90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1.60585" calcext:value-type="float">
            <text:p>1624631771,60585</text:p>
          </table:table-cell>
          <table:table-cell table:formula="of:=ROUND([.A910]-[$menor.$A$1];1)" office:value-type="float" office:value="90.9" calcext:value-type="float">
            <text:p>90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1.70615" calcext:value-type="float">
            <text:p>1624631771,70615</text:p>
          </table:table-cell>
          <table:table-cell table:formula="of:=ROUND([.A911]-[$menor.$A$1];1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1.80649" calcext:value-type="float">
            <text:p>1624631771,80649</text:p>
          </table:table-cell>
          <table:table-cell table:formula="of:=ROUND([.A912]-[$menor.$A$1];1)" office:value-type="float" office:value="91.1" calcext:value-type="float">
            <text:p>91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71.90574" calcext:value-type="float">
            <text:p>1624631771,90574</text:p>
          </table:table-cell>
          <table:table-cell table:formula="of:=ROUND([.A913]-[$menor.$A$1];1)" office:value-type="float" office:value="91.2" calcext:value-type="float">
            <text:p>91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72.00598" calcext:value-type="float">
            <text:p>1624631772,00598</text:p>
          </table:table-cell>
          <table:table-cell table:formula="of:=ROUND([.A914]-[$menor.$A$1];1)" office:value-type="float" office:value="91.3" calcext:value-type="float">
            <text:p>91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72.10626" calcext:value-type="float">
            <text:p>1624631772,10626</text:p>
          </table:table-cell>
          <table:table-cell table:formula="of:=ROUND([.A915]-[$menor.$A$1];1)"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72.20569" calcext:value-type="float">
            <text:p>1624631772,20569</text:p>
          </table:table-cell>
          <table:table-cell table:formula="of:=ROUND([.A916]-[$menor.$A$1];1)" office:value-type="float" office:value="91.5" calcext:value-type="float">
            <text:p>91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2.30611" calcext:value-type="float">
            <text:p>1624631772,30611</text:p>
          </table:table-cell>
          <table:table-cell table:formula="of:=ROUND([.A917]-[$menor.$A$1];1)" office:value-type="float" office:value="91.6" calcext:value-type="float">
            <text:p>91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2.40638" calcext:value-type="float">
            <text:p>1624631772,40638</text:p>
          </table:table-cell>
          <table:table-cell table:formula="of:=ROUND([.A918]-[$menor.$A$1];1)" office:value-type="float" office:value="91.7" calcext:value-type="float">
            <text:p>91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2.50641" calcext:value-type="float">
            <text:p>1624631772,50641</text:p>
          </table:table-cell>
          <table:table-cell table:formula="of:=ROUND([.A919]-[$menor.$A$1];1)" office:value-type="float" office:value="91.8" calcext:value-type="float">
            <text:p>91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72.60639" calcext:value-type="float">
            <text:p>1624631772,60639</text:p>
          </table:table-cell>
          <table:table-cell table:formula="of:=ROUND([.A920]-[$menor.$A$1];1)" office:value-type="float" office:value="91.9" calcext:value-type="float">
            <text:p>91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2.70568" calcext:value-type="float">
            <text:p>1624631772,70568</text:p>
          </table:table-cell>
          <table:table-cell table:formula="of:=ROUND([.A921]-[$menor.$A$1];1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2.80594" calcext:value-type="float">
            <text:p>1624631772,80594</text:p>
          </table:table-cell>
          <table:table-cell table:formula="of:=ROUND([.A922]-[$menor.$A$1];1)" office:value-type="float" office:value="92.1" calcext:value-type="float">
            <text:p>92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2.90623" calcext:value-type="float">
            <text:p>1624631772,90623</text:p>
          </table:table-cell>
          <table:table-cell table:formula="of:=ROUND([.A923]-[$menor.$A$1];1)" office:value-type="float" office:value="92.2" calcext:value-type="float">
            <text:p>92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3.00651" calcext:value-type="float">
            <text:p>1624631773,00651</text:p>
          </table:table-cell>
          <table:table-cell table:formula="of:=ROUND([.A924]-[$menor.$A$1];1)" office:value-type="float" office:value="92.3" calcext:value-type="float">
            <text:p>92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3.10573" calcext:value-type="float">
            <text:p>1624631773,10573</text:p>
          </table:table-cell>
          <table:table-cell table:formula="of:=ROUND([.A925]-[$menor.$A$1];1)" office:value-type="float" office:value="92.4" calcext:value-type="float">
            <text:p>92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3.20597" calcext:value-type="float">
            <text:p>1624631773,20597</text:p>
          </table:table-cell>
          <table:table-cell table:formula="of:=ROUND([.A926]-[$menor.$A$1];1)" office:value-type="float" office:value="92.5" calcext:value-type="float">
            <text:p>92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3.30631" calcext:value-type="float">
            <text:p>1624631773,30631</text:p>
          </table:table-cell>
          <table:table-cell table:formula="of:=ROUND([.A927]-[$menor.$A$1];1)" office:value-type="float" office:value="92.6" calcext:value-type="float">
            <text:p>92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3.40655" calcext:value-type="float">
            <text:p>1624631773,40655</text:p>
          </table:table-cell>
          <table:table-cell table:formula="of:=ROUND([.A928]-[$menor.$A$1];1)" office:value-type="float" office:value="92.7" calcext:value-type="float">
            <text:p>92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3.5068" calcext:value-type="float">
            <text:p>1624631773,5068</text:p>
          </table:table-cell>
          <table:table-cell table:formula="of:=ROUND([.A929]-[$menor.$A$1];1)" office:value-type="float" office:value="92.8" calcext:value-type="float">
            <text:p>92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3.60702" calcext:value-type="float">
            <text:p>1624631773,60702</text:p>
          </table:table-cell>
          <table:table-cell table:formula="of:=ROUND([.A930]-[$menor.$A$1];1)" office:value-type="float" office:value="92.9" calcext:value-type="float">
            <text:p>92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73.70728" calcext:value-type="float">
            <text:p>1624631773,70728</text:p>
          </table:table-cell>
          <table:table-cell table:formula="of:=ROUND([.A931]-[$menor.$A$1];1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3.80759" calcext:value-type="float">
            <text:p>1624631773,80759</text:p>
          </table:table-cell>
          <table:table-cell table:formula="of:=ROUND([.A932]-[$menor.$A$1];1)" office:value-type="float" office:value="93.1" calcext:value-type="float">
            <text:p>93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3.90785" calcext:value-type="float">
            <text:p>1624631773,90785</text:p>
          </table:table-cell>
          <table:table-cell table:formula="of:=ROUND([.A933]-[$menor.$A$1];1)" office:value-type="float" office:value="93.2" calcext:value-type="float">
            <text:p>93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4.00802" calcext:value-type="float">
            <text:p>1624631774,00802</text:p>
          </table:table-cell>
          <table:table-cell table:formula="of:=ROUND([.A934]-[$menor.$A$1];1)" office:value-type="float" office:value="93.3" calcext:value-type="float">
            <text:p>93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74.10831" calcext:value-type="float">
            <text:p>1624631774,10831</text:p>
          </table:table-cell>
          <table:table-cell table:formula="of:=ROUND([.A935]-[$menor.$A$1];1)" office:value-type="float" office:value="93.4" calcext:value-type="float">
            <text:p>93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74.20856" calcext:value-type="float">
            <text:p>1624631774,20856</text:p>
          </table:table-cell>
          <table:table-cell table:formula="of:=ROUND([.A936]-[$menor.$A$1];1)" office:value-type="float" office:value="93.5" calcext:value-type="float">
            <text:p>93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74.30883" calcext:value-type="float">
            <text:p>1624631774,30883</text:p>
          </table:table-cell>
          <table:table-cell table:formula="of:=ROUND([.A937]-[$menor.$A$1];1)" office:value-type="float" office:value="93.6" calcext:value-type="float">
            <text:p>93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74.40906" calcext:value-type="float">
            <text:p>1624631774,40906</text:p>
          </table:table-cell>
          <table:table-cell table:formula="of:=ROUND([.A938]-[$menor.$A$1];1)" office:value-type="float" office:value="93.7" calcext:value-type="float">
            <text:p>93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4.50955" calcext:value-type="float">
            <text:p>1624631774,50955</text:p>
          </table:table-cell>
          <table:table-cell table:formula="of:=ROUND([.A939]-[$menor.$A$1];1)" office:value-type="float" office:value="93.8" calcext:value-type="float">
            <text:p>93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4.60981" calcext:value-type="float">
            <text:p>1624631774,60981</text:p>
          </table:table-cell>
          <table:table-cell table:formula="of:=ROUND([.A940]-[$menor.$A$1];1)" office:value-type="float" office:value="93.9" calcext:value-type="float">
            <text:p>93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4.71008" calcext:value-type="float">
            <text:p>1624631774,71008</text:p>
          </table:table-cell>
          <table:table-cell table:formula="of:=ROUND([.A941]-[$menor.$A$1];1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74.81036" calcext:value-type="float">
            <text:p>1624631774,81036</text:p>
          </table:table-cell>
          <table:table-cell table:formula="of:=ROUND([.A942]-[$menor.$A$1];1)" office:value-type="float" office:value="94.1" calcext:value-type="float">
            <text:p>94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4.90968" calcext:value-type="float">
            <text:p>1624631774,90968</text:p>
          </table:table-cell>
          <table:table-cell table:formula="of:=ROUND([.A943]-[$menor.$A$1];1)"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5.01" calcext:value-type="float">
            <text:p>1624631775,01</text:p>
          </table:table-cell>
          <table:table-cell table:formula="of:=ROUND([.A944]-[$menor.$A$1];1)" office:value-type="float" office:value="94.3" calcext:value-type="float">
            <text:p>94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5.11029" calcext:value-type="float">
            <text:p>1624631775,11029</text:p>
          </table:table-cell>
          <table:table-cell table:formula="of:=ROUND([.A945]-[$menor.$A$1];1)" office:value-type="float" office:value="94.4" calcext:value-type="float">
            <text:p>94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5.21055" calcext:value-type="float">
            <text:p>1624631775,21055</text:p>
          </table:table-cell>
          <table:table-cell table:formula="of:=ROUND([.A946]-[$menor.$A$1];1)" office:value-type="float" office:value="94.5" calcext:value-type="float">
            <text:p>94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5.31086" calcext:value-type="float">
            <text:p>1624631775,31086</text:p>
          </table:table-cell>
          <table:table-cell table:formula="of:=ROUND([.A947]-[$menor.$A$1];1)" office:value-type="float" office:value="94.6" calcext:value-type="float">
            <text:p>94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5.41111" calcext:value-type="float">
            <text:p>1624631775,41111</text:p>
          </table:table-cell>
          <table:table-cell table:formula="of:=ROUND([.A948]-[$menor.$A$1];1)" office:value-type="float" office:value="94.7" calcext:value-type="float">
            <text:p>94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5.51156" calcext:value-type="float">
            <text:p>1624631775,51156</text:p>
          </table:table-cell>
          <table:table-cell table:formula="of:=ROUND([.A949]-[$menor.$A$1];1)" office:value-type="float" office:value="94.8" calcext:value-type="float">
            <text:p>94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5.61255" calcext:value-type="float">
            <text:p>1624631775,61255</text:p>
          </table:table-cell>
          <table:table-cell table:formula="of:=ROUND([.A950]-[$menor.$A$1];1)"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5.71285" calcext:value-type="float">
            <text:p>1624631775,71285</text:p>
          </table:table-cell>
          <table:table-cell table:formula="of:=ROUND([.A951]-[$menor.$A$1];1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5.8127" calcext:value-type="float">
            <text:p>1624631775,8127</text:p>
          </table:table-cell>
          <table:table-cell table:formula="of:=ROUND([.A952]-[$menor.$A$1];1)" office:value-type="float" office:value="95.1" calcext:value-type="float">
            <text:p>95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75.91341" calcext:value-type="float">
            <text:p>1624631775,91341</text:p>
          </table:table-cell>
          <table:table-cell table:formula="of:=ROUND([.A953]-[$menor.$A$1];1)" office:value-type="float" office:value="95.2" calcext:value-type="float">
            <text:p>95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6.01264" calcext:value-type="float">
            <text:p>1624631776,01264</text:p>
          </table:table-cell>
          <table:table-cell table:formula="of:=ROUND([.A954]-[$menor.$A$1];1)" office:value-type="float" office:value="95.3" calcext:value-type="float">
            <text:p>95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6.11358" calcext:value-type="float">
            <text:p>1624631776,11358</text:p>
          </table:table-cell>
          <table:table-cell table:formula="of:=ROUND([.A955]-[$menor.$A$1];1)" office:value-type="float" office:value="95.4" calcext:value-type="float">
            <text:p>95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6.21459" calcext:value-type="float">
            <text:p>1624631776,21459</text:p>
          </table:table-cell>
          <table:table-cell table:formula="of:=ROUND([.A956]-[$menor.$A$1];1)" office:value-type="float" office:value="95.5" calcext:value-type="float">
            <text:p>95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76.31475" calcext:value-type="float">
            <text:p>1624631776,31475</text:p>
          </table:table-cell>
          <table:table-cell table:formula="of:=ROUND([.A957]-[$menor.$A$1];1)"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76.41496" calcext:value-type="float">
            <text:p>1624631776,41496</text:p>
          </table:table-cell>
          <table:table-cell table:formula="of:=ROUND([.A958]-[$menor.$A$1];1)" office:value-type="float" office:value="95.7" calcext:value-type="float">
            <text:p>95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76.51522" calcext:value-type="float">
            <text:p>1624631776,51522</text:p>
          </table:table-cell>
          <table:table-cell table:formula="of:=ROUND([.A959]-[$menor.$A$1];1)" office:value-type="float" office:value="95.8" calcext:value-type="float">
            <text:p>95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76.61549" calcext:value-type="float">
            <text:p>1624631776,61549</text:p>
          </table:table-cell>
          <table:table-cell table:formula="of:=ROUND([.A960]-[$menor.$A$1];1)" office:value-type="float" office:value="95.9" calcext:value-type="float">
            <text:p>95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6.71482" calcext:value-type="float">
            <text:p>1624631776,71482</text:p>
          </table:table-cell>
          <table:table-cell table:formula="of:=ROUND([.A961]-[$menor.$A$1];1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6.81501" calcext:value-type="float">
            <text:p>1624631776,81501</text:p>
          </table:table-cell>
          <table:table-cell table:formula="of:=ROUND([.A962]-[$menor.$A$1];1)" office:value-type="float" office:value="96.1" calcext:value-type="float">
            <text:p>96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6.9153" calcext:value-type="float">
            <text:p>1624631776,9153</text:p>
          </table:table-cell>
          <table:table-cell table:formula="of:=ROUND([.A963]-[$menor.$A$1];1)" office:value-type="float" office:value="96.2" calcext:value-type="float">
            <text:p>96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77.01554" calcext:value-type="float">
            <text:p>1624631777,01554</text:p>
          </table:table-cell>
          <table:table-cell table:formula="of:=ROUND([.A964]-[$menor.$A$1];1)" office:value-type="float" office:value="96.3" calcext:value-type="float">
            <text:p>96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7.11476" calcext:value-type="float">
            <text:p>1624631777,11476</text:p>
          </table:table-cell>
          <table:table-cell table:formula="of:=ROUND([.A965]-[$menor.$A$1];1)" office:value-type="float" office:value="96.4" calcext:value-type="float">
            <text:p>96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7.21498" calcext:value-type="float">
            <text:p>1624631777,21498</text:p>
          </table:table-cell>
          <table:table-cell table:formula="of:=ROUND([.A966]-[$menor.$A$1];1)" office:value-type="float" office:value="96.5" calcext:value-type="float">
            <text:p>96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7.31527" calcext:value-type="float">
            <text:p>1624631777,31527</text:p>
          </table:table-cell>
          <table:table-cell table:formula="of:=ROUND([.A967]-[$menor.$A$1];1)"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7.41551" calcext:value-type="float">
            <text:p>1624631777,41551</text:p>
          </table:table-cell>
          <table:table-cell table:formula="of:=ROUND([.A968]-[$menor.$A$1];1)" office:value-type="float" office:value="96.7" calcext:value-type="float">
            <text:p>96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7.51525" calcext:value-type="float">
            <text:p>1624631777,51525</text:p>
          </table:table-cell>
          <table:table-cell table:formula="of:=ROUND([.A969]-[$menor.$A$1];1)" office:value-type="float" office:value="96.8" calcext:value-type="float">
            <text:p>96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7.615" calcext:value-type="float">
            <text:p>1624631777,615</text:p>
          </table:table-cell>
          <table:table-cell table:formula="of:=ROUND([.A970]-[$menor.$A$1];1)" office:value-type="float" office:value="96.9" calcext:value-type="float">
            <text:p>96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7.71539" calcext:value-type="float">
            <text:p>1624631777,71539</text:p>
          </table:table-cell>
          <table:table-cell table:formula="of:=ROUND([.A971]-[$menor.$A$1];1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7.81564" calcext:value-type="float">
            <text:p>1624631777,81564</text:p>
          </table:table-cell>
          <table:table-cell table:formula="of:=ROUND([.A972]-[$menor.$A$1];1)" office:value-type="float" office:value="97.1" calcext:value-type="float">
            <text:p>97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7.91585" calcext:value-type="float">
            <text:p>1624631777,91585</text:p>
          </table:table-cell>
          <table:table-cell table:formula="of:=ROUND([.A973]-[$menor.$A$1];1)" office:value-type="float" office:value="97.2" calcext:value-type="float">
            <text:p>97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8.01663" calcext:value-type="float">
            <text:p>1624631778,01663</text:p>
          </table:table-cell>
          <table:table-cell table:formula="of:=ROUND([.A974]-[$menor.$A$1];1)" office:value-type="float" office:value="97.3" calcext:value-type="float">
            <text:p>97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78.11687" calcext:value-type="float">
            <text:p>1624631778,11687</text:p>
          </table:table-cell>
          <table:table-cell table:formula="of:=ROUND([.A975]-[$menor.$A$1];1)" office:value-type="float" office:value="97.4" calcext:value-type="float">
            <text:p>97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8.21688" calcext:value-type="float">
            <text:p>1624631778,21688</text:p>
          </table:table-cell>
          <table:table-cell table:formula="of:=ROUND([.A976]-[$menor.$A$1];1)" office:value-type="float" office:value="97.5" calcext:value-type="float">
            <text:p>97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8.31689" calcext:value-type="float">
            <text:p>1624631778,31689</text:p>
          </table:table-cell>
          <table:table-cell table:formula="of:=ROUND([.A977]-[$menor.$A$1];1)" office:value-type="float" office:value="97.6" calcext:value-type="float">
            <text:p>97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8.41687" calcext:value-type="float">
            <text:p>1624631778,41687</text:p>
          </table:table-cell>
          <table:table-cell table:formula="of:=ROUND([.A978]-[$menor.$A$1];1)"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78.51677" calcext:value-type="float">
            <text:p>1624631778,51677</text:p>
          </table:table-cell>
          <table:table-cell table:formula="of:=ROUND([.A979]-[$menor.$A$1];1)" office:value-type="float" office:value="97.8" calcext:value-type="float">
            <text:p>97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78.61703" calcext:value-type="float">
            <text:p>1624631778,61703</text:p>
          </table:table-cell>
          <table:table-cell table:formula="of:=ROUND([.A980]-[$menor.$A$1];1)" office:value-type="float" office:value="97.9" calcext:value-type="float">
            <text:p>97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78.71733" calcext:value-type="float">
            <text:p>1624631778,71733</text:p>
          </table:table-cell>
          <table:table-cell table:formula="of:=ROUND([.A981]-[$menor.$A$1];1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78.8175" calcext:value-type="float">
            <text:p>1624631778,8175</text:p>
          </table:table-cell>
          <table:table-cell table:formula="of:=ROUND([.A982]-[$menor.$A$1];1)" office:value-type="float" office:value="98.1" calcext:value-type="float">
            <text:p>98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8.91683" calcext:value-type="float">
            <text:p>1624631778,91683</text:p>
          </table:table-cell>
          <table:table-cell table:formula="of:=ROUND([.A983]-[$menor.$A$1];1)" office:value-type="float" office:value="98.2" calcext:value-type="float">
            <text:p>98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9.017" calcext:value-type="float">
            <text:p>1624631779,017</text:p>
          </table:table-cell>
          <table:table-cell table:formula="of:=ROUND([.A984]-[$menor.$A$1];1)" office:value-type="float" office:value="98.3" calcext:value-type="float">
            <text:p>98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79.11672" calcext:value-type="float">
            <text:p>1624631779,11672</text:p>
          </table:table-cell>
          <table:table-cell table:formula="of:=ROUND([.A985]-[$menor.$A$1];1)" office:value-type="float" office:value="98.4" calcext:value-type="float">
            <text:p>98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79.21702" calcext:value-type="float">
            <text:p>1624631779,21702</text:p>
          </table:table-cell>
          <table:table-cell table:formula="of:=ROUND([.A986]-[$menor.$A$1];1)" office:value-type="float" office:value="98.5" calcext:value-type="float">
            <text:p>98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9.31732" calcext:value-type="float">
            <text:p>1624631779,31732</text:p>
          </table:table-cell>
          <table:table-cell table:formula="of:=ROUND([.A987]-[$menor.$A$1];1)" office:value-type="float" office:value="98.6" calcext:value-type="float">
            <text:p>98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9.41759" calcext:value-type="float">
            <text:p>1624631779,41759</text:p>
          </table:table-cell>
          <table:table-cell table:formula="of:=ROUND([.A988]-[$menor.$A$1];1)" office:value-type="float" office:value="98.7" calcext:value-type="float">
            <text:p>98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9.51793" calcext:value-type="float">
            <text:p>1624631779,51793</text:p>
          </table:table-cell>
          <table:table-cell table:formula="of:=ROUND([.A989]-[$menor.$A$1];1)" office:value-type="float" office:value="98.8" calcext:value-type="float">
            <text:p>98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9.61817" calcext:value-type="float">
            <text:p>1624631779,61817</text:p>
          </table:table-cell>
          <table:table-cell table:formula="of:=ROUND([.A990]-[$menor.$A$1];1)" office:value-type="float" office:value="98.9" calcext:value-type="float">
            <text:p>98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9.71849" calcext:value-type="float">
            <text:p>1624631779,71849</text:p>
          </table:table-cell>
          <table:table-cell table:formula="of:=ROUND([.A991]-[$menor.$A$1];1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9.8177" calcext:value-type="float">
            <text:p>1624631779,8177</text:p>
          </table:table-cell>
          <table:table-cell table:formula="of:=ROUND([.A992]-[$menor.$A$1];1)" office:value-type="float" office:value="99.1" calcext:value-type="float">
            <text:p>99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79.9181" calcext:value-type="float">
            <text:p>1624631779,9181</text:p>
          </table:table-cell>
          <table:table-cell table:formula="of:=ROUND([.A993]-[$menor.$A$1];1)" office:value-type="float" office:value="99.2" calcext:value-type="float">
            <text:p>99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0.01835" calcext:value-type="float">
            <text:p>1624631780,01835</text:p>
          </table:table-cell>
          <table:table-cell table:formula="of:=ROUND([.A994]-[$menor.$A$1];1)" office:value-type="float" office:value="99.3" calcext:value-type="float">
            <text:p>99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0.11865" calcext:value-type="float">
            <text:p>1624631780,11865</text:p>
          </table:table-cell>
          <table:table-cell table:formula="of:=ROUND([.A995]-[$menor.$A$1];1)"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0.21907" calcext:value-type="float">
            <text:p>1624631780,21907</text:p>
          </table:table-cell>
          <table:table-cell table:formula="of:=ROUND([.A996]-[$menor.$A$1];1)" office:value-type="float" office:value="99.5" calcext:value-type="float">
            <text:p>99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80.31935" calcext:value-type="float">
            <text:p>1624631780,31935</text:p>
          </table:table-cell>
          <table:table-cell table:formula="of:=ROUND([.A997]-[$menor.$A$1];1)" office:value-type="float" office:value="99.6" calcext:value-type="float">
            <text:p>99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0.41864" calcext:value-type="float">
            <text:p>1624631780,41864</text:p>
          </table:table-cell>
          <table:table-cell table:formula="of:=ROUND([.A998]-[$menor.$A$1];1)" office:value-type="float" office:value="99.7" calcext:value-type="float">
            <text:p>99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0.51892" calcext:value-type="float">
            <text:p>1624631780,51892</text:p>
          </table:table-cell>
          <table:table-cell table:formula="of:=ROUND([.A999]-[$menor.$A$1];1)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0.61926" calcext:value-type="float">
            <text:p>1624631780,61926</text:p>
          </table:table-cell>
          <table:table-cell table:formula="of:=ROUND([.A1000]-[$menor.$A$1];1)" office:value-type="float" office:value="99.9" calcext:value-type="float">
            <text:p>99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80.71955" calcext:value-type="float">
            <text:p>1624631780,71955</text:p>
          </table:table-cell>
          <table:table-cell table:formula="of:=ROUND([.A1001]-[$menor.$A$1];1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80.81986" calcext:value-type="float">
            <text:p>1624631780,81986</text:p>
          </table:table-cell>
          <table:table-cell table:formula="of:=ROUND([.A1002]-[$menor.$A$1];1)" office:value-type="float" office:value="100.1" calcext:value-type="float">
            <text:p>100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80.92013" calcext:value-type="float">
            <text:p>1624631780,92013</text:p>
          </table:table-cell>
          <table:table-cell table:formula="of:=ROUND([.A1003]-[$menor.$A$1];1)" office:value-type="float" office:value="100.2" calcext:value-type="float">
            <text:p>100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81.02043" calcext:value-type="float">
            <text:p>1624631781,02043</text:p>
          </table:table-cell>
          <table:table-cell table:formula="of:=ROUND([.A1004]-[$menor.$A$1];1)" office:value-type="float" office:value="100.3" calcext:value-type="float">
            <text:p>100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1.11971" calcext:value-type="float">
            <text:p>1624631781,11971</text:p>
          </table:table-cell>
          <table:table-cell table:formula="of:=ROUND([.A1005]-[$menor.$A$1];1)" office:value-type="float" office:value="100.4" calcext:value-type="float">
            <text:p>100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1.2199" calcext:value-type="float">
            <text:p>1624631781,2199</text:p>
          </table:table-cell>
          <table:table-cell table:formula="of:=ROUND([.A1006]-[$menor.$A$1];1)"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1.31986" calcext:value-type="float">
            <text:p>1624631781,31986</text:p>
          </table:table-cell>
          <table:table-cell table:formula="of:=ROUND([.A1007]-[$menor.$A$1];1)" office:value-type="float" office:value="100.6" calcext:value-type="float">
            <text:p>100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81.4198" calcext:value-type="float">
            <text:p>1624631781,4198</text:p>
          </table:table-cell>
          <table:table-cell table:formula="of:=ROUND([.A1008]-[$menor.$A$1];1)" office:value-type="float" office:value="100.7" calcext:value-type="float">
            <text:p>100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1.51971" calcext:value-type="float">
            <text:p>1624631781,51971</text:p>
          </table:table-cell>
          <table:table-cell table:formula="of:=ROUND([.A1009]-[$menor.$A$1];1)" office:value-type="float" office:value="100.8" calcext:value-type="float">
            <text:p>100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1.61962" calcext:value-type="float">
            <text:p>1624631781,61962</text:p>
          </table:table-cell>
          <table:table-cell table:formula="of:=ROUND([.A1010]-[$menor.$A$1];1)" office:value-type="float" office:value="100.9" calcext:value-type="float">
            <text:p>100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1.71984" calcext:value-type="float">
            <text:p>1624631781,71984</text:p>
          </table:table-cell>
          <table:table-cell table:formula="of:=ROUND([.A1011]-[$menor.$A$1];1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1.81967" calcext:value-type="float">
            <text:p>1624631781,81967</text:p>
          </table:table-cell>
          <table:table-cell table:formula="of:=ROUND([.A1012]-[$menor.$A$1];1)" office:value-type="float" office:value="101.1" calcext:value-type="float">
            <text:p>101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1.91992" calcext:value-type="float">
            <text:p>1624631781,91992</text:p>
          </table:table-cell>
          <table:table-cell table:formula="of:=ROUND([.A1013]-[$menor.$A$1];1)" office:value-type="float" office:value="101.2" calcext:value-type="float">
            <text:p>101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2.02018" calcext:value-type="float">
            <text:p>1624631782,02018</text:p>
          </table:table-cell>
          <table:table-cell table:formula="of:=ROUND([.A1014]-[$menor.$A$1];1)" office:value-type="float" office:value="101.3" calcext:value-type="float">
            <text:p>101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2.11964" calcext:value-type="float">
            <text:p>1624631782,11964</text:p>
          </table:table-cell>
          <table:table-cell table:formula="of:=ROUND([.A1015]-[$menor.$A$1];1)" office:value-type="float" office:value="101.4" calcext:value-type="float">
            <text:p>101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2.21992" calcext:value-type="float">
            <text:p>1624631782,21992</text:p>
          </table:table-cell>
          <table:table-cell table:formula="of:=ROUND([.A1016]-[$menor.$A$1];1)"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2.3202" calcext:value-type="float">
            <text:p>1624631782,3202</text:p>
          </table:table-cell>
          <table:table-cell table:formula="of:=ROUND([.A1017]-[$menor.$A$1];1)" office:value-type="float" office:value="101.6" calcext:value-type="float">
            <text:p>101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2.42046" calcext:value-type="float">
            <text:p>1624631782,42046</text:p>
          </table:table-cell>
          <table:table-cell table:formula="of:=ROUND([.A1018]-[$menor.$A$1];1)" office:value-type="float" office:value="101.7" calcext:value-type="float">
            <text:p>101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82.51971" calcext:value-type="float">
            <text:p>1624631782,51971</text:p>
          </table:table-cell>
          <table:table-cell table:formula="of:=ROUND([.A1019]-[$menor.$A$1];1)" office:value-type="float" office:value="101.8" calcext:value-type="float">
            <text:p>101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2.62001" calcext:value-type="float">
            <text:p>1624631782,62001</text:p>
          </table:table-cell>
          <table:table-cell table:formula="of:=ROUND([.A1020]-[$menor.$A$1];1)" office:value-type="float" office:value="101.9" calcext:value-type="float">
            <text:p>101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2.71993" calcext:value-type="float">
            <text:p>1624631782,71993</text:p>
          </table:table-cell>
          <table:table-cell table:formula="of:=ROUND([.A1021]-[$menor.$A$1];1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2.8202" calcext:value-type="float">
            <text:p>1624631782,8202</text:p>
          </table:table-cell>
          <table:table-cell table:formula="of:=ROUND([.A1022]-[$menor.$A$1];1)" office:value-type="float" office:value="102.1" calcext:value-type="float">
            <text:p>102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82.92047" calcext:value-type="float">
            <text:p>1624631782,92047</text:p>
          </table:table-cell>
          <table:table-cell table:formula="of:=ROUND([.A1023]-[$menor.$A$1];1)"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83.01978" calcext:value-type="float">
            <text:p>1624631783,01978</text:p>
          </table:table-cell>
          <table:table-cell table:formula="of:=ROUND([.A1024]-[$menor.$A$1];1)" office:value-type="float" office:value="102.3" calcext:value-type="float">
            <text:p>102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83.12012" calcext:value-type="float">
            <text:p>1624631783,12012</text:p>
          </table:table-cell>
          <table:table-cell table:formula="of:=ROUND([.A1025]-[$menor.$A$1];1)" office:value-type="float" office:value="102.4" calcext:value-type="float">
            <text:p>102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83.22044" calcext:value-type="float">
            <text:p>1624631783,22044</text:p>
          </table:table-cell>
          <table:table-cell table:formula="of:=ROUND([.A1026]-[$menor.$A$1];1)" office:value-type="float" office:value="102.5" calcext:value-type="float">
            <text:p>102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3.32004" calcext:value-type="float">
            <text:p>1624631783,32004</text:p>
          </table:table-cell>
          <table:table-cell table:formula="of:=ROUND([.A1027]-[$menor.$A$1];1)" office:value-type="float" office:value="102.6" calcext:value-type="float">
            <text:p>102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3.42034" calcext:value-type="float">
            <text:p>1624631783,42034</text:p>
          </table:table-cell>
          <table:table-cell table:formula="of:=ROUND([.A1028]-[$menor.$A$1];1)" office:value-type="float" office:value="102.7" calcext:value-type="float">
            <text:p>102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3.51963" calcext:value-type="float">
            <text:p>1624631783,51963</text:p>
          </table:table-cell>
          <table:table-cell table:formula="of:=ROUND([.A1029]-[$menor.$A$1];1)" office:value-type="float" office:value="102.8" calcext:value-type="float">
            <text:p>102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83.61985" calcext:value-type="float">
            <text:p>1624631783,61985</text:p>
          </table:table-cell>
          <table:table-cell table:formula="of:=ROUND([.A1030]-[$menor.$A$1];1)" office:value-type="float" office:value="102.9" calcext:value-type="float">
            <text:p>102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3.72006" calcext:value-type="float">
            <text:p>1624631783,72006</text:p>
          </table:table-cell>
          <table:table-cell table:formula="of:=ROUND([.A1031]-[$menor.$A$1];1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3.82032" calcext:value-type="float">
            <text:p>1624631783,82032</text:p>
          </table:table-cell>
          <table:table-cell table:formula="of:=ROUND([.A1032]-[$menor.$A$1];1)" office:value-type="float" office:value="103.1" calcext:value-type="float">
            <text:p>103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3.9206" calcext:value-type="float">
            <text:p>1624631783,9206</text:p>
          </table:table-cell>
          <table:table-cell table:formula="of:=ROUND([.A1033]-[$menor.$A$1];1)" office:value-type="float" office:value="103.2" calcext:value-type="float">
            <text:p>103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4.02105" calcext:value-type="float">
            <text:p>1624631784,02105</text:p>
          </table:table-cell>
          <table:table-cell table:formula="of:=ROUND([.A1034]-[$menor.$A$1];1)"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4.12134" calcext:value-type="float">
            <text:p>1624631784,12134</text:p>
          </table:table-cell>
          <table:table-cell table:formula="of:=ROUND([.A1035]-[$menor.$A$1];1)" office:value-type="float" office:value="103.4" calcext:value-type="float">
            <text:p>103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4.22157" calcext:value-type="float">
            <text:p>1624631784,22157</text:p>
          </table:table-cell>
          <table:table-cell table:formula="of:=ROUND([.A1036]-[$menor.$A$1];1)" office:value-type="float" office:value="103.5" calcext:value-type="float">
            <text:p>103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4.32198" calcext:value-type="float">
            <text:p>1624631784,32198</text:p>
          </table:table-cell>
          <table:table-cell table:formula="of:=ROUND([.A1037]-[$menor.$A$1];1)" office:value-type="float" office:value="103.6" calcext:value-type="float">
            <text:p>103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4.42225" calcext:value-type="float">
            <text:p>1624631784,42225</text:p>
          </table:table-cell>
          <table:table-cell table:formula="of:=ROUND([.A1038]-[$menor.$A$1];1)" office:value-type="float" office:value="103.7" calcext:value-type="float">
            <text:p>103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4.52253" calcext:value-type="float">
            <text:p>1624631784,52253</text:p>
          </table:table-cell>
          <table:table-cell table:formula="of:=ROUND([.A1039]-[$menor.$A$1];1)" office:value-type="float" office:value="103.8" calcext:value-type="float">
            <text:p>103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4.62282" calcext:value-type="float">
            <text:p>1624631784,62282</text:p>
          </table:table-cell>
          <table:table-cell table:formula="of:=ROUND([.A1040]-[$menor.$A$1];1)" office:value-type="float" office:value="103.9" calcext:value-type="float">
            <text:p>103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84.72306" calcext:value-type="float">
            <text:p>1624631784,72306</text:p>
          </table:table-cell>
          <table:table-cell table:formula="of:=ROUND([.A1041]-[$menor.$A$1];1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4.82338" calcext:value-type="float">
            <text:p>1624631784,82338</text:p>
          </table:table-cell>
          <table:table-cell table:formula="of:=ROUND([.A1042]-[$menor.$A$1];1)" office:value-type="float" office:value="104.1" calcext:value-type="float">
            <text:p>104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4.92266" calcext:value-type="float">
            <text:p>1624631784,92266</text:p>
          </table:table-cell>
          <table:table-cell table:formula="of:=ROUND([.A1043]-[$menor.$A$1];1)" office:value-type="float" office:value="104.2" calcext:value-type="float">
            <text:p>104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5.02301" calcext:value-type="float">
            <text:p>1624631785,02301</text:p>
          </table:table-cell>
          <table:table-cell table:formula="of:=ROUND([.A1044]-[$menor.$A$1];1)" office:value-type="float" office:value="104.3" calcext:value-type="float">
            <text:p>104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85.12342" calcext:value-type="float">
            <text:p>1624631785,12342</text:p>
          </table:table-cell>
          <table:table-cell table:formula="of:=ROUND([.A1045]-[$menor.$A$1];1)" office:value-type="float" office:value="104.4" calcext:value-type="float">
            <text:p>104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85.22273" calcext:value-type="float">
            <text:p>1624631785,22273</text:p>
          </table:table-cell>
          <table:table-cell table:formula="of:=ROUND([.A1046]-[$menor.$A$1];1)" office:value-type="float" office:value="104.5" calcext:value-type="float">
            <text:p>104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85.32319" calcext:value-type="float">
            <text:p>1624631785,32319</text:p>
          </table:table-cell>
          <table:table-cell table:formula="of:=ROUND([.A1047]-[$menor.$A$1];1)" office:value-type="float" office:value="104.6" calcext:value-type="float">
            <text:p>104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85.42319" calcext:value-type="float">
            <text:p>1624631785,42319</text:p>
          </table:table-cell>
          <table:table-cell table:formula="of:=ROUND([.A1048]-[$menor.$A$1];1)" office:value-type="float" office:value="104.7" calcext:value-type="float">
            <text:p>104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5.52361" calcext:value-type="float">
            <text:p>1624631785,52361</text:p>
          </table:table-cell>
          <table:table-cell table:formula="of:=ROUND([.A1049]-[$menor.$A$1];1)" office:value-type="float" office:value="104.8" calcext:value-type="float">
            <text:p>104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5.62395" calcext:value-type="float">
            <text:p>1624631785,62395</text:p>
          </table:table-cell>
          <table:table-cell table:formula="of:=ROUND([.A1050]-[$menor.$A$1];1)" office:value-type="float" office:value="104.9" calcext:value-type="float">
            <text:p>104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5.72426" calcext:value-type="float">
            <text:p>1624631785,72426</text:p>
          </table:table-cell>
          <table:table-cell table:formula="of:=ROUND([.A1051]-[$menor.$A$1];1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85.8242" calcext:value-type="float">
            <text:p>1624631785,8242</text:p>
          </table:table-cell>
          <table:table-cell table:formula="of:=ROUND([.A1052]-[$menor.$A$1];1)" office:value-type="float" office:value="105.1" calcext:value-type="float">
            <text:p>105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5.92419" calcext:value-type="float">
            <text:p>1624631785,92419</text:p>
          </table:table-cell>
          <table:table-cell table:formula="of:=ROUND([.A1053]-[$menor.$A$1];1)" office:value-type="float" office:value="105.2" calcext:value-type="float">
            <text:p>105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6.02454" calcext:value-type="float">
            <text:p>1624631786,02454</text:p>
          </table:table-cell>
          <table:table-cell table:formula="of:=ROUND([.A1054]-[$menor.$A$1];1)" office:value-type="float" office:value="105.3" calcext:value-type="float">
            <text:p>105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6.12482" calcext:value-type="float">
            <text:p>1624631786,12482</text:p>
          </table:table-cell>
          <table:table-cell table:formula="of:=ROUND([.A1055]-[$menor.$A$1];1)" office:value-type="float" office:value="105.4" calcext:value-type="float">
            <text:p>105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6.22508" calcext:value-type="float">
            <text:p>1624631786,22508</text:p>
          </table:table-cell>
          <table:table-cell table:formula="of:=ROUND([.A1056]-[$menor.$A$1];1)" office:value-type="float" office:value="105.5" calcext:value-type="float">
            <text:p>105,5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6.32538" calcext:value-type="float">
            <text:p>1624631786,32538</text:p>
          </table:table-cell>
          <table:table-cell table:formula="of:=ROUND([.A1057]-[$menor.$A$1];1)" office:value-type="float" office:value="105.6" calcext:value-type="float">
            <text:p>105,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6.42465" calcext:value-type="float">
            <text:p>1624631786,42465</text:p>
          </table:table-cell>
          <table:table-cell table:formula="of:=ROUND([.A1058]-[$menor.$A$1];1)" office:value-type="float" office:value="105.7" calcext:value-type="float">
            <text:p>105,7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6.52508" calcext:value-type="float">
            <text:p>1624631786,52508</text:p>
          </table:table-cell>
          <table:table-cell table:formula="of:=ROUND([.A1059]-[$menor.$A$1];1)" office:value-type="float" office:value="105.8" calcext:value-type="float">
            <text:p>105,8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6.62539" calcext:value-type="float">
            <text:p>1624631786,62539</text:p>
          </table:table-cell>
          <table:table-cell table:formula="of:=ROUND([.A1060]-[$menor.$A$1];1)" office:value-type="float" office:value="105.9" calcext:value-type="float">
            <text:p>105,9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6.72536" calcext:value-type="float">
            <text:p>1624631786,72536</text:p>
          </table:table-cell>
          <table:table-cell table:formula="of:=ROUND([.A1061]-[$menor.$A$1];1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6.82646" calcext:value-type="float">
            <text:p>1624631786,82646</text:p>
          </table:table-cell>
          <table:table-cell table:formula="of:=ROUND([.A1062]-[$menor.$A$1];1)" office:value-type="float" office:value="106.1" calcext:value-type="float">
            <text:p>106,1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  <table:table-cell table:number-columns-repeated="2"/>
        </table:table-row>
        <table:table-row table:style-name="ro1">
          <table:table-cell office:value-type="float" office:value="1624631786.92577" calcext:value-type="float">
            <text:p>1624631786,92577</text:p>
          </table:table-cell>
          <table:table-cell table:formula="of:=ROUND([.A1063]-[$menor.$A$1];1)" office:value-type="float" office:value="106.2" calcext:value-type="float">
            <text:p>106,2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7.02594" calcext:value-type="float">
            <text:p>1624631787,02594</text:p>
          </table:table-cell>
          <table:table-cell table:formula="of:=ROUND([.A1064]-[$menor.$A$1];1)" office:value-type="float" office:value="106.3" calcext:value-type="float">
            <text:p>106,3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7.12628" calcext:value-type="float">
            <text:p>1624631787,12628</text:p>
          </table:table-cell>
          <table:table-cell table:formula="of:=ROUND([.A1065]-[$menor.$A$1];1)"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7.22653" calcext:value-type="float">
            <text:p>1624631787,22653</text:p>
          </table:table-cell>
          <table:table-cell table:formula="of:=ROUND([.A1066]-[$menor.$A$1];1)" office:value-type="float" office:value="106.5" calcext:value-type="float">
            <text:p>106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  <table:table-cell table:number-columns-repeated="2"/>
        </table:table-row>
        <table:table-row table:style-name="ro1">
          <table:table-cell office:value-type="float" office:value="1624631787.32698" calcext:value-type="float">
            <text:p>1624631787,32698</text:p>
          </table:table-cell>
          <table:table-cell table:formula="of:=ROUND([.A1067]-[$menor.$A$1];1)" office:value-type="float" office:value="106.6" calcext:value-type="float">
            <text:p>106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87.42727" calcext:value-type="float">
            <text:p>1624631787,42727</text:p>
          </table:table-cell>
          <table:table-cell table:formula="of:=ROUND([.A1068]-[$menor.$A$1];1)" office:value-type="float" office:value="106.7" calcext:value-type="float">
            <text:p>106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  <table:table-cell table:number-columns-repeated="2"/>
        </table:table-row>
        <table:table-row table:style-name="ro1">
          <table:table-cell office:value-type="float" office:value="1624631787.52748" calcext:value-type="float">
            <text:p>1624631787,52748</text:p>
          </table:table-cell>
          <table:table-cell table:formula="of:=ROUND([.A1069]-[$menor.$A$1];1)" office:value-type="float" office:value="106.8" calcext:value-type="float">
            <text:p>106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  <table:table-cell table:number-columns-repeated="2"/>
        </table:table-row>
        <table:table-row table:style-name="ro1">
          <table:table-cell office:value-type="float" office:value="1624631787.62779" calcext:value-type="float">
            <text:p>1624631787,62779</text:p>
          </table:table-cell>
          <table:table-cell table:formula="of:=ROUND([.A1070]-[$menor.$A$1];1)" office:value-type="float" office:value="106.9" calcext:value-type="float">
            <text:p>106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7.72831" calcext:value-type="float">
            <text:p>1624631787,72831</text:p>
          </table:table-cell>
          <table:table-cell table:formula="of:=ROUND([.A1071]-[$menor.$A$1];1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7.82858" calcext:value-type="float">
            <text:p>1624631787,82858</text:p>
          </table:table-cell>
          <table:table-cell table:formula="of:=ROUND([.A1072]-[$menor.$A$1];1)" office:value-type="float" office:value="107.1" calcext:value-type="float">
            <text:p>107,1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  <table:table-cell table:number-columns-repeated="2"/>
        </table:table-row>
        <table:table-row table:style-name="ro1">
          <table:table-cell office:value-type="float" office:value="1624631787.92883" calcext:value-type="float">
            <text:p>1624631787,92883</text:p>
          </table:table-cell>
          <table:table-cell table:formula="of:=ROUND([.A1073]-[$menor.$A$1];1)" office:value-type="float" office:value="107.2" calcext:value-type="float">
            <text:p>107,2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  <table:table-cell table:number-columns-repeated="2"/>
        </table:table-row>
        <table:table-row table:style-name="ro1">
          <table:table-cell office:value-type="float" office:value="1624631788.02907" calcext:value-type="float">
            <text:p>1624631788,02907</text:p>
          </table:table-cell>
          <table:table-cell table:formula="of:=ROUND([.A1074]-[$menor.$A$1];1)" office:value-type="float" office:value="107.3" calcext:value-type="float">
            <text:p>107,3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8.12948" calcext:value-type="float">
            <text:p>1624631788,12948</text:p>
          </table:table-cell>
          <table:table-cell table:formula="of:=ROUND([.A1075]-[$menor.$A$1];1)" office:value-type="float" office:value="107.4" calcext:value-type="float">
            <text:p>107,4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8.22839" calcext:value-type="float">
            <text:p>1624631788,22839</text:p>
          </table:table-cell>
          <table:table-cell table:formula="of:=ROUND([.A1076]-[$menor.$A$1];1)" office:value-type="float" office:value="107.5" calcext:value-type="float">
            <text:p>107,5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8.3294" calcext:value-type="float">
            <text:p>1624631788,3294</text:p>
          </table:table-cell>
          <table:table-cell table:formula="of:=ROUND([.A1077]-[$menor.$A$1];1)" office:value-type="float" office:value="107.6" calcext:value-type="float">
            <text:p>107,6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8.42972" calcext:value-type="float">
            <text:p>1624631788,42972</text:p>
          </table:table-cell>
          <table:table-cell table:formula="of:=ROUND([.A1078]-[$menor.$A$1];1)" office:value-type="float" office:value="107.7" calcext:value-type="float">
            <text:p>107,7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  <table:table-cell table:number-columns-repeated="2"/>
        </table:table-row>
        <table:table-row table:style-name="ro1">
          <table:table-cell office:value-type="float" office:value="1624631788.53038" calcext:value-type="float">
            <text:p>1624631788,53038</text:p>
          </table:table-cell>
          <table:table-cell table:formula="of:=ROUND([.A1079]-[$menor.$A$1];1)" office:value-type="float" office:value="107.8" calcext:value-type="float">
            <text:p>107,8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-0.00003828" calcext:value-type="float">
            <text:p>-3,828E-05</text:p>
          </table:table-cell>
          <table:table-cell office:value-type="float" office:value="-179.48093685" calcext:value-type="float">
            <text:p>-179,48093685</text:p>
          </table:table-cell>
          <table:table-cell table:number-columns-repeated="2"/>
        </table:table-row>
        <table:table-row table:style-name="ro1">
          <table:table-cell office:value-type="float" office:value="1624631788.63038" calcext:value-type="float">
            <text:p>1624631788,63038</text:p>
          </table:table-cell>
          <table:table-cell table:formula="of:=ROUND([.A1080]-[$menor.$A$1];1)" office:value-type="float" office:value="107.9" calcext:value-type="float">
            <text:p>107,9</text:p>
          </table:table-cell>
          <table:table-cell office:value-type="float" office:value="0" calcext:value-type="float">
            <text:p>0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8.72971" calcext:value-type="float">
            <text:p>1624631788,72971</text:p>
          </table:table-cell>
          <table:table-cell table:formula="of:=ROUND([.A1081]-[$menor.$A$1];1)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8.8306" calcext:value-type="float">
            <text:p>1624631788,8306</text:p>
          </table:table-cell>
          <table:table-cell table:formula="of:=ROUND([.A1082]-[$menor.$A$1];1)" office:value-type="float" office:value="108.1" calcext:value-type="float">
            <text:p>108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8.93064" calcext:value-type="float">
            <text:p>1624631788,93064</text:p>
          </table:table-cell>
          <table:table-cell table:formula="of:=ROUND([.A1083]-[$menor.$A$1];1)" office:value-type="float" office:value="108.2" calcext:value-type="float">
            <text:p>10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9.03137" calcext:value-type="float">
            <text:p>1624631789,03137</text:p>
          </table:table-cell>
          <table:table-cell table:formula="of:=ROUND([.A1084]-[$menor.$A$1];1)" office:value-type="float" office:value="108.3" calcext:value-type="float">
            <text:p>108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9.13125" calcext:value-type="float">
            <text:p>1624631789,13125</text:p>
          </table:table-cell>
          <table:table-cell table:formula="of:=ROUND([.A1085]-[$menor.$A$1];1)" office:value-type="float" office:value="108.4" calcext:value-type="float">
            <text:p>10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9.23103" calcext:value-type="float">
            <text:p>1624631789,23103</text:p>
          </table:table-cell>
          <table:table-cell table:formula="of:=ROUND([.A1086]-[$menor.$A$1];1)" office:value-type="float" office:value="108.5" calcext:value-type="float">
            <text:p>10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9.33084" calcext:value-type="float">
            <text:p>1624631789,33084</text:p>
          </table:table-cell>
          <table:table-cell table:formula="of:=ROUND([.A1087]-[$menor.$A$1];1)" office:value-type="float" office:value="108.6" calcext:value-type="float">
            <text:p>10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9.43068" calcext:value-type="float">
            <text:p>1624631789,43068</text:p>
          </table:table-cell>
          <table:table-cell table:formula="of:=ROUND([.A1088]-[$menor.$A$1];1)" office:value-type="float" office:value="108.7" calcext:value-type="float">
            <text:p>108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9.53122" calcext:value-type="float">
            <text:p>1624631789,53122</text:p>
          </table:table-cell>
          <table:table-cell table:formula="of:=ROUND([.A1089]-[$menor.$A$1];1)" office:value-type="float" office:value="108.8" calcext:value-type="float">
            <text:p>108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9.6309" calcext:value-type="float">
            <text:p>1624631789,6309</text:p>
          </table:table-cell>
          <table:table-cell table:formula="of:=ROUND([.A1090]-[$menor.$A$1];1)" office:value-type="float" office:value="108.9" calcext:value-type="float">
            <text:p>108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9.73084" calcext:value-type="float">
            <text:p>1624631789,73084</text:p>
          </table:table-cell>
          <table:table-cell table:formula="of:=ROUND([.A1091]-[$menor.$A$1];1)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9.83135" calcext:value-type="float">
            <text:p>1624631789,83135</text:p>
          </table:table-cell>
          <table:table-cell table:formula="of:=ROUND([.A1092]-[$menor.$A$1];1)" office:value-type="float" office:value="109.1" calcext:value-type="float">
            <text:p>109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89.93195" calcext:value-type="float">
            <text:p>1624631789,93195</text:p>
          </table:table-cell>
          <table:table-cell table:formula="of:=ROUND([.A1093]-[$menor.$A$1];1)" office:value-type="float" office:value="109.2" calcext:value-type="float">
            <text:p>109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0.03163" calcext:value-type="float">
            <text:p>1624631790,03163</text:p>
          </table:table-cell>
          <table:table-cell table:formula="of:=ROUND([.A1094]-[$menor.$A$1];1)" office:value-type="float" office:value="109.3" calcext:value-type="float">
            <text:p>10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0.13246" calcext:value-type="float">
            <text:p>1624631790,13246</text:p>
          </table:table-cell>
          <table:table-cell table:formula="of:=ROUND([.A1095]-[$menor.$A$1];1)" office:value-type="float" office:value="109.4" calcext:value-type="float">
            <text:p>109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0.23246" calcext:value-type="float">
            <text:p>1624631790,23246</text:p>
          </table:table-cell>
          <table:table-cell table:formula="of:=ROUND([.A1096]-[$menor.$A$1];1)" office:value-type="float" office:value="109.5" calcext:value-type="float">
            <text:p>109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0.33222" calcext:value-type="float">
            <text:p>1624631790,33222</text:p>
          </table:table-cell>
          <table:table-cell table:formula="of:=ROUND([.A1097]-[$menor.$A$1];1)" office:value-type="float" office:value="109.6" calcext:value-type="float">
            <text:p>109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0.43208" calcext:value-type="float">
            <text:p>1624631790,43208</text:p>
          </table:table-cell>
          <table:table-cell table:formula="of:=ROUND([.A1098]-[$menor.$A$1];1)" office:value-type="float" office:value="109.7" calcext:value-type="float">
            <text:p>109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0.5318" calcext:value-type="float">
            <text:p>1624631790,5318</text:p>
          </table:table-cell>
          <table:table-cell table:formula="of:=ROUND([.A1099]-[$menor.$A$1];1)" office:value-type="float" office:value="109.8" calcext:value-type="float">
            <text:p>10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0.63232" calcext:value-type="float">
            <text:p>1624631790,63232</text:p>
          </table:table-cell>
          <table:table-cell table:formula="of:=ROUND([.A1100]-[$menor.$A$1];1)" office:value-type="float" office:value="109.9" calcext:value-type="float">
            <text:p>10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0.73293" calcext:value-type="float">
            <text:p>1624631790,73293</text:p>
          </table:table-cell>
          <table:table-cell table:formula="of:=ROUND([.A1101]-[$menor.$A$1];1)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0.83276" calcext:value-type="float">
            <text:p>1624631790,83276</text:p>
          </table:table-cell>
          <table:table-cell table:formula="of:=ROUND([.A1102]-[$menor.$A$1];1)" office:value-type="float" office:value="110.1" calcext:value-type="float">
            <text:p>11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0.93358" calcext:value-type="float">
            <text:p>1624631790,93358</text:p>
          </table:table-cell>
          <table:table-cell table:formula="of:=ROUND([.A1103]-[$menor.$A$1];1)" office:value-type="float" office:value="110.2" calcext:value-type="float">
            <text:p>11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1.03416" calcext:value-type="float">
            <text:p>1624631791,03416</text:p>
          </table:table-cell>
          <table:table-cell table:formula="of:=ROUND([.A1104]-[$menor.$A$1];1)" office:value-type="float" office:value="110.3" calcext:value-type="float">
            <text:p>11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1.13374" calcext:value-type="float">
            <text:p>1624631791,13374</text:p>
          </table:table-cell>
          <table:table-cell table:formula="of:=ROUND([.A1105]-[$menor.$A$1];1)" office:value-type="float" office:value="110.4" calcext:value-type="float">
            <text:p>11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1.23438" calcext:value-type="float">
            <text:p>1624631791,23438</text:p>
          </table:table-cell>
          <table:table-cell table:formula="of:=ROUND([.A1106]-[$menor.$A$1];1)" office:value-type="float" office:value="110.5" calcext:value-type="float">
            <text:p>11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1.33557" calcext:value-type="float">
            <text:p>1624631791,33557</text:p>
          </table:table-cell>
          <table:table-cell table:formula="of:=ROUND([.A1107]-[$menor.$A$1];1)" office:value-type="float" office:value="110.6" calcext:value-type="float">
            <text:p>11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1.43629" calcext:value-type="float">
            <text:p>1624631791,43629</text:p>
          </table:table-cell>
          <table:table-cell table:formula="of:=ROUND([.A1108]-[$menor.$A$1];1)" office:value-type="float" office:value="110.7" calcext:value-type="float">
            <text:p>11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1.53604" calcext:value-type="float">
            <text:p>1624631791,53604</text:p>
          </table:table-cell>
          <table:table-cell table:formula="of:=ROUND([.A1109]-[$menor.$A$1];1)" office:value-type="float" office:value="110.8" calcext:value-type="float">
            <text:p>11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1.63573" calcext:value-type="float">
            <text:p>1624631791,63573</text:p>
          </table:table-cell>
          <table:table-cell table:formula="of:=ROUND([.A1110]-[$menor.$A$1];1)" office:value-type="float" office:value="110.9" calcext:value-type="float">
            <text:p>11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1.73644" calcext:value-type="float">
            <text:p>1624631791,73644</text:p>
          </table:table-cell>
          <table:table-cell table:formula="of:=ROUND([.A1111]-[$menor.$A$1];1)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1.83586" calcext:value-type="float">
            <text:p>1624631791,83586</text:p>
          </table:table-cell>
          <table:table-cell table:formula="of:=ROUND([.A1112]-[$menor.$A$1];1)" office:value-type="float" office:value="111.1" calcext:value-type="float">
            <text:p>11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1.93636" calcext:value-type="float">
            <text:p>1624631791,93636</text:p>
          </table:table-cell>
          <table:table-cell table:formula="of:=ROUND([.A1113]-[$menor.$A$1];1)" office:value-type="float" office:value="111.2" calcext:value-type="float">
            <text:p>11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2.03703" calcext:value-type="float">
            <text:p>1624631792,03703</text:p>
          </table:table-cell>
          <table:table-cell table:formula="of:=ROUND([.A1114]-[$menor.$A$1];1)" office:value-type="float" office:value="111.3" calcext:value-type="float">
            <text:p>1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2.13678" calcext:value-type="float">
            <text:p>1624631792,13678</text:p>
          </table:table-cell>
          <table:table-cell table:formula="of:=ROUND([.A1115]-[$menor.$A$1];1)" office:value-type="float" office:value="111.4" calcext:value-type="float">
            <text:p>11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2.2375" calcext:value-type="float">
            <text:p>1624631792,2375</text:p>
          </table:table-cell>
          <table:table-cell table:formula="of:=ROUND([.A1116]-[$menor.$A$1];1)" office:value-type="float" office:value="111.5" calcext:value-type="float">
            <text:p>1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2.33727" calcext:value-type="float">
            <text:p>1624631792,33727</text:p>
          </table:table-cell>
          <table:table-cell table:formula="of:=ROUND([.A1117]-[$menor.$A$1];1)" office:value-type="float" office:value="111.6" calcext:value-type="float">
            <text:p>11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2.43725" calcext:value-type="float">
            <text:p>1624631792,43725</text:p>
          </table:table-cell>
          <table:table-cell table:formula="of:=ROUND([.A1118]-[$menor.$A$1];1)" office:value-type="float" office:value="111.7" calcext:value-type="float">
            <text:p>11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2.5369" calcext:value-type="float">
            <text:p>1624631792,5369</text:p>
          </table:table-cell>
          <table:table-cell table:formula="of:=ROUND([.A1119]-[$menor.$A$1];1)" office:value-type="float" office:value="111.8" calcext:value-type="float">
            <text:p>11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2.63752" calcext:value-type="float">
            <text:p>1624631792,63752</text:p>
          </table:table-cell>
          <table:table-cell table:formula="of:=ROUND([.A1120]-[$menor.$A$1];1)" office:value-type="float" office:value="111.9" calcext:value-type="float">
            <text:p>11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2.73772" calcext:value-type="float">
            <text:p>1624631792,73772</text:p>
          </table:table-cell>
          <table:table-cell table:formula="of:=ROUND([.A1121]-[$menor.$A$1];1)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2.83841" calcext:value-type="float">
            <text:p>1624631792,83841</text:p>
          </table:table-cell>
          <table:table-cell table:formula="of:=ROUND([.A1122]-[$menor.$A$1];1)" office:value-type="float" office:value="112.1" calcext:value-type="float">
            <text:p>11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2.93804" calcext:value-type="float">
            <text:p>1624631792,93804</text:p>
          </table:table-cell>
          <table:table-cell table:formula="of:=ROUND([.A1123]-[$menor.$A$1];1)" office:value-type="float" office:value="112.2" calcext:value-type="float">
            <text:p>11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3.03766" calcext:value-type="float">
            <text:p>1624631793,03766</text:p>
          </table:table-cell>
          <table:table-cell table:formula="of:=ROUND([.A1124]-[$menor.$A$1];1)" office:value-type="float" office:value="112.3" calcext:value-type="float">
            <text:p>11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3.13811" calcext:value-type="float">
            <text:p>1624631793,13811</text:p>
          </table:table-cell>
          <table:table-cell table:formula="of:=ROUND([.A1125]-[$menor.$A$1];1)" office:value-type="float" office:value="112.4" calcext:value-type="float">
            <text:p>11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3.23764" calcext:value-type="float">
            <text:p>1624631793,23764</text:p>
          </table:table-cell>
          <table:table-cell table:formula="of:=ROUND([.A1126]-[$menor.$A$1];1)" office:value-type="float" office:value="112.5" calcext:value-type="float">
            <text:p>1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3.33826" calcext:value-type="float">
            <text:p>1624631793,33826</text:p>
          </table:table-cell>
          <table:table-cell table:formula="of:=ROUND([.A1127]-[$menor.$A$1];1)" office:value-type="float" office:value="112.6" calcext:value-type="float">
            <text:p>11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3.4379" calcext:value-type="float">
            <text:p>1624631793,4379</text:p>
          </table:table-cell>
          <table:table-cell table:formula="of:=ROUND([.A1128]-[$menor.$A$1];1)" office:value-type="float" office:value="112.7" calcext:value-type="float">
            <text:p>11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3.53844" calcext:value-type="float">
            <text:p>1624631793,53844</text:p>
          </table:table-cell>
          <table:table-cell table:formula="of:=ROUND([.A1129]-[$menor.$A$1];1)" office:value-type="float" office:value="112.8" calcext:value-type="float">
            <text:p>11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3.63842" calcext:value-type="float">
            <text:p>1624631793,63842</text:p>
          </table:table-cell>
          <table:table-cell table:formula="of:=ROUND([.A1130]-[$menor.$A$1];1)" office:value-type="float" office:value="112.9" calcext:value-type="float">
            <text:p>11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3.73787" calcext:value-type="float">
            <text:p>1624631793,73787</text:p>
          </table:table-cell>
          <table:table-cell table:formula="of:=ROUND([.A1131]-[$menor.$A$1];1)"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3.83856" calcext:value-type="float">
            <text:p>1624631793,83856</text:p>
          </table:table-cell>
          <table:table-cell table:formula="of:=ROUND([.A1132]-[$menor.$A$1];1)" office:value-type="float" office:value="113.1" calcext:value-type="float">
            <text:p>11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3.93927" calcext:value-type="float">
            <text:p>1624631793,93927</text:p>
          </table:table-cell>
          <table:table-cell table:formula="of:=ROUND([.A1133]-[$menor.$A$1];1)" office:value-type="float" office:value="113.2" calcext:value-type="float">
            <text:p>11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4.039" calcext:value-type="float">
            <text:p>1624631794,039</text:p>
          </table:table-cell>
          <table:table-cell table:formula="of:=ROUND([.A1134]-[$menor.$A$1];1)" office:value-type="float" office:value="113.3" calcext:value-type="float">
            <text:p>11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4.13871" calcext:value-type="float">
            <text:p>1624631794,13871</text:p>
          </table:table-cell>
          <table:table-cell table:formula="of:=ROUND([.A1135]-[$menor.$A$1];1)" office:value-type="float" office:value="113.4" calcext:value-type="float">
            <text:p>113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4.23949" calcext:value-type="float">
            <text:p>1624631794,23949</text:p>
          </table:table-cell>
          <table:table-cell table:formula="of:=ROUND([.A1136]-[$menor.$A$1];1)" office:value-type="float" office:value="113.5" calcext:value-type="float">
            <text:p>11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4.33911" calcext:value-type="float">
            <text:p>1624631794,33911</text:p>
          </table:table-cell>
          <table:table-cell table:formula="of:=ROUND([.A1137]-[$menor.$A$1];1)" office:value-type="float" office:value="113.6" calcext:value-type="float">
            <text:p>113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4.43891" calcext:value-type="float">
            <text:p>1624631794,43891</text:p>
          </table:table-cell>
          <table:table-cell table:formula="of:=ROUND([.A1138]-[$menor.$A$1];1)" office:value-type="float" office:value="113.7" calcext:value-type="float">
            <text:p>11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4.53844" calcext:value-type="float">
            <text:p>1624631794,53844</text:p>
          </table:table-cell>
          <table:table-cell table:formula="of:=ROUND([.A1139]-[$menor.$A$1];1)" office:value-type="float" office:value="113.8" calcext:value-type="float">
            <text:p>11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4.63942" calcext:value-type="float">
            <text:p>1624631794,63942</text:p>
          </table:table-cell>
          <table:table-cell table:formula="of:=ROUND([.A1140]-[$menor.$A$1];1)" office:value-type="float" office:value="113.9" calcext:value-type="float">
            <text:p>11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4.73956" calcext:value-type="float">
            <text:p>1624631794,73956</text:p>
          </table:table-cell>
          <table:table-cell table:formula="of:=ROUND([.A1141]-[$menor.$A$1];1)"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4.84034" calcext:value-type="float">
            <text:p>1624631794,84034</text:p>
          </table:table-cell>
          <table:table-cell table:formula="of:=ROUND([.A1142]-[$menor.$A$1];1)" office:value-type="float" office:value="114.1" calcext:value-type="float">
            <text:p>114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4.94009" calcext:value-type="float">
            <text:p>1624631794,94009</text:p>
          </table:table-cell>
          <table:table-cell table:formula="of:=ROUND([.A1143]-[$menor.$A$1];1)" office:value-type="float" office:value="114.2" calcext:value-type="float">
            <text:p>11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5.03951" calcext:value-type="float">
            <text:p>1624631795,03951</text:p>
          </table:table-cell>
          <table:table-cell table:formula="of:=ROUND([.A1144]-[$menor.$A$1];1)" office:value-type="float" office:value="114.3" calcext:value-type="float">
            <text:p>114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5.13986" calcext:value-type="float">
            <text:p>1624631795,13986</text:p>
          </table:table-cell>
          <table:table-cell table:formula="of:=ROUND([.A1145]-[$menor.$A$1];1)" office:value-type="float" office:value="114.4" calcext:value-type="float">
            <text:p>11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5.2401" calcext:value-type="float">
            <text:p>1624631795,2401</text:p>
          </table:table-cell>
          <table:table-cell table:formula="of:=ROUND([.A1146]-[$menor.$A$1];1)" office:value-type="float" office:value="114.5" calcext:value-type="float">
            <text:p>11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5.33976" calcext:value-type="float">
            <text:p>1624631795,33976</text:p>
          </table:table-cell>
          <table:table-cell table:formula="of:=ROUND([.A1147]-[$menor.$A$1];1)" office:value-type="float" office:value="114.6" calcext:value-type="float">
            <text:p>11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5.44042" calcext:value-type="float">
            <text:p>1624631795,44042</text:p>
          </table:table-cell>
          <table:table-cell table:formula="of:=ROUND([.A1148]-[$menor.$A$1];1)" office:value-type="float" office:value="114.7" calcext:value-type="float">
            <text:p>114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  <table:table-row table:style-name="ro1">
          <table:table-cell office:value-type="float" office:value="1624631795.54012" calcext:value-type="float">
            <text:p>1624631795,54012</text:p>
          </table:table-cell>
          <table:table-cell table:formula="of:=ROUND([.A1149]-[$menor.$A$1];1)" office:value-type="float" office:value="114.8" calcext:value-type="float">
            <text:p>114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775" calcext:value-type="float">
            <text:p>-1,995775</text:p>
          </table:table-cell>
          <table:table-cell office:value-type="float" office:value="-0" calcext:value-type="float">
            <text:p>0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  <table:table-cell table:number-columns-repeated="2"/>
        </table:table-row>
      </table:table>
      <table:table table:name="log_child_detection_20210625_113435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hild.X</text:p>
          </table:table-cell>
          <table:table-cell office:value-type="string" calcext:value-type="string">
            <text:p>Child.Y</text:p>
          </table:table-cell>
          <table:table-cell office:value-type="string" calcext:value-type="string">
            <text:p>Child.Angle</text:p>
          </table:table-cell>
        </table:table-row>
        <table:table-row table:style-name="ro1">
          <table:table-cell office:value-type="float" office:value="1624631687.07653" calcext:value-type="float">
            <text:p>1624631687,07653</text:p>
          </table:table-cell>
          <table:table-cell table:formula="of:=ROUND([.A2]-[$menor.$A$1];1)"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7.17657" calcext:value-type="float">
            <text:p>1624631687,17657</text:p>
          </table:table-cell>
          <table:table-cell table:formula="of:=ROUND([.A3]-[$menor.$A$1];1)"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7.27658" calcext:value-type="float">
            <text:p>1624631687,27658</text:p>
          </table:table-cell>
          <table:table-cell table:formula="of:=ROUND([.A4]-[$menor.$A$1];1)"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7.37657" calcext:value-type="float">
            <text:p>1624631687,37657</text:p>
          </table:table-cell>
          <table:table-cell table:formula="of:=ROUND([.A5]-[$menor.$A$1];1)"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7.47657" calcext:value-type="float">
            <text:p>1624631687,47657</text:p>
          </table:table-cell>
          <table:table-cell table:formula="of:=ROUND([.A6]-[$menor.$A$1];1)" office:value-type="float" office:value="6.8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7.57658" calcext:value-type="float">
            <text:p>1624631687,57658</text:p>
          </table:table-cell>
          <table:table-cell table:formula="of:=ROUND([.A7]-[$menor.$A$1];1)" office:value-type="float" office:value="6.9" calcext:value-type="float">
            <text:p>6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7.67655" calcext:value-type="float">
            <text:p>1624631687,67655</text:p>
          </table:table-cell>
          <table:table-cell table:formula="of:=ROUND([.A8]-[$menor.$A$1];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7.77657" calcext:value-type="float">
            <text:p>1624631687,77657</text:p>
          </table:table-cell>
          <table:table-cell table:formula="of:=ROUND([.A9]-[$menor.$A$1];1)" office:value-type="float" office:value="7.1" calcext:value-type="float">
            <text:p>7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7.87658" calcext:value-type="float">
            <text:p>1624631687,87658</text:p>
          </table:table-cell>
          <table:table-cell table:formula="of:=ROUND([.A10]-[$menor.$A$1];1)" office:value-type="float" office:value="7.2" calcext:value-type="float">
            <text:p>7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7.97657" calcext:value-type="float">
            <text:p>1624631687,97657</text:p>
          </table:table-cell>
          <table:table-cell table:formula="of:=ROUND([.A11]-[$menor.$A$1];1)" office:value-type="float" office:value="7.3" calcext:value-type="float">
            <text:p>7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8.07657" calcext:value-type="float">
            <text:p>1624631688,07657</text:p>
          </table:table-cell>
          <table:table-cell table:formula="of:=ROUND([.A12]-[$menor.$A$1];1)" office:value-type="float" office:value="7.4" calcext:value-type="float">
            <text:p>7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8.17657" calcext:value-type="float">
            <text:p>1624631688,17657</text:p>
          </table:table-cell>
          <table:table-cell table:formula="of:=ROUND([.A13]-[$menor.$A$1];1)"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8.27657" calcext:value-type="float">
            <text:p>1624631688,27657</text:p>
          </table:table-cell>
          <table:table-cell table:formula="of:=ROUND([.A14]-[$menor.$A$1];1)" office:value-type="float" office:value="7.6" calcext:value-type="float">
            <text:p>7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8.37657" calcext:value-type="float">
            <text:p>1624631688,37657</text:p>
          </table:table-cell>
          <table:table-cell table:formula="of:=ROUND([.A15]-[$menor.$A$1];1)" office:value-type="float" office:value="7.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8.47658" calcext:value-type="float">
            <text:p>1624631688,47658</text:p>
          </table:table-cell>
          <table:table-cell table:formula="of:=ROUND([.A16]-[$menor.$A$1];1)" office:value-type="float" office:value="7.8" calcext:value-type="float">
            <text:p>7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8.57652" calcext:value-type="float">
            <text:p>1624631688,57652</text:p>
          </table:table-cell>
          <table:table-cell table:formula="of:=ROUND([.A17]-[$menor.$A$1];1)"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8.67649" calcext:value-type="float">
            <text:p>1624631688,67649</text:p>
          </table:table-cell>
          <table:table-cell table:formula="of:=ROUND([.A18]-[$menor.$A$1];1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8.77647" calcext:value-type="float">
            <text:p>1624631688,77647</text:p>
          </table:table-cell>
          <table:table-cell table:formula="of:=ROUND([.A19]-[$menor.$A$1];1)" office:value-type="float" office:value="8.1" calcext:value-type="float">
            <text:p>8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8.87646" calcext:value-type="float">
            <text:p>1624631688,87646</text:p>
          </table:table-cell>
          <table:table-cell table:formula="of:=ROUND([.A20]-[$menor.$A$1];1)"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8.97646" calcext:value-type="float">
            <text:p>1624631688,97646</text:p>
          </table:table-cell>
          <table:table-cell table:formula="of:=ROUND([.A21]-[$menor.$A$1];1)"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9.07654" calcext:value-type="float">
            <text:p>1624631689,07654</text:p>
          </table:table-cell>
          <table:table-cell table:formula="of:=ROUND([.A22]-[$menor.$A$1];1)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9.17654" calcext:value-type="float">
            <text:p>1624631689,17654</text:p>
          </table:table-cell>
          <table:table-cell table:formula="of:=ROUND([.A23]-[$menor.$A$1];1)"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9.27657" calcext:value-type="float">
            <text:p>1624631689,27657</text:p>
          </table:table-cell>
          <table:table-cell table:formula="of:=ROUND([.A24]-[$menor.$A$1];1)" office:value-type="float" office:value="8.6" calcext:value-type="float">
            <text:p>8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9.37657" calcext:value-type="float">
            <text:p>1624631689,37657</text:p>
          </table:table-cell>
          <table:table-cell table:formula="of:=ROUND([.A25]-[$menor.$A$1];1)" office:value-type="float" office:value="8.7" calcext:value-type="float">
            <text:p>8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9.47655" calcext:value-type="float">
            <text:p>1624631689,47655</text:p>
          </table:table-cell>
          <table:table-cell table:formula="of:=ROUND([.A26]-[$menor.$A$1];1)" office:value-type="float" office:value="8.8" calcext:value-type="float">
            <text:p>8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9.57657" calcext:value-type="float">
            <text:p>1624631689,57657</text:p>
          </table:table-cell>
          <table:table-cell table:formula="of:=ROUND([.A27]-[$menor.$A$1];1)" office:value-type="float" office:value="8.9" calcext:value-type="float">
            <text:p>8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9.67656" calcext:value-type="float">
            <text:p>1624631689,67656</text:p>
          </table:table-cell>
          <table:table-cell table:formula="of:=ROUND([.A28]-[$menor.$A$1];1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4631689.77657" calcext:value-type="float">
            <text:p>1624631689,77657</text:p>
          </table:table-cell>
          <table:table-cell table:formula="of:=ROUND([.A29]-[$menor.$A$1];1)"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-1.99971676" calcext:value-type="float">
            <text:p>-1,99971676</text:p>
          </table:table-cell>
          <table:table-cell office:value-type="float" office:value="-0.03365841" calcext:value-type="float">
            <text:p>-0,03365841</text:p>
          </table:table-cell>
          <table:table-cell office:value-type="float" office:value="180.96428797" calcext:value-type="float">
            <text:p>180,96428797</text:p>
          </table:table-cell>
        </table:table-row>
        <table:table-row table:style-name="ro1">
          <table:table-cell office:value-type="float" office:value="1624631689.87656" calcext:value-type="float">
            <text:p>1624631689,87656</text:p>
          </table:table-cell>
          <table:table-cell table:formula="of:=ROUND([.A30]-[$menor.$A$1];1)" office:value-type="float" office:value="9.2" calcext:value-type="float">
            <text:p>9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-2.00171526" calcext:value-type="float">
            <text:p>-2,00171526</text:p>
          </table:table-cell>
          <table:table-cell office:value-type="float" office:value="-0.06911965" calcext:value-type="float">
            <text:p>-0,06911965</text:p>
          </table:table-cell>
          <table:table-cell office:value-type="float" office:value="181.98052645" calcext:value-type="float">
            <text:p>181,98052645</text:p>
          </table:table-cell>
        </table:table-row>
        <table:table-row table:style-name="ro1">
          <table:table-cell office:value-type="float" office:value="1624631689.97653" calcext:value-type="float">
            <text:p>1624631689,97653</text:p>
          </table:table-cell>
          <table:table-cell table:formula="of:=ROUND([.A31]-[$menor.$A$1];1)" office:value-type="float" office:value="9.3" calcext:value-type="float">
            <text:p>9,3</text:p>
          </table:table-cell>
          <table:table-cell office:value-type="float" office:value="1" calcext:value-type="float">
            <text:p>1</text:p>
          </table:table-cell>
          <table:table-cell office:value-type="float" office:value="1.99708998" calcext:value-type="float">
            <text:p>1,99708998</text:p>
          </table:table-cell>
          <table:table-cell office:value-type="float" office:value="177" calcext:value-type="float">
            <text:p>177</text:p>
          </table:table-cell>
          <table:table-cell office:value-type="float" office:value="-2.00315363" calcext:value-type="float">
            <text:p>-2,00315363</text:p>
          </table:table-cell>
          <table:table-cell office:value-type="float" office:value="-0.10316392" calcext:value-type="float">
            <text:p>-0,10316392</text:p>
          </table:table-cell>
          <table:table-cell office:value-type="float" office:value="182.9610529" calcext:value-type="float">
            <text:p>182,9610529</text:p>
          </table:table-cell>
        </table:table-row>
        <table:table-row table:style-name="ro1">
          <table:table-cell office:value-type="float" office:value="1624631690.07653" calcext:value-type="float">
            <text:p>1624631690,07653</text:p>
          </table:table-cell>
          <table:table-cell table:formula="of:=ROUND([.A32]-[$menor.$A$1];1)"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office:value-type="float" office:value="1.99126995" calcext:value-type="float">
            <text:p>1,99126995</text:p>
          </table:table-cell>
          <table:table-cell office:value-type="float" office:value="174" calcext:value-type="float">
            <text:p>174</text:p>
          </table:table-cell>
          <table:table-cell office:value-type="float" office:value="-2.00659121" calcext:value-type="float">
            <text:p>-2,00659121</text:p>
          </table:table-cell>
          <table:table-cell office:value-type="float" office:value="-0.10315738" calcext:value-type="float">
            <text:p>-0,10315738</text:p>
          </table:table-cell>
          <table:table-cell office:value-type="float" office:value="182.94157935" calcext:value-type="float">
            <text:p>182,94157935</text:p>
          </table:table-cell>
        </table:table-row>
        <table:table-row table:style-name="ro1">
          <table:table-cell office:value-type="float" office:value="1624631690.17657" calcext:value-type="float">
            <text:p>1624631690,17657</text:p>
          </table:table-cell>
          <table:table-cell table:formula="of:=ROUND([.A33]-[$menor.$A$1];1)"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office:value-type="float" office:value="1.98205519" calcext:value-type="float">
            <text:p>1,98205519</text:p>
          </table:table-cell>
          <table:table-cell office:value-type="float" office:value="171" calcext:value-type="float">
            <text:p>171</text:p>
          </table:table-cell>
          <table:table-cell office:value-type="float" office:value="-2.00906305" calcext:value-type="float">
            <text:p>-2,00906305</text:p>
          </table:table-cell>
          <table:table-cell office:value-type="float" office:value="-0.10395173" calcext:value-type="float">
            <text:p>-0,10395173</text:p>
          </table:table-cell>
          <table:table-cell office:value-type="float" office:value="182.9221058" calcext:value-type="float">
            <text:p>182,9221058</text:p>
          </table:table-cell>
        </table:table-row>
        <table:table-row table:style-name="ro1">
          <table:table-cell office:value-type="float" office:value="1624631690.27649" calcext:value-type="float">
            <text:p>1624631690,27649</text:p>
          </table:table-cell>
          <table:table-cell table:formula="of:=ROUND([.A34]-[$menor.$A$1];1)"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float" office:value="1.97041714" calcext:value-type="float">
            <text:p>1,97041714</text:p>
          </table:table-cell>
          <table:table-cell office:value-type="float" office:value="168" calcext:value-type="float">
            <text:p>168</text:p>
          </table:table-cell>
          <table:table-cell office:value-type="float" office:value="-2.01250916" calcext:value-type="float">
            <text:p>-2,01250916</text:p>
          </table:table-cell>
          <table:table-cell office:value-type="float" office:value="-0.1055996" calcext:value-type="float">
            <text:p>-0,1055996</text:p>
          </table:table-cell>
          <table:table-cell office:value-type="float" office:value="182.90263225" calcext:value-type="float">
            <text:p>182,90263225</text:p>
          </table:table-cell>
        </table:table-row>
        <table:table-row table:style-name="ro1">
          <table:table-cell office:value-type="float" office:value="1624631690.37653" calcext:value-type="float">
            <text:p>1624631690,37653</text:p>
          </table:table-cell>
          <table:table-cell table:formula="of:=ROUND([.A35]-[$menor.$A$1];1)"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  <table:table-cell office:value-type="float" office:value="1.95538867" calcext:value-type="float">
            <text:p>1,95538867</text:p>
          </table:table-cell>
          <table:table-cell office:value-type="float" office:value="165" calcext:value-type="float">
            <text:p>165</text:p>
          </table:table-cell>
          <table:table-cell office:value-type="float" office:value="-2.01588717" calcext:value-type="float">
            <text:p>-2,01588717</text:p>
          </table:table-cell>
          <table:table-cell office:value-type="float" office:value="-0.07614492" calcext:value-type="float">
            <text:p>-0,07614492</text:p>
          </table:table-cell>
          <table:table-cell office:value-type="float" office:value="181.91887073" calcext:value-type="float">
            <text:p>181,91887073</text:p>
          </table:table-cell>
        </table:table-row>
        <table:table-row table:style-name="ro1">
          <table:table-cell office:value-type="float" office:value="1624631690.47658" calcext:value-type="float">
            <text:p>1624631690,47658</text:p>
          </table:table-cell>
          <table:table-cell table:formula="of:=ROUND([.A36]-[$menor.$A$1];1)"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 office:value-type="float" office:value="1.93843436" calcext:value-type="float">
            <text:p>1,93843436</text:p>
          </table:table-cell>
          <table:table-cell office:value-type="float" office:value="163" calcext:value-type="float">
            <text:p>163</text:p>
          </table:table-cell>
          <table:table-cell office:value-type="float" office:value="-2.01694795" calcext:value-type="float">
            <text:p>-2,01694795</text:p>
          </table:table-cell>
          <table:table-cell office:value-type="float" office:value="-0.11502573" calcext:value-type="float">
            <text:p>-0,11502573</text:p>
          </table:table-cell>
          <table:table-cell office:value-type="float" office:value="182.89939718" calcext:value-type="float">
            <text:p>182,89939718</text:p>
          </table:table-cell>
        </table:table-row>
        <table:table-row table:style-name="ro1">
          <table:table-cell office:value-type="float" office:value="1624631690.57657" calcext:value-type="float">
            <text:p>1624631690,57657</text:p>
          </table:table-cell>
          <table:table-cell table:formula="of:=ROUND([.A37]-[$menor.$A$1];1)"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.91908002" calcext:value-type="float">
            <text:p>1,91908002</text:p>
          </table:table-cell>
          <table:table-cell office:value-type="float" office:value="160" calcext:value-type="float">
            <text:p>160</text:p>
          </table:table-cell>
          <table:table-cell office:value-type="float" office:value="-2.01656627" calcext:value-type="float">
            <text:p>-2,01656627</text:p>
          </table:table-cell>
          <table:table-cell office:value-type="float" office:value="-0.11921531" calcext:value-type="float">
            <text:p>-0,11921531</text:p>
          </table:table-cell>
          <table:table-cell office:value-type="float" office:value="182.87992363" calcext:value-type="float">
            <text:p>182,87992363</text:p>
          </table:table-cell>
        </table:table-row>
        <table:table-row table:style-name="ro1">
          <table:table-cell office:value-type="float" office:value="1624631690.67654" calcext:value-type="float">
            <text:p>1624631690,67654</text:p>
          </table:table-cell>
          <table:table-cell table:formula="of:=ROUND([.A38]-[$menor.$A$1];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90022671" calcext:value-type="float">
            <text:p>1,90022671</text:p>
          </table:table-cell>
          <table:table-cell office:value-type="float" office:value="156" calcext:value-type="float">
            <text:p>156</text:p>
          </table:table-cell>
          <table:table-cell office:value-type="float" office:value="-2.01708003" calcext:value-type="float">
            <text:p>-2,01708003</text:p>
          </table:table-cell>
          <table:table-cell office:value-type="float" office:value="-0.09224638" calcext:value-type="float">
            <text:p>-0,09224638</text:p>
          </table:table-cell>
          <table:table-cell office:value-type="float" office:value="181.86045008" calcext:value-type="float">
            <text:p>181,86045008</text:p>
          </table:table-cell>
        </table:table-row>
        <table:table-row table:style-name="ro1">
          <table:table-cell office:value-type="float" office:value="1624631690.7765" calcext:value-type="float">
            <text:p>1624631690,7765</text:p>
          </table:table-cell>
          <table:table-cell table:formula="of:=ROUND([.A39]-[$menor.$A$1];1)" office:value-type="float" office:value="10.1" calcext:value-type="float">
            <text:p>10,1</text:p>
          </table:table-cell>
          <table:table-cell office:value-type="float" office:value="1" calcext:value-type="float">
            <text:p>1</text:p>
          </table:table-cell>
          <table:table-cell office:value-type="float" office:value="1.882393" calcext:value-type="float">
            <text:p>1,882393</text:p>
          </table:table-cell>
          <table:table-cell office:value-type="float" office:value="153" calcext:value-type="float">
            <text:p>153</text:p>
          </table:table-cell>
          <table:table-cell office:value-type="float" office:value="-2.01700265" calcext:value-type="float">
            <text:p>-2,01700265</text:p>
          </table:table-cell>
          <table:table-cell office:value-type="float" office:value="-0.06857156" calcext:value-type="float">
            <text:p>-0,06857156</text:p>
          </table:table-cell>
          <table:table-cell office:value-type="float" office:value="180.87668856" calcext:value-type="float">
            <text:p>180,87668856</text:p>
          </table:table-cell>
        </table:table-row>
        <table:table-row table:style-name="ro1">
          <table:table-cell office:value-type="float" office:value="1624631690.8765" calcext:value-type="float">
            <text:p>1624631690,8765</text:p>
          </table:table-cell>
          <table:table-cell table:formula="of:=ROUND([.A40]-[$menor.$A$1];1)" office:value-type="float" office:value="10.2" calcext:value-type="float">
            <text:p>10,2</text:p>
          </table:table-cell>
          <table:table-cell office:value-type="float" office:value="1" calcext:value-type="float">
            <text:p>1</text:p>
          </table:table-cell>
          <table:table-cell office:value-type="float" office:value="1.86559391" calcext:value-type="float">
            <text:p>1,86559391</text:p>
          </table:table-cell>
          <table:table-cell office:value-type="float" office:value="151" calcext:value-type="float">
            <text:p>151</text:p>
          </table:table-cell>
          <table:table-cell office:value-type="float" office:value="-2.01641891" calcext:value-type="float">
            <text:p>-2,01641891</text:p>
          </table:table-cell>
          <table:table-cell office:value-type="float" office:value="-0.10944674" calcext:value-type="float">
            <text:p>-0,10944674</text:p>
          </table:table-cell>
          <table:table-cell office:value-type="float" office:value="181.85721501" calcext:value-type="float">
            <text:p>181,85721501</text:p>
          </table:table-cell>
        </table:table-row>
        <table:table-row table:style-name="ro1">
          <table:table-cell office:value-type="float" office:value="1624631690.97647" calcext:value-type="float">
            <text:p>1624631690,97647</text:p>
          </table:table-cell>
          <table:table-cell table:formula="of:=ROUND([.A41]-[$menor.$A$1];1)" office:value-type="float" office:value="10.3" calcext:value-type="float">
            <text:p>10,3</text:p>
          </table:table-cell>
          <table:table-cell office:value-type="float" office:value="1" calcext:value-type="float">
            <text:p>1</text:p>
          </table:table-cell>
          <table:table-cell office:value-type="float" office:value="1.84884405" calcext:value-type="float">
            <text:p>1,84884405</text:p>
          </table:table-cell>
          <table:table-cell office:value-type="float" office:value="148" calcext:value-type="float">
            <text:p>148</text:p>
          </table:table-cell>
          <table:table-cell office:value-type="float" office:value="-2.0157031" calcext:value-type="float">
            <text:p>-2,0157031</text:p>
          </table:table-cell>
          <table:table-cell office:value-type="float" office:value="-0.11700584" calcext:value-type="float">
            <text:p>-0,11700584</text:p>
          </table:table-cell>
          <table:table-cell office:value-type="float" office:value="181.83774146" calcext:value-type="float">
            <text:p>181,83774146</text:p>
          </table:table-cell>
        </table:table-row>
        <table:table-row table:style-name="ro1">
          <table:table-cell office:value-type="float" office:value="1624631691.07649" calcext:value-type="float">
            <text:p>1624631691,07649</text:p>
          </table:table-cell>
          <table:table-cell table:formula="of:=ROUND([.A42]-[$menor.$A$1];1)" office:value-type="float" office:value="10.4" calcext:value-type="float">
            <text:p>10,4</text:p>
          </table:table-cell>
          <table:table-cell office:value-type="float" office:value="1" calcext:value-type="float">
            <text:p>1</text:p>
          </table:table-cell>
          <table:table-cell office:value-type="float" office:value="1.83309877" calcext:value-type="float">
            <text:p>1,83309877</text:p>
          </table:table-cell>
          <table:table-cell office:value-type="float" office:value="144" calcext:value-type="float">
            <text:p>144</text:p>
          </table:table-cell>
          <table:table-cell office:value-type="float" office:value="-2.01575683" calcext:value-type="float">
            <text:p>-2,01575683</text:p>
          </table:table-cell>
          <table:table-cell office:value-type="float" office:value="-0.09407845" calcext:value-type="float">
            <text:p>-0,09407845</text:p>
          </table:table-cell>
          <table:table-cell office:value-type="float" office:value="180.81826792" calcext:value-type="float">
            <text:p>180,81826792</text:p>
          </table:table-cell>
        </table:table-row>
        <table:table-row table:style-name="ro1">
          <table:table-cell office:value-type="float" office:value="1624631691.1765" calcext:value-type="float">
            <text:p>1624631691,1765</text:p>
          </table:table-cell>
          <table:table-cell table:formula="of:=ROUND([.A43]-[$menor.$A$1];1)"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office:value-type="float" office:value="1.81842315" calcext:value-type="float">
            <text:p>1,81842315</text:p>
          </table:table-cell>
          <table:table-cell office:value-type="float" office:value="141" calcext:value-type="float">
            <text:p>141</text:p>
          </table:table-cell>
          <table:table-cell office:value-type="float" office:value="-2.01532557" calcext:value-type="float">
            <text:p>-2,01532557</text:p>
          </table:table-cell>
          <table:table-cell office:value-type="float" office:value="-0.07331766" calcext:value-type="float">
            <text:p>-0,07331766</text:p>
          </table:table-cell>
          <table:table-cell office:value-type="float" office:value="179.8345064" calcext:value-type="float">
            <text:p>179,8345064</text:p>
          </table:table-cell>
        </table:table-row>
        <table:table-row table:style-name="ro1">
          <table:table-cell office:value-type="float" office:value="1624631691.27657" calcext:value-type="float">
            <text:p>1624631691,27657</text:p>
          </table:table-cell>
          <table:table-cell table:formula="of:=ROUND([.A44]-[$menor.$A$1];1)"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1.80480099" calcext:value-type="float">
            <text:p>1,80480099</text:p>
          </table:table-cell>
          <table:table-cell office:value-type="float" office:value="139" calcext:value-type="float">
            <text:p>139</text:p>
          </table:table-cell>
          <table:table-cell office:value-type="float" office:value="-2.01413839" calcext:value-type="float">
            <text:p>-2,01413839</text:p>
          </table:table-cell>
          <table:table-cell office:value-type="float" office:value="-0.11442744" calcext:value-type="float">
            <text:p>-0,11442744</text:p>
          </table:table-cell>
          <table:table-cell office:value-type="float" office:value="180.81503285" calcext:value-type="float">
            <text:p>180,81503285</text:p>
          </table:table-cell>
        </table:table-row>
        <table:table-row table:style-name="ro1">
          <table:table-cell office:value-type="float" office:value="1624631691.37655" calcext:value-type="float">
            <text:p>1624631691,37655</text:p>
          </table:table-cell>
          <table:table-cell table:formula="of:=ROUND([.A45]-[$menor.$A$1];1)" office:value-type="float" office:value="10.7" calcext:value-type="float">
            <text:p>10,7</text:p>
          </table:table-cell>
          <table:table-cell office:value-type="float" office:value="1" calcext:value-type="float">
            <text:p>1</text:p>
          </table:table-cell>
          <table:table-cell office:value-type="float" office:value="1.79267848" calcext:value-type="float">
            <text:p>1,79267848</text:p>
          </table:table-cell>
          <table:table-cell office:value-type="float" office:value="135" calcext:value-type="float">
            <text:p>135</text:p>
          </table:table-cell>
          <table:table-cell office:value-type="float" office:value="-2.01395053" calcext:value-type="float">
            <text:p>-2,01395053</text:p>
          </table:table-cell>
          <table:table-cell office:value-type="float" office:value="-0.06334519" calcext:value-type="float">
            <text:p>-0,06334519</text:p>
          </table:table-cell>
          <table:table-cell office:value-type="float" office:value="178.83127133" calcext:value-type="float">
            <text:p>178,83127133</text:p>
          </table:table-cell>
        </table:table-row>
        <table:table-row table:style-name="ro1">
          <table:table-cell office:value-type="float" office:value="1624631691.47657" calcext:value-type="float">
            <text:p>1624631691,47657</text:p>
          </table:table-cell>
          <table:table-cell table:formula="of:=ROUND([.A46]-[$menor.$A$1];1)" office:value-type="float" office:value="10.8" calcext:value-type="float">
            <text:p>10,8</text:p>
          </table:table-cell>
          <table:table-cell office:value-type="float" office:value="1" calcext:value-type="float">
            <text:p>1</text:p>
          </table:table-cell>
          <table:table-cell office:value-type="float" office:value="1.78115928" calcext:value-type="float">
            <text:p>1,78115928</text:p>
          </table:table-cell>
          <table:table-cell office:value-type="float" office:value="133" calcext:value-type="float">
            <text:p>133</text:p>
          </table:table-cell>
          <table:table-cell office:value-type="float" office:value="-2.01394967" calcext:value-type="float">
            <text:p>-2,01394967</text:p>
          </table:table-cell>
          <table:table-cell office:value-type="float" office:value="-0.10472935" calcext:value-type="float">
            <text:p>-0,10472935</text:p>
          </table:table-cell>
          <table:table-cell office:value-type="float" office:value="179.81179778" calcext:value-type="float">
            <text:p>179,81179778</text:p>
          </table:table-cell>
        </table:table-row>
        <table:table-row table:style-name="ro1">
          <table:table-cell office:value-type="float" office:value="1624631691.57656" calcext:value-type="float">
            <text:p>1624631691,57656</text:p>
          </table:table-cell>
          <table:table-cell table:formula="of:=ROUND([.A47]-[$menor.$A$1];1)"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office:value-type="float" office:value="1.77065635" calcext:value-type="float">
            <text:p>1,77065635</text:p>
          </table:table-cell>
          <table:table-cell office:value-type="float" office:value="130" calcext:value-type="float">
            <text:p>130</text:p>
          </table:table-cell>
          <table:table-cell office:value-type="float" office:value="-2.01362972" calcext:value-type="float">
            <text:p>-2,01362972</text:p>
          </table:table-cell>
          <table:table-cell office:value-type="float" office:value="-0.11531705" calcext:value-type="float">
            <text:p>-0,11531705</text:p>
          </table:table-cell>
          <table:table-cell office:value-type="float" office:value="179.79232423" calcext:value-type="float">
            <text:p>179,79232423</text:p>
          </table:table-cell>
        </table:table-row>
        <table:table-row table:style-name="ro1">
          <table:table-cell office:value-type="float" office:value="1624631691.67656" calcext:value-type="float">
            <text:p>1624631691,67656</text:p>
          </table:table-cell>
          <table:table-cell table:formula="of:=ROUND([.A48]-[$menor.$A$1];1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76122713" calcext:value-type="float">
            <text:p>1,76122713</text:p>
          </table:table-cell>
          <table:table-cell office:value-type="float" office:value="126" calcext:value-type="float">
            <text:p>126</text:p>
          </table:table-cell>
          <table:table-cell office:value-type="float" office:value="-2.01165404" calcext:value-type="float">
            <text:p>-2,01165404</text:p>
          </table:table-cell>
          <table:table-cell office:value-type="float" office:value="-0.06554337" calcext:value-type="float">
            <text:p>-0,06554337</text:p>
          </table:table-cell>
          <table:table-cell office:value-type="float" office:value="177.80856271" calcext:value-type="float">
            <text:p>177,80856271</text:p>
          </table:table-cell>
        </table:table-row>
        <table:table-row table:style-name="ro1">
          <table:table-cell office:value-type="float" office:value="1624631691.77655" calcext:value-type="float">
            <text:p>1624631691,77655</text:p>
          </table:table-cell>
          <table:table-cell table:formula="of:=ROUND([.A49]-[$menor.$A$1];1)" office:value-type="float" office:value="11.1" calcext:value-type="float">
            <text:p>11,1</text:p>
          </table:table-cell>
          <table:table-cell office:value-type="float" office:value="1" calcext:value-type="float">
            <text:p>1</text:p>
          </table:table-cell>
          <table:table-cell office:value-type="float" office:value="1.75332832" calcext:value-type="float">
            <text:p>1,75332832</text:p>
          </table:table-cell>
          <table:table-cell office:value-type="float" office:value="124" calcext:value-type="float">
            <text:p>124</text:p>
          </table:table-cell>
          <table:table-cell office:value-type="float" office:value="-2.01289677" calcext:value-type="float">
            <text:p>-2,01289677</text:p>
          </table:table-cell>
          <table:table-cell office:value-type="float" office:value="-0.10553725" calcext:value-type="float">
            <text:p>-0,10553725</text:p>
          </table:table-cell>
          <table:table-cell office:value-type="float" office:value="178.78908916" calcext:value-type="float">
            <text:p>178,78908916</text:p>
          </table:table-cell>
        </table:table-row>
        <table:table-row table:style-name="ro1">
          <table:table-cell office:value-type="float" office:value="1624631691.87655" calcext:value-type="float">
            <text:p>1624631691,87655</text:p>
          </table:table-cell>
          <table:table-cell table:formula="of:=ROUND([.A50]-[$menor.$A$1];1)" office:value-type="float" office:value="11.2" calcext:value-type="float">
            <text:p>11,2</text:p>
          </table:table-cell>
          <table:table-cell office:value-type="float" office:value="1" calcext:value-type="float">
            <text:p>1</text:p>
          </table:table-cell>
          <table:table-cell office:value-type="float" office:value="1.74587262" calcext:value-type="float">
            <text:p>1,74587262</text:p>
          </table:table-cell>
          <table:table-cell office:value-type="float" office:value="121" calcext:value-type="float">
            <text:p>121</text:p>
          </table:table-cell>
          <table:table-cell office:value-type="float" office:value="-2.01231199" calcext:value-type="float">
            <text:p>-2,01231199</text:p>
          </table:table-cell>
          <table:table-cell office:value-type="float" office:value="-0.086887" calcext:value-type="float">
            <text:p>-0,086887</text:p>
          </table:table-cell>
          <table:table-cell office:value-type="float" office:value="177.80532764" calcext:value-type="float">
            <text:p>177,80532764</text:p>
          </table:table-cell>
        </table:table-row>
        <table:table-row table:style-name="ro1">
          <table:table-cell office:value-type="float" office:value="1624631691.97648" calcext:value-type="float">
            <text:p>1624631691,97648</text:p>
          </table:table-cell>
          <table:table-cell table:formula="of:=ROUND([.A51]-[$menor.$A$1];1)" office:value-type="float" office:value="11.3" calcext:value-type="float">
            <text:p>11,3</text:p>
          </table:table-cell>
          <table:table-cell office:value-type="float" office:value="1" calcext:value-type="float">
            <text:p>1</text:p>
          </table:table-cell>
          <table:table-cell office:value-type="float" office:value="1.73908925" calcext:value-type="float">
            <text:p>1,73908925</text:p>
          </table:table-cell>
          <table:table-cell office:value-type="float" office:value="118" calcext:value-type="float">
            <text:p>118</text:p>
          </table:table-cell>
          <table:table-cell office:value-type="float" office:value="-2.01133086" calcext:value-type="float">
            <text:p>-2,01133086</text:p>
          </table:table-cell>
          <table:table-cell office:value-type="float" office:value="-0.09674112" calcext:value-type="float">
            <text:p>-0,09674112</text:p>
          </table:table-cell>
          <table:table-cell office:value-type="float" office:value="177.78585409" calcext:value-type="float">
            <text:p>177,78585409</text:p>
          </table:table-cell>
        </table:table-row>
        <table:table-row table:style-name="ro1">
          <table:table-cell office:value-type="float" office:value="1624631692.07655" calcext:value-type="float">
            <text:p>1624631692,07655</text:p>
          </table:table-cell>
          <table:table-cell table:formula="of:=ROUND([.A52]-[$menor.$A$1];1)" office:value-type="float" office:value="11.4" calcext:value-type="float">
            <text:p>11,4</text:p>
          </table:table-cell>
          <table:table-cell office:value-type="float" office:value="1" calcext:value-type="float">
            <text:p>1</text:p>
          </table:table-cell>
          <table:table-cell office:value-type="float" office:value="1.73422527" calcext:value-type="float">
            <text:p>1,73422527</text:p>
          </table:table-cell>
          <table:table-cell office:value-type="float" office:value="115" calcext:value-type="float">
            <text:p>115</text:p>
          </table:table-cell>
          <table:table-cell office:value-type="float" office:value="-2.01136974" calcext:value-type="float">
            <text:p>-2,01136974</text:p>
          </table:table-cell>
          <table:table-cell office:value-type="float" office:value="-0.07688617" calcext:value-type="float">
            <text:p>-0,07688617</text:p>
          </table:table-cell>
          <table:table-cell office:value-type="float" office:value="176.80209257" calcext:value-type="float">
            <text:p>176,80209257</text:p>
          </table:table-cell>
        </table:table-row>
        <table:table-row table:style-name="ro1">
          <table:table-cell office:value-type="float" office:value="1624631692.17657" calcext:value-type="float">
            <text:p>1624631692,17657</text:p>
          </table:table-cell>
          <table:table-cell table:formula="of:=ROUND([.A53]-[$menor.$A$1];1)"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office:value-type="float" office:value="1.72889578" calcext:value-type="float">
            <text:p>1,72889578</text:p>
          </table:table-cell>
          <table:table-cell office:value-type="float" office:value="112" calcext:value-type="float">
            <text:p>112</text:p>
          </table:table-cell>
          <table:table-cell office:value-type="float" office:value="-2.01086567" calcext:value-type="float">
            <text:p>-2,01086567</text:p>
          </table:table-cell>
          <table:table-cell office:value-type="float" office:value="-0.08581179" calcext:value-type="float">
            <text:p>-0,08581179</text:p>
          </table:table-cell>
          <table:table-cell office:value-type="float" office:value="176.78261902" calcext:value-type="float">
            <text:p>176,78261902</text:p>
          </table:table-cell>
        </table:table-row>
        <table:table-row table:style-name="ro1">
          <table:table-cell office:value-type="float" office:value="1624631692.27657" calcext:value-type="float">
            <text:p>1624631692,27657</text:p>
          </table:table-cell>
          <table:table-cell table:formula="of:=ROUND([.A54]-[$menor.$A$1];1)" office:value-type="float" office:value="11.6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office:value-type="float" office:value="1.72502279" calcext:value-type="float">
            <text:p>1,72502279</text:p>
          </table:table-cell>
          <table:table-cell office:value-type="float" office:value="109" calcext:value-type="float">
            <text:p>109</text:p>
          </table:table-cell>
          <table:table-cell office:value-type="float" office:value="-2.00896269" calcext:value-type="float">
            <text:p>-2,00896269</text:p>
          </table:table-cell>
          <table:table-cell office:value-type="float" office:value="-0.06520314" calcext:value-type="float">
            <text:p>-0,06520314</text:p>
          </table:table-cell>
          <table:table-cell office:value-type="float" office:value="175.7988575" calcext:value-type="float">
            <text:p>175,7988575</text:p>
          </table:table-cell>
        </table:table-row>
        <table:table-row table:style-name="ro1">
          <table:table-cell office:value-type="float" office:value="1624631692.37656" calcext:value-type="float">
            <text:p>1624631692,37656</text:p>
          </table:table-cell>
          <table:table-cell table:formula="of:=ROUND([.A55]-[$menor.$A$1];1)"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1.72211397" calcext:value-type="float">
            <text:p>1,72211397</text:p>
          </table:table-cell>
          <table:table-cell office:value-type="float" office:value="107" calcext:value-type="float">
            <text:p>107</text:p>
          </table:table-cell>
          <table:table-cell office:value-type="float" office:value="-2.01233408" calcext:value-type="float">
            <text:p>-2,01233408</text:p>
          </table:table-cell>
          <table:table-cell office:value-type="float" office:value="-0.10307033" calcext:value-type="float">
            <text:p>-0,10307033</text:p>
          </table:table-cell>
          <table:table-cell office:value-type="float" office:value="176.77938395" calcext:value-type="float">
            <text:p>176,77938395</text:p>
          </table:table-cell>
        </table:table-row>
        <table:table-row table:style-name="ro1">
          <table:table-cell office:value-type="float" office:value="1624631692.47655" calcext:value-type="float">
            <text:p>1624631692,47655</text:p>
          </table:table-cell>
          <table:table-cell table:formula="of:=ROUND([.A56]-[$menor.$A$1];1)" office:value-type="float" office:value="11.8" calcext:value-type="float">
            <text:p>11,8</text:p>
          </table:table-cell>
          <table:table-cell office:value-type="float" office:value="1" calcext:value-type="float">
            <text:p>1</text:p>
          </table:table-cell>
          <table:table-cell office:value-type="float" office:value="1.71871519" calcext:value-type="float">
            <text:p>1,71871519</text:p>
          </table:table-cell>
          <table:table-cell office:value-type="float" office:value="104" calcext:value-type="float">
            <text:p>104</text:p>
          </table:table-cell>
          <table:table-cell office:value-type="float" office:value="-2.00993992" calcext:value-type="float">
            <text:p>-2,00993992</text:p>
          </table:table-cell>
          <table:table-cell office:value-type="float" office:value="-0.08157344" calcext:value-type="float">
            <text:p>-0,08157344</text:p>
          </table:table-cell>
          <table:table-cell office:value-type="float" office:value="175.79562243" calcext:value-type="float">
            <text:p>175,79562243</text:p>
          </table:table-cell>
        </table:table-row>
        <table:table-row table:style-name="ro1">
          <table:table-cell office:value-type="float" office:value="1624631692.57657" calcext:value-type="float">
            <text:p>1624631692,57657</text:p>
          </table:table-cell>
          <table:table-cell table:formula="of:=ROUND([.A57]-[$menor.$A$1];1)"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office:value-type="float" office:value="1.71674597" calcext:value-type="float">
            <text:p>1,71674597</text:p>
          </table:table-cell>
          <table:table-cell office:value-type="float" office:value="101" calcext:value-type="float">
            <text:p>101</text:p>
          </table:table-cell>
          <table:table-cell office:value-type="float" office:value="-2.00987312" calcext:value-type="float">
            <text:p>-2,00987312</text:p>
          </table:table-cell>
          <table:table-cell office:value-type="float" office:value="-0.0884109" calcext:value-type="float">
            <text:p>-0,0884109</text:p>
          </table:table-cell>
          <table:table-cell office:value-type="float" office:value="175.77614888" calcext:value-type="float">
            <text:p>175,77614888</text:p>
          </table:table-cell>
        </table:table-row>
        <table:table-row table:style-name="ro1">
          <table:table-cell office:value-type="float" office:value="1624631692.67656" calcext:value-type="float">
            <text:p>1624631692,67656</text:p>
          </table:table-cell>
          <table:table-cell table:formula="of:=ROUND([.A58]-[$menor.$A$1];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715716" calcext:value-type="float">
            <text:p>1,715716</text:p>
          </table:table-cell>
          <table:table-cell office:value-type="float" office:value="98" calcext:value-type="float">
            <text:p>98</text:p>
          </table:table-cell>
          <table:table-cell office:value-type="float" office:value="-2.00836413" calcext:value-type="float">
            <text:p>-2,00836413</text:p>
          </table:table-cell>
          <table:table-cell office:value-type="float" office:value="-0.06494821" calcext:value-type="float">
            <text:p>-0,06494821</text:p>
          </table:table-cell>
          <table:table-cell office:value-type="float" office:value="174.79238737" calcext:value-type="float">
            <text:p>174,79238737</text:p>
          </table:table-cell>
        </table:table-row>
        <table:table-row table:style-name="ro1">
          <table:table-cell office:value-type="float" office:value="1624631692.77656" calcext:value-type="float">
            <text:p>1624631692,77656</text:p>
          </table:table-cell>
          <table:table-cell table:formula="of:=ROUND([.A59]-[$menor.$A$1];1)" office:value-type="float" office:value="12.1" calcext:value-type="float">
            <text:p>12,1</text:p>
          </table:table-cell>
          <table:table-cell office:value-type="float" office:value="1" calcext:value-type="float">
            <text:p>1</text:p>
          </table:table-cell>
          <table:table-cell office:value-type="float" office:value="1.71453071" calcext:value-type="float">
            <text:p>1,71453071</text:p>
          </table:table-cell>
          <table:table-cell office:value-type="float" office:value="96" calcext:value-type="float">
            <text:p>96</text:p>
          </table:table-cell>
          <table:table-cell office:value-type="float" office:value="-2.01056674" calcext:value-type="float">
            <text:p>-2,01056674</text:p>
          </table:table-cell>
          <table:table-cell office:value-type="float" office:value="-0.09914752" calcext:value-type="float">
            <text:p>-0,09914752</text:p>
          </table:table-cell>
          <table:table-cell office:value-type="float" office:value="175.77291382" calcext:value-type="float">
            <text:p>175,77291382</text:p>
          </table:table-cell>
        </table:table-row>
        <table:table-row table:style-name="ro1">
          <table:table-cell office:value-type="float" office:value="1624631692.87656" calcext:value-type="float">
            <text:p>1624631692,87656</text:p>
          </table:table-cell>
          <table:table-cell table:formula="of:=ROUND([.A60]-[$menor.$A$1];1)" office:value-type="float" office:value="12.2" calcext:value-type="float">
            <text:p>12,2</text:p>
          </table:table-cell>
          <table:table-cell office:value-type="float" office:value="1" calcext:value-type="float">
            <text:p>1</text:p>
          </table:table-cell>
          <table:table-cell office:value-type="float" office:value="1.71420014" calcext:value-type="float">
            <text:p>1,71420014</text:p>
          </table:table-cell>
          <table:table-cell office:value-type="float" office:value="93" calcext:value-type="float">
            <text:p>93</text:p>
          </table:table-cell>
          <table:table-cell office:value-type="float" office:value="-2.00854553" calcext:value-type="float">
            <text:p>-2,00854553</text:p>
          </table:table-cell>
          <table:table-cell office:value-type="float" office:value="-0.07256271" calcext:value-type="float">
            <text:p>-0,07256271</text:p>
          </table:table-cell>
          <table:table-cell office:value-type="float" office:value="174.70148975" calcext:value-type="float">
            <text:p>174,70148975</text:p>
          </table:table-cell>
        </table:table-row>
        <table:table-row table:style-name="ro1">
          <table:table-cell office:value-type="float" office:value="1624631692.97657" calcext:value-type="float">
            <text:p>1624631692,97657</text:p>
          </table:table-cell>
          <table:table-cell table:formula="of:=ROUND([.A61]-[$menor.$A$1];1)" office:value-type="float" office:value="12.3" calcext:value-type="float">
            <text:p>12,3</text:p>
          </table:table-cell>
          <table:table-cell office:value-type="float" office:value="1" calcext:value-type="float">
            <text:p>1</text:p>
          </table:table-cell>
          <table:table-cell office:value-type="float" office:value="1.71394897" calcext:value-type="float">
            <text:p>1,71394897</text:p>
          </table:table-cell>
          <table:table-cell office:value-type="float" office:value="91" calcext:value-type="float">
            <text:p>91</text:p>
          </table:table-cell>
          <table:table-cell office:value-type="float" office:value="-2.01094945" calcext:value-type="float">
            <text:p>-2,01094945</text:p>
          </table:table-cell>
          <table:table-cell office:value-type="float" office:value="-0.10830889" calcext:value-type="float">
            <text:p>-0,10830889</text:p>
          </table:table-cell>
          <table:table-cell office:value-type="float" office:value="175.76967875" calcext:value-type="float">
            <text:p>175,76967875</text:p>
          </table:table-cell>
        </table:table-row>
        <table:table-row table:style-name="ro1">
          <table:table-cell office:value-type="float" office:value="1624631693.07647" calcext:value-type="float">
            <text:p>1624631693,07647</text:p>
          </table:table-cell>
          <table:table-cell table:formula="of:=ROUND([.A62]-[$menor.$A$1];1)" office:value-type="float" office:value="12.4" calcext:value-type="float">
            <text:p>12,4</text:p>
          </table:table-cell>
          <table:table-cell office:value-type="float" office:value="1" calcext:value-type="float">
            <text:p>1</text:p>
          </table:table-cell>
          <table:table-cell office:value-type="float" office:value="1.71447587" calcext:value-type="float">
            <text:p>1,71447587</text:p>
          </table:table-cell>
          <table:table-cell office:value-type="float" office:value="87" calcext:value-type="float">
            <text:p>87</text:p>
          </table:table-cell>
          <table:table-cell office:value-type="float" office:value="-2.00895408" calcext:value-type="float">
            <text:p>-2,00895408</text:p>
          </table:table-cell>
          <table:table-cell office:value-type="float" office:value="-0.0817488" calcext:value-type="float">
            <text:p>-0,0817488</text:p>
          </table:table-cell>
          <table:table-cell office:value-type="float" office:value="174.7502052" calcext:value-type="float">
            <text:p>174,7502052</text:p>
          </table:table-cell>
        </table:table-row>
        <table:table-row table:style-name="ro1">
          <table:table-cell office:value-type="float" office:value="1624631693.17657" calcext:value-type="float">
            <text:p>1624631693,17657</text:p>
          </table:table-cell>
          <table:table-cell table:formula="of:=ROUND([.A63]-[$menor.$A$1];1)"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office:value-type="float" office:value="1.71501148" calcext:value-type="float">
            <text:p>1,71501148</text:p>
          </table:table-cell>
          <table:table-cell office:value-type="float" office:value="84" calcext:value-type="float">
            <text:p>84</text:p>
          </table:table-cell>
          <table:table-cell office:value-type="float" office:value="-2.00722463" calcext:value-type="float">
            <text:p>-2,00722463</text:p>
          </table:table-cell>
          <table:table-cell office:value-type="float" office:value="-0.05173311" calcext:value-type="float">
            <text:p>-0,05173311</text:p>
          </table:table-cell>
          <table:table-cell office:value-type="float" office:value="173.67878114" calcext:value-type="float">
            <text:p>173,67878114</text:p>
          </table:table-cell>
        </table:table-row>
        <table:table-row table:style-name="ro1">
          <table:table-cell office:value-type="float" office:value="1624631693.27655" calcext:value-type="float">
            <text:p>1624631693,27655</text:p>
          </table:table-cell>
          <table:table-cell table:formula="of:=ROUND([.A64]-[$menor.$A$1];1)" office:value-type="float" office:value="12.6" calcext:value-type="float">
            <text:p>12,6</text:p>
          </table:table-cell>
          <table:table-cell office:value-type="float" office:value="1" calcext:value-type="float">
            <text:p>1</text:p>
          </table:table-cell>
          <table:table-cell office:value-type="float" office:value="1.71432209" calcext:value-type="float">
            <text:p>1,71432209</text:p>
          </table:table-cell>
          <table:table-cell office:value-type="float" office:value="82" calcext:value-type="float">
            <text:p>82</text:p>
          </table:table-cell>
          <table:table-cell office:value-type="float" office:value="-2.00976209" calcext:value-type="float">
            <text:p>-2,00976209</text:p>
          </table:table-cell>
          <table:table-cell office:value-type="float" office:value="-0.08603148" calcext:value-type="float">
            <text:p>-0,08603148</text:p>
          </table:table-cell>
          <table:table-cell office:value-type="float" office:value="174.74697013" calcext:value-type="float">
            <text:p>174,74697013</text:p>
          </table:table-cell>
        </table:table-row>
        <table:table-row table:style-name="ro1">
          <table:table-cell office:value-type="float" office:value="1624631693.37656" calcext:value-type="float">
            <text:p>1624631693,37656</text:p>
          </table:table-cell>
          <table:table-cell table:formula="of:=ROUND([.A65]-[$menor.$A$1];1)" office:value-type="float" office:value="12.7" calcext:value-type="float">
            <text:p>12,7</text:p>
          </table:table-cell>
          <table:table-cell office:value-type="float" office:value="1" calcext:value-type="float">
            <text:p>1</text:p>
          </table:table-cell>
          <table:table-cell office:value-type="float" office:value="1.71466398" calcext:value-type="float">
            <text:p>1,71466398</text:p>
          </table:table-cell>
          <table:table-cell office:value-type="float" office:value="79" calcext:value-type="float">
            <text:p>79</text:p>
          </table:table-cell>
          <table:table-cell office:value-type="float" office:value="-2.00686859" calcext:value-type="float">
            <text:p>-2,00686859</text:p>
          </table:table-cell>
          <table:table-cell office:value-type="float" office:value="-0.05507014" calcext:value-type="float">
            <text:p>-0,05507014</text:p>
          </table:table-cell>
          <table:table-cell office:value-type="float" office:value="173.67554607" calcext:value-type="float">
            <text:p>173,67554607</text:p>
          </table:table-cell>
        </table:table-row>
        <table:table-row table:style-name="ro1">
          <table:table-cell office:value-type="float" office:value="1624631693.47655" calcext:value-type="float">
            <text:p>1624631693,47655</text:p>
          </table:table-cell>
          <table:table-cell table:formula="of:=ROUND([.A66]-[$menor.$A$1];1)" office:value-type="float" office:value="12.8" calcext:value-type="float">
            <text:p>12,8</text:p>
          </table:table-cell>
          <table:table-cell office:value-type="float" office:value="1" calcext:value-type="float">
            <text:p>1</text:p>
          </table:table-cell>
          <table:table-cell office:value-type="float" office:value="1.71480179" calcext:value-type="float">
            <text:p>1,71480179</text:p>
          </table:table-cell>
          <table:table-cell office:value-type="float" office:value="77" calcext:value-type="float">
            <text:p>77</text:p>
          </table:table-cell>
          <table:table-cell office:value-type="float" office:value="-2.0097459" calcext:value-type="float">
            <text:p>-2,0097459</text:p>
          </table:table-cell>
          <table:table-cell office:value-type="float" office:value="-0.08686115" calcext:value-type="float">
            <text:p>-0,08686115</text:p>
          </table:table-cell>
          <table:table-cell office:value-type="float" office:value="174.74373506" calcext:value-type="float">
            <text:p>174,74373506</text:p>
          </table:table-cell>
        </table:table-row>
        <table:table-row table:style-name="ro1">
          <table:table-cell office:value-type="float" office:value="1624631693.57652" calcext:value-type="float">
            <text:p>1624631693,57652</text:p>
          </table:table-cell>
          <table:table-cell table:formula="of:=ROUND([.A67]-[$menor.$A$1];1)"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office:value-type="float" office:value="1.71528184" calcext:value-type="float">
            <text:p>1,71528184</text:p>
          </table:table-cell>
          <table:table-cell office:value-type="float" office:value="74" calcext:value-type="float">
            <text:p>74</text:p>
          </table:table-cell>
          <table:table-cell office:value-type="float" office:value="-2.01065543" calcext:value-type="float">
            <text:p>-2,01065543</text:p>
          </table:table-cell>
          <table:table-cell office:value-type="float" office:value="-0.08623664" calcext:value-type="float">
            <text:p>-0,08623664</text:p>
          </table:table-cell>
          <table:table-cell office:value-type="float" office:value="174.72426151" calcext:value-type="float">
            <text:p>174,72426151</text:p>
          </table:table-cell>
        </table:table-row>
        <table:table-row table:style-name="ro1">
          <table:table-cell office:value-type="float" office:value="1624631693.67656" calcext:value-type="float">
            <text:p>1624631693,67656</text:p>
          </table:table-cell>
          <table:table-cell table:formula="of:=ROUND([.A68]-[$menor.$A$1];1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71480179" calcext:value-type="float">
            <text:p>1,71480179</text:p>
          </table:table-cell>
          <table:table-cell office:value-type="float" office:value="71" calcext:value-type="float">
            <text:p>71</text:p>
          </table:table-cell>
          <table:table-cell office:value-type="float" office:value="-2.00693055" calcext:value-type="float">
            <text:p>-2,00693055</text:p>
          </table:table-cell>
          <table:table-cell office:value-type="float" office:value="-0.05389447" calcext:value-type="float">
            <text:p>-0,05389447</text:p>
          </table:table-cell>
          <table:table-cell office:value-type="float" office:value="173.65283745" calcext:value-type="float">
            <text:p>173,65283745</text:p>
          </table:table-cell>
        </table:table-row>
        <table:table-row table:style-name="ro1">
          <table:table-cell office:value-type="float" office:value="1624631693.77656" calcext:value-type="float">
            <text:p>1624631693,77656</text:p>
          </table:table-cell>
          <table:table-cell table:formula="of:=ROUND([.A69]-[$menor.$A$1];1)" office:value-type="float" office:value="13.1" calcext:value-type="float">
            <text:p>13,1</text:p>
          </table:table-cell>
          <table:table-cell office:value-type="float" office:value="1" calcext:value-type="float">
            <text:p>1</text:p>
          </table:table-cell>
          <table:table-cell office:value-type="float" office:value="1.71473277" calcext:value-type="float">
            <text:p>1,71473277</text:p>
          </table:table-cell>
          <table:table-cell office:value-type="float" office:value="69" calcext:value-type="float">
            <text:p>69</text:p>
          </table:table-cell>
          <table:table-cell office:value-type="float" office:value="-2.01009978" calcext:value-type="float">
            <text:p>-2,01009978</text:p>
          </table:table-cell>
          <table:table-cell office:value-type="float" office:value="-0.08231072" calcext:value-type="float">
            <text:p>-0,08231072</text:p>
          </table:table-cell>
          <table:table-cell office:value-type="float" office:value="174.72102644" calcext:value-type="float">
            <text:p>174,72102644</text:p>
          </table:table-cell>
        </table:table-row>
        <table:table-row table:style-name="ro1">
          <table:table-cell office:value-type="float" office:value="1624631693.87656" calcext:value-type="float">
            <text:p>1624631693,87656</text:p>
          </table:table-cell>
          <table:table-cell table:formula="of:=ROUND([.A70]-[$menor.$A$1];1)" office:value-type="float" office:value="13.2" calcext:value-type="float">
            <text:p>13,2</text:p>
          </table:table-cell>
          <table:table-cell office:value-type="float" office:value="1" calcext:value-type="float">
            <text:p>1</text:p>
          </table:table-cell>
          <table:table-cell office:value-type="float" office:value="1.71425402" calcext:value-type="float">
            <text:p>1,71425402</text:p>
          </table:table-cell>
          <table:table-cell office:value-type="float" office:value="66" calcext:value-type="float">
            <text:p>66</text:p>
          </table:table-cell>
          <table:table-cell office:value-type="float" office:value="-2.00734544" calcext:value-type="float">
            <text:p>-2,00734544</text:p>
          </table:table-cell>
          <table:table-cell office:value-type="float" office:value="-0.04949383" calcext:value-type="float">
            <text:p>-0,04949383</text:p>
          </table:table-cell>
          <table:table-cell office:value-type="float" office:value="173.64960238" calcext:value-type="float">
            <text:p>173,64960238</text:p>
          </table:table-cell>
        </table:table-row>
        <table:table-row table:style-name="ro1">
          <table:table-cell office:value-type="float" office:value="1624631693.97656" calcext:value-type="float">
            <text:p>1624631693,97656</text:p>
          </table:table-cell>
          <table:table-cell table:formula="of:=ROUND([.A71]-[$menor.$A$1];1)"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1.71315801" calcext:value-type="float">
            <text:p>1,71315801</text:p>
          </table:table-cell>
          <table:table-cell office:value-type="float" office:value="64" calcext:value-type="float">
            <text:p>64</text:p>
          </table:table-cell>
          <table:table-cell office:value-type="float" office:value="-2.0092495" calcext:value-type="float">
            <text:p>-2,0092495</text:p>
          </table:table-cell>
          <table:table-cell office:value-type="float" office:value="-0.07683947" calcext:value-type="float">
            <text:p>-0,07683947</text:p>
          </table:table-cell>
          <table:table-cell office:value-type="float" office:value="174.63012883" calcext:value-type="float">
            <text:p>174,63012883</text:p>
          </table:table-cell>
        </table:table-row>
        <table:table-row table:style-name="ro1">
          <table:table-cell office:value-type="float" office:value="1624631694.07657" calcext:value-type="float">
            <text:p>1624631694,07657</text:p>
          </table:table-cell>
          <table:table-cell table:formula="of:=ROUND([.A72]-[$menor.$A$1];1)" office:value-type="float" office:value="13.4" calcext:value-type="float">
            <text:p>13,4</text:p>
          </table:table-cell>
          <table:table-cell office:value-type="float" office:value="1" calcext:value-type="float">
            <text:p>1</text:p>
          </table:table-cell>
          <table:table-cell office:value-type="float" office:value="1.71288824" calcext:value-type="float">
            <text:p>1,71288824</text:p>
          </table:table-cell>
          <table:table-cell office:value-type="float" office:value="61" calcext:value-type="float">
            <text:p>61</text:p>
          </table:table-cell>
          <table:table-cell office:value-type="float" office:value="-2.00694734" calcext:value-type="float">
            <text:p>-2,00694734</text:p>
          </table:table-cell>
          <table:table-cell office:value-type="float" office:value="-0.04566878" calcext:value-type="float">
            <text:p>-0,04566878</text:p>
          </table:table-cell>
          <table:table-cell office:value-type="float" office:value="173.64636731" calcext:value-type="float">
            <text:p>173,64636731</text:p>
          </table:table-cell>
        </table:table-row>
        <table:table-row table:style-name="ro1">
          <table:table-cell office:value-type="float" office:value="1624631694.17657" calcext:value-type="float">
            <text:p>1624631694,17657</text:p>
          </table:table-cell>
          <table:table-cell table:formula="of:=ROUND([.A73]-[$menor.$A$1];1)"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office:value-type="float" office:value="1.71165991" calcext:value-type="float">
            <text:p>1,71165991</text:p>
          </table:table-cell>
          <table:table-cell office:value-type="float" office:value="59" calcext:value-type="float">
            <text:p>59</text:p>
          </table:table-cell>
          <table:table-cell office:value-type="float" office:value="-2.01065892" calcext:value-type="float">
            <text:p>-2,01065892</text:p>
          </table:table-cell>
          <table:table-cell office:value-type="float" office:value="-0.07009345" calcext:value-type="float">
            <text:p>-0,07009345</text:p>
          </table:table-cell>
          <table:table-cell office:value-type="float" office:value="174.62689376" calcext:value-type="float">
            <text:p>174,62689376</text:p>
          </table:table-cell>
        </table:table-row>
        <table:table-row table:style-name="ro1">
          <table:table-cell office:value-type="float" office:value="1624631694.27657" calcext:value-type="float">
            <text:p>1624631694,27657</text:p>
          </table:table-cell>
          <table:table-cell table:formula="of:=ROUND([.A74]-[$menor.$A$1];1)" office:value-type="float" office:value="13.6" calcext:value-type="float">
            <text:p>13,6</text:p>
          </table:table-cell>
          <table:table-cell office:value-type="float" office:value="1" calcext:value-type="float">
            <text:p>1</text:p>
          </table:table-cell>
          <table:table-cell office:value-type="float" office:value="1.70907784" calcext:value-type="float">
            <text:p>1,70907784</text:p>
          </table:table-cell>
          <table:table-cell office:value-type="float" office:value="57" calcext:value-type="float">
            <text:p>57</text:p>
          </table:table-cell>
          <table:table-cell office:value-type="float" office:value="-2.01397273" calcext:value-type="float">
            <text:p>-2,01397273</text:p>
          </table:table-cell>
          <table:table-cell office:value-type="float" office:value="-0.0941419" calcext:value-type="float">
            <text:p>-0,0941419</text:p>
          </table:table-cell>
          <table:table-cell office:value-type="float" office:value="175.60742021" calcext:value-type="float">
            <text:p>175,60742021</text:p>
          </table:table-cell>
        </table:table-row>
        <table:table-row table:style-name="ro1">
          <table:table-cell office:value-type="float" office:value="1624631694.37654" calcext:value-type="float">
            <text:p>1624631694,37654</text:p>
          </table:table-cell>
          <table:table-cell table:formula="of:=ROUND([.A75]-[$menor.$A$1];1)"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1.70500159" calcext:value-type="float">
            <text:p>1,70500159</text:p>
          </table:table-cell>
          <table:table-cell office:value-type="float" office:value="54" calcext:value-type="float">
            <text:p>54</text:p>
          </table:table-cell>
          <table:table-cell office:value-type="float" office:value="-2.01032585" calcext:value-type="float">
            <text:p>-2,01032585</text:p>
          </table:table-cell>
          <table:table-cell office:value-type="float" office:value="-0.0584961" calcext:value-type="float">
            <text:p>-0,0584961</text:p>
          </table:table-cell>
          <table:table-cell office:value-type="float" office:value="174.62365869" calcext:value-type="float">
            <text:p>174,62365869</text:p>
          </table:table-cell>
        </table:table-row>
        <table:table-row table:style-name="ro1">
          <table:table-cell office:value-type="float" office:value="1624631694.47655" calcext:value-type="float">
            <text:p>1624631694,47655</text:p>
          </table:table-cell>
          <table:table-cell table:formula="of:=ROUND([.A76]-[$menor.$A$1];1)"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office:value-type="float" office:value="1.70123267" calcext:value-type="float">
            <text:p>1,70123267</text:p>
          </table:table-cell>
          <table:table-cell office:value-type="float" office:value="52" calcext:value-type="float">
            <text:p>52</text:p>
          </table:table-cell>
          <table:table-cell office:value-type="float" office:value="-2.01293325" calcext:value-type="float">
            <text:p>-2,01293325</text:p>
          </table:table-cell>
          <table:table-cell office:value-type="float" office:value="-0.08203698" calcext:value-type="float">
            <text:p>-0,08203698</text:p>
          </table:table-cell>
          <table:table-cell office:value-type="float" office:value="175.60418514" calcext:value-type="float">
            <text:p>175,60418514</text:p>
          </table:table-cell>
        </table:table-row>
        <table:table-row table:style-name="ro1">
          <table:table-cell office:value-type="float" office:value="1624631694.57653" calcext:value-type="float">
            <text:p>1624631694,57653</text:p>
          </table:table-cell>
          <table:table-cell table:formula="of:=ROUND([.A77]-[$menor.$A$1];1)" office:value-type="float" office:value="13.9" calcext:value-type="float">
            <text:p>13,9</text:p>
          </table:table-cell>
          <table:table-cell office:value-type="float" office:value="1" calcext:value-type="float">
            <text:p>1</text:p>
          </table:table-cell>
          <table:table-cell office:value-type="float" office:value="1.69664621" calcext:value-type="float">
            <text:p>1,69664621</text:p>
          </table:table-cell>
          <table:table-cell office:value-type="float" office:value="49" calcext:value-type="float">
            <text:p>49</text:p>
          </table:table-cell>
          <table:table-cell office:value-type="float" office:value="-2.01072825" calcext:value-type="float">
            <text:p>-2,01072825</text:p>
          </table:table-cell>
          <table:table-cell office:value-type="float" office:value="-0.0460886" calcext:value-type="float">
            <text:p>-0,0460886</text:p>
          </table:table-cell>
          <table:table-cell office:value-type="float" office:value="174.62042362" calcext:value-type="float">
            <text:p>174,62042362</text:p>
          </table:table-cell>
        </table:table-row>
        <table:table-row table:style-name="ro1">
          <table:table-cell office:value-type="float" office:value="1624631694.67654" calcext:value-type="float">
            <text:p>1624631694,67654</text:p>
          </table:table-cell>
          <table:table-cell table:formula="of:=ROUND([.A78]-[$menor.$A$1];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69093645" calcext:value-type="float">
            <text:p>1,69093645</text:p>
          </table:table-cell>
          <table:table-cell office:value-type="float" office:value="47" calcext:value-type="float">
            <text:p>47</text:p>
          </table:table-cell>
          <table:table-cell office:value-type="float" office:value="-2.01284499" calcext:value-type="float">
            <text:p>-2,01284499</text:p>
          </table:table-cell>
          <table:table-cell office:value-type="float" office:value="-0.06866596" calcext:value-type="float">
            <text:p>-0,06866596</text:p>
          </table:table-cell>
          <table:table-cell office:value-type="float" office:value="175.60095007" calcext:value-type="float">
            <text:p>175,60095007</text:p>
          </table:table-cell>
        </table:table-row>
        <table:table-row table:style-name="ro1">
          <table:table-cell office:value-type="float" office:value="1624631694.77655" calcext:value-type="float">
            <text:p>1624631694,77655</text:p>
          </table:table-cell>
          <table:table-cell table:formula="of:=ROUND([.A79]-[$menor.$A$1];1)" office:value-type="float" office:value="14.1" calcext:value-type="float">
            <text:p>14,1</text:p>
          </table:table-cell>
          <table:table-cell office:value-type="float" office:value="1" calcext:value-type="float">
            <text:p>1</text:p>
          </table:table-cell>
          <table:table-cell office:value-type="float" office:value="1.68482816" calcext:value-type="float">
            <text:p>1,68482816</text:p>
          </table:table-cell>
          <table:table-cell office:value-type="float" office:value="45" calcext:value-type="float">
            <text:p>45</text:p>
          </table:table-cell>
          <table:table-cell office:value-type="float" office:value="-2.01261126" calcext:value-type="float">
            <text:p>-2,01261126</text:p>
          </table:table-cell>
          <table:table-cell office:value-type="float" office:value="-0.06233558" calcext:value-type="float">
            <text:p>-0,06233558</text:p>
          </table:table-cell>
          <table:table-cell office:value-type="float" office:value="175.61718856" calcext:value-type="float">
            <text:p>175,61718856</text:p>
          </table:table-cell>
        </table:table-row>
        <table:table-row table:style-name="ro1">
          <table:table-cell office:value-type="float" office:value="1624631694.87655" calcext:value-type="float">
            <text:p>1624631694,87655</text:p>
          </table:table-cell>
          <table:table-cell table:formula="of:=ROUND([.A80]-[$menor.$A$1];1)"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office:value-type="float" office:value="1.67820477" calcext:value-type="float">
            <text:p>1,67820477</text:p>
          </table:table-cell>
          <table:table-cell office:value-type="float" office:value="43" calcext:value-type="float">
            <text:p>43</text:p>
          </table:table-cell>
          <table:table-cell office:value-type="float" office:value="-2.01377688" calcext:value-type="float">
            <text:p>-2,01377688</text:p>
          </table:table-cell>
          <table:table-cell office:value-type="float" office:value="-0.08373495" calcext:value-type="float">
            <text:p>-0,08373495</text:p>
          </table:table-cell>
          <table:table-cell office:value-type="float" office:value="176.59771501" calcext:value-type="float">
            <text:p>176,59771501</text:p>
          </table:table-cell>
        </table:table-row>
        <table:table-row table:style-name="ro1">
          <table:table-cell office:value-type="float" office:value="1624631694.97655" calcext:value-type="float">
            <text:p>1624631694,97655</text:p>
          </table:table-cell>
          <table:table-cell table:formula="of:=ROUND([.A81]-[$menor.$A$1];1)" office:value-type="float" office:value="14.3" calcext:value-type="float">
            <text:p>14,3</text:p>
          </table:table-cell>
          <table:table-cell office:value-type="float" office:value="1" calcext:value-type="float">
            <text:p>1</text:p>
          </table:table-cell>
          <table:table-cell office:value-type="float" office:value="1.67155385" calcext:value-type="float">
            <text:p>1,67155385</text:p>
          </table:table-cell>
          <table:table-cell office:value-type="float" office:value="40" calcext:value-type="float">
            <text:p>40</text:p>
          </table:table-cell>
          <table:table-cell office:value-type="float" office:value="-2.01343355" calcext:value-type="float">
            <text:p>-2,01343355</text:p>
          </table:table-cell>
          <table:table-cell office:value-type="float" office:value="-0.0482209" calcext:value-type="float">
            <text:p>-0,0482209</text:p>
          </table:table-cell>
          <table:table-cell office:value-type="float" office:value="175.61395349" calcext:value-type="float">
            <text:p>175,61395349</text:p>
          </table:table-cell>
        </table:table-row>
        <table:table-row table:style-name="ro1">
          <table:table-cell office:value-type="float" office:value="1624631695.07655" calcext:value-type="float">
            <text:p>1624631695,07655</text:p>
          </table:table-cell>
          <table:table-cell table:formula="of:=ROUND([.A82]-[$menor.$A$1];1)" office:value-type="float" office:value="14.4" calcext:value-type="float">
            <text:p>14,4</text:p>
          </table:table-cell>
          <table:table-cell office:value-type="float" office:value="1" calcext:value-type="float">
            <text:p>1</text:p>
          </table:table-cell>
          <table:table-cell office:value-type="float" office:value="1.66257274" calcext:value-type="float">
            <text:p>1,66257274</text:p>
          </table:table-cell>
          <table:table-cell office:value-type="float" office:value="38" calcext:value-type="float">
            <text:p>38</text:p>
          </table:table-cell>
          <table:table-cell office:value-type="float" office:value="-2.01227471" calcext:value-type="float">
            <text:p>-2,01227471</text:p>
          </table:table-cell>
          <table:table-cell office:value-type="float" office:value="-0.04161756" calcext:value-type="float">
            <text:p>-0,04161756</text:p>
          </table:table-cell>
          <table:table-cell office:value-type="float" office:value="175.63019197" calcext:value-type="float">
            <text:p>175,63019197</text:p>
          </table:table-cell>
        </table:table-row>
        <table:table-row table:style-name="ro1">
          <table:table-cell office:value-type="float" office:value="1624631695.17655" calcext:value-type="float">
            <text:p>1624631695,17655</text:p>
          </table:table-cell>
          <table:table-cell table:formula="of:=ROUND([.A83]-[$menor.$A$1];1)"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  <table:table-cell office:value-type="float" office:value="1.65404904" calcext:value-type="float">
            <text:p>1,65404904</text:p>
          </table:table-cell>
          <table:table-cell office:value-type="float" office:value="37" calcext:value-type="float">
            <text:p>37</text:p>
          </table:table-cell>
          <table:table-cell office:value-type="float" office:value="-2.01384661" calcext:value-type="float">
            <text:p>-2,01384661</text:p>
          </table:table-cell>
          <table:table-cell office:value-type="float" office:value="-0.06076616" calcext:value-type="float">
            <text:p>-0,06076616</text:p>
          </table:table-cell>
          <table:table-cell office:value-type="float" office:value="176.55876791" calcext:value-type="float">
            <text:p>176,55876791</text:p>
          </table:table-cell>
        </table:table-row>
        <table:table-row table:style-name="ro1">
          <table:table-cell office:value-type="float" office:value="1624631695.27655" calcext:value-type="float">
            <text:p>1624631695,27655</text:p>
          </table:table-cell>
          <table:table-cell table:formula="of:=ROUND([.A84]-[$menor.$A$1];1)" office:value-type="float" office:value="14.6" calcext:value-type="float">
            <text:p>14,6</text:p>
          </table:table-cell>
          <table:table-cell office:value-type="float" office:value="1" calcext:value-type="float">
            <text:p>1</text:p>
          </table:table-cell>
          <table:table-cell office:value-type="float" office:value="1.64502442" calcext:value-type="float">
            <text:p>1,64502442</text:p>
          </table:table-cell>
          <table:table-cell office:value-type="float" office:value="35" calcext:value-type="float">
            <text:p>35</text:p>
          </table:table-cell>
          <table:table-cell office:value-type="float" office:value="-2.01560868" calcext:value-type="float">
            <text:p>-2,01560868</text:p>
          </table:table-cell>
          <table:table-cell office:value-type="float" office:value="-0.08514682" calcext:value-type="float">
            <text:p>-0,08514682</text:p>
          </table:table-cell>
          <table:table-cell office:value-type="float" office:value="177.6269569" calcext:value-type="float">
            <text:p>177,6269569</text:p>
          </table:table-cell>
        </table:table-row>
        <table:table-row table:style-name="ro1">
          <table:table-cell office:value-type="float" office:value="1624631695.37655" calcext:value-type="float">
            <text:p>1624631695,37655</text:p>
          </table:table-cell>
          <table:table-cell table:formula="of:=ROUND([.A85]-[$menor.$A$1];1)"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1.635203" calcext:value-type="float">
            <text:p>1,635203</text:p>
          </table:table-cell>
          <table:table-cell office:value-type="float" office:value="32" calcext:value-type="float">
            <text:p>32</text:p>
          </table:table-cell>
          <table:table-cell office:value-type="float" office:value="-2.01394401" calcext:value-type="float">
            <text:p>-2,01394401</text:p>
          </table:table-cell>
          <table:table-cell office:value-type="float" office:value="-0.04677022" calcext:value-type="float">
            <text:p>-0,04677022</text:p>
          </table:table-cell>
          <table:table-cell office:value-type="float" office:value="176.55553284" calcext:value-type="float">
            <text:p>176,55553284</text:p>
          </table:table-cell>
        </table:table-row>
        <table:table-row table:style-name="ro1">
          <table:table-cell office:value-type="float" office:value="1624631695.47655" calcext:value-type="float">
            <text:p>1624631695,47655</text:p>
          </table:table-cell>
          <table:table-cell table:formula="of:=ROUND([.A86]-[$menor.$A$1];1)" office:value-type="float" office:value="14.8" calcext:value-type="float">
            <text:p>14,8</text:p>
          </table:table-cell>
          <table:table-cell office:value-type="float" office:value="1" calcext:value-type="float">
            <text:p>1</text:p>
          </table:table-cell>
          <table:table-cell office:value-type="float" office:value="1.62478936" calcext:value-type="float">
            <text:p>1,62478936</text:p>
          </table:table-cell>
          <table:table-cell office:value-type="float" office:value="30" calcext:value-type="float">
            <text:p>30</text:p>
          </table:table-cell>
          <table:table-cell office:value-type="float" office:value="-2.01473178" calcext:value-type="float">
            <text:p>-2,01473178</text:p>
          </table:table-cell>
          <table:table-cell office:value-type="float" office:value="-0.04106555" calcext:value-type="float">
            <text:p>-0,04106555</text:p>
          </table:table-cell>
          <table:table-cell office:value-type="float" office:value="176.57177132" calcext:value-type="float">
            <text:p>176,57177132</text:p>
          </table:table-cell>
        </table:table-row>
        <table:table-row table:style-name="ro1">
          <table:table-cell office:value-type="float" office:value="1624631695.57655" calcext:value-type="float">
            <text:p>1624631695,57655</text:p>
          </table:table-cell>
          <table:table-cell table:formula="of:=ROUND([.A87]-[$menor.$A$1];1)" office:value-type="float" office:value="14.9" calcext:value-type="float">
            <text:p>14,9</text:p>
          </table:table-cell>
          <table:table-cell office:value-type="float" office:value="1" calcext:value-type="float">
            <text:p>1</text:p>
          </table:table-cell>
          <table:table-cell office:value-type="float" office:value="1.61308312" calcext:value-type="float">
            <text:p>1,61308312</text:p>
          </table:table-cell>
          <table:table-cell office:value-type="float" office:value="29" calcext:value-type="float">
            <text:p>29</text:p>
          </table:table-cell>
          <table:table-cell office:value-type="float" office:value="-2.01517401" calcext:value-type="float">
            <text:p>-2,01517401</text:p>
          </table:table-cell>
          <table:table-cell office:value-type="float" office:value="-0.06354882" calcext:value-type="float">
            <text:p>-0,06354882</text:p>
          </table:table-cell>
          <table:table-cell office:value-type="float" office:value="177.5880098" calcext:value-type="float">
            <text:p>177,5880098</text:p>
          </table:table-cell>
        </table:table-row>
        <table:table-row table:style-name="ro1">
          <table:table-cell office:value-type="float" office:value="1624631695.67655" calcext:value-type="float">
            <text:p>1624631695,67655</text:p>
          </table:table-cell>
          <table:table-cell table:formula="of:=ROUND([.A88]-[$menor.$A$1];1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60188127" calcext:value-type="float">
            <text:p>1,60188127</text:p>
          </table:table-cell>
          <table:table-cell office:value-type="float" office:value="27" calcext:value-type="float">
            <text:p>27</text:p>
          </table:table-cell>
          <table:table-cell office:value-type="float" office:value="-2.01365703" calcext:value-type="float">
            <text:p>-2,01365703</text:p>
          </table:table-cell>
          <table:table-cell office:value-type="float" office:value="-0.02782695" calcext:value-type="float">
            <text:p>-0,02782695</text:p>
          </table:table-cell>
          <table:table-cell office:value-type="float" office:value="176.55229777" calcext:value-type="float">
            <text:p>176,55229777</text:p>
          </table:table-cell>
        </table:table-row>
        <table:table-row table:style-name="ro1">
          <table:table-cell office:value-type="float" office:value="1624631695.77654" calcext:value-type="float">
            <text:p>1624631695,77654</text:p>
          </table:table-cell>
          <table:table-cell table:formula="of:=ROUND([.A89]-[$menor.$A$1];1)" office:value-type="float" office:value="15.1" calcext:value-type="float">
            <text:p>15,1</text:p>
          </table:table-cell>
          <table:table-cell office:value-type="float" office:value="1" calcext:value-type="float">
            <text:p>1</text:p>
          </table:table-cell>
          <table:table-cell office:value-type="float" office:value="1.59017956" calcext:value-type="float">
            <text:p>1,59017956</text:p>
          </table:table-cell>
          <table:table-cell office:value-type="float" office:value="26" calcext:value-type="float">
            <text:p>26</text:p>
          </table:table-cell>
          <table:table-cell office:value-type="float" office:value="-2.0155479" calcext:value-type="float">
            <text:p>-2,0155479</text:p>
          </table:table-cell>
          <table:table-cell office:value-type="float" office:value="-0.04990773" calcext:value-type="float">
            <text:p>-0,04990773</text:p>
          </table:table-cell>
          <table:table-cell office:value-type="float" office:value="177.56853625" calcext:value-type="float">
            <text:p>177,56853625</text:p>
          </table:table-cell>
        </table:table-row>
        <table:table-row table:style-name="ro1">
          <table:table-cell office:value-type="float" office:value="1624631695.87654" calcext:value-type="float">
            <text:p>1624631695,87654</text:p>
          </table:table-cell>
          <table:table-cell table:formula="of:=ROUND([.A90]-[$menor.$A$1];1)" office:value-type="float" office:value="15.2" calcext:value-type="float">
            <text:p>15,2</text:p>
          </table:table-cell>
          <table:table-cell office:value-type="float" office:value="1" calcext:value-type="float">
            <text:p>1</text:p>
          </table:table-cell>
          <table:table-cell office:value-type="float" office:value="1.57757223" calcext:value-type="float">
            <text:p>1,57757223</text:p>
          </table:table-cell>
          <table:table-cell office:value-type="float" office:value="24" calcext:value-type="float">
            <text:p>24</text:p>
          </table:table-cell>
          <table:table-cell office:value-type="float" office:value="-2.01509582" calcext:value-type="float">
            <text:p>-2,01509582</text:p>
          </table:table-cell>
          <table:table-cell office:value-type="float" office:value="-0.04458429" calcext:value-type="float">
            <text:p>-0,04458429</text:p>
          </table:table-cell>
          <table:table-cell office:value-type="float" office:value="177.58477473" calcext:value-type="float">
            <text:p>177,58477473</text:p>
          </table:table-cell>
        </table:table-row>
        <table:table-row table:style-name="ro1">
          <table:table-cell office:value-type="float" office:value="1624631695.97656" calcext:value-type="float">
            <text:p>1624631695,97656</text:p>
          </table:table-cell>
          <table:table-cell table:formula="of:=ROUND([.A91]-[$menor.$A$1];1)" office:value-type="float" office:value="15.3" calcext:value-type="float">
            <text:p>15,3</text:p>
          </table:table-cell>
          <table:table-cell office:value-type="float" office:value="1" calcext:value-type="float">
            <text:p>1</text:p>
          </table:table-cell>
          <table:table-cell office:value-type="float" office:value="1.56502092" calcext:value-type="float">
            <text:p>1,56502092</text:p>
          </table:table-cell>
          <table:table-cell office:value-type="float" office:value="22" calcext:value-type="float">
            <text:p>22</text:p>
          </table:table-cell>
          <table:table-cell office:value-type="float" office:value="-2.01508223" calcext:value-type="float">
            <text:p>-2,01508223</text:p>
          </table:table-cell>
          <table:table-cell office:value-type="float" office:value="-0.03637407" calcext:value-type="float">
            <text:p>-0,03637407</text:p>
          </table:table-cell>
          <table:table-cell office:value-type="float" office:value="177.51335067" calcext:value-type="float">
            <text:p>177,51335067</text:p>
          </table:table-cell>
        </table:table-row>
        <table:table-row table:style-name="ro1">
          <table:table-cell office:value-type="float" office:value="1624631696.07656" calcext:value-type="float">
            <text:p>1624631696,07656</text:p>
          </table:table-cell>
          <table:table-cell table:formula="of:=ROUND([.A92]-[$menor.$A$1];1)" office:value-type="float" office:value="15.4" calcext:value-type="float">
            <text:p>15,4</text:p>
          </table:table-cell>
          <table:table-cell office:value-type="float" office:value="1" calcext:value-type="float">
            <text:p>1</text:p>
          </table:table-cell>
          <table:table-cell office:value-type="float" office:value="1.55197203" calcext:value-type="float">
            <text:p>1,55197203</text:p>
          </table:table-cell>
          <table:table-cell office:value-type="float" office:value="21" calcext:value-type="float">
            <text:p>21</text:p>
          </table:table-cell>
          <table:table-cell office:value-type="float" office:value="-2.01423105" calcext:value-type="float">
            <text:p>-2,01423105</text:p>
          </table:table-cell>
          <table:table-cell office:value-type="float" office:value="-0.03349611" calcext:value-type="float">
            <text:p>-0,03349611</text:p>
          </table:table-cell>
          <table:table-cell office:value-type="float" office:value="177.56530118" calcext:value-type="float">
            <text:p>177,56530118</text:p>
          </table:table-cell>
        </table:table-row>
        <table:table-row table:style-name="ro1">
          <table:table-cell office:value-type="float" office:value="1624631696.17658" calcext:value-type="float">
            <text:p>1624631696,17658</text:p>
          </table:table-cell>
          <table:table-cell table:formula="of:=ROUND([.A93]-[$menor.$A$1];1)" office:value-type="float" office:value="15.5" calcext:value-type="float">
            <text:p>15,5</text:p>
          </table:table-cell>
          <table:table-cell office:value-type="float" office:value="1" calcext:value-type="float">
            <text:p>1</text:p>
          </table:table-cell>
          <table:table-cell office:value-type="float" office:value="1.53955376" calcext:value-type="float">
            <text:p>1,53955376</text:p>
          </table:table-cell>
          <table:table-cell office:value-type="float" office:value="20" calcext:value-type="float">
            <text:p>20</text:p>
          </table:table-cell>
          <table:table-cell office:value-type="float" office:value="-2.01583699" calcext:value-type="float">
            <text:p>-2,01583699</text:p>
          </table:table-cell>
          <table:table-cell office:value-type="float" office:value="-0.05500946" calcext:value-type="float">
            <text:p>-0,05500946</text:p>
          </table:table-cell>
          <table:table-cell office:value-type="float" office:value="178.58153966" calcext:value-type="float">
            <text:p>178,58153966</text:p>
          </table:table-cell>
        </table:table-row>
        <table:table-row table:style-name="ro1">
          <table:table-cell office:value-type="float" office:value="1624631696.27657" calcext:value-type="float">
            <text:p>1624631696,27657</text:p>
          </table:table-cell>
          <table:table-cell table:formula="of:=ROUND([.A94]-[$menor.$A$1];1)" office:value-type="float" office:value="15.6" calcext:value-type="float">
            <text:p>15,6</text:p>
          </table:table-cell>
          <table:table-cell office:value-type="float" office:value="1" calcext:value-type="float">
            <text:p>1</text:p>
          </table:table-cell>
          <table:table-cell office:value-type="float" office:value="1.52608871" calcext:value-type="float">
            <text:p>1,52608871</text:p>
          </table:table-cell>
          <table:table-cell office:value-type="float" office:value="18" calcext:value-type="float">
            <text:p>18</text:p>
          </table:table-cell>
          <table:table-cell office:value-type="float" office:value="-2.01550897" calcext:value-type="float">
            <text:p>-2,01550897</text:p>
          </table:table-cell>
          <table:table-cell office:value-type="float" office:value="-0.02292244" calcext:value-type="float">
            <text:p>-0,02292244</text:p>
          </table:table-cell>
          <table:table-cell office:value-type="float" office:value="177.54582763" calcext:value-type="float">
            <text:p>177,54582763</text:p>
          </table:table-cell>
        </table:table-row>
        <table:table-row table:style-name="ro1">
          <table:table-cell office:value-type="float" office:value="1624631696.37657" calcext:value-type="float">
            <text:p>1624631696,37657</text:p>
          </table:table-cell>
          <table:table-cell table:formula="of:=ROUND([.A95]-[$menor.$A$1];1)" office:value-type="float" office:value="15.7" calcext:value-type="float">
            <text:p>15,7</text:p>
          </table:table-cell>
          <table:table-cell office:value-type="float" office:value="1" calcext:value-type="float">
            <text:p>1</text:p>
          </table:table-cell>
          <table:table-cell office:value-type="float" office:value="1.51175916" calcext:value-type="float">
            <text:p>1,51175916</text:p>
          </table:table-cell>
          <table:table-cell office:value-type="float" office:value="17" calcext:value-type="float">
            <text:p>17</text:p>
          </table:table-cell>
          <table:table-cell office:value-type="float" office:value="-2.01424692" calcext:value-type="float">
            <text:p>-2,01424692</text:p>
          </table:table-cell>
          <table:table-cell office:value-type="float" office:value="-0.01774464" calcext:value-type="float">
            <text:p>-0,01774464</text:p>
          </table:table-cell>
          <table:table-cell office:value-type="float" office:value="177.5101156" calcext:value-type="float">
            <text:p>177,5101156</text:p>
          </table:table-cell>
        </table:table-row>
        <table:table-row table:style-name="ro1">
          <table:table-cell office:value-type="float" office:value="1624631696.47656" calcext:value-type="float">
            <text:p>1624631696,47656</text:p>
          </table:table-cell>
          <table:table-cell table:formula="of:=ROUND([.A96]-[$menor.$A$1];1)" office:value-type="float" office:value="15.8" calcext:value-type="float">
            <text:p>15,8</text:p>
          </table:table-cell>
          <table:table-cell office:value-type="float" office:value="1" calcext:value-type="float">
            <text:p>1</text:p>
          </table:table-cell>
          <table:table-cell office:value-type="float" office:value="1.49840891" calcext:value-type="float">
            <text:p>1,49840891</text:p>
          </table:table-cell>
          <table:table-cell office:value-type="float" office:value="16" calcext:value-type="float">
            <text:p>16</text:p>
          </table:table-cell>
          <table:table-cell office:value-type="float" office:value="-2.01589333" calcext:value-type="float">
            <text:p>-2,01589333</text:p>
          </table:table-cell>
          <table:table-cell office:value-type="float" office:value="-0.03955021" calcext:value-type="float">
            <text:p>-0,03955021</text:p>
          </table:table-cell>
          <table:table-cell office:value-type="float" office:value="178.52635408" calcext:value-type="float">
            <text:p>178,52635408</text:p>
          </table:table-cell>
        </table:table-row>
        <table:table-row table:style-name="ro1">
          <table:table-cell office:value-type="float" office:value="1624631696.57657" calcext:value-type="float">
            <text:p>1624631696,57657</text:p>
          </table:table-cell>
          <table:table-cell table:formula="of:=ROUND([.A97]-[$menor.$A$1];1)" office:value-type="float" office:value="15.9" calcext:value-type="float">
            <text:p>15,9</text:p>
          </table:table-cell>
          <table:table-cell office:value-type="float" office:value="1" calcext:value-type="float">
            <text:p>1</text:p>
          </table:table-cell>
          <table:table-cell office:value-type="float" office:value="1.48407567" calcext:value-type="float">
            <text:p>1,48407567</text:p>
          </table:table-cell>
          <table:table-cell office:value-type="float" office:value="14" calcext:value-type="float">
            <text:p>14</text:p>
          </table:table-cell>
          <table:table-cell office:value-type="float" office:value="-2.01421256" calcext:value-type="float">
            <text:p>-2,01421256</text:p>
          </table:table-cell>
          <table:table-cell office:value-type="float" office:value="-0.00922837" calcext:value-type="float">
            <text:p>-0,00922837</text:p>
          </table:table-cell>
          <table:table-cell office:value-type="float" office:value="177.49064205" calcext:value-type="float">
            <text:p>177,49064205</text:p>
          </table:table-cell>
        </table:table-row>
        <table:table-row table:style-name="ro1">
          <table:table-cell office:value-type="float" office:value="1624631696.67657" calcext:value-type="float">
            <text:p>1624631696,67657</text:p>
          </table:table-cell>
          <table:table-cell table:formula="of:=ROUND([.A98]-[$menor.$A$1];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47031367" calcext:value-type="float">
            <text:p>1,47031367</text:p>
          </table:table-cell>
          <table:table-cell office:value-type="float" office:value="14" calcext:value-type="float">
            <text:p>14</text:p>
          </table:table-cell>
          <table:table-cell office:value-type="float" office:value="-2.01546303" calcext:value-type="float">
            <text:p>-2,01546303</text:p>
          </table:table-cell>
          <table:table-cell office:value-type="float" office:value="-0.03292931" calcext:value-type="float">
            <text:p>-0,03292931</text:p>
          </table:table-cell>
          <table:table-cell office:value-type="float" office:value="178.54259256" calcext:value-type="float">
            <text:p>178,54259256</text:p>
          </table:table-cell>
        </table:table-row>
        <table:table-row table:style-name="ro1">
          <table:table-cell office:value-type="float" office:value="1624631696.77657" calcext:value-type="float">
            <text:p>1624631696,77657</text:p>
          </table:table-cell>
          <table:table-cell table:formula="of:=ROUND([.A99]-[$menor.$A$1];1)" office:value-type="float" office:value="16.1" calcext:value-type="float">
            <text:p>16,1</text:p>
          </table:table-cell>
          <table:table-cell office:value-type="float" office:value="1" calcext:value-type="float">
            <text:p>1</text:p>
          </table:table-cell>
          <table:table-cell office:value-type="float" office:value="1.45607424" calcext:value-type="float">
            <text:p>1,45607424</text:p>
          </table:table-cell>
          <table:table-cell office:value-type="float" office:value="13" calcext:value-type="float">
            <text:p>13</text:p>
          </table:table-cell>
          <table:table-cell office:value-type="float" office:value="-2.01526984" calcext:value-type="float">
            <text:p>-2,01526984</text:p>
          </table:table-cell>
          <table:table-cell office:value-type="float" office:value="-0.02850422" calcext:value-type="float">
            <text:p>-0,02850422</text:p>
          </table:table-cell>
          <table:table-cell office:value-type="float" office:value="178.50688053" calcext:value-type="float">
            <text:p>178,50688053</text:p>
          </table:table-cell>
        </table:table-row>
        <table:table-row table:style-name="ro1">
          <table:table-cell office:value-type="float" office:value="1624631696.87657" calcext:value-type="float">
            <text:p>1624631696,87657</text:p>
          </table:table-cell>
          <table:table-cell table:formula="of:=ROUND([.A100]-[$menor.$A$1];1)" office:value-type="float" office:value="16.2" calcext:value-type="float">
            <text:p>16,2</text:p>
          </table:table-cell>
          <table:table-cell office:value-type="float" office:value="1" calcext:value-type="float">
            <text:p>1</text:p>
          </table:table-cell>
          <table:table-cell office:value-type="float" office:value="1.44184184" calcext:value-type="float">
            <text:p>1,44184184</text:p>
          </table:table-cell>
          <table:table-cell office:value-type="float" office:value="12" calcext:value-type="float">
            <text:p>12</text:p>
          </table:table-cell>
          <table:table-cell office:value-type="float" office:value="-2.01514075" calcext:value-type="float">
            <text:p>-2,01514075</text:p>
          </table:table-cell>
          <table:table-cell office:value-type="float" office:value="-0.02678697" calcext:value-type="float">
            <text:p>-0,02678697</text:p>
          </table:table-cell>
          <table:table-cell office:value-type="float" office:value="178.55883104" calcext:value-type="float">
            <text:p>178,55883104</text:p>
          </table:table-cell>
        </table:table-row>
        <table:table-row table:style-name="ro1">
          <table:table-cell office:value-type="float" office:value="1624631696.97655" calcext:value-type="float">
            <text:p>1624631696,97655</text:p>
          </table:table-cell>
          <table:table-cell table:formula="of:=ROUND([.A101]-[$menor.$A$1];1)" office:value-type="float" office:value="16.3" calcext:value-type="float">
            <text:p>16,3</text:p>
          </table:table-cell>
          <table:table-cell office:value-type="float" office:value="1" calcext:value-type="float">
            <text:p>1</text:p>
          </table:table-cell>
          <table:table-cell office:value-type="float" office:value="1.42763793" calcext:value-type="float">
            <text:p>1,42763793</text:p>
          </table:table-cell>
          <table:table-cell office:value-type="float" office:value="11" calcext:value-type="float">
            <text:p>11</text:p>
          </table:table-cell>
          <table:table-cell office:value-type="float" office:value="-2.01498368" calcext:value-type="float">
            <text:p>-2,01498368</text:p>
          </table:table-cell>
          <table:table-cell office:value-type="float" office:value="-0.02237466" calcext:value-type="float">
            <text:p>-0,02237466</text:p>
          </table:table-cell>
          <table:table-cell office:value-type="float" office:value="178.52311901" calcext:value-type="float">
            <text:p>178,52311901</text:p>
          </table:table-cell>
        </table:table-row>
        <table:table-row table:style-name="ro1">
          <table:table-cell office:value-type="float" office:value="1624631697.07656" calcext:value-type="float">
            <text:p>1624631697,07656</text:p>
          </table:table-cell>
          <table:table-cell table:formula="of:=ROUND([.A102]-[$menor.$A$1];1)" office:value-type="float" office:value="16.4" calcext:value-type="float">
            <text:p>16,4</text:p>
          </table:table-cell>
          <table:table-cell office:value-type="float" office:value="1" calcext:value-type="float">
            <text:p>1</text:p>
          </table:table-cell>
          <table:table-cell office:value-type="float" office:value="1.41341901" calcext:value-type="float">
            <text:p>1,41341901</text:p>
          </table:table-cell>
          <table:table-cell office:value-type="float" office:value="10" calcext:value-type="float">
            <text:p>10</text:p>
          </table:table-cell>
          <table:table-cell office:value-type="float" office:value="-2.0148115" calcext:value-type="float">
            <text:p>-2,0148115</text:p>
          </table:table-cell>
          <table:table-cell office:value-type="float" office:value="-0.01895046" calcext:value-type="float">
            <text:p>-0,01895046</text:p>
          </table:table-cell>
          <table:table-cell office:value-type="float" office:value="178.48740698" calcext:value-type="float">
            <text:p>178,48740698</text:p>
          </table:table-cell>
        </table:table-row>
        <table:table-row table:style-name="ro1">
          <table:table-cell office:value-type="float" office:value="1624631697.17655" calcext:value-type="float">
            <text:p>1624631697,17655</text:p>
          </table:table-cell>
          <table:table-cell table:formula="of:=ROUND([.A103]-[$menor.$A$1];1)" office:value-type="float" office:value="16.5" calcext:value-type="float">
            <text:p>16,5</text:p>
          </table:table-cell>
          <table:table-cell office:value-type="float" office:value="1" calcext:value-type="float">
            <text:p>1</text:p>
          </table:table-cell>
          <table:table-cell office:value-type="float" office:value="1.39924645" calcext:value-type="float">
            <text:p>1,39924645</text:p>
          </table:table-cell>
          <table:table-cell office:value-type="float" office:value="9" calcext:value-type="float">
            <text:p>9</text:p>
          </table:table-cell>
          <table:table-cell office:value-type="float" office:value="-2.01385123" calcext:value-type="float">
            <text:p>-2,01385123</text:p>
          </table:table-cell>
          <table:table-cell office:value-type="float" office:value="0.00702152" calcext:value-type="float">
            <text:p>0,00702152</text:p>
          </table:table-cell>
          <table:table-cell office:value-type="float" office:value="177.48740698" calcext:value-type="float">
            <text:p>177,48740698</text:p>
          </table:table-cell>
        </table:table-row>
        <table:table-row table:style-name="ro1">
          <table:table-cell office:value-type="float" office:value="1624631697.27657" calcext:value-type="float">
            <text:p>1624631697,27657</text:p>
          </table:table-cell>
          <table:table-cell table:formula="of:=ROUND([.A104]-[$menor.$A$1];1)"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office:value-type="float" office:value="1.3851155" calcext:value-type="float">
            <text:p>1,3851155</text:p>
          </table:table-cell>
          <table:table-cell office:value-type="float" office:value="9" calcext:value-type="float">
            <text:p>9</text:p>
          </table:table-cell>
          <table:table-cell office:value-type="float" office:value="-2.01419544" calcext:value-type="float">
            <text:p>-2,01419544</text:p>
          </table:table-cell>
          <table:table-cell office:value-type="float" office:value="-0.01610305" calcext:value-type="float">
            <text:p>-0,01610305</text:p>
          </table:table-cell>
          <table:table-cell office:value-type="float" office:value="178.53935749" calcext:value-type="float">
            <text:p>178,53935749</text:p>
          </table:table-cell>
        </table:table-row>
        <table:table-row table:style-name="ro1">
          <table:table-cell office:value-type="float" office:value="1624631697.37652" calcext:value-type="float">
            <text:p>1624631697,37652</text:p>
          </table:table-cell>
          <table:table-cell table:formula="of:=ROUND([.A105]-[$menor.$A$1];1)" office:value-type="float" office:value="16.7" calcext:value-type="float">
            <text:p>16,7</text:p>
          </table:table-cell>
          <table:table-cell office:value-type="float" office:value="1" calcext:value-type="float">
            <text:p>1</text:p>
          </table:table-cell>
          <table:table-cell office:value-type="float" office:value="1.37143397" calcext:value-type="float">
            <text:p>1,37143397</text:p>
          </table:table-cell>
          <table:table-cell office:value-type="float" office:value="8" calcext:value-type="float">
            <text:p>8</text:p>
          </table:table-cell>
          <table:table-cell office:value-type="float" office:value="-2.0145613" calcext:value-type="float">
            <text:p>-2,0145613</text:p>
          </table:table-cell>
          <table:table-cell office:value-type="float" office:value="-0.01365727" calcext:value-type="float">
            <text:p>-0,01365727</text:p>
          </table:table-cell>
          <table:table-cell office:value-type="float" office:value="178.50364546" calcext:value-type="float">
            <text:p>178,50364546</text:p>
          </table:table-cell>
        </table:table-row>
        <table:table-row table:style-name="ro1">
          <table:table-cell office:value-type="float" office:value="1624631697.47656" calcext:value-type="float">
            <text:p>1624631697,47656</text:p>
          </table:table-cell>
          <table:table-cell table:formula="of:=ROUND([.A106]-[$menor.$A$1];1)" office:value-type="float" office:value="16.8" calcext:value-type="float">
            <text:p>16,8</text:p>
          </table:table-cell>
          <table:table-cell office:value-type="float" office:value="1" calcext:value-type="float">
            <text:p>1</text:p>
          </table:table-cell>
          <table:table-cell office:value-type="float" office:value="1.35730684" calcext:value-type="float">
            <text:p>1,35730684</text:p>
          </table:table-cell>
          <table:table-cell office:value-type="float" office:value="7" calcext:value-type="float">
            <text:p>7</text:p>
          </table:table-cell>
          <table:table-cell office:value-type="float" office:value="-2.01367875" calcext:value-type="float">
            <text:p>-2,01367875</text:p>
          </table:table-cell>
          <table:table-cell office:value-type="float" office:value="0.01304362" calcext:value-type="float">
            <text:p>0,01304362</text:p>
          </table:table-cell>
          <table:table-cell office:value-type="float" office:value="177.50364546" calcext:value-type="float">
            <text:p>177,50364546</text:p>
          </table:table-cell>
        </table:table-row>
        <table:table-row table:style-name="ro1">
          <table:table-cell office:value-type="float" office:value="1624631697.57656" calcext:value-type="float">
            <text:p>1624631697,57656</text:p>
          </table:table-cell>
          <table:table-cell table:formula="of:=ROUND([.A107]-[$menor.$A$1];1)" office:value-type="float" office:value="16.9" calcext:value-type="float">
            <text:p>16,9</text:p>
          </table:table-cell>
          <table:table-cell office:value-type="float" office:value="1" calcext:value-type="float">
            <text:p>1</text:p>
          </table:table-cell>
          <table:table-cell office:value-type="float" office:value="1.34313047" calcext:value-type="float">
            <text:p>1,34313047</text:p>
          </table:table-cell>
          <table:table-cell office:value-type="float" office:value="8" calcext:value-type="float">
            <text:p>8</text:p>
          </table:table-cell>
          <table:table-cell office:value-type="float" office:value="-2.01479756" calcext:value-type="float">
            <text:p>-2,01479756</text:p>
          </table:table-cell>
          <table:table-cell office:value-type="float" office:value="-0.03166245" calcext:value-type="float">
            <text:p>-0,03166245</text:p>
          </table:table-cell>
          <table:table-cell office:value-type="float" office:value="179.46793343" calcext:value-type="float">
            <text:p>179,46793343</text:p>
          </table:table-cell>
        </table:table-row>
        <table:table-row table:style-name="ro1">
          <table:table-cell office:value-type="float" office:value="1624631697.67657" calcext:value-type="float">
            <text:p>1624631697,67657</text:p>
          </table:table-cell>
          <table:table-cell table:formula="of:=ROUND([.A108]-[$menor.$A$1];1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32900798" calcext:value-type="float">
            <text:p>1,32900798</text:p>
          </table:table-cell>
          <table:table-cell office:value-type="float" office:value="7" calcext:value-type="float">
            <text:p>7</text:p>
          </table:table-cell>
          <table:table-cell office:value-type="float" office:value="-2.01378132" calcext:value-type="float">
            <text:p>-2,01378132</text:p>
          </table:table-cell>
          <table:table-cell office:value-type="float" office:value="-0.03105857" calcext:value-type="float">
            <text:p>-0,03105857</text:p>
          </table:table-cell>
          <table:table-cell office:value-type="float" office:value="179.51988395" calcext:value-type="float">
            <text:p>179,51988395</text:p>
          </table:table-cell>
        </table:table-row>
        <table:table-row table:style-name="ro1">
          <table:table-cell office:value-type="float" office:value="1624631697.77656" calcext:value-type="float">
            <text:p>1624631697,77656</text:p>
          </table:table-cell>
          <table:table-cell table:formula="of:=ROUND([.A109]-[$menor.$A$1];1)" office:value-type="float" office:value="17.1" calcext:value-type="float">
            <text:p>17,1</text:p>
          </table:table-cell>
          <table:table-cell office:value-type="float" office:value="1" calcext:value-type="float">
            <text:p>1</text:p>
          </table:table-cell>
          <table:table-cell office:value-type="float" office:value="1.3158567" calcext:value-type="float">
            <text:p>1,3158567</text:p>
          </table:table-cell>
          <table:table-cell office:value-type="float" office:value="6" calcext:value-type="float">
            <text:p>6</text:p>
          </table:table-cell>
          <table:table-cell office:value-type="float" office:value="-2.01430266" calcext:value-type="float">
            <text:p>-2,01430266</text:p>
          </table:table-cell>
          <table:table-cell office:value-type="float" office:value="-0.00723639" calcext:value-type="float">
            <text:p>-0,00723639</text:p>
          </table:table-cell>
          <table:table-cell office:value-type="float" office:value="178.51988395" calcext:value-type="float">
            <text:p>178,51988395</text:p>
          </table:table-cell>
        </table:table-row>
        <table:table-row table:style-name="ro1">
          <table:table-cell office:value-type="float" office:value="1624631697.87655" calcext:value-type="float">
            <text:p>1624631697,87655</text:p>
          </table:table-cell>
          <table:table-cell table:formula="of:=ROUND([.A110]-[$menor.$A$1];1)" office:value-type="float" office:value="17.2" calcext:value-type="float">
            <text:p>17,2</text:p>
          </table:table-cell>
          <table:table-cell office:value-type="float" office:value="1" calcext:value-type="float">
            <text:p>1</text:p>
          </table:table-cell>
          <table:table-cell office:value-type="float" office:value="1.30176795" calcext:value-type="float">
            <text:p>1,30176795</text:p>
          </table:table-cell>
          <table:table-cell office:value-type="float" office:value="6" calcext:value-type="float">
            <text:p>6</text:p>
          </table:table-cell>
          <table:table-cell office:value-type="float" office:value="-2.01369519" calcext:value-type="float">
            <text:p>-2,01369519</text:p>
          </table:table-cell>
          <table:table-cell office:value-type="float" office:value="-0.02756547" calcext:value-type="float">
            <text:p>-0,02756547</text:p>
          </table:table-cell>
          <table:table-cell office:value-type="float" office:value="179.48417191" calcext:value-type="float">
            <text:p>179,48417191</text:p>
          </table:table-cell>
        </table:table-row>
        <table:table-row table:style-name="ro1">
          <table:table-cell office:value-type="float" office:value="1624631697.97656" calcext:value-type="float">
            <text:p>1624631697,97656</text:p>
          </table:table-cell>
          <table:table-cell table:formula="of:=ROUND([.A111]-[$menor.$A$1];1)" office:value-type="float" office:value="17.3" calcext:value-type="float">
            <text:p>17,3</text:p>
          </table:table-cell>
          <table:table-cell office:value-type="float" office:value="1" calcext:value-type="float">
            <text:p>1</text:p>
          </table:table-cell>
          <table:table-cell office:value-type="float" office:value="1.28861892" calcext:value-type="float">
            <text:p>1,28861892</text:p>
          </table:table-cell>
          <table:table-cell office:value-type="float" office:value="5" calcext:value-type="float">
            <text:p>5</text:p>
          </table:table-cell>
          <table:table-cell office:value-type="float" office:value="-2.01372798" calcext:value-type="float">
            <text:p>-2,01372798</text:p>
          </table:table-cell>
          <table:table-cell office:value-type="float" office:value="-0.00422703" calcext:value-type="float">
            <text:p>-0,00422703</text:p>
          </table:table-cell>
          <table:table-cell office:value-type="float" office:value="178.48417191" calcext:value-type="float">
            <text:p>178,48417191</text:p>
          </table:table-cell>
        </table:table-row>
        <table:table-row table:style-name="ro1">
          <table:table-cell office:value-type="float" office:value="1624631698.07656" calcext:value-type="float">
            <text:p>1624631698,07656</text:p>
          </table:table-cell>
          <table:table-cell table:formula="of:=ROUND([.A112]-[$menor.$A$1];1)" office:value-type="float" office:value="17.4" calcext:value-type="float">
            <text:p>17,4</text:p>
          </table:table-cell>
          <table:table-cell office:value-type="float" office:value="1" calcext:value-type="float">
            <text:p>1</text:p>
          </table:table-cell>
          <table:table-cell office:value-type="float" office:value="1.27501583" calcext:value-type="float">
            <text:p>1,27501583</text:p>
          </table:table-cell>
          <table:table-cell office:value-type="float" office:value="5" calcext:value-type="float">
            <text:p>5</text:p>
          </table:table-cell>
          <table:table-cell office:value-type="float" office:value="-2.01322465" calcext:value-type="float">
            <text:p>-2,01322465</text:p>
          </table:table-cell>
          <table:table-cell office:value-type="float" office:value="-0.00264687" calcext:value-type="float">
            <text:p>-0,00264687</text:p>
          </table:table-cell>
          <table:table-cell office:value-type="float" office:value="178.48417191" calcext:value-type="float">
            <text:p>178,48417191</text:p>
          </table:table-cell>
        </table:table-row>
        <table:table-row table:style-name="ro1">
          <table:table-cell office:value-type="float" office:value="1624631698.17657" calcext:value-type="float">
            <text:p>1624631698,17657</text:p>
          </table:table-cell>
          <table:table-cell table:formula="of:=ROUND([.A113]-[$menor.$A$1];1)" office:value-type="float" office:value="17.5" calcext:value-type="float">
            <text:p>17,5</text:p>
          </table:table-cell>
          <table:table-cell office:value-type="float" office:value="1" calcext:value-type="float">
            <text:p>1</text:p>
          </table:table-cell>
          <table:table-cell office:value-type="float" office:value="1.26186943" calcext:value-type="float">
            <text:p>1,26186943</text:p>
          </table:table-cell>
          <table:table-cell office:value-type="float" office:value="5" calcext:value-type="float">
            <text:p>5</text:p>
          </table:table-cell>
          <table:table-cell office:value-type="float" office:value="-2.01357807" calcext:value-type="float">
            <text:p>-2,01357807</text:p>
          </table:table-cell>
          <table:table-cell office:value-type="float" office:value="-0.02518878" calcext:value-type="float">
            <text:p>-0,02518878</text:p>
          </table:table-cell>
          <table:table-cell office:value-type="float" office:value="179.53612243" calcext:value-type="float">
            <text:p>179,53612243</text:p>
          </table:table-cell>
        </table:table-row>
        <table:table-row table:style-name="ro1">
          <table:table-cell office:value-type="float" office:value="1624631698.27652" calcext:value-type="float">
            <text:p>1624631698,27652</text:p>
          </table:table-cell>
          <table:table-cell table:formula="of:=ROUND([.A114]-[$menor.$A$1];1)"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  <table:table-cell office:value-type="float" office:value="1.248752" calcext:value-type="float">
            <text:p>1,248752</text:p>
          </table:table-cell>
          <table:table-cell office:value-type="float" office:value="4" calcext:value-type="float">
            <text:p>4</text:p>
          </table:table-cell>
          <table:table-cell office:value-type="float" office:value="-2.01318944" calcext:value-type="float">
            <text:p>-2,01318944</text:p>
          </table:table-cell>
          <table:table-cell office:value-type="float" office:value="-0.0025335" calcext:value-type="float">
            <text:p>-0,0025335</text:p>
          </table:table-cell>
          <table:table-cell office:value-type="float" office:value="178.53612243" calcext:value-type="float">
            <text:p>178,53612243</text:p>
          </table:table-cell>
        </table:table-row>
        <table:table-row table:style-name="ro1">
          <table:table-cell office:value-type="float" office:value="1624631698.37656" calcext:value-type="float">
            <text:p>1624631698,37656</text:p>
          </table:table-cell>
          <table:table-cell table:formula="of:=ROUND([.A115]-[$menor.$A$1];1)" office:value-type="float" office:value="17.7" calcext:value-type="float">
            <text:p>17,7</text:p>
          </table:table-cell>
          <table:table-cell office:value-type="float" office:value="1" calcext:value-type="float">
            <text:p>1</text:p>
          </table:table-cell>
          <table:table-cell office:value-type="float" office:value="1.23563492" calcext:value-type="float">
            <text:p>1,23563492</text:p>
          </table:table-cell>
          <table:table-cell office:value-type="float" office:value="4" calcext:value-type="float">
            <text:p>4</text:p>
          </table:table-cell>
          <table:table-cell office:value-type="float" office:value="-2.01352795" calcext:value-type="float">
            <text:p>-2,01352795</text:p>
          </table:table-cell>
          <table:table-cell office:value-type="float" office:value="-0.02269104" calcext:value-type="float">
            <text:p>-0,02269104</text:p>
          </table:table-cell>
          <table:table-cell office:value-type="float" office:value="179.5004104" calcext:value-type="float">
            <text:p>179,5004104</text:p>
          </table:table-cell>
        </table:table-row>
        <table:table-row table:style-name="ro1">
          <table:table-cell office:value-type="float" office:value="1624631698.47656" calcext:value-type="float">
            <text:p>1624631698,47656</text:p>
          </table:table-cell>
          <table:table-cell table:formula="of:=ROUND([.A116]-[$menor.$A$1];1)" office:value-type="float" office:value="17.8" calcext:value-type="float">
            <text:p>17,8</text:p>
          </table:table-cell>
          <table:table-cell office:value-type="float" office:value="1" calcext:value-type="float">
            <text:p>1</text:p>
          </table:table-cell>
          <table:table-cell office:value-type="float" office:value="1.22251809" calcext:value-type="float">
            <text:p>1,22251809</text:p>
          </table:table-cell>
          <table:table-cell office:value-type="float" office:value="3" calcext:value-type="float">
            <text:p>3</text:p>
          </table:table-cell>
          <table:table-cell office:value-type="float" office:value="-2.01264939" calcext:value-type="float">
            <text:p>-2,01264939</text:p>
          </table:table-cell>
          <table:table-cell office:value-type="float" office:value="-0.00001696" calcext:value-type="float">
            <text:p>-1,696E-05</text:p>
          </table:table-cell>
          <table:table-cell office:value-type="float" office:value="178.5004104" calcext:value-type="float">
            <text:p>178,5004104</text:p>
          </table:table-cell>
        </table:table-row>
        <table:table-row table:style-name="ro1">
          <table:table-cell office:value-type="float" office:value="1624631698.57656" calcext:value-type="float">
            <text:p>1624631698,57656</text:p>
          </table:table-cell>
          <table:table-cell table:formula="of:=ROUND([.A117]-[$menor.$A$1];1)" office:value-type="float" office:value="17.9" calcext:value-type="float">
            <text:p>17,9</text:p>
          </table:table-cell>
          <table:table-cell office:value-type="float" office:value="1" calcext:value-type="float">
            <text:p>1</text:p>
          </table:table-cell>
          <table:table-cell office:value-type="float" office:value="1.20987356" calcext:value-type="float">
            <text:p>1,20987356</text:p>
          </table:table-cell>
          <table:table-cell office:value-type="float" office:value="3" calcext:value-type="float">
            <text:p>3</text:p>
          </table:table-cell>
          <table:table-cell office:value-type="float" office:value="-2.01310419" calcext:value-type="float">
            <text:p>-2,01310419</text:p>
          </table:table-cell>
          <table:table-cell office:value-type="float" office:value="0.00062213" calcext:value-type="float">
            <text:p>0,00062213</text:p>
          </table:table-cell>
          <table:table-cell office:value-type="float" office:value="178.5004104" calcext:value-type="float">
            <text:p>178,5004104</text:p>
          </table:table-cell>
        </table:table-row>
        <table:table-row table:style-name="ro1">
          <table:table-cell office:value-type="float" office:value="1624631698.67657" calcext:value-type="float">
            <text:p>1624631698,67657</text:p>
          </table:table-cell>
          <table:table-cell table:formula="of:=ROUND([.A118]-[$menor.$A$1];1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.19675756" calcext:value-type="float">
            <text:p>1,19675756</text:p>
          </table:table-cell>
          <table:table-cell office:value-type="float" office:value="3" calcext:value-type="float">
            <text:p>3</text:p>
          </table:table-cell>
          <table:table-cell office:value-type="float" office:value="-2.01247532" calcext:value-type="float">
            <text:p>-2,01247532</text:p>
          </table:table-cell>
          <table:table-cell office:value-type="float" office:value="-0.01888912" calcext:value-type="float">
            <text:p>-0,01888912</text:p>
          </table:table-cell>
          <table:table-cell office:value-type="float" office:value="179.46469836" calcext:value-type="float">
            <text:p>179,46469836</text:p>
          </table:table-cell>
        </table:table-row>
        <table:table-row table:style-name="ro1">
          <table:table-cell office:value-type="float" office:value="1624631698.77656" calcext:value-type="float">
            <text:p>1624631698,77656</text:p>
          </table:table-cell>
          <table:table-cell table:formula="of:=ROUND([.A119]-[$menor.$A$1];1)" office:value-type="float" office:value="18.1" calcext:value-type="float">
            <text:p>18,1</text:p>
          </table:table-cell>
          <table:table-cell office:value-type="float" office:value="1" calcext:value-type="float">
            <text:p>1</text:p>
          </table:table-cell>
          <table:table-cell office:value-type="float" office:value="1.18461168" calcext:value-type="float">
            <text:p>1,18461168</text:p>
          </table:table-cell>
          <table:table-cell office:value-type="float" office:value="2" calcext:value-type="float">
            <text:p>2</text:p>
          </table:table-cell>
          <table:table-cell office:value-type="float" office:value="-2.01305141" calcext:value-type="float">
            <text:p>-2,01305141</text:p>
          </table:table-cell>
          <table:table-cell office:value-type="float" office:value="0.00263914" calcext:value-type="float">
            <text:p>0,00263914</text:p>
          </table:table-cell>
          <table:table-cell office:value-type="float" office:value="178.46469836" calcext:value-type="float">
            <text:p>178,46469836</text:p>
          </table:table-cell>
        </table:table-row>
        <table:table-row table:style-name="ro1">
          <table:table-cell office:value-type="float" office:value="1624631698.87655" calcext:value-type="float">
            <text:p>1624631698,87655</text:p>
          </table:table-cell>
          <table:table-cell table:formula="of:=ROUND([.A120]-[$menor.$A$1];1)" office:value-type="float" office:value="18.2" calcext:value-type="float">
            <text:p>18,2</text:p>
          </table:table-cell>
          <table:table-cell office:value-type="float" office:value="1" calcext:value-type="float">
            <text:p>1</text:p>
          </table:table-cell>
          <table:table-cell office:value-type="float" office:value="1.17149651" calcext:value-type="float">
            <text:p>1,17149651</text:p>
          </table:table-cell>
          <table:table-cell office:value-type="float" office:value="2" calcext:value-type="float">
            <text:p>2</text:p>
          </table:table-cell>
          <table:table-cell office:value-type="float" office:value="-2.01206595" calcext:value-type="float">
            <text:p>-2,01206595</text:p>
          </table:table-cell>
          <table:table-cell office:value-type="float" office:value="0.00228774" calcext:value-type="float">
            <text:p>0,00228774</text:p>
          </table:table-cell>
          <table:table-cell office:value-type="float" office:value="178.46469836" calcext:value-type="float">
            <text:p>178,46469836</text:p>
          </table:table-cell>
        </table:table-row>
        <table:table-row table:style-name="ro1">
          <table:table-cell office:value-type="float" office:value="1624631698.97656" calcext:value-type="float">
            <text:p>1624631698,97656</text:p>
          </table:table-cell>
          <table:table-cell table:formula="of:=ROUND([.A121]-[$menor.$A$1];1)" office:value-type="float" office:value="18.3" calcext:value-type="float">
            <text:p>18,3</text:p>
          </table:table-cell>
          <table:table-cell office:value-type="float" office:value="1" calcext:value-type="float">
            <text:p>1</text:p>
          </table:table-cell>
          <table:table-cell office:value-type="float" office:value="1.15937531" calcext:value-type="float">
            <text:p>1,15937531</text:p>
          </table:table-cell>
          <table:table-cell office:value-type="float" office:value="2" calcext:value-type="float">
            <text:p>2</text:p>
          </table:table-cell>
          <table:table-cell office:value-type="float" office:value="-2.0115891" calcext:value-type="float">
            <text:p>-2,0115891</text:p>
          </table:table-cell>
          <table:table-cell office:value-type="float" office:value="0.00293298" calcext:value-type="float">
            <text:p>0,00293298</text:p>
          </table:table-cell>
          <table:table-cell office:value-type="float" office:value="178.46469836" calcext:value-type="float">
            <text:p>178,46469836</text:p>
          </table:table-cell>
        </table:table-row>
        <table:table-row table:style-name="ro1">
          <table:table-cell office:value-type="float" office:value="1624631699.07657" calcext:value-type="float">
            <text:p>1624631699,07657</text:p>
          </table:table-cell>
          <table:table-cell table:formula="of:=ROUND([.A122]-[$menor.$A$1];1)" office:value-type="float" office:value="18.4" calcext:value-type="float">
            <text:p>18,4</text:p>
          </table:table-cell>
          <table:table-cell office:value-type="float" office:value="1" calcext:value-type="float">
            <text:p>1</text:p>
          </table:table-cell>
          <table:table-cell office:value-type="float" office:value="1.14771473" calcext:value-type="float">
            <text:p>1,14771473</text:p>
          </table:table-cell>
          <table:table-cell office:value-type="float" office:value="2" calcext:value-type="float">
            <text:p>2</text:p>
          </table:table-cell>
          <table:table-cell office:value-type="float" office:value="-2.01205771" calcext:value-type="float">
            <text:p>-2,01205771</text:p>
          </table:table-cell>
          <table:table-cell office:value-type="float" office:value="0.00359056" calcext:value-type="float">
            <text:p>0,00359056</text:p>
          </table:table-cell>
          <table:table-cell office:value-type="float" office:value="178.46469836" calcext:value-type="float">
            <text:p>178,46469836</text:p>
          </table:table-cell>
        </table:table-row>
        <table:table-row table:style-name="ro1">
          <table:table-cell office:value-type="float" office:value="1624631699.17659" calcext:value-type="float">
            <text:p>1624631699,17659</text:p>
          </table:table-cell>
          <table:table-cell table:formula="of:=ROUND([.A123]-[$menor.$A$1];1)"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float" office:value="1.13556981" calcext:value-type="float">
            <text:p>1,13556981</text:p>
          </table:table-cell>
          <table:table-cell office:value-type="float" office:value="2" calcext:value-type="float">
            <text:p>2</text:p>
          </table:table-cell>
          <table:table-cell office:value-type="float" office:value="-2.0124094" calcext:value-type="float">
            <text:p>-2,0124094</text:p>
          </table:table-cell>
          <table:table-cell office:value-type="float" office:value="-0.01758037" calcext:value-type="float">
            <text:p>-0,01758037</text:p>
          </table:table-cell>
          <table:table-cell office:value-type="float" office:value="179.51664888" calcext:value-type="float">
            <text:p>179,51664888</text:p>
          </table:table-cell>
        </table:table-row>
        <table:table-row table:style-name="ro1">
          <table:table-cell office:value-type="float" office:value="1624631699.27656" calcext:value-type="float">
            <text:p>1624631699,27656</text:p>
          </table:table-cell>
          <table:table-cell table:formula="of:=ROUND([.A124]-[$menor.$A$1];1)" office:value-type="float" office:value="18.6" calcext:value-type="float">
            <text:p>18,6</text:p>
          </table:table-cell>
          <table:table-cell office:value-type="float" office:value="1" calcext:value-type="float">
            <text:p>1</text:p>
          </table:table-cell>
          <table:table-cell office:value-type="float" office:value="1.12344837" calcext:value-type="float">
            <text:p>1,12344837</text:p>
          </table:table-cell>
          <table:table-cell office:value-type="float" office:value="1" calcext:value-type="float">
            <text:p>1</text:p>
          </table:table-cell>
          <table:table-cell office:value-type="float" office:value="-2.01159189" calcext:value-type="float">
            <text:p>-2,01159189</text:p>
          </table:table-cell>
          <table:table-cell office:value-type="float" office:value="0.00289211" calcext:value-type="float">
            <text:p>0,00289211</text:p>
          </table:table-cell>
          <table:table-cell office:value-type="float" office:value="178.51664888" calcext:value-type="float">
            <text:p>178,51664888</text:p>
          </table:table-cell>
        </table:table-row>
        <table:table-row table:style-name="ro1">
          <table:table-cell office:value-type="float" office:value="1624631699.37657" calcext:value-type="float">
            <text:p>1624631699,37657</text:p>
          </table:table-cell>
          <table:table-cell table:formula="of:=ROUND([.A125]-[$menor.$A$1];1)" office:value-type="float" office:value="18.7" calcext:value-type="float">
            <text:p>18,7</text:p>
          </table:table-cell>
          <table:table-cell office:value-type="float" office:value="1" calcext:value-type="float">
            <text:p>1</text:p>
          </table:table-cell>
          <table:table-cell office:value-type="float" office:value="1.11178851" calcext:value-type="float">
            <text:p>1,11178851</text:p>
          </table:table-cell>
          <table:table-cell office:value-type="float" office:value="1" calcext:value-type="float">
            <text:p>1</text:p>
          </table:table-cell>
          <table:table-cell office:value-type="float" office:value="-2.01206094" calcext:value-type="float">
            <text:p>-2,01206094</text:p>
          </table:table-cell>
          <table:table-cell office:value-type="float" office:value="0.00259028" calcext:value-type="float">
            <text:p>0,00259028</text:p>
          </table:table-cell>
          <table:table-cell office:value-type="float" office:value="178.51664888" calcext:value-type="float">
            <text:p>178,51664888</text:p>
          </table:table-cell>
        </table:table-row>
        <table:table-row table:style-name="ro1">
          <table:table-cell office:value-type="float" office:value="1624631699.4765" calcext:value-type="float">
            <text:p>1624631699,4765</text:p>
          </table:table-cell>
          <table:table-cell table:formula="of:=ROUND([.A126]-[$menor.$A$1];1)" office:value-type="float" office:value="18.8" calcext:value-type="float">
            <text:p>18,8</text:p>
          </table:table-cell>
          <table:table-cell office:value-type="float" office:value="1" calcext:value-type="float">
            <text:p>1</text:p>
          </table:table-cell>
          <table:table-cell office:value-type="float" office:value="1.09966695" calcext:value-type="float">
            <text:p>1,09966695</text:p>
          </table:table-cell>
          <table:table-cell office:value-type="float" office:value="1" calcext:value-type="float">
            <text:p>1</text:p>
          </table:table-cell>
          <table:table-cell office:value-type="float" office:value="-2.01109844" calcext:value-type="float">
            <text:p>-2,01109844</text:p>
          </table:table-cell>
          <table:table-cell office:value-type="float" office:value="0.00324649" calcext:value-type="float">
            <text:p>0,00324649</text:p>
          </table:table-cell>
          <table:table-cell office:value-type="float" office:value="178.51664888" calcext:value-type="float">
            <text:p>178,51664888</text:p>
          </table:table-cell>
        </table:table-row>
        <table:table-row table:style-name="ro1">
          <table:table-cell office:value-type="float" office:value="1624631699.57654" calcext:value-type="float">
            <text:p>1624631699,57654</text:p>
          </table:table-cell>
          <table:table-cell table:formula="of:=ROUND([.A127]-[$menor.$A$1];1)" office:value-type="float" office:value="18.9" calcext:value-type="float">
            <text:p>18,9</text:p>
          </table:table-cell>
          <table:table-cell office:value-type="float" office:value="1" calcext:value-type="float">
            <text:p>1</text:p>
          </table:table-cell>
          <table:table-cell office:value-type="float" office:value="1.08849216" calcext:value-type="float">
            <text:p>1,08849216</text:p>
          </table:table-cell>
          <table:table-cell office:value-type="float" office:value="1" calcext:value-type="float">
            <text:p>1</text:p>
          </table:table-cell>
          <table:table-cell office:value-type="float" office:value="-2.01205239" calcext:value-type="float">
            <text:p>-2,01205239</text:p>
          </table:table-cell>
          <table:table-cell office:value-type="float" office:value="0.00295722" calcext:value-type="float">
            <text:p>0,00295722</text:p>
          </table:table-cell>
          <table:table-cell office:value-type="float" office:value="178.51664888" calcext:value-type="float">
            <text:p>178,51664888</text:p>
          </table:table-cell>
        </table:table-row>
        <table:table-row table:style-name="ro1">
          <table:table-cell office:value-type="float" office:value="1624631699.67657" calcext:value-type="float">
            <text:p>1624631699,67657</text:p>
          </table:table-cell>
          <table:table-cell table:formula="of:=ROUND([.A128]-[$menor.$A$1];1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07637048" calcext:value-type="float">
            <text:p>1,07637048</text:p>
          </table:table-cell>
          <table:table-cell office:value-type="float" office:value="1" calcext:value-type="float">
            <text:p>1</text:p>
          </table:table-cell>
          <table:table-cell office:value-type="float" office:value="-2.01060477" calcext:value-type="float">
            <text:p>-2,01060477</text:p>
          </table:table-cell>
          <table:table-cell office:value-type="float" office:value="0.00264343" calcext:value-type="float">
            <text:p>0,00264343</text:p>
          </table:table-cell>
          <table:table-cell office:value-type="float" office:value="178.51664888" calcext:value-type="float">
            <text:p>178,51664888</text:p>
          </table:table-cell>
        </table:table-row>
        <table:table-row table:style-name="ro1">
          <table:table-cell office:value-type="float" office:value="1624631699.77657" calcext:value-type="float">
            <text:p>1624631699,77657</text:p>
          </table:table-cell>
          <table:table-cell table:formula="of:=ROUND([.A129]-[$menor.$A$1];1)" office:value-type="float" office:value="19.1" calcext:value-type="float">
            <text:p>19,1</text:p>
          </table:table-cell>
          <table:table-cell office:value-type="float" office:value="1" calcext:value-type="float">
            <text:p>1</text:p>
          </table:table-cell>
          <table:table-cell office:value-type="float" office:value="1.06570351" calcext:value-type="float">
            <text:p>1,06570351</text:p>
          </table:table-cell>
          <table:table-cell office:value-type="float" office:value="1" calcext:value-type="float">
            <text:p>1</text:p>
          </table:table-cell>
          <table:table-cell office:value-type="float" office:value="-2.01109638" calcext:value-type="float">
            <text:p>-2,01109638</text:p>
          </table:table-cell>
          <table:table-cell office:value-type="float" office:value="0.0033373" calcext:value-type="float">
            <text:p>0,0033373</text:p>
          </table:table-cell>
          <table:table-cell office:value-type="float" office:value="178.51664888" calcext:value-type="float">
            <text:p>178,51664888</text:p>
          </table:table-cell>
        </table:table-row>
        <table:table-row table:style-name="ro1">
          <table:table-cell office:value-type="float" office:value="1624631699.87654" calcext:value-type="float">
            <text:p>1624631699,87654</text:p>
          </table:table-cell>
          <table:table-cell table:formula="of:=ROUND([.A130]-[$menor.$A$1];1)" office:value-type="float" office:value="19.2" calcext:value-type="float">
            <text:p>19,2</text:p>
          </table:table-cell>
          <table:table-cell office:value-type="float" office:value="1" calcext:value-type="float">
            <text:p>1</text:p>
          </table:table-cell>
          <table:table-cell office:value-type="float" office:value="1.05452883" calcext:value-type="float">
            <text:p>1,05452883</text:p>
          </table:table-cell>
          <table:table-cell office:value-type="float" office:value="1" calcext:value-type="float">
            <text:p>1</text:p>
          </table:table-cell>
          <table:table-cell office:value-type="float" office:value="-2.01108045" calcext:value-type="float">
            <text:p>-2,01108045</text:p>
          </table:table-cell>
          <table:table-cell office:value-type="float" office:value="0.00304803" calcext:value-type="float">
            <text:p>0,00304803</text:p>
          </table:table-cell>
          <table:table-cell office:value-type="float" office:value="178.51664888" calcext:value-type="float">
            <text:p>178,51664888</text:p>
          </table:table-cell>
        </table:table-row>
        <table:table-row table:style-name="ro1">
          <table:table-cell office:value-type="float" office:value="1624631699.97653" calcext:value-type="float">
            <text:p>1624631699,97653</text:p>
          </table:table-cell>
          <table:table-cell table:formula="of:=ROUND([.A131]-[$menor.$A$1];1)" office:value-type="float" office:value="19.3" calcext:value-type="float">
            <text:p>19,3</text:p>
          </table:table-cell>
          <table:table-cell office:value-type="float" office:value="1" calcext:value-type="float">
            <text:p>1</text:p>
          </table:table-cell>
          <table:table-cell office:value-type="float" office:value="1.0433768" calcext:value-type="float">
            <text:p>1,0433768</text:p>
          </table:table-cell>
          <table:table-cell office:value-type="float" office:value="1" calcext:value-type="float">
            <text:p>1</text:p>
          </table:table-cell>
          <table:table-cell office:value-type="float" office:value="-2.01060216" calcext:value-type="float">
            <text:p>-2,01060216</text:p>
          </table:table-cell>
          <table:table-cell office:value-type="float" office:value="0.00372934" calcext:value-type="float">
            <text:p>0,00372934</text:p>
          </table:table-cell>
          <table:table-cell office:value-type="float" office:value="178.51664888" calcext:value-type="float">
            <text:p>178,51664888</text:p>
          </table:table-cell>
        </table:table-row>
        <table:table-row table:style-name="ro1">
          <table:table-cell office:value-type="float" office:value="1624631700.07654" calcext:value-type="float">
            <text:p>1624631700,07654</text:p>
          </table:table-cell>
          <table:table-cell table:formula="of:=ROUND([.A132]-[$menor.$A$1];1)" office:value-type="float" office:value="19.4" calcext:value-type="float">
            <text:p>19,4</text:p>
          </table:table-cell>
          <table:table-cell office:value-type="float" office:value="1" calcext:value-type="float">
            <text:p>1</text:p>
          </table:table-cell>
          <table:table-cell office:value-type="float" office:value="1.03268743" calcext:value-type="float">
            <text:p>1,03268743</text:p>
          </table:table-cell>
          <table:table-cell office:value-type="float" office:value="1" calcext:value-type="float">
            <text:p>1</text:p>
          </table:table-cell>
          <table:table-cell office:value-type="float" office:value="-2.01107136" calcext:value-type="float">
            <text:p>-2,01107136</text:p>
          </table:table-cell>
          <table:table-cell office:value-type="float" office:value="0.00345263" calcext:value-type="float">
            <text:p>0,00345263</text:p>
          </table:table-cell>
          <table:table-cell office:value-type="float" office:value="178.51664888" calcext:value-type="float">
            <text:p>178,51664888</text:p>
          </table:table-cell>
        </table:table-row>
        <table:table-row table:style-name="ro1">
          <table:table-cell office:value-type="float" office:value="1624631700.17657" calcext:value-type="float">
            <text:p>1624631700,17657</text:p>
          </table:table-cell>
          <table:table-cell table:formula="of:=ROUND([.A133]-[$menor.$A$1];1)" office:value-type="float" office:value="19.5" calcext:value-type="float">
            <text:p>19,5</text:p>
          </table:table-cell>
          <table:table-cell office:value-type="float" office:value="1" calcext:value-type="float">
            <text:p>1</text:p>
          </table:table-cell>
          <table:table-cell office:value-type="float" office:value="1.02153528" calcext:value-type="float">
            <text:p>1,02153528</text:p>
          </table:table-cell>
          <table:table-cell office:value-type="float" office:value="1" calcext:value-type="float">
            <text:p>1</text:p>
          </table:table-cell>
          <table:table-cell office:value-type="float" office:value="-2.01137836" calcext:value-type="float">
            <text:p>-2,01137836</text:p>
          </table:table-cell>
          <table:table-cell office:value-type="float" office:value="-0.01402567" calcext:value-type="float">
            <text:p>-0,01402567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00.27656" calcext:value-type="float">
            <text:p>1624631700,27656</text:p>
          </table:table-cell>
          <table:table-cell table:formula="of:=ROUND([.A134]-[$menor.$A$1];1)" office:value-type="float" office:value="19.6" calcext:value-type="float">
            <text:p>19,6</text:p>
          </table:table-cell>
          <table:table-cell office:value-type="float" office:value="1" calcext:value-type="float">
            <text:p>1</text:p>
          </table:table-cell>
          <table:table-cell office:value-type="float" office:value="1.01038325" calcext:value-type="float">
            <text:p>1,01038325</text:p>
          </table:table-cell>
          <table:table-cell office:value-type="float" office:value="0" calcext:value-type="float">
            <text:p>0</text:p>
          </table:table-cell>
          <table:table-cell office:value-type="float" office:value="-2.01058316" calcext:value-type="float">
            <text:p>-2,01058316</text:p>
          </table:table-cell>
          <table:table-cell office:value-type="float" office:value="0.0035048" calcext:value-type="float">
            <text:p>0,0035048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0.37657" calcext:value-type="float">
            <text:p>1624631700,37657</text:p>
          </table:table-cell>
          <table:table-cell table:formula="of:=ROUND([.A135]-[$menor.$A$1];1)" office:value-type="float" office:value="19.7" calcext:value-type="float">
            <text:p>19,7</text:p>
          </table:table-cell>
          <table:table-cell office:value-type="float" office:value="1" calcext:value-type="float">
            <text:p>1</text:p>
          </table:table-cell>
          <table:table-cell office:value-type="float" office:value="0.9997161" calcext:value-type="float">
            <text:p>0,9997161</text:p>
          </table:table-cell>
          <table:table-cell office:value-type="float" office:value="0" calcext:value-type="float">
            <text:p>0</text:p>
          </table:table-cell>
          <table:table-cell office:value-type="float" office:value="-2.01010476" calcext:value-type="float">
            <text:p>-2,01010476</text:p>
          </table:table-cell>
          <table:table-cell office:value-type="float" office:value="0.00419202" calcext:value-type="float">
            <text:p>0,0041920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0.47657" calcext:value-type="float">
            <text:p>1624631700,47657</text:p>
          </table:table-cell>
          <table:table-cell table:formula="of:=ROUND([.A136]-[$menor.$A$1];1)" office:value-type="float" office:value="19.8" calcext:value-type="float">
            <text:p>19,8</text:p>
          </table:table-cell>
          <table:table-cell office:value-type="float" office:value="1" calcext:value-type="float">
            <text:p>1</text:p>
          </table:table-cell>
          <table:table-cell office:value-type="float" office:value="0.98951155" calcext:value-type="float">
            <text:p>0,98951155</text:p>
          </table:table-cell>
          <table:table-cell office:value-type="float" office:value="0" calcext:value-type="float">
            <text:p>0</text:p>
          </table:table-cell>
          <table:table-cell office:value-type="float" office:value="-2.0110588" calcext:value-type="float">
            <text:p>-2,0110588</text:p>
          </table:table-cell>
          <table:table-cell office:value-type="float" office:value="0.0039215" calcext:value-type="float">
            <text:p>0,003921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0.57656" calcext:value-type="float">
            <text:p>1624631700,57656</text:p>
          </table:table-cell>
          <table:table-cell table:formula="of:=ROUND([.A137]-[$menor.$A$1];1)" office:value-type="float" office:value="19.9" calcext:value-type="float">
            <text:p>19,9</text:p>
          </table:table-cell>
          <table:table-cell office:value-type="float" office:value="1" calcext:value-type="float">
            <text:p>1</text:p>
          </table:table-cell>
          <table:table-cell office:value-type="float" office:value="0.9783594" calcext:value-type="float">
            <text:p>0,9783594</text:p>
          </table:table-cell>
          <table:table-cell office:value-type="float" office:value="0" calcext:value-type="float">
            <text:p>0</text:p>
          </table:table-cell>
          <table:table-cell office:value-type="float" office:value="-2.00961057" calcext:value-type="float">
            <text:p>-2,00961057</text:p>
          </table:table-cell>
          <table:table-cell office:value-type="float" office:value="0.00362587" calcext:value-type="float">
            <text:p>0,0036258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0.67656" calcext:value-type="float">
            <text:p>1624631700,67656</text:p>
          </table:table-cell>
          <table:table-cell table:formula="of:=ROUND([.A138]-[$menor.$A$1];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6866196" calcext:value-type="float">
            <text:p>0,96866196</text:p>
          </table:table-cell>
          <table:table-cell office:value-type="float" office:value="0" calcext:value-type="float">
            <text:p>0</text:p>
          </table:table-cell>
          <table:table-cell office:value-type="float" office:value="-2.01010154" calcext:value-type="float">
            <text:p>-2,01010154</text:p>
          </table:table-cell>
          <table:table-cell office:value-type="float" office:value="0.00336879" calcext:value-type="float">
            <text:p>0,00336879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0.77656" calcext:value-type="float">
            <text:p>1624631700,77656</text:p>
          </table:table-cell>
          <table:table-cell table:formula="of:=ROUND([.A139]-[$menor.$A$1];1)" office:value-type="float" office:value="20.1" calcext:value-type="float">
            <text:p>20,1</text:p>
          </table:table-cell>
          <table:table-cell office:value-type="float" office:value="1" calcext:value-type="float">
            <text:p>1</text:p>
          </table:table-cell>
          <table:table-cell office:value-type="float" office:value="0.9584797" calcext:value-type="float">
            <text:p>0,9584797</text:p>
          </table:table-cell>
          <table:table-cell office:value-type="float" office:value="0" calcext:value-type="float">
            <text:p>0</text:p>
          </table:table-cell>
          <table:table-cell office:value-type="float" office:value="-2.01010785" calcext:value-type="float">
            <text:p>-2,01010785</text:p>
          </table:table-cell>
          <table:table-cell office:value-type="float" office:value="0.00309886" calcext:value-type="float">
            <text:p>0,0030988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0.87653" calcext:value-type="float">
            <text:p>1624631700,87653</text:p>
          </table:table-cell>
          <table:table-cell table:formula="of:=ROUND([.A140]-[$menor.$A$1];1)" office:value-type="float" office:value="20.2" calcext:value-type="float">
            <text:p>20,2</text:p>
          </table:table-cell>
          <table:table-cell office:value-type="float" office:value="1" calcext:value-type="float">
            <text:p>1</text:p>
          </table:table-cell>
          <table:table-cell office:value-type="float" office:value="0.9482975" calcext:value-type="float">
            <text:p>0,9482975</text:p>
          </table:table-cell>
          <table:table-cell office:value-type="float" office:value="0" calcext:value-type="float">
            <text:p>0</text:p>
          </table:table-cell>
          <table:table-cell office:value-type="float" office:value="-2.00962923" calcext:value-type="float">
            <text:p>-2,00962923</text:p>
          </table:table-cell>
          <table:table-cell office:value-type="float" office:value="0.00379894" calcext:value-type="float">
            <text:p>0,0037989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0.97656" calcext:value-type="float">
            <text:p>1624631700,97656</text:p>
          </table:table-cell>
          <table:table-cell table:formula="of:=ROUND([.A141]-[$menor.$A$1];1)"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0.93857765" calcext:value-type="float">
            <text:p>0,93857765</text:p>
          </table:table-cell>
          <table:table-cell office:value-type="float" office:value="0" calcext:value-type="float">
            <text:p>0</text:p>
          </table:table-cell>
          <table:table-cell office:value-type="float" office:value="-2.0100978" calcext:value-type="float">
            <text:p>-2,0100978</text:p>
          </table:table-cell>
          <table:table-cell office:value-type="float" office:value="0.00354127" calcext:value-type="float">
            <text:p>0,0035412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1.07656" calcext:value-type="float">
            <text:p>1624631701,07656</text:p>
          </table:table-cell>
          <table:table-cell table:formula="of:=ROUND([.A142]-[$menor.$A$1];1)" office:value-type="float" office:value="20.4" calcext:value-type="float">
            <text:p>20,4</text:p>
          </table:table-cell>
          <table:table-cell office:value-type="float" office:value="1" calcext:value-type="float">
            <text:p>1</text:p>
          </table:table-cell>
          <table:table-cell office:value-type="float" office:value="0.92839527" calcext:value-type="float">
            <text:p>0,92839527</text:p>
          </table:table-cell>
          <table:table-cell office:value-type="float" office:value="0" calcext:value-type="float">
            <text:p>0</text:p>
          </table:table-cell>
          <table:table-cell office:value-type="float" office:value="-2.009619" calcext:value-type="float">
            <text:p>-2,009619</text:p>
          </table:table-cell>
          <table:table-cell office:value-type="float" office:value="0.00327134" calcext:value-type="float">
            <text:p>0,0032713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1.17656" calcext:value-type="float">
            <text:p>1624631701,17656</text:p>
          </table:table-cell>
          <table:table-cell table:formula="of:=ROUND([.A143]-[$menor.$A$1];1)" office:value-type="float" office:value="20.5" calcext:value-type="float">
            <text:p>20,5</text:p>
          </table:table-cell>
          <table:table-cell office:value-type="float" office:value="1" calcext:value-type="float">
            <text:p>1</text:p>
          </table:table-cell>
          <table:table-cell office:value-type="float" office:value="0.91869789" calcext:value-type="float">
            <text:p>0,91869789</text:p>
          </table:table-cell>
          <table:table-cell office:value-type="float" office:value="0" calcext:value-type="float">
            <text:p>0</text:p>
          </table:table-cell>
          <table:table-cell office:value-type="float" office:value="-2.01011003" calcext:value-type="float">
            <text:p>-2,01011003</text:p>
          </table:table-cell>
          <table:table-cell office:value-type="float" office:value="0.00301427" calcext:value-type="float">
            <text:p>0,0030142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1.27653" calcext:value-type="float">
            <text:p>1624631701,27653</text:p>
          </table:table-cell>
          <table:table-cell table:formula="of:=ROUND([.A144]-[$menor.$A$1];1)" office:value-type="float" office:value="20.6" calcext:value-type="float">
            <text:p>20,6</text:p>
          </table:table-cell>
          <table:table-cell office:value-type="float" office:value="1" calcext:value-type="float">
            <text:p>1</text:p>
          </table:table-cell>
          <table:table-cell office:value-type="float" office:value="0.90851563" calcext:value-type="float">
            <text:p>0,90851563</text:p>
          </table:table-cell>
          <table:table-cell office:value-type="float" office:value="0" calcext:value-type="float">
            <text:p>0</text:p>
          </table:table-cell>
          <table:table-cell office:value-type="float" office:value="-2.00914634" calcext:value-type="float">
            <text:p>-2,00914634</text:p>
          </table:table-cell>
          <table:table-cell office:value-type="float" office:value="0.00274434" calcext:value-type="float">
            <text:p>0,0027443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1.37656" calcext:value-type="float">
            <text:p>1624631701,37656</text:p>
          </table:table-cell>
          <table:table-cell table:formula="of:=ROUND([.A145]-[$menor.$A$1];1)" office:value-type="float" office:value="20.7" calcext:value-type="float">
            <text:p>20,7</text:p>
          </table:table-cell>
          <table:table-cell office:value-type="float" office:value="1" calcext:value-type="float">
            <text:p>1</text:p>
          </table:table-cell>
          <table:table-cell office:value-type="float" office:value="0.89930326" calcext:value-type="float">
            <text:p>0,89930326</text:p>
          </table:table-cell>
          <table:table-cell office:value-type="float" office:value="0" calcext:value-type="float">
            <text:p>0</text:p>
          </table:table-cell>
          <table:table-cell office:value-type="float" office:value="-2.00963721" calcext:value-type="float">
            <text:p>-2,00963721</text:p>
          </table:table-cell>
          <table:table-cell office:value-type="float" office:value="0.00250012" calcext:value-type="float">
            <text:p>0,0025001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1.47652" calcext:value-type="float">
            <text:p>1624631701,47652</text:p>
          </table:table-cell>
          <table:table-cell table:formula="of:=ROUND([.A146]-[$menor.$A$1];1)" office:value-type="float" office:value="20.8" calcext:value-type="float">
            <text:p>20,8</text:p>
          </table:table-cell>
          <table:table-cell office:value-type="float" office:value="1" calcext:value-type="float">
            <text:p>1</text:p>
          </table:table-cell>
          <table:table-cell office:value-type="float" office:value="0.889606" calcext:value-type="float">
            <text:p>0,889606</text:p>
          </table:table-cell>
          <table:table-cell office:value-type="float" office:value="0" calcext:value-type="float">
            <text:p>0</text:p>
          </table:table-cell>
          <table:table-cell office:value-type="float" office:value="-2.00915836" calcext:value-type="float">
            <text:p>-2,00915836</text:p>
          </table:table-cell>
          <table:table-cell office:value-type="float" office:value="0.00224305" calcext:value-type="float">
            <text:p>0,0022430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1.57653" calcext:value-type="float">
            <text:p>1624631701,57653</text:p>
          </table:table-cell>
          <table:table-cell table:formula="of:=ROUND([.A147]-[$menor.$A$1];1)" office:value-type="float" office:value="20.9" calcext:value-type="float">
            <text:p>20,9</text:p>
          </table:table-cell>
          <table:table-cell office:value-type="float" office:value="1" calcext:value-type="float">
            <text:p>1</text:p>
          </table:table-cell>
          <table:table-cell office:value-type="float" office:value="0.88039368" calcext:value-type="float">
            <text:p>0,88039368</text:p>
          </table:table-cell>
          <table:table-cell office:value-type="float" office:value="0" calcext:value-type="float">
            <text:p>0</text:p>
          </table:table-cell>
          <table:table-cell office:value-type="float" office:value="-2.00964928" calcext:value-type="float">
            <text:p>-2,00964928</text:p>
          </table:table-cell>
          <table:table-cell office:value-type="float" office:value="0.00296884" calcext:value-type="float">
            <text:p>0,0029688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1.67653" calcext:value-type="float">
            <text:p>1624631701,67653</text:p>
          </table:table-cell>
          <table:table-cell table:formula="of:=ROUND([.A148]-[$menor.$A$1];1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8706733" calcext:value-type="float">
            <text:p>0,8706733</text:p>
          </table:table-cell>
          <table:table-cell office:value-type="float" office:value="0" calcext:value-type="float">
            <text:p>0</text:p>
          </table:table-cell>
          <table:table-cell office:value-type="float" office:value="-2.00914731" calcext:value-type="float">
            <text:p>-2,00914731</text:p>
          </table:table-cell>
          <table:table-cell office:value-type="float" office:value="0.00271116" calcext:value-type="float">
            <text:p>0,0027111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1.77656" calcext:value-type="float">
            <text:p>1624631701,77656</text:p>
          </table:table-cell>
          <table:table-cell table:formula="of:=ROUND([.A149]-[$menor.$A$1];1)" office:value-type="float" office:value="21.1" calcext:value-type="float">
            <text:p>21,1</text:p>
          </table:table-cell>
          <table:table-cell office:value-type="float" office:value="1" calcext:value-type="float">
            <text:p>1</text:p>
          </table:table-cell>
          <table:table-cell office:value-type="float" office:value="0.86146086" calcext:value-type="float">
            <text:p>0,86146086</text:p>
          </table:table-cell>
          <table:table-cell office:value-type="float" office:value="0" calcext:value-type="float">
            <text:p>0</text:p>
          </table:table-cell>
          <table:table-cell office:value-type="float" office:value="-2.00915311" calcext:value-type="float">
            <text:p>-2,00915311</text:p>
          </table:table-cell>
          <table:table-cell office:value-type="float" office:value="0.00246694" calcext:value-type="float">
            <text:p>0,0024669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1.87656" calcext:value-type="float">
            <text:p>1624631701,87656</text:p>
          </table:table-cell>
          <table:table-cell table:formula="of:=ROUND([.A150]-[$menor.$A$1];1)" office:value-type="float" office:value="21.2" calcext:value-type="float">
            <text:p>21,2</text:p>
          </table:table-cell>
          <table:table-cell office:value-type="float" office:value="1" calcext:value-type="float">
            <text:p>1</text:p>
          </table:table-cell>
          <table:table-cell office:value-type="float" office:value="0.85224849" calcext:value-type="float">
            <text:p>0,85224849</text:p>
          </table:table-cell>
          <table:table-cell office:value-type="float" office:value="0" calcext:value-type="float">
            <text:p>0</text:p>
          </table:table-cell>
          <table:table-cell office:value-type="float" office:value="-2.00867398" calcext:value-type="float">
            <text:p>-2,00867398</text:p>
          </table:table-cell>
          <table:table-cell office:value-type="float" office:value="0.00222272" calcext:value-type="float">
            <text:p>0,0022227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1.97656" calcext:value-type="float">
            <text:p>1624631701,97656</text:p>
          </table:table-cell>
          <table:table-cell table:formula="of:=ROUND([.A151]-[$menor.$A$1];1)" office:value-type="float" office:value="21.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office:value-type="float" office:value="0.843521" calcext:value-type="float">
            <text:p>0,843521</text:p>
          </table:table-cell>
          <table:table-cell office:value-type="float" office:value="0" calcext:value-type="float">
            <text:p>0</text:p>
          </table:table-cell>
          <table:table-cell office:value-type="float" office:value="-2.00916455" calcext:value-type="float">
            <text:p>-2,00916455</text:p>
          </table:table-cell>
          <table:table-cell office:value-type="float" office:value="0.00199136" calcext:value-type="float">
            <text:p>0,0019913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2.07656" calcext:value-type="float">
            <text:p>1624631702,07656</text:p>
          </table:table-cell>
          <table:table-cell table:formula="of:=ROUND([.A152]-[$menor.$A$1];1)" office:value-type="float" office:value="21.4" calcext:value-type="float">
            <text:p>21,4</text:p>
          </table:table-cell>
          <table:table-cell office:value-type="float" office:value="1" calcext:value-type="float">
            <text:p>1</text:p>
          </table:table-cell>
          <table:table-cell office:value-type="float" office:value="0.83430868" calcext:value-type="float">
            <text:p>0,83430868</text:p>
          </table:table-cell>
          <table:table-cell office:value-type="float" office:value="0" calcext:value-type="float">
            <text:p>0</text:p>
          </table:table-cell>
          <table:table-cell office:value-type="float" office:value="-2.00868547" calcext:value-type="float">
            <text:p>-2,00868547</text:p>
          </table:table-cell>
          <table:table-cell office:value-type="float" office:value="0.00174715" calcext:value-type="float">
            <text:p>0,0017471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2.17656" calcext:value-type="float">
            <text:p>1624631702,17656</text:p>
          </table:table-cell>
          <table:table-cell table:formula="of:=ROUND([.A153]-[$menor.$A$1];1)" office:value-type="float" office:value="21.5" calcext:value-type="float">
            <text:p>21,5</text:p>
          </table:table-cell>
          <table:table-cell office:value-type="float" office:value="1" calcext:value-type="float">
            <text:p>1</text:p>
          </table:table-cell>
          <table:table-cell office:value-type="float" office:value="0.82558131" calcext:value-type="float">
            <text:p>0,82558131</text:p>
          </table:table-cell>
          <table:table-cell office:value-type="float" office:value="0" calcext:value-type="float">
            <text:p>0</text:p>
          </table:table-cell>
          <table:table-cell office:value-type="float" office:value="-2.00820617" calcext:value-type="float">
            <text:p>-2,00820617</text:p>
          </table:table-cell>
          <table:table-cell office:value-type="float" office:value="0.00151579" calcext:value-type="float">
            <text:p>0,00151579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2.27656" calcext:value-type="float">
            <text:p>1624631702,27656</text:p>
          </table:table-cell>
          <table:table-cell table:formula="of:=ROUND([.A154]-[$menor.$A$1];1)" office:value-type="float" office:value="21.6" calcext:value-type="float">
            <text:p>21,6</text:p>
          </table:table-cell>
          <table:table-cell office:value-type="float" office:value="1" calcext:value-type="float">
            <text:p>1</text:p>
          </table:table-cell>
          <table:table-cell office:value-type="float" office:value="0.81733888" calcext:value-type="float">
            <text:p>0,81733888</text:p>
          </table:table-cell>
          <table:table-cell office:value-type="float" office:value="0" calcext:value-type="float">
            <text:p>0</text:p>
          </table:table-cell>
          <table:table-cell office:value-type="float" office:value="-2.00869664" calcext:value-type="float">
            <text:p>-2,00869664</text:p>
          </table:table-cell>
          <table:table-cell office:value-type="float" office:value="0.00226728" calcext:value-type="float">
            <text:p>0,00226728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2.37657" calcext:value-type="float">
            <text:p>1624631702,37657</text:p>
          </table:table-cell>
          <table:table-cell table:formula="of:=ROUND([.A155]-[$menor.$A$1];1)" office:value-type="float" office:value="21.7" calcext:value-type="float">
            <text:p>21,7</text:p>
          </table:table-cell>
          <table:table-cell office:value-type="float" office:value="1" calcext:value-type="float">
            <text:p>1</text:p>
          </table:table-cell>
          <table:table-cell office:value-type="float" office:value="0.80858779" calcext:value-type="float">
            <text:p>0,80858779</text:p>
          </table:table-cell>
          <table:table-cell office:value-type="float" office:value="0" calcext:value-type="float">
            <text:p>0</text:p>
          </table:table-cell>
          <table:table-cell office:value-type="float" office:value="-2.00819362" calcext:value-type="float">
            <text:p>-2,00819362</text:p>
          </table:table-cell>
          <table:table-cell office:value-type="float" office:value="0.0020353" calcext:value-type="float">
            <text:p>0,0020353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2.47652" calcext:value-type="float">
            <text:p>1624631702,47652</text:p>
          </table:table-cell>
          <table:table-cell table:formula="of:=ROUND([.A156]-[$menor.$A$1];1)" office:value-type="float" office:value="21.8" calcext:value-type="float">
            <text:p>21,8</text:p>
          </table:table-cell>
          <table:table-cell office:value-type="float" office:value="1" calcext:value-type="float">
            <text:p>1</text:p>
          </table:table-cell>
          <table:table-cell office:value-type="float" office:value="0.80034518" calcext:value-type="float">
            <text:p>0,80034518</text:p>
          </table:table-cell>
          <table:table-cell office:value-type="float" office:value="0" calcext:value-type="float">
            <text:p>0</text:p>
          </table:table-cell>
          <table:table-cell office:value-type="float" office:value="-2.00868391" calcext:value-type="float">
            <text:p>-2,00868391</text:p>
          </table:table-cell>
          <table:table-cell office:value-type="float" office:value="0.00181679" calcext:value-type="float">
            <text:p>0,00181679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2.57656" calcext:value-type="float">
            <text:p>1624631702,57656</text:p>
          </table:table-cell>
          <table:table-cell table:formula="of:=ROUND([.A157]-[$menor.$A$1];1)" office:value-type="float" office:value="21.9" calcext:value-type="float">
            <text:p>21,9</text:p>
          </table:table-cell>
          <table:table-cell office:value-type="float" office:value="1" calcext:value-type="float">
            <text:p>1</text:p>
          </table:table-cell>
          <table:table-cell office:value-type="float" office:value="0.79161775" calcext:value-type="float">
            <text:p>0,79161775</text:p>
          </table:table-cell>
          <table:table-cell office:value-type="float" office:value="0" calcext:value-type="float">
            <text:p>0</text:p>
          </table:table-cell>
          <table:table-cell office:value-type="float" office:value="-2.00820455" calcext:value-type="float">
            <text:p>-2,00820455</text:p>
          </table:table-cell>
          <table:table-cell office:value-type="float" office:value="0.00158543" calcext:value-type="float">
            <text:p>0,00158543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2.67656" calcext:value-type="float">
            <text:p>1624631702,67656</text:p>
          </table:table-cell>
          <table:table-cell table:formula="of:=ROUND([.A158]-[$menor.$A$1];1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78337526" calcext:value-type="float">
            <text:p>0,78337526</text:p>
          </table:table-cell>
          <table:table-cell office:value-type="float" office:value="0" calcext:value-type="float">
            <text:p>0</text:p>
          </table:table-cell>
          <table:table-cell office:value-type="float" office:value="-2.00772495" calcext:value-type="float">
            <text:p>-2,00772495</text:p>
          </table:table-cell>
          <table:table-cell office:value-type="float" office:value="0.00136692" calcext:value-type="float">
            <text:p>0,0013669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2.77656" calcext:value-type="float">
            <text:p>1624631702,77656</text:p>
          </table:table-cell>
          <table:table-cell table:formula="of:=ROUND([.A159]-[$menor.$A$1];1)" office:value-type="float" office:value="22.1" calcext:value-type="float">
            <text:p>22,1</text:p>
          </table:table-cell>
          <table:table-cell office:value-type="float" office:value="1" calcext:value-type="float">
            <text:p>1</text:p>
          </table:table-cell>
          <table:table-cell office:value-type="float" office:value="0.77561766" calcext:value-type="float">
            <text:p>0,77561766</text:p>
          </table:table-cell>
          <table:table-cell office:value-type="float" office:value="0" calcext:value-type="float">
            <text:p>0</text:p>
          </table:table-cell>
          <table:table-cell office:value-type="float" office:value="-2.00918508" calcext:value-type="float">
            <text:p>-2,00918508</text:p>
          </table:table-cell>
          <table:table-cell office:value-type="float" office:value="0.00116127" calcext:value-type="float">
            <text:p>0,0011612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2.87656" calcext:value-type="float">
            <text:p>1624631702,87656</text:p>
          </table:table-cell>
          <table:table-cell table:formula="of:=ROUND([.A160]-[$menor.$A$1];1)" office:value-type="float" office:value="22.2" calcext:value-type="float">
            <text:p>22,2</text:p>
          </table:table-cell>
          <table:table-cell office:value-type="float" office:value="1" calcext:value-type="float">
            <text:p>1</text:p>
          </table:table-cell>
          <table:table-cell office:value-type="float" office:value="0.76640558" calcext:value-type="float">
            <text:p>0,76640558</text:p>
          </table:table-cell>
          <table:table-cell office:value-type="float" office:value="0" calcext:value-type="float">
            <text:p>0</text:p>
          </table:table-cell>
          <table:table-cell office:value-type="float" office:value="-2.00773624" calcext:value-type="float">
            <text:p>-2,00773624</text:p>
          </table:table-cell>
          <table:table-cell office:value-type="float" office:value="0.00091707" calcext:value-type="float">
            <text:p>0,0009170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2.97656" calcext:value-type="float">
            <text:p>1624631702,97656</text:p>
          </table:table-cell>
          <table:table-cell table:formula="of:=ROUND([.A161]-[$menor.$A$1];1)" office:value-type="float" office:value="22.3" calcext:value-type="float">
            <text:p>22,3</text:p>
          </table:table-cell>
          <table:table-cell office:value-type="float" office:value="1" calcext:value-type="float">
            <text:p>1</text:p>
          </table:table-cell>
          <table:table-cell office:value-type="float" office:value="0.7586481" calcext:value-type="float">
            <text:p>0,7586481</text:p>
          </table:table-cell>
          <table:table-cell office:value-type="float" office:value="0" calcext:value-type="float">
            <text:p>0</text:p>
          </table:table-cell>
          <table:table-cell office:value-type="float" office:value="-2.00822648" calcext:value-type="float">
            <text:p>-2,00822648</text:p>
          </table:table-cell>
          <table:table-cell office:value-type="float" office:value="0.00071142" calcext:value-type="float">
            <text:p>0,0007114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3.07656" calcext:value-type="float">
            <text:p>1624631703,07656</text:p>
          </table:table-cell>
          <table:table-cell table:formula="of:=ROUND([.A162]-[$menor.$A$1];1)" office:value-type="float" office:value="22.4" calcext:value-type="float">
            <text:p>22,4</text:p>
          </table:table-cell>
          <table:table-cell office:value-type="float" office:value="1" calcext:value-type="float">
            <text:p>1</text:p>
          </table:table-cell>
          <table:table-cell office:value-type="float" office:value="0.75040579" calcext:value-type="float">
            <text:p>0,75040579</text:p>
          </table:table-cell>
          <table:table-cell office:value-type="float" office:value="0" calcext:value-type="float">
            <text:p>0</text:p>
          </table:table-cell>
          <table:table-cell office:value-type="float" office:value="-2.00774707" calcext:value-type="float">
            <text:p>-2,00774707</text:p>
          </table:table-cell>
          <table:table-cell office:value-type="float" office:value="0.00146292" calcext:value-type="float">
            <text:p>0,0014629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3.17656" calcext:value-type="float">
            <text:p>1624631703,17656</text:p>
          </table:table-cell>
          <table:table-cell table:formula="of:=ROUND([.A163]-[$menor.$A$1];1)" office:value-type="float" office:value="22.5" calcext:value-type="float">
            <text:p>22,5</text:p>
          </table:table-cell>
          <table:table-cell office:value-type="float" office:value="1" calcext:value-type="float">
            <text:p>1</text:p>
          </table:table-cell>
          <table:table-cell office:value-type="float" office:value="0.74262375" calcext:value-type="float">
            <text:p>0,74262375</text:p>
          </table:table-cell>
          <table:table-cell office:value-type="float" office:value="0" calcext:value-type="float">
            <text:p>0</text:p>
          </table:table-cell>
          <table:table-cell office:value-type="float" office:value="-2.00724276" calcext:value-type="float">
            <text:p>-2,00724276</text:p>
          </table:table-cell>
          <table:table-cell office:value-type="float" office:value="0.00125662" calcext:value-type="float">
            <text:p>0,0012566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3.27657" calcext:value-type="float">
            <text:p>1624631703,27657</text:p>
          </table:table-cell>
          <table:table-cell table:formula="of:=ROUND([.A164]-[$menor.$A$1];1)" office:value-type="float" office:value="22.6" calcext:value-type="float">
            <text:p>22,6</text:p>
          </table:table-cell>
          <table:table-cell office:value-type="float" office:value="1" calcext:value-type="float">
            <text:p>1</text:p>
          </table:table-cell>
          <table:table-cell office:value-type="float" office:value="0.73535097" calcext:value-type="float">
            <text:p>0,73535097</text:p>
          </table:table-cell>
          <table:table-cell office:value-type="float" office:value="0" calcext:value-type="float">
            <text:p>0</text:p>
          </table:table-cell>
          <table:table-cell office:value-type="float" office:value="-2.00773253" calcext:value-type="float">
            <text:p>-2,00773253</text:p>
          </table:table-cell>
          <table:table-cell office:value-type="float" office:value="0.00106382" calcext:value-type="float">
            <text:p>0,0010638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3.37652" calcext:value-type="float">
            <text:p>1624631703,37652</text:p>
          </table:table-cell>
          <table:table-cell table:formula="of:=ROUND([.A165]-[$menor.$A$1];1)" office:value-type="float" office:value="22.7" calcext:value-type="float">
            <text:p>22,7</text:p>
          </table:table-cell>
          <table:table-cell office:value-type="float" office:value="1" calcext:value-type="float">
            <text:p>1</text:p>
          </table:table-cell>
          <table:table-cell office:value-type="float" office:value="0.72759348" calcext:value-type="float">
            <text:p>0,72759348</text:p>
          </table:table-cell>
          <table:table-cell office:value-type="float" office:value="0" calcext:value-type="float">
            <text:p>0</text:p>
          </table:table-cell>
          <table:table-cell office:value-type="float" office:value="-2.00822278" calcext:value-type="float">
            <text:p>-2,00822278</text:p>
          </table:table-cell>
          <table:table-cell office:value-type="float" office:value="0.00085817" calcext:value-type="float">
            <text:p>0,0008581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3.47653" calcext:value-type="float">
            <text:p>1624631703,47653</text:p>
          </table:table-cell>
          <table:table-cell table:formula="of:=ROUND([.A166]-[$menor.$A$1];1)" office:value-type="float" office:value="22.8" calcext:value-type="float">
            <text:p>22,8</text:p>
          </table:table-cell>
          <table:table-cell office:value-type="float" office:value="1" calcext:value-type="float">
            <text:p>1</text:p>
          </table:table-cell>
          <table:table-cell office:value-type="float" office:value="0.71935111" calcext:value-type="float">
            <text:p>0,71935111</text:p>
          </table:table-cell>
          <table:table-cell office:value-type="float" office:value="0" calcext:value-type="float">
            <text:p>0</text:p>
          </table:table-cell>
          <table:table-cell office:value-type="float" office:value="-2.0077433" calcext:value-type="float">
            <text:p>-2,0077433</text:p>
          </table:table-cell>
          <table:table-cell office:value-type="float" office:value="0.00063967" calcext:value-type="float">
            <text:p>0,0006396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3.57655" calcext:value-type="float">
            <text:p>1624631703,57655</text:p>
          </table:table-cell>
          <table:table-cell table:formula="of:=ROUND([.A167]-[$menor.$A$1];1)" office:value-type="float" office:value="22.9" calcext:value-type="float">
            <text:p>22,9</text:p>
          </table:table-cell>
          <table:table-cell office:value-type="float" office:value="1" calcext:value-type="float">
            <text:p>1</text:p>
          </table:table-cell>
          <table:table-cell office:value-type="float" office:value="0.71159369" calcext:value-type="float">
            <text:p>0,71159369</text:p>
          </table:table-cell>
          <table:table-cell office:value-type="float" office:value="0" calcext:value-type="float">
            <text:p>0</text:p>
          </table:table-cell>
          <table:table-cell office:value-type="float" office:value="-2.00726361" calcext:value-type="float">
            <text:p>-2,00726361</text:p>
          </table:table-cell>
          <table:table-cell office:value-type="float" office:value="0.00043403" calcext:value-type="float">
            <text:p>0,00043403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3.67656" calcext:value-type="float">
            <text:p>1624631703,67656</text:p>
          </table:table-cell>
          <table:table-cell table:formula="of:=ROUND([.A168]-[$menor.$A$1];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70432115" calcext:value-type="float">
            <text:p>0,70432115</text:p>
          </table:table-cell>
          <table:table-cell office:value-type="float" office:value="0" calcext:value-type="float">
            <text:p>0</text:p>
          </table:table-cell>
          <table:table-cell office:value-type="float" office:value="-2.00678362" calcext:value-type="float">
            <text:p>-2,00678362</text:p>
          </table:table-cell>
          <table:table-cell office:value-type="float" office:value="0.00024123" calcext:value-type="float">
            <text:p>0,00024123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3.77656" calcext:value-type="float">
            <text:p>1624631703,77656</text:p>
          </table:table-cell>
          <table:table-cell table:formula="of:=ROUND([.A169]-[$menor.$A$1];1)" office:value-type="float" office:value="23.1" calcext:value-type="float">
            <text:p>23,1</text:p>
          </table:table-cell>
          <table:table-cell office:value-type="float" office:value="1" calcext:value-type="float">
            <text:p>1</text:p>
          </table:table-cell>
          <table:table-cell office:value-type="float" office:value="0.69753355" calcext:value-type="float">
            <text:p>0,69753355</text:p>
          </table:table-cell>
          <table:table-cell office:value-type="float" office:value="0" calcext:value-type="float">
            <text:p>0</text:p>
          </table:table-cell>
          <table:table-cell office:value-type="float" office:value="-2.00824341" calcext:value-type="float">
            <text:p>-2,00824341</text:p>
          </table:table-cell>
          <table:table-cell office:value-type="float" office:value="0.0000613" calcext:value-type="float">
            <text:p>6,13E-0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3.87656" calcext:value-type="float">
            <text:p>1624631703,87656</text:p>
          </table:table-cell>
          <table:table-cell table:formula="of:=ROUND([.A170]-[$menor.$A$1];1)" office:value-type="float" office:value="23.2" calcext:value-type="float">
            <text:p>23,2</text:p>
          </table:table-cell>
          <table:table-cell office:value-type="float" office:value="1" calcext:value-type="float">
            <text:p>1</text:p>
          </table:table-cell>
          <table:table-cell office:value-type="float" office:value="0.68929142" calcext:value-type="float">
            <text:p>0,68929142</text:p>
          </table:table-cell>
          <table:table-cell office:value-type="float" office:value="0" calcext:value-type="float">
            <text:p>0</text:p>
          </table:table-cell>
          <table:table-cell office:value-type="float" office:value="-2.00679417" calcext:value-type="float">
            <text:p>-2,00679417</text:p>
          </table:table-cell>
          <table:table-cell office:value-type="float" office:value="0.0008128" calcext:value-type="float">
            <text:p>0,0008128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3.97655" calcext:value-type="float">
            <text:p>1624631703,97655</text:p>
          </table:table-cell>
          <table:table-cell table:formula="of:=ROUND([.A171]-[$menor.$A$1];1)" office:value-type="float" office:value="23.3" calcext:value-type="float">
            <text:p>23,3</text:p>
          </table:table-cell>
          <table:table-cell office:value-type="float" office:value="1" calcext:value-type="float">
            <text:p>1</text:p>
          </table:table-cell>
          <table:table-cell office:value-type="float" office:value="0.68247837" calcext:value-type="float">
            <text:p>0,68247837</text:p>
          </table:table-cell>
          <table:table-cell office:value-type="float" office:value="0" calcext:value-type="float">
            <text:p>0</text:p>
          </table:table-cell>
          <table:table-cell office:value-type="float" office:value="-2.00677352" calcext:value-type="float">
            <text:p>-2,00677352</text:p>
          </table:table-cell>
          <table:table-cell office:value-type="float" office:value="0.00063219" calcext:value-type="float">
            <text:p>0,00063219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4.07656" calcext:value-type="float">
            <text:p>1624631704,07656</text:p>
          </table:table-cell>
          <table:table-cell table:formula="of:=ROUND([.A172]-[$menor.$A$1];1)" office:value-type="float" office:value="23.4" calcext:value-type="float">
            <text:p>23,4</text:p>
          </table:table-cell>
          <table:table-cell office:value-type="float" office:value="1" calcext:value-type="float">
            <text:p>1</text:p>
          </table:table-cell>
          <table:table-cell office:value-type="float" office:value="0.67569065" calcext:value-type="float">
            <text:p>0,67569065</text:p>
          </table:table-cell>
          <table:table-cell office:value-type="float" office:value="0" calcext:value-type="float">
            <text:p>0</text:p>
          </table:table-cell>
          <table:table-cell office:value-type="float" office:value="-2.00823319" calcext:value-type="float">
            <text:p>-2,00823319</text:p>
          </table:table-cell>
          <table:table-cell office:value-type="float" office:value="0.00045225" calcext:value-type="float">
            <text:p>0,0004522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4.17652" calcext:value-type="float">
            <text:p>1624631704,17652</text:p>
          </table:table-cell>
          <table:table-cell table:formula="of:=ROUND([.A173]-[$menor.$A$1];1)" office:value-type="float" office:value="23.5" calcext:value-type="float">
            <text:p>23,5</text:p>
          </table:table-cell>
          <table:table-cell office:value-type="float" office:value="1" calcext:value-type="float">
            <text:p>1</text:p>
          </table:table-cell>
          <table:table-cell office:value-type="float" office:value="0.6674484" calcext:value-type="float">
            <text:p>0,6674484</text:p>
          </table:table-cell>
          <table:table-cell office:value-type="float" office:value="0" calcext:value-type="float">
            <text:p>0</text:p>
          </table:table-cell>
          <table:table-cell office:value-type="float" office:value="-2.00678383" calcext:value-type="float">
            <text:p>-2,00678383</text:p>
          </table:table-cell>
          <table:table-cell office:value-type="float" office:value="0.00023376" calcext:value-type="float">
            <text:p>0,0002337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4.27657" calcext:value-type="float">
            <text:p>1624631704,27657</text:p>
          </table:table-cell>
          <table:table-cell table:formula="of:=ROUND([.A174]-[$menor.$A$1];1)" office:value-type="float" office:value="23.6" calcext:value-type="float">
            <text:p>23,6</text:p>
          </table:table-cell>
          <table:table-cell office:value-type="float" office:value="1" calcext:value-type="float">
            <text:p>1</text:p>
          </table:table-cell>
          <table:table-cell office:value-type="float" office:value="0.66066074" calcext:value-type="float">
            <text:p>0,66066074</text:p>
          </table:table-cell>
          <table:table-cell office:value-type="float" office:value="0" calcext:value-type="float">
            <text:p>0</text:p>
          </table:table-cell>
          <table:table-cell office:value-type="float" office:value="-2.00727356" calcext:value-type="float">
            <text:p>-2,00727356</text:p>
          </table:table-cell>
          <table:table-cell office:value-type="float" office:value="0.00005382" calcext:value-type="float">
            <text:p>5,382E-0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4.37655" calcext:value-type="float">
            <text:p>1624631704,37655</text:p>
          </table:table-cell>
          <table:table-cell table:formula="of:=ROUND([.A175]-[$menor.$A$1];1)" office:value-type="float" office:value="23.7" calcext:value-type="float">
            <text:p>23,7</text:p>
          </table:table-cell>
          <table:table-cell office:value-type="float" office:value="1" calcext:value-type="float">
            <text:p>1</text:p>
          </table:table-cell>
          <table:table-cell office:value-type="float" office:value="0.65338832" calcext:value-type="float">
            <text:p>0,65338832</text:p>
          </table:table-cell>
          <table:table-cell office:value-type="float" office:value="0" calcext:value-type="float">
            <text:p>0</text:p>
          </table:table-cell>
          <table:table-cell office:value-type="float" office:value="-2.00582369" calcext:value-type="float">
            <text:p>-2,00582369</text:p>
          </table:table-cell>
          <table:table-cell office:value-type="float" office:value="-0.00013897" calcext:value-type="float">
            <text:p>-0,0001389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4.47655" calcext:value-type="float">
            <text:p>1624631704,47655</text:p>
          </table:table-cell>
          <table:table-cell table:formula="of:=ROUND([.A176]-[$menor.$A$1];1)" office:value-type="float" office:value="23.8" calcext:value-type="float">
            <text:p>23,8</text:p>
          </table:table-cell>
          <table:table-cell office:value-type="float" office:value="1" calcext:value-type="float">
            <text:p>1</text:p>
          </table:table-cell>
          <table:table-cell office:value-type="float" office:value="0.64757043" calcext:value-type="float">
            <text:p>0,64757043</text:p>
          </table:table-cell>
          <table:table-cell office:value-type="float" office:value="0" calcext:value-type="float">
            <text:p>0</text:p>
          </table:table-cell>
          <table:table-cell office:value-type="float" office:value="-2.00728285" calcext:value-type="float">
            <text:p>-2,00728285</text:p>
          </table:table-cell>
          <table:table-cell office:value-type="float" office:value="-0.0002932" calcext:value-type="float">
            <text:p>-0,000293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4.57656" calcext:value-type="float">
            <text:p>1624631704,57656</text:p>
          </table:table-cell>
          <table:table-cell table:formula="of:=ROUND([.A177]-[$menor.$A$1];1)" office:value-type="float" office:value="23.9" calcext:value-type="float">
            <text:p>23,9</text:p>
          </table:table-cell>
          <table:table-cell office:value-type="float" office:value="1" calcext:value-type="float">
            <text:p>1</text:p>
          </table:table-cell>
          <table:table-cell office:value-type="float" office:value="0.64029813" calcext:value-type="float">
            <text:p>0,64029813</text:p>
          </table:table-cell>
          <table:table-cell office:value-type="float" office:value="0" calcext:value-type="float">
            <text:p>0</text:p>
          </table:table-cell>
          <table:table-cell office:value-type="float" office:value="-2.0068031" calcext:value-type="float">
            <text:p>-2,0068031</text:p>
          </table:table-cell>
          <table:table-cell office:value-type="float" office:value="-0.00048599" calcext:value-type="float">
            <text:p>-0,00048599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4.67655" calcext:value-type="float">
            <text:p>1624631704,67655</text:p>
          </table:table-cell>
          <table:table-cell table:formula="of:=ROUND([.A178]-[$menor.$A$1];1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63351065" calcext:value-type="float">
            <text:p>0,63351065</text:p>
          </table:table-cell>
          <table:table-cell office:value-type="float" office:value="0" calcext:value-type="float">
            <text:p>0</text:p>
          </table:table-cell>
          <table:table-cell office:value-type="float" office:value="-2.00680801" calcext:value-type="float">
            <text:p>-2,00680801</text:p>
          </table:table-cell>
          <table:table-cell office:value-type="float" office:value="-0.00066592" calcext:value-type="float">
            <text:p>-0,0006659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4.77655" calcext:value-type="float">
            <text:p>1624631704,77655</text:p>
          </table:table-cell>
          <table:table-cell table:formula="of:=ROUND([.A179]-[$menor.$A$1];1)" office:value-type="float" office:value="24.1" calcext:value-type="float">
            <text:p>24,1</text:p>
          </table:table-cell>
          <table:table-cell office:value-type="float" office:value="1" calcext:value-type="float">
            <text:p>1</text:p>
          </table:table-cell>
          <table:table-cell office:value-type="float" office:value="0.62672323" calcext:value-type="float">
            <text:p>0,62672323</text:p>
          </table:table-cell>
          <table:table-cell office:value-type="float" office:value="0" calcext:value-type="float">
            <text:p>0</text:p>
          </table:table-cell>
          <table:table-cell office:value-type="float" office:value="-2.00632797" calcext:value-type="float">
            <text:p>-2,00632797</text:p>
          </table:table-cell>
          <table:table-cell office:value-type="float" office:value="-0.00084585" calcext:value-type="float">
            <text:p>-0,0008458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4.87657" calcext:value-type="float">
            <text:p>1624631704,87657</text:p>
          </table:table-cell>
          <table:table-cell table:formula="of:=ROUND([.A180]-[$menor.$A$1];1)" office:value-type="float" office:value="24.2" calcext:value-type="float">
            <text:p>24,2</text:p>
          </table:table-cell>
          <table:table-cell office:value-type="float" office:value="1" calcext:value-type="float">
            <text:p>1</text:p>
          </table:table-cell>
          <table:table-cell office:value-type="float" office:value="0.62042075" calcext:value-type="float">
            <text:p>0,62042075</text:p>
          </table:table-cell>
          <table:table-cell office:value-type="float" office:value="0" calcext:value-type="float">
            <text:p>0</text:p>
          </table:table-cell>
          <table:table-cell office:value-type="float" office:value="-2.00681771" calcext:value-type="float">
            <text:p>-2,00681771</text:p>
          </table:table-cell>
          <table:table-cell office:value-type="float" office:value="0.00044207" calcext:value-type="float">
            <text:p>0,0004420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4.97656" calcext:value-type="float">
            <text:p>1624631704,97656</text:p>
          </table:table-cell>
          <table:table-cell table:formula="of:=ROUND([.A181]-[$menor.$A$1];1)" office:value-type="float" office:value="24.3" calcext:value-type="float">
            <text:p>24,3</text:p>
          </table:table-cell>
          <table:table-cell office:value-type="float" office:value="1" calcext:value-type="float">
            <text:p>1</text:p>
          </table:table-cell>
          <table:table-cell office:value-type="float" office:value="0.61359376" calcext:value-type="float">
            <text:p>0,61359376</text:p>
          </table:table-cell>
          <table:table-cell office:value-type="float" office:value="0" calcext:value-type="float">
            <text:p>0</text:p>
          </table:table-cell>
          <table:table-cell office:value-type="float" office:value="-2.00629812" calcext:value-type="float">
            <text:p>-2,00629812</text:p>
          </table:table-cell>
          <table:table-cell office:value-type="float" office:value="0.00026109" calcext:value-type="float">
            <text:p>0,00026109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5.07656" calcext:value-type="float">
            <text:p>1624631705,07656</text:p>
          </table:table-cell>
          <table:table-cell table:formula="of:=ROUND([.A182]-[$menor.$A$1];1)" office:value-type="float" office:value="24.4" calcext:value-type="float">
            <text:p>24,4</text:p>
          </table:table-cell>
          <table:table-cell office:value-type="float" office:value="1" calcext:value-type="float">
            <text:p>1</text:p>
          </table:table-cell>
          <table:table-cell office:value-type="float" office:value="0.60729092" calcext:value-type="float">
            <text:p>0,60729092</text:p>
          </table:table-cell>
          <table:table-cell office:value-type="float" office:value="0" calcext:value-type="float">
            <text:p>0</text:p>
          </table:table-cell>
          <table:table-cell office:value-type="float" office:value="-2.0067875" calcext:value-type="float">
            <text:p>-2,0067875</text:p>
          </table:table-cell>
          <table:table-cell office:value-type="float" office:value="0.00009401" calcext:value-type="float">
            <text:p>9,401E-0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5.17656" calcext:value-type="float">
            <text:p>1624631705,17656</text:p>
          </table:table-cell>
          <table:table-cell table:formula="of:=ROUND([.A183]-[$menor.$A$1];1)" office:value-type="float" office:value="24.5" calcext:value-type="float">
            <text:p>24,5</text:p>
          </table:table-cell>
          <table:table-cell office:value-type="float" office:value="1" calcext:value-type="float">
            <text:p>1</text:p>
          </table:table-cell>
          <table:table-cell office:value-type="float" office:value="0.60050333" calcext:value-type="float">
            <text:p>0,60050333</text:p>
          </table:table-cell>
          <table:table-cell office:value-type="float" office:value="0" calcext:value-type="float">
            <text:p>0</text:p>
          </table:table-cell>
          <table:table-cell office:value-type="float" office:value="-2.00582228" calcext:value-type="float">
            <text:p>-2,00582228</text:p>
          </table:table-cell>
          <table:table-cell office:value-type="float" office:value="-0.00008593" calcext:value-type="float">
            <text:p>-8,593E-0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5.27652" calcext:value-type="float">
            <text:p>1624631705,27652</text:p>
          </table:table-cell>
          <table:table-cell table:formula="of:=ROUND([.A184]-[$menor.$A$1];1)" office:value-type="float" office:value="24.6" calcext:value-type="float">
            <text:p>24,6</text:p>
          </table:table-cell>
          <table:table-cell office:value-type="float" office:value="1" calcext:value-type="float">
            <text:p>1</text:p>
          </table:table-cell>
          <table:table-cell office:value-type="float" office:value="0.59468544" calcext:value-type="float">
            <text:p>0,59468544</text:p>
          </table:table-cell>
          <table:table-cell office:value-type="float" office:value="0" calcext:value-type="float">
            <text:p>0</text:p>
          </table:table-cell>
          <table:table-cell office:value-type="float" office:value="-2.00631144" calcext:value-type="float">
            <text:p>-2,00631144</text:p>
          </table:table-cell>
          <table:table-cell office:value-type="float" office:value="-0.00024016" calcext:value-type="float">
            <text:p>-0,0002401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5.37656" calcext:value-type="float">
            <text:p>1624631705,37656</text:p>
          </table:table-cell>
          <table:table-cell table:formula="of:=ROUND([.A185]-[$menor.$A$1];1)" office:value-type="float" office:value="24.7" calcext:value-type="float">
            <text:p>24,7</text:p>
          </table:table-cell>
          <table:table-cell office:value-type="float" office:value="1" calcext:value-type="float">
            <text:p>1</text:p>
          </table:table-cell>
          <table:table-cell office:value-type="float" office:value="0.58838272" calcext:value-type="float">
            <text:p>0,58838272</text:p>
          </table:table-cell>
          <table:table-cell office:value-type="float" office:value="0" calcext:value-type="float">
            <text:p>0</text:p>
          </table:table-cell>
          <table:table-cell office:value-type="float" office:value="-2.00583094" calcext:value-type="float">
            <text:p>-2,00583094</text:p>
          </table:table-cell>
          <table:table-cell office:value-type="float" office:value="-0.00040724" calcext:value-type="float">
            <text:p>-0,0004072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5.47656" calcext:value-type="float">
            <text:p>1624631705,47656</text:p>
          </table:table-cell>
          <table:table-cell table:formula="of:=ROUND([.A186]-[$menor.$A$1];1)" office:value-type="float" office:value="24.8" calcext:value-type="float">
            <text:p>24,8</text:p>
          </table:table-cell>
          <table:table-cell office:value-type="float" office:value="1" calcext:value-type="float">
            <text:p>1</text:p>
          </table:table-cell>
          <table:table-cell office:value-type="float" office:value="0.58256489" calcext:value-type="float">
            <text:p>0,58256489</text:p>
          </table:table-cell>
          <table:table-cell office:value-type="float" office:value="0" calcext:value-type="float">
            <text:p>0</text:p>
          </table:table-cell>
          <table:table-cell office:value-type="float" office:value="-2.00729015" calcext:value-type="float">
            <text:p>-2,00729015</text:p>
          </table:table-cell>
          <table:table-cell office:value-type="float" office:value="-0.00056147" calcext:value-type="float">
            <text:p>-0,0005614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5.57656" calcext:value-type="float">
            <text:p>1624631705,57656</text:p>
          </table:table-cell>
          <table:table-cell table:formula="of:=ROUND([.A187]-[$menor.$A$1];1)" office:value-type="float" office:value="24.9" calcext:value-type="float">
            <text:p>24,9</text:p>
          </table:table-cell>
          <table:table-cell office:value-type="float" office:value="1" calcext:value-type="float">
            <text:p>1</text:p>
          </table:table-cell>
          <table:table-cell office:value-type="float" office:value="0.57529271" calcext:value-type="float">
            <text:p>0,57529271</text:p>
          </table:table-cell>
          <table:table-cell office:value-type="float" office:value="0" calcext:value-type="float">
            <text:p>0</text:p>
          </table:table-cell>
          <table:table-cell office:value-type="float" office:value="-2.00584053" calcext:value-type="float">
            <text:p>-2,00584053</text:p>
          </table:table-cell>
          <table:table-cell office:value-type="float" office:value="-0.00075425" calcext:value-type="float">
            <text:p>-0,0007542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5.67656" calcext:value-type="float">
            <text:p>1624631705,67656</text:p>
          </table:table-cell>
          <table:table-cell table:formula="of:=ROUND([.A188]-[$menor.$A$1];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56947494" calcext:value-type="float">
            <text:p>0,56947494</text:p>
          </table:table-cell>
          <table:table-cell office:value-type="float" office:value="0" calcext:value-type="float">
            <text:p>0</text:p>
          </table:table-cell>
          <table:table-cell office:value-type="float" office:value="-2.0058448" calcext:value-type="float">
            <text:p>-2,0058448</text:p>
          </table:table-cell>
          <table:table-cell office:value-type="float" office:value="-0.00090848" calcext:value-type="float">
            <text:p>-0,00090848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5.77656" calcext:value-type="float">
            <text:p>1624631705,77656</text:p>
          </table:table-cell>
          <table:table-cell table:formula="of:=ROUND([.A189]-[$menor.$A$1];1)" office:value-type="float" office:value="25.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office:value-type="float" office:value="0.56365728" calcext:value-type="float">
            <text:p>0,56365728</text:p>
          </table:table-cell>
          <table:table-cell office:value-type="float" office:value="0" calcext:value-type="float">
            <text:p>0</text:p>
          </table:table-cell>
          <table:table-cell office:value-type="float" office:value="-2.00536419" calcext:value-type="float">
            <text:p>-2,00536419</text:p>
          </table:table-cell>
          <table:table-cell office:value-type="float" office:value="-0.0010627" calcext:value-type="float">
            <text:p>-0,001062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5.87655" calcext:value-type="float">
            <text:p>1624631705,87655</text:p>
          </table:table-cell>
          <table:table-cell table:formula="of:=ROUND([.A190]-[$menor.$A$1];1)"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.55832446" calcext:value-type="float">
            <text:p>0,55832446</text:p>
          </table:table-cell>
          <table:table-cell office:value-type="float" office:value="0" calcext:value-type="float">
            <text:p>0</text:p>
          </table:table-cell>
          <table:table-cell office:value-type="float" office:value="-2.00585324" calcext:value-type="float">
            <text:p>-2,00585324</text:p>
          </table:table-cell>
          <table:table-cell office:value-type="float" office:value="-0.00023407" calcext:value-type="float">
            <text:p>-0,0002340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5.97655" calcext:value-type="float">
            <text:p>1624631705,97655</text:p>
          </table:table-cell>
          <table:table-cell table:formula="of:=ROUND([.A191]-[$menor.$A$1];1)" office:value-type="float" office:value="25.3" calcext:value-type="float">
            <text:p>25,3</text:p>
          </table:table-cell>
          <table:table-cell office:value-type="float" office:value="1" calcext:value-type="float">
            <text:p>1</text:p>
          </table:table-cell>
          <table:table-cell office:value-type="float" office:value="0.55247962" calcext:value-type="float">
            <text:p>0,55247962</text:p>
          </table:table-cell>
          <table:table-cell office:value-type="float" office:value="0" calcext:value-type="float">
            <text:p>0</text:p>
          </table:table-cell>
          <table:table-cell office:value-type="float" office:value="-2.00583046" calcext:value-type="float">
            <text:p>-2,00583046</text:p>
          </table:table-cell>
          <table:table-cell office:value-type="float" office:value="-0.00038902" calcext:value-type="float">
            <text:p>-0,0003890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6.07657" calcext:value-type="float">
            <text:p>1624631706,07657</text:p>
          </table:table-cell>
          <table:table-cell table:formula="of:=ROUND([.A192]-[$menor.$A$1];1)" office:value-type="float" office:value="25.4" calcext:value-type="float">
            <text:p>25,4</text:p>
          </table:table-cell>
          <table:table-cell office:value-type="float" office:value="1" calcext:value-type="float">
            <text:p>1</text:p>
          </table:table-cell>
          <table:table-cell office:value-type="float" office:value="0.54666179" calcext:value-type="float">
            <text:p>0,54666179</text:p>
          </table:table-cell>
          <table:table-cell office:value-type="float" office:value="0" calcext:value-type="float">
            <text:p>0</text:p>
          </table:table-cell>
          <table:table-cell office:value-type="float" office:value="-2.00631968" calcext:value-type="float">
            <text:p>-2,00631968</text:p>
          </table:table-cell>
          <table:table-cell office:value-type="float" office:value="-0.00054324" calcext:value-type="float">
            <text:p>-0,0005432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6.17656" calcext:value-type="float">
            <text:p>1624631706,17656</text:p>
          </table:table-cell>
          <table:table-cell table:formula="of:=ROUND([.A193]-[$menor.$A$1];1)" office:value-type="float" office:value="25.5" calcext:value-type="float">
            <text:p>25,5</text:p>
          </table:table-cell>
          <table:table-cell office:value-type="float" office:value="1" calcext:value-type="float">
            <text:p>1</text:p>
          </table:table-cell>
          <table:table-cell office:value-type="float" office:value="0.5403592" calcext:value-type="float">
            <text:p>0,5403592</text:p>
          </table:table-cell>
          <table:table-cell office:value-type="float" office:value="0" calcext:value-type="float">
            <text:p>0</text:p>
          </table:table-cell>
          <table:table-cell office:value-type="float" office:value="-2.0058393" calcext:value-type="float">
            <text:p>-2,0058393</text:p>
          </table:table-cell>
          <table:table-cell office:value-type="float" office:value="-0.00071032" calcext:value-type="float">
            <text:p>-0,0007103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6.27656" calcext:value-type="float">
            <text:p>1624631706,27656</text:p>
          </table:table-cell>
          <table:table-cell table:formula="of:=ROUND([.A194]-[$menor.$A$1];1)" office:value-type="float" office:value="25.6" calcext:value-type="float">
            <text:p>25,6</text:p>
          </table:table-cell>
          <table:table-cell office:value-type="float" office:value="1" calcext:value-type="float">
            <text:p>1</text:p>
          </table:table-cell>
          <table:table-cell office:value-type="float" office:value="0.53454149" calcext:value-type="float">
            <text:p>0,53454149</text:p>
          </table:table-cell>
          <table:table-cell office:value-type="float" office:value="0" calcext:value-type="float">
            <text:p>0</text:p>
          </table:table-cell>
          <table:table-cell office:value-type="float" office:value="-2.00487363" calcext:value-type="float">
            <text:p>-2,00487363</text:p>
          </table:table-cell>
          <table:table-cell office:value-type="float" office:value="-0.00086455" calcext:value-type="float">
            <text:p>-0,0008645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6.37656" calcext:value-type="float">
            <text:p>1624631706,37656</text:p>
          </table:table-cell>
          <table:table-cell table:formula="of:=ROUND([.A195]-[$menor.$A$1];1)" office:value-type="float" office:value="25.7" calcext:value-type="float">
            <text:p>25,7</text:p>
          </table:table-cell>
          <table:table-cell office:value-type="float" office:value="1" calcext:value-type="float">
            <text:p>1</text:p>
          </table:table-cell>
          <table:table-cell office:value-type="float" office:value="0.52969342" calcext:value-type="float">
            <text:p>0,52969342</text:p>
          </table:table-cell>
          <table:table-cell office:value-type="float" office:value="0" calcext:value-type="float">
            <text:p>0</text:p>
          </table:table-cell>
          <table:table-cell office:value-type="float" office:value="-2.00633227" calcext:value-type="float">
            <text:p>-2,00633227</text:p>
          </table:table-cell>
          <table:table-cell office:value-type="float" office:value="-0.00099307" calcext:value-type="float">
            <text:p>-0,0009930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6.47656" calcext:value-type="float">
            <text:p>1624631706,47656</text:p>
          </table:table-cell>
          <table:table-cell table:formula="of:=ROUND([.A196]-[$menor.$A$1];1)" office:value-type="float" office:value="25.8" calcext:value-type="float">
            <text:p>25,8</text:p>
          </table:table-cell>
          <table:table-cell office:value-type="float" office:value="1" calcext:value-type="float">
            <text:p>1</text:p>
          </table:table-cell>
          <table:table-cell office:value-type="float" office:value="0.52339101" calcext:value-type="float">
            <text:p>0,52339101</text:p>
          </table:table-cell>
          <table:table-cell office:value-type="float" office:value="0" calcext:value-type="float">
            <text:p>0</text:p>
          </table:table-cell>
          <table:table-cell office:value-type="float" office:value="-2.00488207" calcext:value-type="float">
            <text:p>-2,00488207</text:p>
          </table:table-cell>
          <table:table-cell office:value-type="float" office:value="-0.00116014" calcext:value-type="float">
            <text:p>-0,0011601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6.57656" calcext:value-type="float">
            <text:p>1624631706,57656</text:p>
          </table:table-cell>
          <table:table-cell table:formula="of:=ROUND([.A197]-[$menor.$A$1];1)" office:value-type="float" office:value="25.9" calcext:value-type="float">
            <text:p>25,9</text:p>
          </table:table-cell>
          <table:table-cell office:value-type="float" office:value="1" calcext:value-type="float">
            <text:p>1</text:p>
          </table:table-cell>
          <table:table-cell office:value-type="float" office:value="0.518543" calcext:value-type="float">
            <text:p>0,518543</text:p>
          </table:table-cell>
          <table:table-cell office:value-type="float" office:value="0" calcext:value-type="float">
            <text:p>0</text:p>
          </table:table-cell>
          <table:table-cell office:value-type="float" office:value="-2.00634077" calcext:value-type="float">
            <text:p>-2,00634077</text:p>
          </table:table-cell>
          <table:table-cell office:value-type="float" office:value="-0.00128866" calcext:value-type="float">
            <text:p>-0,0012886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6.67656" calcext:value-type="float">
            <text:p>1624631706,67656</text:p>
          </table:table-cell>
          <table:table-cell table:formula="of:=ROUND([.A198]-[$menor.$A$1];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51224071" calcext:value-type="float">
            <text:p>0,51224071</text:p>
          </table:table-cell>
          <table:table-cell office:value-type="float" office:value="0" calcext:value-type="float">
            <text:p>0</text:p>
          </table:table-cell>
          <table:table-cell office:value-type="float" office:value="-2.00489069" calcext:value-type="float">
            <text:p>-2,00489069</text:p>
          </table:table-cell>
          <table:table-cell office:value-type="float" office:value="-0.00145573" calcext:value-type="float">
            <text:p>-0,00145573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6.77652" calcext:value-type="float">
            <text:p>1624631706,77652</text:p>
          </table:table-cell>
          <table:table-cell table:formula="of:=ROUND([.A199]-[$menor.$A$1];1)" office:value-type="float" office:value="26.1" calcext:value-type="float">
            <text:p>26,1</text:p>
          </table:table-cell>
          <table:table-cell office:value-type="float" office:value="1" calcext:value-type="float">
            <text:p>1</text:p>
          </table:table-cell>
          <table:table-cell office:value-type="float" office:value="0.50739282" calcext:value-type="float">
            <text:p>0,50739282</text:p>
          </table:table-cell>
          <table:table-cell office:value-type="float" office:value="0" calcext:value-type="float">
            <text:p>0</text:p>
          </table:table-cell>
          <table:table-cell office:value-type="float" office:value="-2.00586451" calcext:value-type="float">
            <text:p>-2,00586451</text:p>
          </table:table-cell>
          <table:table-cell office:value-type="float" office:value="-0.00158425" calcext:value-type="float">
            <text:p>-0,0015842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6.87657" calcext:value-type="float">
            <text:p>1624631706,87657</text:p>
          </table:table-cell>
          <table:table-cell table:formula="of:=ROUND([.A200]-[$menor.$A$1];1)" office:value-type="float" office:value="26.2" calcext:value-type="float">
            <text:p>26,2</text:p>
          </table:table-cell>
          <table:table-cell office:value-type="float" office:value="1" calcext:value-type="float">
            <text:p>1</text:p>
          </table:table-cell>
          <table:table-cell office:value-type="float" office:value="0.50157541" calcext:value-type="float">
            <text:p>0,50157541</text:p>
          </table:table-cell>
          <table:table-cell office:value-type="float" office:value="0" calcext:value-type="float">
            <text:p>0</text:p>
          </table:table-cell>
          <table:table-cell office:value-type="float" office:value="-2.00538414" calcext:value-type="float">
            <text:p>-2,00538414</text:p>
          </table:table-cell>
          <table:table-cell office:value-type="float" office:value="-0.00173846" calcext:value-type="float">
            <text:p>-0,0017384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6.97656" calcext:value-type="float">
            <text:p>1624631706,97656</text:p>
          </table:table-cell>
          <table:table-cell table:formula="of:=ROUND([.A201]-[$menor.$A$1];1)" office:value-type="float" office:value="26.3" calcext:value-type="float">
            <text:p>26,3</text:p>
          </table:table-cell>
          <table:table-cell office:value-type="float" office:value="1" calcext:value-type="float">
            <text:p>1</text:p>
          </table:table-cell>
          <table:table-cell office:value-type="float" office:value="0.49624282" calcext:value-type="float">
            <text:p>0,49624282</text:p>
          </table:table-cell>
          <table:table-cell office:value-type="float" office:value="0" calcext:value-type="float">
            <text:p>0</text:p>
          </table:table-cell>
          <table:table-cell office:value-type="float" office:value="-2.00490342" calcext:value-type="float">
            <text:p>-2,00490342</text:p>
          </table:table-cell>
          <table:table-cell office:value-type="float" office:value="-0.00090983" calcext:value-type="float">
            <text:p>-0,00090983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7.07655" calcext:value-type="float">
            <text:p>1624631707,07655</text:p>
          </table:table-cell>
          <table:table-cell table:formula="of:=ROUND([.A202]-[$menor.$A$1];1)" office:value-type="float" office:value="26.4" calcext:value-type="float">
            <text:p>26,4</text:p>
          </table:table-cell>
          <table:table-cell office:value-type="float" office:value="1" calcext:value-type="float">
            <text:p>1</text:p>
          </table:table-cell>
          <table:table-cell office:value-type="float" office:value="0.49136633" calcext:value-type="float">
            <text:p>0,49136633</text:p>
          </table:table-cell>
          <table:table-cell office:value-type="float" office:value="0" calcext:value-type="float">
            <text:p>0</text:p>
          </table:table-cell>
          <table:table-cell office:value-type="float" office:value="-2.00487864" calcext:value-type="float">
            <text:p>-2,00487864</text:p>
          </table:table-cell>
          <table:table-cell office:value-type="float" office:value="-0.0010391" calcext:value-type="float">
            <text:p>-0,0010391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7.17656" calcext:value-type="float">
            <text:p>1624631707,17656</text:p>
          </table:table-cell>
          <table:table-cell table:formula="of:=ROUND([.A203]-[$menor.$A$1];1)" office:value-type="float" office:value="26.5" calcext:value-type="float">
            <text:p>26,5</text:p>
          </table:table-cell>
          <table:table-cell office:value-type="float" office:value="1" calcext:value-type="float">
            <text:p>1</text:p>
          </table:table-cell>
          <table:table-cell office:value-type="float" office:value="0.48651835" calcext:value-type="float">
            <text:p>0,48651835</text:p>
          </table:table-cell>
          <table:table-cell office:value-type="float" office:value="0" calcext:value-type="float">
            <text:p>0</text:p>
          </table:table-cell>
          <table:table-cell office:value-type="float" office:value="-2.00488237" calcext:value-type="float">
            <text:p>-2,00488237</text:p>
          </table:table-cell>
          <table:table-cell office:value-type="float" office:value="-0.00116762" calcext:value-type="float">
            <text:p>-0,0011676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7.27654" calcext:value-type="float">
            <text:p>1624631707,27654</text:p>
          </table:table-cell>
          <table:table-cell table:formula="of:=ROUND([.A204]-[$menor.$A$1];1)" office:value-type="float" office:value="26.6" calcext:value-type="float">
            <text:p>26,6</text:p>
          </table:table-cell>
          <table:table-cell office:value-type="float" office:value="1" calcext:value-type="float">
            <text:p>1</text:p>
          </table:table-cell>
          <table:table-cell office:value-type="float" office:value="0.48167041" calcext:value-type="float">
            <text:p>0,48167041</text:p>
          </table:table-cell>
          <table:table-cell office:value-type="float" office:value="0" calcext:value-type="float">
            <text:p>0</text:p>
          </table:table-cell>
          <table:table-cell office:value-type="float" office:value="-2.00634113" calcext:value-type="float">
            <text:p>-2,00634113</text:p>
          </table:table-cell>
          <table:table-cell office:value-type="float" office:value="-0.00129614" calcext:value-type="float">
            <text:p>-0,0012961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7.37657" calcext:value-type="float">
            <text:p>1624631707,37657</text:p>
          </table:table-cell>
          <table:table-cell table:formula="of:=ROUND([.A205]-[$menor.$A$1];1)" office:value-type="float" office:value="26.7" calcext:value-type="float">
            <text:p>26,7</text:p>
          </table:table-cell>
          <table:table-cell office:value-type="float" office:value="1" calcext:value-type="float">
            <text:p>1</text:p>
          </table:table-cell>
          <table:table-cell office:value-type="float" office:value="0.47536811" calcext:value-type="float">
            <text:p>0,47536811</text:p>
          </table:table-cell>
          <table:table-cell office:value-type="float" office:value="0" calcext:value-type="float">
            <text:p>0</text:p>
          </table:table-cell>
          <table:table-cell office:value-type="float" office:value="-2.00489105" calcext:value-type="float">
            <text:p>-2,00489105</text:p>
          </table:table-cell>
          <table:table-cell office:value-type="float" office:value="-0.00146321" calcext:value-type="float">
            <text:p>-0,00146321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7.47655" calcext:value-type="float">
            <text:p>1624631707,47655</text:p>
          </table:table-cell>
          <table:table-cell table:formula="of:=ROUND([.A206]-[$menor.$A$1];1)" office:value-type="float" office:value="26.8" calcext:value-type="float">
            <text:p>26,8</text:p>
          </table:table-cell>
          <table:table-cell office:value-type="float" office:value="1" calcext:value-type="float">
            <text:p>1</text:p>
          </table:table-cell>
          <table:table-cell office:value-type="float" office:value="0.47052026" calcext:value-type="float">
            <text:p>0,47052026</text:p>
          </table:table-cell>
          <table:table-cell office:value-type="float" office:value="0" calcext:value-type="float">
            <text:p>0</text:p>
          </table:table-cell>
          <table:table-cell office:value-type="float" office:value="-2.0048949" calcext:value-type="float">
            <text:p>-2,0048949</text:p>
          </table:table-cell>
          <table:table-cell office:value-type="float" office:value="-0.00159172" calcext:value-type="float">
            <text:p>-0,00159172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7.57657" calcext:value-type="float">
            <text:p>1624631707,57657</text:p>
          </table:table-cell>
          <table:table-cell table:formula="of:=ROUND([.A207]-[$menor.$A$1];1)" office:value-type="float" office:value="26.9" calcext:value-type="float">
            <text:p>26,9</text:p>
          </table:table-cell>
          <table:table-cell office:value-type="float" office:value="1" calcext:value-type="float">
            <text:p>1</text:p>
          </table:table-cell>
          <table:table-cell office:value-type="float" office:value="0.46567246" calcext:value-type="float">
            <text:p>0,46567246</text:p>
          </table:table-cell>
          <table:table-cell office:value-type="float" office:value="0" calcext:value-type="float">
            <text:p>0</text:p>
          </table:table-cell>
          <table:table-cell office:value-type="float" office:value="-2.00441381" calcext:value-type="float">
            <text:p>-2,00441381</text:p>
          </table:table-cell>
          <table:table-cell office:value-type="float" office:value="-0.00172023" calcext:value-type="float">
            <text:p>-0,00172023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7.67656" calcext:value-type="float">
            <text:p>1624631707,67656</text:p>
          </table:table-cell>
          <table:table-cell table:formula="of:=ROUND([.A208]-[$menor.$A$1];1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46130946" calcext:value-type="float">
            <text:p>0,46130946</text:p>
          </table:table-cell>
          <table:table-cell office:value-type="float" office:value="0" calcext:value-type="float">
            <text:p>0</text:p>
          </table:table-cell>
          <table:table-cell office:value-type="float" office:value="-2.00490234" calcext:value-type="float">
            <text:p>-2,00490234</text:p>
          </table:table-cell>
          <table:table-cell office:value-type="float" office:value="-0.00183589" calcext:value-type="float">
            <text:p>-0,00183589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7.77657" calcext:value-type="float">
            <text:p>1624631707,77657</text:p>
          </table:table-cell>
          <table:table-cell table:formula="of:=ROUND([.A209]-[$menor.$A$1];1)" office:value-type="float" office:value="27.1" calcext:value-type="float">
            <text:p>27,1</text:p>
          </table:table-cell>
          <table:table-cell office:value-type="float" office:value="1" calcext:value-type="float">
            <text:p>1</text:p>
          </table:table-cell>
          <table:table-cell office:value-type="float" office:value="0.45646176" calcext:value-type="float">
            <text:p>0,45646176</text:p>
          </table:table-cell>
          <table:table-cell office:value-type="float" office:value="0" calcext:value-type="float">
            <text:p>0</text:p>
          </table:table-cell>
          <table:table-cell office:value-type="float" office:value="-2.00490634" calcext:value-type="float">
            <text:p>-2,00490634</text:p>
          </table:table-cell>
          <table:table-cell office:value-type="float" office:value="-0.00196441" calcext:value-type="float">
            <text:p>-0,00196441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7.87655" calcext:value-type="float">
            <text:p>1624631707,87655</text:p>
          </table:table-cell>
          <table:table-cell table:formula="of:=ROUND([.A210]-[$menor.$A$1];1)" office:value-type="float" office:value="27.2" calcext:value-type="float">
            <text:p>27,2</text:p>
          </table:table-cell>
          <table:table-cell office:value-type="float" office:value="1" calcext:value-type="float">
            <text:p>1</text:p>
          </table:table-cell>
          <table:table-cell office:value-type="float" office:value="0.45161408" calcext:value-type="float">
            <text:p>0,45161408</text:p>
          </table:table-cell>
          <table:table-cell office:value-type="float" office:value="0" calcext:value-type="float">
            <text:p>0</text:p>
          </table:table-cell>
          <table:table-cell office:value-type="float" office:value="-2.00539537" calcext:value-type="float">
            <text:p>-2,00539537</text:p>
          </table:table-cell>
          <table:table-cell office:value-type="float" office:value="-0.00209291" calcext:value-type="float">
            <text:p>-0,00209291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7.97656" calcext:value-type="float">
            <text:p>1624631707,97656</text:p>
          </table:table-cell>
          <table:table-cell table:formula="of:=ROUND([.A211]-[$menor.$A$1];1)" office:value-type="float" office:value="27.3" calcext:value-type="float">
            <text:p>27,3</text:p>
          </table:table-cell>
          <table:table-cell office:value-type="float" office:value="1" calcext:value-type="float">
            <text:p>1</text:p>
          </table:table-cell>
          <table:table-cell office:value-type="float" office:value="0.4462817" calcext:value-type="float">
            <text:p>0,4462817</text:p>
          </table:table-cell>
          <table:table-cell office:value-type="float" office:value="0" calcext:value-type="float">
            <text:p>0</text:p>
          </table:table-cell>
          <table:table-cell office:value-type="float" office:value="-2.00491486" calcext:value-type="float">
            <text:p>-2,00491486</text:p>
          </table:table-cell>
          <table:table-cell office:value-type="float" office:value="-0.00223427" calcext:value-type="float">
            <text:p>-0,0022342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8.07656" calcext:value-type="float">
            <text:p>1624631708,07656</text:p>
          </table:table-cell>
          <table:table-cell table:formula="of:=ROUND([.A212]-[$menor.$A$1];1)" office:value-type="float" office:value="27.4" calcext:value-type="float">
            <text:p>27,4</text:p>
          </table:table-cell>
          <table:table-cell office:value-type="float" office:value="1" calcext:value-type="float">
            <text:p>1</text:p>
          </table:table-cell>
          <table:table-cell office:value-type="float" office:value="0.44143412" calcext:value-type="float">
            <text:p>0,44143412</text:p>
          </table:table-cell>
          <table:table-cell office:value-type="float" office:value="0" calcext:value-type="float">
            <text:p>0</text:p>
          </table:table-cell>
          <table:table-cell office:value-type="float" office:value="-2.00394898" calcext:value-type="float">
            <text:p>-2,00394898</text:p>
          </table:table-cell>
          <table:table-cell office:value-type="float" office:value="-0.00236278" calcext:value-type="float">
            <text:p>-0,00236278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8.17657" calcext:value-type="float">
            <text:p>1624631708,17657</text:p>
          </table:table-cell>
          <table:table-cell table:formula="of:=ROUND([.A213]-[$menor.$A$1];1)" office:value-type="float" office:value="27.5" calcext:value-type="float">
            <text:p>27,5</text:p>
          </table:table-cell>
          <table:table-cell office:value-type="float" office:value="1" calcext:value-type="float">
            <text:p>1</text:p>
          </table:table-cell>
          <table:table-cell office:value-type="float" office:value="0.43755612" calcext:value-type="float">
            <text:p>0,43755612</text:p>
          </table:table-cell>
          <table:table-cell office:value-type="float" office:value="0" calcext:value-type="float">
            <text:p>0</text:p>
          </table:table-cell>
          <table:table-cell office:value-type="float" office:value="-2.00492234" calcext:value-type="float">
            <text:p>-2,00492234</text:p>
          </table:table-cell>
          <table:table-cell office:value-type="float" office:value="-0.00246559" calcext:value-type="float">
            <text:p>-0,00246559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8.27657" calcext:value-type="float">
            <text:p>1624631708,27657</text:p>
          </table:table-cell>
          <table:table-cell table:formula="of:=ROUND([.A214]-[$menor.$A$1];1)" office:value-type="float" office:value="27.6" calcext:value-type="float">
            <text:p>27,6</text:p>
          </table:table-cell>
          <table:table-cell office:value-type="float" office:value="1" calcext:value-type="float">
            <text:p>1</text:p>
          </table:table-cell>
          <table:table-cell office:value-type="float" office:value="0.43270865" calcext:value-type="float">
            <text:p>0,43270865</text:p>
          </table:table-cell>
          <table:table-cell office:value-type="float" office:value="0" calcext:value-type="float">
            <text:p>0</text:p>
          </table:table-cell>
          <table:table-cell office:value-type="float" office:value="-2.00541158" calcext:value-type="float">
            <text:p>-2,00541158</text:p>
          </table:table-cell>
          <table:table-cell office:value-type="float" office:value="-0.00162409" calcext:value-type="float">
            <text:p>-0,00162409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8.37656" calcext:value-type="float">
            <text:p>1624631708,37656</text:p>
          </table:table-cell>
          <table:table-cell table:formula="of:=ROUND([.A215]-[$menor.$A$1];1)" office:value-type="float" office:value="27.7" calcext:value-type="float">
            <text:p>27,7</text:p>
          </table:table-cell>
          <table:table-cell office:value-type="float" office:value="1" calcext:value-type="float">
            <text:p>1</text:p>
          </table:table-cell>
          <table:table-cell office:value-type="float" office:value="0.42734569" calcext:value-type="float">
            <text:p>0,42734569</text:p>
          </table:table-cell>
          <table:table-cell office:value-type="float" office:value="0" calcext:value-type="float">
            <text:p>0</text:p>
          </table:table-cell>
          <table:table-cell office:value-type="float" office:value="-2.00393051" calcext:value-type="float">
            <text:p>-2,00393051</text:p>
          </table:table-cell>
          <table:table-cell office:value-type="float" office:value="-0.00176626" calcext:value-type="float">
            <text:p>-0,0017662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8.47655" calcext:value-type="float">
            <text:p>1624631708,47655</text:p>
          </table:table-cell>
          <table:table-cell table:formula="of:=ROUND([.A216]-[$menor.$A$1];1)" office:value-type="float" office:value="27.8" calcext:value-type="float">
            <text:p>27,8</text:p>
          </table:table-cell>
          <table:table-cell office:value-type="float" office:value="1" calcext:value-type="float">
            <text:p>1</text:p>
          </table:table-cell>
          <table:table-cell office:value-type="float" office:value="0.42346752" calcext:value-type="float">
            <text:p>0,42346752</text:p>
          </table:table-cell>
          <table:table-cell office:value-type="float" office:value="0" calcext:value-type="float">
            <text:p>0</text:p>
          </table:table-cell>
          <table:table-cell office:value-type="float" office:value="-2.00490369" calcext:value-type="float">
            <text:p>-2,00490369</text:p>
          </table:table-cell>
          <table:table-cell office:value-type="float" office:value="-0.00186907" calcext:value-type="float">
            <text:p>-0,00186907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8.57656" calcext:value-type="float">
            <text:p>1624631708,57656</text:p>
          </table:table-cell>
          <table:table-cell table:formula="of:=ROUND([.A217]-[$menor.$A$1];1)" office:value-type="float" office:value="27.9" calcext:value-type="float">
            <text:p>27,9</text:p>
          </table:table-cell>
          <table:table-cell office:value-type="float" office:value="1" calcext:value-type="float">
            <text:p>1</text:p>
          </table:table-cell>
          <table:table-cell office:value-type="float" office:value="0.41861987" calcext:value-type="float">
            <text:p>0,41861987</text:p>
          </table:table-cell>
          <table:table-cell office:value-type="float" office:value="0" calcext:value-type="float">
            <text:p>0</text:p>
          </table:table-cell>
          <table:table-cell office:value-type="float" office:value="-2.00442275" calcext:value-type="float">
            <text:p>-2,00442275</text:p>
          </table:table-cell>
          <table:table-cell office:value-type="float" office:value="-0.00199758" calcext:value-type="float">
            <text:p>-0,00199758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8.67656" calcext:value-type="float">
            <text:p>1624631708,67656</text:p>
          </table:table-cell>
          <table:table-cell table:formula="of:=ROUND([.A218]-[$menor.$A$1];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1425702" calcext:value-type="float">
            <text:p>0,41425702</text:p>
          </table:table-cell>
          <table:table-cell office:value-type="float" office:value="0" calcext:value-type="float">
            <text:p>0</text:p>
          </table:table-cell>
          <table:table-cell office:value-type="float" office:value="-2.00394143" calcext:value-type="float">
            <text:p>-2,00394143</text:p>
          </table:table-cell>
          <table:table-cell office:value-type="float" office:value="-0.00211323" calcext:value-type="float">
            <text:p>-0,00211323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8.77656" calcext:value-type="float">
            <text:p>1624631708,77656</text:p>
          </table:table-cell>
          <table:table-cell table:formula="of:=ROUND([.A219]-[$menor.$A$1];1)" office:value-type="float" office:value="28.1" calcext:value-type="float">
            <text:p>28,1</text:p>
          </table:table-cell>
          <table:table-cell office:value-type="float" office:value="1" calcext:value-type="float">
            <text:p>1</text:p>
          </table:table-cell>
          <table:table-cell office:value-type="float" office:value="0.41037899" calcext:value-type="float">
            <text:p>0,41037899</text:p>
          </table:table-cell>
          <table:table-cell office:value-type="float" office:value="0" calcext:value-type="float">
            <text:p>0</text:p>
          </table:table-cell>
          <table:table-cell office:value-type="float" office:value="-2.00491477" calcext:value-type="float">
            <text:p>-2,00491477</text:p>
          </table:table-cell>
          <table:table-cell office:value-type="float" office:value="-0.00221604" calcext:value-type="float">
            <text:p>-0,0022160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8.87654" calcext:value-type="float">
            <text:p>1624631708,87654</text:p>
          </table:table-cell>
          <table:table-cell table:formula="of:=ROUND([.A220]-[$menor.$A$1];1)" office:value-type="float" office:value="28.2" calcext:value-type="float">
            <text:p>28,2</text:p>
          </table:table-cell>
          <table:table-cell office:value-type="float" office:value="1" calcext:value-type="float">
            <text:p>1</text:p>
          </table:table-cell>
          <table:table-cell office:value-type="float" office:value="0.40553147" calcext:value-type="float">
            <text:p>0,40553147</text:p>
          </table:table-cell>
          <table:table-cell office:value-type="float" office:value="0" calcext:value-type="float">
            <text:p>0</text:p>
          </table:table-cell>
          <table:table-cell office:value-type="float" office:value="-2.00394895" calcext:value-type="float">
            <text:p>-2,00394895</text:p>
          </table:table-cell>
          <table:table-cell office:value-type="float" office:value="-0.00234454" calcext:value-type="float">
            <text:p>-0,0023445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8.97657" calcext:value-type="float">
            <text:p>1624631708,97657</text:p>
          </table:table-cell>
          <table:table-cell table:formula="of:=ROUND([.A221]-[$menor.$A$1];1)" office:value-type="float" office:value="28.3" calcext:value-type="float">
            <text:p>28,3</text:p>
          </table:table-cell>
          <table:table-cell office:value-type="float" office:value="1" calcext:value-type="float">
            <text:p>1</text:p>
          </table:table-cell>
          <table:table-cell office:value-type="float" office:value="0.40165353" calcext:value-type="float">
            <text:p>0,40165353</text:p>
          </table:table-cell>
          <table:table-cell office:value-type="float" office:value="0" calcext:value-type="float">
            <text:p>0</text:p>
          </table:table-cell>
          <table:table-cell office:value-type="float" office:value="-2.00443737" calcext:value-type="float">
            <text:p>-2,00443737</text:p>
          </table:table-cell>
          <table:table-cell office:value-type="float" office:value="-0.00244735" calcext:value-type="float">
            <text:p>-0,0024473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9.07656" calcext:value-type="float">
            <text:p>1624631709,07656</text:p>
          </table:table-cell>
          <table:table-cell table:formula="of:=ROUND([.A222]-[$menor.$A$1];1)" office:value-type="float" office:value="28.4" calcext:value-type="float">
            <text:p>28,4</text:p>
          </table:table-cell>
          <table:table-cell office:value-type="float" office:value="1" calcext:value-type="float">
            <text:p>1</text:p>
          </table:table-cell>
          <table:table-cell office:value-type="float" office:value="0.39729086" calcext:value-type="float">
            <text:p>0,39729086</text:p>
          </table:table-cell>
          <table:table-cell office:value-type="float" office:value="0" calcext:value-type="float">
            <text:p>0</text:p>
          </table:table-cell>
          <table:table-cell office:value-type="float" office:value="-2.00395623" calcext:value-type="float">
            <text:p>-2,00395623</text:p>
          </table:table-cell>
          <table:table-cell office:value-type="float" office:value="-0.002563" calcext:value-type="float">
            <text:p>-0,002563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9.17657" calcext:value-type="float">
            <text:p>1624631709,17657</text:p>
          </table:table-cell>
          <table:table-cell table:formula="of:=ROUND([.A223]-[$menor.$A$1];1)" office:value-type="float" office:value="28.5" calcext:value-type="float">
            <text:p>28,5</text:p>
          </table:table-cell>
          <table:table-cell office:value-type="float" office:value="1" calcext:value-type="float">
            <text:p>1</text:p>
          </table:table-cell>
          <table:table-cell office:value-type="float" office:value="0.39341301" calcext:value-type="float">
            <text:p>0,39341301</text:p>
          </table:table-cell>
          <table:table-cell office:value-type="float" office:value="0" calcext:value-type="float">
            <text:p>0</text:p>
          </table:table-cell>
          <table:table-cell office:value-type="float" office:value="-2.00395975" calcext:value-type="float">
            <text:p>-2,00395975</text:p>
          </table:table-cell>
          <table:table-cell office:value-type="float" office:value="-0.0026658" calcext:value-type="float">
            <text:p>-0,0026658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9.27657" calcext:value-type="float">
            <text:p>1624631709,27657</text:p>
          </table:table-cell>
          <table:table-cell table:formula="of:=ROUND([.A224]-[$menor.$A$1];1)" office:value-type="float" office:value="28.6" calcext:value-type="float">
            <text:p>28,6</text:p>
          </table:table-cell>
          <table:table-cell office:value-type="float" office:value="1" calcext:value-type="float">
            <text:p>1</text:p>
          </table:table-cell>
          <table:table-cell office:value-type="float" office:value="0.38953516" calcext:value-type="float">
            <text:p>0,38953516</text:p>
          </table:table-cell>
          <table:table-cell office:value-type="float" office:value="0" calcext:value-type="float">
            <text:p>0</text:p>
          </table:table-cell>
          <table:table-cell office:value-type="float" office:value="-2.00493326" calcext:value-type="float">
            <text:p>-2,00493326</text:p>
          </table:table-cell>
          <table:table-cell office:value-type="float" office:value="-0.0027686" calcext:value-type="float">
            <text:p>-0,002768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9.37656" calcext:value-type="float">
            <text:p>1624631709,37656</text:p>
          </table:table-cell>
          <table:table-cell table:formula="of:=ROUND([.A225]-[$menor.$A$1];1)" office:value-type="float" office:value="28.7" calcext:value-type="float">
            <text:p>28,7</text:p>
          </table:table-cell>
          <table:table-cell office:value-type="float" office:value="1" calcext:value-type="float">
            <text:p>1</text:p>
          </table:table-cell>
          <table:table-cell office:value-type="float" office:value="0.38468796" calcext:value-type="float">
            <text:p>0,38468796</text:p>
          </table:table-cell>
          <table:table-cell office:value-type="float" office:value="0" calcext:value-type="float">
            <text:p>0</text:p>
          </table:table-cell>
          <table:table-cell office:value-type="float" office:value="-2.00445277" calcext:value-type="float">
            <text:p>-2,00445277</text:p>
          </table:table-cell>
          <table:table-cell office:value-type="float" office:value="-0.0028971" calcext:value-type="float">
            <text:p>-0,0028971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9.4765" calcext:value-type="float">
            <text:p>1624631709,4765</text:p>
          </table:table-cell>
          <table:table-cell table:formula="of:=ROUND([.A226]-[$menor.$A$1];1)" office:value-type="float" office:value="28.8" calcext:value-type="float">
            <text:p>28,8</text:p>
          </table:table-cell>
          <table:table-cell office:value-type="float" office:value="1" calcext:value-type="float">
            <text:p>1</text:p>
          </table:table-cell>
          <table:table-cell office:value-type="float" office:value="0.3803255" calcext:value-type="float">
            <text:p>0,3803255</text:p>
          </table:table-cell>
          <table:table-cell office:value-type="float" office:value="0" calcext:value-type="float">
            <text:p>0</text:p>
          </table:table-cell>
          <table:table-cell office:value-type="float" office:value="-2.00397183" calcext:value-type="float">
            <text:p>-2,00397183</text:p>
          </table:table-cell>
          <table:table-cell office:value-type="float" office:value="-0.00301274" calcext:value-type="float">
            <text:p>-0,0030127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9.57656" calcext:value-type="float">
            <text:p>1624631709,57656</text:p>
          </table:table-cell>
          <table:table-cell table:formula="of:=ROUND([.A227]-[$menor.$A$1];1)" office:value-type="float" office:value="28.9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office:value-type="float" office:value="0.37644783" calcext:value-type="float">
            <text:p>0,37644783</text:p>
          </table:table-cell>
          <table:table-cell office:value-type="float" office:value="0" calcext:value-type="float">
            <text:p>0</text:p>
          </table:table-cell>
          <table:table-cell office:value-type="float" office:value="-2.00397553" calcext:value-type="float">
            <text:p>-2,00397553</text:p>
          </table:table-cell>
          <table:table-cell office:value-type="float" office:value="-0.00311554" calcext:value-type="float">
            <text:p>-0,00311554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9.67656" calcext:value-type="float">
            <text:p>1624631709,67656</text:p>
          </table:table-cell>
          <table:table-cell table:formula="of:=ROUND([.A228]-[$menor.$A$1];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7257019" calcext:value-type="float">
            <text:p>0,37257019</text:p>
          </table:table-cell>
          <table:table-cell office:value-type="float" office:value="0" calcext:value-type="float">
            <text:p>0</text:p>
          </table:table-cell>
          <table:table-cell office:value-type="float" office:value="-2.00397925" calcext:value-type="float">
            <text:p>-2,00397925</text:p>
          </table:table-cell>
          <table:table-cell office:value-type="float" office:value="-0.00321833" calcext:value-type="float">
            <text:p>-0,00321833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9.77656" calcext:value-type="float">
            <text:p>1624631709,77656</text:p>
          </table:table-cell>
          <table:table-cell table:formula="of:=ROUND([.A229]-[$menor.$A$1];1)" office:value-type="float" office:value="29.1" calcext:value-type="float">
            <text:p>29,1</text:p>
          </table:table-cell>
          <table:table-cell office:value-type="float" office:value="1" calcext:value-type="float">
            <text:p>1</text:p>
          </table:table-cell>
          <table:table-cell office:value-type="float" office:value="0.36869264" calcext:value-type="float">
            <text:p>0,36869264</text:p>
          </table:table-cell>
          <table:table-cell office:value-type="float" office:value="-1" calcext:value-type="float">
            <text:p>-1</text:p>
          </table:table-cell>
          <table:table-cell office:value-type="float" office:value="-2.00424135" calcext:value-type="float">
            <text:p>-2,00424135</text:p>
          </table:table-cell>
          <table:table-cell office:value-type="float" office:value="0.0040797" calcext:value-type="float">
            <text:p>0,0040797</text:p>
          </table:table-cell>
          <table:table-cell office:value-type="float" office:value="177.48093685" calcext:value-type="float">
            <text:p>177,48093685</text:p>
          </table:table-cell>
        </table:table-row>
        <table:table-row table:style-name="ro1">
          <table:table-cell office:value-type="float" office:value="1624631709.87656" calcext:value-type="float">
            <text:p>1624631709,87656</text:p>
          </table:table-cell>
          <table:table-cell table:formula="of:=ROUND([.A230]-[$menor.$A$1];1)" office:value-type="float" office:value="29.2" calcext:value-type="float">
            <text:p>29,2</text:p>
          </table:table-cell>
          <table:table-cell office:value-type="float" office:value="1" calcext:value-type="float">
            <text:p>1</text:p>
          </table:table-cell>
          <table:table-cell office:value-type="float" office:value="0.36429682" calcext:value-type="float">
            <text:p>0,36429682</text:p>
          </table:table-cell>
          <table:table-cell office:value-type="float" office:value="0" calcext:value-type="float">
            <text:p>0</text:p>
          </table:table-cell>
          <table:table-cell office:value-type="float" office:value="-2.0029838" calcext:value-type="float">
            <text:p>-2,0029838</text:p>
          </table:table-cell>
          <table:table-cell office:value-type="float" office:value="-0.00246766" calcext:value-type="float">
            <text:p>-0,0024676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09.97656" calcext:value-type="float">
            <text:p>1624631709,97656</text:p>
          </table:table-cell>
          <table:table-cell table:formula="of:=ROUND([.A231]-[$menor.$A$1];1)" office:value-type="float" office:value="29.3" calcext:value-type="float">
            <text:p>29,3</text:p>
          </table:table-cell>
          <table:table-cell office:value-type="float" office:value="1" calcext:value-type="float">
            <text:p>1</text:p>
          </table:table-cell>
          <table:table-cell office:value-type="float" office:value="0.36138847" calcext:value-type="float">
            <text:p>0,36138847</text:p>
          </table:table-cell>
          <table:table-cell office:value-type="float" office:value="0" calcext:value-type="float">
            <text:p>0</text:p>
          </table:table-cell>
          <table:table-cell office:value-type="float" office:value="-2.00395647" calcext:value-type="float">
            <text:p>-2,00395647</text:p>
          </table:table-cell>
          <table:table-cell office:value-type="float" office:value="-0.00254476" calcext:value-type="float">
            <text:p>-0,0025447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10.07656" calcext:value-type="float">
            <text:p>1624631710,07656</text:p>
          </table:table-cell>
          <table:table-cell table:formula="of:=ROUND([.A232]-[$menor.$A$1];1)" office:value-type="float" office:value="29.4" calcext:value-type="float">
            <text:p>29,4</text:p>
          </table:table-cell>
          <table:table-cell office:value-type="float" office:value="1" calcext:value-type="float">
            <text:p>1</text:p>
          </table:table-cell>
          <table:table-cell office:value-type="float" office:value="0.35751066" calcext:value-type="float">
            <text:p>0,35751066</text:p>
          </table:table-cell>
          <table:table-cell office:value-type="float" office:value="0" calcext:value-type="float">
            <text:p>0</text:p>
          </table:table-cell>
          <table:table-cell office:value-type="float" office:value="-2.00396001" calcext:value-type="float">
            <text:p>-2,00396001</text:p>
          </table:table-cell>
          <table:table-cell office:value-type="float" office:value="-0.00264755" calcext:value-type="float">
            <text:p>-0,0026475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10.17657" calcext:value-type="float">
            <text:p>1624631710,17657</text:p>
          </table:table-cell>
          <table:table-cell table:formula="of:=ROUND([.A233]-[$menor.$A$1];1)" office:value-type="float" office:value="29.5" calcext:value-type="float">
            <text:p>29,5</text:p>
          </table:table-cell>
          <table:table-cell office:value-type="float" office:value="1" calcext:value-type="float">
            <text:p>1</text:p>
          </table:table-cell>
          <table:table-cell office:value-type="float" office:value="0.35363293" calcext:value-type="float">
            <text:p>0,35363293</text:p>
          </table:table-cell>
          <table:table-cell office:value-type="float" office:value="0" calcext:value-type="float">
            <text:p>0</text:p>
          </table:table-cell>
          <table:table-cell office:value-type="float" office:value="-2.00444865" calcext:value-type="float">
            <text:p>-2,00444865</text:p>
          </table:table-cell>
          <table:table-cell office:value-type="float" office:value="-0.00275035" calcext:value-type="float">
            <text:p>-0,00275035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10.27656" calcext:value-type="float">
            <text:p>1624631710,27656</text:p>
          </table:table-cell>
          <table:table-cell table:formula="of:=ROUND([.A234]-[$menor.$A$1];1)" office:value-type="float" office:value="29.6" calcext:value-type="float">
            <text:p>29,6</text:p>
          </table:table-cell>
          <table:table-cell office:value-type="float" office:value="1" calcext:value-type="float">
            <text:p>1</text:p>
          </table:table-cell>
          <table:table-cell office:value-type="float" office:value="0.34927052" calcext:value-type="float">
            <text:p>0,34927052</text:p>
          </table:table-cell>
          <table:table-cell office:value-type="float" office:value="0" calcext:value-type="float">
            <text:p>0</text:p>
          </table:table-cell>
          <table:table-cell office:value-type="float" office:value="-2.00299778" calcext:value-type="float">
            <text:p>-2,00299778</text:p>
          </table:table-cell>
          <table:table-cell office:value-type="float" office:value="-0.002866" calcext:value-type="float">
            <text:p>-0,002866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10.37656" calcext:value-type="float">
            <text:p>1624631710,37656</text:p>
          </table:table-cell>
          <table:table-cell table:formula="of:=ROUND([.A235]-[$menor.$A$1];1)" office:value-type="float" office:value="29.7" calcext:value-type="float">
            <text:p>29,7</text:p>
          </table:table-cell>
          <table:table-cell office:value-type="float" office:value="1" calcext:value-type="float">
            <text:p>1</text:p>
          </table:table-cell>
          <table:table-cell office:value-type="float" office:value="0.34636229" calcext:value-type="float">
            <text:p>0,34636229</text:p>
          </table:table-cell>
          <table:table-cell office:value-type="float" office:value="0" calcext:value-type="float">
            <text:p>0</text:p>
          </table:table-cell>
          <table:table-cell office:value-type="float" office:value="-2.00397057" calcext:value-type="float">
            <text:p>-2,00397057</text:p>
          </table:table-cell>
          <table:table-cell office:value-type="float" office:value="-0.00294309" calcext:value-type="float">
            <text:p>-0,00294309</text:p>
          </table:table-cell>
          <table:table-cell office:value-type="float" office:value="178.48093685" calcext:value-type="float">
            <text:p>178,48093685</text:p>
          </table:table-cell>
        </table:table-row>
        <table:table-row table:style-name="ro1">
          <table:table-cell office:value-type="float" office:value="1624631710.47655" calcext:value-type="float">
            <text:p>1624631710,47655</text:p>
          </table:table-cell>
          <table:table-cell table:formula="of:=ROUND([.A236]-[$menor.$A$1];1)" office:value-type="float" office:value="29.8" calcext:value-type="float">
            <text:p>29,8</text:p>
          </table:table-cell>
          <table:table-cell office:value-type="float" office:value="1" calcext:value-type="float">
            <text:p>1</text:p>
          </table:table-cell>
          <table:table-cell office:value-type="float" office:value="0.34248471" calcext:value-type="float">
            <text:p>0,34248471</text:p>
          </table:table-cell>
          <table:table-cell office:value-type="float" office:value="-1" calcext:value-type="float">
            <text:p>-1</text:p>
          </table:table-cell>
          <table:table-cell office:value-type="float" office:value="-2.00376375" calcext:value-type="float">
            <text:p>-2,00376375</text:p>
          </table:table-cell>
          <table:table-cell office:value-type="float" office:value="0.00292781" calcext:value-type="float">
            <text:p>0,00292781</text:p>
          </table:table-cell>
          <table:table-cell office:value-type="float" office:value="177.48093685" calcext:value-type="float">
            <text:p>177,48093685</text:p>
          </table:table-cell>
        </table:table-row>
        <table:table-row table:style-name="ro1">
          <table:table-cell office:value-type="float" office:value="1624631710.57657" calcext:value-type="float">
            <text:p>1624631710,57657</text:p>
          </table:table-cell>
          <table:table-cell table:formula="of:=ROUND([.A237]-[$menor.$A$1];1)" office:value-type="float" office:value="29.9" calcext:value-type="float">
            <text:p>29,9</text:p>
          </table:table-cell>
          <table:table-cell office:value-type="float" office:value="1" calcext:value-type="float">
            <text:p>1</text:p>
          </table:table-cell>
          <table:table-cell office:value-type="float" office:value="0.33860716" calcext:value-type="float">
            <text:p>0,33860716</text:p>
          </table:table-cell>
          <table:table-cell office:value-type="float" office:value="-1" calcext:value-type="float">
            <text:p>-1</text:p>
          </table:table-cell>
          <table:table-cell office:value-type="float" office:value="-2.00279995" calcext:value-type="float">
            <text:p>-2,00279995</text:p>
          </table:table-cell>
          <table:table-cell office:value-type="float" office:value="0.00275739" calcext:value-type="float">
            <text:p>0,00275739</text:p>
          </table:table-cell>
          <table:table-cell office:value-type="float" office:value="177.48093685" calcext:value-type="float">
            <text:p>177,48093685</text:p>
          </table:table-cell>
        </table:table-row>
        <table:table-row table:style-name="ro1">
          <table:table-cell office:value-type="float" office:value="1624631710.67657" calcext:value-type="float">
            <text:p>1624631710,67657</text:p>
          </table:table-cell>
          <table:table-cell table:formula="of:=ROUND([.A238]-[$menor.$A$1];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33569905" calcext:value-type="float">
            <text:p>0,33569905</text:p>
          </table:table-cell>
          <table:table-cell office:value-type="float" office:value="-1" calcext:value-type="float">
            <text:p>-1</text:p>
          </table:table-cell>
          <table:table-cell office:value-type="float" office:value="-2.00425965" calcext:value-type="float">
            <text:p>-2,00425965</text:p>
          </table:table-cell>
          <table:table-cell office:value-type="float" office:value="0.00262957" calcext:value-type="float">
            <text:p>0,00262957</text:p>
          </table:table-cell>
          <table:table-cell office:value-type="float" office:value="177.48093685" calcext:value-type="float">
            <text:p>177,48093685</text:p>
          </table:table-cell>
        </table:table-row>
        <table:table-row table:style-name="ro1">
          <table:table-cell office:value-type="float" office:value="1624631710.77657" calcext:value-type="float">
            <text:p>1624631710,77657</text:p>
          </table:table-cell>
          <table:table-cell table:formula="of:=ROUND([.A239]-[$menor.$A$1];1)" office:value-type="float" office:value="30.1" calcext:value-type="float">
            <text:p>30,1</text:p>
          </table:table-cell>
          <table:table-cell office:value-type="float" office:value="1" calcext:value-type="float">
            <text:p>1</text:p>
          </table:table-cell>
          <table:table-cell office:value-type="float" office:value="0.33133692" calcext:value-type="float">
            <text:p>0,33133692</text:p>
          </table:table-cell>
          <table:table-cell office:value-type="float" office:value="-1" calcext:value-type="float">
            <text:p>-1</text:p>
          </table:table-cell>
          <table:table-cell office:value-type="float" office:value="-2.00281173" calcext:value-type="float">
            <text:p>-2,00281173</text:p>
          </table:table-cell>
          <table:table-cell office:value-type="float" office:value="0.00243785" calcext:value-type="float">
            <text:p>0,00243785</text:p>
          </table:table-cell>
          <table:table-cell office:value-type="float" office:value="177.48093685" calcext:value-type="float">
            <text:p>177,48093685</text:p>
          </table:table-cell>
        </table:table-row>
        <table:table-row table:style-name="ro1">
          <table:table-cell office:value-type="float" office:value="1624631710.87657" calcext:value-type="float">
            <text:p>1624631710,87657</text:p>
          </table:table-cell>
          <table:table-cell table:formula="of:=ROUND([.A240]-[$menor.$A$1];1)" office:value-type="float" office:value="30.2" calcext:value-type="float">
            <text:p>30,2</text:p>
          </table:table-cell>
          <table:table-cell office:value-type="float" office:value="1" calcext:value-type="float">
            <text:p>1</text:p>
          </table:table-cell>
          <table:table-cell office:value-type="float" office:value="0.32842889" calcext:value-type="float">
            <text:p>0,32842889</text:p>
          </table:table-cell>
          <table:table-cell office:value-type="float" office:value="-1" calcext:value-type="float">
            <text:p>-1</text:p>
          </table:table-cell>
          <table:table-cell office:value-type="float" office:value="-2.00378652" calcext:value-type="float">
            <text:p>-2,00378652</text:p>
          </table:table-cell>
          <table:table-cell office:value-type="float" office:value="0.00231004" calcext:value-type="float">
            <text:p>0,00231004</text:p>
          </table:table-cell>
          <table:table-cell office:value-type="float" office:value="177.48093685" calcext:value-type="float">
            <text:p>177,48093685</text:p>
          </table:table-cell>
        </table:table-row>
        <table:table-row table:style-name="ro1">
          <table:table-cell office:value-type="float" office:value="1624631710.97653" calcext:value-type="float">
            <text:p>1624631710,97653</text:p>
          </table:table-cell>
          <table:table-cell table:formula="of:=ROUND([.A241]-[$menor.$A$1];1)" office:value-type="float" office:value="30.3" calcext:value-type="float">
            <text:p>30,3</text:p>
          </table:table-cell>
          <table:table-cell office:value-type="float" office:value="1" calcext:value-type="float">
            <text:p>1</text:p>
          </table:table-cell>
          <table:table-cell office:value-type="float" office:value="0.32455158" calcext:value-type="float">
            <text:p>0,32455158</text:p>
          </table:table-cell>
          <table:table-cell office:value-type="float" office:value="-1" calcext:value-type="float">
            <text:p>-1</text:p>
          </table:table-cell>
          <table:table-cell office:value-type="float" office:value="-2.00282295" calcext:value-type="float">
            <text:p>-2,00282295</text:p>
          </table:table-cell>
          <table:table-cell office:value-type="float" office:value="0.00213962" calcext:value-type="float">
            <text:p>0,00213962</text:p>
          </table:table-cell>
          <table:table-cell office:value-type="float" office:value="177.48093685" calcext:value-type="float">
            <text:p>177,48093685</text:p>
          </table:table-cell>
        </table:table-row>
        <table:table-row table:style-name="ro1">
          <table:table-cell office:value-type="float" office:value="1624631711.07657" calcext:value-type="float">
            <text:p>1624631711,07657</text:p>
          </table:table-cell>
          <table:table-cell table:formula="of:=ROUND([.A242]-[$menor.$A$1];1)" office:value-type="float" office:value="30.4" calcext:value-type="float">
            <text:p>30,4</text:p>
          </table:table-cell>
          <table:table-cell office:value-type="float" office:value="1" calcext:value-type="float">
            <text:p>1</text:p>
          </table:table-cell>
          <table:table-cell office:value-type="float" office:value="0.32164362" calcext:value-type="float">
            <text:p>0,32164362</text:p>
          </table:table-cell>
          <table:table-cell office:value-type="float" office:value="-1" calcext:value-type="float">
            <text:p>-1</text:p>
          </table:table-cell>
          <table:table-cell office:value-type="float" office:value="-2.0033128" calcext:value-type="float">
            <text:p>-2,0033128</text:p>
          </table:table-cell>
          <table:table-cell office:value-type="float" office:value="0.00201181" calcext:value-type="float">
            <text:p>0,00201181</text:p>
          </table:table-cell>
          <table:table-cell office:value-type="float" office:value="177.48093685" calcext:value-type="float">
            <text:p>177,48093685</text:p>
          </table:table-cell>
        </table:table-row>
        <table:table-row table:style-name="ro1">
          <table:table-cell office:value-type="float" office:value="1624631711.17657" calcext:value-type="float">
            <text:p>1624631711,17657</text:p>
          </table:table-cell>
          <table:table-cell table:formula="of:=ROUND([.A243]-[$menor.$A$1];1)" office:value-type="float" office:value="30.5" calcext:value-type="float">
            <text:p>30,5</text:p>
          </table:table-cell>
          <table:table-cell office:value-type="float" office:value="1" calcext:value-type="float">
            <text:p>1</text:p>
          </table:table-cell>
          <table:table-cell office:value-type="float" office:value="0.31825104" calcext:value-type="float">
            <text:p>0,31825104</text:p>
          </table:table-cell>
          <table:table-cell office:value-type="float" office:value="-1" calcext:value-type="float">
            <text:p>-1</text:p>
          </table:table-cell>
          <table:table-cell office:value-type="float" office:value="-2.0038035" calcext:value-type="float">
            <text:p>-2,0038035</text:p>
          </table:table-cell>
          <table:table-cell office:value-type="float" office:value="0.0018627" calcext:value-type="float">
            <text:p>0,0018627</text:p>
          </table:table-cell>
          <table:table-cell office:value-type="float" office:value="177.48093685" calcext:value-type="float">
            <text:p>177,48093685</text:p>
          </table:table-cell>
        </table:table-row>
        <table:table-row table:style-name="ro1">
          <table:table-cell office:value-type="float" office:value="1624631711.27657" calcext:value-type="float">
            <text:p>1624631711,27657</text:p>
          </table:table-cell>
          <table:table-cell table:formula="of:=ROUND([.A244]-[$menor.$A$1];1)" office:value-type="float" office:value="30.6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office:value-type="float" office:value="0.31437391" calcext:value-type="float">
            <text:p>0,31437391</text:p>
          </table:table-cell>
          <table:table-cell office:value-type="float" office:value="-1" calcext:value-type="float">
            <text:p>-1</text:p>
          </table:table-cell>
          <table:table-cell office:value-type="float" office:value="-2.00284012" calcext:value-type="float">
            <text:p>-2,00284012</text:p>
          </table:table-cell>
          <table:table-cell office:value-type="float" office:value="0.00169229" calcext:value-type="float">
            <text:p>0,00169229</text:p>
          </table:table-cell>
          <table:table-cell office:value-type="float" office:value="177.48093685" calcext:value-type="float">
            <text:p>177,48093685</text:p>
          </table:table-cell>
        </table:table-row>
        <table:table-row table:style-name="ro1">
          <table:table-cell office:value-type="float" office:value="1624631711.37656" calcext:value-type="float">
            <text:p>1624631711,37656</text:p>
          </table:table-cell>
          <table:table-cell table:formula="of:=ROUND([.A245]-[$menor.$A$1];1)" office:value-type="float" office:value="30.7" calcext:value-type="float">
            <text:p>30,7</text:p>
          </table:table-cell>
          <table:table-cell office:value-type="float" office:value="1" calcext:value-type="float">
            <text:p>1</text:p>
          </table:table-cell>
          <table:table-cell office:value-type="float" office:value="0.3114661" calcext:value-type="float">
            <text:p>0,3114661</text:p>
          </table:table-cell>
          <table:table-cell office:value-type="float" office:value="-1" calcext:value-type="float">
            <text:p>-1</text:p>
          </table:table-cell>
          <table:table-cell office:value-type="float" office:value="-2.00354066" calcext:value-type="float">
            <text:p>-2,00354066</text:p>
          </table:table-cell>
          <table:table-cell office:value-type="float" office:value="0.00776921" calcext:value-type="float">
            <text:p>0,00776921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11.47656" calcext:value-type="float">
            <text:p>1624631711,47656</text:p>
          </table:table-cell>
          <table:table-cell table:formula="of:=ROUND([.A246]-[$menor.$A$1];1)" office:value-type="float" office:value="30.8" calcext:value-type="float">
            <text:p>30,8</text:p>
          </table:table-cell>
          <table:table-cell office:value-type="float" office:value="1" calcext:value-type="float">
            <text:p>1</text:p>
          </table:table-cell>
          <table:table-cell office:value-type="float" office:value="0.30755237" calcext:value-type="float">
            <text:p>0,30755237</text:p>
          </table:table-cell>
          <table:table-cell office:value-type="float" office:value="0" calcext:value-type="float">
            <text:p>0</text:p>
          </table:table-cell>
          <table:table-cell office:value-type="float" office:value="-2.00282353" calcext:value-type="float">
            <text:p>-2,00282353</text:p>
          </table:table-cell>
          <table:table-cell office:value-type="float" office:value="0.00217096" calcext:value-type="float">
            <text:p>0,0021709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1.57657" calcext:value-type="float">
            <text:p>1624631711,57657</text:p>
          </table:table-cell>
          <table:table-cell table:formula="of:=ROUND([.A247]-[$menor.$A$1];1)" office:value-type="float" office:value="30.9" calcext:value-type="float">
            <text:p>30,9</text:p>
          </table:table-cell>
          <table:table-cell office:value-type="float" office:value="1" calcext:value-type="float">
            <text:p>1</text:p>
          </table:table-cell>
          <table:table-cell office:value-type="float" office:value="0.30464429" calcext:value-type="float">
            <text:p>0,30464429</text:p>
          </table:table-cell>
          <table:table-cell office:value-type="float" office:value="0" calcext:value-type="float">
            <text:p>0</text:p>
          </table:table-cell>
          <table:table-cell office:value-type="float" office:value="-2.00331318" calcext:value-type="float">
            <text:p>-2,00331318</text:p>
          </table:table-cell>
          <table:table-cell office:value-type="float" office:value="0.00204496" calcext:value-type="float">
            <text:p>0,0020449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1.67656" calcext:value-type="float">
            <text:p>1624631711,67656</text:p>
          </table:table-cell>
          <table:table-cell table:formula="of:=ROUND([.A248]-[$menor.$A$1];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30125159" calcext:value-type="float">
            <text:p>0,30125159</text:p>
          </table:table-cell>
          <table:table-cell office:value-type="float" office:value="0" calcext:value-type="float">
            <text:p>0</text:p>
          </table:table-cell>
          <table:table-cell office:value-type="float" office:value="-2.00283367" calcext:value-type="float">
            <text:p>-2,00283367</text:p>
          </table:table-cell>
          <table:table-cell office:value-type="float" office:value="0.00189796" calcext:value-type="float">
            <text:p>0,0018979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1.77656" calcext:value-type="float">
            <text:p>1624631711,77656</text:p>
          </table:table-cell>
          <table:table-cell table:formula="of:=ROUND([.A249]-[$menor.$A$1];1)" office:value-type="float" office:value="31.1" calcext:value-type="float">
            <text:p>31,1</text:p>
          </table:table-cell>
          <table:table-cell office:value-type="float" office:value="1" calcext:value-type="float">
            <text:p>1</text:p>
          </table:table-cell>
          <table:table-cell office:value-type="float" office:value="0.29834363" calcext:value-type="float">
            <text:p>0,29834363</text:p>
          </table:table-cell>
          <table:table-cell office:value-type="float" office:value="0" calcext:value-type="float">
            <text:p>0</text:p>
          </table:table-cell>
          <table:table-cell office:value-type="float" office:value="-2.00283844" calcext:value-type="float">
            <text:p>-2,00283844</text:p>
          </table:table-cell>
          <table:table-cell office:value-type="float" office:value="0.00177196" calcext:value-type="float">
            <text:p>0,0017719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1.87656" calcext:value-type="float">
            <text:p>1624631711,87656</text:p>
          </table:table-cell>
          <table:table-cell table:formula="of:=ROUND([.A250]-[$menor.$A$1];1)" office:value-type="float" office:value="31.2" calcext:value-type="float">
            <text:p>31,2</text:p>
          </table:table-cell>
          <table:table-cell office:value-type="float" office:value="1" calcext:value-type="float">
            <text:p>1</text:p>
          </table:table-cell>
          <table:table-cell office:value-type="float" office:value="0.29543567" calcext:value-type="float">
            <text:p>0,29543567</text:p>
          </table:table-cell>
          <table:table-cell office:value-type="float" office:value="0" calcext:value-type="float">
            <text:p>0</text:p>
          </table:table-cell>
          <table:table-cell office:value-type="float" office:value="-2.00284321" calcext:value-type="float">
            <text:p>-2,00284321</text:p>
          </table:table-cell>
          <table:table-cell office:value-type="float" office:value="0.00164596" calcext:value-type="float">
            <text:p>0,0016459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1.97656" calcext:value-type="float">
            <text:p>1624631711,97656</text:p>
          </table:table-cell>
          <table:table-cell table:formula="of:=ROUND([.A251]-[$menor.$A$1];1)" office:value-type="float" office:value="31.3" calcext:value-type="float">
            <text:p>31,3</text:p>
          </table:table-cell>
          <table:table-cell office:value-type="float" office:value="1" calcext:value-type="float">
            <text:p>1</text:p>
          </table:table-cell>
          <table:table-cell office:value-type="float" office:value="0.29252777" calcext:value-type="float">
            <text:p>0,29252777</text:p>
          </table:table-cell>
          <table:table-cell office:value-type="float" office:value="0" calcext:value-type="float">
            <text:p>0</text:p>
          </table:table-cell>
          <table:table-cell office:value-type="float" office:value="-2.00381804" calcext:value-type="float">
            <text:p>-2,00381804</text:p>
          </table:table-cell>
          <table:table-cell office:value-type="float" office:value="0.00151996" calcext:value-type="float">
            <text:p>0,0015199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2.07656" calcext:value-type="float">
            <text:p>1624631712,07656</text:p>
          </table:table-cell>
          <table:table-cell table:formula="of:=ROUND([.A252]-[$menor.$A$1];1)" office:value-type="float" office:value="31.4" calcext:value-type="float">
            <text:p>31,4</text:p>
          </table:table-cell>
          <table:table-cell office:value-type="float" office:value="1" calcext:value-type="float">
            <text:p>1</text:p>
          </table:table-cell>
          <table:table-cell office:value-type="float" office:value="0.28865063" calcext:value-type="float">
            <text:p>0,28865063</text:p>
          </table:table-cell>
          <table:table-cell office:value-type="float" office:value="0" calcext:value-type="float">
            <text:p>0</text:p>
          </table:table-cell>
          <table:table-cell office:value-type="float" office:value="-2.00236955" calcext:value-type="float">
            <text:p>-2,00236955</text:p>
          </table:table-cell>
          <table:table-cell office:value-type="float" office:value="0.00135197" calcext:value-type="float">
            <text:p>0,0013519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2.17655" calcext:value-type="float">
            <text:p>1624631712,17655</text:p>
          </table:table-cell>
          <table:table-cell table:formula="of:=ROUND([.A253]-[$menor.$A$1];1)" office:value-type="float" office:value="31.5" calcext:value-type="float">
            <text:p>31,5</text:p>
          </table:table-cell>
          <table:table-cell office:value-type="float" office:value="1" calcext:value-type="float">
            <text:p>1</text:p>
          </table:table-cell>
          <table:table-cell office:value-type="float" office:value="0.28622746" calcext:value-type="float">
            <text:p>0,28622746</text:p>
          </table:table-cell>
          <table:table-cell office:value-type="float" office:value="0" calcext:value-type="float">
            <text:p>0</text:p>
          </table:table-cell>
          <table:table-cell office:value-type="float" office:value="-2.00285866" calcext:value-type="float">
            <text:p>-2,00285866</text:p>
          </table:table-cell>
          <table:table-cell office:value-type="float" office:value="0.00124697" calcext:value-type="float">
            <text:p>0,0012469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2.27655" calcext:value-type="float">
            <text:p>1624631712,27655</text:p>
          </table:table-cell>
          <table:table-cell table:formula="of:=ROUND([.A254]-[$menor.$A$1];1)" office:value-type="float" office:value="31.6" calcext:value-type="float">
            <text:p>31,6</text:p>
          </table:table-cell>
          <table:table-cell office:value-type="float" office:value="1" calcext:value-type="float">
            <text:p>1</text:p>
          </table:table-cell>
          <table:table-cell office:value-type="float" office:value="0.28331968" calcext:value-type="float">
            <text:p>0,28331968</text:p>
          </table:table-cell>
          <table:table-cell office:value-type="float" office:value="0" calcext:value-type="float">
            <text:p>0</text:p>
          </table:table-cell>
          <table:table-cell office:value-type="float" office:value="-2.0028636" calcext:value-type="float">
            <text:p>-2,0028636</text:p>
          </table:table-cell>
          <table:table-cell office:value-type="float" office:value="0.00112098" calcext:value-type="float">
            <text:p>0,0011209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2.37652" calcext:value-type="float">
            <text:p>1624631712,37652</text:p>
          </table:table-cell>
          <table:table-cell table:formula="of:=ROUND([.A255]-[$menor.$A$1];1)" office:value-type="float" office:value="31.7" calcext:value-type="float">
            <text:p>31,7</text:p>
          </table:table-cell>
          <table:table-cell office:value-type="float" office:value="1" calcext:value-type="float">
            <text:p>1</text:p>
          </table:table-cell>
          <table:table-cell office:value-type="float" office:value="0.28041196" calcext:value-type="float">
            <text:p>0,28041196</text:p>
          </table:table-cell>
          <table:table-cell office:value-type="float" office:value="0" calcext:value-type="float">
            <text:p>0</text:p>
          </table:table-cell>
          <table:table-cell office:value-type="float" office:value="-2.00286861" calcext:value-type="float">
            <text:p>-2,00286861</text:p>
          </table:table-cell>
          <table:table-cell office:value-type="float" office:value="0.00196499" calcext:value-type="float">
            <text:p>0,0019649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2.47655" calcext:value-type="float">
            <text:p>1624631712,47655</text:p>
          </table:table-cell>
          <table:table-cell table:formula="of:=ROUND([.A256]-[$menor.$A$1];1)" office:value-type="float" office:value="31.8" calcext:value-type="float">
            <text:p>31,8</text:p>
          </table:table-cell>
          <table:table-cell office:value-type="float" office:value="1" calcext:value-type="float">
            <text:p>1</text:p>
          </table:table-cell>
          <table:table-cell office:value-type="float" office:value="0.27746698" calcext:value-type="float">
            <text:p>0,27746698</text:p>
          </table:table-cell>
          <table:table-cell office:value-type="float" office:value="0" calcext:value-type="float">
            <text:p>0</text:p>
          </table:table-cell>
          <table:table-cell office:value-type="float" office:value="-2.0028364" calcext:value-type="float">
            <text:p>-2,0028364</text:p>
          </table:table-cell>
          <table:table-cell office:value-type="float" office:value="0.00183739" calcext:value-type="float">
            <text:p>0,0018373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2.57656" calcext:value-type="float">
            <text:p>1624631712,57656</text:p>
          </table:table-cell>
          <table:table-cell table:formula="of:=ROUND([.A257]-[$menor.$A$1];1)" office:value-type="float" office:value="31.9" calcext:value-type="float">
            <text:p>31,9</text:p>
          </table:table-cell>
          <table:table-cell office:value-type="float" office:value="1" calcext:value-type="float">
            <text:p>1</text:p>
          </table:table-cell>
          <table:table-cell office:value-type="float" office:value="0.27455896" calcext:value-type="float">
            <text:p>0,27455896</text:p>
          </table:table-cell>
          <table:table-cell office:value-type="float" office:value="0" calcext:value-type="float">
            <text:p>0</text:p>
          </table:table-cell>
          <table:table-cell office:value-type="float" office:value="-2.00284111" calcext:value-type="float">
            <text:p>-2,00284111</text:p>
          </table:table-cell>
          <table:table-cell office:value-type="float" office:value="0.00171139" calcext:value-type="float">
            <text:p>0,0017113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2.67656" calcext:value-type="float">
            <text:p>1624631712,67656</text:p>
          </table:table-cell>
          <table:table-cell table:formula="of:=ROUND([.A258]-[$menor.$A$1]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271651" calcext:value-type="float">
            <text:p>0,271651</text:p>
          </table:table-cell>
          <table:table-cell office:value-type="float" office:value="0" calcext:value-type="float">
            <text:p>0</text:p>
          </table:table-cell>
          <table:table-cell office:value-type="float" office:value="-2.00333088" calcext:value-type="float">
            <text:p>-2,00333088</text:p>
          </table:table-cell>
          <table:table-cell office:value-type="float" office:value="0.00158539" calcext:value-type="float">
            <text:p>0,0015853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2.77652" calcext:value-type="float">
            <text:p>1624631712,77652</text:p>
          </table:table-cell>
          <table:table-cell table:formula="of:=ROUND([.A259]-[$menor.$A$1];1)" office:value-type="float" office:value="32.1" calcext:value-type="float">
            <text:p>32,1</text:p>
          </table:table-cell>
          <table:table-cell office:value-type="float" office:value="1" calcext:value-type="float">
            <text:p>1</text:p>
          </table:table-cell>
          <table:table-cell office:value-type="float" office:value="0.26825842" calcext:value-type="float">
            <text:p>0,26825842</text:p>
          </table:table-cell>
          <table:table-cell office:value-type="float" office:value="0" calcext:value-type="float">
            <text:p>0</text:p>
          </table:table-cell>
          <table:table-cell office:value-type="float" office:value="-2.00285149" calcext:value-type="float">
            <text:p>-2,00285149</text:p>
          </table:table-cell>
          <table:table-cell office:value-type="float" office:value="0.00143839" calcext:value-type="float">
            <text:p>0,0014383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2.87654" calcext:value-type="float">
            <text:p>1624631712,87654</text:p>
          </table:table-cell>
          <table:table-cell table:formula="of:=ROUND([.A260]-[$menor.$A$1];1)" office:value-type="float" office:value="32.2" calcext:value-type="float">
            <text:p>32,2</text:p>
          </table:table-cell>
          <table:table-cell office:value-type="float" office:value="1" calcext:value-type="float">
            <text:p>1</text:p>
          </table:table-cell>
          <table:table-cell office:value-type="float" office:value="0.26535055" calcext:value-type="float">
            <text:p>0,26535055</text:p>
          </table:table-cell>
          <table:table-cell office:value-type="float" office:value="0" calcext:value-type="float">
            <text:p>0</text:p>
          </table:table-cell>
          <table:table-cell office:value-type="float" office:value="-2.00285635" calcext:value-type="float">
            <text:p>-2,00285635</text:p>
          </table:table-cell>
          <table:table-cell office:value-type="float" office:value="0.0013124" calcext:value-type="float">
            <text:p>0,001312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2.97659" calcext:value-type="float">
            <text:p>1624631712,97659</text:p>
          </table:table-cell>
          <table:table-cell table:formula="of:=ROUND([.A261]-[$menor.$A$1];1)" office:value-type="float" office:value="32.3" calcext:value-type="float">
            <text:p>32,3</text:p>
          </table:table-cell>
          <table:table-cell office:value-type="float" office:value="1" calcext:value-type="float">
            <text:p>1</text:p>
          </table:table-cell>
          <table:table-cell office:value-type="float" office:value="0.26244271" calcext:value-type="float">
            <text:p>0,26244271</text:p>
          </table:table-cell>
          <table:table-cell office:value-type="float" office:value="0" calcext:value-type="float">
            <text:p>0</text:p>
          </table:table-cell>
          <table:table-cell office:value-type="float" office:value="-2.00286124" calcext:value-type="float">
            <text:p>-2,00286124</text:p>
          </table:table-cell>
          <table:table-cell office:value-type="float" office:value="0.0011864" calcext:value-type="float">
            <text:p>0,001186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3.07656" calcext:value-type="float">
            <text:p>1624631713,07656</text:p>
          </table:table-cell>
          <table:table-cell table:formula="of:=ROUND([.A262]-[$menor.$A$1];1)" office:value-type="float" office:value="32.4" calcext:value-type="float">
            <text:p>32,4</text:p>
          </table:table-cell>
          <table:table-cell office:value-type="float" office:value="1" calcext:value-type="float">
            <text:p>1</text:p>
          </table:table-cell>
          <table:table-cell office:value-type="float" office:value="0.25953493" calcext:value-type="float">
            <text:p>0,25953493</text:p>
          </table:table-cell>
          <table:table-cell office:value-type="float" office:value="0" calcext:value-type="float">
            <text:p>0</text:p>
          </table:table-cell>
          <table:table-cell office:value-type="float" office:value="-2.00189618" calcext:value-type="float">
            <text:p>-2,00189618</text:p>
          </table:table-cell>
          <table:table-cell office:value-type="float" office:value="0.00106041" calcext:value-type="float">
            <text:p>0,00106041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3.17657" calcext:value-type="float">
            <text:p>1624631713,17657</text:p>
          </table:table-cell>
          <table:table-cell table:formula="of:=ROUND([.A263]-[$menor.$A$1];1)" office:value-type="float" office:value="32.5" calcext:value-type="float">
            <text:p>32,5</text:p>
          </table:table-cell>
          <table:table-cell office:value-type="float" office:value="1" calcext:value-type="float">
            <text:p>1</text:p>
          </table:table-cell>
          <table:table-cell office:value-type="float" office:value="0.25759643" calcext:value-type="float">
            <text:p>0,25759643</text:p>
          </table:table-cell>
          <table:table-cell office:value-type="float" office:value="0" calcext:value-type="float">
            <text:p>0</text:p>
          </table:table-cell>
          <table:table-cell office:value-type="float" office:value="-2.00286951" calcext:value-type="float">
            <text:p>-2,00286951</text:p>
          </table:table-cell>
          <table:table-cell office:value-type="float" office:value="0.00097642" calcext:value-type="float">
            <text:p>0,00097642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3.27656" calcext:value-type="float">
            <text:p>1624631713,27656</text:p>
          </table:table-cell>
          <table:table-cell table:formula="of:=ROUND([.A264]-[$menor.$A$1];1)" office:value-type="float" office:value="32.6" calcext:value-type="float">
            <text:p>32,6</text:p>
          </table:table-cell>
          <table:table-cell office:value-type="float" office:value="1" calcext:value-type="float">
            <text:p>1</text:p>
          </table:table-cell>
          <table:table-cell office:value-type="float" office:value="0.25468874" calcext:value-type="float">
            <text:p>0,25468874</text:p>
          </table:table-cell>
          <table:table-cell office:value-type="float" office:value="0" calcext:value-type="float">
            <text:p>0</text:p>
          </table:table-cell>
          <table:table-cell office:value-type="float" office:value="-2.00335955" calcext:value-type="float">
            <text:p>-2,00335955</text:p>
          </table:table-cell>
          <table:table-cell office:value-type="float" office:value="0.00085043" calcext:value-type="float">
            <text:p>0,0008504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3.37656" calcext:value-type="float">
            <text:p>1624631713,37656</text:p>
          </table:table-cell>
          <table:table-cell table:formula="of:=ROUND([.A265]-[$menor.$A$1];1)" office:value-type="float" office:value="32.7" calcext:value-type="float">
            <text:p>32,7</text:p>
          </table:table-cell>
          <table:table-cell office:value-type="float" office:value="1" calcext:value-type="float">
            <text:p>1</text:p>
          </table:table-cell>
          <table:table-cell office:value-type="float" office:value="0.25129649" calcext:value-type="float">
            <text:p>0,25129649</text:p>
          </table:table-cell>
          <table:table-cell office:value-type="float" office:value="0" calcext:value-type="float">
            <text:p>0</text:p>
          </table:table-cell>
          <table:table-cell office:value-type="float" office:value="-2.00191049" calcext:value-type="float">
            <text:p>-2,00191049</text:p>
          </table:table-cell>
          <table:table-cell office:value-type="float" office:value="0.00070345" calcext:value-type="float">
            <text:p>0,0007034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3.47656" calcext:value-type="float">
            <text:p>1624631713,47656</text:p>
          </table:table-cell>
          <table:table-cell table:formula="of:=ROUND([.A266]-[$menor.$A$1];1)" office:value-type="float" office:value="32.8" calcext:value-type="float">
            <text:p>32,8</text:p>
          </table:table-cell>
          <table:table-cell office:value-type="float" office:value="1" calcext:value-type="float">
            <text:p>1</text:p>
          </table:table-cell>
          <table:table-cell office:value-type="float" office:value="0.24935809" calcext:value-type="float">
            <text:p>0,24935809</text:p>
          </table:table-cell>
          <table:table-cell office:value-type="float" office:value="0" calcext:value-type="float">
            <text:p>0</text:p>
          </table:table-cell>
          <table:table-cell office:value-type="float" office:value="-2.0028839" calcext:value-type="float">
            <text:p>-2,0028839</text:p>
          </table:table-cell>
          <table:table-cell office:value-type="float" office:value="0.00158946" calcext:value-type="float">
            <text:p>0,0015894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3.57654" calcext:value-type="float">
            <text:p>1624631713,57654</text:p>
          </table:table-cell>
          <table:table-cell table:formula="of:=ROUND([.A267]-[$menor.$A$1];1)" office:value-type="float" office:value="32.9" calcext:value-type="float">
            <text:p>32,9</text:p>
          </table:table-cell>
          <table:table-cell office:value-type="float" office:value="1" calcext:value-type="float">
            <text:p>1</text:p>
          </table:table-cell>
          <table:table-cell office:value-type="float" office:value="0.24641237" calcext:value-type="float">
            <text:p>0,24641237</text:p>
          </table:table-cell>
          <table:table-cell office:value-type="float" office:value="0" calcext:value-type="float">
            <text:p>0</text:p>
          </table:table-cell>
          <table:table-cell office:value-type="float" office:value="-2.00285095" calcext:value-type="float">
            <text:p>-2,00285095</text:p>
          </table:table-cell>
          <table:table-cell office:value-type="float" office:value="0.00146182" calcext:value-type="float">
            <text:p>0,00146182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3.67654" calcext:value-type="float">
            <text:p>1624631713,67654</text:p>
          </table:table-cell>
          <table:table-cell table:formula="of:=ROUND([.A268]-[$menor.$A$1];1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24350442" calcext:value-type="float">
            <text:p>0,24350442</text:p>
          </table:table-cell>
          <table:table-cell office:value-type="float" office:value="0" calcext:value-type="float">
            <text:p>0</text:p>
          </table:table-cell>
          <table:table-cell office:value-type="float" office:value="-2.00188573" calcext:value-type="float">
            <text:p>-2,00188573</text:p>
          </table:table-cell>
          <table:table-cell office:value-type="float" office:value="0.00133582" calcext:value-type="float">
            <text:p>0,00133582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3.77655" calcext:value-type="float">
            <text:p>1624631713,77655</text:p>
          </table:table-cell>
          <table:table-cell table:formula="of:=ROUND([.A269]-[$menor.$A$1];1)" office:value-type="float" office:value="33.1" calcext:value-type="float">
            <text:p>33,1</text:p>
          </table:table-cell>
          <table:table-cell office:value-type="float" office:value="1" calcext:value-type="float">
            <text:p>1</text:p>
          </table:table-cell>
          <table:table-cell office:value-type="float" office:value="0.24156582" calcext:value-type="float">
            <text:p>0,24156582</text:p>
          </table:table-cell>
          <table:table-cell office:value-type="float" office:value="0" calcext:value-type="float">
            <text:p>0</text:p>
          </table:table-cell>
          <table:table-cell office:value-type="float" office:value="-2.00285896" calcext:value-type="float">
            <text:p>-2,00285896</text:p>
          </table:table-cell>
          <table:table-cell office:value-type="float" office:value="0.00125183" calcext:value-type="float">
            <text:p>0,0012518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3.87657" calcext:value-type="float">
            <text:p>1624631713,87657</text:p>
          </table:table-cell>
          <table:table-cell table:formula="of:=ROUND([.A270]-[$menor.$A$1];1)" office:value-type="float" office:value="33.2" calcext:value-type="float">
            <text:p>33,2</text:p>
          </table:table-cell>
          <table:table-cell office:value-type="float" office:value="1" calcext:value-type="float">
            <text:p>1</text:p>
          </table:table-cell>
          <table:table-cell office:value-type="float" office:value="0.23865797" calcext:value-type="float">
            <text:p>0,23865797</text:p>
          </table:table-cell>
          <table:table-cell office:value-type="float" office:value="0" calcext:value-type="float">
            <text:p>0</text:p>
          </table:table-cell>
          <table:table-cell office:value-type="float" office:value="-2.00237883" calcext:value-type="float">
            <text:p>-2,00237883</text:p>
          </table:table-cell>
          <table:table-cell office:value-type="float" office:value="0.00112583" calcext:value-type="float">
            <text:p>0,0011258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3.97654" calcext:value-type="float">
            <text:p>1624631713,97654</text:p>
          </table:table-cell>
          <table:table-cell table:formula="of:=ROUND([.A271]-[$menor.$A$1];1)" office:value-type="float" office:value="33.3" calcext:value-type="float">
            <text:p>33,3</text:p>
          </table:table-cell>
          <table:table-cell office:value-type="float" office:value="1" calcext:value-type="float">
            <text:p>1</text:p>
          </table:table-cell>
          <table:table-cell office:value-type="float" office:value="0.2362348" calcext:value-type="float">
            <text:p>0,2362348</text:p>
          </table:table-cell>
          <table:table-cell office:value-type="float" office:value="0" calcext:value-type="float">
            <text:p>0</text:p>
          </table:table-cell>
          <table:table-cell office:value-type="float" office:value="-2.00286794" calcext:value-type="float">
            <text:p>-2,00286794</text:p>
          </table:table-cell>
          <table:table-cell office:value-type="float" office:value="0.00102084" calcext:value-type="float">
            <text:p>0,0010208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4.07656" calcext:value-type="float">
            <text:p>1624631714,07656</text:p>
          </table:table-cell>
          <table:table-cell table:formula="of:=ROUND([.A272]-[$menor.$A$1];1)" office:value-type="float" office:value="33.4" calcext:value-type="float">
            <text:p>33,4</text:p>
          </table:table-cell>
          <table:table-cell office:value-type="float" office:value="1" calcext:value-type="float">
            <text:p>1</text:p>
          </table:table-cell>
          <table:table-cell office:value-type="float" office:value="0.23332705" calcext:value-type="float">
            <text:p>0,23332705</text:p>
          </table:table-cell>
          <table:table-cell office:value-type="float" office:value="0" calcext:value-type="float">
            <text:p>0</text:p>
          </table:table-cell>
          <table:table-cell office:value-type="float" office:value="-2.00190292" calcext:value-type="float">
            <text:p>-2,00190292</text:p>
          </table:table-cell>
          <table:table-cell office:value-type="float" office:value="0.00089485" calcext:value-type="float">
            <text:p>0,0008948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4.17657" calcext:value-type="float">
            <text:p>1624631714,17657</text:p>
          </table:table-cell>
          <table:table-cell table:formula="of:=ROUND([.A273]-[$menor.$A$1];1)" office:value-type="float" office:value="33.5" calcext:value-type="float">
            <text:p>33,5</text:p>
          </table:table-cell>
          <table:table-cell office:value-type="float" office:value="1" calcext:value-type="float">
            <text:p>1</text:p>
          </table:table-cell>
          <table:table-cell office:value-type="float" office:value="0.23138857" calcext:value-type="float">
            <text:p>0,23138857</text:p>
          </table:table-cell>
          <table:table-cell office:value-type="float" office:value="0" calcext:value-type="float">
            <text:p>0</text:p>
          </table:table-cell>
          <table:table-cell office:value-type="float" office:value="-2.00287626" calcext:value-type="float">
            <text:p>-2,00287626</text:p>
          </table:table-cell>
          <table:table-cell office:value-type="float" office:value="0.00081085" calcext:value-type="float">
            <text:p>0,0008108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4.27657" calcext:value-type="float">
            <text:p>1624631714,27657</text:p>
          </table:table-cell>
          <table:table-cell table:formula="of:=ROUND([.A274]-[$menor.$A$1];1)" office:value-type="float" office:value="33.6" calcext:value-type="float">
            <text:p>33,6</text:p>
          </table:table-cell>
          <table:table-cell office:value-type="float" office:value="1" calcext:value-type="float">
            <text:p>1</text:p>
          </table:table-cell>
          <table:table-cell office:value-type="float" office:value="0.22848091" calcext:value-type="float">
            <text:p>0,22848091</text:p>
          </table:table-cell>
          <table:table-cell office:value-type="float" office:value="0" calcext:value-type="float">
            <text:p>0</text:p>
          </table:table-cell>
          <table:table-cell office:value-type="float" office:value="-2.00191133" calcext:value-type="float">
            <text:p>-2,00191133</text:p>
          </table:table-cell>
          <table:table-cell office:value-type="float" office:value="0.00068487" calcext:value-type="float">
            <text:p>0,0006848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4.37656" calcext:value-type="float">
            <text:p>1624631714,37656</text:p>
          </table:table-cell>
          <table:table-cell table:formula="of:=ROUND([.A275]-[$menor.$A$1];1)" office:value-type="float" office:value="33.7" calcext:value-type="float">
            <text:p>33,7</text:p>
          </table:table-cell>
          <table:table-cell office:value-type="float" office:value="1" calcext:value-type="float">
            <text:p>1</text:p>
          </table:table-cell>
          <table:table-cell office:value-type="float" office:value="0.2265425" calcext:value-type="float">
            <text:p>0,2265425</text:p>
          </table:table-cell>
          <table:table-cell office:value-type="float" office:value="0" calcext:value-type="float">
            <text:p>0</text:p>
          </table:table-cell>
          <table:table-cell office:value-type="float" office:value="-2.00191475" calcext:value-type="float">
            <text:p>-2,00191475</text:p>
          </table:table-cell>
          <table:table-cell office:value-type="float" office:value="0.00060088" calcext:value-type="float">
            <text:p>0,0006008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4.47657" calcext:value-type="float">
            <text:p>1624631714,47657</text:p>
          </table:table-cell>
          <table:table-cell table:formula="of:=ROUND([.A276]-[$menor.$A$1];1)" office:value-type="float" office:value="33.8" calcext:value-type="float">
            <text:p>33,8</text:p>
          </table:table-cell>
          <table:table-cell office:value-type="float" office:value="1" calcext:value-type="float">
            <text:p>1</text:p>
          </table:table-cell>
          <table:table-cell office:value-type="float" office:value="0.22460411" calcext:value-type="float">
            <text:p>0,22460411</text:p>
          </table:table-cell>
          <table:table-cell office:value-type="float" office:value="0" calcext:value-type="float">
            <text:p>0</text:p>
          </table:table-cell>
          <table:table-cell office:value-type="float" office:value="-2.00337318" calcext:value-type="float">
            <text:p>-2,00337318</text:p>
          </table:table-cell>
          <table:table-cell office:value-type="float" office:value="0.00051689" calcext:value-type="float">
            <text:p>0,0005168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4.57653" calcext:value-type="float">
            <text:p>1624631714,57653</text:p>
          </table:table-cell>
          <table:table-cell table:formula="of:=ROUND([.A277]-[$menor.$A$1];1)" office:value-type="float" office:value="33.9" calcext:value-type="float">
            <text:p>33,9</text:p>
          </table:table-cell>
          <table:table-cell office:value-type="float" office:value="1" calcext:value-type="float">
            <text:p>1</text:p>
          </table:table-cell>
          <table:table-cell office:value-type="float" office:value="0.22121201" calcext:value-type="float">
            <text:p>0,22121201</text:p>
          </table:table-cell>
          <table:table-cell office:value-type="float" office:value="0" calcext:value-type="float">
            <text:p>0</text:p>
          </table:table-cell>
          <table:table-cell office:value-type="float" office:value="-2.00192426" calcext:value-type="float">
            <text:p>-2,00192426</text:p>
          </table:table-cell>
          <table:table-cell office:value-type="float" office:value="0.00133991" calcext:value-type="float">
            <text:p>0,00133991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4.67657" calcext:value-type="float">
            <text:p>1624631714,67657</text:p>
          </table:table-cell>
          <table:table-cell table:formula="of:=ROUND([.A278]-[$menor.$A$1];1)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21923509" calcext:value-type="float">
            <text:p>0,21923509</text:p>
          </table:table-cell>
          <table:table-cell office:value-type="float" office:value="0" calcext:value-type="float">
            <text:p>0</text:p>
          </table:table-cell>
          <table:table-cell office:value-type="float" office:value="-2.0018892" calcext:value-type="float">
            <text:p>-2,0018892</text:p>
          </table:table-cell>
          <table:table-cell office:value-type="float" office:value="0.00125426" calcext:value-type="float">
            <text:p>0,0012542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4.77657" calcext:value-type="float">
            <text:p>1624631714,77657</text:p>
          </table:table-cell>
          <table:table-cell table:formula="of:=ROUND([.A279]-[$menor.$A$1];1)" office:value-type="float" office:value="34.1" calcext:value-type="float">
            <text:p>34,1</text:p>
          </table:table-cell>
          <table:table-cell office:value-type="float" office:value="1" calcext:value-type="float">
            <text:p>1</text:p>
          </table:table-cell>
          <table:table-cell office:value-type="float" office:value="0.21729648" calcext:value-type="float">
            <text:p>0,21729648</text:p>
          </table:table-cell>
          <table:table-cell office:value-type="float" office:value="0" calcext:value-type="float">
            <text:p>0</text:p>
          </table:table-cell>
          <table:table-cell office:value-type="float" office:value="-2.00286241" calcext:value-type="float">
            <text:p>-2,00286241</text:p>
          </table:table-cell>
          <table:table-cell office:value-type="float" office:value="0.00117026" calcext:value-type="float">
            <text:p>0,0011702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4.87657" calcext:value-type="float">
            <text:p>1624631714,87657</text:p>
          </table:table-cell>
          <table:table-cell table:formula="of:=ROUND([.A280]-[$menor.$A$1];1)" office:value-type="float" office:value="34.2" calcext:value-type="float">
            <text:p>34,2</text:p>
          </table:table-cell>
          <table:table-cell office:value-type="float" office:value="1" calcext:value-type="float">
            <text:p>1</text:p>
          </table:table-cell>
          <table:table-cell office:value-type="float" office:value="0.21438861" calcext:value-type="float">
            <text:p>0,21438861</text:p>
          </table:table-cell>
          <table:table-cell office:value-type="float" office:value="0" calcext:value-type="float">
            <text:p>0</text:p>
          </table:table-cell>
          <table:table-cell office:value-type="float" office:value="-2.00189727" calcext:value-type="float">
            <text:p>-2,00189727</text:p>
          </table:table-cell>
          <table:table-cell office:value-type="float" office:value="0.00104426" calcext:value-type="float">
            <text:p>0,0010442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4.97655" calcext:value-type="float">
            <text:p>1624631714,97655</text:p>
          </table:table-cell>
          <table:table-cell table:formula="of:=ROUND([.A281]-[$menor.$A$1];1)" office:value-type="float" office:value="34.3" calcext:value-type="float">
            <text:p>34,3</text:p>
          </table:table-cell>
          <table:table-cell office:value-type="float" office:value="1" calcext:value-type="float">
            <text:p>1</text:p>
          </table:table-cell>
          <table:table-cell office:value-type="float" office:value="0.21245006" calcext:value-type="float">
            <text:p>0,21245006</text:p>
          </table:table-cell>
          <table:table-cell office:value-type="float" office:value="0" calcext:value-type="float">
            <text:p>0</text:p>
          </table:table-cell>
          <table:table-cell office:value-type="float" office:value="-2.00190054" calcext:value-type="float">
            <text:p>-2,00190054</text:p>
          </table:table-cell>
          <table:table-cell office:value-type="float" office:value="0.00096027" calcext:value-type="float">
            <text:p>0,0009602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5.07658" calcext:value-type="float">
            <text:p>1624631715,07658</text:p>
          </table:table-cell>
          <table:table-cell table:formula="of:=ROUND([.A282]-[$menor.$A$1];1)" office:value-type="float" office:value="34.4" calcext:value-type="float">
            <text:p>34,4</text:p>
          </table:table-cell>
          <table:table-cell office:value-type="float" office:value="1" calcext:value-type="float">
            <text:p>1</text:p>
          </table:table-cell>
          <table:table-cell office:value-type="float" office:value="0.21051152" calcext:value-type="float">
            <text:p>0,21051152</text:p>
          </table:table-cell>
          <table:table-cell office:value-type="float" office:value="0" calcext:value-type="float">
            <text:p>0</text:p>
          </table:table-cell>
          <table:table-cell office:value-type="float" office:value="-2.00190382" calcext:value-type="float">
            <text:p>-2,00190382</text:p>
          </table:table-cell>
          <table:table-cell office:value-type="float" office:value="0.00087627" calcext:value-type="float">
            <text:p>0,0008762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5.17657" calcext:value-type="float">
            <text:p>1624631715,17657</text:p>
          </table:table-cell>
          <table:table-cell table:formula="of:=ROUND([.A283]-[$menor.$A$1];1)" office:value-type="float" office:value="34.5" calcext:value-type="float">
            <text:p>34,5</text:p>
          </table:table-cell>
          <table:table-cell office:value-type="float" office:value="1" calcext:value-type="float">
            <text:p>1</text:p>
          </table:table-cell>
          <table:table-cell office:value-type="float" office:value="0.20857303" calcext:value-type="float">
            <text:p>0,20857303</text:p>
          </table:table-cell>
          <table:table-cell office:value-type="float" office:value="0" calcext:value-type="float">
            <text:p>0</text:p>
          </table:table-cell>
          <table:table-cell office:value-type="float" office:value="-2.00190715" calcext:value-type="float">
            <text:p>-2,00190715</text:p>
          </table:table-cell>
          <table:table-cell office:value-type="float" office:value="0.00079228" calcext:value-type="float">
            <text:p>0,0007922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5.27657" calcext:value-type="float">
            <text:p>1624631715,27657</text:p>
          </table:table-cell>
          <table:table-cell table:formula="of:=ROUND([.A284]-[$menor.$A$1];1)" office:value-type="float" office:value="34.6" calcext:value-type="float">
            <text:p>34,6</text:p>
          </table:table-cell>
          <table:table-cell office:value-type="float" office:value="1" calcext:value-type="float">
            <text:p>1</text:p>
          </table:table-cell>
          <table:table-cell office:value-type="float" office:value="0.20663457" calcext:value-type="float">
            <text:p>0,20663457</text:p>
          </table:table-cell>
          <table:table-cell office:value-type="float" office:value="0" calcext:value-type="float">
            <text:p>0</text:p>
          </table:table-cell>
          <table:table-cell office:value-type="float" office:value="-2.00336551" calcext:value-type="float">
            <text:p>-2,00336551</text:p>
          </table:table-cell>
          <table:table-cell office:value-type="float" office:value="0.00070829" calcext:value-type="float">
            <text:p>0,0007082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5.37657" calcext:value-type="float">
            <text:p>1624631715,37657</text:p>
          </table:table-cell>
          <table:table-cell table:formula="of:=ROUND([.A285]-[$menor.$A$1];1)" office:value-type="float" office:value="34.7" calcext:value-type="float">
            <text:p>34,7</text:p>
          </table:table-cell>
          <table:table-cell office:value-type="float" office:value="1" calcext:value-type="float">
            <text:p>1</text:p>
          </table:table-cell>
          <table:table-cell office:value-type="float" office:value="0.2032423" calcext:value-type="float">
            <text:p>0,2032423</text:p>
          </table:table-cell>
          <table:table-cell office:value-type="float" office:value="0" calcext:value-type="float">
            <text:p>0</text:p>
          </table:table-cell>
          <table:table-cell office:value-type="float" office:value="-2.00191643" calcext:value-type="float">
            <text:p>-2,00191643</text:p>
          </table:table-cell>
          <table:table-cell office:value-type="float" office:value="0.0005613" calcext:value-type="float">
            <text:p>0,000561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5.47656" calcext:value-type="float">
            <text:p>1624631715,47656</text:p>
          </table:table-cell>
          <table:table-cell table:formula="of:=ROUND([.A286]-[$menor.$A$1];1)" office:value-type="float" office:value="34.8" calcext:value-type="float">
            <text:p>34,8</text:p>
          </table:table-cell>
          <table:table-cell office:value-type="float" office:value="1" calcext:value-type="float">
            <text:p>1</text:p>
          </table:table-cell>
          <table:table-cell office:value-type="float" office:value="0.20130391" calcext:value-type="float">
            <text:p>0,20130391</text:p>
          </table:table-cell>
          <table:table-cell office:value-type="float" office:value="0" calcext:value-type="float">
            <text:p>0</text:p>
          </table:table-cell>
          <table:table-cell office:value-type="float" office:value="-2.00191986" calcext:value-type="float">
            <text:p>-2,00191986</text:p>
          </table:table-cell>
          <table:table-cell office:value-type="float" office:value="0.00047731" calcext:value-type="float">
            <text:p>0,00047731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5.57657" calcext:value-type="float">
            <text:p>1624631715,57657</text:p>
          </table:table-cell>
          <table:table-cell table:formula="of:=ROUND([.A287]-[$menor.$A$1];1)" office:value-type="float" office:value="34.9" calcext:value-type="float">
            <text:p>34,9</text:p>
          </table:table-cell>
          <table:table-cell office:value-type="float" office:value="1" calcext:value-type="float">
            <text:p>1</text:p>
          </table:table-cell>
          <table:table-cell office:value-type="float" office:value="0.19936557" calcext:value-type="float">
            <text:p>0,19936557</text:p>
          </table:table-cell>
          <table:table-cell office:value-type="float" office:value="0" calcext:value-type="float">
            <text:p>0</text:p>
          </table:table-cell>
          <table:table-cell office:value-type="float" office:value="-2.00192334" calcext:value-type="float">
            <text:p>-2,00192334</text:p>
          </table:table-cell>
          <table:table-cell office:value-type="float" office:value="0.00039333" calcext:value-type="float">
            <text:p>0,0003933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5.67657" calcext:value-type="float">
            <text:p>1624631715,67657</text:p>
          </table:table-cell>
          <table:table-cell table:formula="of:=ROUND([.A288]-[$menor.$A$1];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19742724" calcext:value-type="float">
            <text:p>0,19742724</text:p>
          </table:table-cell>
          <table:table-cell office:value-type="float" office:value="0" calcext:value-type="float">
            <text:p>0</text:p>
          </table:table-cell>
          <table:table-cell office:value-type="float" office:value="-2.00192683" calcext:value-type="float">
            <text:p>-2,00192683</text:p>
          </table:table-cell>
          <table:table-cell office:value-type="float" office:value="0.00030934" calcext:value-type="float">
            <text:p>0,0003093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5.77657" calcext:value-type="float">
            <text:p>1624631715,77657</text:p>
          </table:table-cell>
          <table:table-cell table:formula="of:=ROUND([.A289]-[$menor.$A$1];1)" office:value-type="float" office:value="35.1" calcext:value-type="float">
            <text:p>35,1</text:p>
          </table:table-cell>
          <table:table-cell office:value-type="float" office:value="1" calcext:value-type="float">
            <text:p>1</text:p>
          </table:table-cell>
          <table:table-cell office:value-type="float" office:value="0.19548894" calcext:value-type="float">
            <text:p>0,19548894</text:p>
          </table:table-cell>
          <table:table-cell office:value-type="float" office:value="0" calcext:value-type="float">
            <text:p>0</text:p>
          </table:table-cell>
          <table:table-cell office:value-type="float" office:value="-2.00193035" calcext:value-type="float">
            <text:p>-2,00193035</text:p>
          </table:table-cell>
          <table:table-cell office:value-type="float" office:value="0.00022536" calcext:value-type="float">
            <text:p>0,0002253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5.87652" calcext:value-type="float">
            <text:p>1624631715,87652</text:p>
          </table:table-cell>
          <table:table-cell table:formula="of:=ROUND([.A290]-[$menor.$A$1];1)" office:value-type="float" office:value="35.2" calcext:value-type="float">
            <text:p>35,2</text:p>
          </table:table-cell>
          <table:table-cell office:value-type="float" office:value="1" calcext:value-type="float">
            <text:p>1</text:p>
          </table:table-cell>
          <table:table-cell office:value-type="float" office:value="0.19355069" calcext:value-type="float">
            <text:p>0,19355069</text:p>
          </table:table-cell>
          <table:table-cell office:value-type="float" office:value="0" calcext:value-type="float">
            <text:p>0</text:p>
          </table:table-cell>
          <table:table-cell office:value-type="float" office:value="-2.00193392" calcext:value-type="float">
            <text:p>-2,00193392</text:p>
          </table:table-cell>
          <table:table-cell office:value-type="float" office:value="0.00111137" calcext:value-type="float">
            <text:p>0,0011113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5.97656" calcext:value-type="float">
            <text:p>1624631715,97656</text:p>
          </table:table-cell>
          <table:table-cell table:formula="of:=ROUND([.A291]-[$menor.$A$1];1)" office:value-type="float" office:value="35.3" calcext:value-type="float">
            <text:p>35,3</text:p>
          </table:table-cell>
          <table:table-cell office:value-type="float" office:value="1" calcext:value-type="float">
            <text:p>1</text:p>
          </table:table-cell>
          <table:table-cell office:value-type="float" office:value="0.19157319" calcext:value-type="float">
            <text:p>0,19157319</text:p>
          </table:table-cell>
          <table:table-cell office:value-type="float" office:value="0" calcext:value-type="float">
            <text:p>0</text:p>
          </table:table-cell>
          <table:table-cell office:value-type="float" office:value="-2.00238327" calcext:value-type="float">
            <text:p>-2,00238327</text:p>
          </table:table-cell>
          <table:table-cell office:value-type="float" office:value="0.00102569" calcext:value-type="float">
            <text:p>0,0010256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6.07652" calcext:value-type="float">
            <text:p>1624631716,07652</text:p>
          </table:table-cell>
          <table:table-cell table:formula="of:=ROUND([.A292]-[$menor.$A$1];1)" office:value-type="float" office:value="35.4" calcext:value-type="float">
            <text:p>35,4</text:p>
          </table:table-cell>
          <table:table-cell office:value-type="float" office:value="1" calcext:value-type="float">
            <text:p>1</text:p>
          </table:table-cell>
          <table:table-cell office:value-type="float" office:value="0.18914996" calcext:value-type="float">
            <text:p>0,18914996</text:p>
          </table:table-cell>
          <table:table-cell office:value-type="float" office:value="0" calcext:value-type="float">
            <text:p>0</text:p>
          </table:table-cell>
          <table:table-cell office:value-type="float" office:value="-2.00190232" calcext:value-type="float">
            <text:p>-2,00190232</text:p>
          </table:table-cell>
          <table:table-cell office:value-type="float" office:value="0.00092069" calcext:value-type="float">
            <text:p>0,0009206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6.17655" calcext:value-type="float">
            <text:p>1624631716,17655</text:p>
          </table:table-cell>
          <table:table-cell table:formula="of:=ROUND([.A293]-[$menor.$A$1];1)" office:value-type="float" office:value="35.5" calcext:value-type="float">
            <text:p>35,5</text:p>
          </table:table-cell>
          <table:table-cell office:value-type="float" office:value="1" calcext:value-type="float">
            <text:p>1</text:p>
          </table:table-cell>
          <table:table-cell office:value-type="float" office:value="0.18721141" calcext:value-type="float">
            <text:p>0,18721141</text:p>
          </table:table-cell>
          <table:table-cell office:value-type="float" office:value="0" calcext:value-type="float">
            <text:p>0</text:p>
          </table:table-cell>
          <table:table-cell office:value-type="float" office:value="-2.00190559" calcext:value-type="float">
            <text:p>-2,00190559</text:p>
          </table:table-cell>
          <table:table-cell office:value-type="float" office:value="0.0008367" calcext:value-type="float">
            <text:p>0,000836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6.27656" calcext:value-type="float">
            <text:p>1624631716,27656</text:p>
          </table:table-cell>
          <table:table-cell table:formula="of:=ROUND([.A294]-[$menor.$A$1];1)" office:value-type="float" office:value="35.6" calcext:value-type="float">
            <text:p>35,6</text:p>
          </table:table-cell>
          <table:table-cell office:value-type="float" office:value="1" calcext:value-type="float">
            <text:p>1</text:p>
          </table:table-cell>
          <table:table-cell office:value-type="float" office:value="0.18527289" calcext:value-type="float">
            <text:p>0,18527289</text:p>
          </table:table-cell>
          <table:table-cell office:value-type="float" office:value="0" calcext:value-type="float">
            <text:p>0</text:p>
          </table:table-cell>
          <table:table-cell office:value-type="float" office:value="-2.00190889" calcext:value-type="float">
            <text:p>-2,00190889</text:p>
          </table:table-cell>
          <table:table-cell office:value-type="float" office:value="0.0007527" calcext:value-type="float">
            <text:p>0,000752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6.37655" calcext:value-type="float">
            <text:p>1624631716,37655</text:p>
          </table:table-cell>
          <table:table-cell table:formula="of:=ROUND([.A295]-[$menor.$A$1];1)" office:value-type="float" office:value="35.7" calcext:value-type="float">
            <text:p>35,7</text:p>
          </table:table-cell>
          <table:table-cell office:value-type="float" office:value="1" calcext:value-type="float">
            <text:p>1</text:p>
          </table:table-cell>
          <table:table-cell office:value-type="float" office:value="0.1833344" calcext:value-type="float">
            <text:p>0,1833344</text:p>
          </table:table-cell>
          <table:table-cell office:value-type="float" office:value="0" calcext:value-type="float">
            <text:p>0</text:p>
          </table:table-cell>
          <table:table-cell office:value-type="float" office:value="-2.00191222" calcext:value-type="float">
            <text:p>-2,00191222</text:p>
          </table:table-cell>
          <table:table-cell office:value-type="float" office:value="0.00066871" calcext:value-type="float">
            <text:p>0,00066871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6.47656" calcext:value-type="float">
            <text:p>1624631716,47656</text:p>
          </table:table-cell>
          <table:table-cell table:formula="of:=ROUND([.A296]-[$menor.$A$1];1)" office:value-type="float" office:value="35.8" calcext:value-type="float">
            <text:p>35,8</text:p>
          </table:table-cell>
          <table:table-cell office:value-type="float" office:value="1" calcext:value-type="float">
            <text:p>1</text:p>
          </table:table-cell>
          <table:table-cell office:value-type="float" office:value="0.18139595" calcext:value-type="float">
            <text:p>0,18139595</text:p>
          </table:table-cell>
          <table:table-cell office:value-type="float" office:value="0" calcext:value-type="float">
            <text:p>0</text:p>
          </table:table-cell>
          <table:table-cell office:value-type="float" office:value="-2.00191559" calcext:value-type="float">
            <text:p>-2,00191559</text:p>
          </table:table-cell>
          <table:table-cell office:value-type="float" office:value="0.00058472" calcext:value-type="float">
            <text:p>0,00058472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6.57653" calcext:value-type="float">
            <text:p>1624631716,57653</text:p>
          </table:table-cell>
          <table:table-cell table:formula="of:=ROUND([.A297]-[$menor.$A$1];1)" office:value-type="float" office:value="35.9" calcext:value-type="float">
            <text:p>35,9</text:p>
          </table:table-cell>
          <table:table-cell office:value-type="float" office:value="1" calcext:value-type="float">
            <text:p>1</text:p>
          </table:table-cell>
          <table:table-cell office:value-type="float" office:value="0.17945752" calcext:value-type="float">
            <text:p>0,17945752</text:p>
          </table:table-cell>
          <table:table-cell office:value-type="float" office:value="0" calcext:value-type="float">
            <text:p>0</text:p>
          </table:table-cell>
          <table:table-cell office:value-type="float" office:value="-2.00191898" calcext:value-type="float">
            <text:p>-2,00191898</text:p>
          </table:table-cell>
          <table:table-cell office:value-type="float" office:value="0.00050073" calcext:value-type="float">
            <text:p>0,0005007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6.67653" calcext:value-type="float">
            <text:p>1624631716,67653</text:p>
          </table:table-cell>
          <table:table-cell table:formula="of:=ROUND([.A298]-[$menor.$A$1];1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17751913" calcext:value-type="float">
            <text:p>0,17751913</text:p>
          </table:table-cell>
          <table:table-cell office:value-type="float" office:value="0" calcext:value-type="float">
            <text:p>0</text:p>
          </table:table-cell>
          <table:table-cell office:value-type="float" office:value="-2.00192241" calcext:value-type="float">
            <text:p>-2,00192241</text:p>
          </table:table-cell>
          <table:table-cell office:value-type="float" office:value="0.00041674" calcext:value-type="float">
            <text:p>0,0004167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6.77653" calcext:value-type="float">
            <text:p>1624631716,77653</text:p>
          </table:table-cell>
          <table:table-cell table:formula="of:=ROUND([.A299]-[$menor.$A$1];1)"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office:value-type="float" office:value="0.17558078" calcext:value-type="float">
            <text:p>0,17558078</text:p>
          </table:table-cell>
          <table:table-cell office:value-type="float" office:value="0" calcext:value-type="float">
            <text:p>0</text:p>
          </table:table-cell>
          <table:table-cell office:value-type="float" office:value="-2.00241089" calcext:value-type="float">
            <text:p>-2,00241089</text:p>
          </table:table-cell>
          <table:table-cell office:value-type="float" office:value="0.00033275" calcext:value-type="float">
            <text:p>0,0003327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6.87655" calcext:value-type="float">
            <text:p>1624631716,87655</text:p>
          </table:table-cell>
          <table:table-cell table:formula="of:=ROUND([.A300]-[$menor.$A$1];1)" office:value-type="float" office:value="36.2" calcext:value-type="float">
            <text:p>36,2</text:p>
          </table:table-cell>
          <table:table-cell office:value-type="float" office:value="1" calcext:value-type="float">
            <text:p>1</text:p>
          </table:table-cell>
          <table:table-cell office:value-type="float" office:value="0.17315789" calcext:value-type="float">
            <text:p>0,17315789</text:p>
          </table:table-cell>
          <table:table-cell office:value-type="float" office:value="0" calcext:value-type="float">
            <text:p>0</text:p>
          </table:table-cell>
          <table:table-cell office:value-type="float" office:value="-2.00096027" calcext:value-type="float">
            <text:p>-2,00096027</text:p>
          </table:table-cell>
          <table:table-cell office:value-type="float" office:value="0.00022777" calcext:value-type="float">
            <text:p>0,0002277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6.97656" calcext:value-type="float">
            <text:p>1624631716,97656</text:p>
          </table:table-cell>
          <table:table-cell table:formula="of:=ROUND([.A301]-[$menor.$A$1];1)" office:value-type="float" office:value="36.3" calcext:value-type="float">
            <text:p>36,3</text:p>
          </table:table-cell>
          <table:table-cell office:value-type="float" office:value="1" calcext:value-type="float">
            <text:p>1</text:p>
          </table:table-cell>
          <table:table-cell office:value-type="float" office:value="0.17218876" calcext:value-type="float">
            <text:p>0,17218876</text:p>
          </table:table-cell>
          <table:table-cell office:value-type="float" office:value="0" calcext:value-type="float">
            <text:p>0</text:p>
          </table:table-cell>
          <table:table-cell office:value-type="float" office:value="-2.00193205" calcext:value-type="float">
            <text:p>-2,00193205</text:p>
          </table:table-cell>
          <table:table-cell office:value-type="float" office:value="0.00018578" calcext:value-type="float">
            <text:p>0,0001857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7.07657" calcext:value-type="float">
            <text:p>1624631717,07657</text:p>
          </table:table-cell>
          <table:table-cell table:formula="of:=ROUND([.A302]-[$menor.$A$1];1)" office:value-type="float" office:value="36.4" calcext:value-type="float">
            <text:p>36,4</text:p>
          </table:table-cell>
          <table:table-cell office:value-type="float" office:value="1" calcext:value-type="float">
            <text:p>1</text:p>
          </table:table-cell>
          <table:table-cell office:value-type="float" office:value="0.17025051" calcext:value-type="float">
            <text:p>0,17025051</text:p>
          </table:table-cell>
          <table:table-cell office:value-type="float" office:value="0" calcext:value-type="float">
            <text:p>0</text:p>
          </table:table-cell>
          <table:table-cell office:value-type="float" office:value="-2.00193562" calcext:value-type="float">
            <text:p>-2,00193562</text:p>
          </table:table-cell>
          <table:table-cell office:value-type="float" office:value="0.0001018" calcext:value-type="float">
            <text:p>0,000101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7.17658" calcext:value-type="float">
            <text:p>1624631717,17658</text:p>
          </table:table-cell>
          <table:table-cell table:formula="of:=ROUND([.A303]-[$menor.$A$1];1)" office:value-type="float" office:value="36.5" calcext:value-type="float">
            <text:p>36,5</text:p>
          </table:table-cell>
          <table:table-cell office:value-type="float" office:value="1" calcext:value-type="float">
            <text:p>1</text:p>
          </table:table-cell>
          <table:table-cell office:value-type="float" office:value="0.1683123" calcext:value-type="float">
            <text:p>0,1683123</text:p>
          </table:table-cell>
          <table:table-cell office:value-type="float" office:value="0" calcext:value-type="float">
            <text:p>0</text:p>
          </table:table-cell>
          <table:table-cell office:value-type="float" office:value="-2.00193923" calcext:value-type="float">
            <text:p>-2,00193923</text:p>
          </table:table-cell>
          <table:table-cell office:value-type="float" office:value="0.00001782" calcext:value-type="float">
            <text:p>1,782E-0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7.27657" calcext:value-type="float">
            <text:p>1624631717,27657</text:p>
          </table:table-cell>
          <table:table-cell table:formula="of:=ROUND([.A304]-[$menor.$A$1];1)" office:value-type="float" office:value="36.6" calcext:value-type="float">
            <text:p>36,6</text:p>
          </table:table-cell>
          <table:table-cell office:value-type="float" office:value="1" calcext:value-type="float">
            <text:p>1</text:p>
          </table:table-cell>
          <table:table-cell office:value-type="float" office:value="0.16637413" calcext:value-type="float">
            <text:p>0,16637413</text:p>
          </table:table-cell>
          <table:table-cell office:value-type="float" office:value="0" calcext:value-type="float">
            <text:p>0</text:p>
          </table:table-cell>
          <table:table-cell office:value-type="float" office:value="-2.00194288" calcext:value-type="float">
            <text:p>-2,00194288</text:p>
          </table:table-cell>
          <table:table-cell office:value-type="float" office:value="-0.00006616" calcext:value-type="float">
            <text:p>-6,616E-0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7.37656" calcext:value-type="float">
            <text:p>1624631717,37656</text:p>
          </table:table-cell>
          <table:table-cell table:formula="of:=ROUND([.A305]-[$menor.$A$1];1)" office:value-type="float" office:value="36.7" calcext:value-type="float">
            <text:p>36,7</text:p>
          </table:table-cell>
          <table:table-cell office:value-type="float" office:value="1" calcext:value-type="float">
            <text:p>1</text:p>
          </table:table-cell>
          <table:table-cell office:value-type="float" office:value="0.16443601" calcext:value-type="float">
            <text:p>0,16443601</text:p>
          </table:table-cell>
          <table:table-cell office:value-type="float" office:value="0" calcext:value-type="float">
            <text:p>0</text:p>
          </table:table-cell>
          <table:table-cell office:value-type="float" office:value="-2.00097658" calcext:value-type="float">
            <text:p>-2,00097658</text:p>
          </table:table-cell>
          <table:table-cell office:value-type="float" office:value="-0.00015014" calcext:value-type="float">
            <text:p>-0,0001501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7.47655" calcext:value-type="float">
            <text:p>1624631717,47655</text:p>
          </table:table-cell>
          <table:table-cell table:formula="of:=ROUND([.A306]-[$menor.$A$1];1)" office:value-type="float" office:value="36.8" calcext:value-type="float">
            <text:p>36,8</text:p>
          </table:table-cell>
          <table:table-cell office:value-type="float" office:value="1" calcext:value-type="float">
            <text:p>1</text:p>
          </table:table-cell>
          <table:table-cell office:value-type="float" office:value="0.16346696" calcext:value-type="float">
            <text:p>0,16346696</text:p>
          </table:table-cell>
          <table:table-cell office:value-type="float" office:value="0" calcext:value-type="float">
            <text:p>0</text:p>
          </table:table-cell>
          <table:table-cell office:value-type="float" office:value="-2.00194844" calcext:value-type="float">
            <text:p>-2,00194844</text:p>
          </table:table-cell>
          <table:table-cell office:value-type="float" office:value="0.00077787" calcext:value-type="float">
            <text:p>0,0007778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7.57657" calcext:value-type="float">
            <text:p>1624631717,57657</text:p>
          </table:table-cell>
          <table:table-cell table:formula="of:=ROUND([.A307]-[$menor.$A$1];1)" office:value-type="float" office:value="36.9" calcext:value-type="float">
            <text:p>36,9</text:p>
          </table:table-cell>
          <table:table-cell office:value-type="float" office:value="1" calcext:value-type="float">
            <text:p>1</text:p>
          </table:table-cell>
          <table:table-cell office:value-type="float" office:value="0.16148813" calcext:value-type="float">
            <text:p>0,16148813</text:p>
          </table:table-cell>
          <table:table-cell office:value-type="float" office:value="0" calcext:value-type="float">
            <text:p>0</text:p>
          </table:table-cell>
          <table:table-cell office:value-type="float" office:value="-2.00191147" calcext:value-type="float">
            <text:p>-2,00191147</text:p>
          </table:table-cell>
          <table:table-cell office:value-type="float" office:value="0.00069213" calcext:value-type="float">
            <text:p>0,0006921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7.67657" calcext:value-type="float">
            <text:p>1624631717,67657</text:p>
          </table:table-cell>
          <table:table-cell table:formula="of:=ROUND([.A308]-[$menor.$A$1];1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15954962" calcext:value-type="float">
            <text:p>0,15954962</text:p>
          </table:table-cell>
          <table:table-cell office:value-type="float" office:value="0" calcext:value-type="float">
            <text:p>0</text:p>
          </table:table-cell>
          <table:table-cell office:value-type="float" office:value="-2.00094478" calcext:value-type="float">
            <text:p>-2,00094478</text:p>
          </table:table-cell>
          <table:table-cell office:value-type="float" office:value="0.00060814" calcext:value-type="float">
            <text:p>0,0006081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7.77657" calcext:value-type="float">
            <text:p>1624631717,77657</text:p>
          </table:table-cell>
          <table:table-cell table:formula="of:=ROUND([.A309]-[$menor.$A$1];1)" office:value-type="float" office:value="37.1" calcext:value-type="float">
            <text:p>37,1</text:p>
          </table:table-cell>
          <table:table-cell office:value-type="float" office:value="1" calcext:value-type="float">
            <text:p>1</text:p>
          </table:table-cell>
          <table:table-cell office:value-type="float" office:value="0.15858039" calcext:value-type="float">
            <text:p>0,15858039</text:p>
          </table:table-cell>
          <table:table-cell office:value-type="float" office:value="0" calcext:value-type="float">
            <text:p>0</text:p>
          </table:table-cell>
          <table:table-cell office:value-type="float" office:value="-2.00240146" calcext:value-type="float">
            <text:p>-2,00240146</text:p>
          </table:table-cell>
          <table:table-cell office:value-type="float" office:value="0.00056614" calcext:value-type="float">
            <text:p>0,0005661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7.87656" calcext:value-type="float">
            <text:p>1624631717,87656</text:p>
          </table:table-cell>
          <table:table-cell table:formula="of:=ROUND([.A310]-[$menor.$A$1];1)" office:value-type="float" office:value="37.2" calcext:value-type="float">
            <text:p>37,2</text:p>
          </table:table-cell>
          <table:table-cell office:value-type="float" office:value="1" calcext:value-type="float">
            <text:p>1</text:p>
          </table:table-cell>
          <table:table-cell office:value-type="float" office:value="0.15615733" calcext:value-type="float">
            <text:p>0,15615733</text:p>
          </table:table-cell>
          <table:table-cell office:value-type="float" office:value="0" calcext:value-type="float">
            <text:p>0</text:p>
          </table:table-cell>
          <table:table-cell office:value-type="float" office:value="-2.00192068" calcext:value-type="float">
            <text:p>-2,00192068</text:p>
          </table:table-cell>
          <table:table-cell office:value-type="float" office:value="0.00046115" calcext:value-type="float">
            <text:p>0,0004611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7.97656" calcext:value-type="float">
            <text:p>1624631717,97656</text:p>
          </table:table-cell>
          <table:table-cell table:formula="of:=ROUND([.A311]-[$menor.$A$1];1)" office:value-type="float" office:value="37.3" calcext:value-type="float">
            <text:p>37,3</text:p>
          </table:table-cell>
          <table:table-cell office:value-type="float" office:value="1" calcext:value-type="float">
            <text:p>1</text:p>
          </table:table-cell>
          <table:table-cell office:value-type="float" office:value="0.15421894" calcext:value-type="float">
            <text:p>0,15421894</text:p>
          </table:table-cell>
          <table:table-cell office:value-type="float" office:value="0" calcext:value-type="float">
            <text:p>0</text:p>
          </table:table-cell>
          <table:table-cell office:value-type="float" office:value="-2.00095411" calcext:value-type="float">
            <text:p>-2,00095411</text:p>
          </table:table-cell>
          <table:table-cell office:value-type="float" office:value="0.00037717" calcext:value-type="float">
            <text:p>0,0003771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8.07656" calcext:value-type="float">
            <text:p>1624631718,07656</text:p>
          </table:table-cell>
          <table:table-cell table:formula="of:=ROUND([.A312]-[$menor.$A$1];1)" office:value-type="float" office:value="37.4" calcext:value-type="float">
            <text:p>37,4</text:p>
          </table:table-cell>
          <table:table-cell office:value-type="float" office:value="1" calcext:value-type="float">
            <text:p>1</text:p>
          </table:table-cell>
          <table:table-cell office:value-type="float" office:value="0.15324976" calcext:value-type="float">
            <text:p>0,15324976</text:p>
          </table:table-cell>
          <table:table-cell office:value-type="float" office:value="0" calcext:value-type="float">
            <text:p>0</text:p>
          </table:table-cell>
          <table:table-cell office:value-type="float" office:value="-2.00192583" calcext:value-type="float">
            <text:p>-2,00192583</text:p>
          </table:table-cell>
          <table:table-cell office:value-type="float" office:value="0.00033517" calcext:value-type="float">
            <text:p>0,0003351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8.17656" calcext:value-type="float">
            <text:p>1624631718,17656</text:p>
          </table:table-cell>
          <table:table-cell table:formula="of:=ROUND([.A313]-[$menor.$A$1];1)" office:value-type="float" office:value="37.5" calcext:value-type="float">
            <text:p>37,5</text:p>
          </table:table-cell>
          <table:table-cell office:value-type="float" office:value="1" calcext:value-type="float">
            <text:p>1</text:p>
          </table:table-cell>
          <table:table-cell office:value-type="float" office:value="0.15131141" calcext:value-type="float">
            <text:p>0,15131141</text:p>
          </table:table-cell>
          <table:table-cell office:value-type="float" office:value="0" calcext:value-type="float">
            <text:p>0</text:p>
          </table:table-cell>
          <table:table-cell office:value-type="float" office:value="-2.00192931" calcext:value-type="float">
            <text:p>-2,00192931</text:p>
          </table:table-cell>
          <table:table-cell office:value-type="float" office:value="0.00025118" calcext:value-type="float">
            <text:p>0,0002511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8.27657" calcext:value-type="float">
            <text:p>1624631718,27657</text:p>
          </table:table-cell>
          <table:table-cell table:formula="of:=ROUND([.A314]-[$menor.$A$1];1)" office:value-type="float" office:value="37.6" calcext:value-type="float">
            <text:p>37,6</text:p>
          </table:table-cell>
          <table:table-cell office:value-type="float" office:value="1" calcext:value-type="float">
            <text:p>1</text:p>
          </table:table-cell>
          <table:table-cell office:value-type="float" office:value="0.14937313" calcext:value-type="float">
            <text:p>0,14937313</text:p>
          </table:table-cell>
          <table:table-cell office:value-type="float" office:value="0" calcext:value-type="float">
            <text:p>0</text:p>
          </table:table-cell>
          <table:table-cell office:value-type="float" office:value="-2.00096285" calcext:value-type="float">
            <text:p>-2,00096285</text:p>
          </table:table-cell>
          <table:table-cell office:value-type="float" office:value="0.0001672" calcext:value-type="float">
            <text:p>0,0001672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8.37654" calcext:value-type="float">
            <text:p>1624631718,37654</text:p>
          </table:table-cell>
          <table:table-cell table:formula="of:=ROUND([.A315]-[$menor.$A$1];1)" office:value-type="float" office:value="37.7" calcext:value-type="float">
            <text:p>37,7</text:p>
          </table:table-cell>
          <table:table-cell office:value-type="float" office:value="1" calcext:value-type="float">
            <text:p>1</text:p>
          </table:table-cell>
          <table:table-cell office:value-type="float" office:value="0.148404" calcext:value-type="float">
            <text:p>0,148404</text:p>
          </table:table-cell>
          <table:table-cell office:value-type="float" office:value="0" calcext:value-type="float">
            <text:p>0</text:p>
          </table:table-cell>
          <table:table-cell office:value-type="float" office:value="-2.00193463" calcext:value-type="float">
            <text:p>-2,00193463</text:p>
          </table:table-cell>
          <table:table-cell office:value-type="float" office:value="0.00012521" calcext:value-type="float">
            <text:p>0,00012521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8.47657" calcext:value-type="float">
            <text:p>1624631718,47657</text:p>
          </table:table-cell>
          <table:table-cell table:formula="of:=ROUND([.A316]-[$menor.$A$1];1)" office:value-type="float" office:value="37.8" calcext:value-type="float">
            <text:p>37,8</text:p>
          </table:table-cell>
          <table:table-cell office:value-type="float" office:value="1" calcext:value-type="float">
            <text:p>1</text:p>
          </table:table-cell>
          <table:table-cell office:value-type="float" office:value="0.14646576" calcext:value-type="float">
            <text:p>0,14646576</text:p>
          </table:table-cell>
          <table:table-cell office:value-type="float" office:value="0" calcext:value-type="float">
            <text:p>0</text:p>
          </table:table-cell>
          <table:table-cell office:value-type="float" office:value="-2.00096821" calcext:value-type="float">
            <text:p>-2,00096821</text:p>
          </table:table-cell>
          <table:table-cell office:value-type="float" office:value="0.00004123" calcext:value-type="float">
            <text:p>4,123E-0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8.57656" calcext:value-type="float">
            <text:p>1624631718,57656</text:p>
          </table:table-cell>
          <table:table-cell table:formula="of:=ROUND([.A317]-[$menor.$A$1];1)" office:value-type="float" office:value="37.9" calcext:value-type="float">
            <text:p>37,9</text:p>
          </table:table-cell>
          <table:table-cell office:value-type="float" office:value="1" calcext:value-type="float">
            <text:p>1</text:p>
          </table:table-cell>
          <table:table-cell office:value-type="float" office:value="0.14549668" calcext:value-type="float">
            <text:p>0,14549668</text:p>
          </table:table-cell>
          <table:table-cell office:value-type="float" office:value="0" calcext:value-type="float">
            <text:p>0</text:p>
          </table:table-cell>
          <table:table-cell office:value-type="float" office:value="-2.00194004" calcext:value-type="float">
            <text:p>-2,00194004</text:p>
          </table:table-cell>
          <table:table-cell office:value-type="float" office:value="-0.00000076" calcext:value-type="float">
            <text:p>-7,6E-0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8.67655" calcext:value-type="float">
            <text:p>1624631718,67655</text:p>
          </table:table-cell>
          <table:table-cell table:formula="of:=ROUND([.A318]-[$menor.$A$1];1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14355852" calcext:value-type="float">
            <text:p>0,14355852</text:p>
          </table:table-cell>
          <table:table-cell office:value-type="float" office:value="0" calcext:value-type="float">
            <text:p>0</text:p>
          </table:table-cell>
          <table:table-cell office:value-type="float" office:value="-2.00097369" calcext:value-type="float">
            <text:p>-2,00097369</text:p>
          </table:table-cell>
          <table:table-cell office:value-type="float" office:value="-0.00008474" calcext:value-type="float">
            <text:p>-8,474E-0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8.77657" calcext:value-type="float">
            <text:p>1624631718,77657</text:p>
          </table:table-cell>
          <table:table-cell table:formula="of:=ROUND([.A319]-[$menor.$A$1];1)" office:value-type="float" office:value="38.1" calcext:value-type="float">
            <text:p>38,1</text:p>
          </table:table-cell>
          <table:table-cell office:value-type="float" office:value="1" calcext:value-type="float">
            <text:p>1</text:p>
          </table:table-cell>
          <table:table-cell office:value-type="float" office:value="0.14258946" calcext:value-type="float">
            <text:p>0,14258946</text:p>
          </table:table-cell>
          <table:table-cell office:value-type="float" office:value="0" calcext:value-type="float">
            <text:p>0</text:p>
          </table:table-cell>
          <table:table-cell office:value-type="float" office:value="-2.00243055" calcext:value-type="float">
            <text:p>-2,00243055</text:p>
          </table:table-cell>
          <table:table-cell office:value-type="float" office:value="-0.00012673" calcext:value-type="float">
            <text:p>-0,0001267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8.87656" calcext:value-type="float">
            <text:p>1624631718,87656</text:p>
          </table:table-cell>
          <table:table-cell table:formula="of:=ROUND([.A320]-[$menor.$A$1];1)" office:value-type="float" office:value="38.2" calcext:value-type="float">
            <text:p>38,2</text:p>
          </table:table-cell>
          <table:table-cell office:value-type="float" office:value="1" calcext:value-type="float">
            <text:p>1</text:p>
          </table:table-cell>
          <table:table-cell office:value-type="float" office:value="0.14016688" calcext:value-type="float">
            <text:p>0,14016688</text:p>
          </table:table-cell>
          <table:table-cell office:value-type="float" office:value="0" calcext:value-type="float">
            <text:p>0</text:p>
          </table:table-cell>
          <table:table-cell office:value-type="float" office:value="-2.00098024" calcext:value-type="float">
            <text:p>-2,00098024</text:p>
          </table:table-cell>
          <table:table-cell office:value-type="float" office:value="-0.0002317" calcext:value-type="float">
            <text:p>-0,000231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8.97656" calcext:value-type="float">
            <text:p>1624631718,97656</text:p>
          </table:table-cell>
          <table:table-cell table:formula="of:=ROUND([.A321]-[$menor.$A$1];1)" office:value-type="float" office:value="38.3" calcext:value-type="float">
            <text:p>38,3</text:p>
          </table:table-cell>
          <table:table-cell office:value-type="float" office:value="1" calcext:value-type="float">
            <text:p>1</text:p>
          </table:table-cell>
          <table:table-cell office:value-type="float" office:value="0.13919787" calcext:value-type="float">
            <text:p>0,13919787</text:p>
          </table:table-cell>
          <table:table-cell office:value-type="float" office:value="0" calcext:value-type="float">
            <text:p>0</text:p>
          </table:table-cell>
          <table:table-cell office:value-type="float" office:value="-2.00195214" calcext:value-type="float">
            <text:p>-2,00195214</text:p>
          </table:table-cell>
          <table:table-cell office:value-type="float" office:value="-0.00027368" calcext:value-type="float">
            <text:p>-0,0002736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9.07656" calcext:value-type="float">
            <text:p>1624631719,07656</text:p>
          </table:table-cell>
          <table:table-cell table:formula="of:=ROUND([.A322]-[$menor.$A$1];1)" office:value-type="float" office:value="38.4" calcext:value-type="float">
            <text:p>38,4</text:p>
          </table:table-cell>
          <table:table-cell office:value-type="float" office:value="1" calcext:value-type="float">
            <text:p>1</text:p>
          </table:table-cell>
          <table:table-cell office:value-type="float" office:value="0.13725989" calcext:value-type="float">
            <text:p>0,13725989</text:p>
          </table:table-cell>
          <table:table-cell office:value-type="float" office:value="0" calcext:value-type="float">
            <text:p>0</text:p>
          </table:table-cell>
          <table:table-cell office:value-type="float" office:value="-2.00098598" calcext:value-type="float">
            <text:p>-2,00098598</text:p>
          </table:table-cell>
          <table:table-cell office:value-type="float" office:value="-0.00035765" calcext:value-type="float">
            <text:p>-0,0003576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9.17653" calcext:value-type="float">
            <text:p>1624631719,17653</text:p>
          </table:table-cell>
          <table:table-cell table:formula="of:=ROUND([.A323]-[$menor.$A$1];1)" office:value-type="float" office:value="38.5" calcext:value-type="float">
            <text:p>38,5</text:p>
          </table:table-cell>
          <table:table-cell office:value-type="float" office:value="1" calcext:value-type="float">
            <text:p>1</text:p>
          </table:table-cell>
          <table:table-cell office:value-type="float" office:value="0.13629092" calcext:value-type="float">
            <text:p>0,13629092</text:p>
          </table:table-cell>
          <table:table-cell office:value-type="float" office:value="0" calcext:value-type="float">
            <text:p>0</text:p>
          </table:table-cell>
          <table:table-cell office:value-type="float" office:value="-2.00195793" calcext:value-type="float">
            <text:p>-2,00195793</text:p>
          </table:table-cell>
          <table:table-cell office:value-type="float" office:value="-0.00039964" calcext:value-type="float">
            <text:p>-0,0003996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9.27656" calcext:value-type="float">
            <text:p>1624631719,27656</text:p>
          </table:table-cell>
          <table:table-cell table:formula="of:=ROUND([.A324]-[$menor.$A$1];1)" office:value-type="float" office:value="38.6" calcext:value-type="float">
            <text:p>38,6</text:p>
          </table:table-cell>
          <table:table-cell office:value-type="float" office:value="1" calcext:value-type="float">
            <text:p>1</text:p>
          </table:table-cell>
          <table:table-cell office:value-type="float" office:value="0.13435303" calcext:value-type="float">
            <text:p>0,13435303</text:p>
          </table:table-cell>
          <table:table-cell office:value-type="float" office:value="0" calcext:value-type="float">
            <text:p>0</text:p>
          </table:table-cell>
          <table:table-cell office:value-type="float" office:value="-2.00099185" calcext:value-type="float">
            <text:p>-2,00099185</text:p>
          </table:table-cell>
          <table:table-cell office:value-type="float" office:value="0.00048639" calcext:value-type="float">
            <text:p>0,0004863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9.37656" calcext:value-type="float">
            <text:p>1624631719,37656</text:p>
          </table:table-cell>
          <table:table-cell table:formula="of:=ROUND([.A325]-[$menor.$A$1];1)" office:value-type="float" office:value="38.7" calcext:value-type="float">
            <text:p>38,7</text:p>
          </table:table-cell>
          <table:table-cell office:value-type="float" office:value="1" calcext:value-type="float">
            <text:p>1</text:p>
          </table:table-cell>
          <table:table-cell office:value-type="float" office:value="0.13334177" calcext:value-type="float">
            <text:p>0,13334177</text:p>
          </table:table-cell>
          <table:table-cell office:value-type="float" office:value="0" calcext:value-type="float">
            <text:p>0</text:p>
          </table:table-cell>
          <table:table-cell office:value-type="float" office:value="-2.00095155" calcext:value-type="float">
            <text:p>-2,00095155</text:p>
          </table:table-cell>
          <table:table-cell office:value-type="float" office:value="0.00044258" calcext:value-type="float">
            <text:p>0,0004425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9.47658" calcext:value-type="float">
            <text:p>1624631719,47658</text:p>
          </table:table-cell>
          <table:table-cell table:formula="of:=ROUND([.A326]-[$menor.$A$1];1)" office:value-type="float" office:value="38.8" calcext:value-type="float">
            <text:p>38,8</text:p>
          </table:table-cell>
          <table:table-cell office:value-type="float" office:value="1" calcext:value-type="float">
            <text:p>1</text:p>
          </table:table-cell>
          <table:table-cell office:value-type="float" office:value="0.13237256" calcext:value-type="float">
            <text:p>0,13237256</text:p>
          </table:table-cell>
          <table:table-cell office:value-type="float" office:value="0" calcext:value-type="float">
            <text:p>0</text:p>
          </table:table-cell>
          <table:table-cell office:value-type="float" office:value="-2.00192324" calcext:value-type="float">
            <text:p>-2,00192324</text:p>
          </table:table-cell>
          <table:table-cell office:value-type="float" office:value="0.00040058" calcext:value-type="float">
            <text:p>0,0004005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9.57652" calcext:value-type="float">
            <text:p>1624631719,57652</text:p>
          </table:table-cell>
          <table:table-cell table:formula="of:=ROUND([.A327]-[$menor.$A$1];1)" office:value-type="float" office:value="38.9" calcext:value-type="float">
            <text:p>38,9</text:p>
          </table:table-cell>
          <table:table-cell office:value-type="float" office:value="1" calcext:value-type="float">
            <text:p>1</text:p>
          </table:table-cell>
          <table:table-cell office:value-type="float" office:value="0.13043416" calcext:value-type="float">
            <text:p>0,13043416</text:p>
          </table:table-cell>
          <table:table-cell office:value-type="float" office:value="0" calcext:value-type="float">
            <text:p>0</text:p>
          </table:table-cell>
          <table:table-cell office:value-type="float" office:value="-2.00095666" calcext:value-type="float">
            <text:p>-2,00095666</text:p>
          </table:table-cell>
          <table:table-cell office:value-type="float" office:value="0.00031659" calcext:value-type="float">
            <text:p>0,0003165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9.67656" calcext:value-type="float">
            <text:p>1624631719,67656</text:p>
          </table:table-cell>
          <table:table-cell table:formula="of:=ROUND([.A328]-[$menor.$A$1];1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12946497" calcext:value-type="float">
            <text:p>0,12946497</text:p>
          </table:table-cell>
          <table:table-cell office:value-type="float" office:value="0" calcext:value-type="float">
            <text:p>0</text:p>
          </table:table-cell>
          <table:table-cell office:value-type="float" office:value="-2.00192838" calcext:value-type="float">
            <text:p>-2,00192838</text:p>
          </table:table-cell>
          <table:table-cell office:value-type="float" office:value="0.0002746" calcext:value-type="float">
            <text:p>0,000274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9.77652" calcext:value-type="float">
            <text:p>1624631719,77652</text:p>
          </table:table-cell>
          <table:table-cell table:formula="of:=ROUND([.A329]-[$menor.$A$1];1)" office:value-type="float" office:value="39.1" calcext:value-type="float">
            <text:p>39,1</text:p>
          </table:table-cell>
          <table:table-cell office:value-type="float" office:value="1" calcext:value-type="float">
            <text:p>1</text:p>
          </table:table-cell>
          <table:table-cell office:value-type="float" office:value="0.12752664" calcext:value-type="float">
            <text:p>0,12752664</text:p>
          </table:table-cell>
          <table:table-cell office:value-type="float" office:value="0" calcext:value-type="float">
            <text:p>0</text:p>
          </table:table-cell>
          <table:table-cell office:value-type="float" office:value="-2.00096187" calcext:value-type="float">
            <text:p>-2,00096187</text:p>
          </table:table-cell>
          <table:table-cell office:value-type="float" office:value="0.00019061" calcext:value-type="float">
            <text:p>0,00019061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9.87653" calcext:value-type="float">
            <text:p>1624631719,87653</text:p>
          </table:table-cell>
          <table:table-cell table:formula="of:=ROUND([.A330]-[$menor.$A$1];1)" office:value-type="float" office:value="39.2" calcext:value-type="float">
            <text:p>39,2</text:p>
          </table:table-cell>
          <table:table-cell office:value-type="float" office:value="1" calcext:value-type="float">
            <text:p>1</text:p>
          </table:table-cell>
          <table:table-cell office:value-type="float" office:value="0.1265575" calcext:value-type="float">
            <text:p>0,1265575</text:p>
          </table:table-cell>
          <table:table-cell office:value-type="float" office:value="0" calcext:value-type="float">
            <text:p>0</text:p>
          </table:table-cell>
          <table:table-cell office:value-type="float" office:value="-2.00096364" calcext:value-type="float">
            <text:p>-2,00096364</text:p>
          </table:table-cell>
          <table:table-cell office:value-type="float" office:value="0.00014862" calcext:value-type="float">
            <text:p>0,00014862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19.97658" calcext:value-type="float">
            <text:p>1624631719,97658</text:p>
          </table:table-cell>
          <table:table-cell table:formula="of:=ROUND([.A331]-[$menor.$A$1];1)" office:value-type="float" office:value="39.3" calcext:value-type="float">
            <text:p>39,3</text:p>
          </table:table-cell>
          <table:table-cell office:value-type="float" office:value="1" calcext:value-type="float">
            <text:p>1</text:p>
          </table:table-cell>
          <table:table-cell office:value-type="float" office:value="0.12558837" calcext:value-type="float">
            <text:p>0,12558837</text:p>
          </table:table-cell>
          <table:table-cell office:value-type="float" office:value="0" calcext:value-type="float">
            <text:p>0</text:p>
          </table:table-cell>
          <table:table-cell office:value-type="float" office:value="-2.00242043" calcext:value-type="float">
            <text:p>-2,00242043</text:p>
          </table:table-cell>
          <table:table-cell office:value-type="float" office:value="0.00010663" calcext:value-type="float">
            <text:p>0,0001066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0.07652" calcext:value-type="float">
            <text:p>1624631720,07652</text:p>
          </table:table-cell>
          <table:table-cell table:formula="of:=ROUND([.A332]-[$menor.$A$1];1)" office:value-type="float" office:value="39.4" calcext:value-type="float">
            <text:p>39,4</text:p>
          </table:table-cell>
          <table:table-cell office:value-type="float" office:value="1" calcext:value-type="float">
            <text:p>1</text:p>
          </table:table-cell>
          <table:table-cell office:value-type="float" office:value="0.1231656" calcext:value-type="float">
            <text:p>0,1231656</text:p>
          </table:table-cell>
          <table:table-cell office:value-type="float" office:value="0" calcext:value-type="float">
            <text:p>0</text:p>
          </table:table-cell>
          <table:table-cell office:value-type="float" office:value="-2.00096993" calcext:value-type="float">
            <text:p>-2,00096993</text:p>
          </table:table-cell>
          <table:table-cell office:value-type="float" office:value="0.00000165" calcext:value-type="float">
            <text:p>1,65E-0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0.17657" calcext:value-type="float">
            <text:p>1624631720,17657</text:p>
          </table:table-cell>
          <table:table-cell table:formula="of:=ROUND([.A333]-[$menor.$A$1];1)" office:value-type="float" office:value="39.5" calcext:value-type="float">
            <text:p>39,5</text:p>
          </table:table-cell>
          <table:table-cell office:value-type="float" office:value="1" calcext:value-type="float">
            <text:p>1</text:p>
          </table:table-cell>
          <table:table-cell office:value-type="float" office:value="0.12219652" calcext:value-type="float">
            <text:p>0,12219652</text:p>
          </table:table-cell>
          <table:table-cell office:value-type="float" office:value="0" calcext:value-type="float">
            <text:p>0</text:p>
          </table:table-cell>
          <table:table-cell office:value-type="float" office:value="-2.00097176" calcext:value-type="float">
            <text:p>-2,00097176</text:p>
          </table:table-cell>
          <table:table-cell office:value-type="float" office:value="-0.00004034" calcext:value-type="float">
            <text:p>-4,034E-0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0.27657" calcext:value-type="float">
            <text:p>1624631720,27657</text:p>
          </table:table-cell>
          <table:table-cell table:formula="of:=ROUND([.A334]-[$menor.$A$1];1)" office:value-type="float" office:value="39.6" calcext:value-type="float">
            <text:p>39,6</text:p>
          </table:table-cell>
          <table:table-cell office:value-type="float" office:value="1" calcext:value-type="float">
            <text:p>1</text:p>
          </table:table-cell>
          <table:table-cell office:value-type="float" office:value="0.12122745" calcext:value-type="float">
            <text:p>0,12122745</text:p>
          </table:table-cell>
          <table:table-cell office:value-type="float" office:value="0" calcext:value-type="float">
            <text:p>0</text:p>
          </table:table-cell>
          <table:table-cell office:value-type="float" office:value="-2.0009736" calcext:value-type="float">
            <text:p>-2,0009736</text:p>
          </table:table-cell>
          <table:table-cell office:value-type="float" office:value="-0.00008233" calcext:value-type="float">
            <text:p>-8,233E-0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0.37656" calcext:value-type="float">
            <text:p>1624631720,37656</text:p>
          </table:table-cell>
          <table:table-cell table:formula="of:=ROUND([.A335]-[$menor.$A$1];1)" office:value-type="float" office:value="39.7" calcext:value-type="float">
            <text:p>39,7</text:p>
          </table:table-cell>
          <table:table-cell office:value-type="float" office:value="1" calcext:value-type="float">
            <text:p>1</text:p>
          </table:table-cell>
          <table:table-cell office:value-type="float" office:value="0.1202584" calcext:value-type="float">
            <text:p>0,1202584</text:p>
          </table:table-cell>
          <table:table-cell office:value-type="float" office:value="0" calcext:value-type="float">
            <text:p>0</text:p>
          </table:table-cell>
          <table:table-cell office:value-type="float" office:value="-2.00194546" calcext:value-type="float">
            <text:p>-2,00194546</text:p>
          </table:table-cell>
          <table:table-cell office:value-type="float" office:value="-0.00012431" calcext:value-type="float">
            <text:p>-0,00012431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0.47657" calcext:value-type="float">
            <text:p>1624631720,47657</text:p>
          </table:table-cell>
          <table:table-cell table:formula="of:=ROUND([.A336]-[$menor.$A$1];1)" office:value-type="float" office:value="39.8" calcext:value-type="float">
            <text:p>39,8</text:p>
          </table:table-cell>
          <table:table-cell office:value-type="float" office:value="1" calcext:value-type="float">
            <text:p>1</text:p>
          </table:table-cell>
          <table:table-cell office:value-type="float" office:value="0.11832034" calcext:value-type="float">
            <text:p>0,11832034</text:p>
          </table:table-cell>
          <table:table-cell office:value-type="float" office:value="0" calcext:value-type="float">
            <text:p>0</text:p>
          </table:table-cell>
          <table:table-cell office:value-type="float" office:value="-2.00097922" calcext:value-type="float">
            <text:p>-2,00097922</text:p>
          </table:table-cell>
          <table:table-cell office:value-type="float" office:value="-0.00020829" calcext:value-type="float">
            <text:p>-0,0002082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0.57656" calcext:value-type="float">
            <text:p>1624631720,57656</text:p>
          </table:table-cell>
          <table:table-cell table:formula="of:=ROUND([.A337]-[$menor.$A$1];1)" office:value-type="float" office:value="39.9" calcext:value-type="float">
            <text:p>39,9</text:p>
          </table:table-cell>
          <table:table-cell office:value-type="float" office:value="1" calcext:value-type="float">
            <text:p>1</text:p>
          </table:table-cell>
          <table:table-cell office:value-type="float" office:value="0.11735133" calcext:value-type="float">
            <text:p>0,11735133</text:p>
          </table:table-cell>
          <table:table-cell office:value-type="float" office:value="0" calcext:value-type="float">
            <text:p>0</text:p>
          </table:table-cell>
          <table:table-cell office:value-type="float" office:value="-2.00098112" calcext:value-type="float">
            <text:p>-2,00098112</text:p>
          </table:table-cell>
          <table:table-cell office:value-type="float" office:value="-0.00025027" calcext:value-type="float">
            <text:p>-0,0002502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0.67657" calcext:value-type="float">
            <text:p>1624631720,67657</text:p>
          </table:table-cell>
          <table:table-cell table:formula="of:=ROUND([.A338]-[$menor.$A$1];1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1638235" calcext:value-type="float">
            <text:p>0,11638235</text:p>
          </table:table-cell>
          <table:table-cell office:value-type="float" office:value="0" calcext:value-type="float">
            <text:p>0</text:p>
          </table:table-cell>
          <table:table-cell office:value-type="float" office:value="-2.00098305" calcext:value-type="float">
            <text:p>-2,00098305</text:p>
          </table:table-cell>
          <table:table-cell office:value-type="float" office:value="-0.00029226" calcext:value-type="float">
            <text:p>-0,0002922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0.77653" calcext:value-type="float">
            <text:p>1624631720,77653</text:p>
          </table:table-cell>
          <table:table-cell table:formula="of:=ROUND([.A339]-[$menor.$A$1];1)" office:value-type="float" office:value="40.1" calcext:value-type="float">
            <text:p>40,1</text:p>
          </table:table-cell>
          <table:table-cell office:value-type="float" office:value="1" calcext:value-type="float">
            <text:p>1</text:p>
          </table:table-cell>
          <table:table-cell office:value-type="float" office:value="0.11541338" calcext:value-type="float">
            <text:p>0,11541338</text:p>
          </table:table-cell>
          <table:table-cell office:value-type="float" office:value="0" calcext:value-type="float">
            <text:p>0</text:p>
          </table:table-cell>
          <table:table-cell office:value-type="float" office:value="-2.00195499" calcext:value-type="float">
            <text:p>-2,00195499</text:p>
          </table:table-cell>
          <table:table-cell office:value-type="float" office:value="-0.00033424" calcext:value-type="float">
            <text:p>-0,0003342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0.87655" calcext:value-type="float">
            <text:p>1624631720,87655</text:p>
          </table:table-cell>
          <table:table-cell table:formula="of:=ROUND([.A340]-[$menor.$A$1];1)" office:value-type="float" office:value="40.2" calcext:value-type="float">
            <text:p>40,2</text:p>
          </table:table-cell>
          <table:table-cell office:value-type="float" office:value="1" calcext:value-type="float">
            <text:p>1</text:p>
          </table:table-cell>
          <table:table-cell office:value-type="float" office:value="0.11347548" calcext:value-type="float">
            <text:p>0,11347548</text:p>
          </table:table-cell>
          <table:table-cell office:value-type="float" office:value="0" calcext:value-type="float">
            <text:p>0</text:p>
          </table:table-cell>
          <table:table-cell office:value-type="float" office:value="-2.00098891" calcext:value-type="float">
            <text:p>-2,00098891</text:p>
          </table:table-cell>
          <table:table-cell office:value-type="float" office:value="-0.00041821" calcext:value-type="float">
            <text:p>-0,00041821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0.97657" calcext:value-type="float">
            <text:p>1624631720,97657</text:p>
          </table:table-cell>
          <table:table-cell table:formula="of:=ROUND([.A341]-[$menor.$A$1];1)" office:value-type="float" office:value="40.3" calcext:value-type="float">
            <text:p>40,3</text:p>
          </table:table-cell>
          <table:table-cell office:value-type="float" office:value="1" calcext:value-type="float">
            <text:p>1</text:p>
          </table:table-cell>
          <table:table-cell office:value-type="float" office:value="0.11250656" calcext:value-type="float">
            <text:p>0,11250656</text:p>
          </table:table-cell>
          <table:table-cell office:value-type="float" office:value="0" calcext:value-type="float">
            <text:p>0</text:p>
          </table:table-cell>
          <table:table-cell office:value-type="float" office:value="-2.0009909" calcext:value-type="float">
            <text:p>-2,0009909</text:p>
          </table:table-cell>
          <table:table-cell office:value-type="float" office:value="-0.00046019" calcext:value-type="float">
            <text:p>-0,0004601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1.07657" calcext:value-type="float">
            <text:p>1624631721,07657</text:p>
          </table:table-cell>
          <table:table-cell table:formula="of:=ROUND([.A342]-[$menor.$A$1];1)" office:value-type="float" office:value="40.4" calcext:value-type="float">
            <text:p>40,4</text:p>
          </table:table-cell>
          <table:table-cell office:value-type="float" office:value="1" calcext:value-type="float">
            <text:p>1</text:p>
          </table:table-cell>
          <table:table-cell office:value-type="float" office:value="0.11153767" calcext:value-type="float">
            <text:p>0,11153767</text:p>
          </table:table-cell>
          <table:table-cell office:value-type="float" office:value="0" calcext:value-type="float">
            <text:p>0</text:p>
          </table:table-cell>
          <table:table-cell office:value-type="float" office:value="-2.00099292" calcext:value-type="float">
            <text:p>-2,00099292</text:p>
          </table:table-cell>
          <table:table-cell office:value-type="float" office:value="-0.00050218" calcext:value-type="float">
            <text:p>-0,0005021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1.17657" calcext:value-type="float">
            <text:p>1624631721,17657</text:p>
          </table:table-cell>
          <table:table-cell table:formula="of:=ROUND([.A343]-[$menor.$A$1];1)" office:value-type="float" office:value="40.5" calcext:value-type="float">
            <text:p>40,5</text:p>
          </table:table-cell>
          <table:table-cell office:value-type="float" office:value="1" calcext:value-type="float">
            <text:p>1</text:p>
          </table:table-cell>
          <table:table-cell office:value-type="float" office:value="0.11056878" calcext:value-type="float">
            <text:p>0,11056878</text:p>
          </table:table-cell>
          <table:table-cell office:value-type="float" office:value="0" calcext:value-type="float">
            <text:p>0</text:p>
          </table:table-cell>
          <table:table-cell office:value-type="float" office:value="-2.00099494" calcext:value-type="float">
            <text:p>-2,00099494</text:p>
          </table:table-cell>
          <table:table-cell office:value-type="float" office:value="-0.00054416" calcext:value-type="float">
            <text:p>-0,0005441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1.27657" calcext:value-type="float">
            <text:p>1624631721,27657</text:p>
          </table:table-cell>
          <table:table-cell table:formula="of:=ROUND([.A344]-[$menor.$A$1];1)" office:value-type="float" office:value="40.6" calcext:value-type="float">
            <text:p>40,6</text:p>
          </table:table-cell>
          <table:table-cell office:value-type="float" office:value="1" calcext:value-type="float">
            <text:p>1</text:p>
          </table:table-cell>
          <table:table-cell office:value-type="float" office:value="0.10959993" calcext:value-type="float">
            <text:p>0,10959993</text:p>
          </table:table-cell>
          <table:table-cell office:value-type="float" office:value="0" calcext:value-type="float">
            <text:p>0</text:p>
          </table:table-cell>
          <table:table-cell office:value-type="float" office:value="-2.002452" calcext:value-type="float">
            <text:p>-2,002452</text:p>
          </table:table-cell>
          <table:table-cell office:value-type="float" office:value="-0.00058614" calcext:value-type="float">
            <text:p>-0,0005861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1.37654" calcext:value-type="float">
            <text:p>1624631721,37654</text:p>
          </table:table-cell>
          <table:table-cell table:formula="of:=ROUND([.A345]-[$menor.$A$1];1)" office:value-type="float" office:value="40.7" calcext:value-type="float">
            <text:p>40,7</text:p>
          </table:table-cell>
          <table:table-cell office:value-type="float" office:value="1" calcext:value-type="float">
            <text:p>1</text:p>
          </table:table-cell>
          <table:table-cell office:value-type="float" office:value="0.10717786" calcext:value-type="float">
            <text:p>0,10717786</text:p>
          </table:table-cell>
          <table:table-cell office:value-type="float" office:value="0" calcext:value-type="float">
            <text:p>0</text:p>
          </table:table-cell>
          <table:table-cell office:value-type="float" office:value="-2.00003221" calcext:value-type="float">
            <text:p>-2,00003221</text:p>
          </table:table-cell>
          <table:table-cell office:value-type="float" office:value="-0.00069108" calcext:value-type="float">
            <text:p>-0,0006910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1.47654" calcext:value-type="float">
            <text:p>1624631721,47654</text:p>
          </table:table-cell>
          <table:table-cell table:formula="of:=ROUND([.A346]-[$menor.$A$1];1)" office:value-type="float" office:value="40.8" calcext:value-type="float">
            <text:p>40,8</text:p>
          </table:table-cell>
          <table:table-cell office:value-type="float" office:value="1" calcext:value-type="float">
            <text:p>1</text:p>
          </table:table-cell>
          <table:table-cell office:value-type="float" office:value="0.10717786" calcext:value-type="float">
            <text:p>0,10717786</text:p>
          </table:table-cell>
          <table:table-cell office:value-type="float" office:value="0" calcext:value-type="float">
            <text:p>0</text:p>
          </table:table-cell>
          <table:table-cell office:value-type="float" office:value="-2.00100221" calcext:value-type="float">
            <text:p>-2,00100221</text:p>
          </table:table-cell>
          <table:table-cell office:value-type="float" office:value="-0.00069108" calcext:value-type="float">
            <text:p>-0,0006910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1.57655" calcext:value-type="float">
            <text:p>1624631721,57655</text:p>
          </table:table-cell>
          <table:table-cell table:formula="of:=ROUND([.A347]-[$menor.$A$1];1)" office:value-type="float" office:value="40.9" calcext:value-type="float">
            <text:p>40,9</text:p>
          </table:table-cell>
          <table:table-cell office:value-type="float" office:value="1" calcext:value-type="float">
            <text:p>1</text:p>
          </table:table-cell>
          <table:table-cell office:value-type="float" office:value="0.10620908" calcext:value-type="float">
            <text:p>0,10620908</text:p>
          </table:table-cell>
          <table:table-cell office:value-type="float" office:value="0" calcext:value-type="float">
            <text:p>0</text:p>
          </table:table-cell>
          <table:table-cell office:value-type="float" office:value="-2.00100433" calcext:value-type="float">
            <text:p>-2,00100433</text:p>
          </table:table-cell>
          <table:table-cell office:value-type="float" office:value="0.00023694" calcext:value-type="float">
            <text:p>0,0002369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1.67653" calcext:value-type="float">
            <text:p>1624631721,67653</text:p>
          </table:table-cell>
          <table:table-cell table:formula="of:=ROUND([.A348]-[$menor.$A$1];1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1051956" calcext:value-type="float">
            <text:p>0,1051956</text:p>
          </table:table-cell>
          <table:table-cell office:value-type="float" office:value="0" calcext:value-type="float">
            <text:p>0</text:p>
          </table:table-cell>
          <table:table-cell office:value-type="float" office:value="-2.0009618" calcext:value-type="float">
            <text:p>-2,0009618</text:p>
          </table:table-cell>
          <table:table-cell office:value-type="float" office:value="0.00019303" calcext:value-type="float">
            <text:p>0,0001930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1.77652" calcext:value-type="float">
            <text:p>1624631721,77652</text:p>
          </table:table-cell>
          <table:table-cell table:formula="of:=ROUND([.A349]-[$menor.$A$1];1)" office:value-type="float" office:value="41.1" calcext:value-type="float">
            <text:p>41,1</text:p>
          </table:table-cell>
          <table:table-cell office:value-type="float" office:value="1" calcext:value-type="float">
            <text:p>1</text:p>
          </table:table-cell>
          <table:table-cell office:value-type="float" office:value="0.10422644" calcext:value-type="float">
            <text:p>0,10422644</text:p>
          </table:table-cell>
          <table:table-cell office:value-type="float" office:value="0" calcext:value-type="float">
            <text:p>0</text:p>
          </table:table-cell>
          <table:table-cell office:value-type="float" office:value="-2.00096356" calcext:value-type="float">
            <text:p>-2,00096356</text:p>
          </table:table-cell>
          <table:table-cell office:value-type="float" office:value="0.00015104" calcext:value-type="float">
            <text:p>0,0001510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1.87655" calcext:value-type="float">
            <text:p>1624631721,87655</text:p>
          </table:table-cell>
          <table:table-cell table:formula="of:=ROUND([.A350]-[$menor.$A$1];1)" office:value-type="float" office:value="41.2" calcext:value-type="float">
            <text:p>41,2</text:p>
          </table:table-cell>
          <table:table-cell office:value-type="float" office:value="1" calcext:value-type="float">
            <text:p>1</text:p>
          </table:table-cell>
          <table:table-cell office:value-type="float" office:value="0.1032573" calcext:value-type="float">
            <text:p>0,1032573</text:p>
          </table:table-cell>
          <table:table-cell office:value-type="float" office:value="0" calcext:value-type="float">
            <text:p>0</text:p>
          </table:table-cell>
          <table:table-cell office:value-type="float" office:value="-2.00096532" calcext:value-type="float">
            <text:p>-2,00096532</text:p>
          </table:table-cell>
          <table:table-cell office:value-type="float" office:value="0.00010904" calcext:value-type="float">
            <text:p>0,00010904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1.97655" calcext:value-type="float">
            <text:p>1624631721,97655</text:p>
          </table:table-cell>
          <table:table-cell table:formula="of:=ROUND([.A351]-[$menor.$A$1];1)" office:value-type="float" office:value="41.3" calcext:value-type="float">
            <text:p>41,3</text:p>
          </table:table-cell>
          <table:table-cell office:value-type="float" office:value="1" calcext:value-type="float">
            <text:p>1</text:p>
          </table:table-cell>
          <table:table-cell office:value-type="float" office:value="0.10228818" calcext:value-type="float">
            <text:p>0,10228818</text:p>
          </table:table-cell>
          <table:table-cell office:value-type="float" office:value="0" calcext:value-type="float">
            <text:p>0</text:p>
          </table:table-cell>
          <table:table-cell office:value-type="float" office:value="-2.00096712" calcext:value-type="float">
            <text:p>-2,00096712</text:p>
          </table:table-cell>
          <table:table-cell office:value-type="float" office:value="0.00006705" calcext:value-type="float">
            <text:p>6,705E-0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2.07654" calcext:value-type="float">
            <text:p>1624631722,07654</text:p>
          </table:table-cell>
          <table:table-cell table:formula="of:=ROUND([.A352]-[$menor.$A$1];1)" office:value-type="float" office:value="41.4" calcext:value-type="float">
            <text:p>41,4</text:p>
          </table:table-cell>
          <table:table-cell office:value-type="float" office:value="1" calcext:value-type="float">
            <text:p>1</text:p>
          </table:table-cell>
          <table:table-cell office:value-type="float" office:value="0.10131907" calcext:value-type="float">
            <text:p>0,10131907</text:p>
          </table:table-cell>
          <table:table-cell office:value-type="float" office:value="0" calcext:value-type="float">
            <text:p>0</text:p>
          </table:table-cell>
          <table:table-cell office:value-type="float" office:value="-2.00096891" calcext:value-type="float">
            <text:p>-2,00096891</text:p>
          </table:table-cell>
          <table:table-cell office:value-type="float" office:value="0.00002506" calcext:value-type="float">
            <text:p>2,506E-0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2.17655" calcext:value-type="float">
            <text:p>1624631722,17655</text:p>
          </table:table-cell>
          <table:table-cell table:formula="of:=ROUND([.A353]-[$menor.$A$1];1)" office:value-type="float" office:value="41.5" calcext:value-type="float">
            <text:p>41,5</text:p>
          </table:table-cell>
          <table:table-cell office:value-type="float" office:value="1" calcext:value-type="float">
            <text:p>1</text:p>
          </table:table-cell>
          <table:table-cell office:value-type="float" office:value="0.10034998" calcext:value-type="float">
            <text:p>0,10034998</text:p>
          </table:table-cell>
          <table:table-cell office:value-type="float" office:value="0" calcext:value-type="float">
            <text:p>0</text:p>
          </table:table-cell>
          <table:table-cell office:value-type="float" office:value="-2.00097073" calcext:value-type="float">
            <text:p>-2,00097073</text:p>
          </table:table-cell>
          <table:table-cell office:value-type="float" office:value="-0.00001693" calcext:value-type="float">
            <text:p>-1,693E-0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2.27651" calcext:value-type="float">
            <text:p>1624631722,27651</text:p>
          </table:table-cell>
          <table:table-cell table:formula="of:=ROUND([.A354]-[$menor.$A$1];1)" office:value-type="float" office:value="41.6" calcext:value-type="float">
            <text:p>41,6</text:p>
          </table:table-cell>
          <table:table-cell office:value-type="float" office:value="1" calcext:value-type="float">
            <text:p>1</text:p>
          </table:table-cell>
          <table:table-cell office:value-type="float" office:value="0.0993809" calcext:value-type="float">
            <text:p>0,0993809</text:p>
          </table:table-cell>
          <table:table-cell office:value-type="float" office:value="0" calcext:value-type="float">
            <text:p>0</text:p>
          </table:table-cell>
          <table:table-cell office:value-type="float" office:value="-2.00194257" calcext:value-type="float">
            <text:p>-2,00194257</text:p>
          </table:table-cell>
          <table:table-cell office:value-type="float" office:value="-0.00005892" calcext:value-type="float">
            <text:p>-5,892E-0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2.37652" calcext:value-type="float">
            <text:p>1624631722,37652</text:p>
          </table:table-cell>
          <table:table-cell table:formula="of:=ROUND([.A355]-[$menor.$A$1];1)" office:value-type="float" office:value="41.7" calcext:value-type="float">
            <text:p>41,7</text:p>
          </table:table-cell>
          <table:table-cell office:value-type="float" office:value="1" calcext:value-type="float">
            <text:p>1</text:p>
          </table:table-cell>
          <table:table-cell office:value-type="float" office:value="0.09744281" calcext:value-type="float">
            <text:p>0,09744281</text:p>
          </table:table-cell>
          <table:table-cell office:value-type="float" office:value="0" calcext:value-type="float">
            <text:p>0</text:p>
          </table:table-cell>
          <table:table-cell office:value-type="float" office:value="-2.0009763" calcext:value-type="float">
            <text:p>-2,0009763</text:p>
          </table:table-cell>
          <table:table-cell office:value-type="float" office:value="-0.00014289" calcext:value-type="float">
            <text:p>-0,0001428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2.47652" calcext:value-type="float">
            <text:p>1624631722,47652</text:p>
          </table:table-cell>
          <table:table-cell table:formula="of:=ROUND([.A356]-[$menor.$A$1];1)" office:value-type="float" office:value="41.8" calcext:value-type="float">
            <text:p>41,8</text:p>
          </table:table-cell>
          <table:table-cell office:value-type="float" office:value="1" calcext:value-type="float">
            <text:p>1</text:p>
          </table:table-cell>
          <table:table-cell office:value-type="float" office:value="0.0964738" calcext:value-type="float">
            <text:p>0,0964738</text:p>
          </table:table-cell>
          <table:table-cell office:value-type="float" office:value="0" calcext:value-type="float">
            <text:p>0</text:p>
          </table:table-cell>
          <table:table-cell office:value-type="float" office:value="-2.0009782" calcext:value-type="float">
            <text:p>-2,0009782</text:p>
          </table:table-cell>
          <table:table-cell office:value-type="float" office:value="-0.00018488" calcext:value-type="float">
            <text:p>-0,0001848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2.57652" calcext:value-type="float">
            <text:p>1624631722,57652</text:p>
          </table:table-cell>
          <table:table-cell table:formula="of:=ROUND([.A357]-[$menor.$A$1];1)" office:value-type="float" office:value="41.9" calcext:value-type="float">
            <text:p>41,9</text:p>
          </table:table-cell>
          <table:table-cell office:value-type="float" office:value="1" calcext:value-type="float">
            <text:p>1</text:p>
          </table:table-cell>
          <table:table-cell office:value-type="float" office:value="0.09550481" calcext:value-type="float">
            <text:p>0,09550481</text:p>
          </table:table-cell>
          <table:table-cell office:value-type="float" office:value="0" calcext:value-type="float">
            <text:p>0</text:p>
          </table:table-cell>
          <table:table-cell office:value-type="float" office:value="-2.00098011" calcext:value-type="float">
            <text:p>-2,00098011</text:p>
          </table:table-cell>
          <table:table-cell office:value-type="float" office:value="-0.00022686" calcext:value-type="float">
            <text:p>-0,00022686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2.67652" calcext:value-type="float">
            <text:p>1624631722,67652</text:p>
          </table:table-cell>
          <table:table-cell table:formula="of:=ROUND([.A358]-[$menor.$A$1];1)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9453583" calcext:value-type="float">
            <text:p>0,09453583</text:p>
          </table:table-cell>
          <table:table-cell office:value-type="float" office:value="0" calcext:value-type="float">
            <text:p>0</text:p>
          </table:table-cell>
          <table:table-cell office:value-type="float" office:value="-2.00098204" calcext:value-type="float">
            <text:p>-2,00098204</text:p>
          </table:table-cell>
          <table:table-cell office:value-type="float" office:value="-0.00026885" calcext:value-type="float">
            <text:p>-0,0002688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2.77652" calcext:value-type="float">
            <text:p>1624631722,77652</text:p>
          </table:table-cell>
          <table:table-cell table:formula="of:=ROUND([.A359]-[$menor.$A$1];1)" office:value-type="float" office:value="42.1" calcext:value-type="float">
            <text:p>42,1</text:p>
          </table:table-cell>
          <table:table-cell office:value-type="float" office:value="1" calcext:value-type="float">
            <text:p>1</text:p>
          </table:table-cell>
          <table:table-cell office:value-type="float" office:value="0.09356687" calcext:value-type="float">
            <text:p>0,09356687</text:p>
          </table:table-cell>
          <table:table-cell office:value-type="float" office:value="0" calcext:value-type="float">
            <text:p>0</text:p>
          </table:table-cell>
          <table:table-cell office:value-type="float" office:value="-2.001469" calcext:value-type="float">
            <text:p>-2,001469</text:p>
          </table:table-cell>
          <table:table-cell office:value-type="float" office:value="-0.00031083" calcext:value-type="float">
            <text:p>-0,0003108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2.87655" calcext:value-type="float">
            <text:p>1624631722,87655</text:p>
          </table:table-cell>
          <table:table-cell table:formula="of:=ROUND([.A360]-[$menor.$A$1];1)" office:value-type="float" office:value="42.2" calcext:value-type="float">
            <text:p>42,2</text:p>
          </table:table-cell>
          <table:table-cell office:value-type="float" office:value="1" calcext:value-type="float">
            <text:p>1</text:p>
          </table:table-cell>
          <table:table-cell office:value-type="float" office:value="0.09211348" calcext:value-type="float">
            <text:p>0,09211348</text:p>
          </table:table-cell>
          <table:table-cell office:value-type="float" office:value="0" calcext:value-type="float">
            <text:p>0</text:p>
          </table:table-cell>
          <table:table-cell office:value-type="float" office:value="-2.00098697" calcext:value-type="float">
            <text:p>-2,00098697</text:p>
          </table:table-cell>
          <table:table-cell office:value-type="float" office:value="-0.00037381" calcext:value-type="float">
            <text:p>-0,00037381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2.97652" calcext:value-type="float">
            <text:p>1624631722,97652</text:p>
          </table:table-cell>
          <table:table-cell table:formula="of:=ROUND([.A361]-[$menor.$A$1];1)" office:value-type="float" office:value="42.3" calcext:value-type="float">
            <text:p>42,3</text:p>
          </table:table-cell>
          <table:table-cell office:value-type="float" office:value="1" calcext:value-type="float">
            <text:p>1</text:p>
          </table:table-cell>
          <table:table-cell office:value-type="float" office:value="0.09114458" calcext:value-type="float">
            <text:p>0,09114458</text:p>
          </table:table-cell>
          <table:table-cell office:value-type="float" office:value="0" calcext:value-type="float">
            <text:p>0</text:p>
          </table:table-cell>
          <table:table-cell office:value-type="float" office:value="-2.00098899" calcext:value-type="float">
            <text:p>-2,00098899</text:p>
          </table:table-cell>
          <table:table-cell office:value-type="float" office:value="-0.00041579" calcext:value-type="float">
            <text:p>-0,00041579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3.0765" calcext:value-type="float">
            <text:p>1624631723,0765</text:p>
          </table:table-cell>
          <table:table-cell table:formula="of:=ROUND([.A362]-[$menor.$A$1];1)" office:value-type="float" office:value="42.4" calcext:value-type="float">
            <text:p>42,4</text:p>
          </table:table-cell>
          <table:table-cell office:value-type="float" office:value="1" calcext:value-type="float">
            <text:p>1</text:p>
          </table:table-cell>
          <table:table-cell office:value-type="float" office:value="0.09017571" calcext:value-type="float">
            <text:p>0,09017571</text:p>
          </table:table-cell>
          <table:table-cell office:value-type="float" office:value="0" calcext:value-type="float">
            <text:p>0</text:p>
          </table:table-cell>
          <table:table-cell office:value-type="float" office:value="-2.00099102" calcext:value-type="float">
            <text:p>-2,00099102</text:p>
          </table:table-cell>
          <table:table-cell office:value-type="float" office:value="-0.00045777" calcext:value-type="float">
            <text:p>-0,0004577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3.17654" calcext:value-type="float">
            <text:p>1624631723,17654</text:p>
          </table:table-cell>
          <table:table-cell table:formula="of:=ROUND([.A363]-[$menor.$A$1];1)" office:value-type="float" office:value="42.5" calcext:value-type="float">
            <text:p>42,5</text:p>
          </table:table-cell>
          <table:table-cell office:value-type="float" office:value="1" calcext:value-type="float">
            <text:p>1</text:p>
          </table:table-cell>
          <table:table-cell office:value-type="float" office:value="0.08920686" calcext:value-type="float">
            <text:p>0,08920686</text:p>
          </table:table-cell>
          <table:table-cell office:value-type="float" office:value="0" calcext:value-type="float">
            <text:p>0</text:p>
          </table:table-cell>
          <table:table-cell office:value-type="float" office:value="-2.00099308" calcext:value-type="float">
            <text:p>-2,00099308</text:p>
          </table:table-cell>
          <table:table-cell office:value-type="float" office:value="-0.00049975" calcext:value-type="float">
            <text:p>-0,0004997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3.27655" calcext:value-type="float">
            <text:p>1624631723,27655</text:p>
          </table:table-cell>
          <table:table-cell table:formula="of:=ROUND([.A364]-[$menor.$A$1];1)" office:value-type="float" office:value="42.6" calcext:value-type="float">
            <text:p>42,6</text:p>
          </table:table-cell>
          <table:table-cell office:value-type="float" office:value="1" calcext:value-type="float">
            <text:p>1</text:p>
          </table:table-cell>
          <table:table-cell office:value-type="float" office:value="0.08823803" calcext:value-type="float">
            <text:p>0,08823803</text:p>
          </table:table-cell>
          <table:table-cell office:value-type="float" office:value="0" calcext:value-type="float">
            <text:p>0</text:p>
          </table:table-cell>
          <table:table-cell office:value-type="float" office:value="-2.00002516" calcext:value-type="float">
            <text:p>-2,00002516</text:p>
          </table:table-cell>
          <table:table-cell office:value-type="float" office:value="-0.00054173" calcext:value-type="float">
            <text:p>-0,0005417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3.37655" calcext:value-type="float">
            <text:p>1624631723,37655</text:p>
          </table:table-cell>
          <table:table-cell table:formula="of:=ROUND([.A365]-[$menor.$A$1];1)" office:value-type="float" office:value="42.7" calcext:value-type="float">
            <text:p>42,7</text:p>
          </table:table-cell>
          <table:table-cell office:value-type="float" office:value="1" calcext:value-type="float">
            <text:p>1</text:p>
          </table:table-cell>
          <table:table-cell office:value-type="float" office:value="0.08823803" calcext:value-type="float">
            <text:p>0,08823803</text:p>
          </table:table-cell>
          <table:table-cell office:value-type="float" office:value="0" calcext:value-type="float">
            <text:p>0</text:p>
          </table:table-cell>
          <table:table-cell office:value-type="float" office:value="-2.00099516" calcext:value-type="float">
            <text:p>-2,00099516</text:p>
          </table:table-cell>
          <table:table-cell office:value-type="float" office:value="-0.00054173" calcext:value-type="float">
            <text:p>-0,0005417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3.47655" calcext:value-type="float">
            <text:p>1624631723,47655</text:p>
          </table:table-cell>
          <table:table-cell table:formula="of:=ROUND([.A366]-[$menor.$A$1];1)" office:value-type="float" office:value="42.8" calcext:value-type="float">
            <text:p>42,8</text:p>
          </table:table-cell>
          <table:table-cell office:value-type="float" office:value="1" calcext:value-type="float">
            <text:p>1</text:p>
          </table:table-cell>
          <table:table-cell office:value-type="float" office:value="0.08726923" calcext:value-type="float">
            <text:p>0,08726923</text:p>
          </table:table-cell>
          <table:table-cell office:value-type="float" office:value="0" calcext:value-type="float">
            <text:p>0</text:p>
          </table:table-cell>
          <table:table-cell office:value-type="float" office:value="-2.00099727" calcext:value-type="float">
            <text:p>-2,00099727</text:p>
          </table:table-cell>
          <table:table-cell office:value-type="float" office:value="-0.0005837" calcext:value-type="float">
            <text:p>-0,000583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3.57655" calcext:value-type="float">
            <text:p>1624631723,57655</text:p>
          </table:table-cell>
          <table:table-cell table:formula="of:=ROUND([.A367]-[$menor.$A$1];1)" office:value-type="float" office:value="42.9" calcext:value-type="float">
            <text:p>42,9</text:p>
          </table:table-cell>
          <table:table-cell office:value-type="float" office:value="1" calcext:value-type="float">
            <text:p>1</text:p>
          </table:table-cell>
          <table:table-cell office:value-type="float" office:value="0.08630046" calcext:value-type="float">
            <text:p>0,08630046</text:p>
          </table:table-cell>
          <table:table-cell office:value-type="float" office:value="0" calcext:value-type="float">
            <text:p>0</text:p>
          </table:table-cell>
          <table:table-cell office:value-type="float" office:value="-2.00099941" calcext:value-type="float">
            <text:p>-2,00099941</text:p>
          </table:table-cell>
          <table:table-cell office:value-type="float" office:value="-0.00062568" calcext:value-type="float">
            <text:p>-0,0006256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3.67655" calcext:value-type="float">
            <text:p>1624631723,67655</text:p>
          </table:table-cell>
          <table:table-cell table:formula="of:=ROUND([.A368]-[$menor.$A$1];1)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8533172" calcext:value-type="float">
            <text:p>0,08533172</text:p>
          </table:table-cell>
          <table:table-cell office:value-type="float" office:value="0" calcext:value-type="float">
            <text:p>0</text:p>
          </table:table-cell>
          <table:table-cell office:value-type="float" office:value="-2.00100158" calcext:value-type="float">
            <text:p>-2,00100158</text:p>
          </table:table-cell>
          <table:table-cell office:value-type="float" office:value="-0.00066765" calcext:value-type="float">
            <text:p>-0,0006676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3.7765" calcext:value-type="float">
            <text:p>1624631723,7765</text:p>
          </table:table-cell>
          <table:table-cell table:formula="of:=ROUND([.A369]-[$menor.$A$1];1)" office:value-type="float" office:value="43.1" calcext:value-type="float">
            <text:p>43,1</text:p>
          </table:table-cell>
          <table:table-cell office:value-type="float" office:value="1" calcext:value-type="float">
            <text:p>1</text:p>
          </table:table-cell>
          <table:table-cell office:value-type="float" office:value="0.084363" calcext:value-type="float">
            <text:p>0,084363</text:p>
          </table:table-cell>
          <table:table-cell office:value-type="float" office:value="0" calcext:value-type="float">
            <text:p>0</text:p>
          </table:table-cell>
          <table:table-cell office:value-type="float" office:value="-2.00100377" calcext:value-type="float">
            <text:p>-2,00100377</text:p>
          </table:table-cell>
          <table:table-cell office:value-type="float" office:value="-0.00070963" calcext:value-type="float">
            <text:p>-0,0007096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3.8765" calcext:value-type="float">
            <text:p>1624631723,8765</text:p>
          </table:table-cell>
          <table:table-cell table:formula="of:=ROUND([.A370]-[$menor.$A$1];1)" office:value-type="float" office:value="43.2" calcext:value-type="float">
            <text:p>43,2</text:p>
          </table:table-cell>
          <table:table-cell office:value-type="float" office:value="1" calcext:value-type="float">
            <text:p>1</text:p>
          </table:table-cell>
          <table:table-cell office:value-type="float" office:value="0.08339431" calcext:value-type="float">
            <text:p>0,08339431</text:p>
          </table:table-cell>
          <table:table-cell office:value-type="float" office:value="-1" calcext:value-type="float">
            <text:p>-1</text:p>
          </table:table-cell>
          <table:table-cell office:value-type="float" office:value="-2.00093024" calcext:value-type="float">
            <text:p>-2,00093024</text:p>
          </table:table-cell>
          <table:table-cell office:value-type="float" office:value="0.00070191" calcext:value-type="float">
            <text:p>0,00070191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3.97654" calcext:value-type="float">
            <text:p>1624631723,97654</text:p>
          </table:table-cell>
          <table:table-cell table:formula="of:=ROUND([.A371]-[$menor.$A$1];1)" office:value-type="float" office:value="43.3" calcext:value-type="float">
            <text:p>43,3</text:p>
          </table:table-cell>
          <table:table-cell office:value-type="float" office:value="1" calcext:value-type="float">
            <text:p>1</text:p>
          </table:table-cell>
          <table:table-cell office:value-type="float" office:value="0.08242566" calcext:value-type="float">
            <text:p>0,08242566</text:p>
          </table:table-cell>
          <table:table-cell office:value-type="float" office:value="-1" calcext:value-type="float">
            <text:p>-1</text:p>
          </table:table-cell>
          <table:table-cell office:value-type="float" office:value="-2.00093338" calcext:value-type="float">
            <text:p>-2,00093338</text:p>
          </table:table-cell>
          <table:table-cell office:value-type="float" office:value="0.00064306" calcext:value-type="float">
            <text:p>0,00064306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4.07654" calcext:value-type="float">
            <text:p>1624631724,07654</text:p>
          </table:table-cell>
          <table:table-cell table:formula="of:=ROUND([.A372]-[$menor.$A$1];1)" office:value-type="float" office:value="43.4" calcext:value-type="float">
            <text:p>43,4</text:p>
          </table:table-cell>
          <table:table-cell office:value-type="float" office:value="1" calcext:value-type="float">
            <text:p>1</text:p>
          </table:table-cell>
          <table:table-cell office:value-type="float" office:value="0.08145703" calcext:value-type="float">
            <text:p>0,08145703</text:p>
          </table:table-cell>
          <table:table-cell office:value-type="float" office:value="-1" calcext:value-type="float">
            <text:p>-1</text:p>
          </table:table-cell>
          <table:table-cell office:value-type="float" office:value="-2.00093654" calcext:value-type="float">
            <text:p>-2,00093654</text:p>
          </table:table-cell>
          <table:table-cell office:value-type="float" office:value="0.00058421" calcext:value-type="float">
            <text:p>0,00058421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4.17655" calcext:value-type="float">
            <text:p>1624631724,17655</text:p>
          </table:table-cell>
          <table:table-cell table:formula="of:=ROUND([.A373]-[$menor.$A$1];1)" office:value-type="float" office:value="43.5" calcext:value-type="float">
            <text:p>43,5</text:p>
          </table:table-cell>
          <table:table-cell office:value-type="float" office:value="1" calcext:value-type="float">
            <text:p>1</text:p>
          </table:table-cell>
          <table:table-cell office:value-type="float" office:value="0.08048845" calcext:value-type="float">
            <text:p>0,08048845</text:p>
          </table:table-cell>
          <table:table-cell office:value-type="float" office:value="-1" calcext:value-type="float">
            <text:p>-1</text:p>
          </table:table-cell>
          <table:table-cell office:value-type="float" office:value="-2.00093975" calcext:value-type="float">
            <text:p>-2,00093975</text:p>
          </table:table-cell>
          <table:table-cell office:value-type="float" office:value="0.00052536" calcext:value-type="float">
            <text:p>0,00052536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4.27653" calcext:value-type="float">
            <text:p>1624631724,27653</text:p>
          </table:table-cell>
          <table:table-cell table:formula="of:=ROUND([.A374]-[$menor.$A$1];1)" office:value-type="float" office:value="43.6" calcext:value-type="float">
            <text:p>43,6</text:p>
          </table:table-cell>
          <table:table-cell office:value-type="float" office:value="1" calcext:value-type="float">
            <text:p>1</text:p>
          </table:table-cell>
          <table:table-cell office:value-type="float" office:value="0.07951989" calcext:value-type="float">
            <text:p>0,07951989</text:p>
          </table:table-cell>
          <table:table-cell office:value-type="float" office:value="-1" calcext:value-type="float">
            <text:p>-1</text:p>
          </table:table-cell>
          <table:table-cell office:value-type="float" office:value="-1.99997298" calcext:value-type="float">
            <text:p>-1,99997298</text:p>
          </table:table-cell>
          <table:table-cell office:value-type="float" office:value="0.00046651" calcext:value-type="float">
            <text:p>0,00046651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4.37652" calcext:value-type="float">
            <text:p>1624631724,37652</text:p>
          </table:table-cell>
          <table:table-cell table:formula="of:=ROUND([.A375]-[$menor.$A$1];1)" office:value-type="float" office:value="43.7" calcext:value-type="float">
            <text:p>43,7</text:p>
          </table:table-cell>
          <table:table-cell office:value-type="float" office:value="1" calcext:value-type="float">
            <text:p>1</text:p>
          </table:table-cell>
          <table:table-cell office:value-type="float" office:value="0.07951989" calcext:value-type="float">
            <text:p>0,07951989</text:p>
          </table:table-cell>
          <table:table-cell office:value-type="float" office:value="-1" calcext:value-type="float">
            <text:p>-1</text:p>
          </table:table-cell>
          <table:table-cell office:value-type="float" office:value="-2.00094298" calcext:value-type="float">
            <text:p>-2,00094298</text:p>
          </table:table-cell>
          <table:table-cell office:value-type="float" office:value="0.00046651" calcext:value-type="float">
            <text:p>0,00046651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4.4765" calcext:value-type="float">
            <text:p>1624631724,4765</text:p>
          </table:table-cell>
          <table:table-cell table:formula="of:=ROUND([.A376]-[$menor.$A$1];1)" office:value-type="float" office:value="43.8" calcext:value-type="float">
            <text:p>43,8</text:p>
          </table:table-cell>
          <table:table-cell office:value-type="float" office:value="1" calcext:value-type="float">
            <text:p>1</text:p>
          </table:table-cell>
          <table:table-cell office:value-type="float" office:value="0.07855137" calcext:value-type="float">
            <text:p>0,07855137</text:p>
          </table:table-cell>
          <table:table-cell office:value-type="float" office:value="-1" calcext:value-type="float">
            <text:p>-1</text:p>
          </table:table-cell>
          <table:table-cell office:value-type="float" office:value="-2.00094625" calcext:value-type="float">
            <text:p>-2,00094625</text:p>
          </table:table-cell>
          <table:table-cell office:value-type="float" office:value="0.00040766" calcext:value-type="float">
            <text:p>0,00040766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4.57655" calcext:value-type="float">
            <text:p>1624631724,57655</text:p>
          </table:table-cell>
          <table:table-cell table:formula="of:=ROUND([.A377]-[$menor.$A$1];1)" office:value-type="float" office:value="43.9" calcext:value-type="float">
            <text:p>43,9</text:p>
          </table:table-cell>
          <table:table-cell office:value-type="float" office:value="1" calcext:value-type="float">
            <text:p>1</text:p>
          </table:table-cell>
          <table:table-cell office:value-type="float" office:value="0.07758289" calcext:value-type="float">
            <text:p>0,07758289</text:p>
          </table:table-cell>
          <table:table-cell office:value-type="float" office:value="-1" calcext:value-type="float">
            <text:p>-1</text:p>
          </table:table-cell>
          <table:table-cell office:value-type="float" office:value="-2.00143455" calcext:value-type="float">
            <text:p>-2,00143455</text:p>
          </table:table-cell>
          <table:table-cell office:value-type="float" office:value="0.00131882" calcext:value-type="float">
            <text:p>0,00131882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4.67655" calcext:value-type="float">
            <text:p>1624631724,67655</text:p>
          </table:table-cell>
          <table:table-cell table:formula="of:=ROUND([.A378]-[$menor.$A$1];1)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7608078" calcext:value-type="float">
            <text:p>0,07608078</text:p>
          </table:table-cell>
          <table:table-cell office:value-type="float" office:value="0" calcext:value-type="float">
            <text:p>0</text:p>
          </table:table-cell>
          <table:table-cell office:value-type="float" office:value="-2.00097433" calcext:value-type="float">
            <text:p>-2,00097433</text:p>
          </table:table-cell>
          <table:table-cell office:value-type="float" office:value="-0.00009849" calcext:value-type="float">
            <text:p>-9,849E-05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4.77651" calcext:value-type="float">
            <text:p>1624631724,77651</text:p>
          </table:table-cell>
          <table:table-cell table:formula="of:=ROUND([.A379]-[$menor.$A$1];1)" office:value-type="float" office:value="44.1" calcext:value-type="float">
            <text:p>44,1</text:p>
          </table:table-cell>
          <table:table-cell office:value-type="float" office:value="1" calcext:value-type="float">
            <text:p>1</text:p>
          </table:table-cell>
          <table:table-cell office:value-type="float" office:value="0.07511176" calcext:value-type="float">
            <text:p>0,07511176</text:p>
          </table:table-cell>
          <table:table-cell office:value-type="float" office:value="0" calcext:value-type="float">
            <text:p>0</text:p>
          </table:table-cell>
          <table:table-cell office:value-type="float" office:value="-2.00000622" calcext:value-type="float">
            <text:p>-2,00000622</text:p>
          </table:table-cell>
          <table:table-cell office:value-type="float" office:value="-0.00014048" calcext:value-type="float">
            <text:p>-0,00014048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4.87651" calcext:value-type="float">
            <text:p>1624631724,87651</text:p>
          </table:table-cell>
          <table:table-cell table:formula="of:=ROUND([.A380]-[$menor.$A$1];1)" office:value-type="float" office:value="44.2" calcext:value-type="float">
            <text:p>44,2</text:p>
          </table:table-cell>
          <table:table-cell office:value-type="float" office:value="1" calcext:value-type="float">
            <text:p>1</text:p>
          </table:table-cell>
          <table:table-cell office:value-type="float" office:value="0.07511176" calcext:value-type="float">
            <text:p>0,07511176</text:p>
          </table:table-cell>
          <table:table-cell office:value-type="float" office:value="0" calcext:value-type="float">
            <text:p>0</text:p>
          </table:table-cell>
          <table:table-cell office:value-type="float" office:value="-2.00090382" calcext:value-type="float">
            <text:p>-2,00090382</text:p>
          </table:table-cell>
          <table:table-cell office:value-type="float" office:value="0.00123665" calcext:value-type="float">
            <text:p>0,0012366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24.97651" calcext:value-type="float">
            <text:p>1624631724,97651</text:p>
          </table:table-cell>
          <table:table-cell table:formula="of:=ROUND([.A381]-[$menor.$A$1];1)" office:value-type="float" office:value="44.3" calcext:value-type="float">
            <text:p>44,3</text:p>
          </table:table-cell>
          <table:table-cell office:value-type="float" office:value="1" calcext:value-type="float">
            <text:p>1</text:p>
          </table:table-cell>
          <table:table-cell office:value-type="float" office:value="0.07414277" calcext:value-type="float">
            <text:p>0,07414277</text:p>
          </table:table-cell>
          <table:table-cell office:value-type="float" office:value="1" calcext:value-type="float">
            <text:p>1</text:p>
          </table:table-cell>
          <table:table-cell office:value-type="float" office:value="-2.00097519" calcext:value-type="float">
            <text:p>-2,00097519</text:p>
          </table:table-cell>
          <table:table-cell office:value-type="float" office:value="-0.0001153" calcext:value-type="float">
            <text:p>-0,0001153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5.07652" calcext:value-type="float">
            <text:p>1624631725,07652</text:p>
          </table:table-cell>
          <table:table-cell table:formula="of:=ROUND([.A382]-[$menor.$A$1];1)" office:value-type="float" office:value="44.4" calcext:value-type="float">
            <text:p>44,4</text:p>
          </table:table-cell>
          <table:table-cell office:value-type="float" office:value="1" calcext:value-type="float">
            <text:p>1</text:p>
          </table:table-cell>
          <table:table-cell office:value-type="float" office:value="0.0731738" calcext:value-type="float">
            <text:p>0,0731738</text:p>
          </table:table-cell>
          <table:table-cell office:value-type="float" office:value="1" calcext:value-type="float">
            <text:p>1</text:p>
          </table:table-cell>
          <table:table-cell office:value-type="float" office:value="-2.00097717" calcext:value-type="float">
            <text:p>-2,00097717</text:p>
          </table:table-cell>
          <table:table-cell office:value-type="float" office:value="-0.00015816" calcext:value-type="float">
            <text:p>-0,00015816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5.17651" calcext:value-type="float">
            <text:p>1624631725,17651</text:p>
          </table:table-cell>
          <table:table-cell table:formula="of:=ROUND([.A383]-[$menor.$A$1];1)" office:value-type="float" office:value="44.5" calcext:value-type="float">
            <text:p>44,5</text:p>
          </table:table-cell>
          <table:table-cell office:value-type="float" office:value="1" calcext:value-type="float">
            <text:p>1</text:p>
          </table:table-cell>
          <table:table-cell office:value-type="float" office:value="0.07220486" calcext:value-type="float">
            <text:p>0,07220486</text:p>
          </table:table-cell>
          <table:table-cell office:value-type="float" office:value="1" calcext:value-type="float">
            <text:p>1</text:p>
          </table:table-cell>
          <table:table-cell office:value-type="float" office:value="-2.00097918" calcext:value-type="float">
            <text:p>-2,00097918</text:p>
          </table:table-cell>
          <table:table-cell office:value-type="float" office:value="-0.00020102" calcext:value-type="float">
            <text:p>-0,00020102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5.27652" calcext:value-type="float">
            <text:p>1624631725,27652</text:p>
          </table:table-cell>
          <table:table-cell table:formula="of:=ROUND([.A384]-[$menor.$A$1];1)" office:value-type="float" office:value="44.6" calcext:value-type="float">
            <text:p>44,6</text:p>
          </table:table-cell>
          <table:table-cell office:value-type="float" office:value="1" calcext:value-type="float">
            <text:p>1</text:p>
          </table:table-cell>
          <table:table-cell office:value-type="float" office:value="0.07123595" calcext:value-type="float">
            <text:p>0,07123595</text:p>
          </table:table-cell>
          <table:table-cell office:value-type="float" office:value="1" calcext:value-type="float">
            <text:p>1</text:p>
          </table:table-cell>
          <table:table-cell office:value-type="float" office:value="-2.00001122" calcext:value-type="float">
            <text:p>-2,00001122</text:p>
          </table:table-cell>
          <table:table-cell office:value-type="float" office:value="-0.00024388" calcext:value-type="float">
            <text:p>-0,00024388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5.37655" calcext:value-type="float">
            <text:p>1624631725,37655</text:p>
          </table:table-cell>
          <table:table-cell table:formula="of:=ROUND([.A385]-[$menor.$A$1];1)" office:value-type="float" office:value="44.7" calcext:value-type="float">
            <text:p>44,7</text:p>
          </table:table-cell>
          <table:table-cell office:value-type="float" office:value="1" calcext:value-type="float">
            <text:p>1</text:p>
          </table:table-cell>
          <table:table-cell office:value-type="float" office:value="0.07123595" calcext:value-type="float">
            <text:p>0,07123595</text:p>
          </table:table-cell>
          <table:table-cell office:value-type="float" office:value="1" calcext:value-type="float">
            <text:p>1</text:p>
          </table:table-cell>
          <table:table-cell office:value-type="float" office:value="-2.00098122" calcext:value-type="float">
            <text:p>-2,00098122</text:p>
          </table:table-cell>
          <table:table-cell office:value-type="float" office:value="-0.00024388" calcext:value-type="float">
            <text:p>-0,00024388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5.47655" calcext:value-type="float">
            <text:p>1624631725,47655</text:p>
          </table:table-cell>
          <table:table-cell table:formula="of:=ROUND([.A386]-[$menor.$A$1];1)" office:value-type="float" office:value="44.8" calcext:value-type="float">
            <text:p>44,8</text:p>
          </table:table-cell>
          <table:table-cell office:value-type="float" office:value="1" calcext:value-type="float">
            <text:p>1</text:p>
          </table:table-cell>
          <table:table-cell office:value-type="float" office:value="0.07026707" calcext:value-type="float">
            <text:p>0,07026707</text:p>
          </table:table-cell>
          <table:table-cell office:value-type="float" office:value="1" calcext:value-type="float">
            <text:p>1</text:p>
          </table:table-cell>
          <table:table-cell office:value-type="float" office:value="-2.00098329" calcext:value-type="float">
            <text:p>-2,00098329</text:p>
          </table:table-cell>
          <table:table-cell office:value-type="float" office:value="-0.00028674" calcext:value-type="float">
            <text:p>-0,00028674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5.57654" calcext:value-type="float">
            <text:p>1624631725,57654</text:p>
          </table:table-cell>
          <table:table-cell table:formula="of:=ROUND([.A387]-[$menor.$A$1];1)" office:value-type="float" office:value="44.9" calcext:value-type="float">
            <text:p>44,9</text:p>
          </table:table-cell>
          <table:table-cell office:value-type="float" office:value="1" calcext:value-type="float">
            <text:p>1</text:p>
          </table:table-cell>
          <table:table-cell office:value-type="float" office:value="0.06929822" calcext:value-type="float">
            <text:p>0,06929822</text:p>
          </table:table-cell>
          <table:table-cell office:value-type="float" office:value="1" calcext:value-type="float">
            <text:p>1</text:p>
          </table:table-cell>
          <table:table-cell office:value-type="float" office:value="-2.00098538" calcext:value-type="float">
            <text:p>-2,00098538</text:p>
          </table:table-cell>
          <table:table-cell office:value-type="float" office:value="-0.0003296" calcext:value-type="float">
            <text:p>-0,0003296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5.67655" calcext:value-type="float">
            <text:p>1624631725,67655</text:p>
          </table:table-cell>
          <table:table-cell table:formula="of:=ROUND([.A388]-[$menor.$A$1];1)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6832939" calcext:value-type="float">
            <text:p>0,06832939</text:p>
          </table:table-cell>
          <table:table-cell office:value-type="float" office:value="1" calcext:value-type="float">
            <text:p>1</text:p>
          </table:table-cell>
          <table:table-cell office:value-type="float" office:value="-2.00001751" calcext:value-type="float">
            <text:p>-2,00001751</text:p>
          </table:table-cell>
          <table:table-cell office:value-type="float" office:value="-0.00037245" calcext:value-type="float">
            <text:p>-0,00037245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5.77654" calcext:value-type="float">
            <text:p>1624631725,77654</text:p>
          </table:table-cell>
          <table:table-cell table:formula="of:=ROUND([.A389]-[$menor.$A$1];1)" office:value-type="float" office:value="45.1" calcext:value-type="float">
            <text:p>45,1</text:p>
          </table:table-cell>
          <table:table-cell office:value-type="float" office:value="1" calcext:value-type="float">
            <text:p>1</text:p>
          </table:table-cell>
          <table:table-cell office:value-type="float" office:value="0.06832939" calcext:value-type="float">
            <text:p>0,06832939</text:p>
          </table:table-cell>
          <table:table-cell office:value-type="float" office:value="1" calcext:value-type="float">
            <text:p>1</text:p>
          </table:table-cell>
          <table:table-cell office:value-type="float" office:value="-2.00098751" calcext:value-type="float">
            <text:p>-2,00098751</text:p>
          </table:table-cell>
          <table:table-cell office:value-type="float" office:value="-0.00037245" calcext:value-type="float">
            <text:p>-0,00037245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5.87654" calcext:value-type="float">
            <text:p>1624631725,87654</text:p>
          </table:table-cell>
          <table:table-cell table:formula="of:=ROUND([.A390]-[$menor.$A$1];1)" office:value-type="float" office:value="45.2" calcext:value-type="float">
            <text:p>45,2</text:p>
          </table:table-cell>
          <table:table-cell office:value-type="float" office:value="1" calcext:value-type="float">
            <text:p>1</text:p>
          </table:table-cell>
          <table:table-cell office:value-type="float" office:value="0.06736061" calcext:value-type="float">
            <text:p>0,06736061</text:p>
          </table:table-cell>
          <table:table-cell office:value-type="float" office:value="1" calcext:value-type="float">
            <text:p>1</text:p>
          </table:table-cell>
          <table:table-cell office:value-type="float" office:value="-2.00103304" calcext:value-type="float">
            <text:p>-2,00103304</text:p>
          </table:table-cell>
          <table:table-cell office:value-type="float" office:value="-0.00165127" calcext:value-type="float">
            <text:p>-0,00165127</text:p>
          </table:table-cell>
          <table:table-cell office:value-type="float" office:value="178.51664888" calcext:value-type="float">
            <text:p>178,51664888</text:p>
          </table:table-cell>
        </table:table-row>
        <table:table-row table:style-name="ro1">
          <table:table-cell office:value-type="float" office:value="1624631725.97654" calcext:value-type="float">
            <text:p>1624631725,97654</text:p>
          </table:table-cell>
          <table:table-cell table:formula="of:=ROUND([.A391]-[$menor.$A$1];1)" office:value-type="float" office:value="45.3" calcext:value-type="float">
            <text:p>45,3</text:p>
          </table:table-cell>
          <table:table-cell office:value-type="float" office:value="1" calcext:value-type="float">
            <text:p>1</text:p>
          </table:table-cell>
          <table:table-cell office:value-type="float" office:value="0.06639186" calcext:value-type="float">
            <text:p>0,06639186</text:p>
          </table:table-cell>
          <table:table-cell office:value-type="float" office:value="0" calcext:value-type="float">
            <text:p>0</text:p>
          </table:table-cell>
          <table:table-cell office:value-type="float" office:value="-2.00099451" calcext:value-type="float">
            <text:p>-2,00099451</text:p>
          </table:table-cell>
          <table:table-cell office:value-type="float" office:value="-0.0005183" calcext:value-type="float">
            <text:p>-0,0005183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6.07655" calcext:value-type="float">
            <text:p>1624631726,07655</text:p>
          </table:table-cell>
          <table:table-cell table:formula="of:=ROUND([.A392]-[$menor.$A$1];1)" office:value-type="float" office:value="45.4" calcext:value-type="float">
            <text:p>45,4</text:p>
          </table:table-cell>
          <table:table-cell office:value-type="float" office:value="1" calcext:value-type="float">
            <text:p>1</text:p>
          </table:table-cell>
          <table:table-cell office:value-type="float" office:value="0.06542315" calcext:value-type="float">
            <text:p>0,06542315</text:p>
          </table:table-cell>
          <table:table-cell office:value-type="float" office:value="0" calcext:value-type="float">
            <text:p>0</text:p>
          </table:table-cell>
          <table:table-cell office:value-type="float" office:value="-2.0000267" calcext:value-type="float">
            <text:p>-2,0000267</text:p>
          </table:table-cell>
          <table:table-cell office:value-type="float" office:value="-0.00056027" calcext:value-type="float">
            <text:p>-0,0005602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6.17655" calcext:value-type="float">
            <text:p>1624631726,17655</text:p>
          </table:table-cell>
          <table:table-cell table:formula="of:=ROUND([.A393]-[$menor.$A$1];1)" office:value-type="float" office:value="45.5" calcext:value-type="float">
            <text:p>45,5</text:p>
          </table:table-cell>
          <table:table-cell office:value-type="float" office:value="1" calcext:value-type="float">
            <text:p>1</text:p>
          </table:table-cell>
          <table:table-cell office:value-type="float" office:value="0.06542315" calcext:value-type="float">
            <text:p>0,06542315</text:p>
          </table:table-cell>
          <table:table-cell office:value-type="float" office:value="0" calcext:value-type="float">
            <text:p>0</text:p>
          </table:table-cell>
          <table:table-cell office:value-type="float" office:value="-2.0009967" calcext:value-type="float">
            <text:p>-2,0009967</text:p>
          </table:table-cell>
          <table:table-cell office:value-type="float" office:value="-0.00056027" calcext:value-type="float">
            <text:p>-0,00056027</text:p>
          </table:table-cell>
          <table:table-cell office:value-type="float" office:value="177.51664888" calcext:value-type="float">
            <text:p>177,51664888</text:p>
          </table:table-cell>
        </table:table-row>
        <table:table-row table:style-name="ro1">
          <table:table-cell office:value-type="float" office:value="1624631726.2765" calcext:value-type="float">
            <text:p>1624631726,2765</text:p>
          </table:table-cell>
          <table:table-cell table:formula="of:=ROUND([.A394]-[$menor.$A$1];1)" office:value-type="float" office:value="45.6" calcext:value-type="float">
            <text:p>45,6</text:p>
          </table:table-cell>
          <table:table-cell office:value-type="float" office:value="1" calcext:value-type="float">
            <text:p>1</text:p>
          </table:table-cell>
          <table:table-cell office:value-type="float" office:value="0.06445447" calcext:value-type="float">
            <text:p>0,06445447</text:p>
          </table:table-cell>
          <table:table-cell office:value-type="float" office:value="-1" calcext:value-type="float">
            <text:p>-1</text:p>
          </table:table-cell>
          <table:table-cell office:value-type="float" office:value="-2.00094039" calcext:value-type="float">
            <text:p>-2,00094039</text:p>
          </table:table-cell>
          <table:table-cell office:value-type="float" office:value="0.00052116" calcext:value-type="float">
            <text:p>0,00052116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6.37653" calcext:value-type="float">
            <text:p>1624631726,37653</text:p>
          </table:table-cell>
          <table:table-cell table:formula="of:=ROUND([.A395]-[$menor.$A$1];1)" office:value-type="float" office:value="45.7" calcext:value-type="float">
            <text:p>45,7</text:p>
          </table:table-cell>
          <table:table-cell office:value-type="float" office:value="1" calcext:value-type="float">
            <text:p>1</text:p>
          </table:table-cell>
          <table:table-cell office:value-type="float" office:value="0.06348584" calcext:value-type="float">
            <text:p>0,06348584</text:p>
          </table:table-cell>
          <table:table-cell office:value-type="float" office:value="-1" calcext:value-type="float">
            <text:p>-1</text:p>
          </table:table-cell>
          <table:table-cell office:value-type="float" office:value="-1.99997355" calcext:value-type="float">
            <text:p>-1,99997355</text:p>
          </table:table-cell>
          <table:table-cell office:value-type="float" office:value="0.0004623" calcext:value-type="float">
            <text:p>0,0004623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6.47655" calcext:value-type="float">
            <text:p>1624631726,47655</text:p>
          </table:table-cell>
          <table:table-cell table:formula="of:=ROUND([.A396]-[$menor.$A$1];1)" office:value-type="float" office:value="45.8" calcext:value-type="float">
            <text:p>45,8</text:p>
          </table:table-cell>
          <table:table-cell office:value-type="float" office:value="1" calcext:value-type="float">
            <text:p>1</text:p>
          </table:table-cell>
          <table:table-cell office:value-type="float" office:value="0.06348584" calcext:value-type="float">
            <text:p>0,06348584</text:p>
          </table:table-cell>
          <table:table-cell office:value-type="float" office:value="-1" calcext:value-type="float">
            <text:p>-1</text:p>
          </table:table-cell>
          <table:table-cell office:value-type="float" office:value="-2.00094355" calcext:value-type="float">
            <text:p>-2,00094355</text:p>
          </table:table-cell>
          <table:table-cell office:value-type="float" office:value="0.0004623" calcext:value-type="float">
            <text:p>0,0004623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6.57653" calcext:value-type="float">
            <text:p>1624631726,57653</text:p>
          </table:table-cell>
          <table:table-cell table:formula="of:=ROUND([.A397]-[$menor.$A$1];1)" office:value-type="float" office:value="45.9" calcext:value-type="float">
            <text:p>45,9</text:p>
          </table:table-cell>
          <table:table-cell office:value-type="float" office:value="1" calcext:value-type="float">
            <text:p>1</text:p>
          </table:table-cell>
          <table:table-cell office:value-type="float" office:value="0.06251725" calcext:value-type="float">
            <text:p>0,06251725</text:p>
          </table:table-cell>
          <table:table-cell office:value-type="float" office:value="-1" calcext:value-type="float">
            <text:p>-1</text:p>
          </table:table-cell>
          <table:table-cell office:value-type="float" office:value="-2.00094675" calcext:value-type="float">
            <text:p>-2,00094675</text:p>
          </table:table-cell>
          <table:table-cell office:value-type="float" office:value="0.00040345" calcext:value-type="float">
            <text:p>0,00040345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6.67654" calcext:value-type="float">
            <text:p>1624631726,67654</text:p>
          </table:table-cell>
          <table:table-cell table:formula="of:=ROUND([.A398]-[$menor.$A$1];1)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6154871" calcext:value-type="float">
            <text:p>0,06154871</text:p>
          </table:table-cell>
          <table:table-cell office:value-type="float" office:value="-1" calcext:value-type="float">
            <text:p>-1</text:p>
          </table:table-cell>
          <table:table-cell office:value-type="float" office:value="-1.99997999" calcext:value-type="float">
            <text:p>-1,99997999</text:p>
          </table:table-cell>
          <table:table-cell office:value-type="float" office:value="0.00034461" calcext:value-type="float">
            <text:p>0,00034461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6.77651" calcext:value-type="float">
            <text:p>1624631726,77651</text:p>
          </table:table-cell>
          <table:table-cell table:formula="of:=ROUND([.A399]-[$menor.$A$1];1)" office:value-type="float" office:value="46.1" calcext:value-type="float">
            <text:p>46,1</text:p>
          </table:table-cell>
          <table:table-cell office:value-type="float" office:value="1" calcext:value-type="float">
            <text:p>1</text:p>
          </table:table-cell>
          <table:table-cell office:value-type="float" office:value="0.06154871" calcext:value-type="float">
            <text:p>0,06154871</text:p>
          </table:table-cell>
          <table:table-cell office:value-type="float" office:value="-1" calcext:value-type="float">
            <text:p>-1</text:p>
          </table:table-cell>
          <table:table-cell office:value-type="float" office:value="-2.00094999" calcext:value-type="float">
            <text:p>-2,00094999</text:p>
          </table:table-cell>
          <table:table-cell office:value-type="float" office:value="0.00034461" calcext:value-type="float">
            <text:p>0,00034461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6.87655" calcext:value-type="float">
            <text:p>1624631726,87655</text:p>
          </table:table-cell>
          <table:table-cell table:formula="of:=ROUND([.A400]-[$menor.$A$1];1)" office:value-type="float" office:value="46.2" calcext:value-type="float">
            <text:p>46,2</text:p>
          </table:table-cell>
          <table:table-cell office:value-type="float" office:value="1" calcext:value-type="float">
            <text:p>1</text:p>
          </table:table-cell>
          <table:table-cell office:value-type="float" office:value="0.06058021" calcext:value-type="float">
            <text:p>0,06058021</text:p>
          </table:table-cell>
          <table:table-cell office:value-type="float" office:value="-1" calcext:value-type="float">
            <text:p>-1</text:p>
          </table:table-cell>
          <table:table-cell office:value-type="float" office:value="-2.00143828" calcext:value-type="float">
            <text:p>-2,00143828</text:p>
          </table:table-cell>
          <table:table-cell office:value-type="float" office:value="0.00028576" calcext:value-type="float">
            <text:p>0,00028576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6.97652" calcext:value-type="float">
            <text:p>1624631726,97652</text:p>
          </table:table-cell>
          <table:table-cell table:formula="of:=ROUND([.A401]-[$menor.$A$1];1)" office:value-type="float" office:value="46.3" calcext:value-type="float">
            <text:p>46,3</text:p>
          </table:table-cell>
          <table:table-cell office:value-type="float" office:value="1" calcext:value-type="float">
            <text:p>1</text:p>
          </table:table-cell>
          <table:table-cell office:value-type="float" office:value="0.05912755" calcext:value-type="float">
            <text:p>0,05912755</text:p>
          </table:table-cell>
          <table:table-cell office:value-type="float" office:value="-1" calcext:value-type="float">
            <text:p>-1</text:p>
          </table:table-cell>
          <table:table-cell office:value-type="float" office:value="-1.99998831" calcext:value-type="float">
            <text:p>-1,99998831</text:p>
          </table:table-cell>
          <table:table-cell office:value-type="float" office:value="0.0001975" calcext:value-type="float">
            <text:p>0,0001975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7.07654" calcext:value-type="float">
            <text:p>1624631727,07654</text:p>
          </table:table-cell>
          <table:table-cell table:formula="of:=ROUND([.A402]-[$menor.$A$1];1)" office:value-type="float" office:value="46.4" calcext:value-type="float">
            <text:p>46,4</text:p>
          </table:table-cell>
          <table:table-cell office:value-type="float" office:value="1" calcext:value-type="float">
            <text:p>1</text:p>
          </table:table-cell>
          <table:table-cell office:value-type="float" office:value="0.05912755" calcext:value-type="float">
            <text:p>0,05912755</text:p>
          </table:table-cell>
          <table:table-cell office:value-type="float" office:value="-1" calcext:value-type="float">
            <text:p>-1</text:p>
          </table:table-cell>
          <table:table-cell office:value-type="float" office:value="-2.00095831" calcext:value-type="float">
            <text:p>-2,00095831</text:p>
          </table:table-cell>
          <table:table-cell office:value-type="float" office:value="0.0001975" calcext:value-type="float">
            <text:p>0,0001975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7.17655" calcext:value-type="float">
            <text:p>1624631727,17655</text:p>
          </table:table-cell>
          <table:table-cell table:formula="of:=ROUND([.A403]-[$menor.$A$1];1)" office:value-type="float" office:value="46.5" calcext:value-type="float">
            <text:p>46,5</text:p>
          </table:table-cell>
          <table:table-cell office:value-type="float" office:value="1" calcext:value-type="float">
            <text:p>1</text:p>
          </table:table-cell>
          <table:table-cell office:value-type="float" office:value="0.05815918" calcext:value-type="float">
            <text:p>0,05815918</text:p>
          </table:table-cell>
          <table:table-cell office:value-type="float" office:value="-1" calcext:value-type="float">
            <text:p>-1</text:p>
          </table:table-cell>
          <table:table-cell office:value-type="float" office:value="-2.00096173" calcext:value-type="float">
            <text:p>-2,00096173</text:p>
          </table:table-cell>
          <table:table-cell office:value-type="float" office:value="0.00013866" calcext:value-type="float">
            <text:p>0,00013866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7.27655" calcext:value-type="float">
            <text:p>1624631727,27655</text:p>
          </table:table-cell>
          <table:table-cell table:formula="of:=ROUND([.A404]-[$menor.$A$1];1)" office:value-type="float" office:value="46.6" calcext:value-type="float">
            <text:p>46,6</text:p>
          </table:table-cell>
          <table:table-cell office:value-type="float" office:value="1" calcext:value-type="float">
            <text:p>1</text:p>
          </table:table-cell>
          <table:table-cell office:value-type="float" office:value="0.05719086" calcext:value-type="float">
            <text:p>0,05719086</text:p>
          </table:table-cell>
          <table:table-cell office:value-type="float" office:value="-1" calcext:value-type="float">
            <text:p>-1</text:p>
          </table:table-cell>
          <table:table-cell office:value-type="float" office:value="-1.9999952" calcext:value-type="float">
            <text:p>-1,9999952</text:p>
          </table:table-cell>
          <table:table-cell office:value-type="float" office:value="0.00007983" calcext:value-type="float">
            <text:p>7,983E-05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7.37654" calcext:value-type="float">
            <text:p>1624631727,37654</text:p>
          </table:table-cell>
          <table:table-cell table:formula="of:=ROUND([.A405]-[$menor.$A$1];1)" office:value-type="float" office:value="46.7" calcext:value-type="float">
            <text:p>46,7</text:p>
          </table:table-cell>
          <table:table-cell office:value-type="float" office:value="1" calcext:value-type="float">
            <text:p>1</text:p>
          </table:table-cell>
          <table:table-cell office:value-type="float" office:value="0.05719086" calcext:value-type="float">
            <text:p>0,05719086</text:p>
          </table:table-cell>
          <table:table-cell office:value-type="float" office:value="-1" calcext:value-type="float">
            <text:p>-1</text:p>
          </table:table-cell>
          <table:table-cell office:value-type="float" office:value="-2.0009652" calcext:value-type="float">
            <text:p>-2,0009652</text:p>
          </table:table-cell>
          <table:table-cell office:value-type="float" office:value="0.00007983" calcext:value-type="float">
            <text:p>7,983E-05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7.47654" calcext:value-type="float">
            <text:p>1624631727,47654</text:p>
          </table:table-cell>
          <table:table-cell table:formula="of:=ROUND([.A406]-[$menor.$A$1];1)" office:value-type="float" office:value="46.8" calcext:value-type="float">
            <text:p>46,8</text:p>
          </table:table-cell>
          <table:table-cell office:value-type="float" office:value="1" calcext:value-type="float">
            <text:p>1</text:p>
          </table:table-cell>
          <table:table-cell office:value-type="float" office:value="0.0562226" calcext:value-type="float">
            <text:p>0,0562226</text:p>
          </table:table-cell>
          <table:table-cell office:value-type="float" office:value="-1" calcext:value-type="float">
            <text:p>-1</text:p>
          </table:table-cell>
          <table:table-cell office:value-type="float" office:value="-1.99992655" calcext:value-type="float">
            <text:p>-1,99992655</text:p>
          </table:table-cell>
          <table:table-cell office:value-type="float" office:value="0.00105071" calcext:value-type="float">
            <text:p>0,00105071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27.57655" calcext:value-type="float">
            <text:p>1624631727,57655</text:p>
          </table:table-cell>
          <table:table-cell table:formula="of:=ROUND([.A407]-[$menor.$A$1];1)" office:value-type="float" office:value="46.9" calcext:value-type="float">
            <text:p>46,9</text:p>
          </table:table-cell>
          <table:table-cell office:value-type="float" office:value="1" calcext:value-type="float">
            <text:p>1</text:p>
          </table:table-cell>
          <table:table-cell office:value-type="float" office:value="0.0562226" calcext:value-type="float">
            <text:p>0,0562226</text:p>
          </table:table-cell>
          <table:table-cell office:value-type="float" office:value="0" calcext:value-type="float">
            <text:p>0</text:p>
          </table:table-cell>
          <table:table-cell office:value-type="float" office:value="-2.0009656" calcext:value-type="float">
            <text:p>-2,0009656</text:p>
          </table:table-cell>
          <table:table-cell office:value-type="float" office:value="0.00007188" calcext:value-type="float">
            <text:p>7,188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27.67655" calcext:value-type="float">
            <text:p>1624631727,67655</text:p>
          </table:table-cell>
          <table:table-cell table:formula="of:=ROUND([.A408]-[$menor.$A$1];1)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552544" calcext:value-type="float">
            <text:p>0,0552544</text:p>
          </table:table-cell>
          <table:table-cell office:value-type="float" office:value="0" calcext:value-type="float">
            <text:p>0</text:p>
          </table:table-cell>
          <table:table-cell office:value-type="float" office:value="-2.00096925" calcext:value-type="float">
            <text:p>-2,00096925</text:p>
          </table:table-cell>
          <table:table-cell office:value-type="float" office:value="0.00001218" calcext:value-type="float">
            <text:p>1,218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27.77655" calcext:value-type="float">
            <text:p>1624631727,77655</text:p>
          </table:table-cell>
          <table:table-cell table:formula="of:=ROUND([.A409]-[$menor.$A$1];1)" office:value-type="float" office:value="47.1" calcext:value-type="float">
            <text:p>47,1</text:p>
          </table:table-cell>
          <table:table-cell office:value-type="float" office:value="1" calcext:value-type="float">
            <text:p>1</text:p>
          </table:table-cell>
          <table:table-cell office:value-type="float" office:value="0.05428626" calcext:value-type="float">
            <text:p>0,05428626</text:p>
          </table:table-cell>
          <table:table-cell office:value-type="float" office:value="0" calcext:value-type="float">
            <text:p>0</text:p>
          </table:table-cell>
          <table:table-cell office:value-type="float" office:value="-2.00000296" calcext:value-type="float">
            <text:p>-2,00000296</text:p>
          </table:table-cell>
          <table:table-cell office:value-type="float" office:value="-0.00004752" calcext:value-type="float">
            <text:p>-4,752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27.87654" calcext:value-type="float">
            <text:p>1624631727,87654</text:p>
          </table:table-cell>
          <table:table-cell table:formula="of:=ROUND([.A410]-[$menor.$A$1];1)" office:value-type="float" office:value="47.2" calcext:value-type="float">
            <text:p>47,2</text:p>
          </table:table-cell>
          <table:table-cell office:value-type="float" office:value="1" calcext:value-type="float">
            <text:p>1</text:p>
          </table:table-cell>
          <table:table-cell office:value-type="float" office:value="0.05428626" calcext:value-type="float">
            <text:p>0,05428626</text:p>
          </table:table-cell>
          <table:table-cell office:value-type="float" office:value="0" calcext:value-type="float">
            <text:p>0</text:p>
          </table:table-cell>
          <table:table-cell office:value-type="float" office:value="-2.00097296" calcext:value-type="float">
            <text:p>-2,00097296</text:p>
          </table:table-cell>
          <table:table-cell office:value-type="float" office:value="-0.00004752" calcext:value-type="float">
            <text:p>-4,752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27.97656" calcext:value-type="float">
            <text:p>1624631727,97656</text:p>
          </table:table-cell>
          <table:table-cell table:formula="of:=ROUND([.A411]-[$menor.$A$1];1)" office:value-type="float" office:value="47.3" calcext:value-type="float">
            <text:p>47,3</text:p>
          </table:table-cell>
          <table:table-cell office:value-type="float" office:value="1" calcext:value-type="float">
            <text:p>1</text:p>
          </table:table-cell>
          <table:table-cell office:value-type="float" office:value="0.0533182" calcext:value-type="float">
            <text:p>0,0533182</text:p>
          </table:table-cell>
          <table:table-cell office:value-type="float" office:value="0" calcext:value-type="float">
            <text:p>0</text:p>
          </table:table-cell>
          <table:table-cell office:value-type="float" office:value="-2.00000673" calcext:value-type="float">
            <text:p>-2,00000673</text:p>
          </table:table-cell>
          <table:table-cell office:value-type="float" office:value="-0.00010721" calcext:value-type="float">
            <text:p>-0,00010721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28.07654" calcext:value-type="float">
            <text:p>1624631728,07654</text:p>
          </table:table-cell>
          <table:table-cell table:formula="of:=ROUND([.A412]-[$menor.$A$1];1)" office:value-type="float" office:value="47.4" calcext:value-type="float">
            <text:p>47,4</text:p>
          </table:table-cell>
          <table:table-cell office:value-type="float" office:value="1" calcext:value-type="float">
            <text:p>1</text:p>
          </table:table-cell>
          <table:table-cell office:value-type="float" office:value="0.0533182" calcext:value-type="float">
            <text:p>0,0533182</text:p>
          </table:table-cell>
          <table:table-cell office:value-type="float" office:value="0" calcext:value-type="float">
            <text:p>0</text:p>
          </table:table-cell>
          <table:table-cell office:value-type="float" office:value="-2.00097673" calcext:value-type="float">
            <text:p>-2,00097673</text:p>
          </table:table-cell>
          <table:table-cell office:value-type="float" office:value="0.00086279" calcext:value-type="float">
            <text:p>0,00086279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28.17654" calcext:value-type="float">
            <text:p>1624631728,17654</text:p>
          </table:table-cell>
          <table:table-cell table:formula="of:=ROUND([.A413]-[$menor.$A$1];1)" office:value-type="float" office:value="47.5" calcext:value-type="float">
            <text:p>47,5</text:p>
          </table:table-cell>
          <table:table-cell office:value-type="float" office:value="1" calcext:value-type="float">
            <text:p>1</text:p>
          </table:table-cell>
          <table:table-cell office:value-type="float" office:value="0.05229625" calcext:value-type="float">
            <text:p>0,05229625</text:p>
          </table:table-cell>
          <table:table-cell office:value-type="float" office:value="1" calcext:value-type="float">
            <text:p>1</text:p>
          </table:table-cell>
          <table:table-cell office:value-type="float" office:value="-2.00097506" calcext:value-type="float">
            <text:p>-2,00097506</text:p>
          </table:table-cell>
          <table:table-cell office:value-type="float" office:value="-0.00011168" calcext:value-type="float">
            <text:p>-0,00011168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8.27655" calcext:value-type="float">
            <text:p>1624631728,27655</text:p>
          </table:table-cell>
          <table:table-cell table:formula="of:=ROUND([.A414]-[$menor.$A$1];1)" office:value-type="float" office:value="47.6" calcext:value-type="float">
            <text:p>47,6</text:p>
          </table:table-cell>
          <table:table-cell office:value-type="float" office:value="1" calcext:value-type="float">
            <text:p>1</text:p>
          </table:table-cell>
          <table:table-cell office:value-type="float" office:value="0.05132732" calcext:value-type="float">
            <text:p>0,05132732</text:p>
          </table:table-cell>
          <table:table-cell office:value-type="float" office:value="1" calcext:value-type="float">
            <text:p>1</text:p>
          </table:table-cell>
          <table:table-cell office:value-type="float" office:value="-2.00000708" calcext:value-type="float">
            <text:p>-2,00000708</text:p>
          </table:table-cell>
          <table:table-cell office:value-type="float" office:value="-0.00015454" calcext:value-type="float">
            <text:p>-0,00015454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8.3765" calcext:value-type="float">
            <text:p>1624631728,3765</text:p>
          </table:table-cell>
          <table:table-cell table:formula="of:=ROUND([.A415]-[$menor.$A$1];1)" office:value-type="float" office:value="47.7" calcext:value-type="float">
            <text:p>47,7</text:p>
          </table:table-cell>
          <table:table-cell office:value-type="float" office:value="1" calcext:value-type="float">
            <text:p>1</text:p>
          </table:table-cell>
          <table:table-cell office:value-type="float" office:value="0.05132732" calcext:value-type="float">
            <text:p>0,05132732</text:p>
          </table:table-cell>
          <table:table-cell office:value-type="float" office:value="1" calcext:value-type="float">
            <text:p>1</text:p>
          </table:table-cell>
          <table:table-cell office:value-type="float" office:value="-2.00097708" calcext:value-type="float">
            <text:p>-2,00097708</text:p>
          </table:table-cell>
          <table:table-cell office:value-type="float" office:value="-0.00015454" calcext:value-type="float">
            <text:p>-0,00015454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8.47655" calcext:value-type="float">
            <text:p>1624631728,47655</text:p>
          </table:table-cell>
          <table:table-cell table:formula="of:=ROUND([.A416]-[$menor.$A$1];1)" office:value-type="float" office:value="47.8" calcext:value-type="float">
            <text:p>47,8</text:p>
          </table:table-cell>
          <table:table-cell office:value-type="float" office:value="1" calcext:value-type="float">
            <text:p>1</text:p>
          </table:table-cell>
          <table:table-cell office:value-type="float" office:value="0.05035842" calcext:value-type="float">
            <text:p>0,05035842</text:p>
          </table:table-cell>
          <table:table-cell office:value-type="float" office:value="1" calcext:value-type="float">
            <text:p>1</text:p>
          </table:table-cell>
          <table:table-cell office:value-type="float" office:value="-2.00000913" calcext:value-type="float">
            <text:p>-2,00000913</text:p>
          </table:table-cell>
          <table:table-cell office:value-type="float" office:value="-0.0001974" calcext:value-type="float">
            <text:p>-0,0001974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8.57654" calcext:value-type="float">
            <text:p>1624631728,57654</text:p>
          </table:table-cell>
          <table:table-cell table:formula="of:=ROUND([.A417]-[$menor.$A$1];1)" office:value-type="float" office:value="47.9" calcext:value-type="float">
            <text:p>47,9</text:p>
          </table:table-cell>
          <table:table-cell office:value-type="float" office:value="1" calcext:value-type="float">
            <text:p>1</text:p>
          </table:table-cell>
          <table:table-cell office:value-type="float" office:value="0.05035842" calcext:value-type="float">
            <text:p>0,05035842</text:p>
          </table:table-cell>
          <table:table-cell office:value-type="float" office:value="1" calcext:value-type="float">
            <text:p>1</text:p>
          </table:table-cell>
          <table:table-cell office:value-type="float" office:value="-2.00097913" calcext:value-type="float">
            <text:p>-2,00097913</text:p>
          </table:table-cell>
          <table:table-cell office:value-type="float" office:value="-0.0001974" calcext:value-type="float">
            <text:p>-0,0001974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8.67655" calcext:value-type="float">
            <text:p>1624631728,67655</text:p>
          </table:table-cell>
          <table:table-cell table:formula="of:=ROUND([.A418]-[$menor.$A$1];1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4938957" calcext:value-type="float">
            <text:p>0,04938957</text:p>
          </table:table-cell>
          <table:table-cell office:value-type="float" office:value="1" calcext:value-type="float">
            <text:p>1</text:p>
          </table:table-cell>
          <table:table-cell office:value-type="float" office:value="-2.00001122" calcext:value-type="float">
            <text:p>-2,00001122</text:p>
          </table:table-cell>
          <table:table-cell office:value-type="float" office:value="-0.00024026" calcext:value-type="float">
            <text:p>-0,00024026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8.7765" calcext:value-type="float">
            <text:p>1624631728,7765</text:p>
          </table:table-cell>
          <table:table-cell table:formula="of:=ROUND([.A419]-[$menor.$A$1];1)" office:value-type="float" office:value="48.1" calcext:value-type="float">
            <text:p>48,1</text:p>
          </table:table-cell>
          <table:table-cell office:value-type="float" office:value="1" calcext:value-type="float">
            <text:p>1</text:p>
          </table:table-cell>
          <table:table-cell office:value-type="float" office:value="0.04938957" calcext:value-type="float">
            <text:p>0,04938957</text:p>
          </table:table-cell>
          <table:table-cell office:value-type="float" office:value="1" calcext:value-type="float">
            <text:p>1</text:p>
          </table:table-cell>
          <table:table-cell office:value-type="float" office:value="-2.00098122" calcext:value-type="float">
            <text:p>-2,00098122</text:p>
          </table:table-cell>
          <table:table-cell office:value-type="float" office:value="-0.00024026" calcext:value-type="float">
            <text:p>-0,00024026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8.87655" calcext:value-type="float">
            <text:p>1624631728,87655</text:p>
          </table:table-cell>
          <table:table-cell table:formula="of:=ROUND([.A420]-[$menor.$A$1];1)" office:value-type="float" office:value="48.2" calcext:value-type="float">
            <text:p>48,2</text:p>
          </table:table-cell>
          <table:table-cell office:value-type="float" office:value="1" calcext:value-type="float">
            <text:p>1</text:p>
          </table:table-cell>
          <table:table-cell office:value-type="float" office:value="0.04842076" calcext:value-type="float">
            <text:p>0,04842076</text:p>
          </table:table-cell>
          <table:table-cell office:value-type="float" office:value="1" calcext:value-type="float">
            <text:p>1</text:p>
          </table:table-cell>
          <table:table-cell office:value-type="float" office:value="-2.00001336" calcext:value-type="float">
            <text:p>-2,00001336</text:p>
          </table:table-cell>
          <table:table-cell office:value-type="float" office:value="-0.00028311" calcext:value-type="float">
            <text:p>-0,00028311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8.97655" calcext:value-type="float">
            <text:p>1624631728,97655</text:p>
          </table:table-cell>
          <table:table-cell table:formula="of:=ROUND([.A421]-[$menor.$A$1];1)" office:value-type="float" office:value="48.3" calcext:value-type="float">
            <text:p>48,3</text:p>
          </table:table-cell>
          <table:table-cell office:value-type="float" office:value="1" calcext:value-type="float">
            <text:p>1</text:p>
          </table:table-cell>
          <table:table-cell office:value-type="float" office:value="0.04842076" calcext:value-type="float">
            <text:p>0,04842076</text:p>
          </table:table-cell>
          <table:table-cell office:value-type="float" office:value="1" calcext:value-type="float">
            <text:p>1</text:p>
          </table:table-cell>
          <table:table-cell office:value-type="float" office:value="-2.00098336" calcext:value-type="float">
            <text:p>-2,00098336</text:p>
          </table:table-cell>
          <table:table-cell office:value-type="float" office:value="-0.00028311" calcext:value-type="float">
            <text:p>-0,00028311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9.07654" calcext:value-type="float">
            <text:p>1624631729,07654</text:p>
          </table:table-cell>
          <table:table-cell table:formula="of:=ROUND([.A422]-[$menor.$A$1];1)" office:value-type="float" office:value="48.4" calcext:value-type="float">
            <text:p>48,4</text:p>
          </table:table-cell>
          <table:table-cell office:value-type="float" office:value="1" calcext:value-type="float">
            <text:p>1</text:p>
          </table:table-cell>
          <table:table-cell office:value-type="float" office:value="0.047452" calcext:value-type="float">
            <text:p>0,047452</text:p>
          </table:table-cell>
          <table:table-cell office:value-type="float" office:value="1" calcext:value-type="float">
            <text:p>1</text:p>
          </table:table-cell>
          <table:table-cell office:value-type="float" office:value="-2.00001555" calcext:value-type="float">
            <text:p>-2,00001555</text:p>
          </table:table-cell>
          <table:table-cell office:value-type="float" office:value="-0.00032596" calcext:value-type="float">
            <text:p>-0,00032596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9.1766" calcext:value-type="float">
            <text:p>1624631729,1766</text:p>
          </table:table-cell>
          <table:table-cell table:formula="of:=ROUND([.A423]-[$menor.$A$1];1)" office:value-type="float" office:value="48.5" calcext:value-type="float">
            <text:p>48,5</text:p>
          </table:table-cell>
          <table:table-cell office:value-type="float" office:value="1" calcext:value-type="float">
            <text:p>1</text:p>
          </table:table-cell>
          <table:table-cell office:value-type="float" office:value="0.047452" calcext:value-type="float">
            <text:p>0,047452</text:p>
          </table:table-cell>
          <table:table-cell office:value-type="float" office:value="1" calcext:value-type="float">
            <text:p>1</text:p>
          </table:table-cell>
          <table:table-cell office:value-type="float" office:value="-2.00098555" calcext:value-type="float">
            <text:p>-2,00098555</text:p>
          </table:table-cell>
          <table:table-cell office:value-type="float" office:value="-0.00032596" calcext:value-type="float">
            <text:p>-0,00032596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29.27652" calcext:value-type="float">
            <text:p>1624631729,27652</text:p>
          </table:table-cell>
          <table:table-cell table:formula="of:=ROUND([.A424]-[$menor.$A$1];1)" office:value-type="float" office:value="48.6" calcext:value-type="float">
            <text:p>48,6</text:p>
          </table:table-cell>
          <table:table-cell office:value-type="float" office:value="1" calcext:value-type="float">
            <text:p>1</text:p>
          </table:table-cell>
          <table:table-cell office:value-type="float" office:value="0.0464833" calcext:value-type="float">
            <text:p>0,0464833</text:p>
          </table:table-cell>
          <table:table-cell office:value-type="float" office:value="1" calcext:value-type="float">
            <text:p>1</text:p>
          </table:table-cell>
          <table:table-cell office:value-type="float" office:value="-2.00004772" calcext:value-type="float">
            <text:p>-2,00004772</text:p>
          </table:table-cell>
          <table:table-cell office:value-type="float" office:value="-0.00122171" calcext:value-type="float">
            <text:p>-0,00122171</text:p>
          </table:table-cell>
          <table:table-cell office:value-type="float" office:value="178.51664888" calcext:value-type="float">
            <text:p>178,51664888</text:p>
          </table:table-cell>
        </table:table-row>
        <table:table-row table:style-name="ro1">
          <table:table-cell office:value-type="float" office:value="1624631729.37655" calcext:value-type="float">
            <text:p>1624631729,37655</text:p>
          </table:table-cell>
          <table:table-cell table:formula="of:=ROUND([.A425]-[$menor.$A$1];1)" office:value-type="float" office:value="48.7" calcext:value-type="float">
            <text:p>48,7</text:p>
          </table:table-cell>
          <table:table-cell office:value-type="float" office:value="1" calcext:value-type="float">
            <text:p>1</text:p>
          </table:table-cell>
          <table:table-cell office:value-type="float" office:value="0.0464833" calcext:value-type="float">
            <text:p>0,0464833</text:p>
          </table:table-cell>
          <table:table-cell office:value-type="float" office:value="-1" calcext:value-type="float">
            <text:p>-1</text:p>
          </table:table-cell>
          <table:table-cell office:value-type="float" office:value="-2.00094742" calcext:value-type="float">
            <text:p>-2,00094742</text:p>
          </table:table-cell>
          <table:table-cell office:value-type="float" office:value="0.00039926" calcext:value-type="float">
            <text:p>0,00039926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9.47651" calcext:value-type="float">
            <text:p>1624631729,47651</text:p>
          </table:table-cell>
          <table:table-cell table:formula="of:=ROUND([.A426]-[$menor.$A$1];1)" office:value-type="float" office:value="48.8" calcext:value-type="float">
            <text:p>48,8</text:p>
          </table:table-cell>
          <table:table-cell office:value-type="float" office:value="1" calcext:value-type="float">
            <text:p>1</text:p>
          </table:table-cell>
          <table:table-cell office:value-type="float" office:value="0.04551465" calcext:value-type="float">
            <text:p>0,04551465</text:p>
          </table:table-cell>
          <table:table-cell office:value-type="float" office:value="-1" calcext:value-type="float">
            <text:p>-1</text:p>
          </table:table-cell>
          <table:table-cell office:value-type="float" office:value="-1.99998056" calcext:value-type="float">
            <text:p>-1,99998056</text:p>
          </table:table-cell>
          <table:table-cell office:value-type="float" office:value="0.0003404" calcext:value-type="float">
            <text:p>0,0003404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9.57654" calcext:value-type="float">
            <text:p>1624631729,57654</text:p>
          </table:table-cell>
          <table:table-cell table:formula="of:=ROUND([.A427]-[$menor.$A$1];1)" office:value-type="float" office:value="48.9" calcext:value-type="float">
            <text:p>48,9</text:p>
          </table:table-cell>
          <table:table-cell office:value-type="float" office:value="1" calcext:value-type="float">
            <text:p>1</text:p>
          </table:table-cell>
          <table:table-cell office:value-type="float" office:value="0.04551465" calcext:value-type="float">
            <text:p>0,04551465</text:p>
          </table:table-cell>
          <table:table-cell office:value-type="float" office:value="-1" calcext:value-type="float">
            <text:p>-1</text:p>
          </table:table-cell>
          <table:table-cell office:value-type="float" office:value="-2.00095056" calcext:value-type="float">
            <text:p>-2,00095056</text:p>
          </table:table-cell>
          <table:table-cell office:value-type="float" office:value="0.0003404" calcext:value-type="float">
            <text:p>0,0003404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9.67652" calcext:value-type="float">
            <text:p>1624631729,67652</text:p>
          </table:table-cell>
          <table:table-cell table:formula="of:=ROUND([.A428]-[$menor.$A$1];1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04454606" calcext:value-type="float">
            <text:p>0,04454606</text:p>
          </table:table-cell>
          <table:table-cell office:value-type="float" office:value="-1" calcext:value-type="float">
            <text:p>-1</text:p>
          </table:table-cell>
          <table:table-cell office:value-type="float" office:value="-1.99998376" calcext:value-type="float">
            <text:p>-1,99998376</text:p>
          </table:table-cell>
          <table:table-cell office:value-type="float" office:value="0.00028155" calcext:value-type="float">
            <text:p>0,00028155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9.77652" calcext:value-type="float">
            <text:p>1624631729,77652</text:p>
          </table:table-cell>
          <table:table-cell table:formula="of:=ROUND([.A429]-[$menor.$A$1];1)" office:value-type="float" office:value="49.1" calcext:value-type="float">
            <text:p>49,1</text:p>
          </table:table-cell>
          <table:table-cell office:value-type="float" office:value="1" calcext:value-type="float">
            <text:p>1</text:p>
          </table:table-cell>
          <table:table-cell office:value-type="float" office:value="0.04454606" calcext:value-type="float">
            <text:p>0,04454606</text:p>
          </table:table-cell>
          <table:table-cell office:value-type="float" office:value="-1" calcext:value-type="float">
            <text:p>-1</text:p>
          </table:table-cell>
          <table:table-cell office:value-type="float" office:value="-2.00143876" calcext:value-type="float">
            <text:p>-2,00143876</text:p>
          </table:table-cell>
          <table:table-cell office:value-type="float" office:value="0.00028155" calcext:value-type="float">
            <text:p>0,00028155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9.87655" calcext:value-type="float">
            <text:p>1624631729,87655</text:p>
          </table:table-cell>
          <table:table-cell table:formula="of:=ROUND([.A430]-[$menor.$A$1];1)" office:value-type="float" office:value="49.2" calcext:value-type="float">
            <text:p>49,2</text:p>
          </table:table-cell>
          <table:table-cell office:value-type="float" office:value="1" calcext:value-type="float">
            <text:p>1</text:p>
          </table:table-cell>
          <table:table-cell office:value-type="float" office:value="0.04309329" calcext:value-type="float">
            <text:p>0,04309329</text:p>
          </table:table-cell>
          <table:table-cell office:value-type="float" office:value="-1" calcext:value-type="float">
            <text:p>-1</text:p>
          </table:table-cell>
          <table:table-cell office:value-type="float" office:value="-1.99998867" calcext:value-type="float">
            <text:p>-1,99998867</text:p>
          </table:table-cell>
          <table:table-cell office:value-type="float" office:value="0.00019328" calcext:value-type="float">
            <text:p>0,00019328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29.97652" calcext:value-type="float">
            <text:p>1624631729,97652</text:p>
          </table:table-cell>
          <table:table-cell table:formula="of:=ROUND([.A431]-[$menor.$A$1];1)" office:value-type="float" office:value="49.3" calcext:value-type="float">
            <text:p>49,3</text:p>
          </table:table-cell>
          <table:table-cell office:value-type="float" office:value="1" calcext:value-type="float">
            <text:p>1</text:p>
          </table:table-cell>
          <table:table-cell office:value-type="float" office:value="0.04309329" calcext:value-type="float">
            <text:p>0,04309329</text:p>
          </table:table-cell>
          <table:table-cell office:value-type="float" office:value="-1" calcext:value-type="float">
            <text:p>-1</text:p>
          </table:table-cell>
          <table:table-cell office:value-type="float" office:value="-2.00095867" calcext:value-type="float">
            <text:p>-2,00095867</text:p>
          </table:table-cell>
          <table:table-cell office:value-type="float" office:value="0.00019328" calcext:value-type="float">
            <text:p>0,00019328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30.07654" calcext:value-type="float">
            <text:p>1624631730,07654</text:p>
          </table:table-cell>
          <table:table-cell table:formula="of:=ROUND([.A432]-[$menor.$A$1];1)" office:value-type="float" office:value="49.4" calcext:value-type="float">
            <text:p>49,4</text:p>
          </table:table-cell>
          <table:table-cell office:value-type="float" office:value="1" calcext:value-type="float">
            <text:p>1</text:p>
          </table:table-cell>
          <table:table-cell office:value-type="float" office:value="0.04212486" calcext:value-type="float">
            <text:p>0,04212486</text:p>
          </table:table-cell>
          <table:table-cell office:value-type="float" office:value="-1" calcext:value-type="float">
            <text:p>-1</text:p>
          </table:table-cell>
          <table:table-cell office:value-type="float" office:value="-1.99999203" calcext:value-type="float">
            <text:p>-1,99999203</text:p>
          </table:table-cell>
          <table:table-cell office:value-type="float" office:value="0.00013444" calcext:value-type="float">
            <text:p>0,00013444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30.17653" calcext:value-type="float">
            <text:p>1624631730,17653</text:p>
          </table:table-cell>
          <table:table-cell table:formula="of:=ROUND([.A433]-[$menor.$A$1];1)" office:value-type="float" office:value="49.5" calcext:value-type="float">
            <text:p>49,5</text:p>
          </table:table-cell>
          <table:table-cell office:value-type="float" office:value="1" calcext:value-type="float">
            <text:p>1</text:p>
          </table:table-cell>
          <table:table-cell office:value-type="float" office:value="0.04212486" calcext:value-type="float">
            <text:p>0,04212486</text:p>
          </table:table-cell>
          <table:table-cell office:value-type="float" office:value="-1" calcext:value-type="float">
            <text:p>-1</text:p>
          </table:table-cell>
          <table:table-cell office:value-type="float" office:value="-2.00096203" calcext:value-type="float">
            <text:p>-2,00096203</text:p>
          </table:table-cell>
          <table:table-cell office:value-type="float" office:value="0.00013444" calcext:value-type="float">
            <text:p>0,00013444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30.27652" calcext:value-type="float">
            <text:p>1624631730,27652</text:p>
          </table:table-cell>
          <table:table-cell table:formula="of:=ROUND([.A434]-[$menor.$A$1];1)" office:value-type="float" office:value="49.6" calcext:value-type="float">
            <text:p>49,6</text:p>
          </table:table-cell>
          <table:table-cell office:value-type="float" office:value="1" calcext:value-type="float">
            <text:p>1</text:p>
          </table:table-cell>
          <table:table-cell office:value-type="float" office:value="0.0411565" calcext:value-type="float">
            <text:p>0,0411565</text:p>
          </table:table-cell>
          <table:table-cell office:value-type="float" office:value="-1" calcext:value-type="float">
            <text:p>-1</text:p>
          </table:table-cell>
          <table:table-cell office:value-type="float" office:value="-1.99999547" calcext:value-type="float">
            <text:p>-1,99999547</text:p>
          </table:table-cell>
          <table:table-cell office:value-type="float" office:value="0.00007561" calcext:value-type="float">
            <text:p>7,561E-05</text:p>
          </table:table-cell>
          <table:table-cell office:value-type="float" office:value="176.51664888" calcext:value-type="float">
            <text:p>176,51664888</text:p>
          </table:table-cell>
        </table:table-row>
        <table:table-row table:style-name="ro1">
          <table:table-cell office:value-type="float" office:value="1624631730.37651" calcext:value-type="float">
            <text:p>1624631730,37651</text:p>
          </table:table-cell>
          <table:table-cell table:formula="of:=ROUND([.A435]-[$menor.$A$1];1)" office:value-type="float" office:value="49.7" calcext:value-type="float">
            <text:p>49,7</text:p>
          </table:table-cell>
          <table:table-cell office:value-type="float" office:value="1" calcext:value-type="float">
            <text:p>1</text:p>
          </table:table-cell>
          <table:table-cell office:value-type="float" office:value="0.0411565" calcext:value-type="float">
            <text:p>0,0411565</text:p>
          </table:table-cell>
          <table:table-cell office:value-type="float" office:value="-1" calcext:value-type="float">
            <text:p>-1</text:p>
          </table:table-cell>
          <table:table-cell office:value-type="float" office:value="-1.99994264" calcext:value-type="float">
            <text:p>-1,99994264</text:p>
          </table:table-cell>
          <table:table-cell office:value-type="float" office:value="0.00082938" calcext:value-type="float">
            <text:p>0,00082938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0.47652" calcext:value-type="float">
            <text:p>1624631730,47652</text:p>
          </table:table-cell>
          <table:table-cell table:formula="of:=ROUND([.A436]-[$menor.$A$1];1)" office:value-type="float" office:value="49.8" calcext:value-type="float">
            <text:p>49,8</text:p>
          </table:table-cell>
          <table:table-cell office:value-type="float" office:value="1" calcext:value-type="float">
            <text:p>1</text:p>
          </table:table-cell>
          <table:table-cell office:value-type="float" office:value="0.0411565" calcext:value-type="float">
            <text:p>0,0411565</text:p>
          </table:table-cell>
          <table:table-cell office:value-type="float" office:value="0" calcext:value-type="float">
            <text:p>0</text:p>
          </table:table-cell>
          <table:table-cell office:value-type="float" office:value="-2.00096318" calcext:value-type="float">
            <text:p>-2,00096318</text:p>
          </table:table-cell>
          <table:table-cell office:value-type="float" office:value="0.00011285" calcext:value-type="float">
            <text:p>0,0001128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0.57654" calcext:value-type="float">
            <text:p>1624631730,57654</text:p>
          </table:table-cell>
          <table:table-cell table:formula="of:=ROUND([.A437]-[$menor.$A$1];1)" office:value-type="float" office:value="49.9" calcext:value-type="float">
            <text:p>49,9</text:p>
          </table:table-cell>
          <table:table-cell office:value-type="float" office:value="1" calcext:value-type="float">
            <text:p>1</text:p>
          </table:table-cell>
          <table:table-cell office:value-type="float" office:value="0.04018823" calcext:value-type="float">
            <text:p>0,04018823</text:p>
          </table:table-cell>
          <table:table-cell office:value-type="float" office:value="0" calcext:value-type="float">
            <text:p>0</text:p>
          </table:table-cell>
          <table:table-cell office:value-type="float" office:value="-1.99999675" calcext:value-type="float">
            <text:p>-1,99999675</text:p>
          </table:table-cell>
          <table:table-cell office:value-type="float" office:value="0.00005315" calcext:value-type="float">
            <text:p>5,315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0.67654" calcext:value-type="float">
            <text:p>1624631730,67654</text:p>
          </table:table-cell>
          <table:table-cell table:formula="of:=ROUND([.A438]-[$menor.$A$1];1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4018823" calcext:value-type="float">
            <text:p>0,04018823</text:p>
          </table:table-cell>
          <table:table-cell office:value-type="float" office:value="0" calcext:value-type="float">
            <text:p>0</text:p>
          </table:table-cell>
          <table:table-cell office:value-type="float" office:value="-2.00096675" calcext:value-type="float">
            <text:p>-2,00096675</text:p>
          </table:table-cell>
          <table:table-cell office:value-type="float" office:value="0.00005315" calcext:value-type="float">
            <text:p>5,315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0.77655" calcext:value-type="float">
            <text:p>1624631730,77655</text:p>
          </table:table-cell>
          <table:table-cell table:formula="of:=ROUND([.A439]-[$menor.$A$1];1)" office:value-type="float" office:value="50.1" calcext:value-type="float">
            <text:p>50,1</text:p>
          </table:table-cell>
          <table:table-cell office:value-type="float" office:value="1" calcext:value-type="float">
            <text:p>1</text:p>
          </table:table-cell>
          <table:table-cell office:value-type="float" office:value="0.03922004" calcext:value-type="float">
            <text:p>0,03922004</text:p>
          </table:table-cell>
          <table:table-cell office:value-type="float" office:value="0" calcext:value-type="float">
            <text:p>0</text:p>
          </table:table-cell>
          <table:table-cell office:value-type="float" office:value="-2.00000041" calcext:value-type="float">
            <text:p>-2,00000041</text:p>
          </table:table-cell>
          <table:table-cell office:value-type="float" office:value="-0.00000655" calcext:value-type="float">
            <text:p>-6,55E-0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0.87654" calcext:value-type="float">
            <text:p>1624631730,87654</text:p>
          </table:table-cell>
          <table:table-cell table:formula="of:=ROUND([.A440]-[$menor.$A$1];1)" office:value-type="float" office:value="50.2" calcext:value-type="float">
            <text:p>50,2</text:p>
          </table:table-cell>
          <table:table-cell office:value-type="float" office:value="1" calcext:value-type="float">
            <text:p>1</text:p>
          </table:table-cell>
          <table:table-cell office:value-type="float" office:value="0.03922004" calcext:value-type="float">
            <text:p>0,03922004</text:p>
          </table:table-cell>
          <table:table-cell office:value-type="float" office:value="0" calcext:value-type="float">
            <text:p>0</text:p>
          </table:table-cell>
          <table:table-cell office:value-type="float" office:value="-2.00000041" calcext:value-type="float">
            <text:p>-2,00000041</text:p>
          </table:table-cell>
          <table:table-cell office:value-type="float" office:value="-0.00000655" calcext:value-type="float">
            <text:p>-6,55E-0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0.97654" calcext:value-type="float">
            <text:p>1624631730,97654</text:p>
          </table:table-cell>
          <table:table-cell table:formula="of:=ROUND([.A441]-[$menor.$A$1];1)" office:value-type="float" office:value="50.3" calcext:value-type="float">
            <text:p>50,3</text:p>
          </table:table-cell>
          <table:table-cell office:value-type="float" office:value="1" calcext:value-type="float">
            <text:p>1</text:p>
          </table:table-cell>
          <table:table-cell office:value-type="float" office:value="0.03922004" calcext:value-type="float">
            <text:p>0,03922004</text:p>
          </table:table-cell>
          <table:table-cell office:value-type="float" office:value="0" calcext:value-type="float">
            <text:p>0</text:p>
          </table:table-cell>
          <table:table-cell office:value-type="float" office:value="-2.00097041" calcext:value-type="float">
            <text:p>-2,00097041</text:p>
          </table:table-cell>
          <table:table-cell office:value-type="float" office:value="-0.00000655" calcext:value-type="float">
            <text:p>-6,55E-0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1.07654" calcext:value-type="float">
            <text:p>1624631731,07654</text:p>
          </table:table-cell>
          <table:table-cell table:formula="of:=ROUND([.A442]-[$menor.$A$1];1)" office:value-type="float" office:value="50.4" calcext:value-type="float">
            <text:p>50,4</text:p>
          </table:table-cell>
          <table:table-cell office:value-type="float" office:value="1" calcext:value-type="float">
            <text:p>1</text:p>
          </table:table-cell>
          <table:table-cell office:value-type="float" office:value="0.03825194" calcext:value-type="float">
            <text:p>0,03825194</text:p>
          </table:table-cell>
          <table:table-cell office:value-type="float" office:value="0" calcext:value-type="float">
            <text:p>0</text:p>
          </table:table-cell>
          <table:table-cell office:value-type="float" office:value="-2.00000415" calcext:value-type="float">
            <text:p>-2,00000415</text:p>
          </table:table-cell>
          <table:table-cell office:value-type="float" office:value="-0.00006625" calcext:value-type="float">
            <text:p>-6,625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1.17653" calcext:value-type="float">
            <text:p>1624631731,17653</text:p>
          </table:table-cell>
          <table:table-cell table:formula="of:=ROUND([.A443]-[$menor.$A$1];1)" office:value-type="float" office:value="50.5" calcext:value-type="float">
            <text:p>50,5</text:p>
          </table:table-cell>
          <table:table-cell office:value-type="float" office:value="1" calcext:value-type="float">
            <text:p>1</text:p>
          </table:table-cell>
          <table:table-cell office:value-type="float" office:value="0.03825194" calcext:value-type="float">
            <text:p>0,03825194</text:p>
          </table:table-cell>
          <table:table-cell office:value-type="float" office:value="0" calcext:value-type="float">
            <text:p>0</text:p>
          </table:table-cell>
          <table:table-cell office:value-type="float" office:value="-2.00097415" calcext:value-type="float">
            <text:p>-2,00097415</text:p>
          </table:table-cell>
          <table:table-cell office:value-type="float" office:value="-0.00006625" calcext:value-type="float">
            <text:p>-6,625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1.27654" calcext:value-type="float">
            <text:p>1624631731,27654</text:p>
          </table:table-cell>
          <table:table-cell table:formula="of:=ROUND([.A444]-[$menor.$A$1];1)" office:value-type="float" office:value="50.6" calcext:value-type="float">
            <text:p>50,6</text:p>
          </table:table-cell>
          <table:table-cell office:value-type="float" office:value="1" calcext:value-type="float">
            <text:p>1</text:p>
          </table:table-cell>
          <table:table-cell office:value-type="float" office:value="0.03728395" calcext:value-type="float">
            <text:p>0,03728395</text:p>
          </table:table-cell>
          <table:table-cell office:value-type="float" office:value="0" calcext:value-type="float">
            <text:p>0</text:p>
          </table:table-cell>
          <table:table-cell office:value-type="float" office:value="-2.00000799" calcext:value-type="float">
            <text:p>-2,00000799</text:p>
          </table:table-cell>
          <table:table-cell office:value-type="float" office:value="-0.00012594" calcext:value-type="float">
            <text:p>-0,00012594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1.37654" calcext:value-type="float">
            <text:p>1624631731,37654</text:p>
          </table:table-cell>
          <table:table-cell table:formula="of:=ROUND([.A445]-[$menor.$A$1];1)" office:value-type="float" office:value="50.7" calcext:value-type="float">
            <text:p>50,7</text:p>
          </table:table-cell>
          <table:table-cell office:value-type="float" office:value="1" calcext:value-type="float">
            <text:p>1</text:p>
          </table:table-cell>
          <table:table-cell office:value-type="float" office:value="0.03728395" calcext:value-type="float">
            <text:p>0,03728395</text:p>
          </table:table-cell>
          <table:table-cell office:value-type="float" office:value="0" calcext:value-type="float">
            <text:p>0</text:p>
          </table:table-cell>
          <table:table-cell office:value-type="float" office:value="-2.00000799" calcext:value-type="float">
            <text:p>-2,00000799</text:p>
          </table:table-cell>
          <table:table-cell office:value-type="float" office:value="-0.00012594" calcext:value-type="float">
            <text:p>-0,00012594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1.47654" calcext:value-type="float">
            <text:p>1624631731,47654</text:p>
          </table:table-cell>
          <table:table-cell table:formula="of:=ROUND([.A446]-[$menor.$A$1];1)" office:value-type="float" office:value="50.8" calcext:value-type="float">
            <text:p>50,8</text:p>
          </table:table-cell>
          <table:table-cell office:value-type="float" office:value="1" calcext:value-type="float">
            <text:p>1</text:p>
          </table:table-cell>
          <table:table-cell office:value-type="float" office:value="0.03728395" calcext:value-type="float">
            <text:p>0,03728395</text:p>
          </table:table-cell>
          <table:table-cell office:value-type="float" office:value="0" calcext:value-type="float">
            <text:p>0</text:p>
          </table:table-cell>
          <table:table-cell office:value-type="float" office:value="-2.00097799" calcext:value-type="float">
            <text:p>-2,00097799</text:p>
          </table:table-cell>
          <table:table-cell office:value-type="float" office:value="-0.00012594" calcext:value-type="float">
            <text:p>-0,00012594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1.57655" calcext:value-type="float">
            <text:p>1624631731,57655</text:p>
          </table:table-cell>
          <table:table-cell table:formula="of:=ROUND([.A447]-[$menor.$A$1];1)" office:value-type="float" office:value="50.9" calcext:value-type="float">
            <text:p>50,9</text:p>
          </table:table-cell>
          <table:table-cell office:value-type="float" office:value="1" calcext:value-type="float">
            <text:p>1</text:p>
          </table:table-cell>
          <table:table-cell office:value-type="float" office:value="0.03631606" calcext:value-type="float">
            <text:p>0,03631606</text:p>
          </table:table-cell>
          <table:table-cell office:value-type="float" office:value="0" calcext:value-type="float">
            <text:p>0</text:p>
          </table:table-cell>
          <table:table-cell office:value-type="float" office:value="-2.00001195" calcext:value-type="float">
            <text:p>-2,00001195</text:p>
          </table:table-cell>
          <table:table-cell office:value-type="float" office:value="-0.00018562" calcext:value-type="float">
            <text:p>-0,00018562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1.67655" calcext:value-type="float">
            <text:p>1624631731,67655</text:p>
          </table:table-cell>
          <table:table-cell table:formula="of:=ROUND([.A448]-[$menor.$A$1];1)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03631606" calcext:value-type="float">
            <text:p>0,03631606</text:p>
          </table:table-cell>
          <table:table-cell office:value-type="float" office:value="0" calcext:value-type="float">
            <text:p>0</text:p>
          </table:table-cell>
          <table:table-cell office:value-type="float" office:value="-2.00098195" calcext:value-type="float">
            <text:p>-2,00098195</text:p>
          </table:table-cell>
          <table:table-cell office:value-type="float" office:value="-0.00018562" calcext:value-type="float">
            <text:p>-0,00018562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1.77652" calcext:value-type="float">
            <text:p>1624631731,77652</text:p>
          </table:table-cell>
          <table:table-cell table:formula="of:=ROUND([.A449]-[$menor.$A$1];1)" office:value-type="float" office:value="51.1" calcext:value-type="float">
            <text:p>51,1</text:p>
          </table:table-cell>
          <table:table-cell office:value-type="float" office:value="1" calcext:value-type="float">
            <text:p>1</text:p>
          </table:table-cell>
          <table:table-cell office:value-type="float" office:value="0.03534828" calcext:value-type="float">
            <text:p>0,03534828</text:p>
          </table:table-cell>
          <table:table-cell office:value-type="float" office:value="0" calcext:value-type="float">
            <text:p>0</text:p>
          </table:table-cell>
          <table:table-cell office:value-type="float" office:value="-2.00001601" calcext:value-type="float">
            <text:p>-2,00001601</text:p>
          </table:table-cell>
          <table:table-cell office:value-type="float" office:value="-0.0002453" calcext:value-type="float">
            <text:p>-0,0002453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1.87652" calcext:value-type="float">
            <text:p>1624631731,87652</text:p>
          </table:table-cell>
          <table:table-cell table:formula="of:=ROUND([.A450]-[$menor.$A$1];1)" office:value-type="float" office:value="51.2" calcext:value-type="float">
            <text:p>51,2</text:p>
          </table:table-cell>
          <table:table-cell office:value-type="float" office:value="1" calcext:value-type="float">
            <text:p>1</text:p>
          </table:table-cell>
          <table:table-cell office:value-type="float" office:value="0.03534828" calcext:value-type="float">
            <text:p>0,03534828</text:p>
          </table:table-cell>
          <table:table-cell office:value-type="float" office:value="0" calcext:value-type="float">
            <text:p>0</text:p>
          </table:table-cell>
          <table:table-cell office:value-type="float" office:value="-2.00001601" calcext:value-type="float">
            <text:p>-2,00001601</text:p>
          </table:table-cell>
          <table:table-cell office:value-type="float" office:value="-0.0002453" calcext:value-type="float">
            <text:p>-0,0002453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1.97655" calcext:value-type="float">
            <text:p>1624631731,97655</text:p>
          </table:table-cell>
          <table:table-cell table:formula="of:=ROUND([.A451]-[$menor.$A$1];1)" office:value-type="float" office:value="51.3" calcext:value-type="float">
            <text:p>51,3</text:p>
          </table:table-cell>
          <table:table-cell office:value-type="float" office:value="1" calcext:value-type="float">
            <text:p>1</text:p>
          </table:table-cell>
          <table:table-cell office:value-type="float" office:value="0.03534828" calcext:value-type="float">
            <text:p>0,03534828</text:p>
          </table:table-cell>
          <table:table-cell office:value-type="float" office:value="0" calcext:value-type="float">
            <text:p>0</text:p>
          </table:table-cell>
          <table:table-cell office:value-type="float" office:value="-2.00098601" calcext:value-type="float">
            <text:p>-2,00098601</text:p>
          </table:table-cell>
          <table:table-cell office:value-type="float" office:value="-0.0002453" calcext:value-type="float">
            <text:p>-0,0002453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2.07654" calcext:value-type="float">
            <text:p>1624631732,07654</text:p>
          </table:table-cell>
          <table:table-cell table:formula="of:=ROUND([.A452]-[$menor.$A$1];1)" office:value-type="float" office:value="51.4" calcext:value-type="float">
            <text:p>51,4</text:p>
          </table:table-cell>
          <table:table-cell office:value-type="float" office:value="1" calcext:value-type="float">
            <text:p>1</text:p>
          </table:table-cell>
          <table:table-cell office:value-type="float" office:value="0.03438063" calcext:value-type="float">
            <text:p>0,03438063</text:p>
          </table:table-cell>
          <table:table-cell office:value-type="float" office:value="-1" calcext:value-type="float">
            <text:p>-1</text:p>
          </table:table-cell>
          <table:table-cell office:value-type="float" office:value="-1.99997798" calcext:value-type="float">
            <text:p>-1,99997798</text:p>
          </table:table-cell>
          <table:table-cell office:value-type="float" office:value="0.00029359" calcext:value-type="float">
            <text:p>0,0002935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2.17655" calcext:value-type="float">
            <text:p>1624631732,17655</text:p>
          </table:table-cell>
          <table:table-cell table:formula="of:=ROUND([.A453]-[$menor.$A$1];1)" office:value-type="float" office:value="51.5" calcext:value-type="float">
            <text:p>51,5</text:p>
          </table:table-cell>
          <table:table-cell office:value-type="float" office:value="1" calcext:value-type="float">
            <text:p>1</text:p>
          </table:table-cell>
          <table:table-cell office:value-type="float" office:value="0.03438063" calcext:value-type="float">
            <text:p>0,03438063</text:p>
          </table:table-cell>
          <table:table-cell office:value-type="float" office:value="-1" calcext:value-type="float">
            <text:p>-1</text:p>
          </table:table-cell>
          <table:table-cell office:value-type="float" office:value="-2.00094798" calcext:value-type="float">
            <text:p>-2,00094798</text:p>
          </table:table-cell>
          <table:table-cell office:value-type="float" office:value="0.00029359" calcext:value-type="float">
            <text:p>0,0002935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2.27653" calcext:value-type="float">
            <text:p>1624631732,27653</text:p>
          </table:table-cell>
          <table:table-cell table:formula="of:=ROUND([.A454]-[$menor.$A$1];1)" office:value-type="float" office:value="51.6" calcext:value-type="float">
            <text:p>51,6</text:p>
          </table:table-cell>
          <table:table-cell office:value-type="float" office:value="1" calcext:value-type="float">
            <text:p>1</text:p>
          </table:table-cell>
          <table:table-cell office:value-type="float" office:value="0.03341312" calcext:value-type="float">
            <text:p>0,03341312</text:p>
          </table:table-cell>
          <table:table-cell office:value-type="float" office:value="-1" calcext:value-type="float">
            <text:p>-1</text:p>
          </table:table-cell>
          <table:table-cell office:value-type="float" office:value="-1.99998349" calcext:value-type="float">
            <text:p>-1,99998349</text:p>
          </table:table-cell>
          <table:table-cell office:value-type="float" office:value="0.00021709" calcext:value-type="float">
            <text:p>0,0002170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2.37652" calcext:value-type="float">
            <text:p>1624631732,37652</text:p>
          </table:table-cell>
          <table:table-cell table:formula="of:=ROUND([.A455]-[$menor.$A$1];1)" office:value-type="float" office:value="51.7" calcext:value-type="float">
            <text:p>51,7</text:p>
          </table:table-cell>
          <table:table-cell office:value-type="float" office:value="1" calcext:value-type="float">
            <text:p>1</text:p>
          </table:table-cell>
          <table:table-cell office:value-type="float" office:value="0.03341312" calcext:value-type="float">
            <text:p>0,03341312</text:p>
          </table:table-cell>
          <table:table-cell office:value-type="float" office:value="-1" calcext:value-type="float">
            <text:p>-1</text:p>
          </table:table-cell>
          <table:table-cell office:value-type="float" office:value="-1.99998349" calcext:value-type="float">
            <text:p>-1,99998349</text:p>
          </table:table-cell>
          <table:table-cell office:value-type="float" office:value="0.00021709" calcext:value-type="float">
            <text:p>0,0002170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2.47652" calcext:value-type="float">
            <text:p>1624631732,47652</text:p>
          </table:table-cell>
          <table:table-cell table:formula="of:=ROUND([.A456]-[$menor.$A$1];1)" office:value-type="float" office:value="51.8" calcext:value-type="float">
            <text:p>51,8</text:p>
          </table:table-cell>
          <table:table-cell office:value-type="float" office:value="1" calcext:value-type="float">
            <text:p>1</text:p>
          </table:table-cell>
          <table:table-cell office:value-type="float" office:value="0.03341312" calcext:value-type="float">
            <text:p>0,03341312</text:p>
          </table:table-cell>
          <table:table-cell office:value-type="float" office:value="-1" calcext:value-type="float">
            <text:p>-1</text:p>
          </table:table-cell>
          <table:table-cell office:value-type="float" office:value="-2.00095349" calcext:value-type="float">
            <text:p>-2,00095349</text:p>
          </table:table-cell>
          <table:table-cell office:value-type="float" office:value="0.00021709" calcext:value-type="float">
            <text:p>0,0002170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2.57654" calcext:value-type="float">
            <text:p>1624631732,57654</text:p>
          </table:table-cell>
          <table:table-cell table:formula="of:=ROUND([.A457]-[$menor.$A$1];1)" office:value-type="float" office:value="51.9" calcext:value-type="float">
            <text:p>51,9</text:p>
          </table:table-cell>
          <table:table-cell office:value-type="float" office:value="1" calcext:value-type="float">
            <text:p>1</text:p>
          </table:table-cell>
          <table:table-cell office:value-type="float" office:value="0.03244575" calcext:value-type="float">
            <text:p>0,03244575</text:p>
          </table:table-cell>
          <table:table-cell office:value-type="float" office:value="-1" calcext:value-type="float">
            <text:p>-1</text:p>
          </table:table-cell>
          <table:table-cell office:value-type="float" office:value="-1.99998916" calcext:value-type="float">
            <text:p>-1,99998916</text:p>
          </table:table-cell>
          <table:table-cell office:value-type="float" office:value="0.00014059" calcext:value-type="float">
            <text:p>0,0001405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2.67651" calcext:value-type="float">
            <text:p>1624631732,67651</text:p>
          </table:table-cell>
          <table:table-cell table:formula="of:=ROUND([.A458]-[$menor.$A$1];1)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3244575" calcext:value-type="float">
            <text:p>0,03244575</text:p>
          </table:table-cell>
          <table:table-cell office:value-type="float" office:value="-1" calcext:value-type="float">
            <text:p>-1</text:p>
          </table:table-cell>
          <table:table-cell office:value-type="float" office:value="-1.99998916" calcext:value-type="float">
            <text:p>-1,99998916</text:p>
          </table:table-cell>
          <table:table-cell office:value-type="float" office:value="0.00014059" calcext:value-type="float">
            <text:p>0,0001405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2.77654" calcext:value-type="float">
            <text:p>1624631732,77654</text:p>
          </table:table-cell>
          <table:table-cell table:formula="of:=ROUND([.A459]-[$menor.$A$1];1)" office:value-type="float" office:value="52.1" calcext:value-type="float">
            <text:p>52,1</text:p>
          </table:table-cell>
          <table:table-cell office:value-type="float" office:value="1" calcext:value-type="float">
            <text:p>1</text:p>
          </table:table-cell>
          <table:table-cell office:value-type="float" office:value="0.03244575" calcext:value-type="float">
            <text:p>0,03244575</text:p>
          </table:table-cell>
          <table:table-cell office:value-type="float" office:value="-1" calcext:value-type="float">
            <text:p>-1</text:p>
          </table:table-cell>
          <table:table-cell office:value-type="float" office:value="-2.00095916" calcext:value-type="float">
            <text:p>-2,00095916</text:p>
          </table:table-cell>
          <table:table-cell office:value-type="float" office:value="0.00111059" calcext:value-type="float">
            <text:p>0,0011105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2.87652" calcext:value-type="float">
            <text:p>1624631732,87652</text:p>
          </table:table-cell>
          <table:table-cell table:formula="of:=ROUND([.A460]-[$menor.$A$1];1)" office:value-type="float" office:value="52.2" calcext:value-type="float">
            <text:p>52,2</text:p>
          </table:table-cell>
          <table:table-cell office:value-type="float" office:value="1" calcext:value-type="float">
            <text:p>1</text:p>
          </table:table-cell>
          <table:table-cell office:value-type="float" office:value="0.03141871" calcext:value-type="float">
            <text:p>0,03141871</text:p>
          </table:table-cell>
          <table:table-cell office:value-type="float" office:value="1" calcext:value-type="float">
            <text:p>1</text:p>
          </table:table-cell>
          <table:table-cell office:value-type="float" office:value="-2.00000295" calcext:value-type="float">
            <text:p>-2,00000295</text:p>
          </table:table-cell>
          <table:table-cell office:value-type="float" office:value="-0.0000652" calcext:value-type="float">
            <text:p>-6,52E-05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32.97652" calcext:value-type="float">
            <text:p>1624631732,97652</text:p>
          </table:table-cell>
          <table:table-cell table:formula="of:=ROUND([.A461]-[$menor.$A$1];1)" office:value-type="float" office:value="52.3" calcext:value-type="float">
            <text:p>52,3</text:p>
          </table:table-cell>
          <table:table-cell office:value-type="float" office:value="1" calcext:value-type="float">
            <text:p>1</text:p>
          </table:table-cell>
          <table:table-cell office:value-type="float" office:value="0.03141871" calcext:value-type="float">
            <text:p>0,03141871</text:p>
          </table:table-cell>
          <table:table-cell office:value-type="float" office:value="1" calcext:value-type="float">
            <text:p>1</text:p>
          </table:table-cell>
          <table:table-cell office:value-type="float" office:value="-1.99997512" calcext:value-type="float">
            <text:p>-1,99997512</text:p>
          </table:table-cell>
          <table:table-cell office:value-type="float" office:value="0.00046284" calcext:value-type="float">
            <text:p>0,00046284</text:p>
          </table:table-cell>
          <table:table-cell office:value-type="float" office:value="176.5004104" calcext:value-type="float">
            <text:p>176,5004104</text:p>
          </table:table-cell>
        </table:table-row>
        <table:table-row table:style-name="ro1">
          <table:table-cell office:value-type="float" office:value="1624631733.07654" calcext:value-type="float">
            <text:p>1624631733,07654</text:p>
          </table:table-cell>
          <table:table-cell table:formula="of:=ROUND([.A462]-[$menor.$A$1];1)" office:value-type="float" office:value="52.4" calcext:value-type="float">
            <text:p>52,4</text:p>
          </table:table-cell>
          <table:table-cell office:value-type="float" office:value="1" calcext:value-type="float">
            <text:p>1</text:p>
          </table:table-cell>
          <table:table-cell office:value-type="float" office:value="0.03141871" calcext:value-type="float">
            <text:p>0,03141871</text:p>
          </table:table-cell>
          <table:table-cell office:value-type="float" office:value="2" calcext:value-type="float">
            <text:p>2</text:p>
          </table:table-cell>
          <table:table-cell office:value-type="float" office:value="-2.00097381" calcext:value-type="float">
            <text:p>-2,00097381</text:p>
          </table:table-cell>
          <table:table-cell office:value-type="float" office:value="-0.00008476" calcext:value-type="float">
            <text:p>-8,476E-05</text:p>
          </table:table-cell>
          <table:table-cell office:value-type="float" office:value="177.5004104" calcext:value-type="float">
            <text:p>177,5004104</text:p>
          </table:table-cell>
        </table:table-row>
        <table:table-row table:style-name="ro1">
          <table:table-cell office:value-type="float" office:value="1624631733.17655" calcext:value-type="float">
            <text:p>1624631733,17655</text:p>
          </table:table-cell>
          <table:table-cell table:formula="of:=ROUND([.A463]-[$menor.$A$1];1)" office:value-type="float" office:value="52.5" calcext:value-type="float">
            <text:p>52,5</text:p>
          </table:table-cell>
          <table:table-cell office:value-type="float" office:value="1" calcext:value-type="float">
            <text:p>1</text:p>
          </table:table-cell>
          <table:table-cell office:value-type="float" office:value="0.03044978" calcext:value-type="float">
            <text:p>0,03044978</text:p>
          </table:table-cell>
          <table:table-cell office:value-type="float" office:value="2" calcext:value-type="float">
            <text:p>2</text:p>
          </table:table-cell>
          <table:table-cell office:value-type="float" office:value="-2.00000581" calcext:value-type="float">
            <text:p>-2,00000581</text:p>
          </table:table-cell>
          <table:table-cell office:value-type="float" office:value="-0.00012702" calcext:value-type="float">
            <text:p>-0,00012702</text:p>
          </table:table-cell>
          <table:table-cell office:value-type="float" office:value="177.5004104" calcext:value-type="float">
            <text:p>177,5004104</text:p>
          </table:table-cell>
        </table:table-row>
        <table:table-row table:style-name="ro1">
          <table:table-cell office:value-type="float" office:value="1624631733.27654" calcext:value-type="float">
            <text:p>1624631733,27654</text:p>
          </table:table-cell>
          <table:table-cell table:formula="of:=ROUND([.A464]-[$menor.$A$1];1)" office:value-type="float" office:value="52.6" calcext:value-type="float">
            <text:p>52,6</text:p>
          </table:table-cell>
          <table:table-cell office:value-type="float" office:value="1" calcext:value-type="float">
            <text:p>1</text:p>
          </table:table-cell>
          <table:table-cell office:value-type="float" office:value="0.03044978" calcext:value-type="float">
            <text:p>0,03044978</text:p>
          </table:table-cell>
          <table:table-cell office:value-type="float" office:value="2" calcext:value-type="float">
            <text:p>2</text:p>
          </table:table-cell>
          <table:table-cell office:value-type="float" office:value="-2.00000581" calcext:value-type="float">
            <text:p>-2,00000581</text:p>
          </table:table-cell>
          <table:table-cell office:value-type="float" office:value="-0.00012702" calcext:value-type="float">
            <text:p>-0,00012702</text:p>
          </table:table-cell>
          <table:table-cell office:value-type="float" office:value="177.5004104" calcext:value-type="float">
            <text:p>177,5004104</text:p>
          </table:table-cell>
        </table:table-row>
        <table:table-row table:style-name="ro1">
          <table:table-cell office:value-type="float" office:value="1624631733.37654" calcext:value-type="float">
            <text:p>1624631733,37654</text:p>
          </table:table-cell>
          <table:table-cell table:formula="of:=ROUND([.A465]-[$menor.$A$1];1)" office:value-type="float" office:value="52.7" calcext:value-type="float">
            <text:p>52,7</text:p>
          </table:table-cell>
          <table:table-cell office:value-type="float" office:value="1" calcext:value-type="float">
            <text:p>1</text:p>
          </table:table-cell>
          <table:table-cell office:value-type="float" office:value="0.03044978" calcext:value-type="float">
            <text:p>0,03044978</text:p>
          </table:table-cell>
          <table:table-cell office:value-type="float" office:value="2" calcext:value-type="float">
            <text:p>2</text:p>
          </table:table-cell>
          <table:table-cell office:value-type="float" office:value="-2.00000581" calcext:value-type="float">
            <text:p>-2,00000581</text:p>
          </table:table-cell>
          <table:table-cell office:value-type="float" office:value="-0.00012702" calcext:value-type="float">
            <text:p>-0,00012702</text:p>
          </table:table-cell>
          <table:table-cell office:value-type="float" office:value="177.5004104" calcext:value-type="float">
            <text:p>177,5004104</text:p>
          </table:table-cell>
        </table:table-row>
        <table:table-row table:style-name="ro1">
          <table:table-cell office:value-type="float" office:value="1624631733.47654" calcext:value-type="float">
            <text:p>1624631733,47654</text:p>
          </table:table-cell>
          <table:table-cell table:formula="of:=ROUND([.A466]-[$menor.$A$1];1)" office:value-type="float" office:value="52.8" calcext:value-type="float">
            <text:p>52,8</text:p>
          </table:table-cell>
          <table:table-cell office:value-type="float" office:value="1" calcext:value-type="float">
            <text:p>1</text:p>
          </table:table-cell>
          <table:table-cell office:value-type="float" office:value="0.03044978" calcext:value-type="float">
            <text:p>0,03044978</text:p>
          </table:table-cell>
          <table:table-cell office:value-type="float" office:value="2" calcext:value-type="float">
            <text:p>2</text:p>
          </table:table-cell>
          <table:table-cell office:value-type="float" office:value="-2.00097581" calcext:value-type="float">
            <text:p>-2,00097581</text:p>
          </table:table-cell>
          <table:table-cell office:value-type="float" office:value="-0.00012702" calcext:value-type="float">
            <text:p>-0,00012702</text:p>
          </table:table-cell>
          <table:table-cell office:value-type="float" office:value="177.5004104" calcext:value-type="float">
            <text:p>177,5004104</text:p>
          </table:table-cell>
        </table:table-row>
        <table:table-row table:style-name="ro1">
          <table:table-cell office:value-type="float" office:value="1624631733.57652" calcext:value-type="float">
            <text:p>1624631733,57652</text:p>
          </table:table-cell>
          <table:table-cell table:formula="of:=ROUND([.A467]-[$menor.$A$1];1)" office:value-type="float" office:value="52.9" calcext:value-type="float">
            <text:p>52,9</text:p>
          </table:table-cell>
          <table:table-cell office:value-type="float" office:value="1" calcext:value-type="float">
            <text:p>1</text:p>
          </table:table-cell>
          <table:table-cell office:value-type="float" office:value="0.02948093" calcext:value-type="float">
            <text:p>0,02948093</text:p>
          </table:table-cell>
          <table:table-cell office:value-type="float" office:value="2" calcext:value-type="float">
            <text:p>2</text:p>
          </table:table-cell>
          <table:table-cell office:value-type="float" office:value="-2.00000788" calcext:value-type="float">
            <text:p>-2,00000788</text:p>
          </table:table-cell>
          <table:table-cell office:value-type="float" office:value="-0.00016927" calcext:value-type="float">
            <text:p>-0,00016927</text:p>
          </table:table-cell>
          <table:table-cell office:value-type="float" office:value="177.5004104" calcext:value-type="float">
            <text:p>177,5004104</text:p>
          </table:table-cell>
        </table:table-row>
        <table:table-row table:style-name="ro1">
          <table:table-cell office:value-type="float" office:value="1624631733.67654" calcext:value-type="float">
            <text:p>1624631733,67654</text:p>
          </table:table-cell>
          <table:table-cell table:formula="of:=ROUND([.A468]-[$menor.$A$1];1)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02948093" calcext:value-type="float">
            <text:p>0,02948093</text:p>
          </table:table-cell>
          <table:table-cell office:value-type="float" office:value="2" calcext:value-type="float">
            <text:p>2</text:p>
          </table:table-cell>
          <table:table-cell office:value-type="float" office:value="-2.00002534" calcext:value-type="float">
            <text:p>-2,00002534</text:p>
          </table:table-cell>
          <table:table-cell office:value-type="float" office:value="-0.00066512" calcext:value-type="float">
            <text:p>-0,00066512</text:p>
          </table:table-cell>
          <table:table-cell office:value-type="float" office:value="178.46469836" calcext:value-type="float">
            <text:p>178,46469836</text:p>
          </table:table-cell>
        </table:table-row>
        <table:table-row table:style-name="ro1">
          <table:table-cell office:value-type="float" office:value="1624631733.77651" calcext:value-type="float">
            <text:p>1624631733,77651</text:p>
          </table:table-cell>
          <table:table-cell table:formula="of:=ROUND([.A469]-[$menor.$A$1];1)" office:value-type="float" office:value="53.1" calcext:value-type="float">
            <text:p>53,1</text:p>
          </table:table-cell>
          <table:table-cell office:value-type="float" office:value="1" calcext:value-type="float">
            <text:p>1</text:p>
          </table:table-cell>
          <table:table-cell office:value-type="float" office:value="0.02948093" calcext:value-type="float">
            <text:p>0,02948093</text:p>
          </table:table-cell>
          <table:table-cell office:value-type="float" office:value="1" calcext:value-type="float">
            <text:p>1</text:p>
          </table:table-cell>
          <table:table-cell office:value-type="float" office:value="-2.00097707" calcext:value-type="float">
            <text:p>-2,00097707</text:p>
          </table:table-cell>
          <table:table-cell office:value-type="float" office:value="-0.00015091" calcext:value-type="float">
            <text:p>-0,00015091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33.87651" calcext:value-type="float">
            <text:p>1624631733,87651</text:p>
          </table:table-cell>
          <table:table-cell table:formula="of:=ROUND([.A470]-[$menor.$A$1];1)" office:value-type="float" office:value="53.2" calcext:value-type="float">
            <text:p>53,2</text:p>
          </table:table-cell>
          <table:table-cell office:value-type="float" office:value="1" calcext:value-type="float">
            <text:p>1</text:p>
          </table:table-cell>
          <table:table-cell office:value-type="float" office:value="0.02851215" calcext:value-type="float">
            <text:p>0,02851215</text:p>
          </table:table-cell>
          <table:table-cell office:value-type="float" office:value="1" calcext:value-type="float">
            <text:p>1</text:p>
          </table:table-cell>
          <table:table-cell office:value-type="float" office:value="-2.00000924" calcext:value-type="float">
            <text:p>-2,00000924</text:p>
          </table:table-cell>
          <table:table-cell office:value-type="float" office:value="-0.00019377" calcext:value-type="float">
            <text:p>-0,00019377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33.97654" calcext:value-type="float">
            <text:p>1624631733,97654</text:p>
          </table:table-cell>
          <table:table-cell table:formula="of:=ROUND([.A471]-[$menor.$A$1];1)" office:value-type="float" office:value="53.3" calcext:value-type="float">
            <text:p>53,3</text:p>
          </table:table-cell>
          <table:table-cell office:value-type="float" office:value="1" calcext:value-type="float">
            <text:p>1</text:p>
          </table:table-cell>
          <table:table-cell office:value-type="float" office:value="0.02851215" calcext:value-type="float">
            <text:p>0,02851215</text:p>
          </table:table-cell>
          <table:table-cell office:value-type="float" office:value="1" calcext:value-type="float">
            <text:p>1</text:p>
          </table:table-cell>
          <table:table-cell office:value-type="float" office:value="-2.00000924" calcext:value-type="float">
            <text:p>-2,00000924</text:p>
          </table:table-cell>
          <table:table-cell office:value-type="float" office:value="-0.00019377" calcext:value-type="float">
            <text:p>-0,00019377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34.07654" calcext:value-type="float">
            <text:p>1624631734,07654</text:p>
          </table:table-cell>
          <table:table-cell table:formula="of:=ROUND([.A472]-[$menor.$A$1];1)" office:value-type="float" office:value="53.4" calcext:value-type="float">
            <text:p>53,4</text:p>
          </table:table-cell>
          <table:table-cell office:value-type="float" office:value="1" calcext:value-type="float">
            <text:p>1</text:p>
          </table:table-cell>
          <table:table-cell office:value-type="float" office:value="0.02851215" calcext:value-type="float">
            <text:p>0,02851215</text:p>
          </table:table-cell>
          <table:table-cell office:value-type="float" office:value="1" calcext:value-type="float">
            <text:p>1</text:p>
          </table:table-cell>
          <table:table-cell office:value-type="float" office:value="-2.00146424" calcext:value-type="float">
            <text:p>-2,00146424</text:p>
          </table:table-cell>
          <table:table-cell office:value-type="float" office:value="-0.00019377" calcext:value-type="float">
            <text:p>-0,00019377</text:p>
          </table:table-cell>
          <table:table-cell office:value-type="float" office:value="177.46469836" calcext:value-type="float">
            <text:p>177,46469836</text:p>
          </table:table-cell>
        </table:table-row>
        <table:table-row table:style-name="ro1">
          <table:table-cell office:value-type="float" office:value="1624631734.17654" calcext:value-type="float">
            <text:p>1624631734,17654</text:p>
          </table:table-cell>
          <table:table-cell table:formula="of:=ROUND([.A473]-[$menor.$A$1];1)" office:value-type="float" office:value="53.5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office:value-type="float" office:value="0.02705915" calcext:value-type="float">
            <text:p>0,02705915</text:p>
          </table:table-cell>
          <table:table-cell office:value-type="float" office:value="0" calcext:value-type="float">
            <text:p>0</text:p>
          </table:table-cell>
          <table:table-cell office:value-type="float" office:value="-1.99998765" calcext:value-type="float">
            <text:p>-1,99998765</text:p>
          </table:table-cell>
          <table:table-cell office:value-type="float" office:value="0.00021356" calcext:value-type="float">
            <text:p>0,0002135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4.27652" calcext:value-type="float">
            <text:p>1624631734,27652</text:p>
          </table:table-cell>
          <table:table-cell table:formula="of:=ROUND([.A474]-[$menor.$A$1];1)" office:value-type="float" office:value="53.6" calcext:value-type="float">
            <text:p>53,6</text:p>
          </table:table-cell>
          <table:table-cell office:value-type="float" office:value="1" calcext:value-type="float">
            <text:p>1</text:p>
          </table:table-cell>
          <table:table-cell office:value-type="float" office:value="0.02705915" calcext:value-type="float">
            <text:p>0,02705915</text:p>
          </table:table-cell>
          <table:table-cell office:value-type="float" office:value="0" calcext:value-type="float">
            <text:p>0</text:p>
          </table:table-cell>
          <table:table-cell office:value-type="float" office:value="-1.99998765" calcext:value-type="float">
            <text:p>-1,99998765</text:p>
          </table:table-cell>
          <table:table-cell office:value-type="float" office:value="0.00021356" calcext:value-type="float">
            <text:p>0,0002135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4.37654" calcext:value-type="float">
            <text:p>1624631734,37654</text:p>
          </table:table-cell>
          <table:table-cell table:formula="of:=ROUND([.A475]-[$menor.$A$1];1)" office:value-type="float" office:value="53.7" calcext:value-type="float">
            <text:p>53,7</text:p>
          </table:table-cell>
          <table:table-cell office:value-type="float" office:value="1" calcext:value-type="float">
            <text:p>1</text:p>
          </table:table-cell>
          <table:table-cell office:value-type="float" office:value="0.02705915" calcext:value-type="float">
            <text:p>0,02705915</text:p>
          </table:table-cell>
          <table:table-cell office:value-type="float" office:value="0" calcext:value-type="float">
            <text:p>0</text:p>
          </table:table-cell>
          <table:table-cell office:value-type="float" office:value="-1.99998765" calcext:value-type="float">
            <text:p>-1,99998765</text:p>
          </table:table-cell>
          <table:table-cell office:value-type="float" office:value="0.00021356" calcext:value-type="float">
            <text:p>0,0002135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4.47654" calcext:value-type="float">
            <text:p>1624631734,47654</text:p>
          </table:table-cell>
          <table:table-cell table:formula="of:=ROUND([.A476]-[$menor.$A$1];1)" office:value-type="float" office:value="53.8" calcext:value-type="float">
            <text:p>53,8</text:p>
          </table:table-cell>
          <table:table-cell office:value-type="float" office:value="1" calcext:value-type="float">
            <text:p>1</text:p>
          </table:table-cell>
          <table:table-cell office:value-type="float" office:value="0.02705915" calcext:value-type="float">
            <text:p>0,02705915</text:p>
          </table:table-cell>
          <table:table-cell office:value-type="float" office:value="0" calcext:value-type="float">
            <text:p>0</text:p>
          </table:table-cell>
          <table:table-cell office:value-type="float" office:value="-2.00095765" calcext:value-type="float">
            <text:p>-2,00095765</text:p>
          </table:table-cell>
          <table:table-cell office:value-type="float" office:value="0.00021356" calcext:value-type="float">
            <text:p>0,0002135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4.57654" calcext:value-type="float">
            <text:p>1624631734,57654</text:p>
          </table:table-cell>
          <table:table-cell table:formula="of:=ROUND([.A477]-[$menor.$A$1];1)" office:value-type="float" office:value="53.9" calcext:value-type="float">
            <text:p>53,9</text:p>
          </table:table-cell>
          <table:table-cell office:value-type="float" office:value="1" calcext:value-type="float">
            <text:p>1</text:p>
          </table:table-cell>
          <table:table-cell office:value-type="float" office:value="0.0260906" calcext:value-type="float">
            <text:p>0,0260906</text:p>
          </table:table-cell>
          <table:table-cell office:value-type="float" office:value="0" calcext:value-type="float">
            <text:p>0</text:p>
          </table:table-cell>
          <table:table-cell office:value-type="float" office:value="-1.99999095" calcext:value-type="float">
            <text:p>-1,99999095</text:p>
          </table:table-cell>
          <table:table-cell office:value-type="float" office:value="0.00015384" calcext:value-type="float">
            <text:p>0,00015384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4.67655" calcext:value-type="float">
            <text:p>1624631734,67655</text:p>
          </table:table-cell>
          <table:table-cell table:formula="of:=ROUND([.A478]-[$menor.$A$1];1)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0260906" calcext:value-type="float">
            <text:p>0,0260906</text:p>
          </table:table-cell>
          <table:table-cell office:value-type="float" office:value="0" calcext:value-type="float">
            <text:p>0</text:p>
          </table:table-cell>
          <table:table-cell office:value-type="float" office:value="-1.99999095" calcext:value-type="float">
            <text:p>-1,99999095</text:p>
          </table:table-cell>
          <table:table-cell office:value-type="float" office:value="0.00015384" calcext:value-type="float">
            <text:p>0,00015384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4.7765" calcext:value-type="float">
            <text:p>1624631734,7765</text:p>
          </table:table-cell>
          <table:table-cell table:formula="of:=ROUND([.A479]-[$menor.$A$1];1)" office:value-type="float" office:value="54.1" calcext:value-type="float">
            <text:p>54,1</text:p>
          </table:table-cell>
          <table:table-cell office:value-type="float" office:value="1" calcext:value-type="float">
            <text:p>1</text:p>
          </table:table-cell>
          <table:table-cell office:value-type="float" office:value="0.0260906" calcext:value-type="float">
            <text:p>0,0260906</text:p>
          </table:table-cell>
          <table:table-cell office:value-type="float" office:value="0" calcext:value-type="float">
            <text:p>0</text:p>
          </table:table-cell>
          <table:table-cell office:value-type="float" office:value="-2.00096095" calcext:value-type="float">
            <text:p>-2,00096095</text:p>
          </table:table-cell>
          <table:table-cell office:value-type="float" office:value="0.00015384" calcext:value-type="float">
            <text:p>0,00015384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4.87654" calcext:value-type="float">
            <text:p>1624631734,87654</text:p>
          </table:table-cell>
          <table:table-cell table:formula="of:=ROUND([.A480]-[$menor.$A$1];1)" office:value-type="float" office:value="54.2" calcext:value-type="float">
            <text:p>54,2</text:p>
          </table:table-cell>
          <table:table-cell office:value-type="float" office:value="1" calcext:value-type="float">
            <text:p>1</text:p>
          </table:table-cell>
          <table:table-cell office:value-type="float" office:value="0.02512217" calcext:value-type="float">
            <text:p>0,02512217</text:p>
          </table:table-cell>
          <table:table-cell office:value-type="float" office:value="0" calcext:value-type="float">
            <text:p>0</text:p>
          </table:table-cell>
          <table:table-cell office:value-type="float" office:value="-1.99999436" calcext:value-type="float">
            <text:p>-1,99999436</text:p>
          </table:table-cell>
          <table:table-cell office:value-type="float" office:value="0.00009412" calcext:value-type="float">
            <text:p>9,412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4.97654" calcext:value-type="float">
            <text:p>1624631734,97654</text:p>
          </table:table-cell>
          <table:table-cell table:formula="of:=ROUND([.A481]-[$menor.$A$1];1)" office:value-type="float" office:value="54.3" calcext:value-type="float">
            <text:p>54,3</text:p>
          </table:table-cell>
          <table:table-cell office:value-type="float" office:value="1" calcext:value-type="float">
            <text:p>1</text:p>
          </table:table-cell>
          <table:table-cell office:value-type="float" office:value="0.02512217" calcext:value-type="float">
            <text:p>0,02512217</text:p>
          </table:table-cell>
          <table:table-cell office:value-type="float" office:value="0" calcext:value-type="float">
            <text:p>0</text:p>
          </table:table-cell>
          <table:table-cell office:value-type="float" office:value="-1.99999436" calcext:value-type="float">
            <text:p>-1,99999436</text:p>
          </table:table-cell>
          <table:table-cell office:value-type="float" office:value="0.00009412" calcext:value-type="float">
            <text:p>9,412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5.07651" calcext:value-type="float">
            <text:p>1624631735,07651</text:p>
          </table:table-cell>
          <table:table-cell table:formula="of:=ROUND([.A482]-[$menor.$A$1];1)" office:value-type="float" office:value="54.4" calcext:value-type="float">
            <text:p>54,4</text:p>
          </table:table-cell>
          <table:table-cell office:value-type="float" office:value="1" calcext:value-type="float">
            <text:p>1</text:p>
          </table:table-cell>
          <table:table-cell office:value-type="float" office:value="0.02512217" calcext:value-type="float">
            <text:p>0,02512217</text:p>
          </table:table-cell>
          <table:table-cell office:value-type="float" office:value="0" calcext:value-type="float">
            <text:p>0</text:p>
          </table:table-cell>
          <table:table-cell office:value-type="float" office:value="-2.00096436" calcext:value-type="float">
            <text:p>-2,00096436</text:p>
          </table:table-cell>
          <table:table-cell office:value-type="float" office:value="0.00009412" calcext:value-type="float">
            <text:p>9,412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5.17654" calcext:value-type="float">
            <text:p>1624631735,17654</text:p>
          </table:table-cell>
          <table:table-cell table:formula="of:=ROUND([.A483]-[$menor.$A$1];1)" office:value-type="float" office:value="54.5" calcext:value-type="float">
            <text:p>54,5</text:p>
          </table:table-cell>
          <table:table-cell office:value-type="float" office:value="1" calcext:value-type="float">
            <text:p>1</text:p>
          </table:table-cell>
          <table:table-cell office:value-type="float" office:value="0.02415386" calcext:value-type="float">
            <text:p>0,02415386</text:p>
          </table:table-cell>
          <table:table-cell office:value-type="float" office:value="0" calcext:value-type="float">
            <text:p>0</text:p>
          </table:table-cell>
          <table:table-cell office:value-type="float" office:value="-1.9999979" calcext:value-type="float">
            <text:p>-1,9999979</text:p>
          </table:table-cell>
          <table:table-cell office:value-type="float" office:value="0.00003441" calcext:value-type="float">
            <text:p>3,441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5.27654" calcext:value-type="float">
            <text:p>1624631735,27654</text:p>
          </table:table-cell>
          <table:table-cell table:formula="of:=ROUND([.A484]-[$menor.$A$1];1)" office:value-type="float" office:value="54.6" calcext:value-type="float">
            <text:p>54,6</text:p>
          </table:table-cell>
          <table:table-cell office:value-type="float" office:value="1" calcext:value-type="float">
            <text:p>1</text:p>
          </table:table-cell>
          <table:table-cell office:value-type="float" office:value="0.02415386" calcext:value-type="float">
            <text:p>0,02415386</text:p>
          </table:table-cell>
          <table:table-cell office:value-type="float" office:value="0" calcext:value-type="float">
            <text:p>0</text:p>
          </table:table-cell>
          <table:table-cell office:value-type="float" office:value="-1.9999979" calcext:value-type="float">
            <text:p>-1,9999979</text:p>
          </table:table-cell>
          <table:table-cell office:value-type="float" office:value="0.00003441" calcext:value-type="float">
            <text:p>3,441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5.37652" calcext:value-type="float">
            <text:p>1624631735,37652</text:p>
          </table:table-cell>
          <table:table-cell table:formula="of:=ROUND([.A485]-[$menor.$A$1];1)" office:value-type="float" office:value="54.7" calcext:value-type="float">
            <text:p>54,7</text:p>
          </table:table-cell>
          <table:table-cell office:value-type="float" office:value="1" calcext:value-type="float">
            <text:p>1</text:p>
          </table:table-cell>
          <table:table-cell office:value-type="float" office:value="0.02415386" calcext:value-type="float">
            <text:p>0,02415386</text:p>
          </table:table-cell>
          <table:table-cell office:value-type="float" office:value="0" calcext:value-type="float">
            <text:p>0</text:p>
          </table:table-cell>
          <table:table-cell office:value-type="float" office:value="-1.9999979" calcext:value-type="float">
            <text:p>-1,9999979</text:p>
          </table:table-cell>
          <table:table-cell office:value-type="float" office:value="0.00003441" calcext:value-type="float">
            <text:p>3,441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5.47654" calcext:value-type="float">
            <text:p>1624631735,47654</text:p>
          </table:table-cell>
          <table:table-cell table:formula="of:=ROUND([.A486]-[$menor.$A$1];1)" office:value-type="float" office:value="54.8" calcext:value-type="float">
            <text:p>54,8</text:p>
          </table:table-cell>
          <table:table-cell office:value-type="float" office:value="1" calcext:value-type="float">
            <text:p>1</text:p>
          </table:table-cell>
          <table:table-cell office:value-type="float" office:value="0.02415386" calcext:value-type="float">
            <text:p>0,02415386</text:p>
          </table:table-cell>
          <table:table-cell office:value-type="float" office:value="0" calcext:value-type="float">
            <text:p>0</text:p>
          </table:table-cell>
          <table:table-cell office:value-type="float" office:value="-2.0009679" calcext:value-type="float">
            <text:p>-2,0009679</text:p>
          </table:table-cell>
          <table:table-cell office:value-type="float" office:value="0.00003441" calcext:value-type="float">
            <text:p>3,441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5.57654" calcext:value-type="float">
            <text:p>1624631735,57654</text:p>
          </table:table-cell>
          <table:table-cell table:formula="of:=ROUND([.A487]-[$menor.$A$1];1)" office:value-type="float" office:value="54.9" calcext:value-type="float">
            <text:p>54,9</text:p>
          </table:table-cell>
          <table:table-cell office:value-type="float" office:value="1" calcext:value-type="float">
            <text:p>1</text:p>
          </table:table-cell>
          <table:table-cell office:value-type="float" office:value="0.0231857" calcext:value-type="float">
            <text:p>0,0231857</text:p>
          </table:table-cell>
          <table:table-cell office:value-type="float" office:value="0" calcext:value-type="float">
            <text:p>0</text:p>
          </table:table-cell>
          <table:table-cell office:value-type="float" office:value="-2.00000158" calcext:value-type="float">
            <text:p>-2,00000158</text:p>
          </table:table-cell>
          <table:table-cell office:value-type="float" office:value="-0.00002529" calcext:value-type="float">
            <text:p>-2,529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5.67654" calcext:value-type="float">
            <text:p>1624631735,67654</text:p>
          </table:table-cell>
          <table:table-cell table:formula="of:=ROUND([.A488]-[$menor.$A$1];1)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231857" calcext:value-type="float">
            <text:p>0,0231857</text:p>
          </table:table-cell>
          <table:table-cell office:value-type="float" office:value="0" calcext:value-type="float">
            <text:p>0</text:p>
          </table:table-cell>
          <table:table-cell office:value-type="float" office:value="-2.00000158" calcext:value-type="float">
            <text:p>-2,00000158</text:p>
          </table:table-cell>
          <table:table-cell office:value-type="float" office:value="-0.00002529" calcext:value-type="float">
            <text:p>-2,529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5.77654" calcext:value-type="float">
            <text:p>1624631735,77654</text:p>
          </table:table-cell>
          <table:table-cell table:formula="of:=ROUND([.A489]-[$menor.$A$1];1)" office:value-type="float" office:value="55.1" calcext:value-type="float">
            <text:p>55,1</text:p>
          </table:table-cell>
          <table:table-cell office:value-type="float" office:value="1" calcext:value-type="float">
            <text:p>1</text:p>
          </table:table-cell>
          <table:table-cell office:value-type="float" office:value="0.0231857" calcext:value-type="float">
            <text:p>0,0231857</text:p>
          </table:table-cell>
          <table:table-cell office:value-type="float" office:value="0" calcext:value-type="float">
            <text:p>0</text:p>
          </table:table-cell>
          <table:table-cell office:value-type="float" office:value="-2.00000158" calcext:value-type="float">
            <text:p>-2,00000158</text:p>
          </table:table-cell>
          <table:table-cell office:value-type="float" office:value="-0.00002529" calcext:value-type="float">
            <text:p>-2,529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5.87654" calcext:value-type="float">
            <text:p>1624631735,87654</text:p>
          </table:table-cell>
          <table:table-cell table:formula="of:=ROUND([.A490]-[$menor.$A$1];1)" office:value-type="float" office:value="55.2" calcext:value-type="float">
            <text:p>55,2</text:p>
          </table:table-cell>
          <table:table-cell office:value-type="float" office:value="1" calcext:value-type="float">
            <text:p>1</text:p>
          </table:table-cell>
          <table:table-cell office:value-type="float" office:value="0.0231857" calcext:value-type="float">
            <text:p>0,0231857</text:p>
          </table:table-cell>
          <table:table-cell office:value-type="float" office:value="0" calcext:value-type="float">
            <text:p>0</text:p>
          </table:table-cell>
          <table:table-cell office:value-type="float" office:value="-2.00097158" calcext:value-type="float">
            <text:p>-2,00097158</text:p>
          </table:table-cell>
          <table:table-cell office:value-type="float" office:value="-0.00002529" calcext:value-type="float">
            <text:p>-2,529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5.97654" calcext:value-type="float">
            <text:p>1624631735,97654</text:p>
          </table:table-cell>
          <table:table-cell table:formula="of:=ROUND([.A491]-[$menor.$A$1];1)" office:value-type="float" office:value="55.3" calcext:value-type="float">
            <text:p>55,3</text:p>
          </table:table-cell>
          <table:table-cell office:value-type="float" office:value="1" calcext:value-type="float">
            <text:p>1</text:p>
          </table:table-cell>
          <table:table-cell office:value-type="float" office:value="0.02221769" calcext:value-type="float">
            <text:p>0,02221769</text:p>
          </table:table-cell>
          <table:table-cell office:value-type="float" office:value="0" calcext:value-type="float">
            <text:p>0</text:p>
          </table:table-cell>
          <table:table-cell office:value-type="float" office:value="-2.00000541" calcext:value-type="float">
            <text:p>-2,00000541</text:p>
          </table:table-cell>
          <table:table-cell office:value-type="float" office:value="-0.00008498" calcext:value-type="float">
            <text:p>-8,498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6.07654" calcext:value-type="float">
            <text:p>1624631736,07654</text:p>
          </table:table-cell>
          <table:table-cell table:formula="of:=ROUND([.A492]-[$menor.$A$1];1)" office:value-type="float" office:value="55.4" calcext:value-type="float">
            <text:p>55,4</text:p>
          </table:table-cell>
          <table:table-cell office:value-type="float" office:value="1" calcext:value-type="float">
            <text:p>1</text:p>
          </table:table-cell>
          <table:table-cell office:value-type="float" office:value="0.02221769" calcext:value-type="float">
            <text:p>0,02221769</text:p>
          </table:table-cell>
          <table:table-cell office:value-type="float" office:value="0" calcext:value-type="float">
            <text:p>0</text:p>
          </table:table-cell>
          <table:table-cell office:value-type="float" office:value="-2.00000541" calcext:value-type="float">
            <text:p>-2,00000541</text:p>
          </table:table-cell>
          <table:table-cell office:value-type="float" office:value="-0.00008498" calcext:value-type="float">
            <text:p>-8,498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6.17656" calcext:value-type="float">
            <text:p>1624631736,17656</text:p>
          </table:table-cell>
          <table:table-cell table:formula="of:=ROUND([.A493]-[$menor.$A$1];1)" office:value-type="float" office:value="55.5" calcext:value-type="float">
            <text:p>55,5</text:p>
          </table:table-cell>
          <table:table-cell office:value-type="float" office:value="1" calcext:value-type="float">
            <text:p>1</text:p>
          </table:table-cell>
          <table:table-cell office:value-type="float" office:value="0.02221769" calcext:value-type="float">
            <text:p>0,02221769</text:p>
          </table:table-cell>
          <table:table-cell office:value-type="float" office:value="0" calcext:value-type="float">
            <text:p>0</text:p>
          </table:table-cell>
          <table:table-cell office:value-type="float" office:value="-2.00000541" calcext:value-type="float">
            <text:p>-2,00000541</text:p>
          </table:table-cell>
          <table:table-cell office:value-type="float" office:value="-0.00008498" calcext:value-type="float">
            <text:p>-8,498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6.2765" calcext:value-type="float">
            <text:p>1624631736,2765</text:p>
          </table:table-cell>
          <table:table-cell table:formula="of:=ROUND([.A494]-[$menor.$A$1];1)" office:value-type="float" office:value="55.6" calcext:value-type="float">
            <text:p>55,6</text:p>
          </table:table-cell>
          <table:table-cell office:value-type="float" office:value="1" calcext:value-type="float">
            <text:p>1</text:p>
          </table:table-cell>
          <table:table-cell office:value-type="float" office:value="0.02221769" calcext:value-type="float">
            <text:p>0,02221769</text:p>
          </table:table-cell>
          <table:table-cell office:value-type="float" office:value="0" calcext:value-type="float">
            <text:p>0</text:p>
          </table:table-cell>
          <table:table-cell office:value-type="float" office:value="-2.00000541" calcext:value-type="float">
            <text:p>-2,00000541</text:p>
          </table:table-cell>
          <table:table-cell office:value-type="float" office:value="-0.00008498" calcext:value-type="float">
            <text:p>-8,498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6.37654" calcext:value-type="float">
            <text:p>1624631736,37654</text:p>
          </table:table-cell>
          <table:table-cell table:formula="of:=ROUND([.A495]-[$menor.$A$1];1)" office:value-type="float" office:value="55.7" calcext:value-type="float">
            <text:p>55,7</text:p>
          </table:table-cell>
          <table:table-cell office:value-type="float" office:value="1" calcext:value-type="float">
            <text:p>1</text:p>
          </table:table-cell>
          <table:table-cell office:value-type="float" office:value="0.02221769" calcext:value-type="float">
            <text:p>0,02221769</text:p>
          </table:table-cell>
          <table:table-cell office:value-type="float" office:value="0" calcext:value-type="float">
            <text:p>0</text:p>
          </table:table-cell>
          <table:table-cell office:value-type="float" office:value="-2.00097541" calcext:value-type="float">
            <text:p>-2,00097541</text:p>
          </table:table-cell>
          <table:table-cell office:value-type="float" office:value="-0.00008498" calcext:value-type="float">
            <text:p>-8,498E-05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6.47652" calcext:value-type="float">
            <text:p>1624631736,47652</text:p>
          </table:table-cell>
          <table:table-cell table:formula="of:=ROUND([.A496]-[$menor.$A$1];1)" office:value-type="float" office:value="55.8" calcext:value-type="float">
            <text:p>55,8</text:p>
          </table:table-cell>
          <table:table-cell office:value-type="float" office:value="1" calcext:value-type="float">
            <text:p>1</text:p>
          </table:table-cell>
          <table:table-cell office:value-type="float" office:value="0.02124987" calcext:value-type="float">
            <text:p>0,02124987</text:p>
          </table:table-cell>
          <table:table-cell office:value-type="float" office:value="0" calcext:value-type="float">
            <text:p>0</text:p>
          </table:table-cell>
          <table:table-cell office:value-type="float" office:value="-2.00000943" calcext:value-type="float">
            <text:p>-2,00000943</text:p>
          </table:table-cell>
          <table:table-cell office:value-type="float" office:value="-0.00014466" calcext:value-type="float">
            <text:p>-0,0001446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6.57649" calcext:value-type="float">
            <text:p>1624631736,57649</text:p>
          </table:table-cell>
          <table:table-cell table:formula="of:=ROUND([.A497]-[$menor.$A$1];1)" office:value-type="float" office:value="55.9" calcext:value-type="float">
            <text:p>55,9</text:p>
          </table:table-cell>
          <table:table-cell office:value-type="float" office:value="1" calcext:value-type="float">
            <text:p>1</text:p>
          </table:table-cell>
          <table:table-cell office:value-type="float" office:value="0.02124987" calcext:value-type="float">
            <text:p>0,02124987</text:p>
          </table:table-cell>
          <table:table-cell office:value-type="float" office:value="0" calcext:value-type="float">
            <text:p>0</text:p>
          </table:table-cell>
          <table:table-cell office:value-type="float" office:value="-2.00000943" calcext:value-type="float">
            <text:p>-2,00000943</text:p>
          </table:table-cell>
          <table:table-cell office:value-type="float" office:value="-0.00014466" calcext:value-type="float">
            <text:p>-0,0001446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6.67657" calcext:value-type="float">
            <text:p>1624631736,67657</text:p>
          </table:table-cell>
          <table:table-cell table:formula="of:=ROUND([.A498]-[$menor.$A$1];1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02124987" calcext:value-type="float">
            <text:p>0,02124987</text:p>
          </table:table-cell>
          <table:table-cell office:value-type="float" office:value="0" calcext:value-type="float">
            <text:p>0</text:p>
          </table:table-cell>
          <table:table-cell office:value-type="float" office:value="-2.00000943" calcext:value-type="float">
            <text:p>-2,00000943</text:p>
          </table:table-cell>
          <table:table-cell office:value-type="float" office:value="-0.00014466" calcext:value-type="float">
            <text:p>-0,0001446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6.77654" calcext:value-type="float">
            <text:p>1624631736,77654</text:p>
          </table:table-cell>
          <table:table-cell table:formula="of:=ROUND([.A499]-[$menor.$A$1];1)" office:value-type="float" office:value="56.1" calcext:value-type="float">
            <text:p>56,1</text:p>
          </table:table-cell>
          <table:table-cell office:value-type="float" office:value="1" calcext:value-type="float">
            <text:p>1</text:p>
          </table:table-cell>
          <table:table-cell office:value-type="float" office:value="0.02124987" calcext:value-type="float">
            <text:p>0,02124987</text:p>
          </table:table-cell>
          <table:table-cell office:value-type="float" office:value="0" calcext:value-type="float">
            <text:p>0</text:p>
          </table:table-cell>
          <table:table-cell office:value-type="float" office:value="-2.00000943" calcext:value-type="float">
            <text:p>-2,00000943</text:p>
          </table:table-cell>
          <table:table-cell office:value-type="float" office:value="-0.00014466" calcext:value-type="float">
            <text:p>-0,0001446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6.87654" calcext:value-type="float">
            <text:p>1624631736,87654</text:p>
          </table:table-cell>
          <table:table-cell table:formula="of:=ROUND([.A500]-[$menor.$A$1];1)" office:value-type="float" office:value="56.2" calcext:value-type="float">
            <text:p>56,2</text:p>
          </table:table-cell>
          <table:table-cell office:value-type="float" office:value="1" calcext:value-type="float">
            <text:p>1</text:p>
          </table:table-cell>
          <table:table-cell office:value-type="float" office:value="0.02124987" calcext:value-type="float">
            <text:p>0,02124987</text:p>
          </table:table-cell>
          <table:table-cell office:value-type="float" office:value="0" calcext:value-type="float">
            <text:p>0</text:p>
          </table:table-cell>
          <table:table-cell office:value-type="float" office:value="-2.00097943" calcext:value-type="float">
            <text:p>-2,00097943</text:p>
          </table:table-cell>
          <table:table-cell office:value-type="float" office:value="-0.00014466" calcext:value-type="float">
            <text:p>-0,00014466</text:p>
          </table:table-cell>
          <table:table-cell office:value-type="float" office:value="176.46469836" calcext:value-type="float">
            <text:p>176,46469836</text:p>
          </table:table-cell>
        </table:table-row>
        <table:table-row table:style-name="ro1">
          <table:table-cell office:value-type="float" office:value="1624631736.97654" calcext:value-type="float">
            <text:p>1624631736,97654</text:p>
          </table:table-cell>
          <table:table-cell table:formula="of:=ROUND([.A501]-[$menor.$A$1];1)" office:value-type="float" office:value="56.3" calcext:value-type="float">
            <text:p>56,3</text:p>
          </table:table-cell>
          <table:table-cell office:value-type="float" office:value="1" calcext:value-type="float">
            <text:p>1</text:p>
          </table:table-cell>
          <table:table-cell office:value-type="float" office:value="0.02028226" calcext:value-type="float">
            <text:p>0,02028226</text:p>
          </table:table-cell>
          <table:table-cell office:value-type="float" office:value="-1" calcext:value-type="float">
            <text:p>-1</text:p>
          </table:table-cell>
          <table:table-cell office:value-type="float" office:value="-1.99998875" calcext:value-type="float">
            <text:p>-1,99998875</text:p>
          </table:table-cell>
          <table:table-cell office:value-type="float" office:value="0.00014879" calcext:value-type="float">
            <text:p>0,0001487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7.07654" calcext:value-type="float">
            <text:p>1624631737,07654</text:p>
          </table:table-cell>
          <table:table-cell table:formula="of:=ROUND([.A502]-[$menor.$A$1];1)" office:value-type="float" office:value="56.4" calcext:value-type="float">
            <text:p>56,4</text:p>
          </table:table-cell>
          <table:table-cell office:value-type="float" office:value="1" calcext:value-type="float">
            <text:p>1</text:p>
          </table:table-cell>
          <table:table-cell office:value-type="float" office:value="0.02028226" calcext:value-type="float">
            <text:p>0,02028226</text:p>
          </table:table-cell>
          <table:table-cell office:value-type="float" office:value="-1" calcext:value-type="float">
            <text:p>-1</text:p>
          </table:table-cell>
          <table:table-cell office:value-type="float" office:value="-1.99998875" calcext:value-type="float">
            <text:p>-1,99998875</text:p>
          </table:table-cell>
          <table:table-cell office:value-type="float" office:value="0.00014879" calcext:value-type="float">
            <text:p>0,0001487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7.17654" calcext:value-type="float">
            <text:p>1624631737,17654</text:p>
          </table:table-cell>
          <table:table-cell table:formula="of:=ROUND([.A503]-[$menor.$A$1];1)" office:value-type="float" office:value="56.5" calcext:value-type="float">
            <text:p>56,5</text:p>
          </table:table-cell>
          <table:table-cell office:value-type="float" office:value="1" calcext:value-type="float">
            <text:p>1</text:p>
          </table:table-cell>
          <table:table-cell office:value-type="float" office:value="0.02028226" calcext:value-type="float">
            <text:p>0,02028226</text:p>
          </table:table-cell>
          <table:table-cell office:value-type="float" office:value="-1" calcext:value-type="float">
            <text:p>-1</text:p>
          </table:table-cell>
          <table:table-cell office:value-type="float" office:value="-1.99998875" calcext:value-type="float">
            <text:p>-1,99998875</text:p>
          </table:table-cell>
          <table:table-cell office:value-type="float" office:value="0.00014879" calcext:value-type="float">
            <text:p>0,0001487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7.27655" calcext:value-type="float">
            <text:p>1624631737,27655</text:p>
          </table:table-cell>
          <table:table-cell table:formula="of:=ROUND([.A504]-[$menor.$A$1];1)" office:value-type="float" office:value="56.6" calcext:value-type="float">
            <text:p>56,6</text:p>
          </table:table-cell>
          <table:table-cell office:value-type="float" office:value="1" calcext:value-type="float">
            <text:p>1</text:p>
          </table:table-cell>
          <table:table-cell office:value-type="float" office:value="0.02028226" calcext:value-type="float">
            <text:p>0,02028226</text:p>
          </table:table-cell>
          <table:table-cell office:value-type="float" office:value="-1" calcext:value-type="float">
            <text:p>-1</text:p>
          </table:table-cell>
          <table:table-cell office:value-type="float" office:value="-1.99998875" calcext:value-type="float">
            <text:p>-1,99998875</text:p>
          </table:table-cell>
          <table:table-cell office:value-type="float" office:value="0.00014879" calcext:value-type="float">
            <text:p>0,0001487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7.37654" calcext:value-type="float">
            <text:p>1624631737,37654</text:p>
          </table:table-cell>
          <table:table-cell table:formula="of:=ROUND([.A505]-[$menor.$A$1];1)" office:value-type="float" office:value="56.7" calcext:value-type="float">
            <text:p>56,7</text:p>
          </table:table-cell>
          <table:table-cell office:value-type="float" office:value="1" calcext:value-type="float">
            <text:p>1</text:p>
          </table:table-cell>
          <table:table-cell office:value-type="float" office:value="0.02028226" calcext:value-type="float">
            <text:p>0,02028226</text:p>
          </table:table-cell>
          <table:table-cell office:value-type="float" office:value="-1" calcext:value-type="float">
            <text:p>-1</text:p>
          </table:table-cell>
          <table:table-cell office:value-type="float" office:value="-2.00095875" calcext:value-type="float">
            <text:p>-2,00095875</text:p>
          </table:table-cell>
          <table:table-cell office:value-type="float" office:value="0.00014879" calcext:value-type="float">
            <text:p>0,00014879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7.47654" calcext:value-type="float">
            <text:p>1624631737,47654</text:p>
          </table:table-cell>
          <table:table-cell table:formula="of:=ROUND([.A506]-[$menor.$A$1];1)" office:value-type="float" office:value="56.8" calcext:value-type="float">
            <text:p>56,8</text:p>
          </table:table-cell>
          <table:table-cell office:value-type="float" office:value="1" calcext:value-type="float">
            <text:p>1</text:p>
          </table:table-cell>
          <table:table-cell office:value-type="float" office:value="0.01931488" calcext:value-type="float">
            <text:p>0,01931488</text:p>
          </table:table-cell>
          <table:table-cell office:value-type="float" office:value="-1" calcext:value-type="float">
            <text:p>-1</text:p>
          </table:table-cell>
          <table:table-cell office:value-type="float" office:value="-1.9999944" calcext:value-type="float">
            <text:p>-1,9999944</text:p>
          </table:table-cell>
          <table:table-cell office:value-type="float" office:value="0.00007229" calcext:value-type="float">
            <text:p>7,229E-05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7.57651" calcext:value-type="float">
            <text:p>1624631737,57651</text:p>
          </table:table-cell>
          <table:table-cell table:formula="of:=ROUND([.A507]-[$menor.$A$1];1)" office:value-type="float" office:value="56.9" calcext:value-type="float">
            <text:p>56,9</text:p>
          </table:table-cell>
          <table:table-cell office:value-type="float" office:value="1" calcext:value-type="float">
            <text:p>1</text:p>
          </table:table-cell>
          <table:table-cell office:value-type="float" office:value="0.01931488" calcext:value-type="float">
            <text:p>0,01931488</text:p>
          </table:table-cell>
          <table:table-cell office:value-type="float" office:value="-1" calcext:value-type="float">
            <text:p>-1</text:p>
          </table:table-cell>
          <table:table-cell office:value-type="float" office:value="-1.9999944" calcext:value-type="float">
            <text:p>-1,9999944</text:p>
          </table:table-cell>
          <table:table-cell office:value-type="float" office:value="0.00007229" calcext:value-type="float">
            <text:p>7,229E-05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7.67652" calcext:value-type="float">
            <text:p>1624631737,67652</text:p>
          </table:table-cell>
          <table:table-cell table:formula="of:=ROUND([.A508]-[$menor.$A$1];1)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01931488" calcext:value-type="float">
            <text:p>0,01931488</text:p>
          </table:table-cell>
          <table:table-cell office:value-type="float" office:value="-1" calcext:value-type="float">
            <text:p>-1</text:p>
          </table:table-cell>
          <table:table-cell office:value-type="float" office:value="-1.9999944" calcext:value-type="float">
            <text:p>-1,9999944</text:p>
          </table:table-cell>
          <table:table-cell office:value-type="float" office:value="0.00007229" calcext:value-type="float">
            <text:p>7,229E-05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7.7765" calcext:value-type="float">
            <text:p>1624631737,7765</text:p>
          </table:table-cell>
          <table:table-cell table:formula="of:=ROUND([.A509]-[$menor.$A$1];1)" office:value-type="float" office:value="57.1" calcext:value-type="float">
            <text:p>57,1</text:p>
          </table:table-cell>
          <table:table-cell office:value-type="float" office:value="1" calcext:value-type="float">
            <text:p>1</text:p>
          </table:table-cell>
          <table:table-cell office:value-type="float" office:value="0.01931488" calcext:value-type="float">
            <text:p>0,01931488</text:p>
          </table:table-cell>
          <table:table-cell office:value-type="float" office:value="-1" calcext:value-type="float">
            <text:p>-1</text:p>
          </table:table-cell>
          <table:table-cell office:value-type="float" office:value="-1.9999944" calcext:value-type="float">
            <text:p>-1,9999944</text:p>
          </table:table-cell>
          <table:table-cell office:value-type="float" office:value="0.00007229" calcext:value-type="float">
            <text:p>7,229E-05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7.87654" calcext:value-type="float">
            <text:p>1624631737,87654</text:p>
          </table:table-cell>
          <table:table-cell table:formula="of:=ROUND([.A510]-[$menor.$A$1];1)" office:value-type="float" office:value="57.2" calcext:value-type="float">
            <text:p>57,2</text:p>
          </table:table-cell>
          <table:table-cell office:value-type="float" office:value="1" calcext:value-type="float">
            <text:p>1</text:p>
          </table:table-cell>
          <table:table-cell office:value-type="float" office:value="0.01931488" calcext:value-type="float">
            <text:p>0,01931488</text:p>
          </table:table-cell>
          <table:table-cell office:value-type="float" office:value="-1" calcext:value-type="float">
            <text:p>-1</text:p>
          </table:table-cell>
          <table:table-cell office:value-type="float" office:value="-2.0009644" calcext:value-type="float">
            <text:p>-2,0009644</text:p>
          </table:table-cell>
          <table:table-cell office:value-type="float" office:value="0.00007229" calcext:value-type="float">
            <text:p>7,229E-05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7.9765" calcext:value-type="float">
            <text:p>1624631737,9765</text:p>
          </table:table-cell>
          <table:table-cell table:formula="of:=ROUND([.A511]-[$menor.$A$1];1)" office:value-type="float" office:value="57.3" calcext:value-type="float">
            <text:p>57,3</text:p>
          </table:table-cell>
          <table:table-cell office:value-type="float" office:value="1" calcext:value-type="float">
            <text:p>1</text:p>
          </table:table-cell>
          <table:table-cell office:value-type="float" office:value="0.01834778" calcext:value-type="float">
            <text:p>0,01834778</text:p>
          </table:table-cell>
          <table:table-cell office:value-type="float" office:value="-1" calcext:value-type="float">
            <text:p>-1</text:p>
          </table:table-cell>
          <table:table-cell office:value-type="float" office:value="-2.00000033" calcext:value-type="float">
            <text:p>-2,00000033</text:p>
          </table:table-cell>
          <table:table-cell office:value-type="float" office:value="-0.00000418" calcext:value-type="float">
            <text:p>-4,18E-06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8.0765" calcext:value-type="float">
            <text:p>1624631738,0765</text:p>
          </table:table-cell>
          <table:table-cell table:formula="of:=ROUND([.A512]-[$menor.$A$1];1)" office:value-type="float" office:value="57.4" calcext:value-type="float">
            <text:p>57,4</text:p>
          </table:table-cell>
          <table:table-cell office:value-type="float" office:value="1" calcext:value-type="float">
            <text:p>1</text:p>
          </table:table-cell>
          <table:table-cell office:value-type="float" office:value="0.01834778" calcext:value-type="float">
            <text:p>0,01834778</text:p>
          </table:table-cell>
          <table:table-cell office:value-type="float" office:value="-1" calcext:value-type="float">
            <text:p>-1</text:p>
          </table:table-cell>
          <table:table-cell office:value-type="float" office:value="-2.00000033" calcext:value-type="float">
            <text:p>-2,00000033</text:p>
          </table:table-cell>
          <table:table-cell office:value-type="float" office:value="-0.00000418" calcext:value-type="float">
            <text:p>-4,18E-06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8.1765" calcext:value-type="float">
            <text:p>1624631738,1765</text:p>
          </table:table-cell>
          <table:table-cell table:formula="of:=ROUND([.A513]-[$menor.$A$1];1)" office:value-type="float" office:value="57.5" calcext:value-type="float">
            <text:p>57,5</text:p>
          </table:table-cell>
          <table:table-cell office:value-type="float" office:value="1" calcext:value-type="float">
            <text:p>1</text:p>
          </table:table-cell>
          <table:table-cell office:value-type="float" office:value="0.01834778" calcext:value-type="float">
            <text:p>0,01834778</text:p>
          </table:table-cell>
          <table:table-cell office:value-type="float" office:value="-1" calcext:value-type="float">
            <text:p>-1</text:p>
          </table:table-cell>
          <table:table-cell office:value-type="float" office:value="-2.00000033" calcext:value-type="float">
            <text:p>-2,00000033</text:p>
          </table:table-cell>
          <table:table-cell office:value-type="float" office:value="-0.00000418" calcext:value-type="float">
            <text:p>-4,18E-06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8.27651" calcext:value-type="float">
            <text:p>1624631738,27651</text:p>
          </table:table-cell>
          <table:table-cell table:formula="of:=ROUND([.A514]-[$menor.$A$1];1)" office:value-type="float" office:value="57.6" calcext:value-type="float">
            <text:p>57,6</text:p>
          </table:table-cell>
          <table:table-cell office:value-type="float" office:value="1" calcext:value-type="float">
            <text:p>1</text:p>
          </table:table-cell>
          <table:table-cell office:value-type="float" office:value="0.01834778" calcext:value-type="float">
            <text:p>0,01834778</text:p>
          </table:table-cell>
          <table:table-cell office:value-type="float" office:value="-1" calcext:value-type="float">
            <text:p>-1</text:p>
          </table:table-cell>
          <table:table-cell office:value-type="float" office:value="-2.00000033" calcext:value-type="float">
            <text:p>-2,00000033</text:p>
          </table:table-cell>
          <table:table-cell office:value-type="float" office:value="-0.00000418" calcext:value-type="float">
            <text:p>-4,18E-06</text:p>
          </table:table-cell>
          <table:table-cell office:value-type="float" office:value="175.46469836" calcext:value-type="float">
            <text:p>175,46469836</text:p>
          </table:table-cell>
        </table:table-row>
        <table:table-row table:style-name="ro1">
          <table:table-cell office:value-type="float" office:value="1624631738.37651" calcext:value-type="float">
            <text:p>1624631738,37651</text:p>
          </table:table-cell>
          <table:table-cell table:formula="of:=ROUND([.A515]-[$menor.$A$1];1)" office:value-type="float" office:value="57.7" calcext:value-type="float">
            <text:p>57,7</text:p>
          </table:table-cell>
          <table:table-cell office:value-type="float" office:value="1" calcext:value-type="float">
            <text:p>1</text:p>
          </table:table-cell>
          <table:table-cell office:value-type="float" office:value="0.01834778" calcext:value-type="float">
            <text:p>0,01834778</text:p>
          </table:table-cell>
          <table:table-cell office:value-type="float" office:value="-1" calcext:value-type="float">
            <text:p>-1</text:p>
          </table:table-cell>
          <table:table-cell office:value-type="float" office:value="-2.00094333" calcext:value-type="float">
            <text:p>-2,00094333</text:p>
          </table:table-cell>
          <table:table-cell office:value-type="float" office:value="0.00030343" calcext:value-type="float">
            <text:p>0,00030343</text:p>
          </table:table-cell>
          <table:table-cell office:value-type="float" office:value="174.5004104" calcext:value-type="float">
            <text:p>174,5004104</text:p>
          </table:table-cell>
        </table:table-row>
        <table:table-row table:style-name="ro1">
          <table:table-cell office:value-type="float" office:value="1624631738.4765" calcext:value-type="float">
            <text:p>1624631738,4765</text:p>
          </table:table-cell>
          <table:table-cell table:formula="of:=ROUND([.A516]-[$menor.$A$1];1)" office:value-type="float" office:value="57.8" calcext:value-type="float">
            <text:p>57,8</text:p>
          </table:table-cell>
          <table:table-cell office:value-type="float" office:value="1" calcext:value-type="float">
            <text:p>1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0" calcext:value-type="float">
            <text:p>0</text:p>
          </table:table-cell>
          <table:table-cell office:value-type="float" office:value="-2.00000744" calcext:value-type="float">
            <text:p>-2,00000744</text:p>
          </table:table-cell>
          <table:table-cell office:value-type="float" office:value="-0.00009143" calcext:value-type="float">
            <text:p>-9,143E-05</text:p>
          </table:table-cell>
          <table:table-cell office:value-type="float" office:value="175.5004104" calcext:value-type="float">
            <text:p>175,5004104</text:p>
          </table:table-cell>
        </table:table-row>
        <table:table-row table:style-name="ro1">
          <table:table-cell office:value-type="float" office:value="1624631738.57651" calcext:value-type="float">
            <text:p>1624631738,57651</text:p>
          </table:table-cell>
          <table:table-cell table:formula="of:=ROUND([.A517]-[$menor.$A$1];1)" office:value-type="float" office:value="57.9" calcext:value-type="float">
            <text:p>57,9</text:p>
          </table:table-cell>
          <table:table-cell office:value-type="float" office:value="1" calcext:value-type="float">
            <text:p>1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0" calcext:value-type="float">
            <text:p>0</text:p>
          </table:table-cell>
          <table:table-cell office:value-type="float" office:value="-2.00000744" calcext:value-type="float">
            <text:p>-2,00000744</text:p>
          </table:table-cell>
          <table:table-cell office:value-type="float" office:value="-0.00009143" calcext:value-type="float">
            <text:p>-9,143E-05</text:p>
          </table:table-cell>
          <table:table-cell office:value-type="float" office:value="175.5004104" calcext:value-type="float">
            <text:p>175,5004104</text:p>
          </table:table-cell>
        </table:table-row>
        <table:table-row table:style-name="ro1">
          <table:table-cell office:value-type="float" office:value="1624631738.67654" calcext:value-type="float">
            <text:p>1624631738,67654</text:p>
          </table:table-cell>
          <table:table-cell table:formula="of:=ROUND([.A518]-[$menor.$A$1];1)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0" calcext:value-type="float">
            <text:p>0</text:p>
          </table:table-cell>
          <table:table-cell office:value-type="float" office:value="-2.00000744" calcext:value-type="float">
            <text:p>-2,00000744</text:p>
          </table:table-cell>
          <table:table-cell office:value-type="float" office:value="-0.00009143" calcext:value-type="float">
            <text:p>-9,143E-05</text:p>
          </table:table-cell>
          <table:table-cell office:value-type="float" office:value="175.5004104" calcext:value-type="float">
            <text:p>175,5004104</text:p>
          </table:table-cell>
        </table:table-row>
        <table:table-row table:style-name="ro1">
          <table:table-cell office:value-type="float" office:value="1624631738.7765" calcext:value-type="float">
            <text:p>1624631738,7765</text:p>
          </table:table-cell>
          <table:table-cell table:formula="of:=ROUND([.A519]-[$menor.$A$1];1)" office:value-type="float" office:value="58.1" calcext:value-type="float">
            <text:p>58,1</text:p>
          </table:table-cell>
          <table:table-cell office:value-type="float" office:value="1" calcext:value-type="float">
            <text:p>1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0" calcext:value-type="float">
            <text:p>0</text:p>
          </table:table-cell>
          <table:table-cell office:value-type="float" office:value="-2.00000744" calcext:value-type="float">
            <text:p>-2,00000744</text:p>
          </table:table-cell>
          <table:table-cell office:value-type="float" office:value="-0.00009143" calcext:value-type="float">
            <text:p>-9,143E-05</text:p>
          </table:table-cell>
          <table:table-cell office:value-type="float" office:value="175.5004104" calcext:value-type="float">
            <text:p>175,5004104</text:p>
          </table:table-cell>
        </table:table-row>
        <table:table-row table:style-name="ro1">
          <table:table-cell office:value-type="float" office:value="1624631738.8765" calcext:value-type="float">
            <text:p>1624631738,8765</text:p>
          </table:table-cell>
          <table:table-cell table:formula="of:=ROUND([.A520]-[$menor.$A$1];1)" office:value-type="float" office:value="58.2" calcext:value-type="float">
            <text:p>58,2</text:p>
          </table:table-cell>
          <table:table-cell office:value-type="float" office:value="1" calcext:value-type="float">
            <text:p>1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0" calcext:value-type="float">
            <text:p>0</text:p>
          </table:table-cell>
          <table:table-cell office:value-type="float" office:value="-2.00097744" calcext:value-type="float">
            <text:p>-2,00097744</text:p>
          </table:table-cell>
          <table:table-cell office:value-type="float" office:value="-0.00009143" calcext:value-type="float">
            <text:p>-9,143E-05</text:p>
          </table:table-cell>
          <table:table-cell office:value-type="float" office:value="175.5004104" calcext:value-type="float">
            <text:p>175,5004104</text:p>
          </table:table-cell>
        </table:table-row>
        <table:table-row table:style-name="ro1">
          <table:table-cell office:value-type="float" office:value="1624631738.9765" calcext:value-type="float">
            <text:p>1624631738,9765</text:p>
          </table:table-cell>
          <table:table-cell table:formula="of:=ROUND([.A521]-[$menor.$A$1];1)" office:value-type="float" office:value="58.3" calcext:value-type="float">
            <text:p>58,3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1" calcext:value-type="float">
            <text:p>-1</text:p>
          </table:table-cell>
          <table:table-cell office:value-type="float" office:value="-1.99998905" calcext:value-type="float">
            <text:p>-1,99998905</text:p>
          </table:table-cell>
          <table:table-cell office:value-type="float" office:value="0.00011815" calcext:value-type="float">
            <text:p>0,00011815</text:p>
          </table:table-cell>
          <table:table-cell office:value-type="float" office:value="174.5004104" calcext:value-type="float">
            <text:p>174,5004104</text:p>
          </table:table-cell>
        </table:table-row>
        <table:table-row table:style-name="ro1">
          <table:table-cell office:value-type="float" office:value="1624631739.07654" calcext:value-type="float">
            <text:p>1624631739,07654</text:p>
          </table:table-cell>
          <table:table-cell table:formula="of:=ROUND([.A522]-[$menor.$A$1];1)" office:value-type="float" office:value="58.4" calcext:value-type="float">
            <text:p>58,4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1" calcext:value-type="float">
            <text:p>-1</text:p>
          </table:table-cell>
          <table:table-cell office:value-type="float" office:value="-1.99998905" calcext:value-type="float">
            <text:p>-1,99998905</text:p>
          </table:table-cell>
          <table:table-cell office:value-type="float" office:value="0.00011815" calcext:value-type="float">
            <text:p>0,00011815</text:p>
          </table:table-cell>
          <table:table-cell office:value-type="float" office:value="174.5004104" calcext:value-type="float">
            <text:p>174,5004104</text:p>
          </table:table-cell>
        </table:table-row>
        <table:table-row table:style-name="ro1">
          <table:table-cell office:value-type="float" office:value="1624631739.17654" calcext:value-type="float">
            <text:p>1624631739,17654</text:p>
          </table:table-cell>
          <table:table-cell table:formula="of:=ROUND([.A523]-[$menor.$A$1];1)" office:value-type="float" office:value="58.5" calcext:value-type="float">
            <text:p>58,5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1" calcext:value-type="float">
            <text:p>-1</text:p>
          </table:table-cell>
          <table:table-cell office:value-type="float" office:value="-1.99998905" calcext:value-type="float">
            <text:p>-1,99998905</text:p>
          </table:table-cell>
          <table:table-cell office:value-type="float" office:value="0.00011815" calcext:value-type="float">
            <text:p>0,00011815</text:p>
          </table:table-cell>
          <table:table-cell office:value-type="float" office:value="174.5004104" calcext:value-type="float">
            <text:p>174,5004104</text:p>
          </table:table-cell>
        </table:table-row>
        <table:table-row table:style-name="ro1">
          <table:table-cell office:value-type="float" office:value="1624631739.27654" calcext:value-type="float">
            <text:p>1624631739,27654</text:p>
          </table:table-cell>
          <table:table-cell table:formula="of:=ROUND([.A524]-[$menor.$A$1];1)" office:value-type="float" office:value="58.6" calcext:value-type="float">
            <text:p>58,6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1" calcext:value-type="float">
            <text:p>-1</text:p>
          </table:table-cell>
          <table:table-cell office:value-type="float" office:value="-1.99998905" calcext:value-type="float">
            <text:p>-1,99998905</text:p>
          </table:table-cell>
          <table:table-cell office:value-type="float" office:value="0.00011815" calcext:value-type="float">
            <text:p>0,00011815</text:p>
          </table:table-cell>
          <table:table-cell office:value-type="float" office:value="174.5004104" calcext:value-type="float">
            <text:p>174,5004104</text:p>
          </table:table-cell>
        </table:table-row>
        <table:table-row table:style-name="ro1">
          <table:table-cell office:value-type="float" office:value="1624631739.37654" calcext:value-type="float">
            <text:p>1624631739,37654</text:p>
          </table:table-cell>
          <table:table-cell table:formula="of:=ROUND([.A525]-[$menor.$A$1];1)" office:value-type="float" office:value="58.7" calcext:value-type="float">
            <text:p>58,7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1" calcext:value-type="float">
            <text:p>-1</text:p>
          </table:table-cell>
          <table:table-cell office:value-type="float" office:value="-2.00095905" calcext:value-type="float">
            <text:p>-2,00095905</text:p>
          </table:table-cell>
          <table:table-cell office:value-type="float" office:value="0.00011815" calcext:value-type="float">
            <text:p>0,00011815</text:p>
          </table:table-cell>
          <table:table-cell office:value-type="float" office:value="174.5004104" calcext:value-type="float">
            <text:p>174,5004104</text:p>
          </table:table-cell>
        </table:table-row>
        <table:table-row table:style-name="ro1">
          <table:table-cell office:value-type="float" office:value="1624631739.47651" calcext:value-type="float">
            <text:p>1624631739,47651</text:p>
          </table:table-cell>
          <table:table-cell table:formula="of:=ROUND([.A526]-[$menor.$A$1];1)" office:value-type="float" office:value="58.8" calcext:value-type="float">
            <text:p>58,8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1.99999756" calcext:value-type="float">
            <text:p>-1,99999756</text:p>
          </table:table-cell>
          <table:table-cell office:value-type="float" office:value="0.00002558" calcext:value-type="float">
            <text:p>2,558E-05</text:p>
          </table:table-cell>
          <table:table-cell office:value-type="float" office:value="174.5004104" calcext:value-type="float">
            <text:p>174,5004104</text:p>
          </table:table-cell>
        </table:table-row>
        <table:table-row table:style-name="ro1">
          <table:table-cell office:value-type="float" office:value="1624631739.57653" calcext:value-type="float">
            <text:p>1624631739,57653</text:p>
          </table:table-cell>
          <table:table-cell table:formula="of:=ROUND([.A527]-[$menor.$A$1];1)" office:value-type="float" office:value="58.9" calcext:value-type="float">
            <text:p>58,9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1.99999756" calcext:value-type="float">
            <text:p>-1,99999756</text:p>
          </table:table-cell>
          <table:table-cell office:value-type="float" office:value="0.00002558" calcext:value-type="float">
            <text:p>2,558E-05</text:p>
          </table:table-cell>
          <table:table-cell office:value-type="float" office:value="174.5004104" calcext:value-type="float">
            <text:p>174,5004104</text:p>
          </table:table-cell>
        </table:table-row>
        <table:table-row table:style-name="ro1">
          <table:table-cell office:value-type="float" office:value="1624631739.67654" calcext:value-type="float">
            <text:p>1624631739,67654</text:p>
          </table:table-cell>
          <table:table-cell table:formula="of:=ROUND([.A528]-[$menor.$A$1];1)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1.99999756" calcext:value-type="float">
            <text:p>-1,99999756</text:p>
          </table:table-cell>
          <table:table-cell office:value-type="float" office:value="0.00002558" calcext:value-type="float">
            <text:p>2,558E-05</text:p>
          </table:table-cell>
          <table:table-cell office:value-type="float" office:value="174.5004104" calcext:value-type="float">
            <text:p>174,5004104</text:p>
          </table:table-cell>
        </table:table-row>
        <table:table-row table:style-name="ro1">
          <table:table-cell office:value-type="float" office:value="1624631739.77654" calcext:value-type="float">
            <text:p>1624631739,77654</text:p>
          </table:table-cell>
          <table:table-cell table:formula="of:=ROUND([.A529]-[$menor.$A$1];1)" office:value-type="float" office:value="59.1" calcext:value-type="float">
            <text:p>59,1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1.99999756" calcext:value-type="float">
            <text:p>-1,99999756</text:p>
          </table:table-cell>
          <table:table-cell office:value-type="float" office:value="0.00002558" calcext:value-type="float">
            <text:p>2,558E-05</text:p>
          </table:table-cell>
          <table:table-cell office:value-type="float" office:value="174.5004104" calcext:value-type="float">
            <text:p>174,5004104</text:p>
          </table:table-cell>
        </table:table-row>
        <table:table-row table:style-name="ro1">
          <table:table-cell office:value-type="float" office:value="1624631739.87654" calcext:value-type="float">
            <text:p>1624631739,87654</text:p>
          </table:table-cell>
          <table:table-cell table:formula="of:=ROUND([.A530]-[$menor.$A$1];1)" office:value-type="float" office:value="59.2" calcext:value-type="float">
            <text:p>59,2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2.00094046" calcext:value-type="float">
            <text:p>-2,00094046</text:p>
          </table:table-cell>
          <table:table-cell office:value-type="float" office:value="0.00028416" calcext:value-type="float">
            <text:p>0,00028416</text:p>
          </table:table-cell>
          <table:table-cell office:value-type="float" office:value="173.53612243" calcext:value-type="float">
            <text:p>173,53612243</text:p>
          </table:table-cell>
        </table:table-row>
        <table:table-row table:style-name="ro1">
          <table:table-cell office:value-type="float" office:value="1624631739.97652" calcext:value-type="float">
            <text:p>1624631739,97652</text:p>
          </table:table-cell>
          <table:table-cell table:formula="of:=ROUND([.A531]-[$menor.$A$1];1)" office:value-type="float" office:value="59.3" calcext:value-type="float">
            <text:p>59,3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-2.00000746" calcext:value-type="float">
            <text:p>-2,00000746</text:p>
          </table:table-cell>
          <table:table-cell office:value-type="float" office:value="-0.00007593" calcext:value-type="float">
            <text:p>-7,593E-05</text:p>
          </table:table-cell>
          <table:table-cell office:value-type="float" office:value="174.53612243" calcext:value-type="float">
            <text:p>174,53612243</text:p>
          </table:table-cell>
        </table:table-row>
        <table:table-row table:style-name="ro1">
          <table:table-cell office:value-type="float" office:value="1624631740.07654" calcext:value-type="float">
            <text:p>1624631740,07654</text:p>
          </table:table-cell>
          <table:table-cell table:formula="of:=ROUND([.A532]-[$menor.$A$1];1)" office:value-type="float" office:value="59.4" calcext:value-type="float">
            <text:p>59,4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-2.00000746" calcext:value-type="float">
            <text:p>-2,00000746</text:p>
          </table:table-cell>
          <table:table-cell office:value-type="float" office:value="-0.00007593" calcext:value-type="float">
            <text:p>-7,593E-05</text:p>
          </table:table-cell>
          <table:table-cell office:value-type="float" office:value="174.53612243" calcext:value-type="float">
            <text:p>174,53612243</text:p>
          </table:table-cell>
        </table:table-row>
        <table:table-row table:style-name="ro1">
          <table:table-cell office:value-type="float" office:value="1624631740.17651" calcext:value-type="float">
            <text:p>1624631740,17651</text:p>
          </table:table-cell>
          <table:table-cell table:formula="of:=ROUND([.A533]-[$menor.$A$1];1)" office:value-type="float" office:value="59.5" calcext:value-type="float">
            <text:p>59,5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-2.00000746" calcext:value-type="float">
            <text:p>-2,00000746</text:p>
          </table:table-cell>
          <table:table-cell office:value-type="float" office:value="-0.00007593" calcext:value-type="float">
            <text:p>-7,593E-05</text:p>
          </table:table-cell>
          <table:table-cell office:value-type="float" office:value="174.53612243" calcext:value-type="float">
            <text:p>174,53612243</text:p>
          </table:table-cell>
        </table:table-row>
        <table:table-row table:style-name="ro1">
          <table:table-cell office:value-type="float" office:value="1624631740.27653" calcext:value-type="float">
            <text:p>1624631740,27653</text:p>
          </table:table-cell>
          <table:table-cell table:formula="of:=ROUND([.A534]-[$menor.$A$1];1)" office:value-type="float" office:value="59.6" calcext:value-type="float">
            <text:p>59,6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-2.00000746" calcext:value-type="float">
            <text:p>-2,00000746</text:p>
          </table:table-cell>
          <table:table-cell office:value-type="float" office:value="-0.00007593" calcext:value-type="float">
            <text:p>-7,593E-05</text:p>
          </table:table-cell>
          <table:table-cell office:value-type="float" office:value="174.53612243" calcext:value-type="float">
            <text:p>174,53612243</text:p>
          </table:table-cell>
        </table:table-row>
        <table:table-row table:style-name="ro1">
          <table:table-cell office:value-type="float" office:value="1624631740.37654" calcext:value-type="float">
            <text:p>1624631740,37654</text:p>
          </table:table-cell>
          <table:table-cell table:formula="of:=ROUND([.A535]-[$menor.$A$1];1)" office:value-type="float" office:value="59.7" calcext:value-type="float">
            <text:p>59,7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-2.00097746" calcext:value-type="float">
            <text:p>-2,00097746</text:p>
          </table:table-cell>
          <table:table-cell office:value-type="float" office:value="-0.00007593" calcext:value-type="float">
            <text:p>-7,593E-05</text:p>
          </table:table-cell>
          <table:table-cell office:value-type="float" office:value="174.53612243" calcext:value-type="float">
            <text:p>174,53612243</text:p>
          </table:table-cell>
        </table:table-row>
        <table:table-row table:style-name="ro1">
          <table:table-cell office:value-type="float" office:value="1624631740.47654" calcext:value-type="float">
            <text:p>1624631740,47654</text:p>
          </table:table-cell>
          <table:table-cell table:formula="of:=ROUND([.A536]-[$menor.$A$1];1)" office:value-type="float" office:value="59.8" calcext:value-type="float">
            <text:p>59,8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-1" calcext:value-type="float">
            <text:p>-1</text:p>
          </table:table-cell>
          <table:table-cell office:value-type="float" office:value="-1.99999259" calcext:value-type="float">
            <text:p>-1,99999259</text:p>
          </table:table-cell>
          <table:table-cell office:value-type="float" office:value="0.00152187" calcext:value-type="float">
            <text:p>0,00152187</text:p>
          </table:table-cell>
          <table:table-cell office:value-type="float" office:value="173.53612243" calcext:value-type="float">
            <text:p>173,53612243</text:p>
          </table:table-cell>
        </table:table-row>
        <table:table-row table:style-name="ro1">
          <table:table-cell office:value-type="float" office:value="1624631740.57654" calcext:value-type="float">
            <text:p>1624631740,57654</text:p>
          </table:table-cell>
          <table:table-cell table:formula="of:=ROUND([.A537]-[$menor.$A$1];1)" office:value-type="float" office:value="59.9" calcext:value-type="float">
            <text:p>59,9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</table:table-row>
        <table:table-row table:style-name="ro1">
          <table:table-cell office:value-type="float" office:value="1624631740.67651" calcext:value-type="float">
            <text:p>1624631740,67651</text:p>
          </table:table-cell>
          <table:table-cell table:formula="of:=ROUND([.A538]-[$menor.$A$1];1)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</table:table-row>
        <table:table-row table:style-name="ro1">
          <table:table-cell office:value-type="float" office:value="1624631740.77649" calcext:value-type="float">
            <text:p>1624631740,77649</text:p>
          </table:table-cell>
          <table:table-cell table:formula="of:=ROUND([.A539]-[$menor.$A$1];1)" office:value-type="float" office:value="60.1" calcext:value-type="float">
            <text:p>60,1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</table:table-row>
        <table:table-row table:style-name="ro1">
          <table:table-cell office:value-type="float" office:value="1624631740.87651" calcext:value-type="float">
            <text:p>1624631740,87651</text:p>
          </table:table-cell>
          <table:table-cell table:formula="of:=ROUND([.A540]-[$menor.$A$1];1)" office:value-type="float" office:value="60.2" calcext:value-type="float">
            <text:p>60,2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</table:table-row>
        <table:table-row table:style-name="ro1">
          <table:table-cell office:value-type="float" office:value="1624631740.97652" calcext:value-type="float">
            <text:p>1624631740,97652</text:p>
          </table:table-cell>
          <table:table-cell table:formula="of:=ROUND([.A541]-[$menor.$A$1];1)" office:value-type="float" office:value="60.3" calcext:value-type="float">
            <text:p>60,3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</table:table-row>
        <table:table-row table:style-name="ro1">
          <table:table-cell office:value-type="float" office:value="1624631741.07651" calcext:value-type="float">
            <text:p>1624631741,07651</text:p>
          </table:table-cell>
          <table:table-cell table:formula="of:=ROUND([.A542]-[$menor.$A$1];1)" office:value-type="float" office:value="60.4" calcext:value-type="float">
            <text:p>60,4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</table:table-row>
        <table:table-row table:style-name="ro1">
          <table:table-cell office:value-type="float" office:value="1624631741.17654" calcext:value-type="float">
            <text:p>1624631741,17654</text:p>
          </table:table-cell>
          <table:table-cell table:formula="of:=ROUND([.A543]-[$menor.$A$1];1)" office:value-type="float" office:value="60.5" calcext:value-type="float">
            <text:p>60,5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881" calcext:value-type="float">
            <text:p>0,00010881</text:p>
          </table:table-cell>
          <table:table-cell office:value-type="float" office:value="179.53612243" calcext:value-type="float">
            <text:p>179,53612243</text:p>
          </table:table-cell>
        </table:table-row>
        <table:table-row table:style-name="ro1">
          <table:table-cell office:value-type="float" office:value="1624631741.27654" calcext:value-type="float">
            <text:p>1624631741,27654</text:p>
          </table:table-cell>
          <table:table-cell table:formula="of:=ROUND([.A544]-[$menor.$A$1];1)" office:value-type="float" office:value="60.6" calcext:value-type="float">
            <text:p>60,6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" calcext:value-type="float">
            <text:p>5</text:p>
          </table:table-cell>
          <table:table-cell office:value-type="float" office:value="-1.99999949" calcext:value-type="float">
            <text:p>-1,99999949</text:p>
          </table:table-cell>
          <table:table-cell office:value-type="float" office:value="-0.00011738" calcext:value-type="float">
            <text:p>-0,00011738</text:p>
          </table:table-cell>
          <table:table-cell office:value-type="float" office:value="180.5004104" calcext:value-type="float">
            <text:p>180,5004104</text:p>
          </table:table-cell>
        </table:table-row>
        <table:table-row table:style-name="ro1">
          <table:table-cell office:value-type="float" office:value="1624631741.37655" calcext:value-type="float">
            <text:p>1624631741,37655</text:p>
          </table:table-cell>
          <table:table-cell table:formula="of:=ROUND([.A545]-[$menor.$A$1];1)" office:value-type="float" office:value="60.7" calcext:value-type="float">
            <text:p>60,7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4" calcext:value-type="float">
            <text:p>4</text:p>
          </table:table-cell>
          <table:table-cell office:value-type="float" office:value="-2.00096949" calcext:value-type="float">
            <text:p>-2,00096949</text:p>
          </table:table-cell>
          <table:table-cell office:value-type="float" office:value="0.00011719" calcext:value-type="float">
            <text:p>0,00011719</text:p>
          </table:table-cell>
          <table:table-cell office:value-type="float" office:value="179.5004104" calcext:value-type="float">
            <text:p>179,5004104</text:p>
          </table:table-cell>
        </table:table-row>
        <table:table-row table:style-name="ro1">
          <table:table-cell office:value-type="float" office:value="1624631741.47656" calcext:value-type="float">
            <text:p>1624631741,47656</text:p>
          </table:table-cell>
          <table:table-cell table:formula="of:=ROUND([.A546]-[$menor.$A$1];1)" office:value-type="float" office:value="60.8" calcext:value-type="float">
            <text:p>60,8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953" calcext:value-type="float">
            <text:p>-1,99999953</text:p>
          </table:table-cell>
          <table:table-cell office:value-type="float" office:value="0.00010873" calcext:value-type="float">
            <text:p>0,00010873</text:p>
          </table:table-cell>
          <table:table-cell office:value-type="float" office:value="179.5004104" calcext:value-type="float">
            <text:p>179,5004104</text:p>
          </table:table-cell>
        </table:table-row>
        <table:table-row table:style-name="ro1">
          <table:table-cell office:value-type="float" office:value="1624631741.5765" calcext:value-type="float">
            <text:p>1624631741,5765</text:p>
          </table:table-cell>
          <table:table-cell table:formula="of:=ROUND([.A547]-[$menor.$A$1];1)" office:value-type="float" office:value="60.9" calcext:value-type="float">
            <text:p>60,9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959" calcext:value-type="float">
            <text:p>-1,99999959</text:p>
          </table:table-cell>
          <table:table-cell office:value-type="float" office:value="-0.00010114" calcext:value-type="float">
            <text:p>-0,00010114</text:p>
          </table:table-cell>
          <table:table-cell office:value-type="float" office:value="180.46469836" calcext:value-type="float">
            <text:p>180,46469836</text:p>
          </table:table-cell>
        </table:table-row>
        <table:table-row table:style-name="ro1">
          <table:table-cell office:value-type="float" office:value="1624631741.67651" calcext:value-type="float">
            <text:p>1624631741,67651</text:p>
          </table:table-cell>
          <table:table-cell table:formula="of:=ROUND([.A548]-[$menor.$A$1];1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959" calcext:value-type="float">
            <text:p>-1,99999959</text:p>
          </table:table-cell>
          <table:table-cell office:value-type="float" office:value="-0.00010114" calcext:value-type="float">
            <text:p>-0,00010114</text:p>
          </table:table-cell>
          <table:table-cell office:value-type="float" office:value="180.46469836" calcext:value-type="float">
            <text:p>180,46469836</text:p>
          </table:table-cell>
        </table:table-row>
        <table:table-row table:style-name="ro1">
          <table:table-cell office:value-type="float" office:value="1624631741.77655" calcext:value-type="float">
            <text:p>1624631741,77655</text:p>
          </table:table-cell>
          <table:table-cell table:formula="of:=ROUND([.A549]-[$menor.$A$1];1)" office:value-type="float" office:value="61.1" calcext:value-type="float">
            <text:p>61,1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959" calcext:value-type="float">
            <text:p>-1,99999959</text:p>
          </table:table-cell>
          <table:table-cell office:value-type="float" office:value="-0.00010114" calcext:value-type="float">
            <text:p>-0,00010114</text:p>
          </table:table-cell>
          <table:table-cell office:value-type="float" office:value="180.46469836" calcext:value-type="float">
            <text:p>180,46469836</text:p>
          </table:table-cell>
        </table:table-row>
        <table:table-row table:style-name="ro1">
          <table:table-cell office:value-type="float" office:value="1624631741.8765" calcext:value-type="float">
            <text:p>1624631741,8765</text:p>
          </table:table-cell>
          <table:table-cell table:formula="of:=ROUND([.A550]-[$menor.$A$1];1)" office:value-type="float" office:value="61.2" calcext:value-type="float">
            <text:p>61,2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959" calcext:value-type="float">
            <text:p>-1,99999959</text:p>
          </table:table-cell>
          <table:table-cell office:value-type="float" office:value="-0.00010114" calcext:value-type="float">
            <text:p>-0,00010114</text:p>
          </table:table-cell>
          <table:table-cell office:value-type="float" office:value="180.46469836" calcext:value-type="float">
            <text:p>180,46469836</text:p>
          </table:table-cell>
        </table:table-row>
        <table:table-row table:style-name="ro1">
          <table:table-cell office:value-type="float" office:value="1624631741.97651" calcext:value-type="float">
            <text:p>1624631741,97651</text:p>
          </table:table-cell>
          <table:table-cell table:formula="of:=ROUND([.A551]-[$menor.$A$1];1)" office:value-type="float" office:value="61.3" calcext:value-type="float">
            <text:p>61,3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4" calcext:value-type="float">
            <text:p>4</text:p>
          </table:table-cell>
          <table:table-cell office:value-type="float" office:value="-1.99999563" calcext:value-type="float">
            <text:p>-1,99999563</text:p>
          </table:table-cell>
          <table:table-cell office:value-type="float" office:value="-0.00033005" calcext:value-type="float">
            <text:p>-0,00033005</text:p>
          </table:table-cell>
          <table:table-cell office:value-type="float" office:value="181.51664888" calcext:value-type="float">
            <text:p>181,51664888</text:p>
          </table:table-cell>
        </table:table-row>
        <table:table-row table:style-name="ro1">
          <table:table-cell office:value-type="float" office:value="1624631742.07654" calcext:value-type="float">
            <text:p>1624631742,07654</text:p>
          </table:table-cell>
          <table:table-cell table:formula="of:=ROUND([.A552]-[$menor.$A$1];1)" office:value-type="float" office:value="61.4" calcext:value-type="float">
            <text:p>61,4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2" calcext:value-type="float">
            <text:p>2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52" calcext:value-type="float">
            <text:p>0,0001052</text:p>
          </table:table-cell>
          <table:table-cell office:value-type="float" office:value="179.51664888" calcext:value-type="float">
            <text:p>179,51664888</text:p>
          </table:table-cell>
        </table:table-row>
        <table:table-row table:style-name="ro1">
          <table:table-cell office:value-type="float" office:value="1624631742.17657" calcext:value-type="float">
            <text:p>1624631742,17657</text:p>
          </table:table-cell>
          <table:table-cell table:formula="of:=ROUND([.A553]-[$menor.$A$1];1)" office:value-type="float" office:value="61.5" calcext:value-type="float">
            <text:p>61,5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2" calcext:value-type="float">
            <text:p>2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52" calcext:value-type="float">
            <text:p>0,0001052</text:p>
          </table:table-cell>
          <table:table-cell office:value-type="float" office:value="179.51664888" calcext:value-type="float">
            <text:p>179,51664888</text:p>
          </table:table-cell>
        </table:table-row>
        <table:table-row table:style-name="ro1">
          <table:table-cell office:value-type="float" office:value="1624631742.27653" calcext:value-type="float">
            <text:p>1624631742,27653</text:p>
          </table:table-cell>
          <table:table-cell table:formula="of:=ROUND([.A554]-[$menor.$A$1];1)" office:value-type="float" office:value="61.6" calcext:value-type="float">
            <text:p>61,6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2" calcext:value-type="float">
            <text:p>2</text:p>
          </table:table-cell>
          <table:table-cell office:value-type="float" office:value="-1.99999956" calcext:value-type="float">
            <text:p>-1,99999956</text:p>
          </table:table-cell>
          <table:table-cell office:value-type="float" office:value="0.0001052" calcext:value-type="float">
            <text:p>0,0001052</text:p>
          </table:table-cell>
          <table:table-cell office:value-type="float" office:value="179.51664888" calcext:value-type="float">
            <text:p>179,51664888</text:p>
          </table:table-cell>
        </table:table-row>
        <table:table-row table:style-name="ro1">
          <table:table-cell office:value-type="float" office:value="1624631742.3766" calcext:value-type="float">
            <text:p>1624631742,3766</text:p>
          </table:table-cell>
          <table:table-cell table:formula="of:=ROUND([.A555]-[$menor.$A$1];1)" office:value-type="float" office:value="61.7" calcext:value-type="float">
            <text:p>61,7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2" calcext:value-type="float">
            <text:p>2</text:p>
          </table:table-cell>
          <table:table-cell office:value-type="float" office:value="-2.00145456" calcext:value-type="float">
            <text:p>-2,00145456</text:p>
          </table:table-cell>
          <table:table-cell office:value-type="float" office:value="0.0001052" calcext:value-type="float">
            <text:p>0,0001052</text:p>
          </table:table-cell>
          <table:table-cell office:value-type="float" office:value="179.51664888" calcext:value-type="float">
            <text:p>179,51664888</text:p>
          </table:table-cell>
        </table:table-row>
        <table:table-row table:style-name="ro1">
          <table:table-cell office:value-type="float" office:value="1624631742.47654" calcext:value-type="float">
            <text:p>1624631742,47654</text:p>
          </table:table-cell>
          <table:table-cell table:formula="of:=ROUND([.A556]-[$menor.$A$1];1)" office:value-type="float" office:value="61.8" calcext:value-type="float">
            <text:p>61,8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2.57654" calcext:value-type="float">
            <text:p>1624631742,57654</text:p>
          </table:table-cell>
          <table:table-cell table:formula="of:=ROUND([.A557]-[$menor.$A$1];1)" office:value-type="float" office:value="61.9" calcext:value-type="float">
            <text:p>61,9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2.67656" calcext:value-type="float">
            <text:p>1624631742,67656</text:p>
          </table:table-cell>
          <table:table-cell table:formula="of:=ROUND([.A558]-[$menor.$A$1];1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2.77655" calcext:value-type="float">
            <text:p>1624631742,77655</text:p>
          </table:table-cell>
          <table:table-cell table:formula="of:=ROUND([.A559]-[$menor.$A$1];1)" office:value-type="float" office:value="62.1" calcext:value-type="float">
            <text:p>62,1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2.87655" calcext:value-type="float">
            <text:p>1624631742,87655</text:p>
          </table:table-cell>
          <table:table-cell table:formula="of:=ROUND([.A560]-[$menor.$A$1];1)" office:value-type="float" office:value="62.2" calcext:value-type="float">
            <text:p>62,2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2.97657" calcext:value-type="float">
            <text:p>1624631742,97657</text:p>
          </table:table-cell>
          <table:table-cell table:formula="of:=ROUND([.A561]-[$menor.$A$1];1)" office:value-type="float" office:value="62.3" calcext:value-type="float">
            <text:p>62,3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3.07656" calcext:value-type="float">
            <text:p>1624631743,07656</text:p>
          </table:table-cell>
          <table:table-cell table:formula="of:=ROUND([.A562]-[$menor.$A$1];1)" office:value-type="float" office:value="62.4" calcext:value-type="float">
            <text:p>62,4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3.17655" calcext:value-type="float">
            <text:p>1624631743,17655</text:p>
          </table:table-cell>
          <table:table-cell table:formula="of:=ROUND([.A563]-[$menor.$A$1];1)" office:value-type="float" office:value="62.5" calcext:value-type="float">
            <text:p>62,5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3.27653" calcext:value-type="float">
            <text:p>1624631743,27653</text:p>
          </table:table-cell>
          <table:table-cell table:formula="of:=ROUND([.A564]-[$menor.$A$1];1)" office:value-type="float" office:value="62.6" calcext:value-type="float">
            <text:p>62,6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1.99999961" calcext:value-type="float">
            <text:p>-1,99999961</text:p>
          </table:table-cell>
          <table:table-cell office:value-type="float" office:value="-0.00009246" calcext:value-type="float">
            <text:p>-9,2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3.37655" calcext:value-type="float">
            <text:p>1624631743,37655</text:p>
          </table:table-cell>
          <table:table-cell table:formula="of:=ROUND([.A565]-[$menor.$A$1];1)" office:value-type="float" office:value="62.7" calcext:value-type="float">
            <text:p>62,7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2" calcext:value-type="float">
            <text:p>2</text:p>
          </table:table-cell>
          <table:table-cell office:value-type="float" office:value="-2.0009665" calcext:value-type="float">
            <text:p>-2,0009665</text:p>
          </table:table-cell>
          <table:table-cell office:value-type="float" office:value="-0.00027781" calcext:value-type="float">
            <text:p>-0,00027781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43.47657" calcext:value-type="float">
            <text:p>1624631743,47657</text:p>
          </table:table-cell>
          <table:table-cell table:formula="of:=ROUND([.A566]-[$menor.$A$1];1)" office:value-type="float" office:value="62.8" calcext:value-type="float">
            <text:p>62,8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1" calcext:value-type="float">
            <text:p>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-0.00007806" calcext:value-type="float">
            <text:p>-7,806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3.57657" calcext:value-type="float">
            <text:p>1624631743,57657</text:p>
          </table:table-cell>
          <table:table-cell table:formula="of:=ROUND([.A567]-[$menor.$A$1];1)" office:value-type="float" office:value="62.9" calcext:value-type="float">
            <text:p>62,9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1" calcext:value-type="float">
            <text:p>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-0.00007806" calcext:value-type="float">
            <text:p>-7,806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3.67656" calcext:value-type="float">
            <text:p>1624631743,67656</text:p>
          </table:table-cell>
          <table:table-cell table:formula="of:=ROUND([.A568]-[$menor.$A$1];1)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1" calcext:value-type="float">
            <text:p>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-0.00007806" calcext:value-type="float">
            <text:p>-7,806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3.77652" calcext:value-type="float">
            <text:p>1624631743,77652</text:p>
          </table:table-cell>
          <table:table-cell table:formula="of:=ROUND([.A569]-[$menor.$A$1];1)" office:value-type="float" office:value="63.1" calcext:value-type="float">
            <text:p>63,1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1" calcext:value-type="float">
            <text:p>1</text:p>
          </table:table-cell>
          <table:table-cell office:value-type="float" office:value="-1.9999963" calcext:value-type="float">
            <text:p>-1,9999963</text:p>
          </table:table-cell>
          <table:table-cell office:value-type="float" office:value="-0.00027255" calcext:value-type="float">
            <text:p>-0,00027255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43.87652" calcext:value-type="float">
            <text:p>1624631743,87652</text:p>
          </table:table-cell>
          <table:table-cell table:formula="of:=ROUND([.A570]-[$menor.$A$1];1)" office:value-type="float" office:value="63.2" calcext:value-type="float">
            <text:p>63,2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3.97657" calcext:value-type="float">
            <text:p>1624631743,97657</text:p>
          </table:table-cell>
          <table:table-cell table:formula="of:=ROUND([.A571]-[$menor.$A$1];1)" office:value-type="float" office:value="63.3" calcext:value-type="float">
            <text:p>63,3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4.07657" calcext:value-type="float">
            <text:p>1624631744,07657</text:p>
          </table:table-cell>
          <table:table-cell table:formula="of:=ROUND([.A572]-[$menor.$A$1];1)" office:value-type="float" office:value="63.4" calcext:value-type="float">
            <text:p>63,4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4.17659" calcext:value-type="float">
            <text:p>1624631744,17659</text:p>
          </table:table-cell>
          <table:table-cell table:formula="of:=ROUND([.A573]-[$menor.$A$1];1)" office:value-type="float" office:value="63.5" calcext:value-type="float">
            <text:p>63,5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4.27657" calcext:value-type="float">
            <text:p>1624631744,27657</text:p>
          </table:table-cell>
          <table:table-cell table:formula="of:=ROUND([.A574]-[$menor.$A$1];1)" office:value-type="float" office:value="63.6" calcext:value-type="float">
            <text:p>63,6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" calcext:value-type="float">
            <text:p>-1,99999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4.37657" calcext:value-type="float">
            <text:p>1624631744,37657</text:p>
          </table:table-cell>
          <table:table-cell table:formula="of:=ROUND([.A575]-[$menor.$A$1];1)" office:value-type="float" office:value="63.7" calcext:value-type="float">
            <text:p>63,7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-1" calcext:value-type="float">
            <text:p>-1</text:p>
          </table:table-cell>
          <table:table-cell office:value-type="float" office:value="-2.0009697" calcext:value-type="float">
            <text:p>-2,0009697</text:p>
          </table:table-cell>
          <table:table-cell office:value-type="float" office:value="0.00007806" calcext:value-type="float">
            <text:p>7,806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4.47657" calcext:value-type="float">
            <text:p>1624631744,47657</text:p>
          </table:table-cell>
          <table:table-cell table:formula="of:=ROUND([.A576]-[$menor.$A$1];1)" office:value-type="float" office:value="63.8" calcext:value-type="float">
            <text:p>63,8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0.00007052" calcext:value-type="float">
            <text:p>7,052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4.57657" calcext:value-type="float">
            <text:p>1624631744,57657</text:p>
          </table:table-cell>
          <table:table-cell table:formula="of:=ROUND([.A577]-[$menor.$A$1];1)" office:value-type="float" office:value="63.9" calcext:value-type="float">
            <text:p>63,9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0.00007052" calcext:value-type="float">
            <text:p>7,052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4.67657" calcext:value-type="float">
            <text:p>1624631744,67657</text:p>
          </table:table-cell>
          <table:table-cell table:formula="of:=ROUND([.A578]-[$menor.$A$1];1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0.00007052" calcext:value-type="float">
            <text:p>7,052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4.77657" calcext:value-type="float">
            <text:p>1624631744,77657</text:p>
          </table:table-cell>
          <table:table-cell table:formula="of:=ROUND([.A579]-[$menor.$A$1];1)" office:value-type="float" office:value="64.1" calcext:value-type="float">
            <text:p>64,1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0.00007052" calcext:value-type="float">
            <text:p>7,052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4.87657" calcext:value-type="float">
            <text:p>1624631744,87657</text:p>
          </table:table-cell>
          <table:table-cell table:formula="of:=ROUND([.A580]-[$menor.$A$1];1)" office:value-type="float" office:value="64.2" calcext:value-type="float">
            <text:p>64,2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1" calcext:value-type="float">
            <text:p>-1</text:p>
          </table:table-cell>
          <table:table-cell office:value-type="float" office:value="-1.99999666" calcext:value-type="float">
            <text:p>-1,99999666</text:p>
          </table:table-cell>
          <table:table-cell office:value-type="float" office:value="0.00024623" calcext:value-type="float">
            <text:p>0,00024623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44.97652" calcext:value-type="float">
            <text:p>1624631744,97652</text:p>
          </table:table-cell>
          <table:table-cell table:formula="of:=ROUND([.A581]-[$menor.$A$1];1)" office:value-type="float" office:value="64.3" calcext:value-type="float">
            <text:p>64,3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1" calcext:value-type="float">
            <text:p>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-0.00007052" calcext:value-type="float">
            <text:p>-7,052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5.07656" calcext:value-type="float">
            <text:p>1624631745,07656</text:p>
          </table:table-cell>
          <table:table-cell table:formula="of:=ROUND([.A582]-[$menor.$A$1];1)" office:value-type="float" office:value="64.4" calcext:value-type="float">
            <text:p>64,4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1" calcext:value-type="float">
            <text:p>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-0.00007052" calcext:value-type="float">
            <text:p>-7,052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5.17655" calcext:value-type="float">
            <text:p>1624631745,17655</text:p>
          </table:table-cell>
          <table:table-cell table:formula="of:=ROUND([.A583]-[$menor.$A$1];1)" office:value-type="float" office:value="64.5" calcext:value-type="float">
            <text:p>64,5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1" calcext:value-type="float">
            <text:p>1</text:p>
          </table:table-cell>
          <table:table-cell office:value-type="float" office:value="-1.99999973" calcext:value-type="float">
            <text:p>-1,99999973</text:p>
          </table:table-cell>
          <table:table-cell office:value-type="float" office:value="-0.00007052" calcext:value-type="float">
            <text:p>-7,052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5.27653" calcext:value-type="float">
            <text:p>1624631745,27653</text:p>
          </table:table-cell>
          <table:table-cell table:formula="of:=ROUND([.A584]-[$menor.$A$1];1)" office:value-type="float" office:value="64.6" calcext:value-type="float">
            <text:p>64,6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1" calcext:value-type="float">
            <text:p>1</text:p>
          </table:table-cell>
          <table:table-cell office:value-type="float" office:value="-1.99999963" calcext:value-type="float">
            <text:p>-1,99999963</text:p>
          </table:table-cell>
          <table:table-cell office:value-type="float" office:value="0.00008221" calcext:value-type="float">
            <text:p>8,221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45.37655" calcext:value-type="float">
            <text:p>1624631745,37655</text:p>
          </table:table-cell>
          <table:table-cell table:formula="of:=ROUND([.A585]-[$menor.$A$1];1)" office:value-type="float" office:value="64.7" calcext:value-type="float">
            <text:p>64,7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2" calcext:value-type="float">
            <text:p>2</text:p>
          </table:table-cell>
          <table:table-cell office:value-type="float" office:value="-2.00096968" calcext:value-type="float">
            <text:p>-2,00096968</text:p>
          </table:table-cell>
          <table:table-cell office:value-type="float" office:value="-0.00007617" calcext:value-type="float">
            <text:p>-7,617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5.47655" calcext:value-type="float">
            <text:p>1624631745,47655</text:p>
          </table:table-cell>
          <table:table-cell table:formula="of:=ROUND([.A586]-[$menor.$A$1];1)" office:value-type="float" office:value="64.8" calcext:value-type="float">
            <text:p>64,8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2" calcext:value-type="float">
            <text:p>2</text:p>
          </table:table-cell>
          <table:table-cell office:value-type="float" office:value="-1.99999971" calcext:value-type="float">
            <text:p>-1,99999971</text:p>
          </table:table-cell>
          <table:table-cell office:value-type="float" office:value="-0.00006803" calcext:value-type="float">
            <text:p>-6,803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5.57657" calcext:value-type="float">
            <text:p>1624631745,57657</text:p>
          </table:table-cell>
          <table:table-cell table:formula="of:=ROUND([.A587]-[$menor.$A$1];1)" office:value-type="float" office:value="64.9" calcext:value-type="float">
            <text:p>64,9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2" calcext:value-type="float">
            <text:p>2</text:p>
          </table:table-cell>
          <table:table-cell office:value-type="float" office:value="-1.99999742" calcext:value-type="float">
            <text:p>-1,99999742</text:p>
          </table:table-cell>
          <table:table-cell office:value-type="float" office:value="-0.00020442" calcext:value-type="float">
            <text:p>-0,00020442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45.67657" calcext:value-type="float">
            <text:p>1624631745,67657</text:p>
          </table:table-cell>
          <table:table-cell table:formula="of:=ROUND([.A588]-[$menor.$A$1];1)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1" calcext:value-type="float">
            <text:p>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-0.00006298" calcext:value-type="float">
            <text:p>-6,298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5.77657" calcext:value-type="float">
            <text:p>1624631745,77657</text:p>
          </table:table-cell>
          <table:table-cell table:formula="of:=ROUND([.A589]-[$menor.$A$1];1)" office:value-type="float" office:value="65.1" calcext:value-type="float">
            <text:p>65,1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1" calcext:value-type="float">
            <text:p>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-0.00006298" calcext:value-type="float">
            <text:p>-6,298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5.87657" calcext:value-type="float">
            <text:p>1624631745,87657</text:p>
          </table:table-cell>
          <table:table-cell table:formula="of:=ROUND([.A590]-[$menor.$A$1];1)" office:value-type="float" office:value="65.2" calcext:value-type="float">
            <text:p>65,2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1" calcext:value-type="float">
            <text:p>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-0.00006298" calcext:value-type="float">
            <text:p>-6,298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5.97657" calcext:value-type="float">
            <text:p>1624631745,97657</text:p>
          </table:table-cell>
          <table:table-cell table:formula="of:=ROUND([.A591]-[$menor.$A$1];1)" office:value-type="float" office:value="65.3" calcext:value-type="float">
            <text:p>65,3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1" calcext:value-type="float">
            <text:p>1</text:p>
          </table:table-cell>
          <table:table-cell office:value-type="float" office:value="-1.99999702" calcext:value-type="float">
            <text:p>-1,99999702</text:p>
          </table:table-cell>
          <table:table-cell office:value-type="float" office:value="-0.00021991" calcext:value-type="float">
            <text:p>-0,00021991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46.07657" calcext:value-type="float">
            <text:p>1624631746,07657</text:p>
          </table:table-cell>
          <table:table-cell table:formula="of:=ROUND([.A592]-[$menor.$A$1];1)" office:value-type="float" office:value="65.4" calcext:value-type="float">
            <text:p>65,4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0.00006298" calcext:value-type="float">
            <text:p>6,298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6.17657" calcext:value-type="float">
            <text:p>1624631746,17657</text:p>
          </table:table-cell>
          <table:table-cell table:formula="of:=ROUND([.A593]-[$menor.$A$1];1)" office:value-type="float" office:value="65.5" calcext:value-type="float">
            <text:p>65,5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0.00006298" calcext:value-type="float">
            <text:p>6,298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6.27657" calcext:value-type="float">
            <text:p>1624631746,27657</text:p>
          </table:table-cell>
          <table:table-cell table:formula="of:=ROUND([.A594]-[$menor.$A$1];1)" office:value-type="float" office:value="65.6" calcext:value-type="float">
            <text:p>65,6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0.00006298" calcext:value-type="float">
            <text:p>6,298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6.37654" calcext:value-type="float">
            <text:p>1624631746,37654</text:p>
          </table:table-cell>
          <table:table-cell table:formula="of:=ROUND([.A595]-[$menor.$A$1];1)" office:value-type="float" office:value="65.7" calcext:value-type="float">
            <text:p>65,7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1" calcext:value-type="float">
            <text:p>-1</text:p>
          </table:table-cell>
          <table:table-cell office:value-type="float" office:value="-2.00096975" calcext:value-type="float">
            <text:p>-2,00096975</text:p>
          </table:table-cell>
          <table:table-cell office:value-type="float" office:value="0.00006298" calcext:value-type="float">
            <text:p>6,298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6.47657" calcext:value-type="float">
            <text:p>1624631746,47657</text:p>
          </table:table-cell>
          <table:table-cell table:formula="of:=ROUND([.A596]-[$menor.$A$1];1)" office:value-type="float" office:value="65.8" calcext:value-type="float">
            <text:p>65,8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6.57657" calcext:value-type="float">
            <text:p>1624631746,57657</text:p>
          </table:table-cell>
          <table:table-cell table:formula="of:=ROUND([.A597]-[$menor.$A$1];1)" office:value-type="float" office:value="65.9" calcext:value-type="float">
            <text:p>65,9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6.67657" calcext:value-type="float">
            <text:p>1624631746,67657</text:p>
          </table:table-cell>
          <table:table-cell table:formula="of:=ROUND([.A598]-[$menor.$A$1];1)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6.77657" calcext:value-type="float">
            <text:p>1624631746,77657</text:p>
          </table:table-cell>
          <table:table-cell table:formula="of:=ROUND([.A599]-[$menor.$A$1];1)" office:value-type="float" office:value="66.1" calcext:value-type="float">
            <text:p>66,1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6.87657" calcext:value-type="float">
            <text:p>1624631746,87657</text:p>
          </table:table-cell>
          <table:table-cell table:formula="of:=ROUND([.A600]-[$menor.$A$1];1)" office:value-type="float" office:value="66.2" calcext:value-type="float">
            <text:p>66,2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6.97657" calcext:value-type="float">
            <text:p>1624631746,97657</text:p>
          </table:table-cell>
          <table:table-cell table:formula="of:=ROUND([.A601]-[$menor.$A$1];1)" office:value-type="float" office:value="66.3" calcext:value-type="float">
            <text:p>66,3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0.00005544" calcext:value-type="float">
            <text:p>5,544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7.07657" calcext:value-type="float">
            <text:p>1624631747,07657</text:p>
          </table:table-cell>
          <table:table-cell table:formula="of:=ROUND([.A602]-[$menor.$A$1];1)" office:value-type="float" office:value="66.4" calcext:value-type="float">
            <text:p>66,4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1" calcext:value-type="float">
            <text:p>-1</text:p>
          </table:table-cell>
          <table:table-cell office:value-type="float" office:value="-1.99999737" calcext:value-type="float">
            <text:p>-1,99999737</text:p>
          </table:table-cell>
          <table:table-cell office:value-type="float" office:value="0.00019359" calcext:value-type="float">
            <text:p>0,00019359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47.17657" calcext:value-type="float">
            <text:p>1624631747,17657</text:p>
          </table:table-cell>
          <table:table-cell table:formula="of:=ROUND([.A603]-[$menor.$A$1];1)" office:value-type="float" office:value="66.5" calcext:value-type="float">
            <text:p>66,5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1" calcext:value-type="float">
            <text:p>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-0.00005544" calcext:value-type="float">
            <text:p>-5,544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7.27657" calcext:value-type="float">
            <text:p>1624631747,27657</text:p>
          </table:table-cell>
          <table:table-cell table:formula="of:=ROUND([.A604]-[$menor.$A$1];1)" office:value-type="float" office:value="66.6" calcext:value-type="float">
            <text:p>66,6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1" calcext:value-type="float">
            <text:p>1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-0.00005544" calcext:value-type="float">
            <text:p>-5,544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7.37657" calcext:value-type="float">
            <text:p>1624631747,37657</text:p>
          </table:table-cell>
          <table:table-cell table:formula="of:=ROUND([.A605]-[$menor.$A$1];1)" office:value-type="float" office:value="66.7" calcext:value-type="float">
            <text:p>66,7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1" calcext:value-type="float">
            <text:p>1</text:p>
          </table:table-cell>
          <table:table-cell office:value-type="float" office:value="-2.00096978" calcext:value-type="float">
            <text:p>-2,00096978</text:p>
          </table:table-cell>
          <table:table-cell office:value-type="float" office:value="-0.00005544" calcext:value-type="float">
            <text:p>-5,544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7.47657" calcext:value-type="float">
            <text:p>1624631747,47657</text:p>
          </table:table-cell>
          <table:table-cell table:formula="of:=ROUND([.A606]-[$menor.$A$1];1)" office:value-type="float" office:value="66.8" calcext:value-type="float">
            <text:p>66,8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1" calcext:value-type="float">
            <text:p>1</text:p>
          </table:table-cell>
          <table:table-cell office:value-type="float" office:value="-1.99999975" calcext:value-type="float">
            <text:p>-1,99999975</text:p>
          </table:table-cell>
          <table:table-cell office:value-type="float" office:value="0.00005585" calcext:value-type="float">
            <text:p>5,585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47.57656" calcext:value-type="float">
            <text:p>1624631747,57656</text:p>
          </table:table-cell>
          <table:table-cell table:formula="of:=ROUND([.A607]-[$menor.$A$1];1)" office:value-type="float" office:value="66.9" calcext:value-type="float">
            <text:p>66,9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2" calcext:value-type="float">
            <text:p>2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-0.00005175" calcext:value-type="float">
            <text:p>-5,175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7.67657" calcext:value-type="float">
            <text:p>1624631747,67657</text:p>
          </table:table-cell>
          <table:table-cell table:formula="of:=ROUND([.A608]-[$menor.$A$1];1)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2" calcext:value-type="float">
            <text:p>2</text:p>
          </table:table-cell>
          <table:table-cell office:value-type="float" office:value="-1.99999978" calcext:value-type="float">
            <text:p>-1,99999978</text:p>
          </table:table-cell>
          <table:table-cell office:value-type="float" office:value="-0.00005175" calcext:value-type="float">
            <text:p>-5,175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7.77657" calcext:value-type="float">
            <text:p>1624631747,77657</text:p>
          </table:table-cell>
          <table:table-cell table:formula="of:=ROUND([.A609]-[$menor.$A$1];1)" office:value-type="float" office:value="67.1" calcext:value-type="float">
            <text:p>67,1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2" calcext:value-type="float">
            <text:p>2</text:p>
          </table:table-cell>
          <table:table-cell office:value-type="float" office:value="-1.99999804" calcext:value-type="float">
            <text:p>-1,99999804</text:p>
          </table:table-cell>
          <table:table-cell office:value-type="float" office:value="-0.00015549" calcext:value-type="float">
            <text:p>-0,00015549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47.87657" calcext:value-type="float">
            <text:p>1624631747,87657</text:p>
          </table:table-cell>
          <table:table-cell table:formula="of:=ROUND([.A610]-[$menor.$A$1];1)" office:value-type="float" office:value="67.2" calcext:value-type="float">
            <text:p>67,2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1" calcext:value-type="float">
            <text:p>1</text:p>
          </table:table-cell>
          <table:table-cell office:value-type="float" office:value="-1.99999981" calcext:value-type="float">
            <text:p>-1,99999981</text:p>
          </table:table-cell>
          <table:table-cell office:value-type="float" office:value="-0.00004791" calcext:value-type="float">
            <text:p>-4,791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7.97653" calcext:value-type="float">
            <text:p>1624631747,97653</text:p>
          </table:table-cell>
          <table:table-cell table:formula="of:=ROUND([.A611]-[$menor.$A$1];1)" office:value-type="float" office:value="67.3" calcext:value-type="float">
            <text:p>67,3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1" calcext:value-type="float">
            <text:p>1</text:p>
          </table:table-cell>
          <table:table-cell office:value-type="float" office:value="-1.99999981" calcext:value-type="float">
            <text:p>-1,99999981</text:p>
          </table:table-cell>
          <table:table-cell office:value-type="float" office:value="-0.00004791" calcext:value-type="float">
            <text:p>-4,791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8.07656" calcext:value-type="float">
            <text:p>1624631748,07656</text:p>
          </table:table-cell>
          <table:table-cell table:formula="of:=ROUND([.A612]-[$menor.$A$1];1)" office:value-type="float" office:value="67.4" calcext:value-type="float">
            <text:p>67,4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1" calcext:value-type="float">
            <text:p>1</text:p>
          </table:table-cell>
          <table:table-cell office:value-type="float" office:value="-1.99999981" calcext:value-type="float">
            <text:p>-1,99999981</text:p>
          </table:table-cell>
          <table:table-cell office:value-type="float" office:value="-0.00004791" calcext:value-type="float">
            <text:p>-4,791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8.17657" calcext:value-type="float">
            <text:p>1624631748,17657</text:p>
          </table:table-cell>
          <table:table-cell table:formula="of:=ROUND([.A613]-[$menor.$A$1];1)" office:value-type="float" office:value="67.5" calcext:value-type="float">
            <text:p>67,5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1" calcext:value-type="float">
            <text:p>1</text:p>
          </table:table-cell>
          <table:table-cell office:value-type="float" office:value="-1.99999773" calcext:value-type="float">
            <text:p>-1,99999773</text:p>
          </table:table-cell>
          <table:table-cell office:value-type="float" office:value="-0.00016727" calcext:value-type="float">
            <text:p>-0,00016727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48.27657" calcext:value-type="float">
            <text:p>1624631748,27657</text:p>
          </table:table-cell>
          <table:table-cell table:formula="of:=ROUND([.A614]-[$menor.$A$1];1)" office:value-type="float" office:value="67.6" calcext:value-type="float">
            <text:p>67,6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1" calcext:value-type="float">
            <text:p>-1,99999981</text:p>
          </table:table-cell>
          <table:table-cell office:value-type="float" office:value="0.00004791" calcext:value-type="float">
            <text:p>4,791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8.37657" calcext:value-type="float">
            <text:p>1624631748,37657</text:p>
          </table:table-cell>
          <table:table-cell table:formula="of:=ROUND([.A615]-[$menor.$A$1];1)" office:value-type="float" office:value="67.7" calcext:value-type="float">
            <text:p>67,7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-2.00096981" calcext:value-type="float">
            <text:p>-2,00096981</text:p>
          </table:table-cell>
          <table:table-cell office:value-type="float" office:value="0.00004791" calcext:value-type="float">
            <text:p>4,791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8.47656" calcext:value-type="float">
            <text:p>1624631748,47656</text:p>
          </table:table-cell>
          <table:table-cell table:formula="of:=ROUND([.A616]-[$menor.$A$1];1)" office:value-type="float" office:value="67.8" calcext:value-type="float">
            <text:p>67,8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8.57656" calcext:value-type="float">
            <text:p>1624631748,57656</text:p>
          </table:table-cell>
          <table:table-cell table:formula="of:=ROUND([.A617]-[$menor.$A$1];1)" office:value-type="float" office:value="67.9" calcext:value-type="float">
            <text:p>67,9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8.67657" calcext:value-type="float">
            <text:p>1624631748,67657</text:p>
          </table:table-cell>
          <table:table-cell table:formula="of:=ROUND([.A618]-[$menor.$A$1];1)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8.77656" calcext:value-type="float">
            <text:p>1624631748,77656</text:p>
          </table:table-cell>
          <table:table-cell table:formula="of:=ROUND([.A619]-[$menor.$A$1];1)" office:value-type="float" office:value="68.1" calcext:value-type="float">
            <text:p>68,1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8.87656" calcext:value-type="float">
            <text:p>1624631748,87656</text:p>
          </table:table-cell>
          <table:table-cell table:formula="of:=ROUND([.A620]-[$menor.$A$1];1)" office:value-type="float" office:value="68.2" calcext:value-type="float">
            <text:p>68,2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8.97657" calcext:value-type="float">
            <text:p>1624631748,97657</text:p>
          </table:table-cell>
          <table:table-cell table:formula="of:=ROUND([.A621]-[$menor.$A$1];1)" office:value-type="float" office:value="68.3" calcext:value-type="float">
            <text:p>68,3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9.07657" calcext:value-type="float">
            <text:p>1624631749,07657</text:p>
          </table:table-cell>
          <table:table-cell table:formula="of:=ROUND([.A622]-[$menor.$A$1];1)" office:value-type="float" office:value="68.4" calcext:value-type="float">
            <text:p>68,4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9.17657" calcext:value-type="float">
            <text:p>1624631749,17657</text:p>
          </table:table-cell>
          <table:table-cell table:formula="of:=ROUND([.A623]-[$menor.$A$1];1)" office:value-type="float" office:value="68.5" calcext:value-type="float">
            <text:p>68,5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4" calcext:value-type="float">
            <text:p>-1,99999984</text:p>
          </table:table-cell>
          <table:table-cell office:value-type="float" office:value="0.00004037" calcext:value-type="float">
            <text:p>4,037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49.27657" calcext:value-type="float">
            <text:p>1624631749,27657</text:p>
          </table:table-cell>
          <table:table-cell table:formula="of:=ROUND([.A624]-[$menor.$A$1];1)" office:value-type="float" office:value="68.6" calcext:value-type="float">
            <text:p>68,6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09" calcext:value-type="float">
            <text:p>-1,99999809</text:p>
          </table:table-cell>
          <table:table-cell office:value-type="float" office:value="0.00014095" calcext:value-type="float">
            <text:p>0,00014095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49.37653" calcext:value-type="float">
            <text:p>1624631749,37653</text:p>
          </table:table-cell>
          <table:table-cell table:formula="of:=ROUND([.A625]-[$menor.$A$1];1)" office:value-type="float" office:value="68.7" calcext:value-type="float">
            <text:p>68,7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1" calcext:value-type="float">
            <text:p>1</text:p>
          </table:table-cell>
          <table:table-cell office:value-type="float" office:value="-2.00096984" calcext:value-type="float">
            <text:p>-2,00096984</text:p>
          </table:table-cell>
          <table:table-cell office:value-type="float" office:value="-0.00004037" calcext:value-type="float">
            <text:p>-4,037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9.47651" calcext:value-type="float">
            <text:p>1624631749,47651</text:p>
          </table:table-cell>
          <table:table-cell table:formula="of:=ROUND([.A626]-[$menor.$A$1];1)" office:value-type="float" office:value="68.8" calcext:value-type="float">
            <text:p>68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9.57656" calcext:value-type="float">
            <text:p>1624631749,57656</text:p>
          </table:table-cell>
          <table:table-cell table:formula="of:=ROUND([.A627]-[$menor.$A$1];1)" office:value-type="float" office:value="68.9" calcext:value-type="float">
            <text:p>68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49.67652" calcext:value-type="float">
            <text:p>1624631749,67652</text:p>
          </table:table-cell>
          <table:table-cell table:formula="of:=ROUND([.A628]-[$menor.$A$1];1)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49.77657" calcext:value-type="float">
            <text:p>1624631749,77657</text:p>
          </table:table-cell>
          <table:table-cell table:formula="of:=ROUND([.A629]-[$menor.$A$1];1)" office:value-type="float" office:value="69.1" calcext:value-type="float">
            <text:p>69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9.87657" calcext:value-type="float">
            <text:p>1624631749,87657</text:p>
          </table:table-cell>
          <table:table-cell table:formula="of:=ROUND([.A630]-[$menor.$A$1];1)" office:value-type="float" office:value="69.2" calcext:value-type="float">
            <text:p>69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49.97657" calcext:value-type="float">
            <text:p>1624631749,97657</text:p>
          </table:table-cell>
          <table:table-cell table:formula="of:=ROUND([.A631]-[$menor.$A$1];1)" office:value-type="float" office:value="69.3" calcext:value-type="float">
            <text:p>69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50.07656" calcext:value-type="float">
            <text:p>1624631750,07656</text:p>
          </table:table-cell>
          <table:table-cell table:formula="of:=ROUND([.A632]-[$menor.$A$1];1)" office:value-type="float" office:value="69.4" calcext:value-type="float">
            <text:p>69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0.17657" calcext:value-type="float">
            <text:p>1624631750,17657</text:p>
          </table:table-cell>
          <table:table-cell table:formula="of:=ROUND([.A633]-[$menor.$A$1];1)" office:value-type="float" office:value="69.5" calcext:value-type="float">
            <text:p>69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0.27653" calcext:value-type="float">
            <text:p>1624631750,27653</text:p>
          </table:table-cell>
          <table:table-cell table:formula="of:=ROUND([.A634]-[$menor.$A$1];1)" office:value-type="float" office:value="69.6" calcext:value-type="float">
            <text:p>69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0.37656" calcext:value-type="float">
            <text:p>1624631750,37656</text:p>
          </table:table-cell>
          <table:table-cell table:formula="of:=ROUND([.A635]-[$menor.$A$1];1)" office:value-type="float" office:value="69.7" calcext:value-type="float">
            <text:p>69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50.47655" calcext:value-type="float">
            <text:p>1624631750,47655</text:p>
          </table:table-cell>
          <table:table-cell table:formula="of:=ROUND([.A636]-[$menor.$A$1];1)" office:value-type="float" office:value="69.8" calcext:value-type="float">
            <text:p>69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0.57655" calcext:value-type="float">
            <text:p>1624631750,57655</text:p>
          </table:table-cell>
          <table:table-cell table:formula="of:=ROUND([.A637]-[$menor.$A$1];1)" office:value-type="float" office:value="69.9" calcext:value-type="float">
            <text:p>69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0.67657" calcext:value-type="float">
            <text:p>1624631750,67657</text:p>
          </table:table-cell>
          <table:table-cell table:formula="of:=ROUND([.A638]-[$menor.$A$1];1)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0.77657" calcext:value-type="float">
            <text:p>1624631750,77657</text:p>
          </table:table-cell>
          <table:table-cell table:formula="of:=ROUND([.A639]-[$menor.$A$1];1)" office:value-type="float" office:value="70.1" calcext:value-type="float">
            <text:p>70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0.87656" calcext:value-type="float">
            <text:p>1624631750,87656</text:p>
          </table:table-cell>
          <table:table-cell table:formula="of:=ROUND([.A640]-[$menor.$A$1];1)" office:value-type="float" office:value="70.2" calcext:value-type="float">
            <text:p>70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0.97652" calcext:value-type="float">
            <text:p>1624631750,97652</text:p>
          </table:table-cell>
          <table:table-cell table:formula="of:=ROUND([.A641]-[$menor.$A$1];1)" office:value-type="float" office:value="70.3" calcext:value-type="float">
            <text:p>70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1.07656" calcext:value-type="float">
            <text:p>1624631751,07656</text:p>
          </table:table-cell>
          <table:table-cell table:formula="of:=ROUND([.A642]-[$menor.$A$1];1)" office:value-type="float" office:value="70.4" calcext:value-type="float">
            <text:p>70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1.17655" calcext:value-type="float">
            <text:p>1624631751,17655</text:p>
          </table:table-cell>
          <table:table-cell table:formula="of:=ROUND([.A643]-[$menor.$A$1];1)" office:value-type="float" office:value="70.5" calcext:value-type="float">
            <text:p>70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1.27654" calcext:value-type="float">
            <text:p>1624631751,27654</text:p>
          </table:table-cell>
          <table:table-cell table:formula="of:=ROUND([.A644]-[$menor.$A$1];1)" office:value-type="float" office:value="70.6" calcext:value-type="float">
            <text:p>70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1.37657" calcext:value-type="float">
            <text:p>1624631751,37657</text:p>
          </table:table-cell>
          <table:table-cell table:formula="of:=ROUND([.A645]-[$menor.$A$1];1)" office:value-type="float" office:value="70.7" calcext:value-type="float">
            <text:p>70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1.47653" calcext:value-type="float">
            <text:p>1624631751,47653</text:p>
          </table:table-cell>
          <table:table-cell table:formula="of:=ROUND([.A646]-[$menor.$A$1];1)" office:value-type="float" office:value="70.8" calcext:value-type="float">
            <text:p>70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51.57656" calcext:value-type="float">
            <text:p>1624631751,57656</text:p>
          </table:table-cell>
          <table:table-cell table:formula="of:=ROUND([.A647]-[$menor.$A$1];1)" office:value-type="float" office:value="70.9" calcext:value-type="float">
            <text:p>70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1.67657" calcext:value-type="float">
            <text:p>1624631751,67657</text:p>
          </table:table-cell>
          <table:table-cell table:formula="of:=ROUND([.A648]-[$menor.$A$1];1)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1.77656" calcext:value-type="float">
            <text:p>1624631751,77656</text:p>
          </table:table-cell>
          <table:table-cell table:formula="of:=ROUND([.A649]-[$menor.$A$1];1)" office:value-type="float" office:value="71.1" calcext:value-type="float">
            <text:p>71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1.87656" calcext:value-type="float">
            <text:p>1624631751,87656</text:p>
          </table:table-cell>
          <table:table-cell table:formula="of:=ROUND([.A650]-[$menor.$A$1];1)" office:value-type="float" office:value="71.2" calcext:value-type="float">
            <text:p>71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51.97656" calcext:value-type="float">
            <text:p>1624631751,97656</text:p>
          </table:table-cell>
          <table:table-cell table:formula="of:=ROUND([.A651]-[$menor.$A$1];1)" office:value-type="float" office:value="71.3" calcext:value-type="float">
            <text:p>71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52.07652" calcext:value-type="float">
            <text:p>1624631752,07652</text:p>
          </table:table-cell>
          <table:table-cell table:formula="of:=ROUND([.A652]-[$menor.$A$1];1)" office:value-type="float" office:value="71.4" calcext:value-type="float">
            <text:p>71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52.17656" calcext:value-type="float">
            <text:p>1624631752,17656</text:p>
          </table:table-cell>
          <table:table-cell table:formula="of:=ROUND([.A653]-[$menor.$A$1];1)" office:value-type="float" office:value="71.5" calcext:value-type="float">
            <text:p>71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52.27657" calcext:value-type="float">
            <text:p>1624631752,27657</text:p>
          </table:table-cell>
          <table:table-cell table:formula="of:=ROUND([.A654]-[$menor.$A$1];1)" office:value-type="float" office:value="71.6" calcext:value-type="float">
            <text:p>71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2.37653" calcext:value-type="float">
            <text:p>1624631752,37653</text:p>
          </table:table-cell>
          <table:table-cell table:formula="of:=ROUND([.A655]-[$menor.$A$1];1)" office:value-type="float" office:value="71.7" calcext:value-type="float">
            <text:p>71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2.47657" calcext:value-type="float">
            <text:p>1624631752,47657</text:p>
          </table:table-cell>
          <table:table-cell table:formula="of:=ROUND([.A656]-[$menor.$A$1];1)" office:value-type="float" office:value="71.8" calcext:value-type="float">
            <text:p>71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2.57657" calcext:value-type="float">
            <text:p>1624631752,57657</text:p>
          </table:table-cell>
          <table:table-cell table:formula="of:=ROUND([.A657]-[$menor.$A$1];1)" office:value-type="float" office:value="71.9" calcext:value-type="float">
            <text:p>71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52.67657" calcext:value-type="float">
            <text:p>1624631752,67657</text:p>
          </table:table-cell>
          <table:table-cell table:formula="of:=ROUND([.A658]-[$menor.$A$1];1)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2.77656" calcext:value-type="float">
            <text:p>1624631752,77656</text:p>
          </table:table-cell>
          <table:table-cell table:formula="of:=ROUND([.A659]-[$menor.$A$1];1)" office:value-type="float" office:value="72.1" calcext:value-type="float">
            <text:p>72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2.87652" calcext:value-type="float">
            <text:p>1624631752,87652</text:p>
          </table:table-cell>
          <table:table-cell table:formula="of:=ROUND([.A660]-[$menor.$A$1];1)" office:value-type="float" office:value="72.2" calcext:value-type="float">
            <text:p>72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2.97653" calcext:value-type="float">
            <text:p>1624631752,97653</text:p>
          </table:table-cell>
          <table:table-cell table:formula="of:=ROUND([.A661]-[$menor.$A$1];1)" office:value-type="float" office:value="72.3" calcext:value-type="float">
            <text:p>72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3.07657" calcext:value-type="float">
            <text:p>1624631753,07657</text:p>
          </table:table-cell>
          <table:table-cell table:formula="of:=ROUND([.A662]-[$menor.$A$1];1)" office:value-type="float" office:value="72.4" calcext:value-type="float">
            <text:p>72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3.17656" calcext:value-type="float">
            <text:p>1624631753,17656</text:p>
          </table:table-cell>
          <table:table-cell table:formula="of:=ROUND([.A663]-[$menor.$A$1];1)" office:value-type="float" office:value="72.5" calcext:value-type="float">
            <text:p>72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3.27655" calcext:value-type="float">
            <text:p>1624631753,27655</text:p>
          </table:table-cell>
          <table:table-cell table:formula="of:=ROUND([.A664]-[$menor.$A$1];1)" office:value-type="float" office:value="72.6" calcext:value-type="float">
            <text:p>72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3.37655" calcext:value-type="float">
            <text:p>1624631753,37655</text:p>
          </table:table-cell>
          <table:table-cell table:formula="of:=ROUND([.A665]-[$menor.$A$1];1)" office:value-type="float" office:value="72.7" calcext:value-type="float">
            <text:p>72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3.47657" calcext:value-type="float">
            <text:p>1624631753,47657</text:p>
          </table:table-cell>
          <table:table-cell table:formula="of:=ROUND([.A666]-[$menor.$A$1];1)" office:value-type="float" office:value="72.8" calcext:value-type="float">
            <text:p>72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3.57657" calcext:value-type="float">
            <text:p>1624631753,57657</text:p>
          </table:table-cell>
          <table:table-cell table:formula="of:=ROUND([.A667]-[$menor.$A$1];1)" office:value-type="float" office:value="72.9" calcext:value-type="float">
            <text:p>72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3.67656" calcext:value-type="float">
            <text:p>1624631753,67656</text:p>
          </table:table-cell>
          <table:table-cell table:formula="of:=ROUND([.A668]-[$menor.$A$1];1)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53.77657" calcext:value-type="float">
            <text:p>1624631753,77657</text:p>
          </table:table-cell>
          <table:table-cell table:formula="of:=ROUND([.A669]-[$menor.$A$1];1)" office:value-type="float" office:value="73.1" calcext:value-type="float">
            <text:p>73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3.87656" calcext:value-type="float">
            <text:p>1624631753,87656</text:p>
          </table:table-cell>
          <table:table-cell table:formula="of:=ROUND([.A670]-[$menor.$A$1];1)" office:value-type="float" office:value="73.2" calcext:value-type="float">
            <text:p>73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3.97656" calcext:value-type="float">
            <text:p>1624631753,97656</text:p>
          </table:table-cell>
          <table:table-cell table:formula="of:=ROUND([.A671]-[$menor.$A$1];1)" office:value-type="float" office:value="73.3" calcext:value-type="float">
            <text:p>73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4.07657" calcext:value-type="float">
            <text:p>1624631754,07657</text:p>
          </table:table-cell>
          <table:table-cell table:formula="of:=ROUND([.A672]-[$menor.$A$1];1)" office:value-type="float" office:value="73.4" calcext:value-type="float">
            <text:p>73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54.17653" calcext:value-type="float">
            <text:p>1624631754,17653</text:p>
          </table:table-cell>
          <table:table-cell table:formula="of:=ROUND([.A673]-[$menor.$A$1];1)" office:value-type="float" office:value="73.5" calcext:value-type="float">
            <text:p>73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54.27657" calcext:value-type="float">
            <text:p>1624631754,27657</text:p>
          </table:table-cell>
          <table:table-cell table:formula="of:=ROUND([.A674]-[$menor.$A$1];1)" office:value-type="float" office:value="73.6" calcext:value-type="float">
            <text:p>73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54.37656" calcext:value-type="float">
            <text:p>1624631754,37656</text:p>
          </table:table-cell>
          <table:table-cell table:formula="of:=ROUND([.A675]-[$menor.$A$1];1)" office:value-type="float" office:value="73.7" calcext:value-type="float">
            <text:p>73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54.47656" calcext:value-type="float">
            <text:p>1624631754,47656</text:p>
          </table:table-cell>
          <table:table-cell table:formula="of:=ROUND([.A676]-[$menor.$A$1];1)" office:value-type="float" office:value="73.8" calcext:value-type="float">
            <text:p>73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4.57657" calcext:value-type="float">
            <text:p>1624631754,57657</text:p>
          </table:table-cell>
          <table:table-cell table:formula="of:=ROUND([.A677]-[$menor.$A$1];1)" office:value-type="float" office:value="73.9" calcext:value-type="float">
            <text:p>73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4.67656" calcext:value-type="float">
            <text:p>1624631754,67656</text:p>
          </table:table-cell>
          <table:table-cell table:formula="of:=ROUND([.A678]-[$menor.$A$1];1)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4.77657" calcext:value-type="float">
            <text:p>1624631754,77657</text:p>
          </table:table-cell>
          <table:table-cell table:formula="of:=ROUND([.A679]-[$menor.$A$1];1)" office:value-type="float" office:value="74.1" calcext:value-type="float">
            <text:p>74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54.87658" calcext:value-type="float">
            <text:p>1624631754,87658</text:p>
          </table:table-cell>
          <table:table-cell table:formula="of:=ROUND([.A680]-[$menor.$A$1];1)" office:value-type="float" office:value="74.2" calcext:value-type="float">
            <text:p>74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4.97656" calcext:value-type="float">
            <text:p>1624631754,97656</text:p>
          </table:table-cell>
          <table:table-cell table:formula="of:=ROUND([.A681]-[$menor.$A$1];1)" office:value-type="float" office:value="74.3" calcext:value-type="float">
            <text:p>74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5.07656" calcext:value-type="float">
            <text:p>1624631755,07656</text:p>
          </table:table-cell>
          <table:table-cell table:formula="of:=ROUND([.A682]-[$menor.$A$1];1)" office:value-type="float" office:value="74.4" calcext:value-type="float">
            <text:p>74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5.17655" calcext:value-type="float">
            <text:p>1624631755,17655</text:p>
          </table:table-cell>
          <table:table-cell table:formula="of:=ROUND([.A683]-[$menor.$A$1];1)" office:value-type="float" office:value="74.5" calcext:value-type="float">
            <text:p>74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5.27656" calcext:value-type="float">
            <text:p>1624631755,27656</text:p>
          </table:table-cell>
          <table:table-cell table:formula="of:=ROUND([.A684]-[$menor.$A$1];1)" office:value-type="float" office:value="74.6" calcext:value-type="float">
            <text:p>74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5.37657" calcext:value-type="float">
            <text:p>1624631755,37657</text:p>
          </table:table-cell>
          <table:table-cell table:formula="of:=ROUND([.A685]-[$menor.$A$1];1)" office:value-type="float" office:value="74.7" calcext:value-type="float">
            <text:p>74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5.47655" calcext:value-type="float">
            <text:p>1624631755,47655</text:p>
          </table:table-cell>
          <table:table-cell table:formula="of:=ROUND([.A686]-[$menor.$A$1];1)" office:value-type="float" office:value="74.8" calcext:value-type="float">
            <text:p>74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5.57657" calcext:value-type="float">
            <text:p>1624631755,57657</text:p>
          </table:table-cell>
          <table:table-cell table:formula="of:=ROUND([.A687]-[$menor.$A$1];1)" office:value-type="float" office:value="74.9" calcext:value-type="float">
            <text:p>74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5.67654" calcext:value-type="float">
            <text:p>1624631755,67654</text:p>
          </table:table-cell>
          <table:table-cell table:formula="of:=ROUND([.A688]-[$menor.$A$1];1)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5.77656" calcext:value-type="float">
            <text:p>1624631755,77656</text:p>
          </table:table-cell>
          <table:table-cell table:formula="of:=ROUND([.A689]-[$menor.$A$1];1)" office:value-type="float" office:value="75.1" calcext:value-type="float">
            <text:p>75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5.87657" calcext:value-type="float">
            <text:p>1624631755,87657</text:p>
          </table:table-cell>
          <table:table-cell table:formula="of:=ROUND([.A690]-[$menor.$A$1];1)" office:value-type="float" office:value="75.2" calcext:value-type="float">
            <text:p>75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55.97655" calcext:value-type="float">
            <text:p>1624631755,97655</text:p>
          </table:table-cell>
          <table:table-cell table:formula="of:=ROUND([.A691]-[$menor.$A$1];1)" office:value-type="float" office:value="75.3" calcext:value-type="float">
            <text:p>75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6.07657" calcext:value-type="float">
            <text:p>1624631756,07657</text:p>
          </table:table-cell>
          <table:table-cell table:formula="of:=ROUND([.A692]-[$menor.$A$1];1)" office:value-type="float" office:value="75.4" calcext:value-type="float">
            <text:p>75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6.17657" calcext:value-type="float">
            <text:p>1624631756,17657</text:p>
          </table:table-cell>
          <table:table-cell table:formula="of:=ROUND([.A693]-[$menor.$A$1];1)" office:value-type="float" office:value="75.5" calcext:value-type="float">
            <text:p>75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6.27657" calcext:value-type="float">
            <text:p>1624631756,27657</text:p>
          </table:table-cell>
          <table:table-cell table:formula="of:=ROUND([.A694]-[$menor.$A$1];1)" office:value-type="float" office:value="75.6" calcext:value-type="float">
            <text:p>75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56.37656" calcext:value-type="float">
            <text:p>1624631756,37656</text:p>
          </table:table-cell>
          <table:table-cell table:formula="of:=ROUND([.A695]-[$menor.$A$1];1)" office:value-type="float" office:value="75.7" calcext:value-type="float">
            <text:p>75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56.47652" calcext:value-type="float">
            <text:p>1624631756,47652</text:p>
          </table:table-cell>
          <table:table-cell table:formula="of:=ROUND([.A696]-[$menor.$A$1];1)" office:value-type="float" office:value="75.8" calcext:value-type="float">
            <text:p>75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56.57657" calcext:value-type="float">
            <text:p>1624631756,57657</text:p>
          </table:table-cell>
          <table:table-cell table:formula="of:=ROUND([.A697]-[$menor.$A$1];1)" office:value-type="float" office:value="75.9" calcext:value-type="float">
            <text:p>75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56.67657" calcext:value-type="float">
            <text:p>1624631756,67657</text:p>
          </table:table-cell>
          <table:table-cell table:formula="of:=ROUND([.A698]-[$menor.$A$1];1)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6.77652" calcext:value-type="float">
            <text:p>1624631756,77652</text:p>
          </table:table-cell>
          <table:table-cell table:formula="of:=ROUND([.A699]-[$menor.$A$1];1)" office:value-type="float" office:value="76.1" calcext:value-type="float">
            <text:p>76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6.87654" calcext:value-type="float">
            <text:p>1624631756,87654</text:p>
          </table:table-cell>
          <table:table-cell table:formula="of:=ROUND([.A700]-[$menor.$A$1];1)" office:value-type="float" office:value="76.2" calcext:value-type="float">
            <text:p>76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6.97657" calcext:value-type="float">
            <text:p>1624631756,97657</text:p>
          </table:table-cell>
          <table:table-cell table:formula="of:=ROUND([.A701]-[$menor.$A$1];1)" office:value-type="float" office:value="76.3" calcext:value-type="float">
            <text:p>76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57.07656" calcext:value-type="float">
            <text:p>1624631757,07656</text:p>
          </table:table-cell>
          <table:table-cell table:formula="of:=ROUND([.A702]-[$menor.$A$1];1)" office:value-type="float" office:value="76.4" calcext:value-type="float">
            <text:p>76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7.17655" calcext:value-type="float">
            <text:p>1624631757,17655</text:p>
          </table:table-cell>
          <table:table-cell table:formula="of:=ROUND([.A703]-[$menor.$A$1];1)" office:value-type="float" office:value="76.5" calcext:value-type="float">
            <text:p>76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7.27657" calcext:value-type="float">
            <text:p>1624631757,27657</text:p>
          </table:table-cell>
          <table:table-cell table:formula="of:=ROUND([.A704]-[$menor.$A$1];1)" office:value-type="float" office:value="76.6" calcext:value-type="float">
            <text:p>76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7.37657" calcext:value-type="float">
            <text:p>1624631757,37657</text:p>
          </table:table-cell>
          <table:table-cell table:formula="of:=ROUND([.A705]-[$menor.$A$1];1)" office:value-type="float" office:value="76.7" calcext:value-type="float">
            <text:p>76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7.47656" calcext:value-type="float">
            <text:p>1624631757,47656</text:p>
          </table:table-cell>
          <table:table-cell table:formula="of:=ROUND([.A706]-[$menor.$A$1];1)" office:value-type="float" office:value="76.8" calcext:value-type="float">
            <text:p>76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7.57657" calcext:value-type="float">
            <text:p>1624631757,57657</text:p>
          </table:table-cell>
          <table:table-cell table:formula="of:=ROUND([.A707]-[$menor.$A$1];1)" office:value-type="float" office:value="76.9" calcext:value-type="float">
            <text:p>76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7.67656" calcext:value-type="float">
            <text:p>1624631757,67656</text:p>
          </table:table-cell>
          <table:table-cell table:formula="of:=ROUND([.A708]-[$menor.$A$1];1)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7.77656" calcext:value-type="float">
            <text:p>1624631757,77656</text:p>
          </table:table-cell>
          <table:table-cell table:formula="of:=ROUND([.A709]-[$menor.$A$1];1)" office:value-type="float" office:value="77.1" calcext:value-type="float">
            <text:p>77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7.87656" calcext:value-type="float">
            <text:p>1624631757,87656</text:p>
          </table:table-cell>
          <table:table-cell table:formula="of:=ROUND([.A710]-[$menor.$A$1];1)" office:value-type="float" office:value="77.2" calcext:value-type="float">
            <text:p>77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7.97656" calcext:value-type="float">
            <text:p>1624631757,97656</text:p>
          </table:table-cell>
          <table:table-cell table:formula="of:=ROUND([.A711]-[$menor.$A$1];1)" office:value-type="float" office:value="77.3" calcext:value-type="float">
            <text:p>77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8.07657" calcext:value-type="float">
            <text:p>1624631758,07657</text:p>
          </table:table-cell>
          <table:table-cell table:formula="of:=ROUND([.A712]-[$menor.$A$1];1)" office:value-type="float" office:value="77.4" calcext:value-type="float">
            <text:p>77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58.17656" calcext:value-type="float">
            <text:p>1624631758,17656</text:p>
          </table:table-cell>
          <table:table-cell table:formula="of:=ROUND([.A713]-[$menor.$A$1];1)" office:value-type="float" office:value="77.5" calcext:value-type="float">
            <text:p>77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8.27656" calcext:value-type="float">
            <text:p>1624631758,27656</text:p>
          </table:table-cell>
          <table:table-cell table:formula="of:=ROUND([.A714]-[$menor.$A$1];1)" office:value-type="float" office:value="77.6" calcext:value-type="float">
            <text:p>77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8.37657" calcext:value-type="float">
            <text:p>1624631758,37657</text:p>
          </table:table-cell>
          <table:table-cell table:formula="of:=ROUND([.A715]-[$menor.$A$1];1)" office:value-type="float" office:value="77.7" calcext:value-type="float">
            <text:p>77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8.47652" calcext:value-type="float">
            <text:p>1624631758,47652</text:p>
          </table:table-cell>
          <table:table-cell table:formula="of:=ROUND([.A716]-[$menor.$A$1];1)" office:value-type="float" office:value="77.8" calcext:value-type="float">
            <text:p>77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58.57655" calcext:value-type="float">
            <text:p>1624631758,57655</text:p>
          </table:table-cell>
          <table:table-cell table:formula="of:=ROUND([.A717]-[$menor.$A$1];1)" office:value-type="float" office:value="77.9" calcext:value-type="float">
            <text:p>77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58.67656" calcext:value-type="float">
            <text:p>1624631758,67656</text:p>
          </table:table-cell>
          <table:table-cell table:formula="of:=ROUND([.A718]-[$menor.$A$1];1)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58.77657" calcext:value-type="float">
            <text:p>1624631758,77657</text:p>
          </table:table-cell>
          <table:table-cell table:formula="of:=ROUND([.A719]-[$menor.$A$1];1)" office:value-type="float" office:value="78.1" calcext:value-type="float">
            <text:p>78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58.87657" calcext:value-type="float">
            <text:p>1624631758,87657</text:p>
          </table:table-cell>
          <table:table-cell table:formula="of:=ROUND([.A720]-[$menor.$A$1];1)" office:value-type="float" office:value="78.2" calcext:value-type="float">
            <text:p>78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8.97656" calcext:value-type="float">
            <text:p>1624631758,97656</text:p>
          </table:table-cell>
          <table:table-cell table:formula="of:=ROUND([.A721]-[$menor.$A$1];1)" office:value-type="float" office:value="78.3" calcext:value-type="float">
            <text:p>78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9.07656" calcext:value-type="float">
            <text:p>1624631759,07656</text:p>
          </table:table-cell>
          <table:table-cell table:formula="of:=ROUND([.A722]-[$menor.$A$1];1)" office:value-type="float" office:value="78.4" calcext:value-type="float">
            <text:p>78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59.17656" calcext:value-type="float">
            <text:p>1624631759,17656</text:p>
          </table:table-cell>
          <table:table-cell table:formula="of:=ROUND([.A723]-[$menor.$A$1];1)" office:value-type="float" office:value="78.5" calcext:value-type="float">
            <text:p>78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59.27657" calcext:value-type="float">
            <text:p>1624631759,27657</text:p>
          </table:table-cell>
          <table:table-cell table:formula="of:=ROUND([.A724]-[$menor.$A$1];1)" office:value-type="float" office:value="78.6" calcext:value-type="float">
            <text:p>78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9.37656" calcext:value-type="float">
            <text:p>1624631759,37656</text:p>
          </table:table-cell>
          <table:table-cell table:formula="of:=ROUND([.A725]-[$menor.$A$1];1)" office:value-type="float" office:value="78.7" calcext:value-type="float">
            <text:p>78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9.47651" calcext:value-type="float">
            <text:p>1624631759,47651</text:p>
          </table:table-cell>
          <table:table-cell table:formula="of:=ROUND([.A726]-[$menor.$A$1];1)" office:value-type="float" office:value="78.8" calcext:value-type="float">
            <text:p>78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9.57655" calcext:value-type="float">
            <text:p>1624631759,57655</text:p>
          </table:table-cell>
          <table:table-cell table:formula="of:=ROUND([.A727]-[$menor.$A$1];1)" office:value-type="float" office:value="78.9" calcext:value-type="float">
            <text:p>78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9.67657" calcext:value-type="float">
            <text:p>1624631759,67657</text:p>
          </table:table-cell>
          <table:table-cell table:formula="of:=ROUND([.A728]-[$menor.$A$1];1)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9.77653" calcext:value-type="float">
            <text:p>1624631759,77653</text:p>
          </table:table-cell>
          <table:table-cell table:formula="of:=ROUND([.A729]-[$menor.$A$1];1)" office:value-type="float" office:value="79.1" calcext:value-type="float">
            <text:p>79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9.87656" calcext:value-type="float">
            <text:p>1624631759,87656</text:p>
          </table:table-cell>
          <table:table-cell table:formula="of:=ROUND([.A730]-[$menor.$A$1];1)" office:value-type="float" office:value="79.2" calcext:value-type="float">
            <text:p>79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59.97656" calcext:value-type="float">
            <text:p>1624631759,97656</text:p>
          </table:table-cell>
          <table:table-cell table:formula="of:=ROUND([.A731]-[$menor.$A$1];1)" office:value-type="float" office:value="79.3" calcext:value-type="float">
            <text:p>79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0.07656" calcext:value-type="float">
            <text:p>1624631760,07656</text:p>
          </table:table-cell>
          <table:table-cell table:formula="of:=ROUND([.A732]-[$menor.$A$1];1)" office:value-type="float" office:value="79.4" calcext:value-type="float">
            <text:p>79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0.17655" calcext:value-type="float">
            <text:p>1624631760,17655</text:p>
          </table:table-cell>
          <table:table-cell table:formula="of:=ROUND([.A733]-[$menor.$A$1];1)" office:value-type="float" office:value="79.5" calcext:value-type="float">
            <text:p>79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0.27655" calcext:value-type="float">
            <text:p>1624631760,27655</text:p>
          </table:table-cell>
          <table:table-cell table:formula="of:=ROUND([.A734]-[$menor.$A$1];1)" office:value-type="float" office:value="79.6" calcext:value-type="float">
            <text:p>79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60.37657" calcext:value-type="float">
            <text:p>1624631760,37657</text:p>
          </table:table-cell>
          <table:table-cell table:formula="of:=ROUND([.A735]-[$menor.$A$1];1)" office:value-type="float" office:value="79.7" calcext:value-type="float">
            <text:p>79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0.47656" calcext:value-type="float">
            <text:p>1624631760,47656</text:p>
          </table:table-cell>
          <table:table-cell table:formula="of:=ROUND([.A736]-[$menor.$A$1];1)" office:value-type="float" office:value="79.8" calcext:value-type="float">
            <text:p>79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0.57656" calcext:value-type="float">
            <text:p>1624631760,57656</text:p>
          </table:table-cell>
          <table:table-cell table:formula="of:=ROUND([.A737]-[$menor.$A$1];1)" office:value-type="float" office:value="79.9" calcext:value-type="float">
            <text:p>79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0.67657" calcext:value-type="float">
            <text:p>1624631760,67657</text:p>
          </table:table-cell>
          <table:table-cell table:formula="of:=ROUND([.A738]-[$menor.$A$1];1)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60.77656" calcext:value-type="float">
            <text:p>1624631760,77656</text:p>
          </table:table-cell>
          <table:table-cell table:formula="of:=ROUND([.A739]-[$menor.$A$1];1)" office:value-type="float" office:value="80.1" calcext:value-type="float">
            <text:p>80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60.87657" calcext:value-type="float">
            <text:p>1624631760,87657</text:p>
          </table:table-cell>
          <table:table-cell table:formula="of:=ROUND([.A740]-[$menor.$A$1];1)" office:value-type="float" office:value="80.2" calcext:value-type="float">
            <text:p>80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60.97656" calcext:value-type="float">
            <text:p>1624631760,97656</text:p>
          </table:table-cell>
          <table:table-cell table:formula="of:=ROUND([.A741]-[$menor.$A$1];1)" office:value-type="float" office:value="80.3" calcext:value-type="float">
            <text:p>80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61.07656" calcext:value-type="float">
            <text:p>1624631761,07656</text:p>
          </table:table-cell>
          <table:table-cell table:formula="of:=ROUND([.A742]-[$menor.$A$1];1)" office:value-type="float" office:value="80.4" calcext:value-type="float">
            <text:p>80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1.17656" calcext:value-type="float">
            <text:p>1624631761,17656</text:p>
          </table:table-cell>
          <table:table-cell table:formula="of:=ROUND([.A743]-[$menor.$A$1];1)" office:value-type="float" office:value="80.5" calcext:value-type="float">
            <text:p>80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1.27657" calcext:value-type="float">
            <text:p>1624631761,27657</text:p>
          </table:table-cell>
          <table:table-cell table:formula="of:=ROUND([.A744]-[$menor.$A$1];1)" office:value-type="float" office:value="80.6" calcext:value-type="float">
            <text:p>80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1.37656" calcext:value-type="float">
            <text:p>1624631761,37656</text:p>
          </table:table-cell>
          <table:table-cell table:formula="of:=ROUND([.A745]-[$menor.$A$1];1)" office:value-type="float" office:value="80.7" calcext:value-type="float">
            <text:p>80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61.47654" calcext:value-type="float">
            <text:p>1624631761,47654</text:p>
          </table:table-cell>
          <table:table-cell table:formula="of:=ROUND([.A746]-[$menor.$A$1];1)" office:value-type="float" office:value="80.8" calcext:value-type="float">
            <text:p>80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1.57656" calcext:value-type="float">
            <text:p>1624631761,57656</text:p>
          </table:table-cell>
          <table:table-cell table:formula="of:=ROUND([.A747]-[$menor.$A$1];1)" office:value-type="float" office:value="80.9" calcext:value-type="float">
            <text:p>80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1.67656" calcext:value-type="float">
            <text:p>1624631761,67656</text:p>
          </table:table-cell>
          <table:table-cell table:formula="of:=ROUND([.A748]-[$menor.$A$1];1)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1.77656" calcext:value-type="float">
            <text:p>1624631761,77656</text:p>
          </table:table-cell>
          <table:table-cell table:formula="of:=ROUND([.A749]-[$menor.$A$1];1)" office:value-type="float" office:value="81.1" calcext:value-type="float">
            <text:p>81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1.87656" calcext:value-type="float">
            <text:p>1624631761,87656</text:p>
          </table:table-cell>
          <table:table-cell table:formula="of:=ROUND([.A750]-[$menor.$A$1];1)" office:value-type="float" office:value="81.2" calcext:value-type="float">
            <text:p>81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1.97657" calcext:value-type="float">
            <text:p>1624631761,97657</text:p>
          </table:table-cell>
          <table:table-cell table:formula="of:=ROUND([.A751]-[$menor.$A$1];1)" office:value-type="float" office:value="81.3" calcext:value-type="float">
            <text:p>81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2.07652" calcext:value-type="float">
            <text:p>1624631762,07652</text:p>
          </table:table-cell>
          <table:table-cell table:formula="of:=ROUND([.A752]-[$menor.$A$1];1)" office:value-type="float" office:value="81.4" calcext:value-type="float">
            <text:p>81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2.17654" calcext:value-type="float">
            <text:p>1624631762,17654</text:p>
          </table:table-cell>
          <table:table-cell table:formula="of:=ROUND([.A753]-[$menor.$A$1];1)" office:value-type="float" office:value="81.5" calcext:value-type="float">
            <text:p>81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2.27656" calcext:value-type="float">
            <text:p>1624631762,27656</text:p>
          </table:table-cell>
          <table:table-cell table:formula="of:=ROUND([.A754]-[$menor.$A$1];1)" office:value-type="float" office:value="81.6" calcext:value-type="float">
            <text:p>81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2.37657" calcext:value-type="float">
            <text:p>1624631762,37657</text:p>
          </table:table-cell>
          <table:table-cell table:formula="of:=ROUND([.A755]-[$menor.$A$1];1)" office:value-type="float" office:value="81.7" calcext:value-type="float">
            <text:p>81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2.47657" calcext:value-type="float">
            <text:p>1624631762,47657</text:p>
          </table:table-cell>
          <table:table-cell table:formula="of:=ROUND([.A756]-[$menor.$A$1];1)" office:value-type="float" office:value="81.8" calcext:value-type="float">
            <text:p>81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62.57657" calcext:value-type="float">
            <text:p>1624631762,57657</text:p>
          </table:table-cell>
          <table:table-cell table:formula="of:=ROUND([.A757]-[$menor.$A$1];1)" office:value-type="float" office:value="81.9" calcext:value-type="float">
            <text:p>81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2.67657" calcext:value-type="float">
            <text:p>1624631762,67657</text:p>
          </table:table-cell>
          <table:table-cell table:formula="of:=ROUND([.A758]-[$menor.$A$1];1)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2.77656" calcext:value-type="float">
            <text:p>1624631762,77656</text:p>
          </table:table-cell>
          <table:table-cell table:formula="of:=ROUND([.A759]-[$menor.$A$1];1)" office:value-type="float" office:value="82.1" calcext:value-type="float">
            <text:p>82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2.87653" calcext:value-type="float">
            <text:p>1624631762,87653</text:p>
          </table:table-cell>
          <table:table-cell table:formula="of:=ROUND([.A760]-[$menor.$A$1];1)" office:value-type="float" office:value="82.2" calcext:value-type="float">
            <text:p>82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62.97656" calcext:value-type="float">
            <text:p>1624631762,97656</text:p>
          </table:table-cell>
          <table:table-cell table:formula="of:=ROUND([.A761]-[$menor.$A$1];1)" office:value-type="float" office:value="82.3" calcext:value-type="float">
            <text:p>82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63.07657" calcext:value-type="float">
            <text:p>1624631763,07657</text:p>
          </table:table-cell>
          <table:table-cell table:formula="of:=ROUND([.A762]-[$menor.$A$1];1)" office:value-type="float" office:value="82.4" calcext:value-type="float">
            <text:p>82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63.17655" calcext:value-type="float">
            <text:p>1624631763,17655</text:p>
          </table:table-cell>
          <table:table-cell table:formula="of:=ROUND([.A763]-[$menor.$A$1];1)" office:value-type="float" office:value="82.5" calcext:value-type="float">
            <text:p>82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63.27656" calcext:value-type="float">
            <text:p>1624631763,27656</text:p>
          </table:table-cell>
          <table:table-cell table:formula="of:=ROUND([.A764]-[$menor.$A$1];1)" office:value-type="float" office:value="82.6" calcext:value-type="float">
            <text:p>82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3.37656" calcext:value-type="float">
            <text:p>1624631763,37656</text:p>
          </table:table-cell>
          <table:table-cell table:formula="of:=ROUND([.A765]-[$menor.$A$1];1)" office:value-type="float" office:value="82.7" calcext:value-type="float">
            <text:p>82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3.47656" calcext:value-type="float">
            <text:p>1624631763,47656</text:p>
          </table:table-cell>
          <table:table-cell table:formula="of:=ROUND([.A766]-[$menor.$A$1];1)" office:value-type="float" office:value="82.8" calcext:value-type="float">
            <text:p>82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3.57657" calcext:value-type="float">
            <text:p>1624631763,57657</text:p>
          </table:table-cell>
          <table:table-cell table:formula="of:=ROUND([.A767]-[$menor.$A$1];1)" office:value-type="float" office:value="82.9" calcext:value-type="float">
            <text:p>82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63.67656" calcext:value-type="float">
            <text:p>1624631763,67656</text:p>
          </table:table-cell>
          <table:table-cell table:formula="of:=ROUND([.A768]-[$menor.$A$1];1)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3.77656" calcext:value-type="float">
            <text:p>1624631763,77656</text:p>
          </table:table-cell>
          <table:table-cell table:formula="of:=ROUND([.A769]-[$menor.$A$1];1)" office:value-type="float" office:value="83.1" calcext:value-type="float">
            <text:p>83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3.87656" calcext:value-type="float">
            <text:p>1624631763,87656</text:p>
          </table:table-cell>
          <table:table-cell table:formula="of:=ROUND([.A770]-[$menor.$A$1];1)" office:value-type="float" office:value="83.2" calcext:value-type="float">
            <text:p>83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3.97653" calcext:value-type="float">
            <text:p>1624631763,97653</text:p>
          </table:table-cell>
          <table:table-cell table:formula="of:=ROUND([.A771]-[$menor.$A$1];1)" office:value-type="float" office:value="83.3" calcext:value-type="float">
            <text:p>83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4.07653" calcext:value-type="float">
            <text:p>1624631764,07653</text:p>
          </table:table-cell>
          <table:table-cell table:formula="of:=ROUND([.A772]-[$menor.$A$1];1)" office:value-type="float" office:value="83.4" calcext:value-type="float">
            <text:p>83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4.17656" calcext:value-type="float">
            <text:p>1624631764,17656</text:p>
          </table:table-cell>
          <table:table-cell table:formula="of:=ROUND([.A773]-[$menor.$A$1];1)" office:value-type="float" office:value="83.5" calcext:value-type="float">
            <text:p>83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4.27657" calcext:value-type="float">
            <text:p>1624631764,27657</text:p>
          </table:table-cell>
          <table:table-cell table:formula="of:=ROUND([.A774]-[$menor.$A$1];1)" office:value-type="float" office:value="83.6" calcext:value-type="float">
            <text:p>83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4.37653" calcext:value-type="float">
            <text:p>1624631764,37653</text:p>
          </table:table-cell>
          <table:table-cell table:formula="of:=ROUND([.A775]-[$menor.$A$1];1)" office:value-type="float" office:value="83.7" calcext:value-type="float">
            <text:p>83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4.47656" calcext:value-type="float">
            <text:p>1624631764,47656</text:p>
          </table:table-cell>
          <table:table-cell table:formula="of:=ROUND([.A776]-[$menor.$A$1];1)" office:value-type="float" office:value="83.8" calcext:value-type="float">
            <text:p>83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4.57657" calcext:value-type="float">
            <text:p>1624631764,57657</text:p>
          </table:table-cell>
          <table:table-cell table:formula="of:=ROUND([.A777]-[$menor.$A$1];1)" office:value-type="float" office:value="83.9" calcext:value-type="float">
            <text:p>83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4.67657" calcext:value-type="float">
            <text:p>1624631764,67657</text:p>
          </table:table-cell>
          <table:table-cell table:formula="of:=ROUND([.A778]-[$menor.$A$1];1)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64.77654" calcext:value-type="float">
            <text:p>1624631764,77654</text:p>
          </table:table-cell>
          <table:table-cell table:formula="of:=ROUND([.A779]-[$menor.$A$1];1)" office:value-type="float" office:value="84.1" calcext:value-type="float">
            <text:p>84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4.87656" calcext:value-type="float">
            <text:p>1624631764,87656</text:p>
          </table:table-cell>
          <table:table-cell table:formula="of:=ROUND([.A780]-[$menor.$A$1];1)" office:value-type="float" office:value="84.2" calcext:value-type="float">
            <text:p>84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4.97652" calcext:value-type="float">
            <text:p>1624631764,97652</text:p>
          </table:table-cell>
          <table:table-cell table:formula="of:=ROUND([.A781]-[$menor.$A$1];1)" office:value-type="float" office:value="84.3" calcext:value-type="float">
            <text:p>84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5.07656" calcext:value-type="float">
            <text:p>1624631765,07656</text:p>
          </table:table-cell>
          <table:table-cell table:formula="of:=ROUND([.A782]-[$menor.$A$1];1)" office:value-type="float" office:value="84.4" calcext:value-type="float">
            <text:p>84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65.17653" calcext:value-type="float">
            <text:p>1624631765,17653</text:p>
          </table:table-cell>
          <table:table-cell table:formula="of:=ROUND([.A783]-[$menor.$A$1];1)" office:value-type="float" office:value="84.5" calcext:value-type="float">
            <text:p>84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65.27651" calcext:value-type="float">
            <text:p>1624631765,27651</text:p>
          </table:table-cell>
          <table:table-cell table:formula="of:=ROUND([.A784]-[$menor.$A$1];1)" office:value-type="float" office:value="84.6" calcext:value-type="float">
            <text:p>84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65.37651" calcext:value-type="float">
            <text:p>1624631765,37651</text:p>
          </table:table-cell>
          <table:table-cell table:formula="of:=ROUND([.A785]-[$menor.$A$1];1)" office:value-type="float" office:value="84.7" calcext:value-type="float">
            <text:p>84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65.47657" calcext:value-type="float">
            <text:p>1624631765,47657</text:p>
          </table:table-cell>
          <table:table-cell table:formula="of:=ROUND([.A786]-[$menor.$A$1];1)" office:value-type="float" office:value="84.8" calcext:value-type="float">
            <text:p>84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5.57656" calcext:value-type="float">
            <text:p>1624631765,57656</text:p>
          </table:table-cell>
          <table:table-cell table:formula="of:=ROUND([.A787]-[$menor.$A$1];1)" office:value-type="float" office:value="84.9" calcext:value-type="float">
            <text:p>84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5.67656" calcext:value-type="float">
            <text:p>1624631765,67656</text:p>
          </table:table-cell>
          <table:table-cell table:formula="of:=ROUND([.A788]-[$menor.$A$1];1)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5.77656" calcext:value-type="float">
            <text:p>1624631765,77656</text:p>
          </table:table-cell>
          <table:table-cell table:formula="of:=ROUND([.A789]-[$menor.$A$1];1)" office:value-type="float" office:value="85.1" calcext:value-type="float">
            <text:p>85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65.87656" calcext:value-type="float">
            <text:p>1624631765,87656</text:p>
          </table:table-cell>
          <table:table-cell table:formula="of:=ROUND([.A790]-[$menor.$A$1];1)" office:value-type="float" office:value="85.2" calcext:value-type="float">
            <text:p>85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5.97654" calcext:value-type="float">
            <text:p>1624631765,97654</text:p>
          </table:table-cell>
          <table:table-cell table:formula="of:=ROUND([.A791]-[$menor.$A$1];1)" office:value-type="float" office:value="85.3" calcext:value-type="float">
            <text:p>85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6.07656" calcext:value-type="float">
            <text:p>1624631766,07656</text:p>
          </table:table-cell>
          <table:table-cell table:formula="of:=ROUND([.A792]-[$menor.$A$1];1)" office:value-type="float" office:value="85.4" calcext:value-type="float">
            <text:p>85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6.17655" calcext:value-type="float">
            <text:p>1624631766,17655</text:p>
          </table:table-cell>
          <table:table-cell table:formula="of:=ROUND([.A793]-[$menor.$A$1];1)" office:value-type="float" office:value="85.5" calcext:value-type="float">
            <text:p>85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6.27652" calcext:value-type="float">
            <text:p>1624631766,27652</text:p>
          </table:table-cell>
          <table:table-cell table:formula="of:=ROUND([.A794]-[$menor.$A$1];1)" office:value-type="float" office:value="85.6" calcext:value-type="float">
            <text:p>85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6.37655" calcext:value-type="float">
            <text:p>1624631766,37655</text:p>
          </table:table-cell>
          <table:table-cell table:formula="of:=ROUND([.A795]-[$menor.$A$1];1)" office:value-type="float" office:value="85.7" calcext:value-type="float">
            <text:p>85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6.47652" calcext:value-type="float">
            <text:p>1624631766,47652</text:p>
          </table:table-cell>
          <table:table-cell table:formula="of:=ROUND([.A796]-[$menor.$A$1];1)" office:value-type="float" office:value="85.8" calcext:value-type="float">
            <text:p>85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6.57653" calcext:value-type="float">
            <text:p>1624631766,57653</text:p>
          </table:table-cell>
          <table:table-cell table:formula="of:=ROUND([.A797]-[$menor.$A$1];1)" office:value-type="float" office:value="85.9" calcext:value-type="float">
            <text:p>85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6.67656" calcext:value-type="float">
            <text:p>1624631766,67656</text:p>
          </table:table-cell>
          <table:table-cell table:formula="of:=ROUND([.A798]-[$menor.$A$1];1)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6.77656" calcext:value-type="float">
            <text:p>1624631766,77656</text:p>
          </table:table-cell>
          <table:table-cell table:formula="of:=ROUND([.A799]-[$menor.$A$1];1)" office:value-type="float" office:value="86.1" calcext:value-type="float">
            <text:p>86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6.87653" calcext:value-type="float">
            <text:p>1624631766,87653</text:p>
          </table:table-cell>
          <table:table-cell table:formula="of:=ROUND([.A800]-[$menor.$A$1];1)" office:value-type="float" office:value="86.2" calcext:value-type="float">
            <text:p>86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66.97656" calcext:value-type="float">
            <text:p>1624631766,97656</text:p>
          </table:table-cell>
          <table:table-cell table:formula="of:=ROUND([.A801]-[$menor.$A$1];1)" office:value-type="float" office:value="86.3" calcext:value-type="float">
            <text:p>86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7.07653" calcext:value-type="float">
            <text:p>1624631767,07653</text:p>
          </table:table-cell>
          <table:table-cell table:formula="of:=ROUND([.A802]-[$menor.$A$1];1)" office:value-type="float" office:value="86.4" calcext:value-type="float">
            <text:p>86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7.17657" calcext:value-type="float">
            <text:p>1624631767,17657</text:p>
          </table:table-cell>
          <table:table-cell table:formula="of:=ROUND([.A803]-[$menor.$A$1];1)" office:value-type="float" office:value="86.5" calcext:value-type="float">
            <text:p>86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7.27656" calcext:value-type="float">
            <text:p>1624631767,27656</text:p>
          </table:table-cell>
          <table:table-cell table:formula="of:=ROUND([.A804]-[$menor.$A$1];1)" office:value-type="float" office:value="86.6" calcext:value-type="float">
            <text:p>86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67.37654" calcext:value-type="float">
            <text:p>1624631767,37654</text:p>
          </table:table-cell>
          <table:table-cell table:formula="of:=ROUND([.A805]-[$menor.$A$1];1)" office:value-type="float" office:value="86.7" calcext:value-type="float">
            <text:p>86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67.47656" calcext:value-type="float">
            <text:p>1624631767,47656</text:p>
          </table:table-cell>
          <table:table-cell table:formula="of:=ROUND([.A806]-[$menor.$A$1];1)" office:value-type="float" office:value="86.8" calcext:value-type="float">
            <text:p>86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67.57656" calcext:value-type="float">
            <text:p>1624631767,57656</text:p>
          </table:table-cell>
          <table:table-cell table:formula="of:=ROUND([.A807]-[$menor.$A$1];1)" office:value-type="float" office:value="86.9" calcext:value-type="float">
            <text:p>86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67.67656" calcext:value-type="float">
            <text:p>1624631767,67656</text:p>
          </table:table-cell>
          <table:table-cell table:formula="of:=ROUND([.A808]-[$menor.$A$1];1)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7.77656" calcext:value-type="float">
            <text:p>1624631767,77656</text:p>
          </table:table-cell>
          <table:table-cell table:formula="of:=ROUND([.A809]-[$menor.$A$1];1)" office:value-type="float" office:value="87.1" calcext:value-type="float">
            <text:p>87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7.87654" calcext:value-type="float">
            <text:p>1624631767,87654</text:p>
          </table:table-cell>
          <table:table-cell table:formula="of:=ROUND([.A810]-[$menor.$A$1];1)" office:value-type="float" office:value="87.2" calcext:value-type="float">
            <text:p>87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7.97656" calcext:value-type="float">
            <text:p>1624631767,97656</text:p>
          </table:table-cell>
          <table:table-cell table:formula="of:=ROUND([.A811]-[$menor.$A$1];1)" office:value-type="float" office:value="87.3" calcext:value-type="float">
            <text:p>87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68.07656" calcext:value-type="float">
            <text:p>1624631768,07656</text:p>
          </table:table-cell>
          <table:table-cell table:formula="of:=ROUND([.A812]-[$menor.$A$1];1)" office:value-type="float" office:value="87.4" calcext:value-type="float">
            <text:p>87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8.17657" calcext:value-type="float">
            <text:p>1624631768,17657</text:p>
          </table:table-cell>
          <table:table-cell table:formula="of:=ROUND([.A813]-[$menor.$A$1];1)" office:value-type="float" office:value="87.5" calcext:value-type="float">
            <text:p>87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8.27656" calcext:value-type="float">
            <text:p>1624631768,27656</text:p>
          </table:table-cell>
          <table:table-cell table:formula="of:=ROUND([.A814]-[$menor.$A$1];1)" office:value-type="float" office:value="87.6" calcext:value-type="float">
            <text:p>87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8.37656" calcext:value-type="float">
            <text:p>1624631768,37656</text:p>
          </table:table-cell>
          <table:table-cell table:formula="of:=ROUND([.A815]-[$menor.$A$1];1)" office:value-type="float" office:value="87.7" calcext:value-type="float">
            <text:p>87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8.47656" calcext:value-type="float">
            <text:p>1624631768,47656</text:p>
          </table:table-cell>
          <table:table-cell table:formula="of:=ROUND([.A816]-[$menor.$A$1];1)" office:value-type="float" office:value="87.8" calcext:value-type="float">
            <text:p>87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8.57656" calcext:value-type="float">
            <text:p>1624631768,57656</text:p>
          </table:table-cell>
          <table:table-cell table:formula="of:=ROUND([.A817]-[$menor.$A$1];1)" office:value-type="float" office:value="87.9" calcext:value-type="float">
            <text:p>87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8.67656" calcext:value-type="float">
            <text:p>1624631768,67656</text:p>
          </table:table-cell>
          <table:table-cell table:formula="of:=ROUND([.A818]-[$menor.$A$1];1)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8.77657" calcext:value-type="float">
            <text:p>1624631768,77657</text:p>
          </table:table-cell>
          <table:table-cell table:formula="of:=ROUND([.A819]-[$menor.$A$1];1)" office:value-type="float" office:value="88.1" calcext:value-type="float">
            <text:p>88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8.87652" calcext:value-type="float">
            <text:p>1624631768,87652</text:p>
          </table:table-cell>
          <table:table-cell table:formula="of:=ROUND([.A820]-[$menor.$A$1];1)" office:value-type="float" office:value="88.2" calcext:value-type="float">
            <text:p>88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8.97652" calcext:value-type="float">
            <text:p>1624631768,97652</text:p>
          </table:table-cell>
          <table:table-cell table:formula="of:=ROUND([.A821]-[$menor.$A$1];1)" office:value-type="float" office:value="88.3" calcext:value-type="float">
            <text:p>88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69.07656" calcext:value-type="float">
            <text:p>1624631769,07656</text:p>
          </table:table-cell>
          <table:table-cell table:formula="of:=ROUND([.A822]-[$menor.$A$1];1)" office:value-type="float" office:value="88.4" calcext:value-type="float">
            <text:p>88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69.17656" calcext:value-type="float">
            <text:p>1624631769,17656</text:p>
          </table:table-cell>
          <table:table-cell table:formula="of:=ROUND([.A823]-[$menor.$A$1];1)" office:value-type="float" office:value="88.5" calcext:value-type="float">
            <text:p>88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9.27657" calcext:value-type="float">
            <text:p>1624631769,27657</text:p>
          </table:table-cell>
          <table:table-cell table:formula="of:=ROUND([.A824]-[$menor.$A$1];1)" office:value-type="float" office:value="88.6" calcext:value-type="float">
            <text:p>88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9.37656" calcext:value-type="float">
            <text:p>1624631769,37656</text:p>
          </table:table-cell>
          <table:table-cell table:formula="of:=ROUND([.A825]-[$menor.$A$1];1)" office:value-type="float" office:value="88.7" calcext:value-type="float">
            <text:p>88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9.47656" calcext:value-type="float">
            <text:p>1624631769,47656</text:p>
          </table:table-cell>
          <table:table-cell table:formula="of:=ROUND([.A826]-[$menor.$A$1];1)" office:value-type="float" office:value="88.8" calcext:value-type="float">
            <text:p>88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69.57656" calcext:value-type="float">
            <text:p>1624631769,57656</text:p>
          </table:table-cell>
          <table:table-cell table:formula="of:=ROUND([.A827]-[$menor.$A$1];1)" office:value-type="float" office:value="88.9" calcext:value-type="float">
            <text:p>88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69.67657" calcext:value-type="float">
            <text:p>1624631769,67657</text:p>
          </table:table-cell>
          <table:table-cell table:formula="of:=ROUND([.A828]-[$menor.$A$1];1)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69.77654" calcext:value-type="float">
            <text:p>1624631769,77654</text:p>
          </table:table-cell>
          <table:table-cell table:formula="of:=ROUND([.A829]-[$menor.$A$1];1)" office:value-type="float" office:value="89.1" calcext:value-type="float">
            <text:p>89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69.87651" calcext:value-type="float">
            <text:p>1624631769,87651</text:p>
          </table:table-cell>
          <table:table-cell table:formula="of:=ROUND([.A830]-[$menor.$A$1];1)" office:value-type="float" office:value="89.2" calcext:value-type="float">
            <text:p>89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69.97656" calcext:value-type="float">
            <text:p>1624631769,97656</text:p>
          </table:table-cell>
          <table:table-cell table:formula="of:=ROUND([.A831]-[$menor.$A$1];1)" office:value-type="float" office:value="89.3" calcext:value-type="float">
            <text:p>89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0.07652" calcext:value-type="float">
            <text:p>1624631770,07652</text:p>
          </table:table-cell>
          <table:table-cell table:formula="of:=ROUND([.A832]-[$menor.$A$1];1)" office:value-type="float" office:value="89.4" calcext:value-type="float">
            <text:p>89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0.17657" calcext:value-type="float">
            <text:p>1624631770,17657</text:p>
          </table:table-cell>
          <table:table-cell table:formula="of:=ROUND([.A833]-[$menor.$A$1];1)" office:value-type="float" office:value="89.5" calcext:value-type="float">
            <text:p>89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70.27656" calcext:value-type="float">
            <text:p>1624631770,27656</text:p>
          </table:table-cell>
          <table:table-cell table:formula="of:=ROUND([.A834]-[$menor.$A$1];1)" office:value-type="float" office:value="89.6" calcext:value-type="float">
            <text:p>89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0.37656" calcext:value-type="float">
            <text:p>1624631770,37656</text:p>
          </table:table-cell>
          <table:table-cell table:formula="of:=ROUND([.A835]-[$menor.$A$1];1)" office:value-type="float" office:value="89.7" calcext:value-type="float">
            <text:p>89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0.47656" calcext:value-type="float">
            <text:p>1624631770,47656</text:p>
          </table:table-cell>
          <table:table-cell table:formula="of:=ROUND([.A836]-[$menor.$A$1];1)" office:value-type="float" office:value="89.8" calcext:value-type="float">
            <text:p>89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0.57656" calcext:value-type="float">
            <text:p>1624631770,57656</text:p>
          </table:table-cell>
          <table:table-cell table:formula="of:=ROUND([.A837]-[$menor.$A$1];1)" office:value-type="float" office:value="89.9" calcext:value-type="float">
            <text:p>89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0.67657" calcext:value-type="float">
            <text:p>1624631770,67657</text:p>
          </table:table-cell>
          <table:table-cell table:formula="of:=ROUND([.A838]-[$menor.$A$1];1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0.77656" calcext:value-type="float">
            <text:p>1624631770,77656</text:p>
          </table:table-cell>
          <table:table-cell table:formula="of:=ROUND([.A839]-[$menor.$A$1];1)" office:value-type="float" office:value="90.1" calcext:value-type="float">
            <text:p>90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0.87656" calcext:value-type="float">
            <text:p>1624631770,87656</text:p>
          </table:table-cell>
          <table:table-cell table:formula="of:=ROUND([.A840]-[$menor.$A$1];1)" office:value-type="float" office:value="90.2" calcext:value-type="float">
            <text:p>90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0.97652" calcext:value-type="float">
            <text:p>1624631770,97652</text:p>
          </table:table-cell>
          <table:table-cell table:formula="of:=ROUND([.A841]-[$menor.$A$1];1)" office:value-type="float" office:value="90.3" calcext:value-type="float">
            <text:p>90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1.07656" calcext:value-type="float">
            <text:p>1624631771,07656</text:p>
          </table:table-cell>
          <table:table-cell table:formula="of:=ROUND([.A842]-[$menor.$A$1];1)" office:value-type="float" office:value="90.4" calcext:value-type="float">
            <text:p>90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1.17655" calcext:value-type="float">
            <text:p>1624631771,17655</text:p>
          </table:table-cell>
          <table:table-cell table:formula="of:=ROUND([.A843]-[$menor.$A$1];1)" office:value-type="float" office:value="90.5" calcext:value-type="float">
            <text:p>90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1.27655" calcext:value-type="float">
            <text:p>1624631771,27655</text:p>
          </table:table-cell>
          <table:table-cell table:formula="of:=ROUND([.A844]-[$menor.$A$1];1)" office:value-type="float" office:value="90.6" calcext:value-type="float">
            <text:p>90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71.37655" calcext:value-type="float">
            <text:p>1624631771,37655</text:p>
          </table:table-cell>
          <table:table-cell table:formula="of:=ROUND([.A845]-[$menor.$A$1];1)" office:value-type="float" office:value="90.7" calcext:value-type="float">
            <text:p>90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1.47657" calcext:value-type="float">
            <text:p>1624631771,47657</text:p>
          </table:table-cell>
          <table:table-cell table:formula="of:=ROUND([.A846]-[$menor.$A$1];1)" office:value-type="float" office:value="90.8" calcext:value-type="float">
            <text:p>90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1.57655" calcext:value-type="float">
            <text:p>1624631771,57655</text:p>
          </table:table-cell>
          <table:table-cell table:formula="of:=ROUND([.A847]-[$menor.$A$1];1)" office:value-type="float" office:value="90.9" calcext:value-type="float">
            <text:p>90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1.67656" calcext:value-type="float">
            <text:p>1624631771,67656</text:p>
          </table:table-cell>
          <table:table-cell table:formula="of:=ROUND([.A848]-[$menor.$A$1];1)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71.77656" calcext:value-type="float">
            <text:p>1624631771,77656</text:p>
          </table:table-cell>
          <table:table-cell table:formula="of:=ROUND([.A849]-[$menor.$A$1];1)" office:value-type="float" office:value="91.1" calcext:value-type="float">
            <text:p>91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71.87654" calcext:value-type="float">
            <text:p>1624631771,87654</text:p>
          </table:table-cell>
          <table:table-cell table:formula="of:=ROUND([.A850]-[$menor.$A$1];1)" office:value-type="float" office:value="91.2" calcext:value-type="float">
            <text:p>91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71.97656" calcext:value-type="float">
            <text:p>1624631771,97656</text:p>
          </table:table-cell>
          <table:table-cell table:formula="of:=ROUND([.A851]-[$menor.$A$1];1)" office:value-type="float" office:value="91.3" calcext:value-type="float">
            <text:p>91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72.07656" calcext:value-type="float">
            <text:p>1624631772,07656</text:p>
          </table:table-cell>
          <table:table-cell table:formula="of:=ROUND([.A852]-[$menor.$A$1];1)" office:value-type="float" office:value="91.4" calcext:value-type="float">
            <text:p>91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2.17656" calcext:value-type="float">
            <text:p>1624631772,17656</text:p>
          </table:table-cell>
          <table:table-cell table:formula="of:=ROUND([.A853]-[$menor.$A$1];1)" office:value-type="float" office:value="91.5" calcext:value-type="float">
            <text:p>91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2.27652" calcext:value-type="float">
            <text:p>1624631772,27652</text:p>
          </table:table-cell>
          <table:table-cell table:formula="of:=ROUND([.A854]-[$menor.$A$1];1)" office:value-type="float" office:value="91.6" calcext:value-type="float">
            <text:p>91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2.37655" calcext:value-type="float">
            <text:p>1624631772,37655</text:p>
          </table:table-cell>
          <table:table-cell table:formula="of:=ROUND([.A855]-[$menor.$A$1];1)" office:value-type="float" office:value="91.7" calcext:value-type="float">
            <text:p>91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72.47654" calcext:value-type="float">
            <text:p>1624631772,47654</text:p>
          </table:table-cell>
          <table:table-cell table:formula="of:=ROUND([.A856]-[$menor.$A$1];1)" office:value-type="float" office:value="91.8" calcext:value-type="float">
            <text:p>91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2.57656" calcext:value-type="float">
            <text:p>1624631772,57656</text:p>
          </table:table-cell>
          <table:table-cell table:formula="of:=ROUND([.A857]-[$menor.$A$1];1)" office:value-type="float" office:value="91.9" calcext:value-type="float">
            <text:p>91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2.67656" calcext:value-type="float">
            <text:p>1624631772,67656</text:p>
          </table:table-cell>
          <table:table-cell table:formula="of:=ROUND([.A858]-[$menor.$A$1];1)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2.77656" calcext:value-type="float">
            <text:p>1624631772,77656</text:p>
          </table:table-cell>
          <table:table-cell table:formula="of:=ROUND([.A859]-[$menor.$A$1];1)" office:value-type="float" office:value="92.1" calcext:value-type="float">
            <text:p>92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2.87656" calcext:value-type="float">
            <text:p>1624631772,87656</text:p>
          </table:table-cell>
          <table:table-cell table:formula="of:=ROUND([.A860]-[$menor.$A$1];1)" office:value-type="float" office:value="92.2" calcext:value-type="float">
            <text:p>92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2.97656" calcext:value-type="float">
            <text:p>1624631772,97656</text:p>
          </table:table-cell>
          <table:table-cell table:formula="of:=ROUND([.A861]-[$menor.$A$1];1)" office:value-type="float" office:value="92.3" calcext:value-type="float">
            <text:p>92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3.07657" calcext:value-type="float">
            <text:p>1624631773,07657</text:p>
          </table:table-cell>
          <table:table-cell table:formula="of:=ROUND([.A862]-[$menor.$A$1];1)" office:value-type="float" office:value="92.4" calcext:value-type="float">
            <text:p>92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3.17655" calcext:value-type="float">
            <text:p>1624631773,17655</text:p>
          </table:table-cell>
          <table:table-cell table:formula="of:=ROUND([.A863]-[$menor.$A$1];1)" office:value-type="float" office:value="92.5" calcext:value-type="float">
            <text:p>92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3.27654" calcext:value-type="float">
            <text:p>1624631773,27654</text:p>
          </table:table-cell>
          <table:table-cell table:formula="of:=ROUND([.A864]-[$menor.$A$1];1)" office:value-type="float" office:value="92.6" calcext:value-type="float">
            <text:p>92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3.3766" calcext:value-type="float">
            <text:p>1624631773,3766</text:p>
          </table:table-cell>
          <table:table-cell table:formula="of:=ROUND([.A865]-[$menor.$A$1];1)" office:value-type="float" office:value="92.7" calcext:value-type="float">
            <text:p>92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3.47656" calcext:value-type="float">
            <text:p>1624631773,47656</text:p>
          </table:table-cell>
          <table:table-cell table:formula="of:=ROUND([.A866]-[$menor.$A$1];1)" office:value-type="float" office:value="92.8" calcext:value-type="float">
            <text:p>92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73.57656" calcext:value-type="float">
            <text:p>1624631773,57656</text:p>
          </table:table-cell>
          <table:table-cell table:formula="of:=ROUND([.A867]-[$menor.$A$1];1)" office:value-type="float" office:value="92.9" calcext:value-type="float">
            <text:p>92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3.67657" calcext:value-type="float">
            <text:p>1624631773,67657</text:p>
          </table:table-cell>
          <table:table-cell table:formula="of:=ROUND([.A868]-[$menor.$A$1];1)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3.77654" calcext:value-type="float">
            <text:p>1624631773,77654</text:p>
          </table:table-cell>
          <table:table-cell table:formula="of:=ROUND([.A869]-[$menor.$A$1];1)" office:value-type="float" office:value="93.1" calcext:value-type="float">
            <text:p>93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3.87657" calcext:value-type="float">
            <text:p>1624631773,87657</text:p>
          </table:table-cell>
          <table:table-cell table:formula="of:=ROUND([.A870]-[$menor.$A$1];1)" office:value-type="float" office:value="93.2" calcext:value-type="float">
            <text:p>93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73.97657" calcext:value-type="float">
            <text:p>1624631773,97657</text:p>
          </table:table-cell>
          <table:table-cell table:formula="of:=ROUND([.A871]-[$menor.$A$1];1)" office:value-type="float" office:value="93.3" calcext:value-type="float">
            <text:p>93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74.07656" calcext:value-type="float">
            <text:p>1624631774,07656</text:p>
          </table:table-cell>
          <table:table-cell table:formula="of:=ROUND([.A872]-[$menor.$A$1];1)" office:value-type="float" office:value="93.4" calcext:value-type="float">
            <text:p>93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74.17653" calcext:value-type="float">
            <text:p>1624631774,17653</text:p>
          </table:table-cell>
          <table:table-cell table:formula="of:=ROUND([.A873]-[$menor.$A$1];1)" office:value-type="float" office:value="93.5" calcext:value-type="float">
            <text:p>93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74.27654" calcext:value-type="float">
            <text:p>1624631774,27654</text:p>
          </table:table-cell>
          <table:table-cell table:formula="of:=ROUND([.A874]-[$menor.$A$1];1)" office:value-type="float" office:value="93.6" calcext:value-type="float">
            <text:p>93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4.37657" calcext:value-type="float">
            <text:p>1624631774,37657</text:p>
          </table:table-cell>
          <table:table-cell table:formula="of:=ROUND([.A875]-[$menor.$A$1];1)" office:value-type="float" office:value="93.7" calcext:value-type="float">
            <text:p>93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4.47657" calcext:value-type="float">
            <text:p>1624631774,47657</text:p>
          </table:table-cell>
          <table:table-cell table:formula="of:=ROUND([.A876]-[$menor.$A$1];1)" office:value-type="float" office:value="93.8" calcext:value-type="float">
            <text:p>93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4.57656" calcext:value-type="float">
            <text:p>1624631774,57656</text:p>
          </table:table-cell>
          <table:table-cell table:formula="of:=ROUND([.A877]-[$menor.$A$1];1)" office:value-type="float" office:value="93.9" calcext:value-type="float">
            <text:p>93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74.67657" calcext:value-type="float">
            <text:p>1624631774,67657</text:p>
          </table:table-cell>
          <table:table-cell table:formula="of:=ROUND([.A878]-[$menor.$A$1];1)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4.77657" calcext:value-type="float">
            <text:p>1624631774,77657</text:p>
          </table:table-cell>
          <table:table-cell table:formula="of:=ROUND([.A879]-[$menor.$A$1];1)" office:value-type="float" office:value="94.1" calcext:value-type="float">
            <text:p>94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4.87656" calcext:value-type="float">
            <text:p>1624631774,87656</text:p>
          </table:table-cell>
          <table:table-cell table:formula="of:=ROUND([.A880]-[$menor.$A$1];1)" office:value-type="float" office:value="94.2" calcext:value-type="float">
            <text:p>94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4.97657" calcext:value-type="float">
            <text:p>1624631774,97657</text:p>
          </table:table-cell>
          <table:table-cell table:formula="of:=ROUND([.A881]-[$menor.$A$1];1)" office:value-type="float" office:value="94.3" calcext:value-type="float">
            <text:p>94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5.07657" calcext:value-type="float">
            <text:p>1624631775,07657</text:p>
          </table:table-cell>
          <table:table-cell table:formula="of:=ROUND([.A882]-[$menor.$A$1];1)" office:value-type="float" office:value="94.4" calcext:value-type="float">
            <text:p>94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5.17659" calcext:value-type="float">
            <text:p>1624631775,17659</text:p>
          </table:table-cell>
          <table:table-cell table:formula="of:=ROUND([.A883]-[$menor.$A$1];1)" office:value-type="float" office:value="94.5" calcext:value-type="float">
            <text:p>94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5.27656" calcext:value-type="float">
            <text:p>1624631775,27656</text:p>
          </table:table-cell>
          <table:table-cell table:formula="of:=ROUND([.A884]-[$menor.$A$1];1)" office:value-type="float" office:value="94.6" calcext:value-type="float">
            <text:p>94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5.37657" calcext:value-type="float">
            <text:p>1624631775,37657</text:p>
          </table:table-cell>
          <table:table-cell table:formula="of:=ROUND([.A885]-[$menor.$A$1];1)" office:value-type="float" office:value="94.7" calcext:value-type="float">
            <text:p>94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5.47657" calcext:value-type="float">
            <text:p>1624631775,47657</text:p>
          </table:table-cell>
          <table:table-cell table:formula="of:=ROUND([.A886]-[$menor.$A$1];1)" office:value-type="float" office:value="94.8" calcext:value-type="float">
            <text:p>94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5.57655" calcext:value-type="float">
            <text:p>1624631775,57655</text:p>
          </table:table-cell>
          <table:table-cell table:formula="of:=ROUND([.A887]-[$menor.$A$1];1)" office:value-type="float" office:value="94.9" calcext:value-type="float">
            <text:p>94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5.67656" calcext:value-type="float">
            <text:p>1624631775,67656</text:p>
          </table:table-cell>
          <table:table-cell table:formula="of:=ROUND([.A888]-[$menor.$A$1];1)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75.77656" calcext:value-type="float">
            <text:p>1624631775,77656</text:p>
          </table:table-cell>
          <table:table-cell table:formula="of:=ROUND([.A889]-[$menor.$A$1];1)" office:value-type="float" office:value="95.1" calcext:value-type="float">
            <text:p>95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5.87654" calcext:value-type="float">
            <text:p>1624631775,87654</text:p>
          </table:table-cell>
          <table:table-cell table:formula="of:=ROUND([.A890]-[$menor.$A$1];1)" office:value-type="float" office:value="95.2" calcext:value-type="float">
            <text:p>95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5.97655" calcext:value-type="float">
            <text:p>1624631775,97655</text:p>
          </table:table-cell>
          <table:table-cell table:formula="of:=ROUND([.A891]-[$menor.$A$1];1)" office:value-type="float" office:value="95.3" calcext:value-type="float">
            <text:p>95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6.07655" calcext:value-type="float">
            <text:p>1624631776,07655</text:p>
          </table:table-cell>
          <table:table-cell table:formula="of:=ROUND([.A892]-[$menor.$A$1];1)" office:value-type="float" office:value="95.4" calcext:value-type="float">
            <text:p>95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76.17656" calcext:value-type="float">
            <text:p>1624631776,17656</text:p>
          </table:table-cell>
          <table:table-cell table:formula="of:=ROUND([.A893]-[$menor.$A$1];1)" office:value-type="float" office:value="95.5" calcext:value-type="float">
            <text:p>95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76.27656" calcext:value-type="float">
            <text:p>1624631776,27656</text:p>
          </table:table-cell>
          <table:table-cell table:formula="of:=ROUND([.A894]-[$menor.$A$1];1)" office:value-type="float" office:value="95.6" calcext:value-type="float">
            <text:p>95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76.37657" calcext:value-type="float">
            <text:p>1624631776,37657</text:p>
          </table:table-cell>
          <table:table-cell table:formula="of:=ROUND([.A895]-[$menor.$A$1];1)" office:value-type="float" office:value="95.7" calcext:value-type="float">
            <text:p>95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76.47652" calcext:value-type="float">
            <text:p>1624631776,47652</text:p>
          </table:table-cell>
          <table:table-cell table:formula="of:=ROUND([.A896]-[$menor.$A$1];1)" office:value-type="float" office:value="95.8" calcext:value-type="float">
            <text:p>95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6.57657" calcext:value-type="float">
            <text:p>1624631776,57657</text:p>
          </table:table-cell>
          <table:table-cell table:formula="of:=ROUND([.A897]-[$menor.$A$1];1)" office:value-type="float" office:value="95.9" calcext:value-type="float">
            <text:p>95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6.67657" calcext:value-type="float">
            <text:p>1624631776,67657</text:p>
          </table:table-cell>
          <table:table-cell table:formula="of:=ROUND([.A898]-[$menor.$A$1];1)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6.77656" calcext:value-type="float">
            <text:p>1624631776,77656</text:p>
          </table:table-cell>
          <table:table-cell table:formula="of:=ROUND([.A899]-[$menor.$A$1];1)" office:value-type="float" office:value="96.1" calcext:value-type="float">
            <text:p>96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76.87656" calcext:value-type="float">
            <text:p>1624631776,87656</text:p>
          </table:table-cell>
          <table:table-cell table:formula="of:=ROUND([.A900]-[$menor.$A$1];1)" office:value-type="float" office:value="96.2" calcext:value-type="float">
            <text:p>96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6.97656" calcext:value-type="float">
            <text:p>1624631776,97656</text:p>
          </table:table-cell>
          <table:table-cell table:formula="of:=ROUND([.A901]-[$menor.$A$1];1)" office:value-type="float" office:value="96.3" calcext:value-type="float">
            <text:p>96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7.07657" calcext:value-type="float">
            <text:p>1624631777,07657</text:p>
          </table:table-cell>
          <table:table-cell table:formula="of:=ROUND([.A902]-[$menor.$A$1];1)"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7.17656" calcext:value-type="float">
            <text:p>1624631777,17656</text:p>
          </table:table-cell>
          <table:table-cell table:formula="of:=ROUND([.A903]-[$menor.$A$1];1)" office:value-type="float" office:value="96.5" calcext:value-type="float">
            <text:p>96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7.27657" calcext:value-type="float">
            <text:p>1624631777,27657</text:p>
          </table:table-cell>
          <table:table-cell table:formula="of:=ROUND([.A904]-[$menor.$A$1];1)" office:value-type="float" office:value="96.6" calcext:value-type="float">
            <text:p>96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7.37656" calcext:value-type="float">
            <text:p>1624631777,37656</text:p>
          </table:table-cell>
          <table:table-cell table:formula="of:=ROUND([.A905]-[$menor.$A$1];1)" office:value-type="float" office:value="96.7" calcext:value-type="float">
            <text:p>96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7.47656" calcext:value-type="float">
            <text:p>1624631777,47656</text:p>
          </table:table-cell>
          <table:table-cell table:formula="of:=ROUND([.A906]-[$menor.$A$1];1)" office:value-type="float" office:value="96.8" calcext:value-type="float">
            <text:p>96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7.57653" calcext:value-type="float">
            <text:p>1624631777,57653</text:p>
          </table:table-cell>
          <table:table-cell table:formula="of:=ROUND([.A907]-[$menor.$A$1];1)" office:value-type="float" office:value="96.9" calcext:value-type="float">
            <text:p>96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7.67657" calcext:value-type="float">
            <text:p>1624631777,67657</text:p>
          </table:table-cell>
          <table:table-cell table:formula="of:=ROUND([.A908]-[$menor.$A$1];1)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7.77657" calcext:value-type="float">
            <text:p>1624631777,77657</text:p>
          </table:table-cell>
          <table:table-cell table:formula="of:=ROUND([.A909]-[$menor.$A$1];1)" office:value-type="float" office:value="97.1" calcext:value-type="float">
            <text:p>97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7.87657" calcext:value-type="float">
            <text:p>1624631777,87657</text:p>
          </table:table-cell>
          <table:table-cell table:formula="of:=ROUND([.A910]-[$menor.$A$1];1)" office:value-type="float" office:value="97.2" calcext:value-type="float">
            <text:p>97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77.97657" calcext:value-type="float">
            <text:p>1624631777,97657</text:p>
          </table:table-cell>
          <table:table-cell table:formula="of:=ROUND([.A911]-[$menor.$A$1];1)" office:value-type="float" office:value="97.3" calcext:value-type="float">
            <text:p>97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8.07657" calcext:value-type="float">
            <text:p>1624631778,07657</text:p>
          </table:table-cell>
          <table:table-cell table:formula="of:=ROUND([.A912]-[$menor.$A$1];1)" office:value-type="float" office:value="97.4" calcext:value-type="float">
            <text:p>97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8.17655" calcext:value-type="float">
            <text:p>1624631778,17655</text:p>
          </table:table-cell>
          <table:table-cell table:formula="of:=ROUND([.A913]-[$menor.$A$1];1)" office:value-type="float" office:value="97.5" calcext:value-type="float">
            <text:p>97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8.27655" calcext:value-type="float">
            <text:p>1624631778,27655</text:p>
          </table:table-cell>
          <table:table-cell table:formula="of:=ROUND([.A914]-[$menor.$A$1];1)" office:value-type="float" office:value="97.6" calcext:value-type="float">
            <text:p>97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78.37657" calcext:value-type="float">
            <text:p>1624631778,37657</text:p>
          </table:table-cell>
          <table:table-cell table:formula="of:=ROUND([.A915]-[$menor.$A$1];1)" office:value-type="float" office:value="97.7" calcext:value-type="float">
            <text:p>97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78.47657" calcext:value-type="float">
            <text:p>1624631778,47657</text:p>
          </table:table-cell>
          <table:table-cell table:formula="of:=ROUND([.A916]-[$menor.$A$1];1)" office:value-type="float" office:value="97.8" calcext:value-type="float">
            <text:p>97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78.57656" calcext:value-type="float">
            <text:p>1624631778,57656</text:p>
          </table:table-cell>
          <table:table-cell table:formula="of:=ROUND([.A917]-[$menor.$A$1];1)" office:value-type="float" office:value="97.9" calcext:value-type="float">
            <text:p>97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78.67657" calcext:value-type="float">
            <text:p>1624631778,67657</text:p>
          </table:table-cell>
          <table:table-cell table:formula="of:=ROUND([.A918]-[$menor.$A$1];1)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8.77656" calcext:value-type="float">
            <text:p>1624631778,77656</text:p>
          </table:table-cell>
          <table:table-cell table:formula="of:=ROUND([.A919]-[$menor.$A$1];1)" office:value-type="float" office:value="98.1" calcext:value-type="float">
            <text:p>98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8.87656" calcext:value-type="float">
            <text:p>1624631778,87656</text:p>
          </table:table-cell>
          <table:table-cell table:formula="of:=ROUND([.A920]-[$menor.$A$1];1)" office:value-type="float" office:value="98.2" calcext:value-type="float">
            <text:p>98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78.97656" calcext:value-type="float">
            <text:p>1624631778,97656</text:p>
          </table:table-cell>
          <table:table-cell table:formula="of:=ROUND([.A921]-[$menor.$A$1];1)" office:value-type="float" office:value="98.3" calcext:value-type="float">
            <text:p>98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79.07657" calcext:value-type="float">
            <text:p>1624631779,07657</text:p>
          </table:table-cell>
          <table:table-cell table:formula="of:=ROUND([.A922]-[$menor.$A$1];1)" office:value-type="float" office:value="98.4" calcext:value-type="float">
            <text:p>98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9.17658" calcext:value-type="float">
            <text:p>1624631779,17658</text:p>
          </table:table-cell>
          <table:table-cell table:formula="of:=ROUND([.A923]-[$menor.$A$1];1)" office:value-type="float" office:value="98.5" calcext:value-type="float">
            <text:p>98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9.27659" calcext:value-type="float">
            <text:p>1624631779,27659</text:p>
          </table:table-cell>
          <table:table-cell table:formula="of:=ROUND([.A924]-[$menor.$A$1];1)" office:value-type="float" office:value="98.6" calcext:value-type="float">
            <text:p>98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9.37655" calcext:value-type="float">
            <text:p>1624631779,37655</text:p>
          </table:table-cell>
          <table:table-cell table:formula="of:=ROUND([.A925]-[$menor.$A$1];1)" office:value-type="float" office:value="98.7" calcext:value-type="float">
            <text:p>98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9.47658" calcext:value-type="float">
            <text:p>1624631779,47658</text:p>
          </table:table-cell>
          <table:table-cell table:formula="of:=ROUND([.A926]-[$menor.$A$1];1)" office:value-type="float" office:value="98.8" calcext:value-type="float">
            <text:p>98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9.57654" calcext:value-type="float">
            <text:p>1624631779,57654</text:p>
          </table:table-cell>
          <table:table-cell table:formula="of:=ROUND([.A927]-[$menor.$A$1];1)" office:value-type="float" office:value="98.9" calcext:value-type="float">
            <text:p>98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9.67657" calcext:value-type="float">
            <text:p>1624631779,67657</text:p>
          </table:table-cell>
          <table:table-cell table:formula="of:=ROUND([.A928]-[$menor.$A$1];1)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9.77656" calcext:value-type="float">
            <text:p>1624631779,77656</text:p>
          </table:table-cell>
          <table:table-cell table:formula="of:=ROUND([.A929]-[$menor.$A$1];1)" office:value-type="float" office:value="99.1" calcext:value-type="float">
            <text:p>99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9.87656" calcext:value-type="float">
            <text:p>1624631779,87656</text:p>
          </table:table-cell>
          <table:table-cell table:formula="of:=ROUND([.A930]-[$menor.$A$1];1)" office:value-type="float" office:value="99.2" calcext:value-type="float">
            <text:p>99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79.97656" calcext:value-type="float">
            <text:p>1624631779,97656</text:p>
          </table:table-cell>
          <table:table-cell table:formula="of:=ROUND([.A931]-[$menor.$A$1];1)" office:value-type="float" office:value="99.3" calcext:value-type="float">
            <text:p>99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0.07656" calcext:value-type="float">
            <text:p>1624631780,07656</text:p>
          </table:table-cell>
          <table:table-cell table:formula="of:=ROUND([.A932]-[$menor.$A$1];1)" office:value-type="float" office:value="99.4" calcext:value-type="float">
            <text:p>99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80.17653" calcext:value-type="float">
            <text:p>1624631780,17653</text:p>
          </table:table-cell>
          <table:table-cell table:formula="of:=ROUND([.A933]-[$menor.$A$1];1)" office:value-type="float" office:value="99.5" calcext:value-type="float">
            <text:p>99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0.27657" calcext:value-type="float">
            <text:p>1624631780,27657</text:p>
          </table:table-cell>
          <table:table-cell table:formula="of:=ROUND([.A934]-[$menor.$A$1];1)" office:value-type="float" office:value="99.6" calcext:value-type="float">
            <text:p>99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0.37656" calcext:value-type="float">
            <text:p>1624631780,37656</text:p>
          </table:table-cell>
          <table:table-cell table:formula="of:=ROUND([.A935]-[$menor.$A$1];1)" office:value-type="float" office:value="99.7" calcext:value-type="float">
            <text:p>99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0.47657" calcext:value-type="float">
            <text:p>1624631780,47657</text:p>
          </table:table-cell>
          <table:table-cell table:formula="of:=ROUND([.A936]-[$menor.$A$1];1)" office:value-type="float" office:value="99.8" calcext:value-type="float">
            <text:p>99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80.57655" calcext:value-type="float">
            <text:p>1624631780,57655</text:p>
          </table:table-cell>
          <table:table-cell table:formula="of:=ROUND([.A937]-[$menor.$A$1];1)" office:value-type="float" office:value="99.9" calcext:value-type="float">
            <text:p>99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80.67657" calcext:value-type="float">
            <text:p>1624631780,67657</text:p>
          </table:table-cell>
          <table:table-cell table:formula="of:=ROUND([.A938]-[$menor.$A$1];1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80.77657" calcext:value-type="float">
            <text:p>1624631780,77657</text:p>
          </table:table-cell>
          <table:table-cell table:formula="of:=ROUND([.A939]-[$menor.$A$1];1)" office:value-type="float" office:value="100.1" calcext:value-type="float">
            <text:p>100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80.87657" calcext:value-type="float">
            <text:p>1624631780,87657</text:p>
          </table:table-cell>
          <table:table-cell table:formula="of:=ROUND([.A940]-[$menor.$A$1];1)" office:value-type="float" office:value="100.2" calcext:value-type="float">
            <text:p>100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0.97656" calcext:value-type="float">
            <text:p>1624631780,97656</text:p>
          </table:table-cell>
          <table:table-cell table:formula="of:=ROUND([.A941]-[$menor.$A$1];1)" office:value-type="float" office:value="100.3" calcext:value-type="float">
            <text:p>100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1.07656" calcext:value-type="float">
            <text:p>1624631781,07656</text:p>
          </table:table-cell>
          <table:table-cell table:formula="of:=ROUND([.A942]-[$menor.$A$1];1)" office:value-type="float" office:value="100.4" calcext:value-type="float">
            <text:p>100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1.17657" calcext:value-type="float">
            <text:p>1624631781,17657</text:p>
          </table:table-cell>
          <table:table-cell table:formula="of:=ROUND([.A943]-[$menor.$A$1];1)" office:value-type="float" office:value="100.5" calcext:value-type="float">
            <text:p>100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81.27656" calcext:value-type="float">
            <text:p>1624631781,27656</text:p>
          </table:table-cell>
          <table:table-cell table:formula="of:=ROUND([.A944]-[$menor.$A$1];1)" office:value-type="float" office:value="100.6" calcext:value-type="float">
            <text:p>100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1.37656" calcext:value-type="float">
            <text:p>1624631781,37656</text:p>
          </table:table-cell>
          <table:table-cell table:formula="of:=ROUND([.A945]-[$menor.$A$1];1)" office:value-type="float" office:value="100.7" calcext:value-type="float">
            <text:p>100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1.47648" calcext:value-type="float">
            <text:p>1624631781,47648</text:p>
          </table:table-cell>
          <table:table-cell table:formula="of:=ROUND([.A946]-[$menor.$A$1];1)" office:value-type="float" office:value="100.8" calcext:value-type="float">
            <text:p>100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1.57656" calcext:value-type="float">
            <text:p>1624631781,57656</text:p>
          </table:table-cell>
          <table:table-cell table:formula="of:=ROUND([.A947]-[$menor.$A$1];1)" office:value-type="float" office:value="100.9" calcext:value-type="float">
            <text:p>100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1.67652" calcext:value-type="float">
            <text:p>1624631781,67652</text:p>
          </table:table-cell>
          <table:table-cell table:formula="of:=ROUND([.A948]-[$menor.$A$1];1)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1.77656" calcext:value-type="float">
            <text:p>1624631781,77656</text:p>
          </table:table-cell>
          <table:table-cell table:formula="of:=ROUND([.A949]-[$menor.$A$1];1)" office:value-type="float" office:value="101.1" calcext:value-type="float">
            <text:p>101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1.87652" calcext:value-type="float">
            <text:p>1624631781,87652</text:p>
          </table:table-cell>
          <table:table-cell table:formula="of:=ROUND([.A950]-[$menor.$A$1];1)" office:value-type="float" office:value="101.2" calcext:value-type="float">
            <text:p>101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1.97657" calcext:value-type="float">
            <text:p>1624631781,97657</text:p>
          </table:table-cell>
          <table:table-cell table:formula="of:=ROUND([.A951]-[$menor.$A$1];1)" office:value-type="float" office:value="101.3" calcext:value-type="float">
            <text:p>101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2.07654" calcext:value-type="float">
            <text:p>1624631782,07654</text:p>
          </table:table-cell>
          <table:table-cell table:formula="of:=ROUND([.A952]-[$menor.$A$1];1)" office:value-type="float" office:value="101.4" calcext:value-type="float">
            <text:p>101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2.17653" calcext:value-type="float">
            <text:p>1624631782,17653</text:p>
          </table:table-cell>
          <table:table-cell table:formula="of:=ROUND([.A953]-[$menor.$A$1];1)" office:value-type="float" office:value="101.5" calcext:value-type="float">
            <text:p>101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2.27655" calcext:value-type="float">
            <text:p>1624631782,27655</text:p>
          </table:table-cell>
          <table:table-cell table:formula="of:=ROUND([.A954]-[$menor.$A$1];1)" office:value-type="float" office:value="101.6" calcext:value-type="float">
            <text:p>101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82.37656" calcext:value-type="float">
            <text:p>1624631782,37656</text:p>
          </table:table-cell>
          <table:table-cell table:formula="of:=ROUND([.A955]-[$menor.$A$1];1)" office:value-type="float" office:value="101.7" calcext:value-type="float">
            <text:p>101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2.47656" calcext:value-type="float">
            <text:p>1624631782,47656</text:p>
          </table:table-cell>
          <table:table-cell table:formula="of:=ROUND([.A956]-[$menor.$A$1];1)" office:value-type="float" office:value="101.8" calcext:value-type="float">
            <text:p>101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2.57657" calcext:value-type="float">
            <text:p>1624631782,57657</text:p>
          </table:table-cell>
          <table:table-cell table:formula="of:=ROUND([.A957]-[$menor.$A$1];1)" office:value-type="float" office:value="101.9" calcext:value-type="float">
            <text:p>101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2.67656" calcext:value-type="float">
            <text:p>1624631782,67656</text:p>
          </table:table-cell>
          <table:table-cell table:formula="of:=ROUND([.A958]-[$menor.$A$1];1)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82.77657" calcext:value-type="float">
            <text:p>1624631782,77657</text:p>
          </table:table-cell>
          <table:table-cell table:formula="of:=ROUND([.A959]-[$menor.$A$1];1)" office:value-type="float" office:value="102.1" calcext:value-type="float">
            <text:p>102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82.87657" calcext:value-type="float">
            <text:p>1624631782,87657</text:p>
          </table:table-cell>
          <table:table-cell table:formula="of:=ROUND([.A960]-[$menor.$A$1];1)" office:value-type="float" office:value="102.2" calcext:value-type="float">
            <text:p>102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82.97656" calcext:value-type="float">
            <text:p>1624631782,97656</text:p>
          </table:table-cell>
          <table:table-cell table:formula="of:=ROUND([.A961]-[$menor.$A$1];1)" office:value-type="float" office:value="102.3" calcext:value-type="float">
            <text:p>102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83.07657" calcext:value-type="float">
            <text:p>1624631783,07657</text:p>
          </table:table-cell>
          <table:table-cell table:formula="of:=ROUND([.A962]-[$menor.$A$1];1)" office:value-type="float" office:value="102.4" calcext:value-type="float">
            <text:p>102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3.17653" calcext:value-type="float">
            <text:p>1624631783,17653</text:p>
          </table:table-cell>
          <table:table-cell table:formula="of:=ROUND([.A963]-[$menor.$A$1];1)" office:value-type="float" office:value="102.5" calcext:value-type="float">
            <text:p>102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3.27656" calcext:value-type="float">
            <text:p>1624631783,27656</text:p>
          </table:table-cell>
          <table:table-cell table:formula="of:=ROUND([.A964]-[$menor.$A$1];1)" office:value-type="float" office:value="102.6" calcext:value-type="float">
            <text:p>102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3.37656" calcext:value-type="float">
            <text:p>1624631783,37656</text:p>
          </table:table-cell>
          <table:table-cell table:formula="of:=ROUND([.A965]-[$menor.$A$1];1)" office:value-type="float" office:value="102.7" calcext:value-type="float">
            <text:p>102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83.47654" calcext:value-type="float">
            <text:p>1624631783,47654</text:p>
          </table:table-cell>
          <table:table-cell table:formula="of:=ROUND([.A966]-[$menor.$A$1];1)" office:value-type="float" office:value="102.8" calcext:value-type="float">
            <text:p>102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3.57656" calcext:value-type="float">
            <text:p>1624631783,57656</text:p>
          </table:table-cell>
          <table:table-cell table:formula="of:=ROUND([.A967]-[$menor.$A$1];1)" office:value-type="float" office:value="102.9" calcext:value-type="float">
            <text:p>102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3.67657" calcext:value-type="float">
            <text:p>1624631783,67657</text:p>
          </table:table-cell>
          <table:table-cell table:formula="of:=ROUND([.A968]-[$menor.$A$1];1)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3.77657" calcext:value-type="float">
            <text:p>1624631783,77657</text:p>
          </table:table-cell>
          <table:table-cell table:formula="of:=ROUND([.A969]-[$menor.$A$1];1)" office:value-type="float" office:value="103.1" calcext:value-type="float">
            <text:p>103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3.87656" calcext:value-type="float">
            <text:p>1624631783,87656</text:p>
          </table:table-cell>
          <table:table-cell table:formula="of:=ROUND([.A970]-[$menor.$A$1];1)" office:value-type="float" office:value="103.2" calcext:value-type="float">
            <text:p>103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3.97656" calcext:value-type="float">
            <text:p>1624631783,97656</text:p>
          </table:table-cell>
          <table:table-cell table:formula="of:=ROUND([.A971]-[$menor.$A$1];1)" office:value-type="float" office:value="103.3" calcext:value-type="float">
            <text:p>103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4.07656" calcext:value-type="float">
            <text:p>1624631784,07656</text:p>
          </table:table-cell>
          <table:table-cell table:formula="of:=ROUND([.A972]-[$menor.$A$1];1)" office:value-type="float" office:value="103.4" calcext:value-type="float">
            <text:p>103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4.17653" calcext:value-type="float">
            <text:p>1624631784,17653</text:p>
          </table:table-cell>
          <table:table-cell table:formula="of:=ROUND([.A973]-[$menor.$A$1];1)" office:value-type="float" office:value="103.5" calcext:value-type="float">
            <text:p>103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4.27656" calcext:value-type="float">
            <text:p>1624631784,27656</text:p>
          </table:table-cell>
          <table:table-cell table:formula="of:=ROUND([.A974]-[$menor.$A$1];1)" office:value-type="float" office:value="103.6" calcext:value-type="float">
            <text:p>103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4.37657" calcext:value-type="float">
            <text:p>1624631784,37657</text:p>
          </table:table-cell>
          <table:table-cell table:formula="of:=ROUND([.A975]-[$menor.$A$1];1)" office:value-type="float" office:value="103.7" calcext:value-type="float">
            <text:p>103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4.47656" calcext:value-type="float">
            <text:p>1624631784,47656</text:p>
          </table:table-cell>
          <table:table-cell table:formula="of:=ROUND([.A976]-[$menor.$A$1];1)" office:value-type="float" office:value="103.8" calcext:value-type="float">
            <text:p>103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84.57657" calcext:value-type="float">
            <text:p>1624631784,57657</text:p>
          </table:table-cell>
          <table:table-cell table:formula="of:=ROUND([.A977]-[$menor.$A$1];1)" office:value-type="float" office:value="103.9" calcext:value-type="float">
            <text:p>103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4.67657" calcext:value-type="float">
            <text:p>1624631784,67657</text:p>
          </table:table-cell>
          <table:table-cell table:formula="of:=ROUND([.A978]-[$menor.$A$1];1)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4.77656" calcext:value-type="float">
            <text:p>1624631784,77656</text:p>
          </table:table-cell>
          <table:table-cell table:formula="of:=ROUND([.A979]-[$menor.$A$1];1)" office:value-type="float" office:value="104.1" calcext:value-type="float">
            <text:p>104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4.87656" calcext:value-type="float">
            <text:p>1624631784,87656</text:p>
          </table:table-cell>
          <table:table-cell table:formula="of:=ROUND([.A980]-[$menor.$A$1];1)" office:value-type="float" office:value="104.2" calcext:value-type="float">
            <text:p>104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84.97656" calcext:value-type="float">
            <text:p>1624631784,97656</text:p>
          </table:table-cell>
          <table:table-cell table:formula="of:=ROUND([.A981]-[$menor.$A$1];1)" office:value-type="float" office:value="104.3" calcext:value-type="float">
            <text:p>104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85.07657" calcext:value-type="float">
            <text:p>1624631785,07657</text:p>
          </table:table-cell>
          <table:table-cell table:formula="of:=ROUND([.A982]-[$menor.$A$1];1)" office:value-type="float" office:value="104.4" calcext:value-type="float">
            <text:p>104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85.17655" calcext:value-type="float">
            <text:p>1624631785,17655</text:p>
          </table:table-cell>
          <table:table-cell table:formula="of:=ROUND([.A983]-[$menor.$A$1];1)" office:value-type="float" office:value="104.5" calcext:value-type="float">
            <text:p>104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85.27654" calcext:value-type="float">
            <text:p>1624631785,27654</text:p>
          </table:table-cell>
          <table:table-cell table:formula="of:=ROUND([.A984]-[$menor.$A$1];1)" office:value-type="float" office:value="104.6" calcext:value-type="float">
            <text:p>104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5.37656" calcext:value-type="float">
            <text:p>1624631785,37656</text:p>
          </table:table-cell>
          <table:table-cell table:formula="of:=ROUND([.A985]-[$menor.$A$1];1)" office:value-type="float" office:value="104.7" calcext:value-type="float">
            <text:p>104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5.47656" calcext:value-type="float">
            <text:p>1624631785,47656</text:p>
          </table:table-cell>
          <table:table-cell table:formula="of:=ROUND([.A986]-[$menor.$A$1];1)" office:value-type="float" office:value="104.8" calcext:value-type="float">
            <text:p>104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5.57656" calcext:value-type="float">
            <text:p>1624631785,57656</text:p>
          </table:table-cell>
          <table:table-cell table:formula="of:=ROUND([.A987]-[$menor.$A$1];1)" office:value-type="float" office:value="104.9" calcext:value-type="float">
            <text:p>104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85.67656" calcext:value-type="float">
            <text:p>1624631785,67656</text:p>
          </table:table-cell>
          <table:table-cell table:formula="of:=ROUND([.A988]-[$menor.$A$1];1)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5.77657" calcext:value-type="float">
            <text:p>1624631785,77657</text:p>
          </table:table-cell>
          <table:table-cell table:formula="of:=ROUND([.A989]-[$menor.$A$1];1)" office:value-type="float" office:value="105.1" calcext:value-type="float">
            <text:p>105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5.87657" calcext:value-type="float">
            <text:p>1624631785,87657</text:p>
          </table:table-cell>
          <table:table-cell table:formula="of:=ROUND([.A990]-[$menor.$A$1];1)" office:value-type="float" office:value="105.2" calcext:value-type="float">
            <text:p>105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5.97652" calcext:value-type="float">
            <text:p>1624631785,97652</text:p>
          </table:table-cell>
          <table:table-cell table:formula="of:=ROUND([.A991]-[$menor.$A$1];1)" office:value-type="float" office:value="105.3" calcext:value-type="float">
            <text:p>105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6.07658" calcext:value-type="float">
            <text:p>1624631786,07658</text:p>
          </table:table-cell>
          <table:table-cell table:formula="of:=ROUND([.A992]-[$menor.$A$1];1)" office:value-type="float" office:value="105.4" calcext:value-type="float">
            <text:p>105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6.17655" calcext:value-type="float">
            <text:p>1624631786,17655</text:p>
          </table:table-cell>
          <table:table-cell table:formula="of:=ROUND([.A993]-[$menor.$A$1];1)" office:value-type="float" office:value="105.5" calcext:value-type="float">
            <text:p>105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6.27656" calcext:value-type="float">
            <text:p>1624631786,27656</text:p>
          </table:table-cell>
          <table:table-cell table:formula="of:=ROUND([.A994]-[$menor.$A$1];1)" office:value-type="float" office:value="105.6" calcext:value-type="float">
            <text:p>105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6.37656" calcext:value-type="float">
            <text:p>1624631786,37656</text:p>
          </table:table-cell>
          <table:table-cell table:formula="of:=ROUND([.A995]-[$menor.$A$1];1)" office:value-type="float" office:value="105.7" calcext:value-type="float">
            <text:p>105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6.47656" calcext:value-type="float">
            <text:p>1624631786,47656</text:p>
          </table:table-cell>
          <table:table-cell table:formula="of:=ROUND([.A996]-[$menor.$A$1];1)" office:value-type="float" office:value="105.8" calcext:value-type="float">
            <text:p>105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6.57657" calcext:value-type="float">
            <text:p>1624631786,57657</text:p>
          </table:table-cell>
          <table:table-cell table:formula="of:=ROUND([.A997]-[$menor.$A$1];1)" office:value-type="float" office:value="105.9" calcext:value-type="float">
            <text:p>105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6.67657" calcext:value-type="float">
            <text:p>1624631786,67657</text:p>
          </table:table-cell>
          <table:table-cell table:formula="of:=ROUND([.A998]-[$menor.$A$1];1)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0.00011464" calcext:value-type="float">
            <text:p>0,00011464</text:p>
          </table:table-cell>
          <table:table-cell office:value-type="float" office:value="178.44522481" calcext:value-type="float">
            <text:p>178,44522481</text:p>
          </table:table-cell>
        </table:table-row>
        <table:table-row table:style-name="ro1">
          <table:table-cell office:value-type="float" office:value="1624631786.77655" calcext:value-type="float">
            <text:p>1624631786,77655</text:p>
          </table:table-cell>
          <table:table-cell table:formula="of:=ROUND([.A999]-[$menor.$A$1];1)" office:value-type="float" office:value="106.1" calcext:value-type="float">
            <text:p>106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6.87658" calcext:value-type="float">
            <text:p>1624631786,87658</text:p>
          </table:table-cell>
          <table:table-cell table:formula="of:=ROUND([.A1000]-[$menor.$A$1];1)" office:value-type="float" office:value="106.2" calcext:value-type="float">
            <text:p>106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6.97655" calcext:value-type="float">
            <text:p>1624631786,97655</text:p>
          </table:table-cell>
          <table:table-cell table:formula="of:=ROUND([.A1001]-[$menor.$A$1];1)" office:value-type="float" office:value="106.3" calcext:value-type="float">
            <text:p>106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7.07657" calcext:value-type="float">
            <text:p>1624631787,07657</text:p>
          </table:table-cell>
          <table:table-cell table:formula="of:=ROUND([.A1002]-[$menor.$A$1];1)" office:value-type="float" office:value="106.4" calcext:value-type="float">
            <text:p>106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0.00003828" calcext:value-type="float">
            <text:p>3,828E-05</text:p>
          </table:table-cell>
          <table:table-cell office:value-type="float" office:value="179.48093685" calcext:value-type="float">
            <text:p>179,48093685</text:p>
          </table:table-cell>
        </table:table-row>
        <table:table-row table:style-name="ro1">
          <table:table-cell office:value-type="float" office:value="1624631787.17657" calcext:value-type="float">
            <text:p>1624631787,17657</text:p>
          </table:table-cell>
          <table:table-cell table:formula="of:=ROUND([.A1003]-[$menor.$A$1];1)" office:value-type="float" office:value="106.5" calcext:value-type="float">
            <text:p>106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87.27657" calcext:value-type="float">
            <text:p>1624631787,27657</text:p>
          </table:table-cell>
          <table:table-cell table:formula="of:=ROUND([.A1004]-[$menor.$A$1];1)" office:value-type="float" office:value="106.6" calcext:value-type="float">
            <text:p>106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-0.00003546" calcext:value-type="float">
            <text:p>-3,546E-05</text:p>
          </table:table-cell>
          <table:table-cell office:value-type="float" office:value="180.48093685" calcext:value-type="float">
            <text:p>180,48093685</text:p>
          </table:table-cell>
        </table:table-row>
        <table:table-row table:style-name="ro1">
          <table:table-cell office:value-type="float" office:value="1624631787.37656" calcext:value-type="float">
            <text:p>1624631787,37656</text:p>
          </table:table-cell>
          <table:table-cell table:formula="of:=ROUND([.A1005]-[$menor.$A$1];1)" office:value-type="float" office:value="106.7" calcext:value-type="float">
            <text:p>106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2" calcext:value-type="float">
            <text:p>2</text:p>
          </table:table-cell>
          <table:table-cell office:value-type="float" office:value="-1.99999866" calcext:value-type="float">
            <text:p>-1,99999866</text:p>
          </table:table-cell>
          <table:table-cell office:value-type="float" office:value="-0.00010656" calcext:value-type="float">
            <text:p>-0,00010656</text:p>
          </table:table-cell>
          <table:table-cell office:value-type="float" office:value="181.44522481" calcext:value-type="float">
            <text:p>181,44522481</text:p>
          </table:table-cell>
        </table:table-row>
        <table:table-row table:style-name="ro1">
          <table:table-cell office:value-type="float" office:value="1624631787.47653" calcext:value-type="float">
            <text:p>1624631787,47653</text:p>
          </table:table-cell>
          <table:table-cell table:formula="of:=ROUND([.A1006]-[$menor.$A$1];1)" office:value-type="float" office:value="106.8" calcext:value-type="float">
            <text:p>106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7.57657" calcext:value-type="float">
            <text:p>1624631787,57657</text:p>
          </table:table-cell>
          <table:table-cell table:formula="of:=ROUND([.A1007]-[$menor.$A$1];1)" office:value-type="float" office:value="106.9" calcext:value-type="float">
            <text:p>106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7.67657" calcext:value-type="float">
            <text:p>1624631787,67657</text:p>
          </table:table-cell>
          <table:table-cell table:formula="of:=ROUND([.A1008]-[$menor.$A$1];1)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-0.00003283" calcext:value-type="float">
            <text:p>-3,283E-05</text:p>
          </table:table-cell>
          <table:table-cell office:value-type="float" office:value="180.44522481" calcext:value-type="float">
            <text:p>180,44522481</text:p>
          </table:table-cell>
        </table:table-row>
        <table:table-row table:style-name="ro1">
          <table:table-cell office:value-type="float" office:value="1624631787.77656" calcext:value-type="float">
            <text:p>1624631787,77656</text:p>
          </table:table-cell>
          <table:table-cell table:formula="of:=ROUND([.A1009]-[$menor.$A$1];1)" office:value-type="float" office:value="107.1" calcext:value-type="float">
            <text:p>107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1" calcext:value-type="float">
            <text:p>1</text:p>
          </table:table-cell>
          <table:table-cell office:value-type="float" office:value="-1.99999844" calcext:value-type="float">
            <text:p>-1,99999844</text:p>
          </table:table-cell>
          <table:table-cell office:value-type="float" office:value="-0.00011464" calcext:value-type="float">
            <text:p>-0,00011464</text:p>
          </table:table-cell>
          <table:table-cell office:value-type="float" office:value="-178.44522481" calcext:value-type="float">
            <text:p>-178,44522481</text:p>
          </table:table-cell>
        </table:table-row>
        <table:table-row table:style-name="ro1">
          <table:table-cell office:value-type="float" office:value="1624631787.87656" calcext:value-type="float">
            <text:p>1624631787,87656</text:p>
          </table:table-cell>
          <table:table-cell table:formula="of:=ROUND([.A1010]-[$menor.$A$1];1)" office:value-type="float" office:value="107.2" calcext:value-type="float">
            <text:p>107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7.97653" calcext:value-type="float">
            <text:p>1624631787,97653</text:p>
          </table:table-cell>
          <table:table-cell table:formula="of:=ROUND([.A1011]-[$menor.$A$1];1)" office:value-type="float" office:value="107.3" calcext:value-type="float">
            <text:p>107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8.07658" calcext:value-type="float">
            <text:p>1624631788,07658</text:p>
          </table:table-cell>
          <table:table-cell table:formula="of:=ROUND([.A1012]-[$menor.$A$1];1)" office:value-type="float" office:value="107.4" calcext:value-type="float">
            <text:p>107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8.17656" calcext:value-type="float">
            <text:p>1624631788,17656</text:p>
          </table:table-cell>
          <table:table-cell table:formula="of:=ROUND([.A1013]-[$menor.$A$1];1)" office:value-type="float" office:value="107.5" calcext:value-type="float">
            <text:p>107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8.27657" calcext:value-type="float">
            <text:p>1624631788,27657</text:p>
          </table:table-cell>
          <table:table-cell table:formula="of:=ROUND([.A1014]-[$menor.$A$1];1)" office:value-type="float" office:value="107.6" calcext:value-type="float">
            <text:p>107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7" calcext:value-type="float">
            <text:p>-1,99999987</text:p>
          </table:table-cell>
          <table:table-cell office:value-type="float" office:value="0.00003283" calcext:value-type="float">
            <text:p>3,283E-05</text:p>
          </table:table-cell>
          <table:table-cell office:value-type="float" office:value="-180.44522481" calcext:value-type="float">
            <text:p>-180,44522481</text:p>
          </table:table-cell>
        </table:table-row>
        <table:table-row table:style-name="ro1">
          <table:table-cell office:value-type="float" office:value="1624631788.37657" calcext:value-type="float">
            <text:p>1624631788,37657</text:p>
          </table:table-cell>
          <table:table-cell table:formula="of:=ROUND([.A1015]-[$menor.$A$1];1)" office:value-type="float" office:value="107.7" calcext:value-type="float">
            <text:p>107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1" calcext:value-type="float">
            <text:p>-1</text:p>
          </table:table-cell>
          <table:table-cell office:value-type="float" office:value="-1.99999983" calcext:value-type="float">
            <text:p>-1,99999983</text:p>
          </table:table-cell>
          <table:table-cell office:value-type="float" office:value="-0.00003828" calcext:value-type="float">
            <text:p>-3,828E-05</text:p>
          </table:table-cell>
          <table:table-cell office:value-type="float" office:value="-179.48093685" calcext:value-type="float">
            <text:p>-179,48093685</text:p>
          </table:table-cell>
        </table:table-row>
        <table:table-row table:style-name="ro1">
          <table:table-cell office:value-type="float" office:value="1624631788.47651" calcext:value-type="float">
            <text:p>1624631788,47651</text:p>
          </table:table-cell>
          <table:table-cell table:formula="of:=ROUND([.A1016]-[$menor.$A$1];1)" office:value-type="float" office:value="107.8" calcext:value-type="float">
            <text:p>107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8.57659" calcext:value-type="float">
            <text:p>1624631788,57659</text:p>
          </table:table-cell>
          <table:table-cell table:formula="of:=ROUND([.A1017]-[$menor.$A$1];1)" office:value-type="float" office:value="107.9" calcext:value-type="float">
            <text:p>107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8.67657" calcext:value-type="float">
            <text:p>1624631788,67657</text:p>
          </table:table-cell>
          <table:table-cell table:formula="of:=ROUND([.A1018]-[$menor.$A$1];1)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8.77656" calcext:value-type="float">
            <text:p>1624631788,77656</text:p>
          </table:table-cell>
          <table:table-cell table:formula="of:=ROUND([.A1019]-[$menor.$A$1];1)" office:value-type="float" office:value="108.1" calcext:value-type="float">
            <text:p>108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8.87656" calcext:value-type="float">
            <text:p>1624631788,87656</text:p>
          </table:table-cell>
          <table:table-cell table:formula="of:=ROUND([.A1020]-[$menor.$A$1];1)" office:value-type="float" office:value="108.2" calcext:value-type="float">
            <text:p>108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8.97657" calcext:value-type="float">
            <text:p>1624631788,97657</text:p>
          </table:table-cell>
          <table:table-cell table:formula="of:=ROUND([.A1021]-[$menor.$A$1];1)" office:value-type="float" office:value="108.3" calcext:value-type="float">
            <text:p>108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9.07657" calcext:value-type="float">
            <text:p>1624631789,07657</text:p>
          </table:table-cell>
          <table:table-cell table:formula="of:=ROUND([.A1022]-[$menor.$A$1];1)" office:value-type="float" office:value="108.4" calcext:value-type="float">
            <text:p>108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9.17653" calcext:value-type="float">
            <text:p>1624631789,17653</text:p>
          </table:table-cell>
          <table:table-cell table:formula="of:=ROUND([.A1023]-[$menor.$A$1];1)" office:value-type="float" office:value="108.5" calcext:value-type="float">
            <text:p>108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9.27658" calcext:value-type="float">
            <text:p>1624631789,27658</text:p>
          </table:table-cell>
          <table:table-cell table:formula="of:=ROUND([.A1024]-[$menor.$A$1];1)" office:value-type="float" office:value="108.6" calcext:value-type="float">
            <text:p>108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9.37657" calcext:value-type="float">
            <text:p>1624631789,37657</text:p>
          </table:table-cell>
          <table:table-cell table:formula="of:=ROUND([.A1025]-[$menor.$A$1];1)" office:value-type="float" office:value="108.7" calcext:value-type="float">
            <text:p>108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9.47657" calcext:value-type="float">
            <text:p>1624631789,47657</text:p>
          </table:table-cell>
          <table:table-cell table:formula="of:=ROUND([.A1026]-[$menor.$A$1];1)" office:value-type="float" office:value="108.8" calcext:value-type="float">
            <text:p>108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9.57658" calcext:value-type="float">
            <text:p>1624631789,57658</text:p>
          </table:table-cell>
          <table:table-cell table:formula="of:=ROUND([.A1027]-[$menor.$A$1];1)" office:value-type="float" office:value="108.9" calcext:value-type="float">
            <text:p>108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9.67657" calcext:value-type="float">
            <text:p>1624631789,67657</text:p>
          </table:table-cell>
          <table:table-cell table:formula="of:=ROUND([.A1028]-[$menor.$A$1];1)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9.77657" calcext:value-type="float">
            <text:p>1624631789,77657</text:p>
          </table:table-cell>
          <table:table-cell table:formula="of:=ROUND([.A1029]-[$menor.$A$1];1)" office:value-type="float" office:value="109.1" calcext:value-type="float">
            <text:p>109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9.87654" calcext:value-type="float">
            <text:p>1624631789,87654</text:p>
          </table:table-cell>
          <table:table-cell table:formula="of:=ROUND([.A1030]-[$menor.$A$1];1)" office:value-type="float" office:value="109.2" calcext:value-type="float">
            <text:p>109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89.97656" calcext:value-type="float">
            <text:p>1624631789,97656</text:p>
          </table:table-cell>
          <table:table-cell table:formula="of:=ROUND([.A1031]-[$menor.$A$1];1)" office:value-type="float" office:value="109.3" calcext:value-type="float">
            <text:p>109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90.07656" calcext:value-type="float">
            <text:p>1624631790,07656</text:p>
          </table:table-cell>
          <table:table-cell table:formula="of:=ROUND([.A1032]-[$menor.$A$1];1)" office:value-type="float" office:value="109.4" calcext:value-type="float">
            <text:p>109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90.17653" calcext:value-type="float">
            <text:p>1624631790,17653</text:p>
          </table:table-cell>
          <table:table-cell table:formula="of:=ROUND([.A1033]-[$menor.$A$1];1)" office:value-type="float" office:value="109.5" calcext:value-type="float">
            <text:p>109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  <table:table-row table:style-name="ro1">
          <table:table-cell office:value-type="float" office:value="1624631790.27656" calcext:value-type="float">
            <text:p>1624631790,27656</text:p>
          </table:table-cell>
          <table:table-cell table:formula="of:=ROUND([.A1034]-[$menor.$A$1];1)" office:value-type="float" office:value="109.6" calcext:value-type="float">
            <text:p>109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-2" calcext:value-type="float">
            <text:p>-2</text:p>
          </table:table-cell>
          <table:table-cell office:value-type="float" office:value="-1.99999985" calcext:value-type="float">
            <text:p>-1,99999985</text:p>
          </table:table-cell>
          <table:table-cell office:value-type="float" office:value="0.00003546" calcext:value-type="float">
            <text:p>3,546E-05</text:p>
          </table:table-cell>
          <table:table-cell office:value-type="float" office:value="-180.48093685" calcext:value-type="float">
            <text:p>-180,48093685</text:p>
          </table:table-cell>
        </table:table-row>
      </table:table>
      <table:table table:name="menor" table:style-name="ta1">
        <table:table-column table:style-name="co5" table:default-cell-style-name="Default"/>
        <table:table-row table:style-name="ro1">
          <table:table-cell table:formula="of:=MIN([$log_pose_20210625_113435.A2];[$log_child_detection_20210625_113435.A2])" office:value-type="float" office:value="1624631680.69531" calcext:value-type="float">
            <text:p>1624631680,69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21:38:05.2941475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6T22:35:43.799246658</dc:date>
    <meta:editing-duration>PT1H48M25S</meta:editing-duration>
    <meta:editing-cycles>3</meta:editing-cycles>
    <meta:generator>LibreOffice/6.4.7.2$Linux_X86_64 LibreOffice_project/40$Build-2</meta:generator>
    <meta:document-statistic meta:table-count="3" meta:cell-count="20913" meta:object-count="0"/>
  </office:meta>
</office:document-meta>
</file>